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solid" svg:stroke-width="1.45pt" svg:stroke-color="#003f90" draw:marker-start-width="10.06pt" draw:marker-end-width="10.06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debook" table:style-name="ta1">
        <table:shapes>
          <draw:frame draw:z-index="0" draw:style-name="gr1" draw:text-style-name="P1" svg:width="360pt" svg:height="180pt" svg:x="390.95pt" svg:y="65.71pt">
            <loext:p draw:notify-on-update-of-ranges="gradebook.A1:gradebook.A698 gradebook.D1:gradebook.D698 gradebook.C1:gradebook.C6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0pt" svg:height="180pt" svg:x="390.95pt" svg:y="253.93pt">
            <loext:p draw:notify-on-update-of-ranges="gradebook.A1:gradebook.A698 gradebook.D1:gradebook.D6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kawar2</text:p>
          </table:table-cell>
          <table:table-cell office:value-type="float" office:value="30" calcext:value-type="float">
            <text:p>30</text:p>
          </table:table-cell>
          <table:table-cell table:formula="of:=[.B1]/30" office:value-type="percentage" office:value="1" calcext:value-type="percentage">
            <text:p>100.0%</text:p>
          </table:table-cell>
          <table:table-cell table:formula="of:=1+(0.75-1)/(0.6-1)*([.C1]-1)" office:value-type="percentage" office:value="1" calcext:value-type="percentage">
            <text:p>100.0%</text:p>
          </table:table-cell>
          <table:table-cell table:formula="of:=IF([.D1]&gt;[.$G$7];[.$F$7];IF([.D1]&gt;[.$G$8];[.$F$8];IF([.D1]&gt;[.$G$9];[.$F$9];IF([.D1]&gt;[.$G$10];[.$F$10];IF([.D1]&gt;[.$G$11];[.$F$11];IF([.D1]&gt;[.$G$12];[.$F$12];IF([.D1]&gt;[.$G$13];[.$F$13];IF([.D1]&gt;[.$G$14];[.$F$14];IF([.D1]&gt;[.$G$15];[.$F$15];IF([.D1]&gt;[.$G$16];[.$F$16];IF([.D1]&gt;[.$G$17];[.$F$17];IF([.D1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mean</text:p>
          </table:table-cell>
          <table:table-cell table:formula="of:=AVERAGE([.C$1:.C$700])" office:value-type="percentage" office:value="0.743442803614727" calcext:value-type="percentage">
            <text:p>74.3%</text:p>
          </table:table-cell>
          <table:table-cell table:style-name="ce1" table:formula="of:=AVERAGE([.D$1:.D$700])" office:value-type="percentage" office:value="0.839651752259204" calcext:value-type="percentage">
            <text:p>84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im102</text:p>
          </table:table-cell>
          <table:table-cell office:value-type="float" office:value="30" calcext:value-type="float">
            <text:p>30</text:p>
          </table:table-cell>
          <table:table-cell table:formula="of:=[.B2]/30" office:value-type="percentage" office:value="1" calcext:value-type="percentage">
            <text:p>100.0%</text:p>
          </table:table-cell>
          <table:table-cell table:formula="of:=1+(0.75-1)/(0.6-1)*([.C2]-1)" office:value-type="percentage" office:value="1" calcext:value-type="percentage">
            <text:p>100.0%</text:p>
          </table:table-cell>
          <table:table-cell table:formula="of:=IF([.D2]&gt;[.$G$7];[.$F$7];IF([.D2]&gt;[.$G$8];[.$F$8];IF([.D2]&gt;[.$G$9];[.$F$9];IF([.D2]&gt;[.$G$10];[.$F$10];IF([.D2]&gt;[.$G$11];[.$F$11];IF([.D2]&gt;[.$G$12];[.$F$12];IF([.D2]&gt;[.$G$13];[.$F$13];IF([.D2]&gt;[.$G$14];[.$F$14];IF([.D2]&gt;[.$G$15];[.$F$15];IF([.D2]&gt;[.$G$16];[.$F$16];IF([.D2]&gt;[.$G$17];[.$F$17];IF([.D2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median</text:p>
          </table:table-cell>
          <table:table-cell table:formula="of:=MEDIAN([.C$1:.C$700])" office:value-type="percentage" office:value="0.766666666666667" calcext:value-type="percentage">
            <text:p>76.7%</text:p>
          </table:table-cell>
          <table:table-cell table:style-name="ce1" table:formula="of:=MEDIAN([.D$1:.D$700])" office:value-type="percentage" office:value="0.854166666666667" calcext:value-type="percentage">
            <text:p>85.4%</text:p>
          </table:table-cell>
          <table:table-cell/>
          <table:table-cell office:value-type="string" calcext:value-type="string">
            <text:p>alternatives for curve:</text:p>
          </table:table-cell>
        </table:table-row>
        <table:table-row table:style-name="ro1">
          <table:table-cell office:value-type="string" calcext:value-type="string">
            <text:p>jlee600</text:p>
          </table:table-cell>
          <table:table-cell office:value-type="float" office:value="30" calcext:value-type="float">
            <text:p>30</text:p>
          </table:table-cell>
          <table:table-cell table:formula="of:=[.B3]/30" office:value-type="percentage" office:value="1" calcext:value-type="percentage">
            <text:p>100.0%</text:p>
          </table:table-cell>
          <table:table-cell table:formula="of:=1+(0.75-1)/(0.6-1)*([.C3]-1)" office:value-type="percentage" office:value="1" calcext:value-type="percentage">
            <text:p>100.0%</text:p>
          </table:table-cell>
          <table:table-cell table:formula="of:=IF([.D3]&gt;[.$G$7];[.$F$7];IF([.D3]&gt;[.$G$8];[.$F$8];IF([.D3]&gt;[.$G$9];[.$F$9];IF([.D3]&gt;[.$G$10];[.$F$10];IF([.D3]&gt;[.$G$11];[.$F$11];IF([.D3]&gt;[.$G$12];[.$F$12];IF([.D3]&gt;[.$G$13];[.$F$13];IF([.D3]&gt;[.$G$14];[.$F$14];IF([.D3]&gt;[.$G$15];[.$F$15];IF([.D3]&gt;[.$G$16];[.$F$16];IF([.D3]&gt;[.$G$17];[.$F$17];IF([.D3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stdev</text:p>
          </table:table-cell>
          <table:table-cell table:formula="of:=STDEV([.C$1:.C$700])" office:value-type="percentage" office:value="0.148740390937232" calcext:value-type="percentage">
            <text:p>14.9%</text:p>
          </table:table-cell>
          <table:table-cell table:style-name="ce1" table:formula="of:=STDEV([.D$1:.D$700])" office:value-type="percentage" office:value="0.0929627443357698" calcext:value-type="percentage">
            <text:p>9.3%</text:p>
          </table:table-cell>
          <table:table-cell/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mgale2</text:p>
          </table:table-cell>
          <table:table-cell office:value-type="float" office:value="30" calcext:value-type="float">
            <text:p>30</text:p>
          </table:table-cell>
          <table:table-cell table:formula="of:=[.B4]/30" office:value-type="percentage" office:value="1" calcext:value-type="percentage">
            <text:p>100.0%</text:p>
          </table:table-cell>
          <table:table-cell table:formula="of:=1+(0.75-1)/(0.6-1)*([.C4]-1)" office:value-type="percentage" office:value="1" calcext:value-type="percentage">
            <text:p>100.0%</text:p>
          </table:table-cell>
          <table:table-cell table:formula="of:=IF([.D4]&gt;[.$G$7];[.$F$7];IF([.D4]&gt;[.$G$8];[.$F$8];IF([.D4]&gt;[.$G$9];[.$F$9];IF([.D4]&gt;[.$G$10];[.$F$10];IF([.D4]&gt;[.$G$11];[.$F$11];IF([.D4]&gt;[.$G$12];[.$F$12];IF([.D4]&gt;[.$G$13];[.$F$13];IF([.D4]&gt;[.$G$14];[.$F$14];IF([.D4]&gt;[.$G$15];[.$F$15];IF([.D4]&gt;[.$G$16];[.$F$16];IF([.D4]&gt;[.$G$17];[.$F$17];IF([.D4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mean+stdev</text:p>
          </table:table-cell>
          <table:table-cell table:formula="of:=[.G1]+[.G3]" office:value-type="percentage" office:value="0.892183194551959" calcext:value-type="percentage">
            <text:p>89.2%</text:p>
          </table:table-cell>
          <table:table-cell table:style-name="ce1" table:formula="of:=[.H1]+[.H3]" office:value-type="percentage" office:value="0.932614496594973" calcext:value-type="percentage">
            <text:p>93.3%</text:p>
          </table:table-cell>
          <table:table-cell/>
          <table:table-cell office:value-type="string" calcext:value-type="string">
            <text:p>add points (adj. median)</text:p>
          </table:table-cell>
        </table:table-row>
        <table:table-row table:style-name="ro1">
          <table:table-cell office:value-type="string" calcext:value-type="string">
            <text:p>mxiao6</text:p>
          </table:table-cell>
          <table:table-cell office:value-type="float" office:value="30" calcext:value-type="float">
            <text:p>30</text:p>
          </table:table-cell>
          <table:table-cell table:formula="of:=[.B5]/30" office:value-type="percentage" office:value="1" calcext:value-type="percentage">
            <text:p>100.0%</text:p>
          </table:table-cell>
          <table:table-cell table:formula="of:=1+(0.75-1)/(0.6-1)*([.C5]-1)" office:value-type="percentage" office:value="1" calcext:value-type="percentage">
            <text:p>100.0%</text:p>
          </table:table-cell>
          <table:table-cell table:formula="of:=IF([.D5]&gt;[.$G$7];[.$F$7];IF([.D5]&gt;[.$G$8];[.$F$8];IF([.D5]&gt;[.$G$9];[.$F$9];IF([.D5]&gt;[.$G$10];[.$F$10];IF([.D5]&gt;[.$G$11];[.$F$11];IF([.D5]&gt;[.$G$12];[.$F$12];IF([.D5]&gt;[.$G$13];[.$F$13];IF([.D5]&gt;[.$G$14];[.$F$14];IF([.D5]&gt;[.$G$15];[.$F$15];IF([.D5]&gt;[.$G$16];[.$F$16];IF([.D5]&gt;[.$G$17];[.$F$17];IF([.D5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mean-stdev</text:p>
          </table:table-cell>
          <table:table-cell table:formula="of:=[.G1]-[.G3]" office:value-type="percentage" office:value="0.594702412677495" calcext:value-type="percentage">
            <text:p>59.5%</text:p>
          </table:table-cell>
          <table:table-cell table:style-name="ce1" table:formula="of:=[.H1]-[.H3]" office:value-type="percentage" office:value="0.746689007923434" calcext:value-type="percentage">
            <text:p>74.7%</text:p>
          </table:table-cell>
          <table:table-cell/>
          <table:table-cell office:value-type="string" calcext:value-type="string">
            <text:p>put in bell curve proportions</text:p>
          </table:table-cell>
        </table:table-row>
        <table:table-row table:style-name="ro1">
          <table:table-cell office:value-type="string" calcext:value-type="string">
            <text:p>noahs2</text:p>
          </table:table-cell>
          <table:table-cell office:value-type="float" office:value="30" calcext:value-type="float">
            <text:p>30</text:p>
          </table:table-cell>
          <table:table-cell table:formula="of:=[.B6]/30" office:value-type="percentage" office:value="1" calcext:value-type="percentage">
            <text:p>100.0%</text:p>
          </table:table-cell>
          <table:table-cell table:formula="of:=1+(0.75-1)/(0.6-1)*([.C6]-1)" office:value-type="percentage" office:value="1" calcext:value-type="percentage">
            <text:p>100.0%</text:p>
          </table:table-cell>
          <table:table-cell table:formula="of:=IF([.D6]&gt;[.$G$7];[.$F$7];IF([.D6]&gt;[.$G$8];[.$F$8];IF([.D6]&gt;[.$G$9];[.$F$9];IF([.D6]&gt;[.$G$10];[.$F$10];IF([.D6]&gt;[.$G$11];[.$F$11];IF([.D6]&gt;[.$G$12];[.$F$12];IF([.D6]&gt;[.$G$13];[.$F$13];IF([.D6]&gt;[.$G$14];[.$F$14];IF([.D6]&gt;[.$G$15];[.$F$15];IF([.D6]&gt;[.$G$16];[.$F$16];IF([.D6]&gt;[.$G$17];[.$F$17];IF([.D6]&gt;[.$G$18];[.$F$18];[.$F$19]))))))))))))" office:value-type="string" office:string-value="A+" calcext:value-type="string">
            <text:p>A+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heffld2</text:p>
          </table:table-cell>
          <table:table-cell office:value-type="float" office:value="30" calcext:value-type="float">
            <text:p>30</text:p>
          </table:table-cell>
          <table:table-cell table:formula="of:=[.B7]/30" office:value-type="percentage" office:value="1" calcext:value-type="percentage">
            <text:p>100.0%</text:p>
          </table:table-cell>
          <table:table-cell table:formula="of:=1+(0.75-1)/(0.6-1)*([.C7]-1)" office:value-type="percentage" office:value="1" calcext:value-type="percentage">
            <text:p>100.0%</text:p>
          </table:table-cell>
          <table:table-cell table:formula="of:=IF([.D7]&gt;[.$G$7];[.$F$7];IF([.D7]&gt;[.$G$8];[.$F$8];IF([.D7]&gt;[.$G$9];[.$F$9];IF([.D7]&gt;[.$G$10];[.$F$10];IF([.D7]&gt;[.$G$11];[.$F$11];IF([.D7]&gt;[.$G$12];[.$F$12];IF([.D7]&gt;[.$G$13];[.$F$13];IF([.D7]&gt;[.$G$14];[.$F$14];IF([.D7]&gt;[.$G$15];[.$F$15];IF([.D7]&gt;[.$G$16];[.$F$16];IF([.D7]&gt;[.$G$17];[.$F$17];IF([.D7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A+</text:p>
          </table:table-cell>
          <table:table-cell office:value-type="percentage" office:value="0.97" calcext:value-type="percentage">
            <text:p>97.0%</text:p>
          </table:table-cell>
          <table:table-cell table:formula="of:=COUNTIF([.E$1:.E$700];[.F7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k2</text:p>
          </table:table-cell>
          <table:table-cell office:value-type="float" office:value="30" calcext:value-type="float">
            <text:p>30</text:p>
          </table:table-cell>
          <table:table-cell table:formula="of:=[.B8]/30" office:value-type="percentage" office:value="1" calcext:value-type="percentage">
            <text:p>100.0%</text:p>
          </table:table-cell>
          <table:table-cell table:formula="of:=1+(0.75-1)/(0.6-1)*([.C8]-1)" office:value-type="percentage" office:value="1" calcext:value-type="percentage">
            <text:p>100.0%</text:p>
          </table:table-cell>
          <table:table-cell table:formula="of:=IF([.D8]&gt;[.$G$7];[.$F$7];IF([.D8]&gt;[.$G$8];[.$F$8];IF([.D8]&gt;[.$G$9];[.$F$9];IF([.D8]&gt;[.$G$10];[.$F$10];IF([.D8]&gt;[.$G$11];[.$F$11];IF([.D8]&gt;[.$G$12];[.$F$12];IF([.D8]&gt;[.$G$13];[.$F$13];IF([.D8]&gt;[.$G$14];[.$F$14];IF([.D8]&gt;[.$G$15];[.$F$15];IF([.D8]&gt;[.$G$16];[.$F$16];IF([.D8]&gt;[.$G$17];[.$F$17];IF([.D8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percentage" office:value="0.93" calcext:value-type="percentage">
            <text:p>93.0%</text:p>
          </table:table-cell>
          <table:table-cell table:formula="of:=COUNTIF([.E$1:.E$700];[.F8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ng2</text:p>
          </table:table-cell>
          <table:table-cell office:value-type="float" office:value="30" calcext:value-type="float">
            <text:p>30</text:p>
          </table:table-cell>
          <table:table-cell table:formula="of:=[.B9]/30" office:value-type="percentage" office:value="1" calcext:value-type="percentage">
            <text:p>100.0%</text:p>
          </table:table-cell>
          <table:table-cell table:formula="of:=1+(0.75-1)/(0.6-1)*([.C9]-1)" office:value-type="percentage" office:value="1" calcext:value-type="percentage">
            <text:p>100.0%</text:p>
          </table:table-cell>
          <table:table-cell table:formula="of:=IF([.D9]&gt;[.$G$7];[.$F$7];IF([.D9]&gt;[.$G$8];[.$F$8];IF([.D9]&gt;[.$G$9];[.$F$9];IF([.D9]&gt;[.$G$10];[.$F$10];IF([.D9]&gt;[.$G$11];[.$F$11];IF([.D9]&gt;[.$G$12];[.$F$12];IF([.D9]&gt;[.$G$13];[.$F$13];IF([.D9]&gt;[.$G$14];[.$F$14];IF([.D9]&gt;[.$G$15];[.$F$15];IF([.D9]&gt;[.$G$16];[.$F$16];IF([.D9]&gt;[.$G$17];[.$F$17];IF([.D9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A-</text:p>
          </table:table-cell>
          <table:table-cell office:value-type="percentage" office:value="0.9" calcext:value-type="percentage">
            <text:p>90.0%</text:p>
          </table:table-cell>
          <table:table-cell table:formula="of:=COUNTIF([.E$1:.E$700];[.F9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gzhe2</text:p>
          </table:table-cell>
          <table:table-cell office:value-type="float" office:value="30" calcext:value-type="float">
            <text:p>30</text:p>
          </table:table-cell>
          <table:table-cell table:formula="of:=[.B10]/30" office:value-type="percentage" office:value="1" calcext:value-type="percentage">
            <text:p>100.0%</text:p>
          </table:table-cell>
          <table:table-cell table:formula="of:=1+(0.75-1)/(0.6-1)*([.C10]-1)" office:value-type="percentage" office:value="1" calcext:value-type="percentage">
            <text:p>100.0%</text:p>
          </table:table-cell>
          <table:table-cell table:formula="of:=IF([.D10]&gt;[.$G$7];[.$F$7];IF([.D10]&gt;[.$G$8];[.$F$8];IF([.D10]&gt;[.$G$9];[.$F$9];IF([.D10]&gt;[.$G$10];[.$F$10];IF([.D10]&gt;[.$G$11];[.$F$11];IF([.D10]&gt;[.$G$12];[.$F$12];IF([.D10]&gt;[.$G$13];[.$F$13];IF([.D10]&gt;[.$G$14];[.$F$14];IF([.D10]&gt;[.$G$15];[.$F$15];IF([.D10]&gt;[.$G$16];[.$F$16];IF([.D10]&gt;[.$G$17];[.$F$17];IF([.D10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B+</text:p>
          </table:table-cell>
          <table:table-cell table:formula="of:=[.G7]-0.1" office:value-type="percentage" office:value="0.87" calcext:value-type="percentage">
            <text:p>87.0%</text:p>
          </table:table-cell>
          <table:table-cell table:formula="of:=COUNTIF([.E$1:.E$700];[.F10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wina2</text:p>
          </table:table-cell>
          <table:table-cell office:value-type="float" office:value="29" calcext:value-type="float">
            <text:p>29</text:p>
          </table:table-cell>
          <table:table-cell table:formula="of:=[.B11]/30" office:value-type="percentage" office:value="0.966666666666667" calcext:value-type="percentage">
            <text:p>96.7%</text:p>
          </table:table-cell>
          <table:table-cell table:formula="of:=1+(0.75-1)/(0.6-1)*([.C11]-1)" office:value-type="percentage" office:value="0.979166666666667" calcext:value-type="percentage">
            <text:p>97.9%</text:p>
          </table:table-cell>
          <table:table-cell table:formula="of:=IF([.D11]&gt;[.$G$7];[.$F$7];IF([.D11]&gt;[.$G$8];[.$F$8];IF([.D11]&gt;[.$G$9];[.$F$9];IF([.D11]&gt;[.$G$10];[.$F$10];IF([.D11]&gt;[.$G$11];[.$F$11];IF([.D11]&gt;[.$G$12];[.$F$12];IF([.D11]&gt;[.$G$13];[.$F$13];IF([.D11]&gt;[.$G$14];[.$F$14];IF([.D11]&gt;[.$G$15];[.$F$15];IF([.D11]&gt;[.$G$16];[.$F$16];IF([.D11]&gt;[.$G$17];[.$F$17];IF([.D11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B</text:p>
          </table:table-cell>
          <table:table-cell table:formula="of:=[.G8]-0.1" office:value-type="percentage" office:value="0.83" calcext:value-type="percentage">
            <text:p>83.0%</text:p>
          </table:table-cell>
          <table:table-cell table:formula="of:=COUNTIF([.E$1:.E$700];[.F11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sacha2</text:p>
          </table:table-cell>
          <table:table-cell office:value-type="float" office:value="29" calcext:value-type="float">
            <text:p>29</text:p>
          </table:table-cell>
          <table:table-cell table:formula="of:=[.B12]/30" office:value-type="percentage" office:value="0.966666666666667" calcext:value-type="percentage">
            <text:p>96.7%</text:p>
          </table:table-cell>
          <table:table-cell table:formula="of:=1+(0.75-1)/(0.6-1)*([.C12]-1)" office:value-type="percentage" office:value="0.979166666666667" calcext:value-type="percentage">
            <text:p>97.9%</text:p>
          </table:table-cell>
          <table:table-cell table:formula="of:=IF([.D12]&gt;[.$G$7];[.$F$7];IF([.D12]&gt;[.$G$8];[.$F$8];IF([.D12]&gt;[.$G$9];[.$F$9];IF([.D12]&gt;[.$G$10];[.$F$10];IF([.D12]&gt;[.$G$11];[.$F$11];IF([.D12]&gt;[.$G$12];[.$F$12];IF([.D12]&gt;[.$G$13];[.$F$13];IF([.D12]&gt;[.$G$14];[.$F$14];IF([.D12]&gt;[.$G$15];[.$F$15];IF([.D12]&gt;[.$G$16];[.$F$16];IF([.D12]&gt;[.$G$17];[.$F$17];IF([.D12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B-</text:p>
          </table:table-cell>
          <table:table-cell table:formula="of:=[.G9]-0.1" office:value-type="percentage" office:value="0.8" calcext:value-type="percentage">
            <text:p>80.0%</text:p>
          </table:table-cell>
          <table:table-cell table:formula="of:=COUNTIF([.E$1:.E$700];[.F12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wall2</text:p>
          </table:table-cell>
          <table:table-cell office:value-type="float" office:value="29" calcext:value-type="float">
            <text:p>29</text:p>
          </table:table-cell>
          <table:table-cell table:formula="of:=[.B13]/30" office:value-type="percentage" office:value="0.966666666666667" calcext:value-type="percentage">
            <text:p>96.7%</text:p>
          </table:table-cell>
          <table:table-cell table:formula="of:=1+(0.75-1)/(0.6-1)*([.C13]-1)" office:value-type="percentage" office:value="0.979166666666667" calcext:value-type="percentage">
            <text:p>97.9%</text:p>
          </table:table-cell>
          <table:table-cell table:formula="of:=IF([.D13]&gt;[.$G$7];[.$F$7];IF([.D13]&gt;[.$G$8];[.$F$8];IF([.D13]&gt;[.$G$9];[.$F$9];IF([.D13]&gt;[.$G$10];[.$F$10];IF([.D13]&gt;[.$G$11];[.$F$11];IF([.D13]&gt;[.$G$12];[.$F$12];IF([.D13]&gt;[.$G$13];[.$F$13];IF([.D13]&gt;[.$G$14];[.$F$14];IF([.D13]&gt;[.$G$15];[.$F$15];IF([.D13]&gt;[.$G$16];[.$F$16];IF([.D13]&gt;[.$G$17];[.$F$17];IF([.D13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C+</text:p>
          </table:table-cell>
          <table:table-cell table:formula="of:=[.G10]-0.1" office:value-type="percentage" office:value="0.77" calcext:value-type="percentage">
            <text:p>77.0%</text:p>
          </table:table-cell>
          <table:table-cell table:formula="of:=COUNTIF([.E$1:.E$700];[.F1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hng108</text:p>
          </table:table-cell>
          <table:table-cell office:value-type="float" office:value="29" calcext:value-type="float">
            <text:p>29</text:p>
          </table:table-cell>
          <table:table-cell table:formula="of:=[.B14]/30" office:value-type="percentage" office:value="0.966666666666667" calcext:value-type="percentage">
            <text:p>96.7%</text:p>
          </table:table-cell>
          <table:table-cell table:formula="of:=1+(0.75-1)/(0.6-1)*([.C14]-1)" office:value-type="percentage" office:value="0.979166666666667" calcext:value-type="percentage">
            <text:p>97.9%</text:p>
          </table:table-cell>
          <table:table-cell table:formula="of:=IF([.D14]&gt;[.$G$7];[.$F$7];IF([.D14]&gt;[.$G$8];[.$F$8];IF([.D14]&gt;[.$G$9];[.$F$9];IF([.D14]&gt;[.$G$10];[.$F$10];IF([.D14]&gt;[.$G$11];[.$F$11];IF([.D14]&gt;[.$G$12];[.$F$12];IF([.D14]&gt;[.$G$13];[.$F$13];IF([.D14]&gt;[.$G$14];[.$F$14];IF([.D14]&gt;[.$G$15];[.$F$15];IF([.D14]&gt;[.$G$16];[.$F$16];IF([.D14]&gt;[.$G$17];[.$F$17];IF([.D14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C</text:p>
          </table:table-cell>
          <table:table-cell table:formula="of:=[.G11]-0.1" office:value-type="percentage" office:value="0.73" calcext:value-type="percentage">
            <text:p>73.0%</text:p>
          </table:table-cell>
          <table:table-cell table:formula="of:=COUNTIF([.E$1:.E$700];[.F1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eng2</text:p>
          </table:table-cell>
          <table:table-cell office:value-type="float" office:value="29" calcext:value-type="float">
            <text:p>29</text:p>
          </table:table-cell>
          <table:table-cell table:formula="of:=[.B15]/30" office:value-type="percentage" office:value="0.966666666666667" calcext:value-type="percentage">
            <text:p>96.7%</text:p>
          </table:table-cell>
          <table:table-cell table:formula="of:=1+(0.75-1)/(0.6-1)*([.C15]-1)" office:value-type="percentage" office:value="0.979166666666667" calcext:value-type="percentage">
            <text:p>97.9%</text:p>
          </table:table-cell>
          <table:table-cell table:formula="of:=IF([.D15]&gt;[.$G$7];[.$F$7];IF([.D15]&gt;[.$G$8];[.$F$8];IF([.D15]&gt;[.$G$9];[.$F$9];IF([.D15]&gt;[.$G$10];[.$F$10];IF([.D15]&gt;[.$G$11];[.$F$11];IF([.D15]&gt;[.$G$12];[.$F$12];IF([.D15]&gt;[.$G$13];[.$F$13];IF([.D15]&gt;[.$G$14];[.$F$14];IF([.D15]&gt;[.$G$15];[.$F$15];IF([.D15]&gt;[.$G$16];[.$F$16];IF([.D15]&gt;[.$G$17];[.$F$17];IF([.D15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C-</text:p>
          </table:table-cell>
          <table:table-cell table:formula="of:=[.G12]-0.1" office:value-type="percentage" office:value="0.7" calcext:value-type="percentage">
            <text:p>70.0%</text:p>
          </table:table-cell>
          <table:table-cell table:formula="of:=COUNTIF([.E$1:.E$700];[.F1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ang62</text:p>
          </table:table-cell>
          <table:table-cell office:value-type="float" office:value="29" calcext:value-type="float">
            <text:p>29</text:p>
          </table:table-cell>
          <table:table-cell table:formula="of:=[.B16]/30" office:value-type="percentage" office:value="0.966666666666667" calcext:value-type="percentage">
            <text:p>96.7%</text:p>
          </table:table-cell>
          <table:table-cell table:formula="of:=1+(0.75-1)/(0.6-1)*([.C16]-1)" office:value-type="percentage" office:value="0.979166666666667" calcext:value-type="percentage">
            <text:p>97.9%</text:p>
          </table:table-cell>
          <table:table-cell table:formula="of:=IF([.D16]&gt;[.$G$7];[.$F$7];IF([.D16]&gt;[.$G$8];[.$F$8];IF([.D16]&gt;[.$G$9];[.$F$9];IF([.D16]&gt;[.$G$10];[.$F$10];IF([.D16]&gt;[.$G$11];[.$F$11];IF([.D16]&gt;[.$G$12];[.$F$12];IF([.D16]&gt;[.$G$13];[.$F$13];IF([.D16]&gt;[.$G$14];[.$F$14];IF([.D16]&gt;[.$G$15];[.$F$15];IF([.D16]&gt;[.$G$16];[.$F$16];IF([.D16]&gt;[.$G$17];[.$F$17];IF([.D16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D+</text:p>
          </table:table-cell>
          <table:table-cell table:formula="of:=[.G13]-0.1" office:value-type="percentage" office:value="0.67" calcext:value-type="percentage">
            <text:p>67.0%</text:p>
          </table:table-cell>
          <table:table-cell table:formula="of:=COUNTIF([.E$1:.E$700];[.F1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iwu2</text:p>
          </table:table-cell>
          <table:table-cell office:value-type="float" office:value="29" calcext:value-type="float">
            <text:p>29</text:p>
          </table:table-cell>
          <table:table-cell table:formula="of:=[.B17]/30" office:value-type="percentage" office:value="0.966666666666667" calcext:value-type="percentage">
            <text:p>96.7%</text:p>
          </table:table-cell>
          <table:table-cell table:formula="of:=1+(0.75-1)/(0.6-1)*([.C17]-1)" office:value-type="percentage" office:value="0.979166666666667" calcext:value-type="percentage">
            <text:p>97.9%</text:p>
          </table:table-cell>
          <table:table-cell table:formula="of:=IF([.D17]&gt;[.$G$7];[.$F$7];IF([.D17]&gt;[.$G$8];[.$F$8];IF([.D17]&gt;[.$G$9];[.$F$9];IF([.D17]&gt;[.$G$10];[.$F$10];IF([.D17]&gt;[.$G$11];[.$F$11];IF([.D17]&gt;[.$G$12];[.$F$12];IF([.D17]&gt;[.$G$13];[.$F$13];IF([.D17]&gt;[.$G$14];[.$F$14];IF([.D17]&gt;[.$G$15];[.$F$15];IF([.D17]&gt;[.$G$16];[.$F$16];IF([.D17]&gt;[.$G$17];[.$F$17];IF([.D17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D</text:p>
          </table:table-cell>
          <table:table-cell table:formula="of:=[.G14]-0.1" office:value-type="percentage" office:value="0.63" calcext:value-type="percentage">
            <text:p>63.0%</text:p>
          </table:table-cell>
          <table:table-cell table:formula="of:=COUNTIF([.E$1:.E$700];[.F1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14</text:p>
          </table:table-cell>
          <table:table-cell office:value-type="float" office:value="29" calcext:value-type="float">
            <text:p>29</text:p>
          </table:table-cell>
          <table:table-cell table:formula="of:=[.B18]/30" office:value-type="percentage" office:value="0.966666666666667" calcext:value-type="percentage">
            <text:p>96.7%</text:p>
          </table:table-cell>
          <table:table-cell table:formula="of:=1+(0.75-1)/(0.6-1)*([.C18]-1)" office:value-type="percentage" office:value="0.979166666666667" calcext:value-type="percentage">
            <text:p>97.9%</text:p>
          </table:table-cell>
          <table:table-cell table:formula="of:=IF([.D18]&gt;[.$G$7];[.$F$7];IF([.D18]&gt;[.$G$8];[.$F$8];IF([.D18]&gt;[.$G$9];[.$F$9];IF([.D18]&gt;[.$G$10];[.$F$10];IF([.D18]&gt;[.$G$11];[.$F$11];IF([.D18]&gt;[.$G$12];[.$F$12];IF([.D18]&gt;[.$G$13];[.$F$13];IF([.D18]&gt;[.$G$14];[.$F$14];IF([.D18]&gt;[.$G$15];[.$F$15];IF([.D18]&gt;[.$G$16];[.$F$16];IF([.D18]&gt;[.$G$17];[.$F$17];IF([.D18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D-</text:p>
          </table:table-cell>
          <table:table-cell table:formula="of:=[.G15]-0.1" office:value-type="percentage" office:value="0.6" calcext:value-type="percentage">
            <text:p>60.0%</text:p>
          </table:table-cell>
          <table:table-cell table:formula="of:=COUNTIF([.E$1:.E$700];[.F1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ng120</text:p>
          </table:table-cell>
          <table:table-cell office:value-type="float" office:value="29" calcext:value-type="float">
            <text:p>29</text:p>
          </table:table-cell>
          <table:table-cell table:formula="of:=[.B19]/30" office:value-type="percentage" office:value="0.966666666666667" calcext:value-type="percentage">
            <text:p>96.7%</text:p>
          </table:table-cell>
          <table:table-cell table:formula="of:=1+(0.75-1)/(0.6-1)*([.C19]-1)" office:value-type="percentage" office:value="0.979166666666667" calcext:value-type="percentage">
            <text:p>97.9%</text:p>
          </table:table-cell>
          <table:table-cell table:formula="of:=IF([.D19]&gt;[.$G$7];[.$F$7];IF([.D19]&gt;[.$G$8];[.$F$8];IF([.D19]&gt;[.$G$9];[.$F$9];IF([.D19]&gt;[.$G$10];[.$F$10];IF([.D19]&gt;[.$G$11];[.$F$11];IF([.D19]&gt;[.$G$12];[.$F$12];IF([.D19]&gt;[.$G$13];[.$F$13];IF([.D19]&gt;[.$G$14];[.$F$14];IF([.D19]&gt;[.$G$15];[.$F$15];IF([.D19]&gt;[.$G$16];[.$F$16];IF([.D19]&gt;[.$G$17];[.$F$17];IF([.D19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F</text:p>
          </table:table-cell>
          <table:table-cell office:value-type="percentage" office:value="0" calcext:value-type="percentage">
            <text:p>0.0%</text:p>
          </table:table-cell>
          <table:table-cell table:formula="of:=COUNTIF([.E$1:.E$700];[.F1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ang2</text:p>
          </table:table-cell>
          <table:table-cell office:value-type="float" office:value="29" calcext:value-type="float">
            <text:p>29</text:p>
          </table:table-cell>
          <table:table-cell table:formula="of:=[.B20]/30" office:value-type="percentage" office:value="0.966666666666667" calcext:value-type="percentage">
            <text:p>96.7%</text:p>
          </table:table-cell>
          <table:table-cell table:formula="of:=1+(0.75-1)/(0.6-1)*([.C20]-1)" office:value-type="percentage" office:value="0.979166666666667" calcext:value-type="percentage">
            <text:p>97.9%</text:p>
          </table:table-cell>
          <table:table-cell table:formula="of:=IF([.D20]&gt;[.$G$7];[.$F$7];IF([.D20]&gt;[.$G$8];[.$F$8];IF([.D20]&gt;[.$G$9];[.$F$9];IF([.D20]&gt;[.$G$10];[.$F$10];IF([.D20]&gt;[.$G$11];[.$F$11];IF([.D20]&gt;[.$G$12];[.$F$12];IF([.D20]&gt;[.$G$13];[.$F$13];IF([.D20]&gt;[.$G$14];[.$F$14];IF([.D20]&gt;[.$G$15];[.$F$15];IF([.D20]&gt;[.$G$16];[.$F$16];IF([.D20]&gt;[.$G$17];[.$F$17];IF([.D20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tecke2</text:p>
          </table:table-cell>
          <table:table-cell office:value-type="float" office:value="29" calcext:value-type="float">
            <text:p>29</text:p>
          </table:table-cell>
          <table:table-cell table:formula="of:=[.B21]/30" office:value-type="percentage" office:value="0.966666666666667" calcext:value-type="percentage">
            <text:p>96.7%</text:p>
          </table:table-cell>
          <table:table-cell table:formula="of:=1+(0.75-1)/(0.6-1)*([.C21]-1)" office:value-type="percentage" office:value="0.979166666666667" calcext:value-type="percentage">
            <text:p>97.9%</text:p>
          </table:table-cell>
          <table:table-cell table:formula="of:=IF([.D21]&gt;[.$G$7];[.$F$7];IF([.D21]&gt;[.$G$8];[.$F$8];IF([.D21]&gt;[.$G$9];[.$F$9];IF([.D21]&gt;[.$G$10];[.$F$10];IF([.D21]&gt;[.$G$11];[.$F$11];IF([.D21]&gt;[.$G$12];[.$F$12];IF([.D21]&gt;[.$G$13];[.$F$13];IF([.D21]&gt;[.$G$14];[.$F$14];IF([.D21]&gt;[.$G$15];[.$F$15];IF([.D21]&gt;[.$G$16];[.$F$16];IF([.D21]&gt;[.$G$17];[.$F$17];IF([.D21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A</text:p>
          </table:table-cell>
          <table:table-cell table:formula="of:=175/698" office:value-type="percentage" office:value="0.250716332378223" calcext:value-type="percentage">
            <text:p>25.1%</text:p>
          </table:table-cell>
          <table:table-cell table:style-name="ce1" table:formula="of:=SUM([.G$21:.G21])" office:value-type="percentage" office:value="0.250716332378223" calcext:value-type="percentage">
            <text:p>25.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aiz2</text:p>
          </table:table-cell>
          <table:table-cell office:value-type="float" office:value="29" calcext:value-type="float">
            <text:p>29</text:p>
          </table:table-cell>
          <table:table-cell table:formula="of:=[.B22]/30" office:value-type="percentage" office:value="0.966666666666667" calcext:value-type="percentage">
            <text:p>96.7%</text:p>
          </table:table-cell>
          <table:table-cell table:formula="of:=1+(0.75-1)/(0.6-1)*([.C22]-1)" office:value-type="percentage" office:value="0.979166666666667" calcext:value-type="percentage">
            <text:p>97.9%</text:p>
          </table:table-cell>
          <table:table-cell table:formula="of:=IF([.D22]&gt;[.$G$7];[.$F$7];IF([.D22]&gt;[.$G$8];[.$F$8];IF([.D22]&gt;[.$G$9];[.$F$9];IF([.D22]&gt;[.$G$10];[.$F$10];IF([.D22]&gt;[.$G$11];[.$F$11];IF([.D22]&gt;[.$G$12];[.$F$12];IF([.D22]&gt;[.$G$13];[.$F$13];IF([.D22]&gt;[.$G$14];[.$F$14];IF([.D22]&gt;[.$G$15];[.$F$15];IF([.D22]&gt;[.$G$16];[.$F$16];IF([.D22]&gt;[.$G$17];[.$F$17];IF([.D22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B</text:p>
          </table:table-cell>
          <table:table-cell table:formula="of:=(485-175)/698" office:value-type="percentage" office:value="0.444126074498567" calcext:value-type="percentage">
            <text:p>44.4%</text:p>
          </table:table-cell>
          <table:table-cell table:style-name="ce1" table:formula="of:=SUM([.G$21:.G22])" office:value-type="percentage" office:value="0.694842406876791" calcext:value-type="percentage">
            <text:p>69.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oody2</text:p>
          </table:table-cell>
          <table:table-cell office:value-type="float" office:value="29" calcext:value-type="float">
            <text:p>29</text:p>
          </table:table-cell>
          <table:table-cell table:formula="of:=[.B23]/30" office:value-type="percentage" office:value="0.966666666666667" calcext:value-type="percentage">
            <text:p>96.7%</text:p>
          </table:table-cell>
          <table:table-cell table:formula="of:=1+(0.75-1)/(0.6-1)*([.C23]-1)" office:value-type="percentage" office:value="0.979166666666667" calcext:value-type="percentage">
            <text:p>97.9%</text:p>
          </table:table-cell>
          <table:table-cell table:formula="of:=IF([.D23]&gt;[.$G$7];[.$F$7];IF([.D23]&gt;[.$G$8];[.$F$8];IF([.D23]&gt;[.$G$9];[.$F$9];IF([.D23]&gt;[.$G$10];[.$F$10];IF([.D23]&gt;[.$G$11];[.$F$11];IF([.D23]&gt;[.$G$12];[.$F$12];IF([.D23]&gt;[.$G$13];[.$F$13];IF([.D23]&gt;[.$G$14];[.$F$14];IF([.D23]&gt;[.$G$15];[.$F$15];IF([.D23]&gt;[.$G$16];[.$F$16];IF([.D23]&gt;[.$G$17];[.$F$17];IF([.D23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C</text:p>
          </table:table-cell>
          <table:table-cell table:formula="of:=(642-485)/698" office:value-type="percentage" office:value="0.224928366762178" calcext:value-type="percentage">
            <text:p>22.5%</text:p>
          </table:table-cell>
          <table:table-cell table:style-name="ce1" table:formula="of:=SUM([.G$21:.G23])" office:value-type="percentage" office:value="0.919770773638968" calcext:value-type="percentage">
            <text:p>92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hode2</text:p>
          </table:table-cell>
          <table:table-cell office:value-type="float" office:value="29" calcext:value-type="float">
            <text:p>29</text:p>
          </table:table-cell>
          <table:table-cell table:formula="of:=[.B24]/30" office:value-type="percentage" office:value="0.966666666666667" calcext:value-type="percentage">
            <text:p>96.7%</text:p>
          </table:table-cell>
          <table:table-cell table:formula="of:=1+(0.75-1)/(0.6-1)*([.C24]-1)" office:value-type="percentage" office:value="0.979166666666667" calcext:value-type="percentage">
            <text:p>97.9%</text:p>
          </table:table-cell>
          <table:table-cell table:formula="of:=IF([.D24]&gt;[.$G$7];[.$F$7];IF([.D24]&gt;[.$G$8];[.$F$8];IF([.D24]&gt;[.$G$9];[.$F$9];IF([.D24]&gt;[.$G$10];[.$F$10];IF([.D24]&gt;[.$G$11];[.$F$11];IF([.D24]&gt;[.$G$12];[.$F$12];IF([.D24]&gt;[.$G$13];[.$F$13];IF([.D24]&gt;[.$G$14];[.$F$14];IF([.D24]&gt;[.$G$15];[.$F$15];IF([.D24]&gt;[.$G$16];[.$F$16];IF([.D24]&gt;[.$G$17];[.$F$17];IF([.D24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D</text:p>
          </table:table-cell>
          <table:table-cell table:formula="of:=(684-642)/698" office:value-type="percentage" office:value="0.0601719197707736" calcext:value-type="percentage">
            <text:p>6.0%</text:p>
          </table:table-cell>
          <table:table-cell table:style-name="ce1" table:formula="of:=SUM([.G$21:.G24])" office:value-type="percentage" office:value="0.979942693409742" calcext:value-type="percentage">
            <text:p>98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uene2</text:p>
          </table:table-cell>
          <table:table-cell office:value-type="float" office:value="29" calcext:value-type="float">
            <text:p>29</text:p>
          </table:table-cell>
          <table:table-cell table:formula="of:=[.B25]/30" office:value-type="percentage" office:value="0.966666666666667" calcext:value-type="percentage">
            <text:p>96.7%</text:p>
          </table:table-cell>
          <table:table-cell table:formula="of:=1+(0.75-1)/(0.6-1)*([.C25]-1)" office:value-type="percentage" office:value="0.979166666666667" calcext:value-type="percentage">
            <text:p>97.9%</text:p>
          </table:table-cell>
          <table:table-cell table:formula="of:=IF([.D25]&gt;[.$G$7];[.$F$7];IF([.D25]&gt;[.$G$8];[.$F$8];IF([.D25]&gt;[.$G$9];[.$F$9];IF([.D25]&gt;[.$G$10];[.$F$10];IF([.D25]&gt;[.$G$11];[.$F$11];IF([.D25]&gt;[.$G$12];[.$F$12];IF([.D25]&gt;[.$G$13];[.$F$13];IF([.D25]&gt;[.$G$14];[.$F$14];IF([.D25]&gt;[.$G$15];[.$F$15];IF([.D25]&gt;[.$G$16];[.$F$16];IF([.D25]&gt;[.$G$17];[.$F$17];IF([.D25]&gt;[.$G$18];[.$F$18];[.$F$19]))))))))))))" office:value-type="string" office:string-value="A+" calcext:value-type="string">
            <text:p>A+</text:p>
          </table:table-cell>
          <table:table-cell office:value-type="string" calcext:value-type="string">
            <text:p>F</text:p>
          </table:table-cell>
          <table:table-cell table:formula="of:=(698-684)/698" office:value-type="percentage" office:value="0.0200573065902579" calcext:value-type="percentage">
            <text:p>2.0%</text:p>
          </table:table-cell>
          <table:table-cell table:style-name="ce1" table:formula="of:=SUM([.G$21:.G25])" office:value-type="percentage" office:value="1" calcext:value-type="percentage">
            <text:p>100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uan5</text:p>
          </table:table-cell>
          <table:table-cell office:value-type="float" office:value="29" calcext:value-type="float">
            <text:p>29</text:p>
          </table:table-cell>
          <table:table-cell table:formula="of:=[.B26]/30" office:value-type="percentage" office:value="0.966666666666667" calcext:value-type="percentage">
            <text:p>96.7%</text:p>
          </table:table-cell>
          <table:table-cell table:formula="of:=1+(0.75-1)/(0.6-1)*([.C26]-1)" office:value-type="percentage" office:value="0.979166666666667" calcext:value-type="percentage">
            <text:p>97.9%</text:p>
          </table:table-cell>
          <table:table-cell table:formula="of:=IF([.D26]&gt;[.$G$7];[.$F$7];IF([.D26]&gt;[.$G$8];[.$F$8];IF([.D26]&gt;[.$G$9];[.$F$9];IF([.D26]&gt;[.$G$10];[.$F$10];IF([.D26]&gt;[.$G$11];[.$F$11];IF([.D26]&gt;[.$G$12];[.$F$12];IF([.D26]&gt;[.$G$13];[.$F$13];IF([.D26]&gt;[.$G$14];[.$F$14];IF([.D26]&gt;[.$G$15];[.$F$15];IF([.D26]&gt;[.$G$16];[.$F$16];IF([.D26]&gt;[.$G$17];[.$F$17];IF([.D26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awre2</text:p>
          </table:table-cell>
          <table:table-cell office:value-type="float" office:value="29" calcext:value-type="float">
            <text:p>29</text:p>
          </table:table-cell>
          <table:table-cell table:formula="of:=[.B27]/30" office:value-type="percentage" office:value="0.966666666666667" calcext:value-type="percentage">
            <text:p>96.7%</text:p>
          </table:table-cell>
          <table:table-cell table:formula="of:=1+(0.75-1)/(0.6-1)*([.C27]-1)" office:value-type="percentage" office:value="0.979166666666667" calcext:value-type="percentage">
            <text:p>97.9%</text:p>
          </table:table-cell>
          <table:table-cell table:formula="of:=IF([.D27]&gt;[.$G$7];[.$F$7];IF([.D27]&gt;[.$G$8];[.$F$8];IF([.D27]&gt;[.$G$9];[.$F$9];IF([.D27]&gt;[.$G$10];[.$F$10];IF([.D27]&gt;[.$G$11];[.$F$11];IF([.D27]&gt;[.$G$12];[.$F$12];IF([.D27]&gt;[.$G$13];[.$F$13];IF([.D27]&gt;[.$G$14];[.$F$14];IF([.D27]&gt;[.$G$15];[.$F$15];IF([.D27]&gt;[.$G$16];[.$F$16];IF([.D27]&gt;[.$G$17];[.$F$17];IF([.D27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anyu2</text:p>
          </table:table-cell>
          <table:table-cell office:value-type="float" office:value="29" calcext:value-type="float">
            <text:p>29</text:p>
          </table:table-cell>
          <table:table-cell table:formula="of:=[.B28]/30" office:value-type="percentage" office:value="0.966666666666667" calcext:value-type="percentage">
            <text:p>96.7%</text:p>
          </table:table-cell>
          <table:table-cell table:formula="of:=1+(0.75-1)/(0.6-1)*([.C28]-1)" office:value-type="percentage" office:value="0.979166666666667" calcext:value-type="percentage">
            <text:p>97.9%</text:p>
          </table:table-cell>
          <table:table-cell table:formula="of:=IF([.D28]&gt;[.$G$7];[.$F$7];IF([.D28]&gt;[.$G$8];[.$F$8];IF([.D28]&gt;[.$G$9];[.$F$9];IF([.D28]&gt;[.$G$10];[.$F$10];IF([.D28]&gt;[.$G$11];[.$F$11];IF([.D28]&gt;[.$G$12];[.$F$12];IF([.D28]&gt;[.$G$13];[.$F$13];IF([.D28]&gt;[.$G$14];[.$F$14];IF([.D28]&gt;[.$G$15];[.$F$15];IF([.D28]&gt;[.$G$16];[.$F$16];IF([.D28]&gt;[.$G$17];[.$F$17];IF([.D28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josd2</text:p>
          </table:table-cell>
          <table:table-cell office:value-type="float" office:value="29" calcext:value-type="float">
            <text:p>29</text:p>
          </table:table-cell>
          <table:table-cell table:formula="of:=[.B29]/30" office:value-type="percentage" office:value="0.966666666666667" calcext:value-type="percentage">
            <text:p>96.7%</text:p>
          </table:table-cell>
          <table:table-cell table:formula="of:=1+(0.75-1)/(0.6-1)*([.C29]-1)" office:value-type="percentage" office:value="0.979166666666667" calcext:value-type="percentage">
            <text:p>97.9%</text:p>
          </table:table-cell>
          <table:table-cell table:formula="of:=IF([.D29]&gt;[.$G$7];[.$F$7];IF([.D29]&gt;[.$G$8];[.$F$8];IF([.D29]&gt;[.$G$9];[.$F$9];IF([.D29]&gt;[.$G$10];[.$F$10];IF([.D29]&gt;[.$G$11];[.$F$11];IF([.D29]&gt;[.$G$12];[.$F$12];IF([.D29]&gt;[.$G$13];[.$F$13];IF([.D29]&gt;[.$G$14];[.$F$14];IF([.D29]&gt;[.$G$15];[.$F$15];IF([.D29]&gt;[.$G$16];[.$F$16];IF([.D29]&gt;[.$G$17];[.$F$17];IF([.D29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ng249</text:p>
          </table:table-cell>
          <table:table-cell office:value-type="float" office:value="29" calcext:value-type="float">
            <text:p>29</text:p>
          </table:table-cell>
          <table:table-cell table:formula="of:=[.B30]/30" office:value-type="percentage" office:value="0.966666666666667" calcext:value-type="percentage">
            <text:p>96.7%</text:p>
          </table:table-cell>
          <table:table-cell table:formula="of:=1+(0.75-1)/(0.6-1)*([.C30]-1)" office:value-type="percentage" office:value="0.979166666666667" calcext:value-type="percentage">
            <text:p>97.9%</text:p>
          </table:table-cell>
          <table:table-cell table:formula="of:=IF([.D30]&gt;[.$G$7];[.$F$7];IF([.D30]&gt;[.$G$8];[.$F$8];IF([.D30]&gt;[.$G$9];[.$F$9];IF([.D30]&gt;[.$G$10];[.$F$10];IF([.D30]&gt;[.$G$11];[.$F$11];IF([.D30]&gt;[.$G$12];[.$F$12];IF([.D30]&gt;[.$G$13];[.$F$13];IF([.D30]&gt;[.$G$14];[.$F$14];IF([.D30]&gt;[.$G$15];[.$F$15];IF([.D30]&gt;[.$G$16];[.$F$16];IF([.D30]&gt;[.$G$17];[.$F$17];IF([.D30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feixu2</text:p>
          </table:table-cell>
          <table:table-cell office:value-type="float" office:value="29" calcext:value-type="float">
            <text:p>29</text:p>
          </table:table-cell>
          <table:table-cell table:formula="of:=[.B31]/30" office:value-type="percentage" office:value="0.966666666666667" calcext:value-type="percentage">
            <text:p>96.7%</text:p>
          </table:table-cell>
          <table:table-cell table:formula="of:=1+(0.75-1)/(0.6-1)*([.C31]-1)" office:value-type="percentage" office:value="0.979166666666667" calcext:value-type="percentage">
            <text:p>97.9%</text:p>
          </table:table-cell>
          <table:table-cell table:formula="of:=IF([.D31]&gt;[.$G$7];[.$F$7];IF([.D31]&gt;[.$G$8];[.$F$8];IF([.D31]&gt;[.$G$9];[.$F$9];IF([.D31]&gt;[.$G$10];[.$F$10];IF([.D31]&gt;[.$G$11];[.$F$11];IF([.D31]&gt;[.$G$12];[.$F$12];IF([.D31]&gt;[.$G$13];[.$F$13];IF([.D31]&gt;[.$G$14];[.$F$14];IF([.D31]&gt;[.$G$15];[.$F$15];IF([.D31]&gt;[.$G$16];[.$F$16];IF([.D31]&gt;[.$G$17];[.$F$17];IF([.D31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w5</text:p>
          </table:table-cell>
          <table:table-cell office:value-type="float" office:value="29" calcext:value-type="float">
            <text:p>29</text:p>
          </table:table-cell>
          <table:table-cell table:formula="of:=[.B32]/30" office:value-type="percentage" office:value="0.966666666666667" calcext:value-type="percentage">
            <text:p>96.7%</text:p>
          </table:table-cell>
          <table:table-cell table:formula="of:=1+(0.75-1)/(0.6-1)*([.C32]-1)" office:value-type="percentage" office:value="0.979166666666667" calcext:value-type="percentage">
            <text:p>97.9%</text:p>
          </table:table-cell>
          <table:table-cell table:formula="of:=IF([.D32]&gt;[.$G$7];[.$F$7];IF([.D32]&gt;[.$G$8];[.$F$8];IF([.D32]&gt;[.$G$9];[.$F$9];IF([.D32]&gt;[.$G$10];[.$F$10];IF([.D32]&gt;[.$G$11];[.$F$11];IF([.D32]&gt;[.$G$12];[.$F$12];IF([.D32]&gt;[.$G$13];[.$F$13];IF([.D32]&gt;[.$G$14];[.$F$14];IF([.D32]&gt;[.$G$15];[.$F$15];IF([.D32]&gt;[.$G$16];[.$F$16];IF([.D32]&gt;[.$G$17];[.$F$17];IF([.D32]&gt;[.$G$18];[.$F$18];[.$F$19]))))))))))))" office:value-type="string" office:string-value="A+" calcext:value-type="string">
            <text:p>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shar2</text:p>
          </table:table-cell>
          <table:table-cell office:value-type="float" office:value="28" calcext:value-type="float">
            <text:p>28</text:p>
          </table:table-cell>
          <table:table-cell table:formula="of:=[.B33]/30" office:value-type="percentage" office:value="0.933333333333333" calcext:value-type="percentage">
            <text:p>93.3%</text:p>
          </table:table-cell>
          <table:table-cell table:formula="of:=1+(0.75-1)/(0.6-1)*([.C33]-1)" office:value-type="percentage" office:value="0.958333333333333" calcext:value-type="percentage">
            <text:p>95.8%</text:p>
          </table:table-cell>
          <table:table-cell table:formula="of:=IF([.D33]&gt;[.$G$7];[.$F$7];IF([.D33]&gt;[.$G$8];[.$F$8];IF([.D33]&gt;[.$G$9];[.$F$9];IF([.D33]&gt;[.$G$10];[.$F$10];IF([.D33]&gt;[.$G$11];[.$F$11];IF([.D33]&gt;[.$G$12];[.$F$12];IF([.D33]&gt;[.$G$13];[.$F$13];IF([.D33]&gt;[.$G$14];[.$F$14];IF([.D33]&gt;[.$G$15];[.$F$15];IF([.D33]&gt;[.$G$16];[.$F$16];IF([.D33]&gt;[.$G$17];[.$F$17];IF([.D3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lr2</text:p>
          </table:table-cell>
          <table:table-cell office:value-type="float" office:value="28" calcext:value-type="float">
            <text:p>28</text:p>
          </table:table-cell>
          <table:table-cell table:formula="of:=[.B34]/30" office:value-type="percentage" office:value="0.933333333333333" calcext:value-type="percentage">
            <text:p>93.3%</text:p>
          </table:table-cell>
          <table:table-cell table:formula="of:=1+(0.75-1)/(0.6-1)*([.C34]-1)" office:value-type="percentage" office:value="0.958333333333333" calcext:value-type="percentage">
            <text:p>95.8%</text:p>
          </table:table-cell>
          <table:table-cell table:formula="of:=IF([.D34]&gt;[.$G$7];[.$F$7];IF([.D34]&gt;[.$G$8];[.$F$8];IF([.D34]&gt;[.$G$9];[.$F$9];IF([.D34]&gt;[.$G$10];[.$F$10];IF([.D34]&gt;[.$G$11];[.$F$11];IF([.D34]&gt;[.$G$12];[.$F$12];IF([.D34]&gt;[.$G$13];[.$F$13];IF([.D34]&gt;[.$G$14];[.$F$14];IF([.D34]&gt;[.$G$15];[.$F$15];IF([.D34]&gt;[.$G$16];[.$F$16];IF([.D34]&gt;[.$G$17];[.$F$17];IF([.D3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h2</text:p>
          </table:table-cell>
          <table:table-cell office:value-type="float" office:value="28" calcext:value-type="float">
            <text:p>28</text:p>
          </table:table-cell>
          <table:table-cell table:formula="of:=[.B35]/30" office:value-type="percentage" office:value="0.933333333333333" calcext:value-type="percentage">
            <text:p>93.3%</text:p>
          </table:table-cell>
          <table:table-cell table:formula="of:=1+(0.75-1)/(0.6-1)*([.C35]-1)" office:value-type="percentage" office:value="0.958333333333333" calcext:value-type="percentage">
            <text:p>95.8%</text:p>
          </table:table-cell>
          <table:table-cell table:formula="of:=IF([.D35]&gt;[.$G$7];[.$F$7];IF([.D35]&gt;[.$G$8];[.$F$8];IF([.D35]&gt;[.$G$9];[.$F$9];IF([.D35]&gt;[.$G$10];[.$F$10];IF([.D35]&gt;[.$G$11];[.$F$11];IF([.D35]&gt;[.$G$12];[.$F$12];IF([.D35]&gt;[.$G$13];[.$F$13];IF([.D35]&gt;[.$G$14];[.$F$14];IF([.D35]&gt;[.$G$15];[.$F$15];IF([.D35]&gt;[.$G$16];[.$F$16];IF([.D35]&gt;[.$G$17];[.$F$17];IF([.D3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anlh2</text:p>
          </table:table-cell>
          <table:table-cell office:value-type="float" office:value="28" calcext:value-type="float">
            <text:p>28</text:p>
          </table:table-cell>
          <table:table-cell table:formula="of:=[.B36]/30" office:value-type="percentage" office:value="0.933333333333333" calcext:value-type="percentage">
            <text:p>93.3%</text:p>
          </table:table-cell>
          <table:table-cell table:formula="of:=1+(0.75-1)/(0.6-1)*([.C36]-1)" office:value-type="percentage" office:value="0.958333333333333" calcext:value-type="percentage">
            <text:p>95.8%</text:p>
          </table:table-cell>
          <table:table-cell table:formula="of:=IF([.D36]&gt;[.$G$7];[.$F$7];IF([.D36]&gt;[.$G$8];[.$F$8];IF([.D36]&gt;[.$G$9];[.$F$9];IF([.D36]&gt;[.$G$10];[.$F$10];IF([.D36]&gt;[.$G$11];[.$F$11];IF([.D36]&gt;[.$G$12];[.$F$12];IF([.D36]&gt;[.$G$13];[.$F$13];IF([.D36]&gt;[.$G$14];[.$F$14];IF([.D36]&gt;[.$G$15];[.$F$15];IF([.D36]&gt;[.$G$16];[.$F$16];IF([.D36]&gt;[.$G$17];[.$F$17];IF([.D3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zhao40</text:p>
          </table:table-cell>
          <table:table-cell office:value-type="float" office:value="28" calcext:value-type="float">
            <text:p>28</text:p>
          </table:table-cell>
          <table:table-cell table:formula="of:=[.B37]/30" office:value-type="percentage" office:value="0.933333333333333" calcext:value-type="percentage">
            <text:p>93.3%</text:p>
          </table:table-cell>
          <table:table-cell table:formula="of:=1+(0.75-1)/(0.6-1)*([.C37]-1)" office:value-type="percentage" office:value="0.958333333333333" calcext:value-type="percentage">
            <text:p>95.8%</text:p>
          </table:table-cell>
          <table:table-cell table:formula="of:=IF([.D37]&gt;[.$G$7];[.$F$7];IF([.D37]&gt;[.$G$8];[.$F$8];IF([.D37]&gt;[.$G$9];[.$F$9];IF([.D37]&gt;[.$G$10];[.$F$10];IF([.D37]&gt;[.$G$11];[.$F$11];IF([.D37]&gt;[.$G$12];[.$F$12];IF([.D37]&gt;[.$G$13];[.$F$13];IF([.D37]&gt;[.$G$14];[.$F$14];IF([.D37]&gt;[.$G$15];[.$F$15];IF([.D37]&gt;[.$G$16];[.$F$16];IF([.D37]&gt;[.$G$17];[.$F$17];IF([.D3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hen48</text:p>
          </table:table-cell>
          <table:table-cell office:value-type="float" office:value="28" calcext:value-type="float">
            <text:p>28</text:p>
          </table:table-cell>
          <table:table-cell table:formula="of:=[.B38]/30" office:value-type="percentage" office:value="0.933333333333333" calcext:value-type="percentage">
            <text:p>93.3%</text:p>
          </table:table-cell>
          <table:table-cell table:formula="of:=1+(0.75-1)/(0.6-1)*([.C38]-1)" office:value-type="percentage" office:value="0.958333333333333" calcext:value-type="percentage">
            <text:p>95.8%</text:p>
          </table:table-cell>
          <table:table-cell table:formula="of:=IF([.D38]&gt;[.$G$7];[.$F$7];IF([.D38]&gt;[.$G$8];[.$F$8];IF([.D38]&gt;[.$G$9];[.$F$9];IF([.D38]&gt;[.$G$10];[.$F$10];IF([.D38]&gt;[.$G$11];[.$F$11];IF([.D38]&gt;[.$G$12];[.$F$12];IF([.D38]&gt;[.$G$13];[.$F$13];IF([.D38]&gt;[.$G$14];[.$F$14];IF([.D38]&gt;[.$G$15];[.$F$15];IF([.D38]&gt;[.$G$16];[.$F$16];IF([.D38]&gt;[.$G$17];[.$F$17];IF([.D3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oyang6</text:p>
          </table:table-cell>
          <table:table-cell office:value-type="float" office:value="28" calcext:value-type="float">
            <text:p>28</text:p>
          </table:table-cell>
          <table:table-cell table:formula="of:=[.B39]/30" office:value-type="percentage" office:value="0.933333333333333" calcext:value-type="percentage">
            <text:p>93.3%</text:p>
          </table:table-cell>
          <table:table-cell table:formula="of:=1+(0.75-1)/(0.6-1)*([.C39]-1)" office:value-type="percentage" office:value="0.958333333333333" calcext:value-type="percentage">
            <text:p>95.8%</text:p>
          </table:table-cell>
          <table:table-cell table:formula="of:=IF([.D39]&gt;[.$G$7];[.$F$7];IF([.D39]&gt;[.$G$8];[.$F$8];IF([.D39]&gt;[.$G$9];[.$F$9];IF([.D39]&gt;[.$G$10];[.$F$10];IF([.D39]&gt;[.$G$11];[.$F$11];IF([.D39]&gt;[.$G$12];[.$F$12];IF([.D39]&gt;[.$G$13];[.$F$13];IF([.D39]&gt;[.$G$14];[.$F$14];IF([.D39]&gt;[.$G$15];[.$F$15];IF([.D39]&gt;[.$G$16];[.$F$16];IF([.D39]&gt;[.$G$17];[.$F$17];IF([.D3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gzhi2</text:p>
          </table:table-cell>
          <table:table-cell office:value-type="float" office:value="28" calcext:value-type="float">
            <text:p>28</text:p>
          </table:table-cell>
          <table:table-cell table:formula="of:=[.B40]/30" office:value-type="percentage" office:value="0.933333333333333" calcext:value-type="percentage">
            <text:p>93.3%</text:p>
          </table:table-cell>
          <table:table-cell table:formula="of:=1+(0.75-1)/(0.6-1)*([.C40]-1)" office:value-type="percentage" office:value="0.958333333333333" calcext:value-type="percentage">
            <text:p>95.8%</text:p>
          </table:table-cell>
          <table:table-cell table:formula="of:=IF([.D40]&gt;[.$G$7];[.$F$7];IF([.D40]&gt;[.$G$8];[.$F$8];IF([.D40]&gt;[.$G$9];[.$F$9];IF([.D40]&gt;[.$G$10];[.$F$10];IF([.D40]&gt;[.$G$11];[.$F$11];IF([.D40]&gt;[.$G$12];[.$F$12];IF([.D40]&gt;[.$G$13];[.$F$13];IF([.D40]&gt;[.$G$14];[.$F$14];IF([.D40]&gt;[.$G$15];[.$F$15];IF([.D40]&gt;[.$G$16];[.$F$16];IF([.D40]&gt;[.$G$17];[.$F$17];IF([.D4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hou39</text:p>
          </table:table-cell>
          <table:table-cell office:value-type="float" office:value="28" calcext:value-type="float">
            <text:p>28</text:p>
          </table:table-cell>
          <table:table-cell table:formula="of:=[.B41]/30" office:value-type="percentage" office:value="0.933333333333333" calcext:value-type="percentage">
            <text:p>93.3%</text:p>
          </table:table-cell>
          <table:table-cell table:formula="of:=1+(0.75-1)/(0.6-1)*([.C41]-1)" office:value-type="percentage" office:value="0.958333333333333" calcext:value-type="percentage">
            <text:p>95.8%</text:p>
          </table:table-cell>
          <table:table-cell table:formula="of:=IF([.D41]&gt;[.$G$7];[.$F$7];IF([.D41]&gt;[.$G$8];[.$F$8];IF([.D41]&gt;[.$G$9];[.$F$9];IF([.D41]&gt;[.$G$10];[.$F$10];IF([.D41]&gt;[.$G$11];[.$F$11];IF([.D41]&gt;[.$G$12];[.$F$12];IF([.D41]&gt;[.$G$13];[.$F$13];IF([.D41]&gt;[.$G$14];[.$F$14];IF([.D41]&gt;[.$G$15];[.$F$15];IF([.D41]&gt;[.$G$16];[.$F$16];IF([.D41]&gt;[.$G$17];[.$F$17];IF([.D4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f2</text:p>
          </table:table-cell>
          <table:table-cell office:value-type="float" office:value="28" calcext:value-type="float">
            <text:p>28</text:p>
          </table:table-cell>
          <table:table-cell table:formula="of:=[.B42]/30" office:value-type="percentage" office:value="0.933333333333333" calcext:value-type="percentage">
            <text:p>93.3%</text:p>
          </table:table-cell>
          <table:table-cell table:formula="of:=1+(0.75-1)/(0.6-1)*([.C42]-1)" office:value-type="percentage" office:value="0.958333333333333" calcext:value-type="percentage">
            <text:p>95.8%</text:p>
          </table:table-cell>
          <table:table-cell table:formula="of:=IF([.D42]&gt;[.$G$7];[.$F$7];IF([.D42]&gt;[.$G$8];[.$F$8];IF([.D42]&gt;[.$G$9];[.$F$9];IF([.D42]&gt;[.$G$10];[.$F$10];IF([.D42]&gt;[.$G$11];[.$F$11];IF([.D42]&gt;[.$G$12];[.$F$12];IF([.D42]&gt;[.$G$13];[.$F$13];IF([.D42]&gt;[.$G$14];[.$F$14];IF([.D42]&gt;[.$G$15];[.$F$15];IF([.D42]&gt;[.$G$16];[.$F$16];IF([.D42]&gt;[.$G$17];[.$F$17];IF([.D4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grigus2</text:p>
          </table:table-cell>
          <table:table-cell office:value-type="float" office:value="28" calcext:value-type="float">
            <text:p>28</text:p>
          </table:table-cell>
          <table:table-cell table:formula="of:=[.B43]/30" office:value-type="percentage" office:value="0.933333333333333" calcext:value-type="percentage">
            <text:p>93.3%</text:p>
          </table:table-cell>
          <table:table-cell table:formula="of:=1+(0.75-1)/(0.6-1)*([.C43]-1)" office:value-type="percentage" office:value="0.958333333333333" calcext:value-type="percentage">
            <text:p>95.8%</text:p>
          </table:table-cell>
          <table:table-cell table:formula="of:=IF([.D43]&gt;[.$G$7];[.$F$7];IF([.D43]&gt;[.$G$8];[.$F$8];IF([.D43]&gt;[.$G$9];[.$F$9];IF([.D43]&gt;[.$G$10];[.$F$10];IF([.D43]&gt;[.$G$11];[.$F$11];IF([.D43]&gt;[.$G$12];[.$F$12];IF([.D43]&gt;[.$G$13];[.$F$13];IF([.D43]&gt;[.$G$14];[.$F$14];IF([.D43]&gt;[.$G$15];[.$F$15];IF([.D43]&gt;[.$G$16];[.$F$16];IF([.D43]&gt;[.$G$17];[.$F$17];IF([.D4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eming2</text:p>
          </table:table-cell>
          <table:table-cell office:value-type="float" office:value="28" calcext:value-type="float">
            <text:p>28</text:p>
          </table:table-cell>
          <table:table-cell table:formula="of:=[.B44]/30" office:value-type="percentage" office:value="0.933333333333333" calcext:value-type="percentage">
            <text:p>93.3%</text:p>
          </table:table-cell>
          <table:table-cell table:formula="of:=1+(0.75-1)/(0.6-1)*([.C44]-1)" office:value-type="percentage" office:value="0.958333333333333" calcext:value-type="percentage">
            <text:p>95.8%</text:p>
          </table:table-cell>
          <table:table-cell table:formula="of:=IF([.D44]&gt;[.$G$7];[.$F$7];IF([.D44]&gt;[.$G$8];[.$F$8];IF([.D44]&gt;[.$G$9];[.$F$9];IF([.D44]&gt;[.$G$10];[.$F$10];IF([.D44]&gt;[.$G$11];[.$F$11];IF([.D44]&gt;[.$G$12];[.$F$12];IF([.D44]&gt;[.$G$13];[.$F$13];IF([.D44]&gt;[.$G$14];[.$F$14];IF([.D44]&gt;[.$G$15];[.$F$15];IF([.D44]&gt;[.$G$16];[.$F$16];IF([.D44]&gt;[.$G$17];[.$F$17];IF([.D4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oble20</text:p>
          </table:table-cell>
          <table:table-cell office:value-type="float" office:value="28" calcext:value-type="float">
            <text:p>28</text:p>
          </table:table-cell>
          <table:table-cell table:formula="of:=[.B45]/30" office:value-type="percentage" office:value="0.933333333333333" calcext:value-type="percentage">
            <text:p>93.3%</text:p>
          </table:table-cell>
          <table:table-cell table:formula="of:=1+(0.75-1)/(0.6-1)*([.C45]-1)" office:value-type="percentage" office:value="0.958333333333333" calcext:value-type="percentage">
            <text:p>95.8%</text:p>
          </table:table-cell>
          <table:table-cell table:formula="of:=IF([.D45]&gt;[.$G$7];[.$F$7];IF([.D45]&gt;[.$G$8];[.$F$8];IF([.D45]&gt;[.$G$9];[.$F$9];IF([.D45]&gt;[.$G$10];[.$F$10];IF([.D45]&gt;[.$G$11];[.$F$11];IF([.D45]&gt;[.$G$12];[.$F$12];IF([.D45]&gt;[.$G$13];[.$F$13];IF([.D45]&gt;[.$G$14];[.$F$14];IF([.D45]&gt;[.$G$15];[.$F$15];IF([.D45]&gt;[.$G$16];[.$F$16];IF([.D45]&gt;[.$G$17];[.$F$17];IF([.D4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z14</text:p>
          </table:table-cell>
          <table:table-cell office:value-type="float" office:value="28" calcext:value-type="float">
            <text:p>28</text:p>
          </table:table-cell>
          <table:table-cell table:formula="of:=[.B46]/30" office:value-type="percentage" office:value="0.933333333333333" calcext:value-type="percentage">
            <text:p>93.3%</text:p>
          </table:table-cell>
          <table:table-cell table:formula="of:=1+(0.75-1)/(0.6-1)*([.C46]-1)" office:value-type="percentage" office:value="0.958333333333333" calcext:value-type="percentage">
            <text:p>95.8%</text:p>
          </table:table-cell>
          <table:table-cell table:formula="of:=IF([.D46]&gt;[.$G$7];[.$F$7];IF([.D46]&gt;[.$G$8];[.$F$8];IF([.D46]&gt;[.$G$9];[.$F$9];IF([.D46]&gt;[.$G$10];[.$F$10];IF([.D46]&gt;[.$G$11];[.$F$11];IF([.D46]&gt;[.$G$12];[.$F$12];IF([.D46]&gt;[.$G$13];[.$F$13];IF([.D46]&gt;[.$G$14];[.$F$14];IF([.D46]&gt;[.$G$15];[.$F$15];IF([.D46]&gt;[.$G$16];[.$F$16];IF([.D46]&gt;[.$G$17];[.$F$17];IF([.D4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han2</text:p>
          </table:table-cell>
          <table:table-cell office:value-type="float" office:value="28" calcext:value-type="float">
            <text:p>28</text:p>
          </table:table-cell>
          <table:table-cell table:formula="of:=[.B47]/30" office:value-type="percentage" office:value="0.933333333333333" calcext:value-type="percentage">
            <text:p>93.3%</text:p>
          </table:table-cell>
          <table:table-cell table:formula="of:=1+(0.75-1)/(0.6-1)*([.C47]-1)" office:value-type="percentage" office:value="0.958333333333333" calcext:value-type="percentage">
            <text:p>95.8%</text:p>
          </table:table-cell>
          <table:table-cell table:formula="of:=IF([.D47]&gt;[.$G$7];[.$F$7];IF([.D47]&gt;[.$G$8];[.$F$8];IF([.D47]&gt;[.$G$9];[.$F$9];IF([.D47]&gt;[.$G$10];[.$F$10];IF([.D47]&gt;[.$G$11];[.$F$11];IF([.D47]&gt;[.$G$12];[.$F$12];IF([.D47]&gt;[.$G$13];[.$F$13];IF([.D47]&gt;[.$G$14];[.$F$14];IF([.D47]&gt;[.$G$15];[.$F$15];IF([.D47]&gt;[.$G$16];[.$F$16];IF([.D47]&gt;[.$G$17];[.$F$17];IF([.D4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g3</text:p>
          </table:table-cell>
          <table:table-cell office:value-type="float" office:value="28" calcext:value-type="float">
            <text:p>28</text:p>
          </table:table-cell>
          <table:table-cell table:formula="of:=[.B48]/30" office:value-type="percentage" office:value="0.933333333333333" calcext:value-type="percentage">
            <text:p>93.3%</text:p>
          </table:table-cell>
          <table:table-cell table:formula="of:=1+(0.75-1)/(0.6-1)*([.C48]-1)" office:value-type="percentage" office:value="0.958333333333333" calcext:value-type="percentage">
            <text:p>95.8%</text:p>
          </table:table-cell>
          <table:table-cell table:formula="of:=IF([.D48]&gt;[.$G$7];[.$F$7];IF([.D48]&gt;[.$G$8];[.$F$8];IF([.D48]&gt;[.$G$9];[.$F$9];IF([.D48]&gt;[.$G$10];[.$F$10];IF([.D48]&gt;[.$G$11];[.$F$11];IF([.D48]&gt;[.$G$12];[.$F$12];IF([.D48]&gt;[.$G$13];[.$F$13];IF([.D48]&gt;[.$G$14];[.$F$14];IF([.D48]&gt;[.$G$15];[.$F$15];IF([.D48]&gt;[.$G$16];[.$F$16];IF([.D48]&gt;[.$G$17];[.$F$17];IF([.D4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rklin2</text:p>
          </table:table-cell>
          <table:table-cell office:value-type="float" office:value="28" calcext:value-type="float">
            <text:p>28</text:p>
          </table:table-cell>
          <table:table-cell table:formula="of:=[.B49]/30" office:value-type="percentage" office:value="0.933333333333333" calcext:value-type="percentage">
            <text:p>93.3%</text:p>
          </table:table-cell>
          <table:table-cell table:formula="of:=1+(0.75-1)/(0.6-1)*([.C49]-1)" office:value-type="percentage" office:value="0.958333333333333" calcext:value-type="percentage">
            <text:p>95.8%</text:p>
          </table:table-cell>
          <table:table-cell table:formula="of:=IF([.D49]&gt;[.$G$7];[.$F$7];IF([.D49]&gt;[.$G$8];[.$F$8];IF([.D49]&gt;[.$G$9];[.$F$9];IF([.D49]&gt;[.$G$10];[.$F$10];IF([.D49]&gt;[.$G$11];[.$F$11];IF([.D49]&gt;[.$G$12];[.$F$12];IF([.D49]&gt;[.$G$13];[.$F$13];IF([.D49]&gt;[.$G$14];[.$F$14];IF([.D49]&gt;[.$G$15];[.$F$15];IF([.D49]&gt;[.$G$16];[.$F$16];IF([.D49]&gt;[.$G$17];[.$F$17];IF([.D4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146</text:p>
          </table:table-cell>
          <table:table-cell office:value-type="float" office:value="28" calcext:value-type="float">
            <text:p>28</text:p>
          </table:table-cell>
          <table:table-cell table:formula="of:=[.B50]/30" office:value-type="percentage" office:value="0.933333333333333" calcext:value-type="percentage">
            <text:p>93.3%</text:p>
          </table:table-cell>
          <table:table-cell table:formula="of:=1+(0.75-1)/(0.6-1)*([.C50]-1)" office:value-type="percentage" office:value="0.958333333333333" calcext:value-type="percentage">
            <text:p>95.8%</text:p>
          </table:table-cell>
          <table:table-cell table:formula="of:=IF([.D50]&gt;[.$G$7];[.$F$7];IF([.D50]&gt;[.$G$8];[.$F$8];IF([.D50]&gt;[.$G$9];[.$F$9];IF([.D50]&gt;[.$G$10];[.$F$10];IF([.D50]&gt;[.$G$11];[.$F$11];IF([.D50]&gt;[.$G$12];[.$F$12];IF([.D50]&gt;[.$G$13];[.$F$13];IF([.D50]&gt;[.$G$14];[.$F$14];IF([.D50]&gt;[.$G$15];[.$F$15];IF([.D50]&gt;[.$G$16];[.$F$16];IF([.D50]&gt;[.$G$17];[.$F$17];IF([.D5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carro2</text:p>
          </table:table-cell>
          <table:table-cell office:value-type="float" office:value="28" calcext:value-type="float">
            <text:p>28</text:p>
          </table:table-cell>
          <table:table-cell table:formula="of:=[.B51]/30" office:value-type="percentage" office:value="0.933333333333333" calcext:value-type="percentage">
            <text:p>93.3%</text:p>
          </table:table-cell>
          <table:table-cell table:formula="of:=1+(0.75-1)/(0.6-1)*([.C51]-1)" office:value-type="percentage" office:value="0.958333333333333" calcext:value-type="percentage">
            <text:p>95.8%</text:p>
          </table:table-cell>
          <table:table-cell table:formula="of:=IF([.D51]&gt;[.$G$7];[.$F$7];IF([.D51]&gt;[.$G$8];[.$F$8];IF([.D51]&gt;[.$G$9];[.$F$9];IF([.D51]&gt;[.$G$10];[.$F$10];IF([.D51]&gt;[.$G$11];[.$F$11];IF([.D51]&gt;[.$G$12];[.$F$12];IF([.D51]&gt;[.$G$13];[.$F$13];IF([.D51]&gt;[.$G$14];[.$F$14];IF([.D51]&gt;[.$G$15];[.$F$15];IF([.D51]&gt;[.$G$16];[.$F$16];IF([.D51]&gt;[.$G$17];[.$F$17];IF([.D5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pappa2</text:p>
          </table:table-cell>
          <table:table-cell office:value-type="float" office:value="28" calcext:value-type="float">
            <text:p>28</text:p>
          </table:table-cell>
          <table:table-cell table:formula="of:=[.B52]/30" office:value-type="percentage" office:value="0.933333333333333" calcext:value-type="percentage">
            <text:p>93.3%</text:p>
          </table:table-cell>
          <table:table-cell table:formula="of:=1+(0.75-1)/(0.6-1)*([.C52]-1)" office:value-type="percentage" office:value="0.958333333333333" calcext:value-type="percentage">
            <text:p>95.8%</text:p>
          </table:table-cell>
          <table:table-cell table:formula="of:=IF([.D52]&gt;[.$G$7];[.$F$7];IF([.D52]&gt;[.$G$8];[.$F$8];IF([.D52]&gt;[.$G$9];[.$F$9];IF([.D52]&gt;[.$G$10];[.$F$10];IF([.D52]&gt;[.$G$11];[.$F$11];IF([.D52]&gt;[.$G$12];[.$F$12];IF([.D52]&gt;[.$G$13];[.$F$13];IF([.D52]&gt;[.$G$14];[.$F$14];IF([.D52]&gt;[.$G$15];[.$F$15];IF([.D52]&gt;[.$G$16];[.$F$16];IF([.D52]&gt;[.$G$17];[.$F$17];IF([.D5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6</text:p>
          </table:table-cell>
          <table:table-cell office:value-type="float" office:value="28" calcext:value-type="float">
            <text:p>28</text:p>
          </table:table-cell>
          <table:table-cell table:formula="of:=[.B53]/30" office:value-type="percentage" office:value="0.933333333333333" calcext:value-type="percentage">
            <text:p>93.3%</text:p>
          </table:table-cell>
          <table:table-cell table:formula="of:=1+(0.75-1)/(0.6-1)*([.C53]-1)" office:value-type="percentage" office:value="0.958333333333333" calcext:value-type="percentage">
            <text:p>95.8%</text:p>
          </table:table-cell>
          <table:table-cell table:formula="of:=IF([.D53]&gt;[.$G$7];[.$F$7];IF([.D53]&gt;[.$G$8];[.$F$8];IF([.D53]&gt;[.$G$9];[.$F$9];IF([.D53]&gt;[.$G$10];[.$F$10];IF([.D53]&gt;[.$G$11];[.$F$11];IF([.D53]&gt;[.$G$12];[.$F$12];IF([.D53]&gt;[.$G$13];[.$F$13];IF([.D53]&gt;[.$G$14];[.$F$14];IF([.D53]&gt;[.$G$15];[.$F$15];IF([.D53]&gt;[.$G$16];[.$F$16];IF([.D53]&gt;[.$G$17];[.$F$17];IF([.D5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suya2</text:p>
          </table:table-cell>
          <table:table-cell office:value-type="float" office:value="28" calcext:value-type="float">
            <text:p>28</text:p>
          </table:table-cell>
          <table:table-cell table:formula="of:=[.B54]/30" office:value-type="percentage" office:value="0.933333333333333" calcext:value-type="percentage">
            <text:p>93.3%</text:p>
          </table:table-cell>
          <table:table-cell table:formula="of:=1+(0.75-1)/(0.6-1)*([.C54]-1)" office:value-type="percentage" office:value="0.958333333333333" calcext:value-type="percentage">
            <text:p>95.8%</text:p>
          </table:table-cell>
          <table:table-cell table:formula="of:=IF([.D54]&gt;[.$G$7];[.$F$7];IF([.D54]&gt;[.$G$8];[.$F$8];IF([.D54]&gt;[.$G$9];[.$F$9];IF([.D54]&gt;[.$G$10];[.$F$10];IF([.D54]&gt;[.$G$11];[.$F$11];IF([.D54]&gt;[.$G$12];[.$F$12];IF([.D54]&gt;[.$G$13];[.$F$13];IF([.D54]&gt;[.$G$14];[.$F$14];IF([.D54]&gt;[.$G$15];[.$F$15];IF([.D54]&gt;[.$G$16];[.$F$16];IF([.D54]&gt;[.$G$17];[.$F$17];IF([.D5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arvai2</text:p>
          </table:table-cell>
          <table:table-cell office:value-type="float" office:value="28" calcext:value-type="float">
            <text:p>28</text:p>
          </table:table-cell>
          <table:table-cell table:formula="of:=[.B55]/30" office:value-type="percentage" office:value="0.933333333333333" calcext:value-type="percentage">
            <text:p>93.3%</text:p>
          </table:table-cell>
          <table:table-cell table:formula="of:=1+(0.75-1)/(0.6-1)*([.C55]-1)" office:value-type="percentage" office:value="0.958333333333333" calcext:value-type="percentage">
            <text:p>95.8%</text:p>
          </table:table-cell>
          <table:table-cell table:formula="of:=IF([.D55]&gt;[.$G$7];[.$F$7];IF([.D55]&gt;[.$G$8];[.$F$8];IF([.D55]&gt;[.$G$9];[.$F$9];IF([.D55]&gt;[.$G$10];[.$F$10];IF([.D55]&gt;[.$G$11];[.$F$11];IF([.D55]&gt;[.$G$12];[.$F$12];IF([.D55]&gt;[.$G$13];[.$F$13];IF([.D55]&gt;[.$G$14];[.$F$14];IF([.D55]&gt;[.$G$15];[.$F$15];IF([.D55]&gt;[.$G$16];[.$F$16];IF([.D55]&gt;[.$G$17];[.$F$17];IF([.D5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udzi3</text:p>
          </table:table-cell>
          <table:table-cell office:value-type="float" office:value="28" calcext:value-type="float">
            <text:p>28</text:p>
          </table:table-cell>
          <table:table-cell table:formula="of:=[.B56]/30" office:value-type="percentage" office:value="0.933333333333333" calcext:value-type="percentage">
            <text:p>93.3%</text:p>
          </table:table-cell>
          <table:table-cell table:formula="of:=1+(0.75-1)/(0.6-1)*([.C56]-1)" office:value-type="percentage" office:value="0.958333333333333" calcext:value-type="percentage">
            <text:p>95.8%</text:p>
          </table:table-cell>
          <table:table-cell table:formula="of:=IF([.D56]&gt;[.$G$7];[.$F$7];IF([.D56]&gt;[.$G$8];[.$F$8];IF([.D56]&gt;[.$G$9];[.$F$9];IF([.D56]&gt;[.$G$10];[.$F$10];IF([.D56]&gt;[.$G$11];[.$F$11];IF([.D56]&gt;[.$G$12];[.$F$12];IF([.D56]&gt;[.$G$13];[.$F$13];IF([.D56]&gt;[.$G$14];[.$F$14];IF([.D56]&gt;[.$G$15];[.$F$15];IF([.D56]&gt;[.$G$16];[.$F$16];IF([.D56]&gt;[.$G$17];[.$F$17];IF([.D5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u10</text:p>
          </table:table-cell>
          <table:table-cell office:value-type="float" office:value="28" calcext:value-type="float">
            <text:p>28</text:p>
          </table:table-cell>
          <table:table-cell table:formula="of:=[.B57]/30" office:value-type="percentage" office:value="0.933333333333333" calcext:value-type="percentage">
            <text:p>93.3%</text:p>
          </table:table-cell>
          <table:table-cell table:formula="of:=1+(0.75-1)/(0.6-1)*([.C57]-1)" office:value-type="percentage" office:value="0.958333333333333" calcext:value-type="percentage">
            <text:p>95.8%</text:p>
          </table:table-cell>
          <table:table-cell table:formula="of:=IF([.D57]&gt;[.$G$7];[.$F$7];IF([.D57]&gt;[.$G$8];[.$F$8];IF([.D57]&gt;[.$G$9];[.$F$9];IF([.D57]&gt;[.$G$10];[.$F$10];IF([.D57]&gt;[.$G$11];[.$F$11];IF([.D57]&gt;[.$G$12];[.$F$12];IF([.D57]&gt;[.$G$13];[.$F$13];IF([.D57]&gt;[.$G$14];[.$F$14];IF([.D57]&gt;[.$G$15];[.$F$15];IF([.D57]&gt;[.$G$16];[.$F$16];IF([.D57]&gt;[.$G$17];[.$F$17];IF([.D5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sbac2</text:p>
          </table:table-cell>
          <table:table-cell office:value-type="float" office:value="28" calcext:value-type="float">
            <text:p>28</text:p>
          </table:table-cell>
          <table:table-cell table:formula="of:=[.B58]/30" office:value-type="percentage" office:value="0.933333333333333" calcext:value-type="percentage">
            <text:p>93.3%</text:p>
          </table:table-cell>
          <table:table-cell table:formula="of:=1+(0.75-1)/(0.6-1)*([.C58]-1)" office:value-type="percentage" office:value="0.958333333333333" calcext:value-type="percentage">
            <text:p>95.8%</text:p>
          </table:table-cell>
          <table:table-cell table:formula="of:=IF([.D58]&gt;[.$G$7];[.$F$7];IF([.D58]&gt;[.$G$8];[.$F$8];IF([.D58]&gt;[.$G$9];[.$F$9];IF([.D58]&gt;[.$G$10];[.$F$10];IF([.D58]&gt;[.$G$11];[.$F$11];IF([.D58]&gt;[.$G$12];[.$F$12];IF([.D58]&gt;[.$G$13];[.$F$13];IF([.D58]&gt;[.$G$14];[.$F$14];IF([.D58]&gt;[.$G$15];[.$F$15];IF([.D58]&gt;[.$G$16];[.$F$16];IF([.D58]&gt;[.$G$17];[.$F$17];IF([.D5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egner2</text:p>
          </table:table-cell>
          <table:table-cell office:value-type="float" office:value="28" calcext:value-type="float">
            <text:p>28</text:p>
          </table:table-cell>
          <table:table-cell table:formula="of:=[.B59]/30" office:value-type="percentage" office:value="0.933333333333333" calcext:value-type="percentage">
            <text:p>93.3%</text:p>
          </table:table-cell>
          <table:table-cell table:formula="of:=1+(0.75-1)/(0.6-1)*([.C59]-1)" office:value-type="percentage" office:value="0.958333333333333" calcext:value-type="percentage">
            <text:p>95.8%</text:p>
          </table:table-cell>
          <table:table-cell table:formula="of:=IF([.D59]&gt;[.$G$7];[.$F$7];IF([.D59]&gt;[.$G$8];[.$F$8];IF([.D59]&gt;[.$G$9];[.$F$9];IF([.D59]&gt;[.$G$10];[.$F$10];IF([.D59]&gt;[.$G$11];[.$F$11];IF([.D59]&gt;[.$G$12];[.$F$12];IF([.D59]&gt;[.$G$13];[.$F$13];IF([.D59]&gt;[.$G$14];[.$F$14];IF([.D59]&gt;[.$G$15];[.$F$15];IF([.D59]&gt;[.$G$16];[.$F$16];IF([.D59]&gt;[.$G$17];[.$F$17];IF([.D5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n137</text:p>
          </table:table-cell>
          <table:table-cell office:value-type="float" office:value="28" calcext:value-type="float">
            <text:p>28</text:p>
          </table:table-cell>
          <table:table-cell table:formula="of:=[.B60]/30" office:value-type="percentage" office:value="0.933333333333333" calcext:value-type="percentage">
            <text:p>93.3%</text:p>
          </table:table-cell>
          <table:table-cell table:formula="of:=1+(0.75-1)/(0.6-1)*([.C60]-1)" office:value-type="percentage" office:value="0.958333333333333" calcext:value-type="percentage">
            <text:p>95.8%</text:p>
          </table:table-cell>
          <table:table-cell table:formula="of:=IF([.D60]&gt;[.$G$7];[.$F$7];IF([.D60]&gt;[.$G$8];[.$F$8];IF([.D60]&gt;[.$G$9];[.$F$9];IF([.D60]&gt;[.$G$10];[.$F$10];IF([.D60]&gt;[.$G$11];[.$F$11];IF([.D60]&gt;[.$G$12];[.$F$12];IF([.D60]&gt;[.$G$13];[.$F$13];IF([.D60]&gt;[.$G$14];[.$F$14];IF([.D60]&gt;[.$G$15];[.$F$15];IF([.D60]&gt;[.$G$16];[.$F$16];IF([.D60]&gt;[.$G$17];[.$F$17];IF([.D6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hes7</text:p>
          </table:table-cell>
          <table:table-cell office:value-type="float" office:value="28" calcext:value-type="float">
            <text:p>28</text:p>
          </table:table-cell>
          <table:table-cell table:formula="of:=[.B61]/30" office:value-type="percentage" office:value="0.933333333333333" calcext:value-type="percentage">
            <text:p>93.3%</text:p>
          </table:table-cell>
          <table:table-cell table:formula="of:=1+(0.75-1)/(0.6-1)*([.C61]-1)" office:value-type="percentage" office:value="0.958333333333333" calcext:value-type="percentage">
            <text:p>95.8%</text:p>
          </table:table-cell>
          <table:table-cell table:formula="of:=IF([.D61]&gt;[.$G$7];[.$F$7];IF([.D61]&gt;[.$G$8];[.$F$8];IF([.D61]&gt;[.$G$9];[.$F$9];IF([.D61]&gt;[.$G$10];[.$F$10];IF([.D61]&gt;[.$G$11];[.$F$11];IF([.D61]&gt;[.$G$12];[.$F$12];IF([.D61]&gt;[.$G$13];[.$F$13];IF([.D61]&gt;[.$G$14];[.$F$14];IF([.D61]&gt;[.$G$15];[.$F$15];IF([.D61]&gt;[.$G$16];[.$F$16];IF([.D61]&gt;[.$G$17];[.$F$17];IF([.D6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z9</text:p>
          </table:table-cell>
          <table:table-cell office:value-type="float" office:value="28" calcext:value-type="float">
            <text:p>28</text:p>
          </table:table-cell>
          <table:table-cell table:formula="of:=[.B62]/30" office:value-type="percentage" office:value="0.933333333333333" calcext:value-type="percentage">
            <text:p>93.3%</text:p>
          </table:table-cell>
          <table:table-cell table:formula="of:=1+(0.75-1)/(0.6-1)*([.C62]-1)" office:value-type="percentage" office:value="0.958333333333333" calcext:value-type="percentage">
            <text:p>95.8%</text:p>
          </table:table-cell>
          <table:table-cell table:formula="of:=IF([.D62]&gt;[.$G$7];[.$F$7];IF([.D62]&gt;[.$G$8];[.$F$8];IF([.D62]&gt;[.$G$9];[.$F$9];IF([.D62]&gt;[.$G$10];[.$F$10];IF([.D62]&gt;[.$G$11];[.$F$11];IF([.D62]&gt;[.$G$12];[.$F$12];IF([.D62]&gt;[.$G$13];[.$F$13];IF([.D62]&gt;[.$G$14];[.$F$14];IF([.D62]&gt;[.$G$15];[.$F$15];IF([.D62]&gt;[.$G$16];[.$F$16];IF([.D62]&gt;[.$G$17];[.$F$17];IF([.D6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phelp2</text:p>
          </table:table-cell>
          <table:table-cell office:value-type="float" office:value="28" calcext:value-type="float">
            <text:p>28</text:p>
          </table:table-cell>
          <table:table-cell table:formula="of:=[.B63]/30" office:value-type="percentage" office:value="0.933333333333333" calcext:value-type="percentage">
            <text:p>93.3%</text:p>
          </table:table-cell>
          <table:table-cell table:formula="of:=1+(0.75-1)/(0.6-1)*([.C63]-1)" office:value-type="percentage" office:value="0.958333333333333" calcext:value-type="percentage">
            <text:p>95.8%</text:p>
          </table:table-cell>
          <table:table-cell table:formula="of:=IF([.D63]&gt;[.$G$7];[.$F$7];IF([.D63]&gt;[.$G$8];[.$F$8];IF([.D63]&gt;[.$G$9];[.$F$9];IF([.D63]&gt;[.$G$10];[.$F$10];IF([.D63]&gt;[.$G$11];[.$F$11];IF([.D63]&gt;[.$G$12];[.$F$12];IF([.D63]&gt;[.$G$13];[.$F$13];IF([.D63]&gt;[.$G$14];[.$F$14];IF([.D63]&gt;[.$G$15];[.$F$15];IF([.D63]&gt;[.$G$16];[.$F$16];IF([.D63]&gt;[.$G$17];[.$F$17];IF([.D6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adk2</text:p>
          </table:table-cell>
          <table:table-cell office:value-type="float" office:value="28" calcext:value-type="float">
            <text:p>28</text:p>
          </table:table-cell>
          <table:table-cell table:formula="of:=[.B64]/30" office:value-type="percentage" office:value="0.933333333333333" calcext:value-type="percentage">
            <text:p>93.3%</text:p>
          </table:table-cell>
          <table:table-cell table:formula="of:=1+(0.75-1)/(0.6-1)*([.C64]-1)" office:value-type="percentage" office:value="0.958333333333333" calcext:value-type="percentage">
            <text:p>95.8%</text:p>
          </table:table-cell>
          <table:table-cell table:formula="of:=IF([.D64]&gt;[.$G$7];[.$F$7];IF([.D64]&gt;[.$G$8];[.$F$8];IF([.D64]&gt;[.$G$9];[.$F$9];IF([.D64]&gt;[.$G$10];[.$F$10];IF([.D64]&gt;[.$G$11];[.$F$11];IF([.D64]&gt;[.$G$12];[.$F$12];IF([.D64]&gt;[.$G$13];[.$F$13];IF([.D64]&gt;[.$G$14];[.$F$14];IF([.D64]&gt;[.$G$15];[.$F$15];IF([.D64]&gt;[.$G$16];[.$F$16];IF([.D64]&gt;[.$G$17];[.$F$17];IF([.D6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cd2</text:p>
          </table:table-cell>
          <table:table-cell office:value-type="float" office:value="28" calcext:value-type="float">
            <text:p>28</text:p>
          </table:table-cell>
          <table:table-cell table:formula="of:=[.B65]/30" office:value-type="percentage" office:value="0.933333333333333" calcext:value-type="percentage">
            <text:p>93.3%</text:p>
          </table:table-cell>
          <table:table-cell table:formula="of:=1+(0.75-1)/(0.6-1)*([.C65]-1)" office:value-type="percentage" office:value="0.958333333333333" calcext:value-type="percentage">
            <text:p>95.8%</text:p>
          </table:table-cell>
          <table:table-cell table:formula="of:=IF([.D65]&gt;[.$G$7];[.$F$7];IF([.D65]&gt;[.$G$8];[.$F$8];IF([.D65]&gt;[.$G$9];[.$F$9];IF([.D65]&gt;[.$G$10];[.$F$10];IF([.D65]&gt;[.$G$11];[.$F$11];IF([.D65]&gt;[.$G$12];[.$F$12];IF([.D65]&gt;[.$G$13];[.$F$13];IF([.D65]&gt;[.$G$14];[.$F$14];IF([.D65]&gt;[.$G$15];[.$F$15];IF([.D65]&gt;[.$G$16];[.$F$16];IF([.D65]&gt;[.$G$17];[.$F$17];IF([.D6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cwang2</text:p>
          </table:table-cell>
          <table:table-cell office:value-type="float" office:value="28" calcext:value-type="float">
            <text:p>28</text:p>
          </table:table-cell>
          <table:table-cell table:formula="of:=[.B66]/30" office:value-type="percentage" office:value="0.933333333333333" calcext:value-type="percentage">
            <text:p>93.3%</text:p>
          </table:table-cell>
          <table:table-cell table:formula="of:=1+(0.75-1)/(0.6-1)*([.C66]-1)" office:value-type="percentage" office:value="0.958333333333333" calcext:value-type="percentage">
            <text:p>95.8%</text:p>
          </table:table-cell>
          <table:table-cell table:formula="of:=IF([.D66]&gt;[.$G$7];[.$F$7];IF([.D66]&gt;[.$G$8];[.$F$8];IF([.D66]&gt;[.$G$9];[.$F$9];IF([.D66]&gt;[.$G$10];[.$F$10];IF([.D66]&gt;[.$G$11];[.$F$11];IF([.D66]&gt;[.$G$12];[.$F$12];IF([.D66]&gt;[.$G$13];[.$F$13];IF([.D66]&gt;[.$G$14];[.$F$14];IF([.D66]&gt;[.$G$15];[.$F$15];IF([.D66]&gt;[.$G$16];[.$F$16];IF([.D66]&gt;[.$G$17];[.$F$17];IF([.D6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shen25</text:p>
          </table:table-cell>
          <table:table-cell office:value-type="float" office:value="28" calcext:value-type="float">
            <text:p>28</text:p>
          </table:table-cell>
          <table:table-cell table:formula="of:=[.B67]/30" office:value-type="percentage" office:value="0.933333333333333" calcext:value-type="percentage">
            <text:p>93.3%</text:p>
          </table:table-cell>
          <table:table-cell table:formula="of:=1+(0.75-1)/(0.6-1)*([.C67]-1)" office:value-type="percentage" office:value="0.958333333333333" calcext:value-type="percentage">
            <text:p>95.8%</text:p>
          </table:table-cell>
          <table:table-cell table:formula="of:=IF([.D67]&gt;[.$G$7];[.$F$7];IF([.D67]&gt;[.$G$8];[.$F$8];IF([.D67]&gt;[.$G$9];[.$F$9];IF([.D67]&gt;[.$G$10];[.$F$10];IF([.D67]&gt;[.$G$11];[.$F$11];IF([.D67]&gt;[.$G$12];[.$F$12];IF([.D67]&gt;[.$G$13];[.$F$13];IF([.D67]&gt;[.$G$14];[.$F$14];IF([.D67]&gt;[.$G$15];[.$F$15];IF([.D67]&gt;[.$G$16];[.$F$16];IF([.D67]&gt;[.$G$17];[.$F$17];IF([.D6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mengq2</text:p>
          </table:table-cell>
          <table:table-cell office:value-type="float" office:value="28" calcext:value-type="float">
            <text:p>28</text:p>
          </table:table-cell>
          <table:table-cell table:formula="of:=[.B68]/30" office:value-type="percentage" office:value="0.933333333333333" calcext:value-type="percentage">
            <text:p>93.3%</text:p>
          </table:table-cell>
          <table:table-cell table:formula="of:=1+(0.75-1)/(0.6-1)*([.C68]-1)" office:value-type="percentage" office:value="0.958333333333333" calcext:value-type="percentage">
            <text:p>95.8%</text:p>
          </table:table-cell>
          <table:table-cell table:formula="of:=IF([.D68]&gt;[.$G$7];[.$F$7];IF([.D68]&gt;[.$G$8];[.$F$8];IF([.D68]&gt;[.$G$9];[.$F$9];IF([.D68]&gt;[.$G$10];[.$F$10];IF([.D68]&gt;[.$G$11];[.$F$11];IF([.D68]&gt;[.$G$12];[.$F$12];IF([.D68]&gt;[.$G$13];[.$F$13];IF([.D68]&gt;[.$G$14];[.$F$14];IF([.D68]&gt;[.$G$15];[.$F$15];IF([.D68]&gt;[.$G$16];[.$F$16];IF([.D68]&gt;[.$G$17];[.$F$17];IF([.D6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zhong19</text:p>
          </table:table-cell>
          <table:table-cell office:value-type="float" office:value="28" calcext:value-type="float">
            <text:p>28</text:p>
          </table:table-cell>
          <table:table-cell table:formula="of:=[.B69]/30" office:value-type="percentage" office:value="0.933333333333333" calcext:value-type="percentage">
            <text:p>93.3%</text:p>
          </table:table-cell>
          <table:table-cell table:formula="of:=1+(0.75-1)/(0.6-1)*([.C69]-1)" office:value-type="percentage" office:value="0.958333333333333" calcext:value-type="percentage">
            <text:p>95.8%</text:p>
          </table:table-cell>
          <table:table-cell table:formula="of:=IF([.D69]&gt;[.$G$7];[.$F$7];IF([.D69]&gt;[.$G$8];[.$F$8];IF([.D69]&gt;[.$G$9];[.$F$9];IF([.D69]&gt;[.$G$10];[.$F$10];IF([.D69]&gt;[.$G$11];[.$F$11];IF([.D69]&gt;[.$G$12];[.$F$12];IF([.D69]&gt;[.$G$13];[.$F$13];IF([.D69]&gt;[.$G$14];[.$F$14];IF([.D69]&gt;[.$G$15];[.$F$15];IF([.D69]&gt;[.$G$16];[.$F$16];IF([.D69]&gt;[.$G$17];[.$F$17];IF([.D6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pengy2</text:p>
          </table:table-cell>
          <table:table-cell office:value-type="float" office:value="28" calcext:value-type="float">
            <text:p>28</text:p>
          </table:table-cell>
          <table:table-cell table:formula="of:=[.B70]/30" office:value-type="percentage" office:value="0.933333333333333" calcext:value-type="percentage">
            <text:p>93.3%</text:p>
          </table:table-cell>
          <table:table-cell table:formula="of:=1+(0.75-1)/(0.6-1)*([.C70]-1)" office:value-type="percentage" office:value="0.958333333333333" calcext:value-type="percentage">
            <text:p>95.8%</text:p>
          </table:table-cell>
          <table:table-cell table:formula="of:=IF([.D70]&gt;[.$G$7];[.$F$7];IF([.D70]&gt;[.$G$8];[.$F$8];IF([.D70]&gt;[.$G$9];[.$F$9];IF([.D70]&gt;[.$G$10];[.$F$10];IF([.D70]&gt;[.$G$11];[.$F$11];IF([.D70]&gt;[.$G$12];[.$F$12];IF([.D70]&gt;[.$G$13];[.$F$13];IF([.D70]&gt;[.$G$14];[.$F$14];IF([.D70]&gt;[.$G$15];[.$F$15];IF([.D70]&gt;[.$G$16];[.$F$16];IF([.D70]&gt;[.$G$17];[.$F$17];IF([.D7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jin19</text:p>
          </table:table-cell>
          <table:table-cell office:value-type="float" office:value="28" calcext:value-type="float">
            <text:p>28</text:p>
          </table:table-cell>
          <table:table-cell table:formula="of:=[.B71]/30" office:value-type="percentage" office:value="0.933333333333333" calcext:value-type="percentage">
            <text:p>93.3%</text:p>
          </table:table-cell>
          <table:table-cell table:formula="of:=1+(0.75-1)/(0.6-1)*([.C71]-1)" office:value-type="percentage" office:value="0.958333333333333" calcext:value-type="percentage">
            <text:p>95.8%</text:p>
          </table:table-cell>
          <table:table-cell table:formula="of:=IF([.D71]&gt;[.$G$7];[.$F$7];IF([.D71]&gt;[.$G$8];[.$F$8];IF([.D71]&gt;[.$G$9];[.$F$9];IF([.D71]&gt;[.$G$10];[.$F$10];IF([.D71]&gt;[.$G$11];[.$F$11];IF([.D71]&gt;[.$G$12];[.$F$12];IF([.D71]&gt;[.$G$13];[.$F$13];IF([.D71]&gt;[.$G$14];[.$F$14];IF([.D71]&gt;[.$G$15];[.$F$15];IF([.D71]&gt;[.$G$16];[.$F$16];IF([.D71]&gt;[.$G$17];[.$F$17];IF([.D7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g2</text:p>
          </table:table-cell>
          <table:table-cell office:value-type="float" office:value="21" calcext:value-type="float">
            <text:p>21</text:p>
          </table:table-cell>
          <table:table-cell table:formula="of:=12/13" office:value-type="percentage" office:value="0.923076923076923" calcext:value-type="percentage">
            <text:p>92.3%</text:p>
          </table:table-cell>
          <table:table-cell table:formula="of:=1+(0.75-1)/(0.6-1)*([.C72]-1)" office:value-type="percentage" office:value="0.951923076923077" calcext:value-type="percentage">
            <text:p>95.2%</text:p>
          </table:table-cell>
          <table:table-cell table:formula="of:=IF([.D72]&gt;[.$G$7];[.$F$7];IF([.D72]&gt;[.$G$8];[.$F$8];IF([.D72]&gt;[.$G$9];[.$F$9];IF([.D72]&gt;[.$G$10];[.$F$10];IF([.D72]&gt;[.$G$11];[.$F$11];IF([.D72]&gt;[.$G$12];[.$F$12];IF([.D72]&gt;[.$G$13];[.$F$13];IF([.D72]&gt;[.$G$14];[.$F$14];IF([.D72]&gt;[.$G$15];[.$F$15];IF([.D72]&gt;[.$G$16];[.$F$16];IF([.D72]&gt;[.$G$17];[.$F$17];IF([.D7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asna2</text:p>
          </table:table-cell>
          <table:table-cell office:value-type="float" office:value="27" calcext:value-type="float">
            <text:p>27</text:p>
          </table:table-cell>
          <table:table-cell table:formula="of:=[.B73]/30" office:value-type="percentage" office:value="0.9" calcext:value-type="percentage">
            <text:p>90.0%</text:p>
          </table:table-cell>
          <table:table-cell table:formula="of:=1+(0.75-1)/(0.6-1)*([.C73]-1)" office:value-type="percentage" office:value="0.9375" calcext:value-type="percentage">
            <text:p>93.8%</text:p>
          </table:table-cell>
          <table:table-cell table:formula="of:=IF([.D73]&gt;[.$G$7];[.$F$7];IF([.D73]&gt;[.$G$8];[.$F$8];IF([.D73]&gt;[.$G$9];[.$F$9];IF([.D73]&gt;[.$G$10];[.$F$10];IF([.D73]&gt;[.$G$11];[.$F$11];IF([.D73]&gt;[.$G$12];[.$F$12];IF([.D73]&gt;[.$G$13];[.$F$13];IF([.D73]&gt;[.$G$14];[.$F$14];IF([.D73]&gt;[.$G$15];[.$F$15];IF([.D73]&gt;[.$G$16];[.$F$16];IF([.D73]&gt;[.$G$17];[.$F$17];IF([.D7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as2</text:p>
          </table:table-cell>
          <table:table-cell office:value-type="float" office:value="27" calcext:value-type="float">
            <text:p>27</text:p>
          </table:table-cell>
          <table:table-cell table:formula="of:=[.B74]/30" office:value-type="percentage" office:value="0.9" calcext:value-type="percentage">
            <text:p>90.0%</text:p>
          </table:table-cell>
          <table:table-cell table:formula="of:=1+(0.75-1)/(0.6-1)*([.C74]-1)" office:value-type="percentage" office:value="0.9375" calcext:value-type="percentage">
            <text:p>93.8%</text:p>
          </table:table-cell>
          <table:table-cell table:formula="of:=IF([.D74]&gt;[.$G$7];[.$F$7];IF([.D74]&gt;[.$G$8];[.$F$8];IF([.D74]&gt;[.$G$9];[.$F$9];IF([.D74]&gt;[.$G$10];[.$F$10];IF([.D74]&gt;[.$G$11];[.$F$11];IF([.D74]&gt;[.$G$12];[.$F$12];IF([.D74]&gt;[.$G$13];[.$F$13];IF([.D74]&gt;[.$G$14];[.$F$14];IF([.D74]&gt;[.$G$15];[.$F$15];IF([.D74]&gt;[.$G$16];[.$F$16];IF([.D74]&gt;[.$G$17];[.$F$17];IF([.D7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ing2</text:p>
          </table:table-cell>
          <table:table-cell office:value-type="float" office:value="27" calcext:value-type="float">
            <text:p>27</text:p>
          </table:table-cell>
          <table:table-cell table:formula="of:=[.B75]/30" office:value-type="percentage" office:value="0.9" calcext:value-type="percentage">
            <text:p>90.0%</text:p>
          </table:table-cell>
          <table:table-cell table:formula="of:=1+(0.75-1)/(0.6-1)*([.C75]-1)" office:value-type="percentage" office:value="0.9375" calcext:value-type="percentage">
            <text:p>93.8%</text:p>
          </table:table-cell>
          <table:table-cell table:formula="of:=IF([.D75]&gt;[.$G$7];[.$F$7];IF([.D75]&gt;[.$G$8];[.$F$8];IF([.D75]&gt;[.$G$9];[.$F$9];IF([.D75]&gt;[.$G$10];[.$F$10];IF([.D75]&gt;[.$G$11];[.$F$11];IF([.D75]&gt;[.$G$12];[.$F$12];IF([.D75]&gt;[.$G$13];[.$F$13];IF([.D75]&gt;[.$G$14];[.$F$14];IF([.D75]&gt;[.$G$15];[.$F$15];IF([.D75]&gt;[.$G$16];[.$F$16];IF([.D75]&gt;[.$G$17];[.$F$17];IF([.D7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navs2</text:p>
          </table:table-cell>
          <table:table-cell office:value-type="float" office:value="27" calcext:value-type="float">
            <text:p>27</text:p>
          </table:table-cell>
          <table:table-cell table:formula="of:=[.B76]/30" office:value-type="percentage" office:value="0.9" calcext:value-type="percentage">
            <text:p>90.0%</text:p>
          </table:table-cell>
          <table:table-cell table:formula="of:=1+(0.75-1)/(0.6-1)*([.C76]-1)" office:value-type="percentage" office:value="0.9375" calcext:value-type="percentage">
            <text:p>93.8%</text:p>
          </table:table-cell>
          <table:table-cell table:formula="of:=IF([.D76]&gt;[.$G$7];[.$F$7];IF([.D76]&gt;[.$G$8];[.$F$8];IF([.D76]&gt;[.$G$9];[.$F$9];IF([.D76]&gt;[.$G$10];[.$F$10];IF([.D76]&gt;[.$G$11];[.$F$11];IF([.D76]&gt;[.$G$12];[.$F$12];IF([.D76]&gt;[.$G$13];[.$F$13];IF([.D76]&gt;[.$G$14];[.$F$14];IF([.D76]&gt;[.$G$15];[.$F$15];IF([.D76]&gt;[.$G$16];[.$F$16];IF([.D76]&gt;[.$G$17];[.$F$17];IF([.D7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liu2</text:p>
          </table:table-cell>
          <table:table-cell office:value-type="float" office:value="27" calcext:value-type="float">
            <text:p>27</text:p>
          </table:table-cell>
          <table:table-cell table:formula="of:=[.B77]/30" office:value-type="percentage" office:value="0.9" calcext:value-type="percentage">
            <text:p>90.0%</text:p>
          </table:table-cell>
          <table:table-cell table:formula="of:=1+(0.75-1)/(0.6-1)*([.C77]-1)" office:value-type="percentage" office:value="0.9375" calcext:value-type="percentage">
            <text:p>93.8%</text:p>
          </table:table-cell>
          <table:table-cell table:formula="of:=IF([.D77]&gt;[.$G$7];[.$F$7];IF([.D77]&gt;[.$G$8];[.$F$8];IF([.D77]&gt;[.$G$9];[.$F$9];IF([.D77]&gt;[.$G$10];[.$F$10];IF([.D77]&gt;[.$G$11];[.$F$11];IF([.D77]&gt;[.$G$12];[.$F$12];IF([.D77]&gt;[.$G$13];[.$F$13];IF([.D77]&gt;[.$G$14];[.$F$14];IF([.D77]&gt;[.$G$15];[.$F$15];IF([.D77]&gt;[.$G$16];[.$F$16];IF([.D77]&gt;[.$G$17];[.$F$17];IF([.D7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arma2</text:p>
          </table:table-cell>
          <table:table-cell office:value-type="float" office:value="27" calcext:value-type="float">
            <text:p>27</text:p>
          </table:table-cell>
          <table:table-cell table:formula="of:=[.B78]/30" office:value-type="percentage" office:value="0.9" calcext:value-type="percentage">
            <text:p>90.0%</text:p>
          </table:table-cell>
          <table:table-cell table:formula="of:=1+(0.75-1)/(0.6-1)*([.C78]-1)" office:value-type="percentage" office:value="0.9375" calcext:value-type="percentage">
            <text:p>93.8%</text:p>
          </table:table-cell>
          <table:table-cell table:formula="of:=IF([.D78]&gt;[.$G$7];[.$F$7];IF([.D78]&gt;[.$G$8];[.$F$8];IF([.D78]&gt;[.$G$9];[.$F$9];IF([.D78]&gt;[.$G$10];[.$F$10];IF([.D78]&gt;[.$G$11];[.$F$11];IF([.D78]&gt;[.$G$12];[.$F$12];IF([.D78]&gt;[.$G$13];[.$F$13];IF([.D78]&gt;[.$G$14];[.$F$14];IF([.D78]&gt;[.$G$15];[.$F$15];IF([.D78]&gt;[.$G$16];[.$F$16];IF([.D78]&gt;[.$G$17];[.$F$17];IF([.D7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wang4</text:p>
          </table:table-cell>
          <table:table-cell office:value-type="float" office:value="27" calcext:value-type="float">
            <text:p>27</text:p>
          </table:table-cell>
          <table:table-cell table:formula="of:=[.B79]/30" office:value-type="percentage" office:value="0.9" calcext:value-type="percentage">
            <text:p>90.0%</text:p>
          </table:table-cell>
          <table:table-cell table:formula="of:=1+(0.75-1)/(0.6-1)*([.C79]-1)" office:value-type="percentage" office:value="0.9375" calcext:value-type="percentage">
            <text:p>93.8%</text:p>
          </table:table-cell>
          <table:table-cell table:formula="of:=IF([.D79]&gt;[.$G$7];[.$F$7];IF([.D79]&gt;[.$G$8];[.$F$8];IF([.D79]&gt;[.$G$9];[.$F$9];IF([.D79]&gt;[.$G$10];[.$F$10];IF([.D79]&gt;[.$G$11];[.$F$11];IF([.D79]&gt;[.$G$12];[.$F$12];IF([.D79]&gt;[.$G$13];[.$F$13];IF([.D79]&gt;[.$G$14];[.$F$14];IF([.D79]&gt;[.$G$15];[.$F$15];IF([.D79]&gt;[.$G$16];[.$F$16];IF([.D79]&gt;[.$G$17];[.$F$17];IF([.D7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u208</text:p>
          </table:table-cell>
          <table:table-cell office:value-type="float" office:value="27" calcext:value-type="float">
            <text:p>27</text:p>
          </table:table-cell>
          <table:table-cell table:formula="of:=[.B80]/30" office:value-type="percentage" office:value="0.9" calcext:value-type="percentage">
            <text:p>90.0%</text:p>
          </table:table-cell>
          <table:table-cell table:formula="of:=1+(0.75-1)/(0.6-1)*([.C80]-1)" office:value-type="percentage" office:value="0.9375" calcext:value-type="percentage">
            <text:p>93.8%</text:p>
          </table:table-cell>
          <table:table-cell table:formula="of:=IF([.D80]&gt;[.$G$7];[.$F$7];IF([.D80]&gt;[.$G$8];[.$F$8];IF([.D80]&gt;[.$G$9];[.$F$9];IF([.D80]&gt;[.$G$10];[.$F$10];IF([.D80]&gt;[.$G$11];[.$F$11];IF([.D80]&gt;[.$G$12];[.$F$12];IF([.D80]&gt;[.$G$13];[.$F$13];IF([.D80]&gt;[.$G$14];[.$F$14];IF([.D80]&gt;[.$G$15];[.$F$15];IF([.D80]&gt;[.$G$16];[.$F$16];IF([.D80]&gt;[.$G$17];[.$F$17];IF([.D8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rasty2</text:p>
          </table:table-cell>
          <table:table-cell office:value-type="float" office:value="27" calcext:value-type="float">
            <text:p>27</text:p>
          </table:table-cell>
          <table:table-cell table:formula="of:=[.B81]/30" office:value-type="percentage" office:value="0.9" calcext:value-type="percentage">
            <text:p>90.0%</text:p>
          </table:table-cell>
          <table:table-cell table:formula="of:=1+(0.75-1)/(0.6-1)*([.C81]-1)" office:value-type="percentage" office:value="0.9375" calcext:value-type="percentage">
            <text:p>93.8%</text:p>
          </table:table-cell>
          <table:table-cell table:formula="of:=IF([.D81]&gt;[.$G$7];[.$F$7];IF([.D81]&gt;[.$G$8];[.$F$8];IF([.D81]&gt;[.$G$9];[.$F$9];IF([.D81]&gt;[.$G$10];[.$F$10];IF([.D81]&gt;[.$G$11];[.$F$11];IF([.D81]&gt;[.$G$12];[.$F$12];IF([.D81]&gt;[.$G$13];[.$F$13];IF([.D81]&gt;[.$G$14];[.$F$14];IF([.D81]&gt;[.$G$15];[.$F$15];IF([.D81]&gt;[.$G$16];[.$F$16];IF([.D81]&gt;[.$G$17];[.$F$17];IF([.D8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ruvd2</text:p>
          </table:table-cell>
          <table:table-cell office:value-type="float" office:value="27" calcext:value-type="float">
            <text:p>27</text:p>
          </table:table-cell>
          <table:table-cell table:formula="of:=[.B82]/30" office:value-type="percentage" office:value="0.9" calcext:value-type="percentage">
            <text:p>90.0%</text:p>
          </table:table-cell>
          <table:table-cell table:formula="of:=1+(0.75-1)/(0.6-1)*([.C82]-1)" office:value-type="percentage" office:value="0.9375" calcext:value-type="percentage">
            <text:p>93.8%</text:p>
          </table:table-cell>
          <table:table-cell table:formula="of:=IF([.D82]&gt;[.$G$7];[.$F$7];IF([.D82]&gt;[.$G$8];[.$F$8];IF([.D82]&gt;[.$G$9];[.$F$9];IF([.D82]&gt;[.$G$10];[.$F$10];IF([.D82]&gt;[.$G$11];[.$F$11];IF([.D82]&gt;[.$G$12];[.$F$12];IF([.D82]&gt;[.$G$13];[.$F$13];IF([.D82]&gt;[.$G$14];[.$F$14];IF([.D82]&gt;[.$G$15];[.$F$15];IF([.D82]&gt;[.$G$16];[.$F$16];IF([.D82]&gt;[.$G$17];[.$F$17];IF([.D8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2</text:p>
          </table:table-cell>
          <table:table-cell office:value-type="float" office:value="27" calcext:value-type="float">
            <text:p>27</text:p>
          </table:table-cell>
          <table:table-cell table:formula="of:=[.B83]/30" office:value-type="percentage" office:value="0.9" calcext:value-type="percentage">
            <text:p>90.0%</text:p>
          </table:table-cell>
          <table:table-cell table:formula="of:=1+(0.75-1)/(0.6-1)*([.C83]-1)" office:value-type="percentage" office:value="0.9375" calcext:value-type="percentage">
            <text:p>93.8%</text:p>
          </table:table-cell>
          <table:table-cell table:formula="of:=IF([.D83]&gt;[.$G$7];[.$F$7];IF([.D83]&gt;[.$G$8];[.$F$8];IF([.D83]&gt;[.$G$9];[.$F$9];IF([.D83]&gt;[.$G$10];[.$F$10];IF([.D83]&gt;[.$G$11];[.$F$11];IF([.D83]&gt;[.$G$12];[.$F$12];IF([.D83]&gt;[.$G$13];[.$F$13];IF([.D83]&gt;[.$G$14];[.$F$14];IF([.D83]&gt;[.$G$15];[.$F$15];IF([.D83]&gt;[.$G$16];[.$F$16];IF([.D83]&gt;[.$G$17];[.$F$17];IF([.D8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ol4</text:p>
          </table:table-cell>
          <table:table-cell office:value-type="float" office:value="27" calcext:value-type="float">
            <text:p>27</text:p>
          </table:table-cell>
          <table:table-cell table:formula="of:=[.B84]/30" office:value-type="percentage" office:value="0.9" calcext:value-type="percentage">
            <text:p>90.0%</text:p>
          </table:table-cell>
          <table:table-cell table:formula="of:=1+(0.75-1)/(0.6-1)*([.C84]-1)" office:value-type="percentage" office:value="0.9375" calcext:value-type="percentage">
            <text:p>93.8%</text:p>
          </table:table-cell>
          <table:table-cell table:formula="of:=IF([.D84]&gt;[.$G$7];[.$F$7];IF([.D84]&gt;[.$G$8];[.$F$8];IF([.D84]&gt;[.$G$9];[.$F$9];IF([.D84]&gt;[.$G$10];[.$F$10];IF([.D84]&gt;[.$G$11];[.$F$11];IF([.D84]&gt;[.$G$12];[.$F$12];IF([.D84]&gt;[.$G$13];[.$F$13];IF([.D84]&gt;[.$G$14];[.$F$14];IF([.D84]&gt;[.$G$15];[.$F$15];IF([.D84]&gt;[.$G$16];[.$F$16];IF([.D84]&gt;[.$G$17];[.$F$17];IF([.D8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2</text:p>
          </table:table-cell>
          <table:table-cell office:value-type="float" office:value="27" calcext:value-type="float">
            <text:p>27</text:p>
          </table:table-cell>
          <table:table-cell table:formula="of:=[.B85]/30" office:value-type="percentage" office:value="0.9" calcext:value-type="percentage">
            <text:p>90.0%</text:p>
          </table:table-cell>
          <table:table-cell table:formula="of:=1+(0.75-1)/(0.6-1)*([.C85]-1)" office:value-type="percentage" office:value="0.9375" calcext:value-type="percentage">
            <text:p>93.8%</text:p>
          </table:table-cell>
          <table:table-cell table:formula="of:=IF([.D85]&gt;[.$G$7];[.$F$7];IF([.D85]&gt;[.$G$8];[.$F$8];IF([.D85]&gt;[.$G$9];[.$F$9];IF([.D85]&gt;[.$G$10];[.$F$10];IF([.D85]&gt;[.$G$11];[.$F$11];IF([.D85]&gt;[.$G$12];[.$F$12];IF([.D85]&gt;[.$G$13];[.$F$13];IF([.D85]&gt;[.$G$14];[.$F$14];IF([.D85]&gt;[.$G$15];[.$F$15];IF([.D85]&gt;[.$G$16];[.$F$16];IF([.D85]&gt;[.$G$17];[.$F$17];IF([.D8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xu52</text:p>
          </table:table-cell>
          <table:table-cell office:value-type="float" office:value="27" calcext:value-type="float">
            <text:p>27</text:p>
          </table:table-cell>
          <table:table-cell table:formula="of:=[.B86]/30" office:value-type="percentage" office:value="0.9" calcext:value-type="percentage">
            <text:p>90.0%</text:p>
          </table:table-cell>
          <table:table-cell table:formula="of:=1+(0.75-1)/(0.6-1)*([.C86]-1)" office:value-type="percentage" office:value="0.9375" calcext:value-type="percentage">
            <text:p>93.8%</text:p>
          </table:table-cell>
          <table:table-cell table:formula="of:=IF([.D86]&gt;[.$G$7];[.$F$7];IF([.D86]&gt;[.$G$8];[.$F$8];IF([.D86]&gt;[.$G$9];[.$F$9];IF([.D86]&gt;[.$G$10];[.$F$10];IF([.D86]&gt;[.$G$11];[.$F$11];IF([.D86]&gt;[.$G$12];[.$F$12];IF([.D86]&gt;[.$G$13];[.$F$13];IF([.D86]&gt;[.$G$14];[.$F$14];IF([.D86]&gt;[.$G$15];[.$F$15];IF([.D86]&gt;[.$G$16];[.$F$16];IF([.D86]&gt;[.$G$17];[.$F$17];IF([.D8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ps2</text:p>
          </table:table-cell>
          <table:table-cell office:value-type="float" office:value="27" calcext:value-type="float">
            <text:p>27</text:p>
          </table:table-cell>
          <table:table-cell table:formula="of:=[.B87]/30" office:value-type="percentage" office:value="0.9" calcext:value-type="percentage">
            <text:p>90.0%</text:p>
          </table:table-cell>
          <table:table-cell table:formula="of:=1+(0.75-1)/(0.6-1)*([.C87]-1)" office:value-type="percentage" office:value="0.9375" calcext:value-type="percentage">
            <text:p>93.8%</text:p>
          </table:table-cell>
          <table:table-cell table:formula="of:=IF([.D87]&gt;[.$G$7];[.$F$7];IF([.D87]&gt;[.$G$8];[.$F$8];IF([.D87]&gt;[.$G$9];[.$F$9];IF([.D87]&gt;[.$G$10];[.$F$10];IF([.D87]&gt;[.$G$11];[.$F$11];IF([.D87]&gt;[.$G$12];[.$F$12];IF([.D87]&gt;[.$G$13];[.$F$13];IF([.D87]&gt;[.$G$14];[.$F$14];IF([.D87]&gt;[.$G$15];[.$F$15];IF([.D87]&gt;[.$G$16];[.$F$16];IF([.D87]&gt;[.$G$17];[.$F$17];IF([.D8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du11</text:p>
          </table:table-cell>
          <table:table-cell office:value-type="float" office:value="27" calcext:value-type="float">
            <text:p>27</text:p>
          </table:table-cell>
          <table:table-cell table:formula="of:=[.B88]/30" office:value-type="percentage" office:value="0.9" calcext:value-type="percentage">
            <text:p>90.0%</text:p>
          </table:table-cell>
          <table:table-cell table:formula="of:=1+(0.75-1)/(0.6-1)*([.C88]-1)" office:value-type="percentage" office:value="0.9375" calcext:value-type="percentage">
            <text:p>93.8%</text:p>
          </table:table-cell>
          <table:table-cell table:formula="of:=IF([.D88]&gt;[.$G$7];[.$F$7];IF([.D88]&gt;[.$G$8];[.$F$8];IF([.D88]&gt;[.$G$9];[.$F$9];IF([.D88]&gt;[.$G$10];[.$F$10];IF([.D88]&gt;[.$G$11];[.$F$11];IF([.D88]&gt;[.$G$12];[.$F$12];IF([.D88]&gt;[.$G$13];[.$F$13];IF([.D88]&gt;[.$G$14];[.$F$14];IF([.D88]&gt;[.$G$15];[.$F$15];IF([.D88]&gt;[.$G$16];[.$F$16];IF([.D88]&gt;[.$G$17];[.$F$17];IF([.D8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hb2</text:p>
          </table:table-cell>
          <table:table-cell office:value-type="float" office:value="27" calcext:value-type="float">
            <text:p>27</text:p>
          </table:table-cell>
          <table:table-cell table:formula="of:=[.B89]/30" office:value-type="percentage" office:value="0.9" calcext:value-type="percentage">
            <text:p>90.0%</text:p>
          </table:table-cell>
          <table:table-cell table:formula="of:=1+(0.75-1)/(0.6-1)*([.C89]-1)" office:value-type="percentage" office:value="0.9375" calcext:value-type="percentage">
            <text:p>93.8%</text:p>
          </table:table-cell>
          <table:table-cell table:formula="of:=IF([.D89]&gt;[.$G$7];[.$F$7];IF([.D89]&gt;[.$G$8];[.$F$8];IF([.D89]&gt;[.$G$9];[.$F$9];IF([.D89]&gt;[.$G$10];[.$F$10];IF([.D89]&gt;[.$G$11];[.$F$11];IF([.D89]&gt;[.$G$12];[.$F$12];IF([.D89]&gt;[.$G$13];[.$F$13];IF([.D89]&gt;[.$G$14];[.$F$14];IF([.D89]&gt;[.$G$15];[.$F$15];IF([.D89]&gt;[.$G$16];[.$F$16];IF([.D89]&gt;[.$G$17];[.$F$17];IF([.D8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stahl2</text:p>
          </table:table-cell>
          <table:table-cell office:value-type="float" office:value="27" calcext:value-type="float">
            <text:p>27</text:p>
          </table:table-cell>
          <table:table-cell table:formula="of:=[.B90]/30" office:value-type="percentage" office:value="0.9" calcext:value-type="percentage">
            <text:p>90.0%</text:p>
          </table:table-cell>
          <table:table-cell table:formula="of:=1+(0.75-1)/(0.6-1)*([.C90]-1)" office:value-type="percentage" office:value="0.9375" calcext:value-type="percentage">
            <text:p>93.8%</text:p>
          </table:table-cell>
          <table:table-cell table:formula="of:=IF([.D90]&gt;[.$G$7];[.$F$7];IF([.D90]&gt;[.$G$8];[.$F$8];IF([.D90]&gt;[.$G$9];[.$F$9];IF([.D90]&gt;[.$G$10];[.$F$10];IF([.D90]&gt;[.$G$11];[.$F$11];IF([.D90]&gt;[.$G$12];[.$F$12];IF([.D90]&gt;[.$G$13];[.$F$13];IF([.D90]&gt;[.$G$14];[.$F$14];IF([.D90]&gt;[.$G$15];[.$F$15];IF([.D90]&gt;[.$G$16];[.$F$16];IF([.D90]&gt;[.$G$17];[.$F$17];IF([.D9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vargh9</text:p>
          </table:table-cell>
          <table:table-cell office:value-type="float" office:value="27" calcext:value-type="float">
            <text:p>27</text:p>
          </table:table-cell>
          <table:table-cell table:formula="of:=[.B91]/30" office:value-type="percentage" office:value="0.9" calcext:value-type="percentage">
            <text:p>90.0%</text:p>
          </table:table-cell>
          <table:table-cell table:formula="of:=1+(0.75-1)/(0.6-1)*([.C91]-1)" office:value-type="percentage" office:value="0.9375" calcext:value-type="percentage">
            <text:p>93.8%</text:p>
          </table:table-cell>
          <table:table-cell table:formula="of:=IF([.D91]&gt;[.$G$7];[.$F$7];IF([.D91]&gt;[.$G$8];[.$F$8];IF([.D91]&gt;[.$G$9];[.$F$9];IF([.D91]&gt;[.$G$10];[.$F$10];IF([.D91]&gt;[.$G$11];[.$F$11];IF([.D91]&gt;[.$G$12];[.$F$12];IF([.D91]&gt;[.$G$13];[.$F$13];IF([.D91]&gt;[.$G$14];[.$F$14];IF([.D91]&gt;[.$G$15];[.$F$15];IF([.D91]&gt;[.$G$16];[.$F$16];IF([.D91]&gt;[.$G$17];[.$F$17];IF([.D9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how2</text:p>
          </table:table-cell>
          <table:table-cell office:value-type="float" office:value="27" calcext:value-type="float">
            <text:p>27</text:p>
          </table:table-cell>
          <table:table-cell table:formula="of:=[.B92]/30" office:value-type="percentage" office:value="0.9" calcext:value-type="percentage">
            <text:p>90.0%</text:p>
          </table:table-cell>
          <table:table-cell table:formula="of:=1+(0.75-1)/(0.6-1)*([.C92]-1)" office:value-type="percentage" office:value="0.9375" calcext:value-type="percentage">
            <text:p>93.8%</text:p>
          </table:table-cell>
          <table:table-cell table:formula="of:=IF([.D92]&gt;[.$G$7];[.$F$7];IF([.D92]&gt;[.$G$8];[.$F$8];IF([.D92]&gt;[.$G$9];[.$F$9];IF([.D92]&gt;[.$G$10];[.$F$10];IF([.D92]&gt;[.$G$11];[.$F$11];IF([.D92]&gt;[.$G$12];[.$F$12];IF([.D92]&gt;[.$G$13];[.$F$13];IF([.D92]&gt;[.$G$14];[.$F$14];IF([.D92]&gt;[.$G$15];[.$F$15];IF([.D92]&gt;[.$G$16];[.$F$16];IF([.D92]&gt;[.$G$17];[.$F$17];IF([.D9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lie2</text:p>
          </table:table-cell>
          <table:table-cell office:value-type="float" office:value="27" calcext:value-type="float">
            <text:p>27</text:p>
          </table:table-cell>
          <table:table-cell table:formula="of:=[.B93]/30" office:value-type="percentage" office:value="0.9" calcext:value-type="percentage">
            <text:p>90.0%</text:p>
          </table:table-cell>
          <table:table-cell table:formula="of:=1+(0.75-1)/(0.6-1)*([.C93]-1)" office:value-type="percentage" office:value="0.9375" calcext:value-type="percentage">
            <text:p>93.8%</text:p>
          </table:table-cell>
          <table:table-cell table:formula="of:=IF([.D93]&gt;[.$G$7];[.$F$7];IF([.D93]&gt;[.$G$8];[.$F$8];IF([.D93]&gt;[.$G$9];[.$F$9];IF([.D93]&gt;[.$G$10];[.$F$10];IF([.D93]&gt;[.$G$11];[.$F$11];IF([.D93]&gt;[.$G$12];[.$F$12];IF([.D93]&gt;[.$G$13];[.$F$13];IF([.D93]&gt;[.$G$14];[.$F$14];IF([.D93]&gt;[.$G$15];[.$F$15];IF([.D93]&gt;[.$G$16];[.$F$16];IF([.D93]&gt;[.$G$17];[.$F$17];IF([.D9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osta2</text:p>
          </table:table-cell>
          <table:table-cell office:value-type="float" office:value="27" calcext:value-type="float">
            <text:p>27</text:p>
          </table:table-cell>
          <table:table-cell table:formula="of:=[.B94]/30" office:value-type="percentage" office:value="0.9" calcext:value-type="percentage">
            <text:p>90.0%</text:p>
          </table:table-cell>
          <table:table-cell table:formula="of:=1+(0.75-1)/(0.6-1)*([.C94]-1)" office:value-type="percentage" office:value="0.9375" calcext:value-type="percentage">
            <text:p>93.8%</text:p>
          </table:table-cell>
          <table:table-cell table:formula="of:=IF([.D94]&gt;[.$G$7];[.$F$7];IF([.D94]&gt;[.$G$8];[.$F$8];IF([.D94]&gt;[.$G$9];[.$F$9];IF([.D94]&gt;[.$G$10];[.$F$10];IF([.D94]&gt;[.$G$11];[.$F$11];IF([.D94]&gt;[.$G$12];[.$F$12];IF([.D94]&gt;[.$G$13];[.$F$13];IF([.D94]&gt;[.$G$14];[.$F$14];IF([.D94]&gt;[.$G$15];[.$F$15];IF([.D94]&gt;[.$G$16];[.$F$16];IF([.D94]&gt;[.$G$17];[.$F$17];IF([.D9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elli2</text:p>
          </table:table-cell>
          <table:table-cell office:value-type="float" office:value="27" calcext:value-type="float">
            <text:p>27</text:p>
          </table:table-cell>
          <table:table-cell table:formula="of:=[.B95]/30" office:value-type="percentage" office:value="0.9" calcext:value-type="percentage">
            <text:p>90.0%</text:p>
          </table:table-cell>
          <table:table-cell table:formula="of:=1+(0.75-1)/(0.6-1)*([.C95]-1)" office:value-type="percentage" office:value="0.9375" calcext:value-type="percentage">
            <text:p>93.8%</text:p>
          </table:table-cell>
          <table:table-cell table:formula="of:=IF([.D95]&gt;[.$G$7];[.$F$7];IF([.D95]&gt;[.$G$8];[.$F$8];IF([.D95]&gt;[.$G$9];[.$F$9];IF([.D95]&gt;[.$G$10];[.$F$10];IF([.D95]&gt;[.$G$11];[.$F$11];IF([.D95]&gt;[.$G$12];[.$F$12];IF([.D95]&gt;[.$G$13];[.$F$13];IF([.D95]&gt;[.$G$14];[.$F$14];IF([.D95]&gt;[.$G$15];[.$F$15];IF([.D95]&gt;[.$G$16];[.$F$16];IF([.D95]&gt;[.$G$17];[.$F$17];IF([.D9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hp2</text:p>
          </table:table-cell>
          <table:table-cell office:value-type="float" office:value="27" calcext:value-type="float">
            <text:p>27</text:p>
          </table:table-cell>
          <table:table-cell table:formula="of:=[.B96]/30" office:value-type="percentage" office:value="0.9" calcext:value-type="percentage">
            <text:p>90.0%</text:p>
          </table:table-cell>
          <table:table-cell table:formula="of:=1+(0.75-1)/(0.6-1)*([.C96]-1)" office:value-type="percentage" office:value="0.9375" calcext:value-type="percentage">
            <text:p>93.8%</text:p>
          </table:table-cell>
          <table:table-cell table:formula="of:=IF([.D96]&gt;[.$G$7];[.$F$7];IF([.D96]&gt;[.$G$8];[.$F$8];IF([.D96]&gt;[.$G$9];[.$F$9];IF([.D96]&gt;[.$G$10];[.$F$10];IF([.D96]&gt;[.$G$11];[.$F$11];IF([.D96]&gt;[.$G$12];[.$F$12];IF([.D96]&gt;[.$G$13];[.$F$13];IF([.D96]&gt;[.$G$14];[.$F$14];IF([.D96]&gt;[.$G$15];[.$F$15];IF([.D96]&gt;[.$G$16];[.$F$16];IF([.D96]&gt;[.$G$17];[.$F$17];IF([.D9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jianw2</text:p>
          </table:table-cell>
          <table:table-cell office:value-type="float" office:value="27" calcext:value-type="float">
            <text:p>27</text:p>
          </table:table-cell>
          <table:table-cell table:formula="of:=[.B97]/30" office:value-type="percentage" office:value="0.9" calcext:value-type="percentage">
            <text:p>90.0%</text:p>
          </table:table-cell>
          <table:table-cell table:formula="of:=1+(0.75-1)/(0.6-1)*([.C97]-1)" office:value-type="percentage" office:value="0.9375" calcext:value-type="percentage">
            <text:p>93.8%</text:p>
          </table:table-cell>
          <table:table-cell table:formula="of:=IF([.D97]&gt;[.$G$7];[.$F$7];IF([.D97]&gt;[.$G$8];[.$F$8];IF([.D97]&gt;[.$G$9];[.$F$9];IF([.D97]&gt;[.$G$10];[.$F$10];IF([.D97]&gt;[.$G$11];[.$F$11];IF([.D97]&gt;[.$G$12];[.$F$12];IF([.D97]&gt;[.$G$13];[.$F$13];IF([.D97]&gt;[.$G$14];[.$F$14];IF([.D97]&gt;[.$G$15];[.$F$15];IF([.D97]&gt;[.$G$16];[.$F$16];IF([.D97]&gt;[.$G$17];[.$F$17];IF([.D9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fried2</text:p>
          </table:table-cell>
          <table:table-cell office:value-type="float" office:value="27" calcext:value-type="float">
            <text:p>27</text:p>
          </table:table-cell>
          <table:table-cell table:formula="of:=[.B98]/30" office:value-type="percentage" office:value="0.9" calcext:value-type="percentage">
            <text:p>90.0%</text:p>
          </table:table-cell>
          <table:table-cell table:formula="of:=1+(0.75-1)/(0.6-1)*([.C98]-1)" office:value-type="percentage" office:value="0.9375" calcext:value-type="percentage">
            <text:p>93.8%</text:p>
          </table:table-cell>
          <table:table-cell table:formula="of:=IF([.D98]&gt;[.$G$7];[.$F$7];IF([.D98]&gt;[.$G$8];[.$F$8];IF([.D98]&gt;[.$G$9];[.$F$9];IF([.D98]&gt;[.$G$10];[.$F$10];IF([.D98]&gt;[.$G$11];[.$F$11];IF([.D98]&gt;[.$G$12];[.$F$12];IF([.D98]&gt;[.$G$13];[.$F$13];IF([.D98]&gt;[.$G$14];[.$F$14];IF([.D98]&gt;[.$G$15];[.$F$15];IF([.D98]&gt;[.$G$16];[.$F$16];IF([.D98]&gt;[.$G$17];[.$F$17];IF([.D9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rc67</text:p>
          </table:table-cell>
          <table:table-cell office:value-type="float" office:value="27" calcext:value-type="float">
            <text:p>27</text:p>
          </table:table-cell>
          <table:table-cell table:formula="of:=[.B99]/30" office:value-type="percentage" office:value="0.9" calcext:value-type="percentage">
            <text:p>90.0%</text:p>
          </table:table-cell>
          <table:table-cell table:formula="of:=1+(0.75-1)/(0.6-1)*([.C99]-1)" office:value-type="percentage" office:value="0.9375" calcext:value-type="percentage">
            <text:p>93.8%</text:p>
          </table:table-cell>
          <table:table-cell table:formula="of:=IF([.D99]&gt;[.$G$7];[.$F$7];IF([.D99]&gt;[.$G$8];[.$F$8];IF([.D99]&gt;[.$G$9];[.$F$9];IF([.D99]&gt;[.$G$10];[.$F$10];IF([.D99]&gt;[.$G$11];[.$F$11];IF([.D99]&gt;[.$G$12];[.$F$12];IF([.D99]&gt;[.$G$13];[.$F$13];IF([.D99]&gt;[.$G$14];[.$F$14];IF([.D99]&gt;[.$G$15];[.$F$15];IF([.D99]&gt;[.$G$16];[.$F$16];IF([.D99]&gt;[.$G$17];[.$F$17];IF([.D9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brown3</text:p>
          </table:table-cell>
          <table:table-cell office:value-type="float" office:value="27" calcext:value-type="float">
            <text:p>27</text:p>
          </table:table-cell>
          <table:table-cell table:formula="of:=[.B100]/30" office:value-type="percentage" office:value="0.9" calcext:value-type="percentage">
            <text:p>90.0%</text:p>
          </table:table-cell>
          <table:table-cell table:formula="of:=1+(0.75-1)/(0.6-1)*([.C100]-1)" office:value-type="percentage" office:value="0.9375" calcext:value-type="percentage">
            <text:p>93.8%</text:p>
          </table:table-cell>
          <table:table-cell table:formula="of:=IF([.D100]&gt;[.$G$7];[.$F$7];IF([.D100]&gt;[.$G$8];[.$F$8];IF([.D100]&gt;[.$G$9];[.$F$9];IF([.D100]&gt;[.$G$10];[.$F$10];IF([.D100]&gt;[.$G$11];[.$F$11];IF([.D100]&gt;[.$G$12];[.$F$12];IF([.D100]&gt;[.$G$13];[.$F$13];IF([.D100]&gt;[.$G$14];[.$F$14];IF([.D100]&gt;[.$G$15];[.$F$15];IF([.D100]&gt;[.$G$16];[.$F$16];IF([.D100]&gt;[.$G$17];[.$F$17];IF([.D10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ishm2</text:p>
          </table:table-cell>
          <table:table-cell office:value-type="float" office:value="27" calcext:value-type="float">
            <text:p>27</text:p>
          </table:table-cell>
          <table:table-cell table:formula="of:=[.B101]/30" office:value-type="percentage" office:value="0.9" calcext:value-type="percentage">
            <text:p>90.0%</text:p>
          </table:table-cell>
          <table:table-cell table:formula="of:=1+(0.75-1)/(0.6-1)*([.C101]-1)" office:value-type="percentage" office:value="0.9375" calcext:value-type="percentage">
            <text:p>93.8%</text:p>
          </table:table-cell>
          <table:table-cell table:formula="of:=IF([.D101]&gt;[.$G$7];[.$F$7];IF([.D101]&gt;[.$G$8];[.$F$8];IF([.D101]&gt;[.$G$9];[.$F$9];IF([.D101]&gt;[.$G$10];[.$F$10];IF([.D101]&gt;[.$G$11];[.$F$11];IF([.D101]&gt;[.$G$12];[.$F$12];IF([.D101]&gt;[.$G$13];[.$F$13];IF([.D101]&gt;[.$G$14];[.$F$14];IF([.D101]&gt;[.$G$15];[.$F$15];IF([.D101]&gt;[.$G$16];[.$F$16];IF([.D101]&gt;[.$G$17];[.$F$17];IF([.D10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anto2</text:p>
          </table:table-cell>
          <table:table-cell office:value-type="float" office:value="27" calcext:value-type="float">
            <text:p>27</text:p>
          </table:table-cell>
          <table:table-cell table:formula="of:=[.B102]/30" office:value-type="percentage" office:value="0.9" calcext:value-type="percentage">
            <text:p>90.0%</text:p>
          </table:table-cell>
          <table:table-cell table:formula="of:=1+(0.75-1)/(0.6-1)*([.C102]-1)" office:value-type="percentage" office:value="0.9375" calcext:value-type="percentage">
            <text:p>93.8%</text:p>
          </table:table-cell>
          <table:table-cell table:formula="of:=IF([.D102]&gt;[.$G$7];[.$F$7];IF([.D102]&gt;[.$G$8];[.$F$8];IF([.D102]&gt;[.$G$9];[.$F$9];IF([.D102]&gt;[.$G$10];[.$F$10];IF([.D102]&gt;[.$G$11];[.$F$11];IF([.D102]&gt;[.$G$12];[.$F$12];IF([.D102]&gt;[.$G$13];[.$F$13];IF([.D102]&gt;[.$G$14];[.$F$14];IF([.D102]&gt;[.$G$15];[.$F$15];IF([.D102]&gt;[.$G$16];[.$F$16];IF([.D102]&gt;[.$G$17];[.$F$17];IF([.D10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gyue2</text:p>
          </table:table-cell>
          <table:table-cell office:value-type="float" office:value="27" calcext:value-type="float">
            <text:p>27</text:p>
          </table:table-cell>
          <table:table-cell table:formula="of:=[.B103]/30" office:value-type="percentage" office:value="0.9" calcext:value-type="percentage">
            <text:p>90.0%</text:p>
          </table:table-cell>
          <table:table-cell table:formula="of:=1+(0.75-1)/(0.6-1)*([.C103]-1)" office:value-type="percentage" office:value="0.9375" calcext:value-type="percentage">
            <text:p>93.8%</text:p>
          </table:table-cell>
          <table:table-cell table:formula="of:=IF([.D103]&gt;[.$G$7];[.$F$7];IF([.D103]&gt;[.$G$8];[.$F$8];IF([.D103]&gt;[.$G$9];[.$F$9];IF([.D103]&gt;[.$G$10];[.$F$10];IF([.D103]&gt;[.$G$11];[.$F$11];IF([.D103]&gt;[.$G$12];[.$F$12];IF([.D103]&gt;[.$G$13];[.$F$13];IF([.D103]&gt;[.$G$14];[.$F$14];IF([.D103]&gt;[.$G$15];[.$F$15];IF([.D103]&gt;[.$G$16];[.$F$16];IF([.D103]&gt;[.$G$17];[.$F$17];IF([.D10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powll2</text:p>
          </table:table-cell>
          <table:table-cell office:value-type="float" office:value="27" calcext:value-type="float">
            <text:p>27</text:p>
          </table:table-cell>
          <table:table-cell table:formula="of:=[.B104]/30" office:value-type="percentage" office:value="0.9" calcext:value-type="percentage">
            <text:p>90.0%</text:p>
          </table:table-cell>
          <table:table-cell table:formula="of:=1+(0.75-1)/(0.6-1)*([.C104]-1)" office:value-type="percentage" office:value="0.9375" calcext:value-type="percentage">
            <text:p>93.8%</text:p>
          </table:table-cell>
          <table:table-cell table:formula="of:=IF([.D104]&gt;[.$G$7];[.$F$7];IF([.D104]&gt;[.$G$8];[.$F$8];IF([.D104]&gt;[.$G$9];[.$F$9];IF([.D104]&gt;[.$G$10];[.$F$10];IF([.D104]&gt;[.$G$11];[.$F$11];IF([.D104]&gt;[.$G$12];[.$F$12];IF([.D104]&gt;[.$G$13];[.$F$13];IF([.D104]&gt;[.$G$14];[.$F$14];IF([.D104]&gt;[.$G$15];[.$F$15];IF([.D104]&gt;[.$G$16];[.$F$16];IF([.D104]&gt;[.$G$17];[.$F$17];IF([.D10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oni6</text:p>
          </table:table-cell>
          <table:table-cell office:value-type="float" office:value="27" calcext:value-type="float">
            <text:p>27</text:p>
          </table:table-cell>
          <table:table-cell table:formula="of:=[.B105]/30" office:value-type="percentage" office:value="0.9" calcext:value-type="percentage">
            <text:p>90.0%</text:p>
          </table:table-cell>
          <table:table-cell table:formula="of:=1+(0.75-1)/(0.6-1)*([.C105]-1)" office:value-type="percentage" office:value="0.9375" calcext:value-type="percentage">
            <text:p>93.8%</text:p>
          </table:table-cell>
          <table:table-cell table:formula="of:=IF([.D105]&gt;[.$G$7];[.$F$7];IF([.D105]&gt;[.$G$8];[.$F$8];IF([.D105]&gt;[.$G$9];[.$F$9];IF([.D105]&gt;[.$G$10];[.$F$10];IF([.D105]&gt;[.$G$11];[.$F$11];IF([.D105]&gt;[.$G$12];[.$F$12];IF([.D105]&gt;[.$G$13];[.$F$13];IF([.D105]&gt;[.$G$14];[.$F$14];IF([.D105]&gt;[.$G$15];[.$F$15];IF([.D105]&gt;[.$G$16];[.$F$16];IF([.D105]&gt;[.$G$17];[.$F$17];IF([.D10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g2</text:p>
          </table:table-cell>
          <table:table-cell office:value-type="float" office:value="27" calcext:value-type="float">
            <text:p>27</text:p>
          </table:table-cell>
          <table:table-cell table:formula="of:=[.B106]/30" office:value-type="percentage" office:value="0.9" calcext:value-type="percentage">
            <text:p>90.0%</text:p>
          </table:table-cell>
          <table:table-cell table:formula="of:=1+(0.75-1)/(0.6-1)*([.C106]-1)" office:value-type="percentage" office:value="0.9375" calcext:value-type="percentage">
            <text:p>93.8%</text:p>
          </table:table-cell>
          <table:table-cell table:formula="of:=IF([.D106]&gt;[.$G$7];[.$F$7];IF([.D106]&gt;[.$G$8];[.$F$8];IF([.D106]&gt;[.$G$9];[.$F$9];IF([.D106]&gt;[.$G$10];[.$F$10];IF([.D106]&gt;[.$G$11];[.$F$11];IF([.D106]&gt;[.$G$12];[.$F$12];IF([.D106]&gt;[.$G$13];[.$F$13];IF([.D106]&gt;[.$G$14];[.$F$14];IF([.D106]&gt;[.$G$15];[.$F$15];IF([.D106]&gt;[.$G$16];[.$F$16];IF([.D106]&gt;[.$G$17];[.$F$17];IF([.D10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zhong6</text:p>
          </table:table-cell>
          <table:table-cell office:value-type="float" office:value="27" calcext:value-type="float">
            <text:p>27</text:p>
          </table:table-cell>
          <table:table-cell table:formula="of:=[.B107]/30" office:value-type="percentage" office:value="0.9" calcext:value-type="percentage">
            <text:p>90.0%</text:p>
          </table:table-cell>
          <table:table-cell table:formula="of:=1+(0.75-1)/(0.6-1)*([.C107]-1)" office:value-type="percentage" office:value="0.9375" calcext:value-type="percentage">
            <text:p>93.8%</text:p>
          </table:table-cell>
          <table:table-cell table:formula="of:=IF([.D107]&gt;[.$G$7];[.$F$7];IF([.D107]&gt;[.$G$8];[.$F$8];IF([.D107]&gt;[.$G$9];[.$F$9];IF([.D107]&gt;[.$G$10];[.$F$10];IF([.D107]&gt;[.$G$11];[.$F$11];IF([.D107]&gt;[.$G$12];[.$F$12];IF([.D107]&gt;[.$G$13];[.$F$13];IF([.D107]&gt;[.$G$14];[.$F$14];IF([.D107]&gt;[.$G$15];[.$F$15];IF([.D107]&gt;[.$G$16];[.$F$16];IF([.D107]&gt;[.$G$17];[.$F$17];IF([.D10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haop2</text:p>
          </table:table-cell>
          <table:table-cell office:value-type="float" office:value="27" calcext:value-type="float">
            <text:p>27</text:p>
          </table:table-cell>
          <table:table-cell table:formula="of:=[.B108]/30" office:value-type="percentage" office:value="0.9" calcext:value-type="percentage">
            <text:p>90.0%</text:p>
          </table:table-cell>
          <table:table-cell table:formula="of:=1+(0.75-1)/(0.6-1)*([.C108]-1)" office:value-type="percentage" office:value="0.9375" calcext:value-type="percentage">
            <text:p>93.8%</text:p>
          </table:table-cell>
          <table:table-cell table:formula="of:=IF([.D108]&gt;[.$G$7];[.$F$7];IF([.D108]&gt;[.$G$8];[.$F$8];IF([.D108]&gt;[.$G$9];[.$F$9];IF([.D108]&gt;[.$G$10];[.$F$10];IF([.D108]&gt;[.$G$11];[.$F$11];IF([.D108]&gt;[.$G$12];[.$F$12];IF([.D108]&gt;[.$G$13];[.$F$13];IF([.D108]&gt;[.$G$14];[.$F$14];IF([.D108]&gt;[.$G$15];[.$F$15];IF([.D108]&gt;[.$G$16];[.$F$16];IF([.D108]&gt;[.$G$17];[.$F$17];IF([.D10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p2</text:p>
          </table:table-cell>
          <table:table-cell office:value-type="float" office:value="27" calcext:value-type="float">
            <text:p>27</text:p>
          </table:table-cell>
          <table:table-cell table:formula="of:=[.B109]/30" office:value-type="percentage" office:value="0.9" calcext:value-type="percentage">
            <text:p>90.0%</text:p>
          </table:table-cell>
          <table:table-cell table:formula="of:=1+(0.75-1)/(0.6-1)*([.C109]-1)" office:value-type="percentage" office:value="0.9375" calcext:value-type="percentage">
            <text:p>93.8%</text:p>
          </table:table-cell>
          <table:table-cell table:formula="of:=IF([.D109]&gt;[.$G$7];[.$F$7];IF([.D109]&gt;[.$G$8];[.$F$8];IF([.D109]&gt;[.$G$9];[.$F$9];IF([.D109]&gt;[.$G$10];[.$F$10];IF([.D109]&gt;[.$G$11];[.$F$11];IF([.D109]&gt;[.$G$12];[.$F$12];IF([.D109]&gt;[.$G$13];[.$F$13];IF([.D109]&gt;[.$G$14];[.$F$14];IF([.D109]&gt;[.$G$15];[.$F$15];IF([.D109]&gt;[.$G$16];[.$F$16];IF([.D109]&gt;[.$G$17];[.$F$17];IF([.D109]&gt;[.$G$18];[.$F$18];[.$F$19])))))))))))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wu68</text:p>
          </table:table-cell>
          <table:table-cell office:value-type="float" office:value="27" calcext:value-type="float">
            <text:p>27</text:p>
          </table:table-cell>
          <table:table-cell table:formula="of:=[.B110]/30" office:value-type="percentage" office:value="0.9" calcext:value-type="percentage">
            <text:p>90.0%</text:p>
          </table:table-cell>
          <table:table-cell table:formula="of:=1+(0.75-1)/(0.6-1)*([.C110]-1)" office:value-type="percentage" office:value="0.9375" calcext:value-type="percentage">
            <text:p>93.8%</text:p>
          </table:table-cell>
          <table:table-cell table:formula="of:=IF([.D110]&gt;[.$G$7];[.$F$7];IF([.D110]&gt;[.$G$8];[.$F$8];IF([.D110]&gt;[.$G$9];[.$F$9];IF([.D110]&gt;[.$G$10];[.$F$10];IF([.D110]&gt;[.$G$11];[.$F$11];IF([.D110]&gt;[.$G$12];[.$F$12];IF([.D110]&gt;[.$G$13];[.$F$13];IF([.D110]&gt;[.$G$14];[.$F$14];IF([.D110]&gt;[.$G$15];[.$F$15];IF([.D110]&gt;[.$G$16];[.$F$16];IF([.D110]&gt;[.$G$17];[.$F$17];IF([.D110]&gt;[.$G$18];[.$F$18];[.$F$19])))))))))))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vonia2</text:p>
          </table:table-cell>
          <table:table-cell office:value-type="float" office:value="27" calcext:value-type="float">
            <text:p>27</text:p>
          </table:table-cell>
          <table:table-cell table:formula="of:=[.B111]/30" office:value-type="percentage" office:value="0.9" calcext:value-type="percentage">
            <text:p>90.0%</text:p>
          </table:table-cell>
          <table:table-cell table:formula="of:=1+(0.75-1)/(0.6-1)*([.C111]-1)" office:value-type="percentage" office:value="0.9375" calcext:value-type="percentage">
            <text:p>93.8%</text:p>
          </table:table-cell>
          <table:table-cell table:formula="of:=IF([.D111]&gt;[.$G$7];[.$F$7];IF([.D111]&gt;[.$G$8];[.$F$8];IF([.D111]&gt;[.$G$9];[.$F$9];IF([.D111]&gt;[.$G$10];[.$F$10];IF([.D111]&gt;[.$G$11];[.$F$11];IF([.D111]&gt;[.$G$12];[.$F$12];IF([.D111]&gt;[.$G$13];[.$F$13];IF([.D111]&gt;[.$G$14];[.$F$14];IF([.D111]&gt;[.$G$15];[.$F$15];IF([.D111]&gt;[.$G$16];[.$F$16];IF([.D111]&gt;[.$G$17];[.$F$17];IF([.D111]&gt;[.$G$18];[.$F$18];[.$F$19])))))))))))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ianwei4</text:p>
          </table:table-cell>
          <table:table-cell office:value-type="float" office:value="27" calcext:value-type="float">
            <text:p>27</text:p>
          </table:table-cell>
          <table:table-cell table:formula="of:=[.B112]/30" office:value-type="percentage" office:value="0.9" calcext:value-type="percentage">
            <text:p>90.0%</text:p>
          </table:table-cell>
          <table:table-cell table:formula="of:=1+(0.75-1)/(0.6-1)*([.C112]-1)" office:value-type="percentage" office:value="0.9375" calcext:value-type="percentage">
            <text:p>93.8%</text:p>
          </table:table-cell>
          <table:table-cell table:formula="of:=IF([.D112]&gt;[.$G$7];[.$F$7];IF([.D112]&gt;[.$G$8];[.$F$8];IF([.D112]&gt;[.$G$9];[.$F$9];IF([.D112]&gt;[.$G$10];[.$F$10];IF([.D112]&gt;[.$G$11];[.$F$11];IF([.D112]&gt;[.$G$12];[.$F$12];IF([.D112]&gt;[.$G$13];[.$F$13];IF([.D112]&gt;[.$G$14];[.$F$14];IF([.D112]&gt;[.$G$15];[.$F$15];IF([.D112]&gt;[.$G$16];[.$F$16];IF([.D112]&gt;[.$G$17];[.$F$17];IF([.D112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d2</text:p>
          </table:table-cell>
          <table:table-cell office:value-type="float" office:value="27" calcext:value-type="float">
            <text:p>27</text:p>
          </table:table-cell>
          <table:table-cell table:formula="of:=[.B113]/30" office:value-type="percentage" office:value="0.9" calcext:value-type="percentage">
            <text:p>90.0%</text:p>
          </table:table-cell>
          <table:table-cell table:formula="of:=1+(0.75-1)/(0.6-1)*([.C113]-1)" office:value-type="percentage" office:value="0.9375" calcext:value-type="percentage">
            <text:p>93.8%</text:p>
          </table:table-cell>
          <table:table-cell table:formula="of:=IF([.D113]&gt;[.$G$7];[.$F$7];IF([.D113]&gt;[.$G$8];[.$F$8];IF([.D113]&gt;[.$G$9];[.$F$9];IF([.D113]&gt;[.$G$10];[.$F$10];IF([.D113]&gt;[.$G$11];[.$F$11];IF([.D113]&gt;[.$G$12];[.$F$12];IF([.D113]&gt;[.$G$13];[.$F$13];IF([.D113]&gt;[.$G$14];[.$F$14];IF([.D113]&gt;[.$G$15];[.$F$15];IF([.D113]&gt;[.$G$16];[.$F$16];IF([.D113]&gt;[.$G$17];[.$F$17];IF([.D113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off2</text:p>
          </table:table-cell>
          <table:table-cell office:value-type="float" office:value="27" calcext:value-type="float">
            <text:p>27</text:p>
          </table:table-cell>
          <table:table-cell table:formula="of:=[.B114]/30" office:value-type="percentage" office:value="0.9" calcext:value-type="percentage">
            <text:p>90.0%</text:p>
          </table:table-cell>
          <table:table-cell table:formula="of:=1+(0.75-1)/(0.6-1)*([.C114]-1)" office:value-type="percentage" office:value="0.9375" calcext:value-type="percentage">
            <text:p>93.8%</text:p>
          </table:table-cell>
          <table:table-cell table:formula="of:=IF([.D114]&gt;[.$G$7];[.$F$7];IF([.D114]&gt;[.$G$8];[.$F$8];IF([.D114]&gt;[.$G$9];[.$F$9];IF([.D114]&gt;[.$G$10];[.$F$10];IF([.D114]&gt;[.$G$11];[.$F$11];IF([.D114]&gt;[.$G$12];[.$F$12];IF([.D114]&gt;[.$G$13];[.$F$13];IF([.D114]&gt;[.$G$14];[.$F$14];IF([.D114]&gt;[.$G$15];[.$F$15];IF([.D114]&gt;[.$G$16];[.$F$16];IF([.D114]&gt;[.$G$17];[.$F$17];IF([.D114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t2</text:p>
          </table:table-cell>
          <table:table-cell office:value-type="float" office:value="27" calcext:value-type="float">
            <text:p>27</text:p>
          </table:table-cell>
          <table:table-cell table:formula="of:=[.B115]/30" office:value-type="percentage" office:value="0.9" calcext:value-type="percentage">
            <text:p>90.0%</text:p>
          </table:table-cell>
          <table:table-cell table:formula="of:=1+(0.75-1)/(0.6-1)*([.C115]-1)" office:value-type="percentage" office:value="0.9375" calcext:value-type="percentage">
            <text:p>93.8%</text:p>
          </table:table-cell>
          <table:table-cell table:formula="of:=IF([.D115]&gt;[.$G$7];[.$F$7];IF([.D115]&gt;[.$G$8];[.$F$8];IF([.D115]&gt;[.$G$9];[.$F$9];IF([.D115]&gt;[.$G$10];[.$F$10];IF([.D115]&gt;[.$G$11];[.$F$11];IF([.D115]&gt;[.$G$12];[.$F$12];IF([.D115]&gt;[.$G$13];[.$F$13];IF([.D115]&gt;[.$G$14];[.$F$14];IF([.D115]&gt;[.$G$15];[.$F$15];IF([.D115]&gt;[.$G$16];[.$F$16];IF([.D115]&gt;[.$G$17];[.$F$17];IF([.D115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j2</text:p>
          </table:table-cell>
          <table:table-cell office:value-type="float" office:value="27" calcext:value-type="float">
            <text:p>27</text:p>
          </table:table-cell>
          <table:table-cell table:formula="of:=[.B116]/30" office:value-type="percentage" office:value="0.9" calcext:value-type="percentage">
            <text:p>90.0%</text:p>
          </table:table-cell>
          <table:table-cell table:formula="of:=1+(0.75-1)/(0.6-1)*([.C116]-1)" office:value-type="percentage" office:value="0.9375" calcext:value-type="percentage">
            <text:p>93.8%</text:p>
          </table:table-cell>
          <table:table-cell table:formula="of:=IF([.D116]&gt;[.$G$7];[.$F$7];IF([.D116]&gt;[.$G$8];[.$F$8];IF([.D116]&gt;[.$G$9];[.$F$9];IF([.D116]&gt;[.$G$10];[.$F$10];IF([.D116]&gt;[.$G$11];[.$F$11];IF([.D116]&gt;[.$G$12];[.$F$12];IF([.D116]&gt;[.$G$13];[.$F$13];IF([.D116]&gt;[.$G$14];[.$F$14];IF([.D116]&gt;[.$G$15];[.$F$15];IF([.D116]&gt;[.$G$16];[.$F$16];IF([.D116]&gt;[.$G$17];[.$F$17];IF([.D116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cao14</text:p>
          </table:table-cell>
          <table:table-cell office:value-type="float" office:value="27" calcext:value-type="float">
            <text:p>27</text:p>
          </table:table-cell>
          <table:table-cell table:formula="of:=[.B117]/30" office:value-type="percentage" office:value="0.9" calcext:value-type="percentage">
            <text:p>90.0%</text:p>
          </table:table-cell>
          <table:table-cell table:formula="of:=1+(0.75-1)/(0.6-1)*([.C117]-1)" office:value-type="percentage" office:value="0.9375" calcext:value-type="percentage">
            <text:p>93.8%</text:p>
          </table:table-cell>
          <table:table-cell table:formula="of:=IF([.D117]&gt;[.$G$7];[.$F$7];IF([.D117]&gt;[.$G$8];[.$F$8];IF([.D117]&gt;[.$G$9];[.$F$9];IF([.D117]&gt;[.$G$10];[.$F$10];IF([.D117]&gt;[.$G$11];[.$F$11];IF([.D117]&gt;[.$G$12];[.$F$12];IF([.D117]&gt;[.$G$13];[.$F$13];IF([.D117]&gt;[.$G$14];[.$F$14];IF([.D117]&gt;[.$G$15];[.$F$15];IF([.D117]&gt;[.$G$16];[.$F$16];IF([.D117]&gt;[.$G$17];[.$F$17];IF([.D117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heng56</text:p>
          </table:table-cell>
          <table:table-cell office:value-type="float" office:value="27" calcext:value-type="float">
            <text:p>27</text:p>
          </table:table-cell>
          <table:table-cell table:formula="of:=[.B118]/30" office:value-type="percentage" office:value="0.9" calcext:value-type="percentage">
            <text:p>90.0%</text:p>
          </table:table-cell>
          <table:table-cell table:formula="of:=1+(0.75-1)/(0.6-1)*([.C118]-1)" office:value-type="percentage" office:value="0.9375" calcext:value-type="percentage">
            <text:p>93.8%</text:p>
          </table:table-cell>
          <table:table-cell table:formula="of:=IF([.D118]&gt;[.$G$7];[.$F$7];IF([.D118]&gt;[.$G$8];[.$F$8];IF([.D118]&gt;[.$G$9];[.$F$9];IF([.D118]&gt;[.$G$10];[.$F$10];IF([.D118]&gt;[.$G$11];[.$F$11];IF([.D118]&gt;[.$G$12];[.$F$12];IF([.D118]&gt;[.$G$13];[.$F$13];IF([.D118]&gt;[.$G$14];[.$F$14];IF([.D118]&gt;[.$G$15];[.$F$15];IF([.D118]&gt;[.$G$16];[.$F$16];IF([.D118]&gt;[.$G$17];[.$F$17];IF([.D118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peiye2</text:p>
          </table:table-cell>
          <table:table-cell office:value-type="float" office:value="27" calcext:value-type="float">
            <text:p>27</text:p>
          </table:table-cell>
          <table:table-cell table:formula="of:=[.B119]/30" office:value-type="percentage" office:value="0.9" calcext:value-type="percentage">
            <text:p>90.0%</text:p>
          </table:table-cell>
          <table:table-cell table:formula="of:=1+(0.75-1)/(0.6-1)*([.C119]-1)" office:value-type="percentage" office:value="0.9375" calcext:value-type="percentage">
            <text:p>93.8%</text:p>
          </table:table-cell>
          <table:table-cell table:formula="of:=IF([.D119]&gt;[.$G$7];[.$F$7];IF([.D119]&gt;[.$G$8];[.$F$8];IF([.D119]&gt;[.$G$9];[.$F$9];IF([.D119]&gt;[.$G$10];[.$F$10];IF([.D119]&gt;[.$G$11];[.$F$11];IF([.D119]&gt;[.$G$12];[.$F$12];IF([.D119]&gt;[.$G$13];[.$F$13];IF([.D119]&gt;[.$G$14];[.$F$14];IF([.D119]&gt;[.$G$15];[.$F$15];IF([.D119]&gt;[.$G$16];[.$F$16];IF([.D119]&gt;[.$G$17];[.$F$17];IF([.D119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dcock2</text:p>
          </table:table-cell>
          <table:table-cell office:value-type="float" office:value="27" calcext:value-type="float">
            <text:p>27</text:p>
          </table:table-cell>
          <table:table-cell table:formula="of:=[.B120]/30" office:value-type="percentage" office:value="0.9" calcext:value-type="percentage">
            <text:p>90.0%</text:p>
          </table:table-cell>
          <table:table-cell table:formula="of:=1+(0.75-1)/(0.6-1)*([.C120]-1)" office:value-type="percentage" office:value="0.9375" calcext:value-type="percentage">
            <text:p>93.8%</text:p>
          </table:table-cell>
          <table:table-cell table:formula="of:=IF([.D120]&gt;[.$G$7];[.$F$7];IF([.D120]&gt;[.$G$8];[.$F$8];IF([.D120]&gt;[.$G$9];[.$F$9];IF([.D120]&gt;[.$G$10];[.$F$10];IF([.D120]&gt;[.$G$11];[.$F$11];IF([.D120]&gt;[.$G$12];[.$F$12];IF([.D120]&gt;[.$G$13];[.$F$13];IF([.D120]&gt;[.$G$14];[.$F$14];IF([.D120]&gt;[.$G$15];[.$F$15];IF([.D120]&gt;[.$G$16];[.$F$16];IF([.D120]&gt;[.$G$17];[.$F$17];IF([.D120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4</text:p>
          </table:table-cell>
          <table:table-cell office:value-type="float" office:value="27" calcext:value-type="float">
            <text:p>27</text:p>
          </table:table-cell>
          <table:table-cell table:formula="of:=[.B121]/30" office:value-type="percentage" office:value="0.9" calcext:value-type="percentage">
            <text:p>90.0%</text:p>
          </table:table-cell>
          <table:table-cell table:formula="of:=1+(0.75-1)/(0.6-1)*([.C121]-1)" office:value-type="percentage" office:value="0.9375" calcext:value-type="percentage">
            <text:p>93.8%</text:p>
          </table:table-cell>
          <table:table-cell table:formula="of:=IF([.D121]&gt;[.$G$7];[.$F$7];IF([.D121]&gt;[.$G$8];[.$F$8];IF([.D121]&gt;[.$G$9];[.$F$9];IF([.D121]&gt;[.$G$10];[.$F$10];IF([.D121]&gt;[.$G$11];[.$F$11];IF([.D121]&gt;[.$G$12];[.$F$12];IF([.D121]&gt;[.$G$13];[.$F$13];IF([.D121]&gt;[.$G$14];[.$F$14];IF([.D121]&gt;[.$G$15];[.$F$15];IF([.D121]&gt;[.$G$16];[.$F$16];IF([.D121]&gt;[.$G$17];[.$F$17];IF([.D121]&gt;[.$G$18];[.$F$18];[.$F$19])))))))))))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tiema2</text:p>
          </table:table-cell>
          <table:table-cell office:value-type="float" office:value="26" calcext:value-type="float">
            <text:p>26</text:p>
          </table:table-cell>
          <table:table-cell table:formula="of:=[.B122]/30" office:value-type="percentage" office:value="0.866666666666667" calcext:value-type="percentage">
            <text:p>86.7%</text:p>
          </table:table-cell>
          <table:table-cell table:formula="of:=1+(0.75-1)/(0.6-1)*([.C122]-1)" office:value-type="percentage" office:value="0.916666666666667" calcext:value-type="percentage">
            <text:p>91.7%</text:p>
          </table:table-cell>
          <table:table-cell table:formula="of:=IF([.D122]&gt;[.$G$7];[.$F$7];IF([.D122]&gt;[.$G$8];[.$F$8];IF([.D122]&gt;[.$G$9];[.$F$9];IF([.D122]&gt;[.$G$10];[.$F$10];IF([.D122]&gt;[.$G$11];[.$F$11];IF([.D122]&gt;[.$G$12];[.$F$12];IF([.D122]&gt;[.$G$13];[.$F$13];IF([.D122]&gt;[.$G$14];[.$F$14];IF([.D122]&gt;[.$G$15];[.$F$15];IF([.D122]&gt;[.$G$16];[.$F$16];IF([.D122]&gt;[.$G$17];[.$F$17];IF([.D12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kim11</text:p>
          </table:table-cell>
          <table:table-cell office:value-type="float" office:value="26" calcext:value-type="float">
            <text:p>26</text:p>
          </table:table-cell>
          <table:table-cell table:formula="of:=[.B123]/30" office:value-type="percentage" office:value="0.866666666666667" calcext:value-type="percentage">
            <text:p>86.7%</text:p>
          </table:table-cell>
          <table:table-cell table:formula="of:=1+(0.75-1)/(0.6-1)*([.C123]-1)" office:value-type="percentage" office:value="0.916666666666667" calcext:value-type="percentage">
            <text:p>91.7%</text:p>
          </table:table-cell>
          <table:table-cell table:formula="of:=IF([.D123]&gt;[.$G$7];[.$F$7];IF([.D123]&gt;[.$G$8];[.$F$8];IF([.D123]&gt;[.$G$9];[.$F$9];IF([.D123]&gt;[.$G$10];[.$F$10];IF([.D123]&gt;[.$G$11];[.$F$11];IF([.D123]&gt;[.$G$12];[.$F$12];IF([.D123]&gt;[.$G$13];[.$F$13];IF([.D123]&gt;[.$G$14];[.$F$14];IF([.D123]&gt;[.$G$15];[.$F$15];IF([.D123]&gt;[.$G$16];[.$F$16];IF([.D123]&gt;[.$G$17];[.$F$17];IF([.D12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il2</text:p>
          </table:table-cell>
          <table:table-cell office:value-type="float" office:value="26" calcext:value-type="float">
            <text:p>26</text:p>
          </table:table-cell>
          <table:table-cell table:formula="of:=[.B124]/30" office:value-type="percentage" office:value="0.866666666666667" calcext:value-type="percentage">
            <text:p>86.7%</text:p>
          </table:table-cell>
          <table:table-cell table:formula="of:=1+(0.75-1)/(0.6-1)*([.C124]-1)" office:value-type="percentage" office:value="0.916666666666667" calcext:value-type="percentage">
            <text:p>91.7%</text:p>
          </table:table-cell>
          <table:table-cell table:formula="of:=IF([.D124]&gt;[.$G$7];[.$F$7];IF([.D124]&gt;[.$G$8];[.$F$8];IF([.D124]&gt;[.$G$9];[.$F$9];IF([.D124]&gt;[.$G$10];[.$F$10];IF([.D124]&gt;[.$G$11];[.$F$11];IF([.D124]&gt;[.$G$12];[.$F$12];IF([.D124]&gt;[.$G$13];[.$F$13];IF([.D124]&gt;[.$G$14];[.$F$14];IF([.D124]&gt;[.$G$15];[.$F$15];IF([.D124]&gt;[.$G$16];[.$F$16];IF([.D124]&gt;[.$G$17];[.$F$17];IF([.D12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merte2</text:p>
          </table:table-cell>
          <table:table-cell office:value-type="float" office:value="26" calcext:value-type="float">
            <text:p>26</text:p>
          </table:table-cell>
          <table:table-cell table:formula="of:=[.B125]/30" office:value-type="percentage" office:value="0.866666666666667" calcext:value-type="percentage">
            <text:p>86.7%</text:p>
          </table:table-cell>
          <table:table-cell table:formula="of:=1+(0.75-1)/(0.6-1)*([.C125]-1)" office:value-type="percentage" office:value="0.916666666666667" calcext:value-type="percentage">
            <text:p>91.7%</text:p>
          </table:table-cell>
          <table:table-cell table:formula="of:=IF([.D125]&gt;[.$G$7];[.$F$7];IF([.D125]&gt;[.$G$8];[.$F$8];IF([.D125]&gt;[.$G$9];[.$F$9];IF([.D125]&gt;[.$G$10];[.$F$10];IF([.D125]&gt;[.$G$11];[.$F$11];IF([.D125]&gt;[.$G$12];[.$F$12];IF([.D125]&gt;[.$G$13];[.$F$13];IF([.D125]&gt;[.$G$14];[.$F$14];IF([.D125]&gt;[.$G$15];[.$F$15];IF([.D125]&gt;[.$G$16];[.$F$16];IF([.D125]&gt;[.$G$17];[.$F$17];IF([.D12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uiya2</text:p>
          </table:table-cell>
          <table:table-cell office:value-type="float" office:value="26" calcext:value-type="float">
            <text:p>26</text:p>
          </table:table-cell>
          <table:table-cell table:formula="of:=[.B126]/30" office:value-type="percentage" office:value="0.866666666666667" calcext:value-type="percentage">
            <text:p>86.7%</text:p>
          </table:table-cell>
          <table:table-cell table:formula="of:=1+(0.75-1)/(0.6-1)*([.C126]-1)" office:value-type="percentage" office:value="0.916666666666667" calcext:value-type="percentage">
            <text:p>91.7%</text:p>
          </table:table-cell>
          <table:table-cell table:formula="of:=IF([.D126]&gt;[.$G$7];[.$F$7];IF([.D126]&gt;[.$G$8];[.$F$8];IF([.D126]&gt;[.$G$9];[.$F$9];IF([.D126]&gt;[.$G$10];[.$F$10];IF([.D126]&gt;[.$G$11];[.$F$11];IF([.D126]&gt;[.$G$12];[.$F$12];IF([.D126]&gt;[.$G$13];[.$F$13];IF([.D126]&gt;[.$G$14];[.$F$14];IF([.D126]&gt;[.$G$15];[.$F$15];IF([.D126]&gt;[.$G$16];[.$F$16];IF([.D126]&gt;[.$G$17];[.$F$17];IF([.D126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kwsk2</text:p>
          </table:table-cell>
          <table:table-cell office:value-type="float" office:value="26" calcext:value-type="float">
            <text:p>26</text:p>
          </table:table-cell>
          <table:table-cell table:formula="of:=[.B127]/30" office:value-type="percentage" office:value="0.866666666666667" calcext:value-type="percentage">
            <text:p>86.7%</text:p>
          </table:table-cell>
          <table:table-cell table:formula="of:=1+(0.75-1)/(0.6-1)*([.C127]-1)" office:value-type="percentage" office:value="0.916666666666667" calcext:value-type="percentage">
            <text:p>91.7%</text:p>
          </table:table-cell>
          <table:table-cell table:formula="of:=IF([.D127]&gt;[.$G$7];[.$F$7];IF([.D127]&gt;[.$G$8];[.$F$8];IF([.D127]&gt;[.$G$9];[.$F$9];IF([.D127]&gt;[.$G$10];[.$F$10];IF([.D127]&gt;[.$G$11];[.$F$11];IF([.D127]&gt;[.$G$12];[.$F$12];IF([.D127]&gt;[.$G$13];[.$F$13];IF([.D127]&gt;[.$G$14];[.$F$14];IF([.D127]&gt;[.$G$15];[.$F$15];IF([.D127]&gt;[.$G$16];[.$F$16];IF([.D127]&gt;[.$G$17];[.$F$17];IF([.D127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crum2</text:p>
          </table:table-cell>
          <table:table-cell office:value-type="float" office:value="26" calcext:value-type="float">
            <text:p>26</text:p>
          </table:table-cell>
          <table:table-cell table:formula="of:=[.B128]/30" office:value-type="percentage" office:value="0.866666666666667" calcext:value-type="percentage">
            <text:p>86.7%</text:p>
          </table:table-cell>
          <table:table-cell table:formula="of:=1+(0.75-1)/(0.6-1)*([.C128]-1)" office:value-type="percentage" office:value="0.916666666666667" calcext:value-type="percentage">
            <text:p>91.7%</text:p>
          </table:table-cell>
          <table:table-cell table:formula="of:=IF([.D128]&gt;[.$G$7];[.$F$7];IF([.D128]&gt;[.$G$8];[.$F$8];IF([.D128]&gt;[.$G$9];[.$F$9];IF([.D128]&gt;[.$G$10];[.$F$10];IF([.D128]&gt;[.$G$11];[.$F$11];IF([.D128]&gt;[.$G$12];[.$F$12];IF([.D128]&gt;[.$G$13];[.$F$13];IF([.D128]&gt;[.$G$14];[.$F$14];IF([.D128]&gt;[.$G$15];[.$F$15];IF([.D128]&gt;[.$G$16];[.$F$16];IF([.D128]&gt;[.$G$17];[.$F$17];IF([.D128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igus2</text:p>
          </table:table-cell>
          <table:table-cell office:value-type="float" office:value="26" calcext:value-type="float">
            <text:p>26</text:p>
          </table:table-cell>
          <table:table-cell table:formula="of:=[.B129]/30" office:value-type="percentage" office:value="0.866666666666667" calcext:value-type="percentage">
            <text:p>86.7%</text:p>
          </table:table-cell>
          <table:table-cell table:formula="of:=1+(0.75-1)/(0.6-1)*([.C129]-1)" office:value-type="percentage" office:value="0.916666666666667" calcext:value-type="percentage">
            <text:p>91.7%</text:p>
          </table:table-cell>
          <table:table-cell table:formula="of:=IF([.D129]&gt;[.$G$7];[.$F$7];IF([.D129]&gt;[.$G$8];[.$F$8];IF([.D129]&gt;[.$G$9];[.$F$9];IF([.D129]&gt;[.$G$10];[.$F$10];IF([.D129]&gt;[.$G$11];[.$F$11];IF([.D129]&gt;[.$G$12];[.$F$12];IF([.D129]&gt;[.$G$13];[.$F$13];IF([.D129]&gt;[.$G$14];[.$F$14];IF([.D129]&gt;[.$G$15];[.$F$15];IF([.D129]&gt;[.$G$16];[.$F$16];IF([.D129]&gt;[.$G$17];[.$F$17];IF([.D129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jlipin2</text:p>
          </table:table-cell>
          <table:table-cell office:value-type="float" office:value="26" calcext:value-type="float">
            <text:p>26</text:p>
          </table:table-cell>
          <table:table-cell table:formula="of:=[.B130]/30" office:value-type="percentage" office:value="0.866666666666667" calcext:value-type="percentage">
            <text:p>86.7%</text:p>
          </table:table-cell>
          <table:table-cell table:formula="of:=1+(0.75-1)/(0.6-1)*([.C130]-1)" office:value-type="percentage" office:value="0.916666666666667" calcext:value-type="percentage">
            <text:p>91.7%</text:p>
          </table:table-cell>
          <table:table-cell table:formula="of:=IF([.D130]&gt;[.$G$7];[.$F$7];IF([.D130]&gt;[.$G$8];[.$F$8];IF([.D130]&gt;[.$G$9];[.$F$9];IF([.D130]&gt;[.$G$10];[.$F$10];IF([.D130]&gt;[.$G$11];[.$F$11];IF([.D130]&gt;[.$G$12];[.$F$12];IF([.D130]&gt;[.$G$13];[.$F$13];IF([.D130]&gt;[.$G$14];[.$F$14];IF([.D130]&gt;[.$G$15];[.$F$15];IF([.D130]&gt;[.$G$16];[.$F$16];IF([.D130]&gt;[.$G$17];[.$F$17];IF([.D130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inni2</text:p>
          </table:table-cell>
          <table:table-cell office:value-type="float" office:value="26" calcext:value-type="float">
            <text:p>26</text:p>
          </table:table-cell>
          <table:table-cell table:formula="of:=[.B131]/30" office:value-type="percentage" office:value="0.866666666666667" calcext:value-type="percentage">
            <text:p>86.7%</text:p>
          </table:table-cell>
          <table:table-cell table:formula="of:=1+(0.75-1)/(0.6-1)*([.C131]-1)" office:value-type="percentage" office:value="0.916666666666667" calcext:value-type="percentage">
            <text:p>91.7%</text:p>
          </table:table-cell>
          <table:table-cell table:formula="of:=IF([.D131]&gt;[.$G$7];[.$F$7];IF([.D131]&gt;[.$G$8];[.$F$8];IF([.D131]&gt;[.$G$9];[.$F$9];IF([.D131]&gt;[.$G$10];[.$F$10];IF([.D131]&gt;[.$G$11];[.$F$11];IF([.D131]&gt;[.$G$12];[.$F$12];IF([.D131]&gt;[.$G$13];[.$F$13];IF([.D131]&gt;[.$G$14];[.$F$14];IF([.D131]&gt;[.$G$15];[.$F$15];IF([.D131]&gt;[.$G$16];[.$F$16];IF([.D131]&gt;[.$G$17];[.$F$17];IF([.D131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tamp4</text:p>
          </table:table-cell>
          <table:table-cell office:value-type="float" office:value="26" calcext:value-type="float">
            <text:p>26</text:p>
          </table:table-cell>
          <table:table-cell table:formula="of:=[.B132]/30" office:value-type="percentage" office:value="0.866666666666667" calcext:value-type="percentage">
            <text:p>86.7%</text:p>
          </table:table-cell>
          <table:table-cell table:formula="of:=1+(0.75-1)/(0.6-1)*([.C132]-1)" office:value-type="percentage" office:value="0.916666666666667" calcext:value-type="percentage">
            <text:p>91.7%</text:p>
          </table:table-cell>
          <table:table-cell table:formula="of:=IF([.D132]&gt;[.$G$7];[.$F$7];IF([.D132]&gt;[.$G$8];[.$F$8];IF([.D132]&gt;[.$G$9];[.$F$9];IF([.D132]&gt;[.$G$10];[.$F$10];IF([.D132]&gt;[.$G$11];[.$F$11];IF([.D132]&gt;[.$G$12];[.$F$12];IF([.D132]&gt;[.$G$13];[.$F$13];IF([.D132]&gt;[.$G$14];[.$F$14];IF([.D132]&gt;[.$G$15];[.$F$15];IF([.D132]&gt;[.$G$16];[.$F$16];IF([.D132]&gt;[.$G$17];[.$F$17];IF([.D13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az2</text:p>
          </table:table-cell>
          <table:table-cell office:value-type="float" office:value="26" calcext:value-type="float">
            <text:p>26</text:p>
          </table:table-cell>
          <table:table-cell table:formula="of:=[.B133]/30" office:value-type="percentage" office:value="0.866666666666667" calcext:value-type="percentage">
            <text:p>86.7%</text:p>
          </table:table-cell>
          <table:table-cell table:formula="of:=1+(0.75-1)/(0.6-1)*([.C133]-1)" office:value-type="percentage" office:value="0.916666666666667" calcext:value-type="percentage">
            <text:p>91.7%</text:p>
          </table:table-cell>
          <table:table-cell table:formula="of:=IF([.D133]&gt;[.$G$7];[.$F$7];IF([.D133]&gt;[.$G$8];[.$F$8];IF([.D133]&gt;[.$G$9];[.$F$9];IF([.D133]&gt;[.$G$10];[.$F$10];IF([.D133]&gt;[.$G$11];[.$F$11];IF([.D133]&gt;[.$G$12];[.$F$12];IF([.D133]&gt;[.$G$13];[.$F$13];IF([.D133]&gt;[.$G$14];[.$F$14];IF([.D133]&gt;[.$G$15];[.$F$15];IF([.D133]&gt;[.$G$16];[.$F$16];IF([.D133]&gt;[.$G$17];[.$F$17];IF([.D13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2</text:p>
          </table:table-cell>
          <table:table-cell office:value-type="float" office:value="26" calcext:value-type="float">
            <text:p>26</text:p>
          </table:table-cell>
          <table:table-cell table:formula="of:=[.B134]/30" office:value-type="percentage" office:value="0.866666666666667" calcext:value-type="percentage">
            <text:p>86.7%</text:p>
          </table:table-cell>
          <table:table-cell table:formula="of:=1+(0.75-1)/(0.6-1)*([.C134]-1)" office:value-type="percentage" office:value="0.916666666666667" calcext:value-type="percentage">
            <text:p>91.7%</text:p>
          </table:table-cell>
          <table:table-cell table:formula="of:=IF([.D134]&gt;[.$G$7];[.$F$7];IF([.D134]&gt;[.$G$8];[.$F$8];IF([.D134]&gt;[.$G$9];[.$F$9];IF([.D134]&gt;[.$G$10];[.$F$10];IF([.D134]&gt;[.$G$11];[.$F$11];IF([.D134]&gt;[.$G$12];[.$F$12];IF([.D134]&gt;[.$G$13];[.$F$13];IF([.D134]&gt;[.$G$14];[.$F$14];IF([.D134]&gt;[.$G$15];[.$F$15];IF([.D134]&gt;[.$G$16];[.$F$16];IF([.D134]&gt;[.$G$17];[.$F$17];IF([.D13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erl2</text:p>
          </table:table-cell>
          <table:table-cell office:value-type="float" office:value="26" calcext:value-type="float">
            <text:p>26</text:p>
          </table:table-cell>
          <table:table-cell table:formula="of:=[.B135]/30" office:value-type="percentage" office:value="0.866666666666667" calcext:value-type="percentage">
            <text:p>86.7%</text:p>
          </table:table-cell>
          <table:table-cell table:formula="of:=1+(0.75-1)/(0.6-1)*([.C135]-1)" office:value-type="percentage" office:value="0.916666666666667" calcext:value-type="percentage">
            <text:p>91.7%</text:p>
          </table:table-cell>
          <table:table-cell table:formula="of:=IF([.D135]&gt;[.$G$7];[.$F$7];IF([.D135]&gt;[.$G$8];[.$F$8];IF([.D135]&gt;[.$G$9];[.$F$9];IF([.D135]&gt;[.$G$10];[.$F$10];IF([.D135]&gt;[.$G$11];[.$F$11];IF([.D135]&gt;[.$G$12];[.$F$12];IF([.D135]&gt;[.$G$13];[.$F$13];IF([.D135]&gt;[.$G$14];[.$F$14];IF([.D135]&gt;[.$G$15];[.$F$15];IF([.D135]&gt;[.$G$16];[.$F$16];IF([.D135]&gt;[.$G$17];[.$F$17];IF([.D13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broton2</text:p>
          </table:table-cell>
          <table:table-cell office:value-type="float" office:value="26" calcext:value-type="float">
            <text:p>26</text:p>
          </table:table-cell>
          <table:table-cell table:formula="of:=[.B136]/30" office:value-type="percentage" office:value="0.866666666666667" calcext:value-type="percentage">
            <text:p>86.7%</text:p>
          </table:table-cell>
          <table:table-cell table:formula="of:=1+(0.75-1)/(0.6-1)*([.C136]-1)" office:value-type="percentage" office:value="0.916666666666667" calcext:value-type="percentage">
            <text:p>91.7%</text:p>
          </table:table-cell>
          <table:table-cell table:formula="of:=IF([.D136]&gt;[.$G$7];[.$F$7];IF([.D136]&gt;[.$G$8];[.$F$8];IF([.D136]&gt;[.$G$9];[.$F$9];IF([.D136]&gt;[.$G$10];[.$F$10];IF([.D136]&gt;[.$G$11];[.$F$11];IF([.D136]&gt;[.$G$12];[.$F$12];IF([.D136]&gt;[.$G$13];[.$F$13];IF([.D136]&gt;[.$G$14];[.$F$14];IF([.D136]&gt;[.$G$15];[.$F$15];IF([.D136]&gt;[.$G$16];[.$F$16];IF([.D136]&gt;[.$G$17];[.$F$17];IF([.D136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havar2</text:p>
          </table:table-cell>
          <table:table-cell office:value-type="float" office:value="26" calcext:value-type="float">
            <text:p>26</text:p>
          </table:table-cell>
          <table:table-cell table:formula="of:=[.B137]/30" office:value-type="percentage" office:value="0.866666666666667" calcext:value-type="percentage">
            <text:p>86.7%</text:p>
          </table:table-cell>
          <table:table-cell table:formula="of:=1+(0.75-1)/(0.6-1)*([.C137]-1)" office:value-type="percentage" office:value="0.916666666666667" calcext:value-type="percentage">
            <text:p>91.7%</text:p>
          </table:table-cell>
          <table:table-cell table:formula="of:=IF([.D137]&gt;[.$G$7];[.$F$7];IF([.D137]&gt;[.$G$8];[.$F$8];IF([.D137]&gt;[.$G$9];[.$F$9];IF([.D137]&gt;[.$G$10];[.$F$10];IF([.D137]&gt;[.$G$11];[.$F$11];IF([.D137]&gt;[.$G$12];[.$F$12];IF([.D137]&gt;[.$G$13];[.$F$13];IF([.D137]&gt;[.$G$14];[.$F$14];IF([.D137]&gt;[.$G$15];[.$F$15];IF([.D137]&gt;[.$G$16];[.$F$16];IF([.D137]&gt;[.$G$17];[.$F$17];IF([.D137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hunyu2</text:p>
          </table:table-cell>
          <table:table-cell office:value-type="float" office:value="26" calcext:value-type="float">
            <text:p>26</text:p>
          </table:table-cell>
          <table:table-cell table:formula="of:=[.B138]/30" office:value-type="percentage" office:value="0.866666666666667" calcext:value-type="percentage">
            <text:p>86.7%</text:p>
          </table:table-cell>
          <table:table-cell table:formula="of:=1+(0.75-1)/(0.6-1)*([.C138]-1)" office:value-type="percentage" office:value="0.916666666666667" calcext:value-type="percentage">
            <text:p>91.7%</text:p>
          </table:table-cell>
          <table:table-cell table:formula="of:=IF([.D138]&gt;[.$G$7];[.$F$7];IF([.D138]&gt;[.$G$8];[.$F$8];IF([.D138]&gt;[.$G$9];[.$F$9];IF([.D138]&gt;[.$G$10];[.$F$10];IF([.D138]&gt;[.$G$11];[.$F$11];IF([.D138]&gt;[.$G$12];[.$F$12];IF([.D138]&gt;[.$G$13];[.$F$13];IF([.D138]&gt;[.$G$14];[.$F$14];IF([.D138]&gt;[.$G$15];[.$F$15];IF([.D138]&gt;[.$G$16];[.$F$16];IF([.D138]&gt;[.$G$17];[.$F$17];IF([.D138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leuck2</text:p>
          </table:table-cell>
          <table:table-cell office:value-type="float" office:value="26" calcext:value-type="float">
            <text:p>26</text:p>
          </table:table-cell>
          <table:table-cell table:formula="of:=[.B139]/30" office:value-type="percentage" office:value="0.866666666666667" calcext:value-type="percentage">
            <text:p>86.7%</text:p>
          </table:table-cell>
          <table:table-cell table:formula="of:=1+(0.75-1)/(0.6-1)*([.C139]-1)" office:value-type="percentage" office:value="0.916666666666667" calcext:value-type="percentage">
            <text:p>91.7%</text:p>
          </table:table-cell>
          <table:table-cell table:formula="of:=IF([.D139]&gt;[.$G$7];[.$F$7];IF([.D139]&gt;[.$G$8];[.$F$8];IF([.D139]&gt;[.$G$9];[.$F$9];IF([.D139]&gt;[.$G$10];[.$F$10];IF([.D139]&gt;[.$G$11];[.$F$11];IF([.D139]&gt;[.$G$12];[.$F$12];IF([.D139]&gt;[.$G$13];[.$F$13];IF([.D139]&gt;[.$G$14];[.$F$14];IF([.D139]&gt;[.$G$15];[.$F$15];IF([.D139]&gt;[.$G$16];[.$F$16];IF([.D139]&gt;[.$G$17];[.$F$17];IF([.D139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graha2</text:p>
          </table:table-cell>
          <table:table-cell office:value-type="float" office:value="26" calcext:value-type="float">
            <text:p>26</text:p>
          </table:table-cell>
          <table:table-cell table:formula="of:=[.B140]/30" office:value-type="percentage" office:value="0.866666666666667" calcext:value-type="percentage">
            <text:p>86.7%</text:p>
          </table:table-cell>
          <table:table-cell table:formula="of:=1+(0.75-1)/(0.6-1)*([.C140]-1)" office:value-type="percentage" office:value="0.916666666666667" calcext:value-type="percentage">
            <text:p>91.7%</text:p>
          </table:table-cell>
          <table:table-cell table:formula="of:=IF([.D140]&gt;[.$G$7];[.$F$7];IF([.D140]&gt;[.$G$8];[.$F$8];IF([.D140]&gt;[.$G$9];[.$F$9];IF([.D140]&gt;[.$G$10];[.$F$10];IF([.D140]&gt;[.$G$11];[.$F$11];IF([.D140]&gt;[.$G$12];[.$F$12];IF([.D140]&gt;[.$G$13];[.$F$13];IF([.D140]&gt;[.$G$14];[.$F$14];IF([.D140]&gt;[.$G$15];[.$F$15];IF([.D140]&gt;[.$G$16];[.$F$16];IF([.D140]&gt;[.$G$17];[.$F$17];IF([.D140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brusic2</text:p>
          </table:table-cell>
          <table:table-cell office:value-type="float" office:value="26" calcext:value-type="float">
            <text:p>26</text:p>
          </table:table-cell>
          <table:table-cell table:formula="of:=[.B141]/30" office:value-type="percentage" office:value="0.866666666666667" calcext:value-type="percentage">
            <text:p>86.7%</text:p>
          </table:table-cell>
          <table:table-cell table:formula="of:=1+(0.75-1)/(0.6-1)*([.C141]-1)" office:value-type="percentage" office:value="0.916666666666667" calcext:value-type="percentage">
            <text:p>91.7%</text:p>
          </table:table-cell>
          <table:table-cell table:formula="of:=IF([.D141]&gt;[.$G$7];[.$F$7];IF([.D141]&gt;[.$G$8];[.$F$8];IF([.D141]&gt;[.$G$9];[.$F$9];IF([.D141]&gt;[.$G$10];[.$F$10];IF([.D141]&gt;[.$G$11];[.$F$11];IF([.D141]&gt;[.$G$12];[.$F$12];IF([.D141]&gt;[.$G$13];[.$F$13];IF([.D141]&gt;[.$G$14];[.$F$14];IF([.D141]&gt;[.$G$15];[.$F$15];IF([.D141]&gt;[.$G$16];[.$F$16];IF([.D141]&gt;[.$G$17];[.$F$17];IF([.D141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feng</text:p>
          </table:table-cell>
          <table:table-cell office:value-type="float" office:value="26" calcext:value-type="float">
            <text:p>26</text:p>
          </table:table-cell>
          <table:table-cell table:formula="of:=[.B142]/30" office:value-type="percentage" office:value="0.866666666666667" calcext:value-type="percentage">
            <text:p>86.7%</text:p>
          </table:table-cell>
          <table:table-cell table:formula="of:=1+(0.75-1)/(0.6-1)*([.C142]-1)" office:value-type="percentage" office:value="0.916666666666667" calcext:value-type="percentage">
            <text:p>91.7%</text:p>
          </table:table-cell>
          <table:table-cell table:formula="of:=IF([.D142]&gt;[.$G$7];[.$F$7];IF([.D142]&gt;[.$G$8];[.$F$8];IF([.D142]&gt;[.$G$9];[.$F$9];IF([.D142]&gt;[.$G$10];[.$F$10];IF([.D142]&gt;[.$G$11];[.$F$11];IF([.D142]&gt;[.$G$12];[.$F$12];IF([.D142]&gt;[.$G$13];[.$F$13];IF([.D142]&gt;[.$G$14];[.$F$14];IF([.D142]&gt;[.$G$15];[.$F$15];IF([.D142]&gt;[.$G$16];[.$F$16];IF([.D142]&gt;[.$G$17];[.$F$17];IF([.D14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white4</text:p>
          </table:table-cell>
          <table:table-cell office:value-type="float" office:value="26" calcext:value-type="float">
            <text:p>26</text:p>
          </table:table-cell>
          <table:table-cell table:formula="of:=[.B143]/30" office:value-type="percentage" office:value="0.866666666666667" calcext:value-type="percentage">
            <text:p>86.7%</text:p>
          </table:table-cell>
          <table:table-cell table:formula="of:=1+(0.75-1)/(0.6-1)*([.C143]-1)" office:value-type="percentage" office:value="0.916666666666667" calcext:value-type="percentage">
            <text:p>91.7%</text:p>
          </table:table-cell>
          <table:table-cell table:formula="of:=IF([.D143]&gt;[.$G$7];[.$F$7];IF([.D143]&gt;[.$G$8];[.$F$8];IF([.D143]&gt;[.$G$9];[.$F$9];IF([.D143]&gt;[.$G$10];[.$F$10];IF([.D143]&gt;[.$G$11];[.$F$11];IF([.D143]&gt;[.$G$12];[.$F$12];IF([.D143]&gt;[.$G$13];[.$F$13];IF([.D143]&gt;[.$G$14];[.$F$14];IF([.D143]&gt;[.$G$15];[.$F$15];IF([.D143]&gt;[.$G$16];[.$F$16];IF([.D143]&gt;[.$G$17];[.$F$17];IF([.D14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amian2</text:p>
          </table:table-cell>
          <table:table-cell office:value-type="float" office:value="26" calcext:value-type="float">
            <text:p>26</text:p>
          </table:table-cell>
          <table:table-cell table:formula="of:=[.B144]/30" office:value-type="percentage" office:value="0.866666666666667" calcext:value-type="percentage">
            <text:p>86.7%</text:p>
          </table:table-cell>
          <table:table-cell table:formula="of:=1+(0.75-1)/(0.6-1)*([.C144]-1)" office:value-type="percentage" office:value="0.916666666666667" calcext:value-type="percentage">
            <text:p>91.7%</text:p>
          </table:table-cell>
          <table:table-cell table:formula="of:=IF([.D144]&gt;[.$G$7];[.$F$7];IF([.D144]&gt;[.$G$8];[.$F$8];IF([.D144]&gt;[.$G$9];[.$F$9];IF([.D144]&gt;[.$G$10];[.$F$10];IF([.D144]&gt;[.$G$11];[.$F$11];IF([.D144]&gt;[.$G$12];[.$F$12];IF([.D144]&gt;[.$G$13];[.$F$13];IF([.D144]&gt;[.$G$14];[.$F$14];IF([.D144]&gt;[.$G$15];[.$F$15];IF([.D144]&gt;[.$G$16];[.$F$16];IF([.D144]&gt;[.$G$17];[.$F$17];IF([.D14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rid2</text:p>
          </table:table-cell>
          <table:table-cell office:value-type="float" office:value="26" calcext:value-type="float">
            <text:p>26</text:p>
          </table:table-cell>
          <table:table-cell table:formula="of:=[.B145]/30" office:value-type="percentage" office:value="0.866666666666667" calcext:value-type="percentage">
            <text:p>86.7%</text:p>
          </table:table-cell>
          <table:table-cell table:formula="of:=1+(0.75-1)/(0.6-1)*([.C145]-1)" office:value-type="percentage" office:value="0.916666666666667" calcext:value-type="percentage">
            <text:p>91.7%</text:p>
          </table:table-cell>
          <table:table-cell table:formula="of:=IF([.D145]&gt;[.$G$7];[.$F$7];IF([.D145]&gt;[.$G$8];[.$F$8];IF([.D145]&gt;[.$G$9];[.$F$9];IF([.D145]&gt;[.$G$10];[.$F$10];IF([.D145]&gt;[.$G$11];[.$F$11];IF([.D145]&gt;[.$G$12];[.$F$12];IF([.D145]&gt;[.$G$13];[.$F$13];IF([.D145]&gt;[.$G$14];[.$F$14];IF([.D145]&gt;[.$G$15];[.$F$15];IF([.D145]&gt;[.$G$16];[.$F$16];IF([.D145]&gt;[.$G$17];[.$F$17];IF([.D14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gxiz2</text:p>
          </table:table-cell>
          <table:table-cell office:value-type="float" office:value="26" calcext:value-type="float">
            <text:p>26</text:p>
          </table:table-cell>
          <table:table-cell table:formula="of:=[.B146]/30" office:value-type="percentage" office:value="0.866666666666667" calcext:value-type="percentage">
            <text:p>86.7%</text:p>
          </table:table-cell>
          <table:table-cell table:formula="of:=1+(0.75-1)/(0.6-1)*([.C146]-1)" office:value-type="percentage" office:value="0.916666666666667" calcext:value-type="percentage">
            <text:p>91.7%</text:p>
          </table:table-cell>
          <table:table-cell table:formula="of:=IF([.D146]&gt;[.$G$7];[.$F$7];IF([.D146]&gt;[.$G$8];[.$F$8];IF([.D146]&gt;[.$G$9];[.$F$9];IF([.D146]&gt;[.$G$10];[.$F$10];IF([.D146]&gt;[.$G$11];[.$F$11];IF([.D146]&gt;[.$G$12];[.$F$12];IF([.D146]&gt;[.$G$13];[.$F$13];IF([.D146]&gt;[.$G$14];[.$F$14];IF([.D146]&gt;[.$G$15];[.$F$15];IF([.D146]&gt;[.$G$16];[.$F$16];IF([.D146]&gt;[.$G$17];[.$F$17];IF([.D146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xing2</text:p>
          </table:table-cell>
          <table:table-cell office:value-type="float" office:value="26" calcext:value-type="float">
            <text:p>26</text:p>
          </table:table-cell>
          <table:table-cell table:formula="of:=[.B147]/30" office:value-type="percentage" office:value="0.866666666666667" calcext:value-type="percentage">
            <text:p>86.7%</text:p>
          </table:table-cell>
          <table:table-cell table:formula="of:=1+(0.75-1)/(0.6-1)*([.C147]-1)" office:value-type="percentage" office:value="0.916666666666667" calcext:value-type="percentage">
            <text:p>91.7%</text:p>
          </table:table-cell>
          <table:table-cell table:formula="of:=IF([.D147]&gt;[.$G$7];[.$F$7];IF([.D147]&gt;[.$G$8];[.$F$8];IF([.D147]&gt;[.$G$9];[.$F$9];IF([.D147]&gt;[.$G$10];[.$F$10];IF([.D147]&gt;[.$G$11];[.$F$11];IF([.D147]&gt;[.$G$12];[.$F$12];IF([.D147]&gt;[.$G$13];[.$F$13];IF([.D147]&gt;[.$G$14];[.$F$14];IF([.D147]&gt;[.$G$15];[.$F$15];IF([.D147]&gt;[.$G$16];[.$F$16];IF([.D147]&gt;[.$G$17];[.$F$17];IF([.D147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fabia2</text:p>
          </table:table-cell>
          <table:table-cell office:value-type="float" office:value="26" calcext:value-type="float">
            <text:p>26</text:p>
          </table:table-cell>
          <table:table-cell table:formula="of:=[.B148]/30" office:value-type="percentage" office:value="0.866666666666667" calcext:value-type="percentage">
            <text:p>86.7%</text:p>
          </table:table-cell>
          <table:table-cell table:formula="of:=1+(0.75-1)/(0.6-1)*([.C148]-1)" office:value-type="percentage" office:value="0.916666666666667" calcext:value-type="percentage">
            <text:p>91.7%</text:p>
          </table:table-cell>
          <table:table-cell table:formula="of:=IF([.D148]&gt;[.$G$7];[.$F$7];IF([.D148]&gt;[.$G$8];[.$F$8];IF([.D148]&gt;[.$G$9];[.$F$9];IF([.D148]&gt;[.$G$10];[.$F$10];IF([.D148]&gt;[.$G$11];[.$F$11];IF([.D148]&gt;[.$G$12];[.$F$12];IF([.D148]&gt;[.$G$13];[.$F$13];IF([.D148]&gt;[.$G$14];[.$F$14];IF([.D148]&gt;[.$G$15];[.$F$15];IF([.D148]&gt;[.$G$16];[.$F$16];IF([.D148]&gt;[.$G$17];[.$F$17];IF([.D148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kshmn2</text:p>
          </table:table-cell>
          <table:table-cell office:value-type="float" office:value="26" calcext:value-type="float">
            <text:p>26</text:p>
          </table:table-cell>
          <table:table-cell table:formula="of:=[.B149]/30" office:value-type="percentage" office:value="0.866666666666667" calcext:value-type="percentage">
            <text:p>86.7%</text:p>
          </table:table-cell>
          <table:table-cell table:formula="of:=1+(0.75-1)/(0.6-1)*([.C149]-1)" office:value-type="percentage" office:value="0.916666666666667" calcext:value-type="percentage">
            <text:p>91.7%</text:p>
          </table:table-cell>
          <table:table-cell table:formula="of:=IF([.D149]&gt;[.$G$7];[.$F$7];IF([.D149]&gt;[.$G$8];[.$F$8];IF([.D149]&gt;[.$G$9];[.$F$9];IF([.D149]&gt;[.$G$10];[.$F$10];IF([.D149]&gt;[.$G$11];[.$F$11];IF([.D149]&gt;[.$G$12];[.$F$12];IF([.D149]&gt;[.$G$13];[.$F$13];IF([.D149]&gt;[.$G$14];[.$F$14];IF([.D149]&gt;[.$G$15];[.$F$15];IF([.D149]&gt;[.$G$16];[.$F$16];IF([.D149]&gt;[.$G$17];[.$F$17];IF([.D149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s5</text:p>
          </table:table-cell>
          <table:table-cell office:value-type="float" office:value="26" calcext:value-type="float">
            <text:p>26</text:p>
          </table:table-cell>
          <table:table-cell table:formula="of:=[.B150]/30" office:value-type="percentage" office:value="0.866666666666667" calcext:value-type="percentage">
            <text:p>86.7%</text:p>
          </table:table-cell>
          <table:table-cell table:formula="of:=1+(0.75-1)/(0.6-1)*([.C150]-1)" office:value-type="percentage" office:value="0.916666666666667" calcext:value-type="percentage">
            <text:p>91.7%</text:p>
          </table:table-cell>
          <table:table-cell table:formula="of:=IF([.D150]&gt;[.$G$7];[.$F$7];IF([.D150]&gt;[.$G$8];[.$F$8];IF([.D150]&gt;[.$G$9];[.$F$9];IF([.D150]&gt;[.$G$10];[.$F$10];IF([.D150]&gt;[.$G$11];[.$F$11];IF([.D150]&gt;[.$G$12];[.$F$12];IF([.D150]&gt;[.$G$13];[.$F$13];IF([.D150]&gt;[.$G$14];[.$F$14];IF([.D150]&gt;[.$G$15];[.$F$15];IF([.D150]&gt;[.$G$16];[.$F$16];IF([.D150]&gt;[.$G$17];[.$F$17];IF([.D150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carr2</text:p>
          </table:table-cell>
          <table:table-cell office:value-type="float" office:value="26" calcext:value-type="float">
            <text:p>26</text:p>
          </table:table-cell>
          <table:table-cell table:formula="of:=[.B151]/30" office:value-type="percentage" office:value="0.866666666666667" calcext:value-type="percentage">
            <text:p>86.7%</text:p>
          </table:table-cell>
          <table:table-cell table:formula="of:=1+(0.75-1)/(0.6-1)*([.C151]-1)" office:value-type="percentage" office:value="0.916666666666667" calcext:value-type="percentage">
            <text:p>91.7%</text:p>
          </table:table-cell>
          <table:table-cell table:formula="of:=IF([.D151]&gt;[.$G$7];[.$F$7];IF([.D151]&gt;[.$G$8];[.$F$8];IF([.D151]&gt;[.$G$9];[.$F$9];IF([.D151]&gt;[.$G$10];[.$F$10];IF([.D151]&gt;[.$G$11];[.$F$11];IF([.D151]&gt;[.$G$12];[.$F$12];IF([.D151]&gt;[.$G$13];[.$F$13];IF([.D151]&gt;[.$G$14];[.$F$14];IF([.D151]&gt;[.$G$15];[.$F$15];IF([.D151]&gt;[.$G$16];[.$F$16];IF([.D151]&gt;[.$G$17];[.$F$17];IF([.D151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7</text:p>
          </table:table-cell>
          <table:table-cell office:value-type="float" office:value="26" calcext:value-type="float">
            <text:p>26</text:p>
          </table:table-cell>
          <table:table-cell table:formula="of:=[.B152]/30" office:value-type="percentage" office:value="0.866666666666667" calcext:value-type="percentage">
            <text:p>86.7%</text:p>
          </table:table-cell>
          <table:table-cell table:formula="of:=1+(0.75-1)/(0.6-1)*([.C152]-1)" office:value-type="percentage" office:value="0.916666666666667" calcext:value-type="percentage">
            <text:p>91.7%</text:p>
          </table:table-cell>
          <table:table-cell table:formula="of:=IF([.D152]&gt;[.$G$7];[.$F$7];IF([.D152]&gt;[.$G$8];[.$F$8];IF([.D152]&gt;[.$G$9];[.$F$9];IF([.D152]&gt;[.$G$10];[.$F$10];IF([.D152]&gt;[.$G$11];[.$F$11];IF([.D152]&gt;[.$G$12];[.$F$12];IF([.D152]&gt;[.$G$13];[.$F$13];IF([.D152]&gt;[.$G$14];[.$F$14];IF([.D152]&gt;[.$G$15];[.$F$15];IF([.D152]&gt;[.$G$16];[.$F$16];IF([.D152]&gt;[.$G$17];[.$F$17];IF([.D15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h2</text:p>
          </table:table-cell>
          <table:table-cell office:value-type="float" office:value="26" calcext:value-type="float">
            <text:p>26</text:p>
          </table:table-cell>
          <table:table-cell table:formula="of:=[.B153]/30" office:value-type="percentage" office:value="0.866666666666667" calcext:value-type="percentage">
            <text:p>86.7%</text:p>
          </table:table-cell>
          <table:table-cell table:formula="of:=1+(0.75-1)/(0.6-1)*([.C153]-1)" office:value-type="percentage" office:value="0.916666666666667" calcext:value-type="percentage">
            <text:p>91.7%</text:p>
          </table:table-cell>
          <table:table-cell table:formula="of:=IF([.D153]&gt;[.$G$7];[.$F$7];IF([.D153]&gt;[.$G$8];[.$F$8];IF([.D153]&gt;[.$G$9];[.$F$9];IF([.D153]&gt;[.$G$10];[.$F$10];IF([.D153]&gt;[.$G$11];[.$F$11];IF([.D153]&gt;[.$G$12];[.$F$12];IF([.D153]&gt;[.$G$13];[.$F$13];IF([.D153]&gt;[.$G$14];[.$F$14];IF([.D153]&gt;[.$G$15];[.$F$15];IF([.D153]&gt;[.$G$16];[.$F$16];IF([.D153]&gt;[.$G$17];[.$F$17];IF([.D15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iwenz2</text:p>
          </table:table-cell>
          <table:table-cell office:value-type="float" office:value="26" calcext:value-type="float">
            <text:p>26</text:p>
          </table:table-cell>
          <table:table-cell table:formula="of:=[.B154]/30" office:value-type="percentage" office:value="0.866666666666667" calcext:value-type="percentage">
            <text:p>86.7%</text:p>
          </table:table-cell>
          <table:table-cell table:formula="of:=1+(0.75-1)/(0.6-1)*([.C154]-1)" office:value-type="percentage" office:value="0.916666666666667" calcext:value-type="percentage">
            <text:p>91.7%</text:p>
          </table:table-cell>
          <table:table-cell table:formula="of:=IF([.D154]&gt;[.$G$7];[.$F$7];IF([.D154]&gt;[.$G$8];[.$F$8];IF([.D154]&gt;[.$G$9];[.$F$9];IF([.D154]&gt;[.$G$10];[.$F$10];IF([.D154]&gt;[.$G$11];[.$F$11];IF([.D154]&gt;[.$G$12];[.$F$12];IF([.D154]&gt;[.$G$13];[.$F$13];IF([.D154]&gt;[.$G$14];[.$F$14];IF([.D154]&gt;[.$G$15];[.$F$15];IF([.D154]&gt;[.$G$16];[.$F$16];IF([.D154]&gt;[.$G$17];[.$F$17];IF([.D15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patel7</text:p>
          </table:table-cell>
          <table:table-cell office:value-type="float" office:value="26" calcext:value-type="float">
            <text:p>26</text:p>
          </table:table-cell>
          <table:table-cell table:formula="of:=[.B155]/30" office:value-type="percentage" office:value="0.866666666666667" calcext:value-type="percentage">
            <text:p>86.7%</text:p>
          </table:table-cell>
          <table:table-cell table:formula="of:=1+(0.75-1)/(0.6-1)*([.C155]-1)" office:value-type="percentage" office:value="0.916666666666667" calcext:value-type="percentage">
            <text:p>91.7%</text:p>
          </table:table-cell>
          <table:table-cell table:formula="of:=IF([.D155]&gt;[.$G$7];[.$F$7];IF([.D155]&gt;[.$G$8];[.$F$8];IF([.D155]&gt;[.$G$9];[.$F$9];IF([.D155]&gt;[.$G$10];[.$F$10];IF([.D155]&gt;[.$G$11];[.$F$11];IF([.D155]&gt;[.$G$12];[.$F$12];IF([.D155]&gt;[.$G$13];[.$F$13];IF([.D155]&gt;[.$G$14];[.$F$14];IF([.D155]&gt;[.$G$15];[.$F$15];IF([.D155]&gt;[.$G$16];[.$F$16];IF([.D155]&gt;[.$G$17];[.$F$17];IF([.D15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p3</text:p>
          </table:table-cell>
          <table:table-cell office:value-type="float" office:value="26" calcext:value-type="float">
            <text:p>26</text:p>
          </table:table-cell>
          <table:table-cell table:formula="of:=[.B156]/30" office:value-type="percentage" office:value="0.866666666666667" calcext:value-type="percentage">
            <text:p>86.7%</text:p>
          </table:table-cell>
          <table:table-cell table:formula="of:=1+(0.75-1)/(0.6-1)*([.C156]-1)" office:value-type="percentage" office:value="0.916666666666667" calcext:value-type="percentage">
            <text:p>91.7%</text:p>
          </table:table-cell>
          <table:table-cell table:formula="of:=IF([.D156]&gt;[.$G$7];[.$F$7];IF([.D156]&gt;[.$G$8];[.$F$8];IF([.D156]&gt;[.$G$9];[.$F$9];IF([.D156]&gt;[.$G$10];[.$F$10];IF([.D156]&gt;[.$G$11];[.$F$11];IF([.D156]&gt;[.$G$12];[.$F$12];IF([.D156]&gt;[.$G$13];[.$F$13];IF([.D156]&gt;[.$G$14];[.$F$14];IF([.D156]&gt;[.$G$15];[.$F$15];IF([.D156]&gt;[.$G$16];[.$F$16];IF([.D156]&gt;[.$G$17];[.$F$17];IF([.D156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s3</text:p>
          </table:table-cell>
          <table:table-cell office:value-type="float" office:value="26" calcext:value-type="float">
            <text:p>26</text:p>
          </table:table-cell>
          <table:table-cell table:formula="of:=[.B157]/30" office:value-type="percentage" office:value="0.866666666666667" calcext:value-type="percentage">
            <text:p>86.7%</text:p>
          </table:table-cell>
          <table:table-cell table:formula="of:=1+(0.75-1)/(0.6-1)*([.C157]-1)" office:value-type="percentage" office:value="0.916666666666667" calcext:value-type="percentage">
            <text:p>91.7%</text:p>
          </table:table-cell>
          <table:table-cell table:formula="of:=IF([.D157]&gt;[.$G$7];[.$F$7];IF([.D157]&gt;[.$G$8];[.$F$8];IF([.D157]&gt;[.$G$9];[.$F$9];IF([.D157]&gt;[.$G$10];[.$F$10];IF([.D157]&gt;[.$G$11];[.$F$11];IF([.D157]&gt;[.$G$12];[.$F$12];IF([.D157]&gt;[.$G$13];[.$F$13];IF([.D157]&gt;[.$G$14];[.$F$14];IF([.D157]&gt;[.$G$15];[.$F$15];IF([.D157]&gt;[.$G$16];[.$F$16];IF([.D157]&gt;[.$G$17];[.$F$17];IF([.D157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nwttr</text:p>
          </table:table-cell>
          <table:table-cell office:value-type="float" office:value="26" calcext:value-type="float">
            <text:p>26</text:p>
          </table:table-cell>
          <table:table-cell table:formula="of:=[.B158]/30" office:value-type="percentage" office:value="0.866666666666667" calcext:value-type="percentage">
            <text:p>86.7%</text:p>
          </table:table-cell>
          <table:table-cell table:formula="of:=1+(0.75-1)/(0.6-1)*([.C158]-1)" office:value-type="percentage" office:value="0.916666666666667" calcext:value-type="percentage">
            <text:p>91.7%</text:p>
          </table:table-cell>
          <table:table-cell table:formula="of:=IF([.D158]&gt;[.$G$7];[.$F$7];IF([.D158]&gt;[.$G$8];[.$F$8];IF([.D158]&gt;[.$G$9];[.$F$9];IF([.D158]&gt;[.$G$10];[.$F$10];IF([.D158]&gt;[.$G$11];[.$F$11];IF([.D158]&gt;[.$G$12];[.$F$12];IF([.D158]&gt;[.$G$13];[.$F$13];IF([.D158]&gt;[.$G$14];[.$F$14];IF([.D158]&gt;[.$G$15];[.$F$15];IF([.D158]&gt;[.$G$16];[.$F$16];IF([.D158]&gt;[.$G$17];[.$F$17];IF([.D158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lang2</text:p>
          </table:table-cell>
          <table:table-cell office:value-type="float" office:value="26" calcext:value-type="float">
            <text:p>26</text:p>
          </table:table-cell>
          <table:table-cell table:formula="of:=[.B159]/30" office:value-type="percentage" office:value="0.866666666666667" calcext:value-type="percentage">
            <text:p>86.7%</text:p>
          </table:table-cell>
          <table:table-cell table:formula="of:=1+(0.75-1)/(0.6-1)*([.C159]-1)" office:value-type="percentage" office:value="0.916666666666667" calcext:value-type="percentage">
            <text:p>91.7%</text:p>
          </table:table-cell>
          <table:table-cell table:formula="of:=IF([.D159]&gt;[.$G$7];[.$F$7];IF([.D159]&gt;[.$G$8];[.$F$8];IF([.D159]&gt;[.$G$9];[.$F$9];IF([.D159]&gt;[.$G$10];[.$F$10];IF([.D159]&gt;[.$G$11];[.$F$11];IF([.D159]&gt;[.$G$12];[.$F$12];IF([.D159]&gt;[.$G$13];[.$F$13];IF([.D159]&gt;[.$G$14];[.$F$14];IF([.D159]&gt;[.$G$15];[.$F$15];IF([.D159]&gt;[.$G$16];[.$F$16];IF([.D159]&gt;[.$G$17];[.$F$17];IF([.D159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ng18</text:p>
          </table:table-cell>
          <table:table-cell office:value-type="float" office:value="26" calcext:value-type="float">
            <text:p>26</text:p>
          </table:table-cell>
          <table:table-cell table:formula="of:=[.B160]/30" office:value-type="percentage" office:value="0.866666666666667" calcext:value-type="percentage">
            <text:p>86.7%</text:p>
          </table:table-cell>
          <table:table-cell table:formula="of:=1+(0.75-1)/(0.6-1)*([.C160]-1)" office:value-type="percentage" office:value="0.916666666666667" calcext:value-type="percentage">
            <text:p>91.7%</text:p>
          </table:table-cell>
          <table:table-cell table:formula="of:=IF([.D160]&gt;[.$G$7];[.$F$7];IF([.D160]&gt;[.$G$8];[.$F$8];IF([.D160]&gt;[.$G$9];[.$F$9];IF([.D160]&gt;[.$G$10];[.$F$10];IF([.D160]&gt;[.$G$11];[.$F$11];IF([.D160]&gt;[.$G$12];[.$F$12];IF([.D160]&gt;[.$G$13];[.$F$13];IF([.D160]&gt;[.$G$14];[.$F$14];IF([.D160]&gt;[.$G$15];[.$F$15];IF([.D160]&gt;[.$G$16];[.$F$16];IF([.D160]&gt;[.$G$17];[.$F$17];IF([.D160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h3</text:p>
          </table:table-cell>
          <table:table-cell office:value-type="float" office:value="26" calcext:value-type="float">
            <text:p>26</text:p>
          </table:table-cell>
          <table:table-cell table:formula="of:=[.B161]/30" office:value-type="percentage" office:value="0.866666666666667" calcext:value-type="percentage">
            <text:p>86.7%</text:p>
          </table:table-cell>
          <table:table-cell table:formula="of:=1+(0.75-1)/(0.6-1)*([.C161]-1)" office:value-type="percentage" office:value="0.916666666666667" calcext:value-type="percentage">
            <text:p>91.7%</text:p>
          </table:table-cell>
          <table:table-cell table:formula="of:=IF([.D161]&gt;[.$G$7];[.$F$7];IF([.D161]&gt;[.$G$8];[.$F$8];IF([.D161]&gt;[.$G$9];[.$F$9];IF([.D161]&gt;[.$G$10];[.$F$10];IF([.D161]&gt;[.$G$11];[.$F$11];IF([.D161]&gt;[.$G$12];[.$F$12];IF([.D161]&gt;[.$G$13];[.$F$13];IF([.D161]&gt;[.$G$14];[.$F$14];IF([.D161]&gt;[.$G$15];[.$F$15];IF([.D161]&gt;[.$G$16];[.$F$16];IF([.D161]&gt;[.$G$17];[.$F$17];IF([.D161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ng63</text:p>
          </table:table-cell>
          <table:table-cell office:value-type="float" office:value="26" calcext:value-type="float">
            <text:p>26</text:p>
          </table:table-cell>
          <table:table-cell table:formula="of:=[.B162]/30" office:value-type="percentage" office:value="0.866666666666667" calcext:value-type="percentage">
            <text:p>86.7%</text:p>
          </table:table-cell>
          <table:table-cell table:formula="of:=1+(0.75-1)/(0.6-1)*([.C162]-1)" office:value-type="percentage" office:value="0.916666666666667" calcext:value-type="percentage">
            <text:p>91.7%</text:p>
          </table:table-cell>
          <table:table-cell table:formula="of:=IF([.D162]&gt;[.$G$7];[.$F$7];IF([.D162]&gt;[.$G$8];[.$F$8];IF([.D162]&gt;[.$G$9];[.$F$9];IF([.D162]&gt;[.$G$10];[.$F$10];IF([.D162]&gt;[.$G$11];[.$F$11];IF([.D162]&gt;[.$G$12];[.$F$12];IF([.D162]&gt;[.$G$13];[.$F$13];IF([.D162]&gt;[.$G$14];[.$F$14];IF([.D162]&gt;[.$G$15];[.$F$15];IF([.D162]&gt;[.$G$16];[.$F$16];IF([.D162]&gt;[.$G$17];[.$F$17];IF([.D16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jm2</text:p>
          </table:table-cell>
          <table:table-cell office:value-type="float" office:value="26" calcext:value-type="float">
            <text:p>26</text:p>
          </table:table-cell>
          <table:table-cell table:formula="of:=[.B163]/30" office:value-type="percentage" office:value="0.866666666666667" calcext:value-type="percentage">
            <text:p>86.7%</text:p>
          </table:table-cell>
          <table:table-cell table:formula="of:=1+(0.75-1)/(0.6-1)*([.C163]-1)" office:value-type="percentage" office:value="0.916666666666667" calcext:value-type="percentage">
            <text:p>91.7%</text:p>
          </table:table-cell>
          <table:table-cell table:formula="of:=IF([.D163]&gt;[.$G$7];[.$F$7];IF([.D163]&gt;[.$G$8];[.$F$8];IF([.D163]&gt;[.$G$9];[.$F$9];IF([.D163]&gt;[.$G$10];[.$F$10];IF([.D163]&gt;[.$G$11];[.$F$11];IF([.D163]&gt;[.$G$12];[.$F$12];IF([.D163]&gt;[.$G$13];[.$F$13];IF([.D163]&gt;[.$G$14];[.$F$14];IF([.D163]&gt;[.$G$15];[.$F$15];IF([.D163]&gt;[.$G$16];[.$F$16];IF([.D163]&gt;[.$G$17];[.$F$17];IF([.D16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rang3</text:p>
          </table:table-cell>
          <table:table-cell office:value-type="float" office:value="26" calcext:value-type="float">
            <text:p>26</text:p>
          </table:table-cell>
          <table:table-cell table:formula="of:=[.B164]/30" office:value-type="percentage" office:value="0.866666666666667" calcext:value-type="percentage">
            <text:p>86.7%</text:p>
          </table:table-cell>
          <table:table-cell table:formula="of:=1+(0.75-1)/(0.6-1)*([.C164]-1)" office:value-type="percentage" office:value="0.916666666666667" calcext:value-type="percentage">
            <text:p>91.7%</text:p>
          </table:table-cell>
          <table:table-cell table:formula="of:=IF([.D164]&gt;[.$G$7];[.$F$7];IF([.D164]&gt;[.$G$8];[.$F$8];IF([.D164]&gt;[.$G$9];[.$F$9];IF([.D164]&gt;[.$G$10];[.$F$10];IF([.D164]&gt;[.$G$11];[.$F$11];IF([.D164]&gt;[.$G$12];[.$F$12];IF([.D164]&gt;[.$G$13];[.$F$13];IF([.D164]&gt;[.$G$14];[.$F$14];IF([.D164]&gt;[.$G$15];[.$F$15];IF([.D164]&gt;[.$G$16];[.$F$16];IF([.D164]&gt;[.$G$17];[.$F$17];IF([.D16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hama2</text:p>
          </table:table-cell>
          <table:table-cell office:value-type="float" office:value="26" calcext:value-type="float">
            <text:p>26</text:p>
          </table:table-cell>
          <table:table-cell table:formula="of:=[.B165]/30" office:value-type="percentage" office:value="0.866666666666667" calcext:value-type="percentage">
            <text:p>86.7%</text:p>
          </table:table-cell>
          <table:table-cell table:formula="of:=1+(0.75-1)/(0.6-1)*([.C165]-1)" office:value-type="percentage" office:value="0.916666666666667" calcext:value-type="percentage">
            <text:p>91.7%</text:p>
          </table:table-cell>
          <table:table-cell table:formula="of:=IF([.D165]&gt;[.$G$7];[.$F$7];IF([.D165]&gt;[.$G$8];[.$F$8];IF([.D165]&gt;[.$G$9];[.$F$9];IF([.D165]&gt;[.$G$10];[.$F$10];IF([.D165]&gt;[.$G$11];[.$F$11];IF([.D165]&gt;[.$G$12];[.$F$12];IF([.D165]&gt;[.$G$13];[.$F$13];IF([.D165]&gt;[.$G$14];[.$F$14];IF([.D165]&gt;[.$G$15];[.$F$15];IF([.D165]&gt;[.$G$16];[.$F$16];IF([.D165]&gt;[.$G$17];[.$F$17];IF([.D16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a2</text:p>
          </table:table-cell>
          <table:table-cell office:value-type="float" office:value="26" calcext:value-type="float">
            <text:p>26</text:p>
          </table:table-cell>
          <table:table-cell table:formula="of:=[.B166]/30" office:value-type="percentage" office:value="0.866666666666667" calcext:value-type="percentage">
            <text:p>86.7%</text:p>
          </table:table-cell>
          <table:table-cell table:formula="of:=1+(0.75-1)/(0.6-1)*([.C166]-1)" office:value-type="percentage" office:value="0.916666666666667" calcext:value-type="percentage">
            <text:p>91.7%</text:p>
          </table:table-cell>
          <table:table-cell table:formula="of:=IF([.D166]&gt;[.$G$7];[.$F$7];IF([.D166]&gt;[.$G$8];[.$F$8];IF([.D166]&gt;[.$G$9];[.$F$9];IF([.D166]&gt;[.$G$10];[.$F$10];IF([.D166]&gt;[.$G$11];[.$F$11];IF([.D166]&gt;[.$G$12];[.$F$12];IF([.D166]&gt;[.$G$13];[.$F$13];IF([.D166]&gt;[.$G$14];[.$F$14];IF([.D166]&gt;[.$G$15];[.$F$15];IF([.D166]&gt;[.$G$16];[.$F$16];IF([.D166]&gt;[.$G$17];[.$F$17];IF([.D166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vianh2</text:p>
          </table:table-cell>
          <table:table-cell office:value-type="float" office:value="26" calcext:value-type="float">
            <text:p>26</text:p>
          </table:table-cell>
          <table:table-cell table:formula="of:=[.B167]/30" office:value-type="percentage" office:value="0.866666666666667" calcext:value-type="percentage">
            <text:p>86.7%</text:p>
          </table:table-cell>
          <table:table-cell table:formula="of:=1+(0.75-1)/(0.6-1)*([.C167]-1)" office:value-type="percentage" office:value="0.916666666666667" calcext:value-type="percentage">
            <text:p>91.7%</text:p>
          </table:table-cell>
          <table:table-cell table:formula="of:=IF([.D167]&gt;[.$G$7];[.$F$7];IF([.D167]&gt;[.$G$8];[.$F$8];IF([.D167]&gt;[.$G$9];[.$F$9];IF([.D167]&gt;[.$G$10];[.$F$10];IF([.D167]&gt;[.$G$11];[.$F$11];IF([.D167]&gt;[.$G$12];[.$F$12];IF([.D167]&gt;[.$G$13];[.$F$13];IF([.D167]&gt;[.$G$14];[.$F$14];IF([.D167]&gt;[.$G$15];[.$F$15];IF([.D167]&gt;[.$G$16];[.$F$16];IF([.D167]&gt;[.$G$17];[.$F$17];IF([.D167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mert2</text:p>
          </table:table-cell>
          <table:table-cell office:value-type="float" office:value="26" calcext:value-type="float">
            <text:p>26</text:p>
          </table:table-cell>
          <table:table-cell table:formula="of:=[.B168]/30" office:value-type="percentage" office:value="0.866666666666667" calcext:value-type="percentage">
            <text:p>86.7%</text:p>
          </table:table-cell>
          <table:table-cell table:formula="of:=1+(0.75-1)/(0.6-1)*([.C168]-1)" office:value-type="percentage" office:value="0.916666666666667" calcext:value-type="percentage">
            <text:p>91.7%</text:p>
          </table:table-cell>
          <table:table-cell table:formula="of:=IF([.D168]&gt;[.$G$7];[.$F$7];IF([.D168]&gt;[.$G$8];[.$F$8];IF([.D168]&gt;[.$G$9];[.$F$9];IF([.D168]&gt;[.$G$10];[.$F$10];IF([.D168]&gt;[.$G$11];[.$F$11];IF([.D168]&gt;[.$G$12];[.$F$12];IF([.D168]&gt;[.$G$13];[.$F$13];IF([.D168]&gt;[.$G$14];[.$F$14];IF([.D168]&gt;[.$G$15];[.$F$15];IF([.D168]&gt;[.$G$16];[.$F$16];IF([.D168]&gt;[.$G$17];[.$F$17];IF([.D168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puhan2</text:p>
          </table:table-cell>
          <table:table-cell office:value-type="float" office:value="26" calcext:value-type="float">
            <text:p>26</text:p>
          </table:table-cell>
          <table:table-cell table:formula="of:=[.B169]/30" office:value-type="percentage" office:value="0.866666666666667" calcext:value-type="percentage">
            <text:p>86.7%</text:p>
          </table:table-cell>
          <table:table-cell table:formula="of:=1+(0.75-1)/(0.6-1)*([.C169]-1)" office:value-type="percentage" office:value="0.916666666666667" calcext:value-type="percentage">
            <text:p>91.7%</text:p>
          </table:table-cell>
          <table:table-cell table:formula="of:=IF([.D169]&gt;[.$G$7];[.$F$7];IF([.D169]&gt;[.$G$8];[.$F$8];IF([.D169]&gt;[.$G$9];[.$F$9];IF([.D169]&gt;[.$G$10];[.$F$10];IF([.D169]&gt;[.$G$11];[.$F$11];IF([.D169]&gt;[.$G$12];[.$F$12];IF([.D169]&gt;[.$G$13];[.$F$13];IF([.D169]&gt;[.$G$14];[.$F$14];IF([.D169]&gt;[.$G$15];[.$F$15];IF([.D169]&gt;[.$G$16];[.$F$16];IF([.D169]&gt;[.$G$17];[.$F$17];IF([.D169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16</text:p>
          </table:table-cell>
          <table:table-cell office:value-type="float" office:value="26" calcext:value-type="float">
            <text:p>26</text:p>
          </table:table-cell>
          <table:table-cell table:formula="of:=[.B170]/30" office:value-type="percentage" office:value="0.866666666666667" calcext:value-type="percentage">
            <text:p>86.7%</text:p>
          </table:table-cell>
          <table:table-cell table:formula="of:=1+(0.75-1)/(0.6-1)*([.C170]-1)" office:value-type="percentage" office:value="0.916666666666667" calcext:value-type="percentage">
            <text:p>91.7%</text:p>
          </table:table-cell>
          <table:table-cell table:formula="of:=IF([.D170]&gt;[.$G$7];[.$F$7];IF([.D170]&gt;[.$G$8];[.$F$8];IF([.D170]&gt;[.$G$9];[.$F$9];IF([.D170]&gt;[.$G$10];[.$F$10];IF([.D170]&gt;[.$G$11];[.$F$11];IF([.D170]&gt;[.$G$12];[.$F$12];IF([.D170]&gt;[.$G$13];[.$F$13];IF([.D170]&gt;[.$G$14];[.$F$14];IF([.D170]&gt;[.$G$15];[.$F$15];IF([.D170]&gt;[.$G$16];[.$F$16];IF([.D170]&gt;[.$G$17];[.$F$17];IF([.D170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zhuw2</text:p>
          </table:table-cell>
          <table:table-cell office:value-type="float" office:value="26" calcext:value-type="float">
            <text:p>26</text:p>
          </table:table-cell>
          <table:table-cell table:formula="of:=[.B171]/30" office:value-type="percentage" office:value="0.866666666666667" calcext:value-type="percentage">
            <text:p>86.7%</text:p>
          </table:table-cell>
          <table:table-cell table:formula="of:=1+(0.75-1)/(0.6-1)*([.C171]-1)" office:value-type="percentage" office:value="0.916666666666667" calcext:value-type="percentage">
            <text:p>91.7%</text:p>
          </table:table-cell>
          <table:table-cell table:formula="of:=IF([.D171]&gt;[.$G$7];[.$F$7];IF([.D171]&gt;[.$G$8];[.$F$8];IF([.D171]&gt;[.$G$9];[.$F$9];IF([.D171]&gt;[.$G$10];[.$F$10];IF([.D171]&gt;[.$G$11];[.$F$11];IF([.D171]&gt;[.$G$12];[.$F$12];IF([.D171]&gt;[.$G$13];[.$F$13];IF([.D171]&gt;[.$G$14];[.$F$14];IF([.D171]&gt;[.$G$15];[.$F$15];IF([.D171]&gt;[.$G$16];[.$F$16];IF([.D171]&gt;[.$G$17];[.$F$17];IF([.D171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jin44</text:p>
          </table:table-cell>
          <table:table-cell office:value-type="float" office:value="26" calcext:value-type="float">
            <text:p>26</text:p>
          </table:table-cell>
          <table:table-cell table:formula="of:=[.B172]/30" office:value-type="percentage" office:value="0.866666666666667" calcext:value-type="percentage">
            <text:p>86.7%</text:p>
          </table:table-cell>
          <table:table-cell table:formula="of:=1+(0.75-1)/(0.6-1)*([.C172]-1)" office:value-type="percentage" office:value="0.916666666666667" calcext:value-type="percentage">
            <text:p>91.7%</text:p>
          </table:table-cell>
          <table:table-cell table:formula="of:=IF([.D172]&gt;[.$G$7];[.$F$7];IF([.D172]&gt;[.$G$8];[.$F$8];IF([.D172]&gt;[.$G$9];[.$F$9];IF([.D172]&gt;[.$G$10];[.$F$10];IF([.D172]&gt;[.$G$11];[.$F$11];IF([.D172]&gt;[.$G$12];[.$F$12];IF([.D172]&gt;[.$G$13];[.$F$13];IF([.D172]&gt;[.$G$14];[.$F$14];IF([.D172]&gt;[.$G$15];[.$F$15];IF([.D172]&gt;[.$G$16];[.$F$16];IF([.D172]&gt;[.$G$17];[.$F$17];IF([.D172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wei28</text:p>
          </table:table-cell>
          <table:table-cell office:value-type="float" office:value="26" calcext:value-type="float">
            <text:p>26</text:p>
          </table:table-cell>
          <table:table-cell table:formula="of:=[.B173]/30" office:value-type="percentage" office:value="0.866666666666667" calcext:value-type="percentage">
            <text:p>86.7%</text:p>
          </table:table-cell>
          <table:table-cell table:formula="of:=1+(0.75-1)/(0.6-1)*([.C173]-1)" office:value-type="percentage" office:value="0.916666666666667" calcext:value-type="percentage">
            <text:p>91.7%</text:p>
          </table:table-cell>
          <table:table-cell table:formula="of:=IF([.D173]&gt;[.$G$7];[.$F$7];IF([.D173]&gt;[.$G$8];[.$F$8];IF([.D173]&gt;[.$G$9];[.$F$9];IF([.D173]&gt;[.$G$10];[.$F$10];IF([.D173]&gt;[.$G$11];[.$F$11];IF([.D173]&gt;[.$G$12];[.$F$12];IF([.D173]&gt;[.$G$13];[.$F$13];IF([.D173]&gt;[.$G$14];[.$F$14];IF([.D173]&gt;[.$G$15];[.$F$15];IF([.D173]&gt;[.$G$16];[.$F$16];IF([.D173]&gt;[.$G$17];[.$F$17];IF([.D173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niche2</text:p>
          </table:table-cell>
          <table:table-cell office:value-type="float" office:value="26" calcext:value-type="float">
            <text:p>26</text:p>
          </table:table-cell>
          <table:table-cell table:formula="of:=[.B174]/30" office:value-type="percentage" office:value="0.866666666666667" calcext:value-type="percentage">
            <text:p>86.7%</text:p>
          </table:table-cell>
          <table:table-cell table:formula="of:=1+(0.75-1)/(0.6-1)*([.C174]-1)" office:value-type="percentage" office:value="0.916666666666667" calcext:value-type="percentage">
            <text:p>91.7%</text:p>
          </table:table-cell>
          <table:table-cell table:formula="of:=IF([.D174]&gt;[.$G$7];[.$F$7];IF([.D174]&gt;[.$G$8];[.$F$8];IF([.D174]&gt;[.$G$9];[.$F$9];IF([.D174]&gt;[.$G$10];[.$F$10];IF([.D174]&gt;[.$G$11];[.$F$11];IF([.D174]&gt;[.$G$12];[.$F$12];IF([.D174]&gt;[.$G$13];[.$F$13];IF([.D174]&gt;[.$G$14];[.$F$14];IF([.D174]&gt;[.$G$15];[.$F$15];IF([.D174]&gt;[.$G$16];[.$F$16];IF([.D174]&gt;[.$G$17];[.$F$17];IF([.D174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houqi2</text:p>
          </table:table-cell>
          <table:table-cell office:value-type="float" office:value="26" calcext:value-type="float">
            <text:p>26</text:p>
          </table:table-cell>
          <table:table-cell table:formula="of:=[.B175]/30" office:value-type="percentage" office:value="0.866666666666667" calcext:value-type="percentage">
            <text:p>86.7%</text:p>
          </table:table-cell>
          <table:table-cell table:formula="of:=1+(0.75-1)/(0.6-1)*([.C175]-1)" office:value-type="percentage" office:value="0.916666666666667" calcext:value-type="percentage">
            <text:p>91.7%</text:p>
          </table:table-cell>
          <table:table-cell table:formula="of:=IF([.D175]&gt;[.$G$7];[.$F$7];IF([.D175]&gt;[.$G$8];[.$F$8];IF([.D175]&gt;[.$G$9];[.$F$9];IF([.D175]&gt;[.$G$10];[.$F$10];IF([.D175]&gt;[.$G$11];[.$F$11];IF([.D175]&gt;[.$G$12];[.$F$12];IF([.D175]&gt;[.$G$13];[.$F$13];IF([.D175]&gt;[.$G$14];[.$F$14];IF([.D175]&gt;[.$G$15];[.$F$15];IF([.D175]&gt;[.$G$16];[.$F$16];IF([.D175]&gt;[.$G$17];[.$F$17];IF([.D175]&gt;[.$G$18];[.$F$18];[.$F$19]))))))))))))" office:value-type="string" office:string-value="A-" calcext:value-type="string">
            <text:p>A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mste2</text:p>
          </table:table-cell>
          <table:table-cell office:value-type="float" office:value="25" calcext:value-type="float">
            <text:p>25</text:p>
          </table:table-cell>
          <table:table-cell table:formula="of:=[.B176]/30" office:value-type="percentage" office:value="0.833333333333333" calcext:value-type="percentage">
            <text:p>83.3%</text:p>
          </table:table-cell>
          <table:table-cell table:formula="of:=1+(0.75-1)/(0.6-1)*([.C176]-1)" office:value-type="percentage" office:value="0.895833333333333" calcext:value-type="percentage">
            <text:p>89.6%</text:p>
          </table:table-cell>
          <table:table-cell table:formula="of:=IF([.D176]&gt;[.$G$7];[.$F$7];IF([.D176]&gt;[.$G$8];[.$F$8];IF([.D176]&gt;[.$G$9];[.$F$9];IF([.D176]&gt;[.$G$10];[.$F$10];IF([.D176]&gt;[.$G$11];[.$F$11];IF([.D176]&gt;[.$G$12];[.$F$12];IF([.D176]&gt;[.$G$13];[.$F$13];IF([.D176]&gt;[.$G$14];[.$F$14];IF([.D176]&gt;[.$G$15];[.$F$15];IF([.D176]&gt;[.$G$16];[.$F$16];IF([.D176]&gt;[.$G$17];[.$F$17];IF([.D17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endzi2</text:p>
          </table:table-cell>
          <table:table-cell office:value-type="float" office:value="25" calcext:value-type="float">
            <text:p>25</text:p>
          </table:table-cell>
          <table:table-cell table:formula="of:=[.B177]/30" office:value-type="percentage" office:value="0.833333333333333" calcext:value-type="percentage">
            <text:p>83.3%</text:p>
          </table:table-cell>
          <table:table-cell table:formula="of:=1+(0.75-1)/(0.6-1)*([.C177]-1)" office:value-type="percentage" office:value="0.895833333333333" calcext:value-type="percentage">
            <text:p>89.6%</text:p>
          </table:table-cell>
          <table:table-cell table:formula="of:=IF([.D177]&gt;[.$G$7];[.$F$7];IF([.D177]&gt;[.$G$8];[.$F$8];IF([.D177]&gt;[.$G$9];[.$F$9];IF([.D177]&gt;[.$G$10];[.$F$10];IF([.D177]&gt;[.$G$11];[.$F$11];IF([.D177]&gt;[.$G$12];[.$F$12];IF([.D177]&gt;[.$G$13];[.$F$13];IF([.D177]&gt;[.$G$14];[.$F$14];IF([.D177]&gt;[.$G$15];[.$F$15];IF([.D177]&gt;[.$G$16];[.$F$16];IF([.D177]&gt;[.$G$17];[.$F$17];IF([.D17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janan2</text:p>
          </table:table-cell>
          <table:table-cell office:value-type="float" office:value="25" calcext:value-type="float">
            <text:p>25</text:p>
          </table:table-cell>
          <table:table-cell table:formula="of:=[.B178]/30" office:value-type="percentage" office:value="0.833333333333333" calcext:value-type="percentage">
            <text:p>83.3%</text:p>
          </table:table-cell>
          <table:table-cell table:formula="of:=1+(0.75-1)/(0.6-1)*([.C178]-1)" office:value-type="percentage" office:value="0.895833333333333" calcext:value-type="percentage">
            <text:p>89.6%</text:p>
          </table:table-cell>
          <table:table-cell table:formula="of:=IF([.D178]&gt;[.$G$7];[.$F$7];IF([.D178]&gt;[.$G$8];[.$F$8];IF([.D178]&gt;[.$G$9];[.$F$9];IF([.D178]&gt;[.$G$10];[.$F$10];IF([.D178]&gt;[.$G$11];[.$F$11];IF([.D178]&gt;[.$G$12];[.$F$12];IF([.D178]&gt;[.$G$13];[.$F$13];IF([.D178]&gt;[.$G$14];[.$F$14];IF([.D178]&gt;[.$G$15];[.$F$15];IF([.D178]&gt;[.$G$16];[.$F$16];IF([.D178]&gt;[.$G$17];[.$F$17];IF([.D17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edge3</text:p>
          </table:table-cell>
          <table:table-cell office:value-type="float" office:value="25" calcext:value-type="float">
            <text:p>25</text:p>
          </table:table-cell>
          <table:table-cell table:formula="of:=[.B179]/30" office:value-type="percentage" office:value="0.833333333333333" calcext:value-type="percentage">
            <text:p>83.3%</text:p>
          </table:table-cell>
          <table:table-cell table:formula="of:=1+(0.75-1)/(0.6-1)*([.C179]-1)" office:value-type="percentage" office:value="0.895833333333333" calcext:value-type="percentage">
            <text:p>89.6%</text:p>
          </table:table-cell>
          <table:table-cell table:formula="of:=IF([.D179]&gt;[.$G$7];[.$F$7];IF([.D179]&gt;[.$G$8];[.$F$8];IF([.D179]&gt;[.$G$9];[.$F$9];IF([.D179]&gt;[.$G$10];[.$F$10];IF([.D179]&gt;[.$G$11];[.$F$11];IF([.D179]&gt;[.$G$12];[.$F$12];IF([.D179]&gt;[.$G$13];[.$F$13];IF([.D179]&gt;[.$G$14];[.$F$14];IF([.D179]&gt;[.$G$15];[.$F$15];IF([.D179]&gt;[.$G$16];[.$F$16];IF([.D179]&gt;[.$G$17];[.$F$17];IF([.D17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uert2</text:p>
          </table:table-cell>
          <table:table-cell office:value-type="float" office:value="25" calcext:value-type="float">
            <text:p>25</text:p>
          </table:table-cell>
          <table:table-cell table:formula="of:=[.B180]/30" office:value-type="percentage" office:value="0.833333333333333" calcext:value-type="percentage">
            <text:p>83.3%</text:p>
          </table:table-cell>
          <table:table-cell table:formula="of:=1+(0.75-1)/(0.6-1)*([.C180]-1)" office:value-type="percentage" office:value="0.895833333333333" calcext:value-type="percentage">
            <text:p>89.6%</text:p>
          </table:table-cell>
          <table:table-cell table:formula="of:=IF([.D180]&gt;[.$G$7];[.$F$7];IF([.D180]&gt;[.$G$8];[.$F$8];IF([.D180]&gt;[.$G$9];[.$F$9];IF([.D180]&gt;[.$G$10];[.$F$10];IF([.D180]&gt;[.$G$11];[.$F$11];IF([.D180]&gt;[.$G$12];[.$F$12];IF([.D180]&gt;[.$G$13];[.$F$13];IF([.D180]&gt;[.$G$14];[.$F$14];IF([.D180]&gt;[.$G$15];[.$F$15];IF([.D180]&gt;[.$G$16];[.$F$16];IF([.D180]&gt;[.$G$17];[.$F$17];IF([.D18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nguye2</text:p>
          </table:table-cell>
          <table:table-cell office:value-type="float" office:value="25" calcext:value-type="float">
            <text:p>25</text:p>
          </table:table-cell>
          <table:table-cell table:formula="of:=[.B181]/30" office:value-type="percentage" office:value="0.833333333333333" calcext:value-type="percentage">
            <text:p>83.3%</text:p>
          </table:table-cell>
          <table:table-cell table:formula="of:=1+(0.75-1)/(0.6-1)*([.C181]-1)" office:value-type="percentage" office:value="0.895833333333333" calcext:value-type="percentage">
            <text:p>89.6%</text:p>
          </table:table-cell>
          <table:table-cell table:formula="of:=IF([.D181]&gt;[.$G$7];[.$F$7];IF([.D181]&gt;[.$G$8];[.$F$8];IF([.D181]&gt;[.$G$9];[.$F$9];IF([.D181]&gt;[.$G$10];[.$F$10];IF([.D181]&gt;[.$G$11];[.$F$11];IF([.D181]&gt;[.$G$12];[.$F$12];IF([.D181]&gt;[.$G$13];[.$F$13];IF([.D181]&gt;[.$G$14];[.$F$14];IF([.D181]&gt;[.$G$15];[.$F$15];IF([.D181]&gt;[.$G$16];[.$F$16];IF([.D181]&gt;[.$G$17];[.$F$17];IF([.D18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utti3</text:p>
          </table:table-cell>
          <table:table-cell office:value-type="float" office:value="25" calcext:value-type="float">
            <text:p>25</text:p>
          </table:table-cell>
          <table:table-cell table:formula="of:=[.B182]/30" office:value-type="percentage" office:value="0.833333333333333" calcext:value-type="percentage">
            <text:p>83.3%</text:p>
          </table:table-cell>
          <table:table-cell table:formula="of:=1+(0.75-1)/(0.6-1)*([.C182]-1)" office:value-type="percentage" office:value="0.895833333333333" calcext:value-type="percentage">
            <text:p>89.6%</text:p>
          </table:table-cell>
          <table:table-cell table:formula="of:=IF([.D182]&gt;[.$G$7];[.$F$7];IF([.D182]&gt;[.$G$8];[.$F$8];IF([.D182]&gt;[.$G$9];[.$F$9];IF([.D182]&gt;[.$G$10];[.$F$10];IF([.D182]&gt;[.$G$11];[.$F$11];IF([.D182]&gt;[.$G$12];[.$F$12];IF([.D182]&gt;[.$G$13];[.$F$13];IF([.D182]&gt;[.$G$14];[.$F$14];IF([.D182]&gt;[.$G$15];[.$F$15];IF([.D182]&gt;[.$G$16];[.$F$16];IF([.D182]&gt;[.$G$17];[.$F$17];IF([.D18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cnich2</text:p>
          </table:table-cell>
          <table:table-cell office:value-type="float" office:value="25" calcext:value-type="float">
            <text:p>25</text:p>
          </table:table-cell>
          <table:table-cell table:formula="of:=[.B183]/30" office:value-type="percentage" office:value="0.833333333333333" calcext:value-type="percentage">
            <text:p>83.3%</text:p>
          </table:table-cell>
          <table:table-cell table:formula="of:=1+(0.75-1)/(0.6-1)*([.C183]-1)" office:value-type="percentage" office:value="0.895833333333333" calcext:value-type="percentage">
            <text:p>89.6%</text:p>
          </table:table-cell>
          <table:table-cell table:formula="of:=IF([.D183]&gt;[.$G$7];[.$F$7];IF([.D183]&gt;[.$G$8];[.$F$8];IF([.D183]&gt;[.$G$9];[.$F$9];IF([.D183]&gt;[.$G$10];[.$F$10];IF([.D183]&gt;[.$G$11];[.$F$11];IF([.D183]&gt;[.$G$12];[.$F$12];IF([.D183]&gt;[.$G$13];[.$F$13];IF([.D183]&gt;[.$G$14];[.$F$14];IF([.D183]&gt;[.$G$15];[.$F$15];IF([.D183]&gt;[.$G$16];[.$F$16];IF([.D183]&gt;[.$G$17];[.$F$17];IF([.D18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logna2</text:p>
          </table:table-cell>
          <table:table-cell office:value-type="float" office:value="25" calcext:value-type="float">
            <text:p>25</text:p>
          </table:table-cell>
          <table:table-cell table:formula="of:=[.B184]/30" office:value-type="percentage" office:value="0.833333333333333" calcext:value-type="percentage">
            <text:p>83.3%</text:p>
          </table:table-cell>
          <table:table-cell table:formula="of:=1+(0.75-1)/(0.6-1)*([.C184]-1)" office:value-type="percentage" office:value="0.895833333333333" calcext:value-type="percentage">
            <text:p>89.6%</text:p>
          </table:table-cell>
          <table:table-cell table:formula="of:=IF([.D184]&gt;[.$G$7];[.$F$7];IF([.D184]&gt;[.$G$8];[.$F$8];IF([.D184]&gt;[.$G$9];[.$F$9];IF([.D184]&gt;[.$G$10];[.$F$10];IF([.D184]&gt;[.$G$11];[.$F$11];IF([.D184]&gt;[.$G$12];[.$F$12];IF([.D184]&gt;[.$G$13];[.$F$13];IF([.D184]&gt;[.$G$14];[.$F$14];IF([.D184]&gt;[.$G$15];[.$F$15];IF([.D184]&gt;[.$G$16];[.$F$16];IF([.D184]&gt;[.$G$17];[.$F$17];IF([.D18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baile2</text:p>
          </table:table-cell>
          <table:table-cell office:value-type="float" office:value="25" calcext:value-type="float">
            <text:p>25</text:p>
          </table:table-cell>
          <table:table-cell table:formula="of:=[.B185]/30" office:value-type="percentage" office:value="0.833333333333333" calcext:value-type="percentage">
            <text:p>83.3%</text:p>
          </table:table-cell>
          <table:table-cell table:formula="of:=1+(0.75-1)/(0.6-1)*([.C185]-1)" office:value-type="percentage" office:value="0.895833333333333" calcext:value-type="percentage">
            <text:p>89.6%</text:p>
          </table:table-cell>
          <table:table-cell table:formula="of:=IF([.D185]&gt;[.$G$7];[.$F$7];IF([.D185]&gt;[.$G$8];[.$F$8];IF([.D185]&gt;[.$G$9];[.$F$9];IF([.D185]&gt;[.$G$10];[.$F$10];IF([.D185]&gt;[.$G$11];[.$F$11];IF([.D185]&gt;[.$G$12];[.$F$12];IF([.D185]&gt;[.$G$13];[.$F$13];IF([.D185]&gt;[.$G$14];[.$F$14];IF([.D185]&gt;[.$G$15];[.$F$15];IF([.D185]&gt;[.$G$16];[.$F$16];IF([.D185]&gt;[.$G$17];[.$F$17];IF([.D18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anc3</text:p>
          </table:table-cell>
          <table:table-cell office:value-type="float" office:value="25" calcext:value-type="float">
            <text:p>25</text:p>
          </table:table-cell>
          <table:table-cell table:formula="of:=[.B186]/30" office:value-type="percentage" office:value="0.833333333333333" calcext:value-type="percentage">
            <text:p>83.3%</text:p>
          </table:table-cell>
          <table:table-cell table:formula="of:=1+(0.75-1)/(0.6-1)*([.C186]-1)" office:value-type="percentage" office:value="0.895833333333333" calcext:value-type="percentage">
            <text:p>89.6%</text:p>
          </table:table-cell>
          <table:table-cell table:formula="of:=IF([.D186]&gt;[.$G$7];[.$F$7];IF([.D186]&gt;[.$G$8];[.$F$8];IF([.D186]&gt;[.$G$9];[.$F$9];IF([.D186]&gt;[.$G$10];[.$F$10];IF([.D186]&gt;[.$G$11];[.$F$11];IF([.D186]&gt;[.$G$12];[.$F$12];IF([.D186]&gt;[.$G$13];[.$F$13];IF([.D186]&gt;[.$G$14];[.$F$14];IF([.D186]&gt;[.$G$15];[.$F$15];IF([.D186]&gt;[.$G$16];[.$F$16];IF([.D186]&gt;[.$G$17];[.$F$17];IF([.D18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ymoy2</text:p>
          </table:table-cell>
          <table:table-cell office:value-type="float" office:value="25" calcext:value-type="float">
            <text:p>25</text:p>
          </table:table-cell>
          <table:table-cell table:formula="of:=[.B187]/30" office:value-type="percentage" office:value="0.833333333333333" calcext:value-type="percentage">
            <text:p>83.3%</text:p>
          </table:table-cell>
          <table:table-cell table:formula="of:=1+(0.75-1)/(0.6-1)*([.C187]-1)" office:value-type="percentage" office:value="0.895833333333333" calcext:value-type="percentage">
            <text:p>89.6%</text:p>
          </table:table-cell>
          <table:table-cell table:formula="of:=IF([.D187]&gt;[.$G$7];[.$F$7];IF([.D187]&gt;[.$G$8];[.$F$8];IF([.D187]&gt;[.$G$9];[.$F$9];IF([.D187]&gt;[.$G$10];[.$F$10];IF([.D187]&gt;[.$G$11];[.$F$11];IF([.D187]&gt;[.$G$12];[.$F$12];IF([.D187]&gt;[.$G$13];[.$F$13];IF([.D187]&gt;[.$G$14];[.$F$14];IF([.D187]&gt;[.$G$15];[.$F$15];IF([.D187]&gt;[.$G$16];[.$F$16];IF([.D187]&gt;[.$G$17];[.$F$17];IF([.D18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ehyun2</text:p>
          </table:table-cell>
          <table:table-cell office:value-type="float" office:value="25" calcext:value-type="float">
            <text:p>25</text:p>
          </table:table-cell>
          <table:table-cell table:formula="of:=[.B188]/30" office:value-type="percentage" office:value="0.833333333333333" calcext:value-type="percentage">
            <text:p>83.3%</text:p>
          </table:table-cell>
          <table:table-cell table:formula="of:=1+(0.75-1)/(0.6-1)*([.C188]-1)" office:value-type="percentage" office:value="0.895833333333333" calcext:value-type="percentage">
            <text:p>89.6%</text:p>
          </table:table-cell>
          <table:table-cell table:formula="of:=IF([.D188]&gt;[.$G$7];[.$F$7];IF([.D188]&gt;[.$G$8];[.$F$8];IF([.D188]&gt;[.$G$9];[.$F$9];IF([.D188]&gt;[.$G$10];[.$F$10];IF([.D188]&gt;[.$G$11];[.$F$11];IF([.D188]&gt;[.$G$12];[.$F$12];IF([.D188]&gt;[.$G$13];[.$F$13];IF([.D188]&gt;[.$G$14];[.$F$14];IF([.D188]&gt;[.$G$15];[.$F$15];IF([.D188]&gt;[.$G$16];[.$F$16];IF([.D188]&gt;[.$G$17];[.$F$17];IF([.D18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n2</text:p>
          </table:table-cell>
          <table:table-cell office:value-type="float" office:value="25" calcext:value-type="float">
            <text:p>25</text:p>
          </table:table-cell>
          <table:table-cell table:formula="of:=[.B189]/30" office:value-type="percentage" office:value="0.833333333333333" calcext:value-type="percentage">
            <text:p>83.3%</text:p>
          </table:table-cell>
          <table:table-cell table:formula="of:=1+(0.75-1)/(0.6-1)*([.C189]-1)" office:value-type="percentage" office:value="0.895833333333333" calcext:value-type="percentage">
            <text:p>89.6%</text:p>
          </table:table-cell>
          <table:table-cell table:formula="of:=IF([.D189]&gt;[.$G$7];[.$F$7];IF([.D189]&gt;[.$G$8];[.$F$8];IF([.D189]&gt;[.$G$9];[.$F$9];IF([.D189]&gt;[.$G$10];[.$F$10];IF([.D189]&gt;[.$G$11];[.$F$11];IF([.D189]&gt;[.$G$12];[.$F$12];IF([.D189]&gt;[.$G$13];[.$F$13];IF([.D189]&gt;[.$G$14];[.$F$14];IF([.D189]&gt;[.$G$15];[.$F$15];IF([.D189]&gt;[.$G$16];[.$F$16];IF([.D189]&gt;[.$G$17];[.$F$17];IF([.D18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weili3</text:p>
          </table:table-cell>
          <table:table-cell office:value-type="float" office:value="25" calcext:value-type="float">
            <text:p>25</text:p>
          </table:table-cell>
          <table:table-cell table:formula="of:=[.B190]/30" office:value-type="percentage" office:value="0.833333333333333" calcext:value-type="percentage">
            <text:p>83.3%</text:p>
          </table:table-cell>
          <table:table-cell table:formula="of:=1+(0.75-1)/(0.6-1)*([.C190]-1)" office:value-type="percentage" office:value="0.895833333333333" calcext:value-type="percentage">
            <text:p>89.6%</text:p>
          </table:table-cell>
          <table:table-cell table:formula="of:=IF([.D190]&gt;[.$G$7];[.$F$7];IF([.D190]&gt;[.$G$8];[.$F$8];IF([.D190]&gt;[.$G$9];[.$F$9];IF([.D190]&gt;[.$G$10];[.$F$10];IF([.D190]&gt;[.$G$11];[.$F$11];IF([.D190]&gt;[.$G$12];[.$F$12];IF([.D190]&gt;[.$G$13];[.$F$13];IF([.D190]&gt;[.$G$14];[.$F$14];IF([.D190]&gt;[.$G$15];[.$F$15];IF([.D190]&gt;[.$G$16];[.$F$16];IF([.D190]&gt;[.$G$17];[.$F$17];IF([.D19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gnzlz2</text:p>
          </table:table-cell>
          <table:table-cell office:value-type="float" office:value="25" calcext:value-type="float">
            <text:p>25</text:p>
          </table:table-cell>
          <table:table-cell table:formula="of:=[.B191]/30" office:value-type="percentage" office:value="0.833333333333333" calcext:value-type="percentage">
            <text:p>83.3%</text:p>
          </table:table-cell>
          <table:table-cell table:formula="of:=1+(0.75-1)/(0.6-1)*([.C191]-1)" office:value-type="percentage" office:value="0.895833333333333" calcext:value-type="percentage">
            <text:p>89.6%</text:p>
          </table:table-cell>
          <table:table-cell table:formula="of:=IF([.D191]&gt;[.$G$7];[.$F$7];IF([.D191]&gt;[.$G$8];[.$F$8];IF([.D191]&gt;[.$G$9];[.$F$9];IF([.D191]&gt;[.$G$10];[.$F$10];IF([.D191]&gt;[.$G$11];[.$F$11];IF([.D191]&gt;[.$G$12];[.$F$12];IF([.D191]&gt;[.$G$13];[.$F$13];IF([.D191]&gt;[.$G$14];[.$F$14];IF([.D191]&gt;[.$G$15];[.$F$15];IF([.D191]&gt;[.$G$16];[.$F$16];IF([.D191]&gt;[.$G$17];[.$F$17];IF([.D19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in8</text:p>
          </table:table-cell>
          <table:table-cell office:value-type="float" office:value="25" calcext:value-type="float">
            <text:p>25</text:p>
          </table:table-cell>
          <table:table-cell table:formula="of:=[.B192]/30" office:value-type="percentage" office:value="0.833333333333333" calcext:value-type="percentage">
            <text:p>83.3%</text:p>
          </table:table-cell>
          <table:table-cell table:formula="of:=1+(0.75-1)/(0.6-1)*([.C192]-1)" office:value-type="percentage" office:value="0.895833333333333" calcext:value-type="percentage">
            <text:p>89.6%</text:p>
          </table:table-cell>
          <table:table-cell table:formula="of:=IF([.D192]&gt;[.$G$7];[.$F$7];IF([.D192]&gt;[.$G$8];[.$F$8];IF([.D192]&gt;[.$G$9];[.$F$9];IF([.D192]&gt;[.$G$10];[.$F$10];IF([.D192]&gt;[.$G$11];[.$F$11];IF([.D192]&gt;[.$G$12];[.$F$12];IF([.D192]&gt;[.$G$13];[.$F$13];IF([.D192]&gt;[.$G$14];[.$F$14];IF([.D192]&gt;[.$G$15];[.$F$15];IF([.D192]&gt;[.$G$16];[.$F$16];IF([.D192]&gt;[.$G$17];[.$F$17];IF([.D19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tler2</text:p>
          </table:table-cell>
          <table:table-cell office:value-type="float" office:value="25" calcext:value-type="float">
            <text:p>25</text:p>
          </table:table-cell>
          <table:table-cell table:formula="of:=[.B193]/30" office:value-type="percentage" office:value="0.833333333333333" calcext:value-type="percentage">
            <text:p>83.3%</text:p>
          </table:table-cell>
          <table:table-cell table:formula="of:=1+(0.75-1)/(0.6-1)*([.C193]-1)" office:value-type="percentage" office:value="0.895833333333333" calcext:value-type="percentage">
            <text:p>89.6%</text:p>
          </table:table-cell>
          <table:table-cell table:formula="of:=IF([.D193]&gt;[.$G$7];[.$F$7];IF([.D193]&gt;[.$G$8];[.$F$8];IF([.D193]&gt;[.$G$9];[.$F$9];IF([.D193]&gt;[.$G$10];[.$F$10];IF([.D193]&gt;[.$G$11];[.$F$11];IF([.D193]&gt;[.$G$12];[.$F$12];IF([.D193]&gt;[.$G$13];[.$F$13];IF([.D193]&gt;[.$G$14];[.$F$14];IF([.D193]&gt;[.$G$15];[.$F$15];IF([.D193]&gt;[.$G$16];[.$F$16];IF([.D193]&gt;[.$G$17];[.$F$17];IF([.D19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elacr2</text:p>
          </table:table-cell>
          <table:table-cell office:value-type="float" office:value="25" calcext:value-type="float">
            <text:p>25</text:p>
          </table:table-cell>
          <table:table-cell table:formula="of:=[.B194]/30" office:value-type="percentage" office:value="0.833333333333333" calcext:value-type="percentage">
            <text:p>83.3%</text:p>
          </table:table-cell>
          <table:table-cell table:formula="of:=1+(0.75-1)/(0.6-1)*([.C194]-1)" office:value-type="percentage" office:value="0.895833333333333" calcext:value-type="percentage">
            <text:p>89.6%</text:p>
          </table:table-cell>
          <table:table-cell table:formula="of:=IF([.D194]&gt;[.$G$7];[.$F$7];IF([.D194]&gt;[.$G$8];[.$F$8];IF([.D194]&gt;[.$G$9];[.$F$9];IF([.D194]&gt;[.$G$10];[.$F$10];IF([.D194]&gt;[.$G$11];[.$F$11];IF([.D194]&gt;[.$G$12];[.$F$12];IF([.D194]&gt;[.$G$13];[.$F$13];IF([.D194]&gt;[.$G$14];[.$F$14];IF([.D194]&gt;[.$G$15];[.$F$15];IF([.D194]&gt;[.$G$16];[.$F$16];IF([.D194]&gt;[.$G$17];[.$F$17];IF([.D19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adams2</text:p>
          </table:table-cell>
          <table:table-cell office:value-type="float" office:value="25" calcext:value-type="float">
            <text:p>25</text:p>
          </table:table-cell>
          <table:table-cell table:formula="of:=[.B195]/30" office:value-type="percentage" office:value="0.833333333333333" calcext:value-type="percentage">
            <text:p>83.3%</text:p>
          </table:table-cell>
          <table:table-cell table:formula="of:=1+(0.75-1)/(0.6-1)*([.C195]-1)" office:value-type="percentage" office:value="0.895833333333333" calcext:value-type="percentage">
            <text:p>89.6%</text:p>
          </table:table-cell>
          <table:table-cell table:formula="of:=IF([.D195]&gt;[.$G$7];[.$F$7];IF([.D195]&gt;[.$G$8];[.$F$8];IF([.D195]&gt;[.$G$9];[.$F$9];IF([.D195]&gt;[.$G$10];[.$F$10];IF([.D195]&gt;[.$G$11];[.$F$11];IF([.D195]&gt;[.$G$12];[.$F$12];IF([.D195]&gt;[.$G$13];[.$F$13];IF([.D195]&gt;[.$G$14];[.$F$14];IF([.D195]&gt;[.$G$15];[.$F$15];IF([.D195]&gt;[.$G$16];[.$F$16];IF([.D195]&gt;[.$G$17];[.$F$17];IF([.D19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honeg2</text:p>
          </table:table-cell>
          <table:table-cell office:value-type="float" office:value="25" calcext:value-type="float">
            <text:p>25</text:p>
          </table:table-cell>
          <table:table-cell table:formula="of:=[.B196]/30" office:value-type="percentage" office:value="0.833333333333333" calcext:value-type="percentage">
            <text:p>83.3%</text:p>
          </table:table-cell>
          <table:table-cell table:formula="of:=1+(0.75-1)/(0.6-1)*([.C196]-1)" office:value-type="percentage" office:value="0.895833333333333" calcext:value-type="percentage">
            <text:p>89.6%</text:p>
          </table:table-cell>
          <table:table-cell table:formula="of:=IF([.D196]&gt;[.$G$7];[.$F$7];IF([.D196]&gt;[.$G$8];[.$F$8];IF([.D196]&gt;[.$G$9];[.$F$9];IF([.D196]&gt;[.$G$10];[.$F$10];IF([.D196]&gt;[.$G$11];[.$F$11];IF([.D196]&gt;[.$G$12];[.$F$12];IF([.D196]&gt;[.$G$13];[.$F$13];IF([.D196]&gt;[.$G$14];[.$F$14];IF([.D196]&gt;[.$G$15];[.$F$15];IF([.D196]&gt;[.$G$16];[.$F$16];IF([.D196]&gt;[.$G$17];[.$F$17];IF([.D19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25" calcext:value-type="float">
            <text:p>25</text:p>
          </table:table-cell>
          <table:table-cell table:formula="of:=[.B197]/30" office:value-type="percentage" office:value="0.833333333333333" calcext:value-type="percentage">
            <text:p>83.3%</text:p>
          </table:table-cell>
          <table:table-cell table:formula="of:=1+(0.75-1)/(0.6-1)*([.C197]-1)" office:value-type="percentage" office:value="0.895833333333333" calcext:value-type="percentage">
            <text:p>89.6%</text:p>
          </table:table-cell>
          <table:table-cell table:formula="of:=IF([.D197]&gt;[.$G$7];[.$F$7];IF([.D197]&gt;[.$G$8];[.$F$8];IF([.D197]&gt;[.$G$9];[.$F$9];IF([.D197]&gt;[.$G$10];[.$F$10];IF([.D197]&gt;[.$G$11];[.$F$11];IF([.D197]&gt;[.$G$12];[.$F$12];IF([.D197]&gt;[.$G$13];[.$F$13];IF([.D197]&gt;[.$G$14];[.$F$14];IF([.D197]&gt;[.$G$15];[.$F$15];IF([.D197]&gt;[.$G$16];[.$F$16];IF([.D197]&gt;[.$G$17];[.$F$17];IF([.D19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2</text:p>
          </table:table-cell>
          <table:table-cell office:value-type="float" office:value="25" calcext:value-type="float">
            <text:p>25</text:p>
          </table:table-cell>
          <table:table-cell table:formula="of:=[.B198]/30" office:value-type="percentage" office:value="0.833333333333333" calcext:value-type="percentage">
            <text:p>83.3%</text:p>
          </table:table-cell>
          <table:table-cell table:formula="of:=1+(0.75-1)/(0.6-1)*([.C198]-1)" office:value-type="percentage" office:value="0.895833333333333" calcext:value-type="percentage">
            <text:p>89.6%</text:p>
          </table:table-cell>
          <table:table-cell table:formula="of:=IF([.D198]&gt;[.$G$7];[.$F$7];IF([.D198]&gt;[.$G$8];[.$F$8];IF([.D198]&gt;[.$G$9];[.$F$9];IF([.D198]&gt;[.$G$10];[.$F$10];IF([.D198]&gt;[.$G$11];[.$F$11];IF([.D198]&gt;[.$G$12];[.$F$12];IF([.D198]&gt;[.$G$13];[.$F$13];IF([.D198]&gt;[.$G$14];[.$F$14];IF([.D198]&gt;[.$G$15];[.$F$15];IF([.D198]&gt;[.$G$16];[.$F$16];IF([.D198]&gt;[.$G$17];[.$F$17];IF([.D19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zlzpt2</text:p>
          </table:table-cell>
          <table:table-cell office:value-type="float" office:value="25" calcext:value-type="float">
            <text:p>25</text:p>
          </table:table-cell>
          <table:table-cell table:formula="of:=[.B199]/30" office:value-type="percentage" office:value="0.833333333333333" calcext:value-type="percentage">
            <text:p>83.3%</text:p>
          </table:table-cell>
          <table:table-cell table:formula="of:=1+(0.75-1)/(0.6-1)*([.C199]-1)" office:value-type="percentage" office:value="0.895833333333333" calcext:value-type="percentage">
            <text:p>89.6%</text:p>
          </table:table-cell>
          <table:table-cell table:formula="of:=IF([.D199]&gt;[.$G$7];[.$F$7];IF([.D199]&gt;[.$G$8];[.$F$8];IF([.D199]&gt;[.$G$9];[.$F$9];IF([.D199]&gt;[.$G$10];[.$F$10];IF([.D199]&gt;[.$G$11];[.$F$11];IF([.D199]&gt;[.$G$12];[.$F$12];IF([.D199]&gt;[.$G$13];[.$F$13];IF([.D199]&gt;[.$G$14];[.$F$14];IF([.D199]&gt;[.$G$15];[.$F$15];IF([.D199]&gt;[.$G$16];[.$F$16];IF([.D199]&gt;[.$G$17];[.$F$17];IF([.D19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khan3</text:p>
          </table:table-cell>
          <table:table-cell office:value-type="float" office:value="25" calcext:value-type="float">
            <text:p>25</text:p>
          </table:table-cell>
          <table:table-cell table:formula="of:=[.B200]/30" office:value-type="percentage" office:value="0.833333333333333" calcext:value-type="percentage">
            <text:p>83.3%</text:p>
          </table:table-cell>
          <table:table-cell table:formula="of:=1+(0.75-1)/(0.6-1)*([.C200]-1)" office:value-type="percentage" office:value="0.895833333333333" calcext:value-type="percentage">
            <text:p>89.6%</text:p>
          </table:table-cell>
          <table:table-cell table:formula="of:=IF([.D200]&gt;[.$G$7];[.$F$7];IF([.D200]&gt;[.$G$8];[.$F$8];IF([.D200]&gt;[.$G$9];[.$F$9];IF([.D200]&gt;[.$G$10];[.$F$10];IF([.D200]&gt;[.$G$11];[.$F$11];IF([.D200]&gt;[.$G$12];[.$F$12];IF([.D200]&gt;[.$G$13];[.$F$13];IF([.D200]&gt;[.$G$14];[.$F$14];IF([.D200]&gt;[.$G$15];[.$F$15];IF([.D200]&gt;[.$G$16];[.$F$16];IF([.D200]&gt;[.$G$17];[.$F$17];IF([.D20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u6</text:p>
          </table:table-cell>
          <table:table-cell office:value-type="float" office:value="25" calcext:value-type="float">
            <text:p>25</text:p>
          </table:table-cell>
          <table:table-cell table:formula="of:=[.B201]/30" office:value-type="percentage" office:value="0.833333333333333" calcext:value-type="percentage">
            <text:p>83.3%</text:p>
          </table:table-cell>
          <table:table-cell table:formula="of:=1+(0.75-1)/(0.6-1)*([.C201]-1)" office:value-type="percentage" office:value="0.895833333333333" calcext:value-type="percentage">
            <text:p>89.6%</text:p>
          </table:table-cell>
          <table:table-cell table:formula="of:=IF([.D201]&gt;[.$G$7];[.$F$7];IF([.D201]&gt;[.$G$8];[.$F$8];IF([.D201]&gt;[.$G$9];[.$F$9];IF([.D201]&gt;[.$G$10];[.$F$10];IF([.D201]&gt;[.$G$11];[.$F$11];IF([.D201]&gt;[.$G$12];[.$F$12];IF([.D201]&gt;[.$G$13];[.$F$13];IF([.D201]&gt;[.$G$14];[.$F$14];IF([.D201]&gt;[.$G$15];[.$F$15];IF([.D201]&gt;[.$G$16];[.$F$16];IF([.D201]&gt;[.$G$17];[.$F$17];IF([.D20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hng124</text:p>
          </table:table-cell>
          <table:table-cell office:value-type="float" office:value="25" calcext:value-type="float">
            <text:p>25</text:p>
          </table:table-cell>
          <table:table-cell table:formula="of:=[.B202]/30" office:value-type="percentage" office:value="0.833333333333333" calcext:value-type="percentage">
            <text:p>83.3%</text:p>
          </table:table-cell>
          <table:table-cell table:formula="of:=1+(0.75-1)/(0.6-1)*([.C202]-1)" office:value-type="percentage" office:value="0.895833333333333" calcext:value-type="percentage">
            <text:p>89.6%</text:p>
          </table:table-cell>
          <table:table-cell table:formula="of:=IF([.D202]&gt;[.$G$7];[.$F$7];IF([.D202]&gt;[.$G$8];[.$F$8];IF([.D202]&gt;[.$G$9];[.$F$9];IF([.D202]&gt;[.$G$10];[.$F$10];IF([.D202]&gt;[.$G$11];[.$F$11];IF([.D202]&gt;[.$G$12];[.$F$12];IF([.D202]&gt;[.$G$13];[.$F$13];IF([.D202]&gt;[.$G$14];[.$F$14];IF([.D202]&gt;[.$G$15];[.$F$15];IF([.D202]&gt;[.$G$16];[.$F$16];IF([.D202]&gt;[.$G$17];[.$F$17];IF([.D20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hatha2</text:p>
          </table:table-cell>
          <table:table-cell office:value-type="float" office:value="25" calcext:value-type="float">
            <text:p>25</text:p>
          </table:table-cell>
          <table:table-cell table:formula="of:=[.B203]/30" office:value-type="percentage" office:value="0.833333333333333" calcext:value-type="percentage">
            <text:p>83.3%</text:p>
          </table:table-cell>
          <table:table-cell table:formula="of:=1+(0.75-1)/(0.6-1)*([.C203]-1)" office:value-type="percentage" office:value="0.895833333333333" calcext:value-type="percentage">
            <text:p>89.6%</text:p>
          </table:table-cell>
          <table:table-cell table:formula="of:=IF([.D203]&gt;[.$G$7];[.$F$7];IF([.D203]&gt;[.$G$8];[.$F$8];IF([.D203]&gt;[.$G$9];[.$F$9];IF([.D203]&gt;[.$G$10];[.$F$10];IF([.D203]&gt;[.$G$11];[.$F$11];IF([.D203]&gt;[.$G$12];[.$F$12];IF([.D203]&gt;[.$G$13];[.$F$13];IF([.D203]&gt;[.$G$14];[.$F$14];IF([.D203]&gt;[.$G$15];[.$F$15];IF([.D203]&gt;[.$G$16];[.$F$16];IF([.D203]&gt;[.$G$17];[.$F$17];IF([.D20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g51</text:p>
          </table:table-cell>
          <table:table-cell office:value-type="float" office:value="25" calcext:value-type="float">
            <text:p>25</text:p>
          </table:table-cell>
          <table:table-cell table:formula="of:=[.B204]/30" office:value-type="percentage" office:value="0.833333333333333" calcext:value-type="percentage">
            <text:p>83.3%</text:p>
          </table:table-cell>
          <table:table-cell table:formula="of:=1+(0.75-1)/(0.6-1)*([.C204]-1)" office:value-type="percentage" office:value="0.895833333333333" calcext:value-type="percentage">
            <text:p>89.6%</text:p>
          </table:table-cell>
          <table:table-cell table:formula="of:=IF([.D204]&gt;[.$G$7];[.$F$7];IF([.D204]&gt;[.$G$8];[.$F$8];IF([.D204]&gt;[.$G$9];[.$F$9];IF([.D204]&gt;[.$G$10];[.$F$10];IF([.D204]&gt;[.$G$11];[.$F$11];IF([.D204]&gt;[.$G$12];[.$F$12];IF([.D204]&gt;[.$G$13];[.$F$13];IF([.D204]&gt;[.$G$14];[.$F$14];IF([.D204]&gt;[.$G$15];[.$F$15];IF([.D204]&gt;[.$G$16];[.$F$16];IF([.D204]&gt;[.$G$17];[.$F$17];IF([.D20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gude2</text:p>
          </table:table-cell>
          <table:table-cell office:value-type="float" office:value="25" calcext:value-type="float">
            <text:p>25</text:p>
          </table:table-cell>
          <table:table-cell table:formula="of:=[.B205]/30" office:value-type="percentage" office:value="0.833333333333333" calcext:value-type="percentage">
            <text:p>83.3%</text:p>
          </table:table-cell>
          <table:table-cell table:formula="of:=1+(0.75-1)/(0.6-1)*([.C205]-1)" office:value-type="percentage" office:value="0.895833333333333" calcext:value-type="percentage">
            <text:p>89.6%</text:p>
          </table:table-cell>
          <table:table-cell table:formula="of:=IF([.D205]&gt;[.$G$7];[.$F$7];IF([.D205]&gt;[.$G$8];[.$F$8];IF([.D205]&gt;[.$G$9];[.$F$9];IF([.D205]&gt;[.$G$10];[.$F$10];IF([.D205]&gt;[.$G$11];[.$F$11];IF([.D205]&gt;[.$G$12];[.$F$12];IF([.D205]&gt;[.$G$13];[.$F$13];IF([.D205]&gt;[.$G$14];[.$F$14];IF([.D205]&gt;[.$G$15];[.$F$15];IF([.D205]&gt;[.$G$16];[.$F$16];IF([.D205]&gt;[.$G$17];[.$F$17];IF([.D20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hs2</text:p>
          </table:table-cell>
          <table:table-cell office:value-type="float" office:value="25" calcext:value-type="float">
            <text:p>25</text:p>
          </table:table-cell>
          <table:table-cell table:formula="of:=[.B206]/30" office:value-type="percentage" office:value="0.833333333333333" calcext:value-type="percentage">
            <text:p>83.3%</text:p>
          </table:table-cell>
          <table:table-cell table:formula="of:=1+(0.75-1)/(0.6-1)*([.C206]-1)" office:value-type="percentage" office:value="0.895833333333333" calcext:value-type="percentage">
            <text:p>89.6%</text:p>
          </table:table-cell>
          <table:table-cell table:formula="of:=IF([.D206]&gt;[.$G$7];[.$F$7];IF([.D206]&gt;[.$G$8];[.$F$8];IF([.D206]&gt;[.$G$9];[.$F$9];IF([.D206]&gt;[.$G$10];[.$F$10];IF([.D206]&gt;[.$G$11];[.$F$11];IF([.D206]&gt;[.$G$12];[.$F$12];IF([.D206]&gt;[.$G$13];[.$F$13];IF([.D206]&gt;[.$G$14];[.$F$14];IF([.D206]&gt;[.$G$15];[.$F$15];IF([.D206]&gt;[.$G$16];[.$F$16];IF([.D206]&gt;[.$G$17];[.$F$17];IF([.D20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ayers2</text:p>
          </table:table-cell>
          <table:table-cell office:value-type="float" office:value="25" calcext:value-type="float">
            <text:p>25</text:p>
          </table:table-cell>
          <table:table-cell table:formula="of:=[.B207]/30" office:value-type="percentage" office:value="0.833333333333333" calcext:value-type="percentage">
            <text:p>83.3%</text:p>
          </table:table-cell>
          <table:table-cell table:formula="of:=1+(0.75-1)/(0.6-1)*([.C207]-1)" office:value-type="percentage" office:value="0.895833333333333" calcext:value-type="percentage">
            <text:p>89.6%</text:p>
          </table:table-cell>
          <table:table-cell table:formula="of:=IF([.D207]&gt;[.$G$7];[.$F$7];IF([.D207]&gt;[.$G$8];[.$F$8];IF([.D207]&gt;[.$G$9];[.$F$9];IF([.D207]&gt;[.$G$10];[.$F$10];IF([.D207]&gt;[.$G$11];[.$F$11];IF([.D207]&gt;[.$G$12];[.$F$12];IF([.D207]&gt;[.$G$13];[.$F$13];IF([.D207]&gt;[.$G$14];[.$F$14];IF([.D207]&gt;[.$G$15];[.$F$15];IF([.D207]&gt;[.$G$16];[.$F$16];IF([.D207]&gt;[.$G$17];[.$F$17];IF([.D20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ee741</text:p>
          </table:table-cell>
          <table:table-cell office:value-type="float" office:value="25" calcext:value-type="float">
            <text:p>25</text:p>
          </table:table-cell>
          <table:table-cell table:formula="of:=[.B208]/30" office:value-type="percentage" office:value="0.833333333333333" calcext:value-type="percentage">
            <text:p>83.3%</text:p>
          </table:table-cell>
          <table:table-cell table:formula="of:=1+(0.75-1)/(0.6-1)*([.C208]-1)" office:value-type="percentage" office:value="0.895833333333333" calcext:value-type="percentage">
            <text:p>89.6%</text:p>
          </table:table-cell>
          <table:table-cell table:formula="of:=IF([.D208]&gt;[.$G$7];[.$F$7];IF([.D208]&gt;[.$G$8];[.$F$8];IF([.D208]&gt;[.$G$9];[.$F$9];IF([.D208]&gt;[.$G$10];[.$F$10];IF([.D208]&gt;[.$G$11];[.$F$11];IF([.D208]&gt;[.$G$12];[.$F$12];IF([.D208]&gt;[.$G$13];[.$F$13];IF([.D208]&gt;[.$G$14];[.$F$14];IF([.D208]&gt;[.$G$15];[.$F$15];IF([.D208]&gt;[.$G$16];[.$F$16];IF([.D208]&gt;[.$G$17];[.$F$17];IF([.D20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ozier2</text:p>
          </table:table-cell>
          <table:table-cell office:value-type="float" office:value="25" calcext:value-type="float">
            <text:p>25</text:p>
          </table:table-cell>
          <table:table-cell table:formula="of:=[.B209]/30" office:value-type="percentage" office:value="0.833333333333333" calcext:value-type="percentage">
            <text:p>83.3%</text:p>
          </table:table-cell>
          <table:table-cell table:formula="of:=1+(0.75-1)/(0.6-1)*([.C209]-1)" office:value-type="percentage" office:value="0.895833333333333" calcext:value-type="percentage">
            <text:p>89.6%</text:p>
          </table:table-cell>
          <table:table-cell table:formula="of:=IF([.D209]&gt;[.$G$7];[.$F$7];IF([.D209]&gt;[.$G$8];[.$F$8];IF([.D209]&gt;[.$G$9];[.$F$9];IF([.D209]&gt;[.$G$10];[.$F$10];IF([.D209]&gt;[.$G$11];[.$F$11];IF([.D209]&gt;[.$G$12];[.$F$12];IF([.D209]&gt;[.$G$13];[.$F$13];IF([.D209]&gt;[.$G$14];[.$F$14];IF([.D209]&gt;[.$G$15];[.$F$15];IF([.D209]&gt;[.$G$16];[.$F$16];IF([.D209]&gt;[.$G$17];[.$F$17];IF([.D20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ibich2</text:p>
          </table:table-cell>
          <table:table-cell office:value-type="float" office:value="25" calcext:value-type="float">
            <text:p>25</text:p>
          </table:table-cell>
          <table:table-cell table:formula="of:=[.B210]/30" office:value-type="percentage" office:value="0.833333333333333" calcext:value-type="percentage">
            <text:p>83.3%</text:p>
          </table:table-cell>
          <table:table-cell table:formula="of:=1+(0.75-1)/(0.6-1)*([.C210]-1)" office:value-type="percentage" office:value="0.895833333333333" calcext:value-type="percentage">
            <text:p>89.6%</text:p>
          </table:table-cell>
          <table:table-cell table:formula="of:=IF([.D210]&gt;[.$G$7];[.$F$7];IF([.D210]&gt;[.$G$8];[.$F$8];IF([.D210]&gt;[.$G$9];[.$F$9];IF([.D210]&gt;[.$G$10];[.$F$10];IF([.D210]&gt;[.$G$11];[.$F$11];IF([.D210]&gt;[.$G$12];[.$F$12];IF([.D210]&gt;[.$G$13];[.$F$13];IF([.D210]&gt;[.$G$14];[.$F$14];IF([.D210]&gt;[.$G$15];[.$F$15];IF([.D210]&gt;[.$G$16];[.$F$16];IF([.D210]&gt;[.$G$17];[.$F$17];IF([.D21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zydlo2</text:p>
          </table:table-cell>
          <table:table-cell office:value-type="float" office:value="25" calcext:value-type="float">
            <text:p>25</text:p>
          </table:table-cell>
          <table:table-cell table:formula="of:=[.B211]/30" office:value-type="percentage" office:value="0.833333333333333" calcext:value-type="percentage">
            <text:p>83.3%</text:p>
          </table:table-cell>
          <table:table-cell table:formula="of:=1+(0.75-1)/(0.6-1)*([.C211]-1)" office:value-type="percentage" office:value="0.895833333333333" calcext:value-type="percentage">
            <text:p>89.6%</text:p>
          </table:table-cell>
          <table:table-cell table:formula="of:=IF([.D211]&gt;[.$G$7];[.$F$7];IF([.D211]&gt;[.$G$8];[.$F$8];IF([.D211]&gt;[.$G$9];[.$F$9];IF([.D211]&gt;[.$G$10];[.$F$10];IF([.D211]&gt;[.$G$11];[.$F$11];IF([.D211]&gt;[.$G$12];[.$F$12];IF([.D211]&gt;[.$G$13];[.$F$13];IF([.D211]&gt;[.$G$14];[.$F$14];IF([.D211]&gt;[.$G$15];[.$F$15];IF([.D211]&gt;[.$G$16];[.$F$16];IF([.D211]&gt;[.$G$17];[.$F$17];IF([.D21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dais2</text:p>
          </table:table-cell>
          <table:table-cell office:value-type="float" office:value="25" calcext:value-type="float">
            <text:p>25</text:p>
          </table:table-cell>
          <table:table-cell table:formula="of:=[.B212]/30" office:value-type="percentage" office:value="0.833333333333333" calcext:value-type="percentage">
            <text:p>83.3%</text:p>
          </table:table-cell>
          <table:table-cell table:formula="of:=1+(0.75-1)/(0.6-1)*([.C212]-1)" office:value-type="percentage" office:value="0.895833333333333" calcext:value-type="percentage">
            <text:p>89.6%</text:p>
          </table:table-cell>
          <table:table-cell table:formula="of:=IF([.D212]&gt;[.$G$7];[.$F$7];IF([.D212]&gt;[.$G$8];[.$F$8];IF([.D212]&gt;[.$G$9];[.$F$9];IF([.D212]&gt;[.$G$10];[.$F$10];IF([.D212]&gt;[.$G$11];[.$F$11];IF([.D212]&gt;[.$G$12];[.$F$12];IF([.D212]&gt;[.$G$13];[.$F$13];IF([.D212]&gt;[.$G$14];[.$F$14];IF([.D212]&gt;[.$G$15];[.$F$15];IF([.D212]&gt;[.$G$16];[.$F$16];IF([.D212]&gt;[.$G$17];[.$F$17];IF([.D21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ylee12</text:p>
          </table:table-cell>
          <table:table-cell office:value-type="float" office:value="25" calcext:value-type="float">
            <text:p>25</text:p>
          </table:table-cell>
          <table:table-cell table:formula="of:=[.B213]/30" office:value-type="percentage" office:value="0.833333333333333" calcext:value-type="percentage">
            <text:p>83.3%</text:p>
          </table:table-cell>
          <table:table-cell table:formula="of:=1+(0.75-1)/(0.6-1)*([.C213]-1)" office:value-type="percentage" office:value="0.895833333333333" calcext:value-type="percentage">
            <text:p>89.6%</text:p>
          </table:table-cell>
          <table:table-cell table:formula="of:=IF([.D213]&gt;[.$G$7];[.$F$7];IF([.D213]&gt;[.$G$8];[.$F$8];IF([.D213]&gt;[.$G$9];[.$F$9];IF([.D213]&gt;[.$G$10];[.$F$10];IF([.D213]&gt;[.$G$11];[.$F$11];IF([.D213]&gt;[.$G$12];[.$F$12];IF([.D213]&gt;[.$G$13];[.$F$13];IF([.D213]&gt;[.$G$14];[.$F$14];IF([.D213]&gt;[.$G$15];[.$F$15];IF([.D213]&gt;[.$G$16];[.$F$16];IF([.D213]&gt;[.$G$17];[.$F$17];IF([.D21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ensk2</text:p>
          </table:table-cell>
          <table:table-cell office:value-type="float" office:value="25" calcext:value-type="float">
            <text:p>25</text:p>
          </table:table-cell>
          <table:table-cell table:formula="of:=[.B214]/30" office:value-type="percentage" office:value="0.833333333333333" calcext:value-type="percentage">
            <text:p>83.3%</text:p>
          </table:table-cell>
          <table:table-cell table:formula="of:=1+(0.75-1)/(0.6-1)*([.C214]-1)" office:value-type="percentage" office:value="0.895833333333333" calcext:value-type="percentage">
            <text:p>89.6%</text:p>
          </table:table-cell>
          <table:table-cell table:formula="of:=IF([.D214]&gt;[.$G$7];[.$F$7];IF([.D214]&gt;[.$G$8];[.$F$8];IF([.D214]&gt;[.$G$9];[.$F$9];IF([.D214]&gt;[.$G$10];[.$F$10];IF([.D214]&gt;[.$G$11];[.$F$11];IF([.D214]&gt;[.$G$12];[.$F$12];IF([.D214]&gt;[.$G$13];[.$F$13];IF([.D214]&gt;[.$G$14];[.$F$14];IF([.D214]&gt;[.$G$15];[.$F$15];IF([.D214]&gt;[.$G$16];[.$F$16];IF([.D214]&gt;[.$G$17];[.$F$17];IF([.D21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oll2</text:p>
          </table:table-cell>
          <table:table-cell office:value-type="float" office:value="25" calcext:value-type="float">
            <text:p>25</text:p>
          </table:table-cell>
          <table:table-cell table:formula="of:=[.B215]/30" office:value-type="percentage" office:value="0.833333333333333" calcext:value-type="percentage">
            <text:p>83.3%</text:p>
          </table:table-cell>
          <table:table-cell table:formula="of:=1+(0.75-1)/(0.6-1)*([.C215]-1)" office:value-type="percentage" office:value="0.895833333333333" calcext:value-type="percentage">
            <text:p>89.6%</text:p>
          </table:table-cell>
          <table:table-cell table:formula="of:=IF([.D215]&gt;[.$G$7];[.$F$7];IF([.D215]&gt;[.$G$8];[.$F$8];IF([.D215]&gt;[.$G$9];[.$F$9];IF([.D215]&gt;[.$G$10];[.$F$10];IF([.D215]&gt;[.$G$11];[.$F$11];IF([.D215]&gt;[.$G$12];[.$F$12];IF([.D215]&gt;[.$G$13];[.$F$13];IF([.D215]&gt;[.$G$14];[.$F$14];IF([.D215]&gt;[.$G$15];[.$F$15];IF([.D215]&gt;[.$G$16];[.$F$16];IF([.D215]&gt;[.$G$17];[.$F$17];IF([.D21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ing3</text:p>
          </table:table-cell>
          <table:table-cell office:value-type="float" office:value="25" calcext:value-type="float">
            <text:p>25</text:p>
          </table:table-cell>
          <table:table-cell table:formula="of:=[.B216]/30" office:value-type="percentage" office:value="0.833333333333333" calcext:value-type="percentage">
            <text:p>83.3%</text:p>
          </table:table-cell>
          <table:table-cell table:formula="of:=1+(0.75-1)/(0.6-1)*([.C216]-1)" office:value-type="percentage" office:value="0.895833333333333" calcext:value-type="percentage">
            <text:p>89.6%</text:p>
          </table:table-cell>
          <table:table-cell table:formula="of:=IF([.D216]&gt;[.$G$7];[.$F$7];IF([.D216]&gt;[.$G$8];[.$F$8];IF([.D216]&gt;[.$G$9];[.$F$9];IF([.D216]&gt;[.$G$10];[.$F$10];IF([.D216]&gt;[.$G$11];[.$F$11];IF([.D216]&gt;[.$G$12];[.$F$12];IF([.D216]&gt;[.$G$13];[.$F$13];IF([.D216]&gt;[.$G$14];[.$F$14];IF([.D216]&gt;[.$G$15];[.$F$15];IF([.D216]&gt;[.$G$16];[.$F$16];IF([.D216]&gt;[.$G$17];[.$F$17];IF([.D21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engs2</text:p>
          </table:table-cell>
          <table:table-cell office:value-type="float" office:value="25" calcext:value-type="float">
            <text:p>25</text:p>
          </table:table-cell>
          <table:table-cell table:formula="of:=[.B217]/30" office:value-type="percentage" office:value="0.833333333333333" calcext:value-type="percentage">
            <text:p>83.3%</text:p>
          </table:table-cell>
          <table:table-cell table:formula="of:=1+(0.75-1)/(0.6-1)*([.C217]-1)" office:value-type="percentage" office:value="0.895833333333333" calcext:value-type="percentage">
            <text:p>89.6%</text:p>
          </table:table-cell>
          <table:table-cell table:formula="of:=IF([.D217]&gt;[.$G$7];[.$F$7];IF([.D217]&gt;[.$G$8];[.$F$8];IF([.D217]&gt;[.$G$9];[.$F$9];IF([.D217]&gt;[.$G$10];[.$F$10];IF([.D217]&gt;[.$G$11];[.$F$11];IF([.D217]&gt;[.$G$12];[.$F$12];IF([.D217]&gt;[.$G$13];[.$F$13];IF([.D217]&gt;[.$G$14];[.$F$14];IF([.D217]&gt;[.$G$15];[.$F$15];IF([.D217]&gt;[.$G$16];[.$F$16];IF([.D217]&gt;[.$G$17];[.$F$17];IF([.D21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oconn2</text:p>
          </table:table-cell>
          <table:table-cell office:value-type="float" office:value="25" calcext:value-type="float">
            <text:p>25</text:p>
          </table:table-cell>
          <table:table-cell table:formula="of:=[.B218]/30" office:value-type="percentage" office:value="0.833333333333333" calcext:value-type="percentage">
            <text:p>83.3%</text:p>
          </table:table-cell>
          <table:table-cell table:formula="of:=1+(0.75-1)/(0.6-1)*([.C218]-1)" office:value-type="percentage" office:value="0.895833333333333" calcext:value-type="percentage">
            <text:p>89.6%</text:p>
          </table:table-cell>
          <table:table-cell table:formula="of:=IF([.D218]&gt;[.$G$7];[.$F$7];IF([.D218]&gt;[.$G$8];[.$F$8];IF([.D218]&gt;[.$G$9];[.$F$9];IF([.D218]&gt;[.$G$10];[.$F$10];IF([.D218]&gt;[.$G$11];[.$F$11];IF([.D218]&gt;[.$G$12];[.$F$12];IF([.D218]&gt;[.$G$13];[.$F$13];IF([.D218]&gt;[.$G$14];[.$F$14];IF([.D218]&gt;[.$G$15];[.$F$15];IF([.D218]&gt;[.$G$16];[.$F$16];IF([.D218]&gt;[.$G$17];[.$F$17];IF([.D21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mille4</text:p>
          </table:table-cell>
          <table:table-cell office:value-type="float" office:value="25" calcext:value-type="float">
            <text:p>25</text:p>
          </table:table-cell>
          <table:table-cell table:formula="of:=[.B219]/30" office:value-type="percentage" office:value="0.833333333333333" calcext:value-type="percentage">
            <text:p>83.3%</text:p>
          </table:table-cell>
          <table:table-cell table:formula="of:=1+(0.75-1)/(0.6-1)*([.C219]-1)" office:value-type="percentage" office:value="0.895833333333333" calcext:value-type="percentage">
            <text:p>89.6%</text:p>
          </table:table-cell>
          <table:table-cell table:formula="of:=IF([.D219]&gt;[.$G$7];[.$F$7];IF([.D219]&gt;[.$G$8];[.$F$8];IF([.D219]&gt;[.$G$9];[.$F$9];IF([.D219]&gt;[.$G$10];[.$F$10];IF([.D219]&gt;[.$G$11];[.$F$11];IF([.D219]&gt;[.$G$12];[.$F$12];IF([.D219]&gt;[.$G$13];[.$F$13];IF([.D219]&gt;[.$G$14];[.$F$14];IF([.D219]&gt;[.$G$15];[.$F$15];IF([.D219]&gt;[.$G$16];[.$F$16];IF([.D219]&gt;[.$G$17];[.$F$17];IF([.D21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chsin2</text:p>
          </table:table-cell>
          <table:table-cell office:value-type="float" office:value="25" calcext:value-type="float">
            <text:p>25</text:p>
          </table:table-cell>
          <table:table-cell table:formula="of:=[.B220]/30" office:value-type="percentage" office:value="0.833333333333333" calcext:value-type="percentage">
            <text:p>83.3%</text:p>
          </table:table-cell>
          <table:table-cell table:formula="of:=1+(0.75-1)/(0.6-1)*([.C220]-1)" office:value-type="percentage" office:value="0.895833333333333" calcext:value-type="percentage">
            <text:p>89.6%</text:p>
          </table:table-cell>
          <table:table-cell table:formula="of:=IF([.D220]&gt;[.$G$7];[.$F$7];IF([.D220]&gt;[.$G$8];[.$F$8];IF([.D220]&gt;[.$G$9];[.$F$9];IF([.D220]&gt;[.$G$10];[.$F$10];IF([.D220]&gt;[.$G$11];[.$F$11];IF([.D220]&gt;[.$G$12];[.$F$12];IF([.D220]&gt;[.$G$13];[.$F$13];IF([.D220]&gt;[.$G$14];[.$F$14];IF([.D220]&gt;[.$G$15];[.$F$15];IF([.D220]&gt;[.$G$16];[.$F$16];IF([.D220]&gt;[.$G$17];[.$F$17];IF([.D22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knav2</text:p>
          </table:table-cell>
          <table:table-cell office:value-type="float" office:value="25" calcext:value-type="float">
            <text:p>25</text:p>
          </table:table-cell>
          <table:table-cell table:formula="of:=[.B221]/30" office:value-type="percentage" office:value="0.833333333333333" calcext:value-type="percentage">
            <text:p>83.3%</text:p>
          </table:table-cell>
          <table:table-cell table:formula="of:=1+(0.75-1)/(0.6-1)*([.C221]-1)" office:value-type="percentage" office:value="0.895833333333333" calcext:value-type="percentage">
            <text:p>89.6%</text:p>
          </table:table-cell>
          <table:table-cell table:formula="of:=IF([.D221]&gt;[.$G$7];[.$F$7];IF([.D221]&gt;[.$G$8];[.$F$8];IF([.D221]&gt;[.$G$9];[.$F$9];IF([.D221]&gt;[.$G$10];[.$F$10];IF([.D221]&gt;[.$G$11];[.$F$11];IF([.D221]&gt;[.$G$12];[.$F$12];IF([.D221]&gt;[.$G$13];[.$F$13];IF([.D221]&gt;[.$G$14];[.$F$14];IF([.D221]&gt;[.$G$15];[.$F$15];IF([.D221]&gt;[.$G$16];[.$F$16];IF([.D221]&gt;[.$G$17];[.$F$17];IF([.D22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afara2</text:p>
          </table:table-cell>
          <table:table-cell office:value-type="float" office:value="25" calcext:value-type="float">
            <text:p>25</text:p>
          </table:table-cell>
          <table:table-cell table:formula="of:=[.B222]/30" office:value-type="percentage" office:value="0.833333333333333" calcext:value-type="percentage">
            <text:p>83.3%</text:p>
          </table:table-cell>
          <table:table-cell table:formula="of:=1+(0.75-1)/(0.6-1)*([.C222]-1)" office:value-type="percentage" office:value="0.895833333333333" calcext:value-type="percentage">
            <text:p>89.6%</text:p>
          </table:table-cell>
          <table:table-cell table:formula="of:=IF([.D222]&gt;[.$G$7];[.$F$7];IF([.D222]&gt;[.$G$8];[.$F$8];IF([.D222]&gt;[.$G$9];[.$F$9];IF([.D222]&gt;[.$G$10];[.$F$10];IF([.D222]&gt;[.$G$11];[.$F$11];IF([.D222]&gt;[.$G$12];[.$F$12];IF([.D222]&gt;[.$G$13];[.$F$13];IF([.D222]&gt;[.$G$14];[.$F$14];IF([.D222]&gt;[.$G$15];[.$F$15];IF([.D222]&gt;[.$G$16];[.$F$16];IF([.D222]&gt;[.$G$17];[.$F$17];IF([.D22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m4</text:p>
          </table:table-cell>
          <table:table-cell office:value-type="float" office:value="25" calcext:value-type="float">
            <text:p>25</text:p>
          </table:table-cell>
          <table:table-cell table:formula="of:=[.B223]/30" office:value-type="percentage" office:value="0.833333333333333" calcext:value-type="percentage">
            <text:p>83.3%</text:p>
          </table:table-cell>
          <table:table-cell table:formula="of:=1+(0.75-1)/(0.6-1)*([.C223]-1)" office:value-type="percentage" office:value="0.895833333333333" calcext:value-type="percentage">
            <text:p>89.6%</text:p>
          </table:table-cell>
          <table:table-cell table:formula="of:=IF([.D223]&gt;[.$G$7];[.$F$7];IF([.D223]&gt;[.$G$8];[.$F$8];IF([.D223]&gt;[.$G$9];[.$F$9];IF([.D223]&gt;[.$G$10];[.$F$10];IF([.D223]&gt;[.$G$11];[.$F$11];IF([.D223]&gt;[.$G$12];[.$F$12];IF([.D223]&gt;[.$G$13];[.$F$13];IF([.D223]&gt;[.$G$14];[.$F$14];IF([.D223]&gt;[.$G$15];[.$F$15];IF([.D223]&gt;[.$G$16];[.$F$16];IF([.D223]&gt;[.$G$17];[.$F$17];IF([.D22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mandh3</text:p>
          </table:table-cell>
          <table:table-cell office:value-type="float" office:value="25" calcext:value-type="float">
            <text:p>25</text:p>
          </table:table-cell>
          <table:table-cell table:formula="of:=[.B224]/30" office:value-type="percentage" office:value="0.833333333333333" calcext:value-type="percentage">
            <text:p>83.3%</text:p>
          </table:table-cell>
          <table:table-cell table:formula="of:=1+(0.75-1)/(0.6-1)*([.C224]-1)" office:value-type="percentage" office:value="0.895833333333333" calcext:value-type="percentage">
            <text:p>89.6%</text:p>
          </table:table-cell>
          <table:table-cell table:formula="of:=IF([.D224]&gt;[.$G$7];[.$F$7];IF([.D224]&gt;[.$G$8];[.$F$8];IF([.D224]&gt;[.$G$9];[.$F$9];IF([.D224]&gt;[.$G$10];[.$F$10];IF([.D224]&gt;[.$G$11];[.$F$11];IF([.D224]&gt;[.$G$12];[.$F$12];IF([.D224]&gt;[.$G$13];[.$F$13];IF([.D224]&gt;[.$G$14];[.$F$14];IF([.D224]&gt;[.$G$15];[.$F$15];IF([.D224]&gt;[.$G$16];[.$F$16];IF([.D224]&gt;[.$G$17];[.$F$17];IF([.D22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idi2</text:p>
          </table:table-cell>
          <table:table-cell office:value-type="float" office:value="25" calcext:value-type="float">
            <text:p>25</text:p>
          </table:table-cell>
          <table:table-cell table:formula="of:=[.B225]/30" office:value-type="percentage" office:value="0.833333333333333" calcext:value-type="percentage">
            <text:p>83.3%</text:p>
          </table:table-cell>
          <table:table-cell table:formula="of:=1+(0.75-1)/(0.6-1)*([.C225]-1)" office:value-type="percentage" office:value="0.895833333333333" calcext:value-type="percentage">
            <text:p>89.6%</text:p>
          </table:table-cell>
          <table:table-cell table:formula="of:=IF([.D225]&gt;[.$G$7];[.$F$7];IF([.D225]&gt;[.$G$8];[.$F$8];IF([.D225]&gt;[.$G$9];[.$F$9];IF([.D225]&gt;[.$G$10];[.$F$10];IF([.D225]&gt;[.$G$11];[.$F$11];IF([.D225]&gt;[.$G$12];[.$F$12];IF([.D225]&gt;[.$G$13];[.$F$13];IF([.D225]&gt;[.$G$14];[.$F$14];IF([.D225]&gt;[.$G$15];[.$F$15];IF([.D225]&gt;[.$G$16];[.$F$16];IF([.D225]&gt;[.$G$17];[.$F$17];IF([.D22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ennel2</text:p>
          </table:table-cell>
          <table:table-cell office:value-type="float" office:value="25" calcext:value-type="float">
            <text:p>25</text:p>
          </table:table-cell>
          <table:table-cell table:formula="of:=[.B226]/30" office:value-type="percentage" office:value="0.833333333333333" calcext:value-type="percentage">
            <text:p>83.3%</text:p>
          </table:table-cell>
          <table:table-cell table:formula="of:=1+(0.75-1)/(0.6-1)*([.C226]-1)" office:value-type="percentage" office:value="0.895833333333333" calcext:value-type="percentage">
            <text:p>89.6%</text:p>
          </table:table-cell>
          <table:table-cell table:formula="of:=IF([.D226]&gt;[.$G$7];[.$F$7];IF([.D226]&gt;[.$G$8];[.$F$8];IF([.D226]&gt;[.$G$9];[.$F$9];IF([.D226]&gt;[.$G$10];[.$F$10];IF([.D226]&gt;[.$G$11];[.$F$11];IF([.D226]&gt;[.$G$12];[.$F$12];IF([.D226]&gt;[.$G$13];[.$F$13];IF([.D226]&gt;[.$G$14];[.$F$14];IF([.D226]&gt;[.$G$15];[.$F$15];IF([.D226]&gt;[.$G$16];[.$F$16];IF([.D226]&gt;[.$G$17];[.$F$17];IF([.D22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rocto2</text:p>
          </table:table-cell>
          <table:table-cell office:value-type="float" office:value="25" calcext:value-type="float">
            <text:p>25</text:p>
          </table:table-cell>
          <table:table-cell table:formula="of:=[.B227]/30" office:value-type="percentage" office:value="0.833333333333333" calcext:value-type="percentage">
            <text:p>83.3%</text:p>
          </table:table-cell>
          <table:table-cell table:formula="of:=1+(0.75-1)/(0.6-1)*([.C227]-1)" office:value-type="percentage" office:value="0.895833333333333" calcext:value-type="percentage">
            <text:p>89.6%</text:p>
          </table:table-cell>
          <table:table-cell table:formula="of:=IF([.D227]&gt;[.$G$7];[.$F$7];IF([.D227]&gt;[.$G$8];[.$F$8];IF([.D227]&gt;[.$G$9];[.$F$9];IF([.D227]&gt;[.$G$10];[.$F$10];IF([.D227]&gt;[.$G$11];[.$F$11];IF([.D227]&gt;[.$G$12];[.$F$12];IF([.D227]&gt;[.$G$13];[.$F$13];IF([.D227]&gt;[.$G$14];[.$F$14];IF([.D227]&gt;[.$G$15];[.$F$15];IF([.D227]&gt;[.$G$16];[.$F$16];IF([.D227]&gt;[.$G$17];[.$F$17];IF([.D22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dm2</text:p>
          </table:table-cell>
          <table:table-cell office:value-type="float" office:value="25" calcext:value-type="float">
            <text:p>25</text:p>
          </table:table-cell>
          <table:table-cell table:formula="of:=[.B228]/30" office:value-type="percentage" office:value="0.833333333333333" calcext:value-type="percentage">
            <text:p>83.3%</text:p>
          </table:table-cell>
          <table:table-cell table:formula="of:=1+(0.75-1)/(0.6-1)*([.C228]-1)" office:value-type="percentage" office:value="0.895833333333333" calcext:value-type="percentage">
            <text:p>89.6%</text:p>
          </table:table-cell>
          <table:table-cell table:formula="of:=IF([.D228]&gt;[.$G$7];[.$F$7];IF([.D228]&gt;[.$G$8];[.$F$8];IF([.D228]&gt;[.$G$9];[.$F$9];IF([.D228]&gt;[.$G$10];[.$F$10];IF([.D228]&gt;[.$G$11];[.$F$11];IF([.D228]&gt;[.$G$12];[.$F$12];IF([.D228]&gt;[.$G$13];[.$F$13];IF([.D228]&gt;[.$G$14];[.$F$14];IF([.D228]&gt;[.$G$15];[.$F$15];IF([.D228]&gt;[.$G$16];[.$F$16];IF([.D228]&gt;[.$G$17];[.$F$17];IF([.D22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o2</text:p>
          </table:table-cell>
          <table:table-cell office:value-type="float" office:value="25" calcext:value-type="float">
            <text:p>25</text:p>
          </table:table-cell>
          <table:table-cell table:formula="of:=[.B229]/30" office:value-type="percentage" office:value="0.833333333333333" calcext:value-type="percentage">
            <text:p>83.3%</text:p>
          </table:table-cell>
          <table:table-cell table:formula="of:=1+(0.75-1)/(0.6-1)*([.C229]-1)" office:value-type="percentage" office:value="0.895833333333333" calcext:value-type="percentage">
            <text:p>89.6%</text:p>
          </table:table-cell>
          <table:table-cell table:formula="of:=IF([.D229]&gt;[.$G$7];[.$F$7];IF([.D229]&gt;[.$G$8];[.$F$8];IF([.D229]&gt;[.$G$9];[.$F$9];IF([.D229]&gt;[.$G$10];[.$F$10];IF([.D229]&gt;[.$G$11];[.$F$11];IF([.D229]&gt;[.$G$12];[.$F$12];IF([.D229]&gt;[.$G$13];[.$F$13];IF([.D229]&gt;[.$G$14];[.$F$14];IF([.D229]&gt;[.$G$15];[.$F$15];IF([.D229]&gt;[.$G$16];[.$F$16];IF([.D229]&gt;[.$G$17];[.$F$17];IF([.D22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naj2</text:p>
          </table:table-cell>
          <table:table-cell office:value-type="float" office:value="25" calcext:value-type="float">
            <text:p>25</text:p>
          </table:table-cell>
          <table:table-cell table:formula="of:=[.B230]/30" office:value-type="percentage" office:value="0.833333333333333" calcext:value-type="percentage">
            <text:p>83.3%</text:p>
          </table:table-cell>
          <table:table-cell table:formula="of:=1+(0.75-1)/(0.6-1)*([.C230]-1)" office:value-type="percentage" office:value="0.895833333333333" calcext:value-type="percentage">
            <text:p>89.6%</text:p>
          </table:table-cell>
          <table:table-cell table:formula="of:=IF([.D230]&gt;[.$G$7];[.$F$7];IF([.D230]&gt;[.$G$8];[.$F$8];IF([.D230]&gt;[.$G$9];[.$F$9];IF([.D230]&gt;[.$G$10];[.$F$10];IF([.D230]&gt;[.$G$11];[.$F$11];IF([.D230]&gt;[.$G$12];[.$F$12];IF([.D230]&gt;[.$G$13];[.$F$13];IF([.D230]&gt;[.$G$14];[.$F$14];IF([.D230]&gt;[.$G$15];[.$F$15];IF([.D230]&gt;[.$G$16];[.$F$16];IF([.D230]&gt;[.$G$17];[.$F$17];IF([.D23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edman2</text:p>
          </table:table-cell>
          <table:table-cell office:value-type="float" office:value="25" calcext:value-type="float">
            <text:p>25</text:p>
          </table:table-cell>
          <table:table-cell table:formula="of:=[.B231]/30" office:value-type="percentage" office:value="0.833333333333333" calcext:value-type="percentage">
            <text:p>83.3%</text:p>
          </table:table-cell>
          <table:table-cell table:formula="of:=1+(0.75-1)/(0.6-1)*([.C231]-1)" office:value-type="percentage" office:value="0.895833333333333" calcext:value-type="percentage">
            <text:p>89.6%</text:p>
          </table:table-cell>
          <table:table-cell table:formula="of:=IF([.D231]&gt;[.$G$7];[.$F$7];IF([.D231]&gt;[.$G$8];[.$F$8];IF([.D231]&gt;[.$G$9];[.$F$9];IF([.D231]&gt;[.$G$10];[.$F$10];IF([.D231]&gt;[.$G$11];[.$F$11];IF([.D231]&gt;[.$G$12];[.$F$12];IF([.D231]&gt;[.$G$13];[.$F$13];IF([.D231]&gt;[.$G$14];[.$F$14];IF([.D231]&gt;[.$G$15];[.$F$15];IF([.D231]&gt;[.$G$16];[.$F$16];IF([.D231]&gt;[.$G$17];[.$F$17];IF([.D23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timac2</text:p>
          </table:table-cell>
          <table:table-cell office:value-type="float" office:value="25" calcext:value-type="float">
            <text:p>25</text:p>
          </table:table-cell>
          <table:table-cell table:formula="of:=[.B232]/30" office:value-type="percentage" office:value="0.833333333333333" calcext:value-type="percentage">
            <text:p>83.3%</text:p>
          </table:table-cell>
          <table:table-cell table:formula="of:=1+(0.75-1)/(0.6-1)*([.C232]-1)" office:value-type="percentage" office:value="0.895833333333333" calcext:value-type="percentage">
            <text:p>89.6%</text:p>
          </table:table-cell>
          <table:table-cell table:formula="of:=IF([.D232]&gt;[.$G$7];[.$F$7];IF([.D232]&gt;[.$G$8];[.$F$8];IF([.D232]&gt;[.$G$9];[.$F$9];IF([.D232]&gt;[.$G$10];[.$F$10];IF([.D232]&gt;[.$G$11];[.$F$11];IF([.D232]&gt;[.$G$12];[.$F$12];IF([.D232]&gt;[.$G$13];[.$F$13];IF([.D232]&gt;[.$G$14];[.$F$14];IF([.D232]&gt;[.$G$15];[.$F$15];IF([.D232]&gt;[.$G$16];[.$F$16];IF([.D232]&gt;[.$G$17];[.$F$17];IF([.D23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zabla2</text:p>
          </table:table-cell>
          <table:table-cell office:value-type="float" office:value="25" calcext:value-type="float">
            <text:p>25</text:p>
          </table:table-cell>
          <table:table-cell table:formula="of:=[.B233]/30" office:value-type="percentage" office:value="0.833333333333333" calcext:value-type="percentage">
            <text:p>83.3%</text:p>
          </table:table-cell>
          <table:table-cell table:formula="of:=1+(0.75-1)/(0.6-1)*([.C233]-1)" office:value-type="percentage" office:value="0.895833333333333" calcext:value-type="percentage">
            <text:p>89.6%</text:p>
          </table:table-cell>
          <table:table-cell table:formula="of:=IF([.D233]&gt;[.$G$7];[.$F$7];IF([.D233]&gt;[.$G$8];[.$F$8];IF([.D233]&gt;[.$G$9];[.$F$9];IF([.D233]&gt;[.$G$10];[.$F$10];IF([.D233]&gt;[.$G$11];[.$F$11];IF([.D233]&gt;[.$G$12];[.$F$12];IF([.D233]&gt;[.$G$13];[.$F$13];IF([.D233]&gt;[.$G$14];[.$F$14];IF([.D233]&gt;[.$G$15];[.$F$15];IF([.D233]&gt;[.$G$16];[.$F$16];IF([.D233]&gt;[.$G$17];[.$F$17];IF([.D23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hmad7</text:p>
          </table:table-cell>
          <table:table-cell office:value-type="float" office:value="25" calcext:value-type="float">
            <text:p>25</text:p>
          </table:table-cell>
          <table:table-cell table:formula="of:=[.B234]/30" office:value-type="percentage" office:value="0.833333333333333" calcext:value-type="percentage">
            <text:p>83.3%</text:p>
          </table:table-cell>
          <table:table-cell table:formula="of:=1+(0.75-1)/(0.6-1)*([.C234]-1)" office:value-type="percentage" office:value="0.895833333333333" calcext:value-type="percentage">
            <text:p>89.6%</text:p>
          </table:table-cell>
          <table:table-cell table:formula="of:=IF([.D234]&gt;[.$G$7];[.$F$7];IF([.D234]&gt;[.$G$8];[.$F$8];IF([.D234]&gt;[.$G$9];[.$F$9];IF([.D234]&gt;[.$G$10];[.$F$10];IF([.D234]&gt;[.$G$11];[.$F$11];IF([.D234]&gt;[.$G$12];[.$F$12];IF([.D234]&gt;[.$G$13];[.$F$13];IF([.D234]&gt;[.$G$14];[.$F$14];IF([.D234]&gt;[.$G$15];[.$F$15];IF([.D234]&gt;[.$G$16];[.$F$16];IF([.D234]&gt;[.$G$17];[.$F$17];IF([.D23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u2</text:p>
          </table:table-cell>
          <table:table-cell office:value-type="float" office:value="25" calcext:value-type="float">
            <text:p>25</text:p>
          </table:table-cell>
          <table:table-cell table:formula="of:=[.B235]/30" office:value-type="percentage" office:value="0.833333333333333" calcext:value-type="percentage">
            <text:p>83.3%</text:p>
          </table:table-cell>
          <table:table-cell table:formula="of:=1+(0.75-1)/(0.6-1)*([.C235]-1)" office:value-type="percentage" office:value="0.895833333333333" calcext:value-type="percentage">
            <text:p>89.6%</text:p>
          </table:table-cell>
          <table:table-cell table:formula="of:=IF([.D235]&gt;[.$G$7];[.$F$7];IF([.D235]&gt;[.$G$8];[.$F$8];IF([.D235]&gt;[.$G$9];[.$F$9];IF([.D235]&gt;[.$G$10];[.$F$10];IF([.D235]&gt;[.$G$11];[.$F$11];IF([.D235]&gt;[.$G$12];[.$F$12];IF([.D235]&gt;[.$G$13];[.$F$13];IF([.D235]&gt;[.$G$14];[.$F$14];IF([.D235]&gt;[.$G$15];[.$F$15];IF([.D235]&gt;[.$G$16];[.$F$16];IF([.D235]&gt;[.$G$17];[.$F$17];IF([.D23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pack2</text:p>
          </table:table-cell>
          <table:table-cell office:value-type="float" office:value="25" calcext:value-type="float">
            <text:p>25</text:p>
          </table:table-cell>
          <table:table-cell table:formula="of:=[.B236]/30" office:value-type="percentage" office:value="0.833333333333333" calcext:value-type="percentage">
            <text:p>83.3%</text:p>
          </table:table-cell>
          <table:table-cell table:formula="of:=1+(0.75-1)/(0.6-1)*([.C236]-1)" office:value-type="percentage" office:value="0.895833333333333" calcext:value-type="percentage">
            <text:p>89.6%</text:p>
          </table:table-cell>
          <table:table-cell table:formula="of:=IF([.D236]&gt;[.$G$7];[.$F$7];IF([.D236]&gt;[.$G$8];[.$F$8];IF([.D236]&gt;[.$G$9];[.$F$9];IF([.D236]&gt;[.$G$10];[.$F$10];IF([.D236]&gt;[.$G$11];[.$F$11];IF([.D236]&gt;[.$G$12];[.$F$12];IF([.D236]&gt;[.$G$13];[.$F$13];IF([.D236]&gt;[.$G$14];[.$F$14];IF([.D236]&gt;[.$G$15];[.$F$15];IF([.D236]&gt;[.$G$16];[.$F$16];IF([.D236]&gt;[.$G$17];[.$F$17];IF([.D23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2</text:p>
          </table:table-cell>
          <table:table-cell office:value-type="float" office:value="25" calcext:value-type="float">
            <text:p>25</text:p>
          </table:table-cell>
          <table:table-cell table:formula="of:=[.B237]/30" office:value-type="percentage" office:value="0.833333333333333" calcext:value-type="percentage">
            <text:p>83.3%</text:p>
          </table:table-cell>
          <table:table-cell table:formula="of:=1+(0.75-1)/(0.6-1)*([.C237]-1)" office:value-type="percentage" office:value="0.895833333333333" calcext:value-type="percentage">
            <text:p>89.6%</text:p>
          </table:table-cell>
          <table:table-cell table:formula="of:=IF([.D237]&gt;[.$G$7];[.$F$7];IF([.D237]&gt;[.$G$8];[.$F$8];IF([.D237]&gt;[.$G$9];[.$F$9];IF([.D237]&gt;[.$G$10];[.$F$10];IF([.D237]&gt;[.$G$11];[.$F$11];IF([.D237]&gt;[.$G$12];[.$F$12];IF([.D237]&gt;[.$G$13];[.$F$13];IF([.D237]&gt;[.$G$14];[.$F$14];IF([.D237]&gt;[.$G$15];[.$F$15];IF([.D237]&gt;[.$G$16];[.$F$16];IF([.D237]&gt;[.$G$17];[.$F$17];IF([.D23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rba2</text:p>
          </table:table-cell>
          <table:table-cell office:value-type="float" office:value="25" calcext:value-type="float">
            <text:p>25</text:p>
          </table:table-cell>
          <table:table-cell table:formula="of:=[.B238]/30" office:value-type="percentage" office:value="0.833333333333333" calcext:value-type="percentage">
            <text:p>83.3%</text:p>
          </table:table-cell>
          <table:table-cell table:formula="of:=1+(0.75-1)/(0.6-1)*([.C238]-1)" office:value-type="percentage" office:value="0.895833333333333" calcext:value-type="percentage">
            <text:p>89.6%</text:p>
          </table:table-cell>
          <table:table-cell table:formula="of:=IF([.D238]&gt;[.$G$7];[.$F$7];IF([.D238]&gt;[.$G$8];[.$F$8];IF([.D238]&gt;[.$G$9];[.$F$9];IF([.D238]&gt;[.$G$10];[.$F$10];IF([.D238]&gt;[.$G$11];[.$F$11];IF([.D238]&gt;[.$G$12];[.$F$12];IF([.D238]&gt;[.$G$13];[.$F$13];IF([.D238]&gt;[.$G$14];[.$F$14];IF([.D238]&gt;[.$G$15];[.$F$15];IF([.D238]&gt;[.$G$16];[.$F$16];IF([.D238]&gt;[.$G$17];[.$F$17];IF([.D23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ukang2</text:p>
          </table:table-cell>
          <table:table-cell office:value-type="float" office:value="25" calcext:value-type="float">
            <text:p>25</text:p>
          </table:table-cell>
          <table:table-cell table:formula="of:=[.B239]/30" office:value-type="percentage" office:value="0.833333333333333" calcext:value-type="percentage">
            <text:p>83.3%</text:p>
          </table:table-cell>
          <table:table-cell table:formula="of:=1+(0.75-1)/(0.6-1)*([.C239]-1)" office:value-type="percentage" office:value="0.895833333333333" calcext:value-type="percentage">
            <text:p>89.6%</text:p>
          </table:table-cell>
          <table:table-cell table:formula="of:=IF([.D239]&gt;[.$G$7];[.$F$7];IF([.D239]&gt;[.$G$8];[.$F$8];IF([.D239]&gt;[.$G$9];[.$F$9];IF([.D239]&gt;[.$G$10];[.$F$10];IF([.D239]&gt;[.$G$11];[.$F$11];IF([.D239]&gt;[.$G$12];[.$F$12];IF([.D239]&gt;[.$G$13];[.$F$13];IF([.D239]&gt;[.$G$14];[.$F$14];IF([.D239]&gt;[.$G$15];[.$F$15];IF([.D239]&gt;[.$G$16];[.$F$16];IF([.D239]&gt;[.$G$17];[.$F$17];IF([.D23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ox2</text:p>
          </table:table-cell>
          <table:table-cell office:value-type="float" office:value="25" calcext:value-type="float">
            <text:p>25</text:p>
          </table:table-cell>
          <table:table-cell table:formula="of:=[.B240]/30" office:value-type="percentage" office:value="0.833333333333333" calcext:value-type="percentage">
            <text:p>83.3%</text:p>
          </table:table-cell>
          <table:table-cell table:formula="of:=1+(0.75-1)/(0.6-1)*([.C240]-1)" office:value-type="percentage" office:value="0.895833333333333" calcext:value-type="percentage">
            <text:p>89.6%</text:p>
          </table:table-cell>
          <table:table-cell table:formula="of:=IF([.D240]&gt;[.$G$7];[.$F$7];IF([.D240]&gt;[.$G$8];[.$F$8];IF([.D240]&gt;[.$G$9];[.$F$9];IF([.D240]&gt;[.$G$10];[.$F$10];IF([.D240]&gt;[.$G$11];[.$F$11];IF([.D240]&gt;[.$G$12];[.$F$12];IF([.D240]&gt;[.$G$13];[.$F$13];IF([.D240]&gt;[.$G$14];[.$F$14];IF([.D240]&gt;[.$G$15];[.$F$15];IF([.D240]&gt;[.$G$16];[.$F$16];IF([.D240]&gt;[.$G$17];[.$F$17];IF([.D24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hen228</text:p>
          </table:table-cell>
          <table:table-cell office:value-type="float" office:value="25" calcext:value-type="float">
            <text:p>25</text:p>
          </table:table-cell>
          <table:table-cell table:formula="of:=[.B241]/30" office:value-type="percentage" office:value="0.833333333333333" calcext:value-type="percentage">
            <text:p>83.3%</text:p>
          </table:table-cell>
          <table:table-cell table:formula="of:=1+(0.75-1)/(0.6-1)*([.C241]-1)" office:value-type="percentage" office:value="0.895833333333333" calcext:value-type="percentage">
            <text:p>89.6%</text:p>
          </table:table-cell>
          <table:table-cell table:formula="of:=IF([.D241]&gt;[.$G$7];[.$F$7];IF([.D241]&gt;[.$G$8];[.$F$8];IF([.D241]&gt;[.$G$9];[.$F$9];IF([.D241]&gt;[.$G$10];[.$F$10];IF([.D241]&gt;[.$G$11];[.$F$11];IF([.D241]&gt;[.$G$12];[.$F$12];IF([.D241]&gt;[.$G$13];[.$F$13];IF([.D241]&gt;[.$G$14];[.$F$14];IF([.D241]&gt;[.$G$15];[.$F$15];IF([.D241]&gt;[.$G$16];[.$F$16];IF([.D241]&gt;[.$G$17];[.$F$17];IF([.D24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yuma2</text:p>
          </table:table-cell>
          <table:table-cell office:value-type="float" office:value="25" calcext:value-type="float">
            <text:p>25</text:p>
          </table:table-cell>
          <table:table-cell table:formula="of:=[.B242]/30" office:value-type="percentage" office:value="0.833333333333333" calcext:value-type="percentage">
            <text:p>83.3%</text:p>
          </table:table-cell>
          <table:table-cell table:formula="of:=1+(0.75-1)/(0.6-1)*([.C242]-1)" office:value-type="percentage" office:value="0.895833333333333" calcext:value-type="percentage">
            <text:p>89.6%</text:p>
          </table:table-cell>
          <table:table-cell table:formula="of:=IF([.D242]&gt;[.$G$7];[.$F$7];IF([.D242]&gt;[.$G$8];[.$F$8];IF([.D242]&gt;[.$G$9];[.$F$9];IF([.D242]&gt;[.$G$10];[.$F$10];IF([.D242]&gt;[.$G$11];[.$F$11];IF([.D242]&gt;[.$G$12];[.$F$12];IF([.D242]&gt;[.$G$13];[.$F$13];IF([.D242]&gt;[.$G$14];[.$F$14];IF([.D242]&gt;[.$G$15];[.$F$15];IF([.D242]&gt;[.$G$16];[.$F$16];IF([.D242]&gt;[.$G$17];[.$F$17];IF([.D24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hidou2</text:p>
          </table:table-cell>
          <table:table-cell office:value-type="float" office:value="25" calcext:value-type="float">
            <text:p>25</text:p>
          </table:table-cell>
          <table:table-cell table:formula="of:=[.B243]/30" office:value-type="percentage" office:value="0.833333333333333" calcext:value-type="percentage">
            <text:p>83.3%</text:p>
          </table:table-cell>
          <table:table-cell table:formula="of:=1+(0.75-1)/(0.6-1)*([.C243]-1)" office:value-type="percentage" office:value="0.895833333333333" calcext:value-type="percentage">
            <text:p>89.6%</text:p>
          </table:table-cell>
          <table:table-cell table:formula="of:=IF([.D243]&gt;[.$G$7];[.$F$7];IF([.D243]&gt;[.$G$8];[.$F$8];IF([.D243]&gt;[.$G$9];[.$F$9];IF([.D243]&gt;[.$G$10];[.$F$10];IF([.D243]&gt;[.$G$11];[.$F$11];IF([.D243]&gt;[.$G$12];[.$F$12];IF([.D243]&gt;[.$G$13];[.$F$13];IF([.D243]&gt;[.$G$14];[.$F$14];IF([.D243]&gt;[.$G$15];[.$F$15];IF([.D243]&gt;[.$G$16];[.$F$16];IF([.D243]&gt;[.$G$17];[.$F$17];IF([.D24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hiweiw2</text:p>
          </table:table-cell>
          <table:table-cell office:value-type="float" office:value="25" calcext:value-type="float">
            <text:p>25</text:p>
          </table:table-cell>
          <table:table-cell table:formula="of:=[.B244]/30" office:value-type="percentage" office:value="0.833333333333333" calcext:value-type="percentage">
            <text:p>83.3%</text:p>
          </table:table-cell>
          <table:table-cell table:formula="of:=1+(0.75-1)/(0.6-1)*([.C244]-1)" office:value-type="percentage" office:value="0.895833333333333" calcext:value-type="percentage">
            <text:p>89.6%</text:p>
          </table:table-cell>
          <table:table-cell table:formula="of:=IF([.D244]&gt;[.$G$7];[.$F$7];IF([.D244]&gt;[.$G$8];[.$F$8];IF([.D244]&gt;[.$G$9];[.$F$9];IF([.D244]&gt;[.$G$10];[.$F$10];IF([.D244]&gt;[.$G$11];[.$F$11];IF([.D244]&gt;[.$G$12];[.$F$12];IF([.D244]&gt;[.$G$13];[.$F$13];IF([.D244]&gt;[.$G$14];[.$F$14];IF([.D244]&gt;[.$G$15];[.$F$15];IF([.D244]&gt;[.$G$16];[.$F$16];IF([.D244]&gt;[.$G$17];[.$F$17];IF([.D24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xuans2</text:p>
          </table:table-cell>
          <table:table-cell office:value-type="float" office:value="25" calcext:value-type="float">
            <text:p>25</text:p>
          </table:table-cell>
          <table:table-cell table:formula="of:=[.B245]/30" office:value-type="percentage" office:value="0.833333333333333" calcext:value-type="percentage">
            <text:p>83.3%</text:p>
          </table:table-cell>
          <table:table-cell table:formula="of:=1+(0.75-1)/(0.6-1)*([.C245]-1)" office:value-type="percentage" office:value="0.895833333333333" calcext:value-type="percentage">
            <text:p>89.6%</text:p>
          </table:table-cell>
          <table:table-cell table:formula="of:=IF([.D245]&gt;[.$G$7];[.$F$7];IF([.D245]&gt;[.$G$8];[.$F$8];IF([.D245]&gt;[.$G$9];[.$F$9];IF([.D245]&gt;[.$G$10];[.$F$10];IF([.D245]&gt;[.$G$11];[.$F$11];IF([.D245]&gt;[.$G$12];[.$F$12];IF([.D245]&gt;[.$G$13];[.$F$13];IF([.D245]&gt;[.$G$14];[.$F$14];IF([.D245]&gt;[.$G$15];[.$F$15];IF([.D245]&gt;[.$G$16];[.$F$16];IF([.D245]&gt;[.$G$17];[.$F$17];IF([.D24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liao15</text:p>
          </table:table-cell>
          <table:table-cell office:value-type="float" office:value="25" calcext:value-type="float">
            <text:p>25</text:p>
          </table:table-cell>
          <table:table-cell table:formula="of:=[.B246]/30" office:value-type="percentage" office:value="0.833333333333333" calcext:value-type="percentage">
            <text:p>83.3%</text:p>
          </table:table-cell>
          <table:table-cell table:formula="of:=1+(0.75-1)/(0.6-1)*([.C246]-1)" office:value-type="percentage" office:value="0.895833333333333" calcext:value-type="percentage">
            <text:p>89.6%</text:p>
          </table:table-cell>
          <table:table-cell table:formula="of:=IF([.D246]&gt;[.$G$7];[.$F$7];IF([.D246]&gt;[.$G$8];[.$F$8];IF([.D246]&gt;[.$G$9];[.$F$9];IF([.D246]&gt;[.$G$10];[.$F$10];IF([.D246]&gt;[.$G$11];[.$F$11];IF([.D246]&gt;[.$G$12];[.$F$12];IF([.D246]&gt;[.$G$13];[.$F$13];IF([.D246]&gt;[.$G$14];[.$F$14];IF([.D246]&gt;[.$G$15];[.$F$15];IF([.D246]&gt;[.$G$16];[.$F$16];IF([.D246]&gt;[.$G$17];[.$F$17];IF([.D24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x8</text:p>
          </table:table-cell>
          <table:table-cell office:value-type="float" office:value="25" calcext:value-type="float">
            <text:p>25</text:p>
          </table:table-cell>
          <table:table-cell table:formula="of:=[.B247]/30" office:value-type="percentage" office:value="0.833333333333333" calcext:value-type="percentage">
            <text:p>83.3%</text:p>
          </table:table-cell>
          <table:table-cell table:formula="of:=1+(0.75-1)/(0.6-1)*([.C247]-1)" office:value-type="percentage" office:value="0.895833333333333" calcext:value-type="percentage">
            <text:p>89.6%</text:p>
          </table:table-cell>
          <table:table-cell table:formula="of:=IF([.D247]&gt;[.$G$7];[.$F$7];IF([.D247]&gt;[.$G$8];[.$F$8];IF([.D247]&gt;[.$G$9];[.$F$9];IF([.D247]&gt;[.$G$10];[.$F$10];IF([.D247]&gt;[.$G$11];[.$F$11];IF([.D247]&gt;[.$G$12];[.$F$12];IF([.D247]&gt;[.$G$13];[.$F$13];IF([.D247]&gt;[.$G$14];[.$F$14];IF([.D247]&gt;[.$G$15];[.$F$15];IF([.D247]&gt;[.$G$16];[.$F$16];IF([.D247]&gt;[.$G$17];[.$F$17];IF([.D24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zhan151</text:p>
          </table:table-cell>
          <table:table-cell office:value-type="float" office:value="25" calcext:value-type="float">
            <text:p>25</text:p>
          </table:table-cell>
          <table:table-cell table:formula="of:=[.B248]/30" office:value-type="percentage" office:value="0.833333333333333" calcext:value-type="percentage">
            <text:p>83.3%</text:p>
          </table:table-cell>
          <table:table-cell table:formula="of:=1+(0.75-1)/(0.6-1)*([.C248]-1)" office:value-type="percentage" office:value="0.895833333333333" calcext:value-type="percentage">
            <text:p>89.6%</text:p>
          </table:table-cell>
          <table:table-cell table:formula="of:=IF([.D248]&gt;[.$G$7];[.$F$7];IF([.D248]&gt;[.$G$8];[.$F$8];IF([.D248]&gt;[.$G$9];[.$F$9];IF([.D248]&gt;[.$G$10];[.$F$10];IF([.D248]&gt;[.$G$11];[.$F$11];IF([.D248]&gt;[.$G$12];[.$F$12];IF([.D248]&gt;[.$G$13];[.$F$13];IF([.D248]&gt;[.$G$14];[.$F$14];IF([.D248]&gt;[.$G$15];[.$F$15];IF([.D248]&gt;[.$G$16];[.$F$16];IF([.D248]&gt;[.$G$17];[.$F$17];IF([.D24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ismrt2</text:p>
          </table:table-cell>
          <table:table-cell office:value-type="float" office:value="24" calcext:value-type="float">
            <text:p>24</text:p>
          </table:table-cell>
          <table:table-cell table:formula="of:=[.B249]/30" office:value-type="percentage" office:value="0.8" calcext:value-type="percentage">
            <text:p>80.0%</text:p>
          </table:table-cell>
          <table:table-cell table:formula="of:=1+(0.75-1)/(0.6-1)*([.C249]-1)" office:value-type="percentage" office:value="0.875" calcext:value-type="percentage">
            <text:p>87.5%</text:p>
          </table:table-cell>
          <table:table-cell table:formula="of:=IF([.D249]&gt;[.$G$7];[.$F$7];IF([.D249]&gt;[.$G$8];[.$F$8];IF([.D249]&gt;[.$G$9];[.$F$9];IF([.D249]&gt;[.$G$10];[.$F$10];IF([.D249]&gt;[.$G$11];[.$F$11];IF([.D249]&gt;[.$G$12];[.$F$12];IF([.D249]&gt;[.$G$13];[.$F$13];IF([.D249]&gt;[.$G$14];[.$F$14];IF([.D249]&gt;[.$G$15];[.$F$15];IF([.D249]&gt;[.$G$16];[.$F$16];IF([.D249]&gt;[.$G$17];[.$F$17];IF([.D24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uorio2</text:p>
          </table:table-cell>
          <table:table-cell office:value-type="float" office:value="24" calcext:value-type="float">
            <text:p>24</text:p>
          </table:table-cell>
          <table:table-cell table:formula="of:=[.B250]/30" office:value-type="percentage" office:value="0.8" calcext:value-type="percentage">
            <text:p>80.0%</text:p>
          </table:table-cell>
          <table:table-cell table:formula="of:=1+(0.75-1)/(0.6-1)*([.C250]-1)" office:value-type="percentage" office:value="0.875" calcext:value-type="percentage">
            <text:p>87.5%</text:p>
          </table:table-cell>
          <table:table-cell table:formula="of:=IF([.D250]&gt;[.$G$7];[.$F$7];IF([.D250]&gt;[.$G$8];[.$F$8];IF([.D250]&gt;[.$G$9];[.$F$9];IF([.D250]&gt;[.$G$10];[.$F$10];IF([.D250]&gt;[.$G$11];[.$F$11];IF([.D250]&gt;[.$G$12];[.$F$12];IF([.D250]&gt;[.$G$13];[.$F$13];IF([.D250]&gt;[.$G$14];[.$F$14];IF([.D250]&gt;[.$G$15];[.$F$15];IF([.D250]&gt;[.$G$16];[.$F$16];IF([.D250]&gt;[.$G$17];[.$F$17];IF([.D25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acka4</text:p>
          </table:table-cell>
          <table:table-cell office:value-type="float" office:value="24" calcext:value-type="float">
            <text:p>24</text:p>
          </table:table-cell>
          <table:table-cell table:formula="of:=[.B251]/30" office:value-type="percentage" office:value="0.8" calcext:value-type="percentage">
            <text:p>80.0%</text:p>
          </table:table-cell>
          <table:table-cell table:formula="of:=1+(0.75-1)/(0.6-1)*([.C251]-1)" office:value-type="percentage" office:value="0.875" calcext:value-type="percentage">
            <text:p>87.5%</text:p>
          </table:table-cell>
          <table:table-cell table:formula="of:=IF([.D251]&gt;[.$G$7];[.$F$7];IF([.D251]&gt;[.$G$8];[.$F$8];IF([.D251]&gt;[.$G$9];[.$F$9];IF([.D251]&gt;[.$G$10];[.$F$10];IF([.D251]&gt;[.$G$11];[.$F$11];IF([.D251]&gt;[.$G$12];[.$F$12];IF([.D251]&gt;[.$G$13];[.$F$13];IF([.D251]&gt;[.$G$14];[.$F$14];IF([.D251]&gt;[.$G$15];[.$F$15];IF([.D251]&gt;[.$G$16];[.$F$16];IF([.D251]&gt;[.$G$17];[.$F$17];IF([.D25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ush2</text:p>
          </table:table-cell>
          <table:table-cell office:value-type="float" office:value="24" calcext:value-type="float">
            <text:p>24</text:p>
          </table:table-cell>
          <table:table-cell table:formula="of:=[.B252]/30" office:value-type="percentage" office:value="0.8" calcext:value-type="percentage">
            <text:p>80.0%</text:p>
          </table:table-cell>
          <table:table-cell table:formula="of:=1+(0.75-1)/(0.6-1)*([.C252]-1)" office:value-type="percentage" office:value="0.875" calcext:value-type="percentage">
            <text:p>87.5%</text:p>
          </table:table-cell>
          <table:table-cell table:formula="of:=IF([.D252]&gt;[.$G$7];[.$F$7];IF([.D252]&gt;[.$G$8];[.$F$8];IF([.D252]&gt;[.$G$9];[.$F$9];IF([.D252]&gt;[.$G$10];[.$F$10];IF([.D252]&gt;[.$G$11];[.$F$11];IF([.D252]&gt;[.$G$12];[.$F$12];IF([.D252]&gt;[.$G$13];[.$F$13];IF([.D252]&gt;[.$G$14];[.$F$14];IF([.D252]&gt;[.$G$15];[.$F$15];IF([.D252]&gt;[.$G$16];[.$F$16];IF([.D252]&gt;[.$G$17];[.$F$17];IF([.D25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ng51</text:p>
          </table:table-cell>
          <table:table-cell office:value-type="float" office:value="24" calcext:value-type="float">
            <text:p>24</text:p>
          </table:table-cell>
          <table:table-cell table:formula="of:=[.B253]/30" office:value-type="percentage" office:value="0.8" calcext:value-type="percentage">
            <text:p>80.0%</text:p>
          </table:table-cell>
          <table:table-cell table:formula="of:=1+(0.75-1)/(0.6-1)*([.C253]-1)" office:value-type="percentage" office:value="0.875" calcext:value-type="percentage">
            <text:p>87.5%</text:p>
          </table:table-cell>
          <table:table-cell table:formula="of:=IF([.D253]&gt;[.$G$7];[.$F$7];IF([.D253]&gt;[.$G$8];[.$F$8];IF([.D253]&gt;[.$G$9];[.$F$9];IF([.D253]&gt;[.$G$10];[.$F$10];IF([.D253]&gt;[.$G$11];[.$F$11];IF([.D253]&gt;[.$G$12];[.$F$12];IF([.D253]&gt;[.$G$13];[.$F$13];IF([.D253]&gt;[.$G$14];[.$F$14];IF([.D253]&gt;[.$G$15];[.$F$15];IF([.D253]&gt;[.$G$16];[.$F$16];IF([.D253]&gt;[.$G$17];[.$F$17];IF([.D25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han12</text:p>
          </table:table-cell>
          <table:table-cell office:value-type="float" office:value="24" calcext:value-type="float">
            <text:p>24</text:p>
          </table:table-cell>
          <table:table-cell table:formula="of:=[.B254]/30" office:value-type="percentage" office:value="0.8" calcext:value-type="percentage">
            <text:p>80.0%</text:p>
          </table:table-cell>
          <table:table-cell table:formula="of:=1+(0.75-1)/(0.6-1)*([.C254]-1)" office:value-type="percentage" office:value="0.875" calcext:value-type="percentage">
            <text:p>87.5%</text:p>
          </table:table-cell>
          <table:table-cell table:formula="of:=IF([.D254]&gt;[.$G$7];[.$F$7];IF([.D254]&gt;[.$G$8];[.$F$8];IF([.D254]&gt;[.$G$9];[.$F$9];IF([.D254]&gt;[.$G$10];[.$F$10];IF([.D254]&gt;[.$G$11];[.$F$11];IF([.D254]&gt;[.$G$12];[.$F$12];IF([.D254]&gt;[.$G$13];[.$F$13];IF([.D254]&gt;[.$G$14];[.$F$14];IF([.D254]&gt;[.$G$15];[.$F$15];IF([.D254]&gt;[.$G$16];[.$F$16];IF([.D254]&gt;[.$G$17];[.$F$17];IF([.D25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one</text:p>
          </table:table-cell>
          <table:table-cell office:value-type="float" office:value="24" calcext:value-type="float">
            <text:p>24</text:p>
          </table:table-cell>
          <table:table-cell table:formula="of:=[.B255]/30" office:value-type="percentage" office:value="0.8" calcext:value-type="percentage">
            <text:p>80.0%</text:p>
          </table:table-cell>
          <table:table-cell table:formula="of:=1+(0.75-1)/(0.6-1)*([.C255]-1)" office:value-type="percentage" office:value="0.875" calcext:value-type="percentage">
            <text:p>87.5%</text:p>
          </table:table-cell>
          <table:table-cell table:formula="of:=IF([.D255]&gt;[.$G$7];[.$F$7];IF([.D255]&gt;[.$G$8];[.$F$8];IF([.D255]&gt;[.$G$9];[.$F$9];IF([.D255]&gt;[.$G$10];[.$F$10];IF([.D255]&gt;[.$G$11];[.$F$11];IF([.D255]&gt;[.$G$12];[.$F$12];IF([.D255]&gt;[.$G$13];[.$F$13];IF([.D255]&gt;[.$G$14];[.$F$14];IF([.D255]&gt;[.$G$15];[.$F$15];IF([.D255]&gt;[.$G$16];[.$F$16];IF([.D255]&gt;[.$G$17];[.$F$17];IF([.D25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p2</text:p>
          </table:table-cell>
          <table:table-cell office:value-type="float" office:value="24" calcext:value-type="float">
            <text:p>24</text:p>
          </table:table-cell>
          <table:table-cell table:formula="of:=[.B256]/30" office:value-type="percentage" office:value="0.8" calcext:value-type="percentage">
            <text:p>80.0%</text:p>
          </table:table-cell>
          <table:table-cell table:formula="of:=1+(0.75-1)/(0.6-1)*([.C256]-1)" office:value-type="percentage" office:value="0.875" calcext:value-type="percentage">
            <text:p>87.5%</text:p>
          </table:table-cell>
          <table:table-cell table:formula="of:=IF([.D256]&gt;[.$G$7];[.$F$7];IF([.D256]&gt;[.$G$8];[.$F$8];IF([.D256]&gt;[.$G$9];[.$F$9];IF([.D256]&gt;[.$G$10];[.$F$10];IF([.D256]&gt;[.$G$11];[.$F$11];IF([.D256]&gt;[.$G$12];[.$F$12];IF([.D256]&gt;[.$G$13];[.$F$13];IF([.D256]&gt;[.$G$14];[.$F$14];IF([.D256]&gt;[.$G$15];[.$F$15];IF([.D256]&gt;[.$G$16];[.$F$16];IF([.D256]&gt;[.$G$17];[.$F$17];IF([.D25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asim2</text:p>
          </table:table-cell>
          <table:table-cell office:value-type="float" office:value="24" calcext:value-type="float">
            <text:p>24</text:p>
          </table:table-cell>
          <table:table-cell table:formula="of:=[.B257]/30" office:value-type="percentage" office:value="0.8" calcext:value-type="percentage">
            <text:p>80.0%</text:p>
          </table:table-cell>
          <table:table-cell table:formula="of:=1+(0.75-1)/(0.6-1)*([.C257]-1)" office:value-type="percentage" office:value="0.875" calcext:value-type="percentage">
            <text:p>87.5%</text:p>
          </table:table-cell>
          <table:table-cell table:formula="of:=IF([.D257]&gt;[.$G$7];[.$F$7];IF([.D257]&gt;[.$G$8];[.$F$8];IF([.D257]&gt;[.$G$9];[.$F$9];IF([.D257]&gt;[.$G$10];[.$F$10];IF([.D257]&gt;[.$G$11];[.$F$11];IF([.D257]&gt;[.$G$12];[.$F$12];IF([.D257]&gt;[.$G$13];[.$F$13];IF([.D257]&gt;[.$G$14];[.$F$14];IF([.D257]&gt;[.$G$15];[.$F$15];IF([.D257]&gt;[.$G$16];[.$F$16];IF([.D257]&gt;[.$G$17];[.$F$17];IF([.D25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ws2</text:p>
          </table:table-cell>
          <table:table-cell office:value-type="float" office:value="24" calcext:value-type="float">
            <text:p>24</text:p>
          </table:table-cell>
          <table:table-cell table:formula="of:=[.B258]/30" office:value-type="percentage" office:value="0.8" calcext:value-type="percentage">
            <text:p>80.0%</text:p>
          </table:table-cell>
          <table:table-cell table:formula="of:=1+(0.75-1)/(0.6-1)*([.C258]-1)" office:value-type="percentage" office:value="0.875" calcext:value-type="percentage">
            <text:p>87.5%</text:p>
          </table:table-cell>
          <table:table-cell table:formula="of:=IF([.D258]&gt;[.$G$7];[.$F$7];IF([.D258]&gt;[.$G$8];[.$F$8];IF([.D258]&gt;[.$G$9];[.$F$9];IF([.D258]&gt;[.$G$10];[.$F$10];IF([.D258]&gt;[.$G$11];[.$F$11];IF([.D258]&gt;[.$G$12];[.$F$12];IF([.D258]&gt;[.$G$13];[.$F$13];IF([.D258]&gt;[.$G$14];[.$F$14];IF([.D258]&gt;[.$G$15];[.$F$15];IF([.D258]&gt;[.$G$16];[.$F$16];IF([.D258]&gt;[.$G$17];[.$F$17];IF([.D25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in18</text:p>
          </table:table-cell>
          <table:table-cell office:value-type="float" office:value="24" calcext:value-type="float">
            <text:p>24</text:p>
          </table:table-cell>
          <table:table-cell table:formula="of:=[.B259]/30" office:value-type="percentage" office:value="0.8" calcext:value-type="percentage">
            <text:p>80.0%</text:p>
          </table:table-cell>
          <table:table-cell table:formula="of:=1+(0.75-1)/(0.6-1)*([.C259]-1)" office:value-type="percentage" office:value="0.875" calcext:value-type="percentage">
            <text:p>87.5%</text:p>
          </table:table-cell>
          <table:table-cell table:formula="of:=IF([.D259]&gt;[.$G$7];[.$F$7];IF([.D259]&gt;[.$G$8];[.$F$8];IF([.D259]&gt;[.$G$9];[.$F$9];IF([.D259]&gt;[.$G$10];[.$F$10];IF([.D259]&gt;[.$G$11];[.$F$11];IF([.D259]&gt;[.$G$12];[.$F$12];IF([.D259]&gt;[.$G$13];[.$F$13];IF([.D259]&gt;[.$G$14];[.$F$14];IF([.D259]&gt;[.$G$15];[.$F$15];IF([.D259]&gt;[.$G$16];[.$F$16];IF([.D259]&gt;[.$G$17];[.$F$17];IF([.D25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lger2</text:p>
          </table:table-cell>
          <table:table-cell office:value-type="float" office:value="24" calcext:value-type="float">
            <text:p>24</text:p>
          </table:table-cell>
          <table:table-cell table:formula="of:=[.B260]/30" office:value-type="percentage" office:value="0.8" calcext:value-type="percentage">
            <text:p>80.0%</text:p>
          </table:table-cell>
          <table:table-cell table:formula="of:=1+(0.75-1)/(0.6-1)*([.C260]-1)" office:value-type="percentage" office:value="0.875" calcext:value-type="percentage">
            <text:p>87.5%</text:p>
          </table:table-cell>
          <table:table-cell table:formula="of:=IF([.D260]&gt;[.$G$7];[.$F$7];IF([.D260]&gt;[.$G$8];[.$F$8];IF([.D260]&gt;[.$G$9];[.$F$9];IF([.D260]&gt;[.$G$10];[.$F$10];IF([.D260]&gt;[.$G$11];[.$F$11];IF([.D260]&gt;[.$G$12];[.$F$12];IF([.D260]&gt;[.$G$13];[.$F$13];IF([.D260]&gt;[.$G$14];[.$F$14];IF([.D260]&gt;[.$G$15];[.$F$15];IF([.D260]&gt;[.$G$16];[.$F$16];IF([.D260]&gt;[.$G$17];[.$F$17];IF([.D26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isly2</text:p>
          </table:table-cell>
          <table:table-cell office:value-type="float" office:value="24" calcext:value-type="float">
            <text:p>24</text:p>
          </table:table-cell>
          <table:table-cell table:formula="of:=[.B261]/30" office:value-type="percentage" office:value="0.8" calcext:value-type="percentage">
            <text:p>80.0%</text:p>
          </table:table-cell>
          <table:table-cell table:formula="of:=1+(0.75-1)/(0.6-1)*([.C261]-1)" office:value-type="percentage" office:value="0.875" calcext:value-type="percentage">
            <text:p>87.5%</text:p>
          </table:table-cell>
          <table:table-cell table:formula="of:=IF([.D261]&gt;[.$G$7];[.$F$7];IF([.D261]&gt;[.$G$8];[.$F$8];IF([.D261]&gt;[.$G$9];[.$F$9];IF([.D261]&gt;[.$G$10];[.$F$10];IF([.D261]&gt;[.$G$11];[.$F$11];IF([.D261]&gt;[.$G$12];[.$F$12];IF([.D261]&gt;[.$G$13];[.$F$13];IF([.D261]&gt;[.$G$14];[.$F$14];IF([.D261]&gt;[.$G$15];[.$F$15];IF([.D261]&gt;[.$G$16];[.$F$16];IF([.D261]&gt;[.$G$17];[.$F$17];IF([.D26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avi2</text:p>
          </table:table-cell>
          <table:table-cell office:value-type="float" office:value="24" calcext:value-type="float">
            <text:p>24</text:p>
          </table:table-cell>
          <table:table-cell table:formula="of:=[.B262]/30" office:value-type="percentage" office:value="0.8" calcext:value-type="percentage">
            <text:p>80.0%</text:p>
          </table:table-cell>
          <table:table-cell table:formula="of:=1+(0.75-1)/(0.6-1)*([.C262]-1)" office:value-type="percentage" office:value="0.875" calcext:value-type="percentage">
            <text:p>87.5%</text:p>
          </table:table-cell>
          <table:table-cell table:formula="of:=IF([.D262]&gt;[.$G$7];[.$F$7];IF([.D262]&gt;[.$G$8];[.$F$8];IF([.D262]&gt;[.$G$9];[.$F$9];IF([.D262]&gt;[.$G$10];[.$F$10];IF([.D262]&gt;[.$G$11];[.$F$11];IF([.D262]&gt;[.$G$12];[.$F$12];IF([.D262]&gt;[.$G$13];[.$F$13];IF([.D262]&gt;[.$G$14];[.$F$14];IF([.D262]&gt;[.$G$15];[.$F$15];IF([.D262]&gt;[.$G$16];[.$F$16];IF([.D262]&gt;[.$G$17];[.$F$17];IF([.D26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u13</text:p>
          </table:table-cell>
          <table:table-cell office:value-type="float" office:value="24" calcext:value-type="float">
            <text:p>24</text:p>
          </table:table-cell>
          <table:table-cell table:formula="of:=[.B263]/30" office:value-type="percentage" office:value="0.8" calcext:value-type="percentage">
            <text:p>80.0%</text:p>
          </table:table-cell>
          <table:table-cell table:formula="of:=1+(0.75-1)/(0.6-1)*([.C263]-1)" office:value-type="percentage" office:value="0.875" calcext:value-type="percentage">
            <text:p>87.5%</text:p>
          </table:table-cell>
          <table:table-cell table:formula="of:=IF([.D263]&gt;[.$G$7];[.$F$7];IF([.D263]&gt;[.$G$8];[.$F$8];IF([.D263]&gt;[.$G$9];[.$F$9];IF([.D263]&gt;[.$G$10];[.$F$10];IF([.D263]&gt;[.$G$11];[.$F$11];IF([.D263]&gt;[.$G$12];[.$F$12];IF([.D263]&gt;[.$G$13];[.$F$13];IF([.D263]&gt;[.$G$14];[.$F$14];IF([.D263]&gt;[.$G$15];[.$F$15];IF([.D263]&gt;[.$G$16];[.$F$16];IF([.D263]&gt;[.$G$17];[.$F$17];IF([.D26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vliu2</text:p>
          </table:table-cell>
          <table:table-cell office:value-type="float" office:value="24" calcext:value-type="float">
            <text:p>24</text:p>
          </table:table-cell>
          <table:table-cell table:formula="of:=[.B264]/30" office:value-type="percentage" office:value="0.8" calcext:value-type="percentage">
            <text:p>80.0%</text:p>
          </table:table-cell>
          <table:table-cell table:formula="of:=1+(0.75-1)/(0.6-1)*([.C264]-1)" office:value-type="percentage" office:value="0.875" calcext:value-type="percentage">
            <text:p>87.5%</text:p>
          </table:table-cell>
          <table:table-cell table:formula="of:=IF([.D264]&gt;[.$G$7];[.$F$7];IF([.D264]&gt;[.$G$8];[.$F$8];IF([.D264]&gt;[.$G$9];[.$F$9];IF([.D264]&gt;[.$G$10];[.$F$10];IF([.D264]&gt;[.$G$11];[.$F$11];IF([.D264]&gt;[.$G$12];[.$F$12];IF([.D264]&gt;[.$G$13];[.$F$13];IF([.D264]&gt;[.$G$14];[.$F$14];IF([.D264]&gt;[.$G$15];[.$F$15];IF([.D264]&gt;[.$G$16];[.$F$16];IF([.D264]&gt;[.$G$17];[.$F$17];IF([.D26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dc3</text:p>
          </table:table-cell>
          <table:table-cell office:value-type="float" office:value="24" calcext:value-type="float">
            <text:p>24</text:p>
          </table:table-cell>
          <table:table-cell table:formula="of:=[.B265]/30" office:value-type="percentage" office:value="0.8" calcext:value-type="percentage">
            <text:p>80.0%</text:p>
          </table:table-cell>
          <table:table-cell table:formula="of:=1+(0.75-1)/(0.6-1)*([.C265]-1)" office:value-type="percentage" office:value="0.875" calcext:value-type="percentage">
            <text:p>87.5%</text:p>
          </table:table-cell>
          <table:table-cell table:formula="of:=IF([.D265]&gt;[.$G$7];[.$F$7];IF([.D265]&gt;[.$G$8];[.$F$8];IF([.D265]&gt;[.$G$9];[.$F$9];IF([.D265]&gt;[.$G$10];[.$F$10];IF([.D265]&gt;[.$G$11];[.$F$11];IF([.D265]&gt;[.$G$12];[.$F$12];IF([.D265]&gt;[.$G$13];[.$F$13];IF([.D265]&gt;[.$G$14];[.$F$14];IF([.D265]&gt;[.$G$15];[.$F$15];IF([.D265]&gt;[.$G$16];[.$F$16];IF([.D265]&gt;[.$G$17];[.$F$17];IF([.D26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vere3</text:p>
          </table:table-cell>
          <table:table-cell office:value-type="float" office:value="24" calcext:value-type="float">
            <text:p>24</text:p>
          </table:table-cell>
          <table:table-cell table:formula="of:=[.B266]/30" office:value-type="percentage" office:value="0.8" calcext:value-type="percentage">
            <text:p>80.0%</text:p>
          </table:table-cell>
          <table:table-cell table:formula="of:=1+(0.75-1)/(0.6-1)*([.C266]-1)" office:value-type="percentage" office:value="0.875" calcext:value-type="percentage">
            <text:p>87.5%</text:p>
          </table:table-cell>
          <table:table-cell table:formula="of:=IF([.D266]&gt;[.$G$7];[.$F$7];IF([.D266]&gt;[.$G$8];[.$F$8];IF([.D266]&gt;[.$G$9];[.$F$9];IF([.D266]&gt;[.$G$10];[.$F$10];IF([.D266]&gt;[.$G$11];[.$F$11];IF([.D266]&gt;[.$G$12];[.$F$12];IF([.D266]&gt;[.$G$13];[.$F$13];IF([.D266]&gt;[.$G$14];[.$F$14];IF([.D266]&gt;[.$G$15];[.$F$15];IF([.D266]&gt;[.$G$16];[.$F$16];IF([.D266]&gt;[.$G$17];[.$F$17];IF([.D26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awang2</text:p>
          </table:table-cell>
          <table:table-cell office:value-type="float" office:value="24" calcext:value-type="float">
            <text:p>24</text:p>
          </table:table-cell>
          <table:table-cell table:formula="of:=[.B267]/30" office:value-type="percentage" office:value="0.8" calcext:value-type="percentage">
            <text:p>80.0%</text:p>
          </table:table-cell>
          <table:table-cell table:formula="of:=1+(0.75-1)/(0.6-1)*([.C267]-1)" office:value-type="percentage" office:value="0.875" calcext:value-type="percentage">
            <text:p>87.5%</text:p>
          </table:table-cell>
          <table:table-cell table:formula="of:=IF([.D267]&gt;[.$G$7];[.$F$7];IF([.D267]&gt;[.$G$8];[.$F$8];IF([.D267]&gt;[.$G$9];[.$F$9];IF([.D267]&gt;[.$G$10];[.$F$10];IF([.D267]&gt;[.$G$11];[.$F$11];IF([.D267]&gt;[.$G$12];[.$F$12];IF([.D267]&gt;[.$G$13];[.$F$13];IF([.D267]&gt;[.$G$14];[.$F$14];IF([.D267]&gt;[.$G$15];[.$F$15];IF([.D267]&gt;[.$G$16];[.$F$16];IF([.D267]&gt;[.$G$17];[.$F$17];IF([.D26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axuf2</text:p>
          </table:table-cell>
          <table:table-cell office:value-type="float" office:value="24" calcext:value-type="float">
            <text:p>24</text:p>
          </table:table-cell>
          <table:table-cell table:formula="of:=[.B268]/30" office:value-type="percentage" office:value="0.8" calcext:value-type="percentage">
            <text:p>80.0%</text:p>
          </table:table-cell>
          <table:table-cell table:formula="of:=1+(0.75-1)/(0.6-1)*([.C268]-1)" office:value-type="percentage" office:value="0.875" calcext:value-type="percentage">
            <text:p>87.5%</text:p>
          </table:table-cell>
          <table:table-cell table:formula="of:=IF([.D268]&gt;[.$G$7];[.$F$7];IF([.D268]&gt;[.$G$8];[.$F$8];IF([.D268]&gt;[.$G$9];[.$F$9];IF([.D268]&gt;[.$G$10];[.$F$10];IF([.D268]&gt;[.$G$11];[.$F$11];IF([.D268]&gt;[.$G$12];[.$F$12];IF([.D268]&gt;[.$G$13];[.$F$13];IF([.D268]&gt;[.$G$14];[.$F$14];IF([.D268]&gt;[.$G$15];[.$F$15];IF([.D268]&gt;[.$G$16];[.$F$16];IF([.D268]&gt;[.$G$17];[.$F$17];IF([.D26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rath2</text:p>
          </table:table-cell>
          <table:table-cell office:value-type="float" office:value="24" calcext:value-type="float">
            <text:p>24</text:p>
          </table:table-cell>
          <table:table-cell table:formula="of:=[.B269]/30" office:value-type="percentage" office:value="0.8" calcext:value-type="percentage">
            <text:p>80.0%</text:p>
          </table:table-cell>
          <table:table-cell table:formula="of:=1+(0.75-1)/(0.6-1)*([.C269]-1)" office:value-type="percentage" office:value="0.875" calcext:value-type="percentage">
            <text:p>87.5%</text:p>
          </table:table-cell>
          <table:table-cell table:formula="of:=IF([.D269]&gt;[.$G$7];[.$F$7];IF([.D269]&gt;[.$G$8];[.$F$8];IF([.D269]&gt;[.$G$9];[.$F$9];IF([.D269]&gt;[.$G$10];[.$F$10];IF([.D269]&gt;[.$G$11];[.$F$11];IF([.D269]&gt;[.$G$12];[.$F$12];IF([.D269]&gt;[.$G$13];[.$F$13];IF([.D269]&gt;[.$G$14];[.$F$14];IF([.D269]&gt;[.$G$15];[.$F$15];IF([.D269]&gt;[.$G$16];[.$F$16];IF([.D269]&gt;[.$G$17];[.$F$17];IF([.D26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hn15</text:p>
          </table:table-cell>
          <table:table-cell office:value-type="float" office:value="24" calcext:value-type="float">
            <text:p>24</text:p>
          </table:table-cell>
          <table:table-cell table:formula="of:=[.B270]/30" office:value-type="percentage" office:value="0.8" calcext:value-type="percentage">
            <text:p>80.0%</text:p>
          </table:table-cell>
          <table:table-cell table:formula="of:=1+(0.75-1)/(0.6-1)*([.C270]-1)" office:value-type="percentage" office:value="0.875" calcext:value-type="percentage">
            <text:p>87.5%</text:p>
          </table:table-cell>
          <table:table-cell table:formula="of:=IF([.D270]&gt;[.$G$7];[.$F$7];IF([.D270]&gt;[.$G$8];[.$F$8];IF([.D270]&gt;[.$G$9];[.$F$9];IF([.D270]&gt;[.$G$10];[.$F$10];IF([.D270]&gt;[.$G$11];[.$F$11];IF([.D270]&gt;[.$G$12];[.$F$12];IF([.D270]&gt;[.$G$13];[.$F$13];IF([.D270]&gt;[.$G$14];[.$F$14];IF([.D270]&gt;[.$G$15];[.$F$15];IF([.D270]&gt;[.$G$16];[.$F$16];IF([.D270]&gt;[.$G$17];[.$F$17];IF([.D27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swain2</text:p>
          </table:table-cell>
          <table:table-cell office:value-type="float" office:value="24" calcext:value-type="float">
            <text:p>24</text:p>
          </table:table-cell>
          <table:table-cell table:formula="of:=[.B271]/30" office:value-type="percentage" office:value="0.8" calcext:value-type="percentage">
            <text:p>80.0%</text:p>
          </table:table-cell>
          <table:table-cell table:formula="of:=1+(0.75-1)/(0.6-1)*([.C271]-1)" office:value-type="percentage" office:value="0.875" calcext:value-type="percentage">
            <text:p>87.5%</text:p>
          </table:table-cell>
          <table:table-cell table:formula="of:=IF([.D271]&gt;[.$G$7];[.$F$7];IF([.D271]&gt;[.$G$8];[.$F$8];IF([.D271]&gt;[.$G$9];[.$F$9];IF([.D271]&gt;[.$G$10];[.$F$10];IF([.D271]&gt;[.$G$11];[.$F$11];IF([.D271]&gt;[.$G$12];[.$F$12];IF([.D271]&gt;[.$G$13];[.$F$13];IF([.D271]&gt;[.$G$14];[.$F$14];IF([.D271]&gt;[.$G$15];[.$F$15];IF([.D271]&gt;[.$G$16];[.$F$16];IF([.D271]&gt;[.$G$17];[.$F$17];IF([.D27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goenka2</text:p>
          </table:table-cell>
          <table:table-cell office:value-type="float" office:value="24" calcext:value-type="float">
            <text:p>24</text:p>
          </table:table-cell>
          <table:table-cell table:formula="of:=[.B272]/30" office:value-type="percentage" office:value="0.8" calcext:value-type="percentage">
            <text:p>80.0%</text:p>
          </table:table-cell>
          <table:table-cell table:formula="of:=1+(0.75-1)/(0.6-1)*([.C272]-1)" office:value-type="percentage" office:value="0.875" calcext:value-type="percentage">
            <text:p>87.5%</text:p>
          </table:table-cell>
          <table:table-cell table:formula="of:=IF([.D272]&gt;[.$G$7];[.$F$7];IF([.D272]&gt;[.$G$8];[.$F$8];IF([.D272]&gt;[.$G$9];[.$F$9];IF([.D272]&gt;[.$G$10];[.$F$10];IF([.D272]&gt;[.$G$11];[.$F$11];IF([.D272]&gt;[.$G$12];[.$F$12];IF([.D272]&gt;[.$G$13];[.$F$13];IF([.D272]&gt;[.$G$14];[.$F$14];IF([.D272]&gt;[.$G$15];[.$F$15];IF([.D272]&gt;[.$G$16];[.$F$16];IF([.D272]&gt;[.$G$17];[.$F$17];IF([.D27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im107</text:p>
          </table:table-cell>
          <table:table-cell office:value-type="float" office:value="24" calcext:value-type="float">
            <text:p>24</text:p>
          </table:table-cell>
          <table:table-cell table:formula="of:=[.B273]/30" office:value-type="percentage" office:value="0.8" calcext:value-type="percentage">
            <text:p>80.0%</text:p>
          </table:table-cell>
          <table:table-cell table:formula="of:=1+(0.75-1)/(0.6-1)*([.C273]-1)" office:value-type="percentage" office:value="0.875" calcext:value-type="percentage">
            <text:p>87.5%</text:p>
          </table:table-cell>
          <table:table-cell table:formula="of:=IF([.D273]&gt;[.$G$7];[.$F$7];IF([.D273]&gt;[.$G$8];[.$F$8];IF([.D273]&gt;[.$G$9];[.$F$9];IF([.D273]&gt;[.$G$10];[.$F$10];IF([.D273]&gt;[.$G$11];[.$F$11];IF([.D273]&gt;[.$G$12];[.$F$12];IF([.D273]&gt;[.$G$13];[.$F$13];IF([.D273]&gt;[.$G$14];[.$F$14];IF([.D273]&gt;[.$G$15];[.$F$15];IF([.D273]&gt;[.$G$16];[.$F$16];IF([.D273]&gt;[.$G$17];[.$F$17];IF([.D27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ikul2</text:p>
          </table:table-cell>
          <table:table-cell office:value-type="float" office:value="24" calcext:value-type="float">
            <text:p>24</text:p>
          </table:table-cell>
          <table:table-cell table:formula="of:=[.B274]/30" office:value-type="percentage" office:value="0.8" calcext:value-type="percentage">
            <text:p>80.0%</text:p>
          </table:table-cell>
          <table:table-cell table:formula="of:=1+(0.75-1)/(0.6-1)*([.C274]-1)" office:value-type="percentage" office:value="0.875" calcext:value-type="percentage">
            <text:p>87.5%</text:p>
          </table:table-cell>
          <table:table-cell table:formula="of:=IF([.D274]&gt;[.$G$7];[.$F$7];IF([.D274]&gt;[.$G$8];[.$F$8];IF([.D274]&gt;[.$G$9];[.$F$9];IF([.D274]&gt;[.$G$10];[.$F$10];IF([.D274]&gt;[.$G$11];[.$F$11];IF([.D274]&gt;[.$G$12];[.$F$12];IF([.D274]&gt;[.$G$13];[.$F$13];IF([.D274]&gt;[.$G$14];[.$F$14];IF([.D274]&gt;[.$G$15];[.$F$15];IF([.D274]&gt;[.$G$16];[.$F$16];IF([.D274]&gt;[.$G$17];[.$F$17];IF([.D27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grui2</text:p>
          </table:table-cell>
          <table:table-cell office:value-type="float" office:value="24" calcext:value-type="float">
            <text:p>24</text:p>
          </table:table-cell>
          <table:table-cell table:formula="of:=[.B275]/30" office:value-type="percentage" office:value="0.8" calcext:value-type="percentage">
            <text:p>80.0%</text:p>
          </table:table-cell>
          <table:table-cell table:formula="of:=1+(0.75-1)/(0.6-1)*([.C275]-1)" office:value-type="percentage" office:value="0.875" calcext:value-type="percentage">
            <text:p>87.5%</text:p>
          </table:table-cell>
          <table:table-cell table:formula="of:=IF([.D275]&gt;[.$G$7];[.$F$7];IF([.D275]&gt;[.$G$8];[.$F$8];IF([.D275]&gt;[.$G$9];[.$F$9];IF([.D275]&gt;[.$G$10];[.$F$10];IF([.D275]&gt;[.$G$11];[.$F$11];IF([.D275]&gt;[.$G$12];[.$F$12];IF([.D275]&gt;[.$G$13];[.$F$13];IF([.D275]&gt;[.$G$14];[.$F$14];IF([.D275]&gt;[.$G$15];[.$F$15];IF([.D275]&gt;[.$G$16];[.$F$16];IF([.D275]&gt;[.$G$17];[.$F$17];IF([.D27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otz2</text:p>
          </table:table-cell>
          <table:table-cell office:value-type="float" office:value="24" calcext:value-type="float">
            <text:p>24</text:p>
          </table:table-cell>
          <table:table-cell table:formula="of:=[.B276]/30" office:value-type="percentage" office:value="0.8" calcext:value-type="percentage">
            <text:p>80.0%</text:p>
          </table:table-cell>
          <table:table-cell table:formula="of:=1+(0.75-1)/(0.6-1)*([.C276]-1)" office:value-type="percentage" office:value="0.875" calcext:value-type="percentage">
            <text:p>87.5%</text:p>
          </table:table-cell>
          <table:table-cell table:formula="of:=IF([.D276]&gt;[.$G$7];[.$F$7];IF([.D276]&gt;[.$G$8];[.$F$8];IF([.D276]&gt;[.$G$9];[.$F$9];IF([.D276]&gt;[.$G$10];[.$F$10];IF([.D276]&gt;[.$G$11];[.$F$11];IF([.D276]&gt;[.$G$12];[.$F$12];IF([.D276]&gt;[.$G$13];[.$F$13];IF([.D276]&gt;[.$G$14];[.$F$14];IF([.D276]&gt;[.$G$15];[.$F$15];IF([.D276]&gt;[.$G$16];[.$F$16];IF([.D276]&gt;[.$G$17];[.$F$17];IF([.D27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utha2</text:p>
          </table:table-cell>
          <table:table-cell office:value-type="float" office:value="24" calcext:value-type="float">
            <text:p>24</text:p>
          </table:table-cell>
          <table:table-cell table:formula="of:=[.B277]/30" office:value-type="percentage" office:value="0.8" calcext:value-type="percentage">
            <text:p>80.0%</text:p>
          </table:table-cell>
          <table:table-cell table:formula="of:=1+(0.75-1)/(0.6-1)*([.C277]-1)" office:value-type="percentage" office:value="0.875" calcext:value-type="percentage">
            <text:p>87.5%</text:p>
          </table:table-cell>
          <table:table-cell table:formula="of:=IF([.D277]&gt;[.$G$7];[.$F$7];IF([.D277]&gt;[.$G$8];[.$F$8];IF([.D277]&gt;[.$G$9];[.$F$9];IF([.D277]&gt;[.$G$10];[.$F$10];IF([.D277]&gt;[.$G$11];[.$F$11];IF([.D277]&gt;[.$G$12];[.$F$12];IF([.D277]&gt;[.$G$13];[.$F$13];IF([.D277]&gt;[.$G$14];[.$F$14];IF([.D277]&gt;[.$G$15];[.$F$15];IF([.D277]&gt;[.$G$16];[.$F$16];IF([.D277]&gt;[.$G$17];[.$F$17];IF([.D27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gilbe2</text:p>
          </table:table-cell>
          <table:table-cell office:value-type="float" office:value="24" calcext:value-type="float">
            <text:p>24</text:p>
          </table:table-cell>
          <table:table-cell table:formula="of:=[.B278]/30" office:value-type="percentage" office:value="0.8" calcext:value-type="percentage">
            <text:p>80.0%</text:p>
          </table:table-cell>
          <table:table-cell table:formula="of:=1+(0.75-1)/(0.6-1)*([.C278]-1)" office:value-type="percentage" office:value="0.875" calcext:value-type="percentage">
            <text:p>87.5%</text:p>
          </table:table-cell>
          <table:table-cell table:formula="of:=IF([.D278]&gt;[.$G$7];[.$F$7];IF([.D278]&gt;[.$G$8];[.$F$8];IF([.D278]&gt;[.$G$9];[.$F$9];IF([.D278]&gt;[.$G$10];[.$F$10];IF([.D278]&gt;[.$G$11];[.$F$11];IF([.D278]&gt;[.$G$12];[.$F$12];IF([.D278]&gt;[.$G$13];[.$F$13];IF([.D278]&gt;[.$G$14];[.$F$14];IF([.D278]&gt;[.$G$15];[.$F$15];IF([.D278]&gt;[.$G$16];[.$F$16];IF([.D278]&gt;[.$G$17];[.$F$17];IF([.D27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ilcg2</text:p>
          </table:table-cell>
          <table:table-cell office:value-type="float" office:value="24" calcext:value-type="float">
            <text:p>24</text:p>
          </table:table-cell>
          <table:table-cell table:formula="of:=[.B279]/30" office:value-type="percentage" office:value="0.8" calcext:value-type="percentage">
            <text:p>80.0%</text:p>
          </table:table-cell>
          <table:table-cell table:formula="of:=1+(0.75-1)/(0.6-1)*([.C279]-1)" office:value-type="percentage" office:value="0.875" calcext:value-type="percentage">
            <text:p>87.5%</text:p>
          </table:table-cell>
          <table:table-cell table:formula="of:=IF([.D279]&gt;[.$G$7];[.$F$7];IF([.D279]&gt;[.$G$8];[.$F$8];IF([.D279]&gt;[.$G$9];[.$F$9];IF([.D279]&gt;[.$G$10];[.$F$10];IF([.D279]&gt;[.$G$11];[.$F$11];IF([.D279]&gt;[.$G$12];[.$F$12];IF([.D279]&gt;[.$G$13];[.$F$13];IF([.D279]&gt;[.$G$14];[.$F$14];IF([.D279]&gt;[.$G$15];[.$F$15];IF([.D279]&gt;[.$G$16];[.$F$16];IF([.D279]&gt;[.$G$17];[.$F$17];IF([.D27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jd2</text:p>
          </table:table-cell>
          <table:table-cell office:value-type="float" office:value="24" calcext:value-type="float">
            <text:p>24</text:p>
          </table:table-cell>
          <table:table-cell table:formula="of:=[.B280]/30" office:value-type="percentage" office:value="0.8" calcext:value-type="percentage">
            <text:p>80.0%</text:p>
          </table:table-cell>
          <table:table-cell table:formula="of:=1+(0.75-1)/(0.6-1)*([.C280]-1)" office:value-type="percentage" office:value="0.875" calcext:value-type="percentage">
            <text:p>87.5%</text:p>
          </table:table-cell>
          <table:table-cell table:formula="of:=IF([.D280]&gt;[.$G$7];[.$F$7];IF([.D280]&gt;[.$G$8];[.$F$8];IF([.D280]&gt;[.$G$9];[.$F$9];IF([.D280]&gt;[.$G$10];[.$F$10];IF([.D280]&gt;[.$G$11];[.$F$11];IF([.D280]&gt;[.$G$12];[.$F$12];IF([.D280]&gt;[.$G$13];[.$F$13];IF([.D280]&gt;[.$G$14];[.$F$14];IF([.D280]&gt;[.$G$15];[.$F$15];IF([.D280]&gt;[.$G$16];[.$F$16];IF([.D280]&gt;[.$G$17];[.$F$17];IF([.D28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kb2</text:p>
          </table:table-cell>
          <table:table-cell office:value-type="float" office:value="24" calcext:value-type="float">
            <text:p>24</text:p>
          </table:table-cell>
          <table:table-cell table:formula="of:=[.B281]/30" office:value-type="percentage" office:value="0.8" calcext:value-type="percentage">
            <text:p>80.0%</text:p>
          </table:table-cell>
          <table:table-cell table:formula="of:=1+(0.75-1)/(0.6-1)*([.C281]-1)" office:value-type="percentage" office:value="0.875" calcext:value-type="percentage">
            <text:p>87.5%</text:p>
          </table:table-cell>
          <table:table-cell table:formula="of:=IF([.D281]&gt;[.$G$7];[.$F$7];IF([.D281]&gt;[.$G$8];[.$F$8];IF([.D281]&gt;[.$G$9];[.$F$9];IF([.D281]&gt;[.$G$10];[.$F$10];IF([.D281]&gt;[.$G$11];[.$F$11];IF([.D281]&gt;[.$G$12];[.$F$12];IF([.D281]&gt;[.$G$13];[.$F$13];IF([.D281]&gt;[.$G$14];[.$F$14];IF([.D281]&gt;[.$G$15];[.$F$15];IF([.D281]&gt;[.$G$16];[.$F$16];IF([.D281]&gt;[.$G$17];[.$F$17];IF([.D28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c3</text:p>
          </table:table-cell>
          <table:table-cell office:value-type="float" office:value="24" calcext:value-type="float">
            <text:p>24</text:p>
          </table:table-cell>
          <table:table-cell table:formula="of:=[.B282]/30" office:value-type="percentage" office:value="0.8" calcext:value-type="percentage">
            <text:p>80.0%</text:p>
          </table:table-cell>
          <table:table-cell table:formula="of:=1+(0.75-1)/(0.6-1)*([.C282]-1)" office:value-type="percentage" office:value="0.875" calcext:value-type="percentage">
            <text:p>87.5%</text:p>
          </table:table-cell>
          <table:table-cell table:formula="of:=IF([.D282]&gt;[.$G$7];[.$F$7];IF([.D282]&gt;[.$G$8];[.$F$8];IF([.D282]&gt;[.$G$9];[.$F$9];IF([.D282]&gt;[.$G$10];[.$F$10];IF([.D282]&gt;[.$G$11];[.$F$11];IF([.D282]&gt;[.$G$12];[.$F$12];IF([.D282]&gt;[.$G$13];[.$F$13];IF([.D282]&gt;[.$G$14];[.$F$14];IF([.D282]&gt;[.$G$15];[.$F$15];IF([.D282]&gt;[.$G$16];[.$F$16];IF([.D282]&gt;[.$G$17];[.$F$17];IF([.D28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wb2</text:p>
          </table:table-cell>
          <table:table-cell office:value-type="float" office:value="24" calcext:value-type="float">
            <text:p>24</text:p>
          </table:table-cell>
          <table:table-cell table:formula="of:=[.B283]/30" office:value-type="percentage" office:value="0.8" calcext:value-type="percentage">
            <text:p>80.0%</text:p>
          </table:table-cell>
          <table:table-cell table:formula="of:=1+(0.75-1)/(0.6-1)*([.C283]-1)" office:value-type="percentage" office:value="0.875" calcext:value-type="percentage">
            <text:p>87.5%</text:p>
          </table:table-cell>
          <table:table-cell table:formula="of:=IF([.D283]&gt;[.$G$7];[.$F$7];IF([.D283]&gt;[.$G$8];[.$F$8];IF([.D283]&gt;[.$G$9];[.$F$9];IF([.D283]&gt;[.$G$10];[.$F$10];IF([.D283]&gt;[.$G$11];[.$F$11];IF([.D283]&gt;[.$G$12];[.$F$12];IF([.D283]&gt;[.$G$13];[.$F$13];IF([.D283]&gt;[.$G$14];[.$F$14];IF([.D283]&gt;[.$G$15];[.$F$15];IF([.D283]&gt;[.$G$16];[.$F$16];IF([.D283]&gt;[.$G$17];[.$F$17];IF([.D28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hman2</text:p>
          </table:table-cell>
          <table:table-cell office:value-type="float" office:value="24" calcext:value-type="float">
            <text:p>24</text:p>
          </table:table-cell>
          <table:table-cell table:formula="of:=[.B284]/30" office:value-type="percentage" office:value="0.8" calcext:value-type="percentage">
            <text:p>80.0%</text:p>
          </table:table-cell>
          <table:table-cell table:formula="of:=1+(0.75-1)/(0.6-1)*([.C284]-1)" office:value-type="percentage" office:value="0.875" calcext:value-type="percentage">
            <text:p>87.5%</text:p>
          </table:table-cell>
          <table:table-cell table:formula="of:=IF([.D284]&gt;[.$G$7];[.$F$7];IF([.D284]&gt;[.$G$8];[.$F$8];IF([.D284]&gt;[.$G$9];[.$F$9];IF([.D284]&gt;[.$G$10];[.$F$10];IF([.D284]&gt;[.$G$11];[.$F$11];IF([.D284]&gt;[.$G$12];[.$F$12];IF([.D284]&gt;[.$G$13];[.$F$13];IF([.D284]&gt;[.$G$14];[.$F$14];IF([.D284]&gt;[.$G$15];[.$F$15];IF([.D284]&gt;[.$G$16];[.$F$16];IF([.D284]&gt;[.$G$17];[.$F$17];IF([.D28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lonso3</text:p>
          </table:table-cell>
          <table:table-cell office:value-type="float" office:value="24" calcext:value-type="float">
            <text:p>24</text:p>
          </table:table-cell>
          <table:table-cell table:formula="of:=[.B285]/30" office:value-type="percentage" office:value="0.8" calcext:value-type="percentage">
            <text:p>80.0%</text:p>
          </table:table-cell>
          <table:table-cell table:formula="of:=1+(0.75-1)/(0.6-1)*([.C285]-1)" office:value-type="percentage" office:value="0.875" calcext:value-type="percentage">
            <text:p>87.5%</text:p>
          </table:table-cell>
          <table:table-cell table:formula="of:=IF([.D285]&gt;[.$G$7];[.$F$7];IF([.D285]&gt;[.$G$8];[.$F$8];IF([.D285]&gt;[.$G$9];[.$F$9];IF([.D285]&gt;[.$G$10];[.$F$10];IF([.D285]&gt;[.$G$11];[.$F$11];IF([.D285]&gt;[.$G$12];[.$F$12];IF([.D285]&gt;[.$G$13];[.$F$13];IF([.D285]&gt;[.$G$14];[.$F$14];IF([.D285]&gt;[.$G$15];[.$F$15];IF([.D285]&gt;[.$G$16];[.$F$16];IF([.D285]&gt;[.$G$17];[.$F$17];IF([.D28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uf2</text:p>
          </table:table-cell>
          <table:table-cell office:value-type="float" office:value="24" calcext:value-type="float">
            <text:p>24</text:p>
          </table:table-cell>
          <table:table-cell table:formula="of:=[.B286]/30" office:value-type="percentage" office:value="0.8" calcext:value-type="percentage">
            <text:p>80.0%</text:p>
          </table:table-cell>
          <table:table-cell table:formula="of:=1+(0.75-1)/(0.6-1)*([.C286]-1)" office:value-type="percentage" office:value="0.875" calcext:value-type="percentage">
            <text:p>87.5%</text:p>
          </table:table-cell>
          <table:table-cell table:formula="of:=IF([.D286]&gt;[.$G$7];[.$F$7];IF([.D286]&gt;[.$G$8];[.$F$8];IF([.D286]&gt;[.$G$9];[.$F$9];IF([.D286]&gt;[.$G$10];[.$F$10];IF([.D286]&gt;[.$G$11];[.$F$11];IF([.D286]&gt;[.$G$12];[.$F$12];IF([.D286]&gt;[.$G$13];[.$F$13];IF([.D286]&gt;[.$G$14];[.$F$14];IF([.D286]&gt;[.$G$15];[.$F$15];IF([.D286]&gt;[.$G$16];[.$F$16];IF([.D286]&gt;[.$G$17];[.$F$17];IF([.D28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kbot2</text:p>
          </table:table-cell>
          <table:table-cell office:value-type="float" office:value="24" calcext:value-type="float">
            <text:p>24</text:p>
          </table:table-cell>
          <table:table-cell table:formula="of:=[.B287]/30" office:value-type="percentage" office:value="0.8" calcext:value-type="percentage">
            <text:p>80.0%</text:p>
          </table:table-cell>
          <table:table-cell table:formula="of:=1+(0.75-1)/(0.6-1)*([.C287]-1)" office:value-type="percentage" office:value="0.875" calcext:value-type="percentage">
            <text:p>87.5%</text:p>
          </table:table-cell>
          <table:table-cell table:formula="of:=IF([.D287]&gt;[.$G$7];[.$F$7];IF([.D287]&gt;[.$G$8];[.$F$8];IF([.D287]&gt;[.$G$9];[.$F$9];IF([.D287]&gt;[.$G$10];[.$F$10];IF([.D287]&gt;[.$G$11];[.$F$11];IF([.D287]&gt;[.$G$12];[.$F$12];IF([.D287]&gt;[.$G$13];[.$F$13];IF([.D287]&gt;[.$G$14];[.$F$14];IF([.D287]&gt;[.$G$15];[.$F$15];IF([.D287]&gt;[.$G$16];[.$F$16];IF([.D287]&gt;[.$G$17];[.$F$17];IF([.D28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orale4</text:p>
          </table:table-cell>
          <table:table-cell office:value-type="float" office:value="24" calcext:value-type="float">
            <text:p>24</text:p>
          </table:table-cell>
          <table:table-cell table:formula="of:=[.B288]/30" office:value-type="percentage" office:value="0.8" calcext:value-type="percentage">
            <text:p>80.0%</text:p>
          </table:table-cell>
          <table:table-cell table:formula="of:=1+(0.75-1)/(0.6-1)*([.C288]-1)" office:value-type="percentage" office:value="0.875" calcext:value-type="percentage">
            <text:p>87.5%</text:p>
          </table:table-cell>
          <table:table-cell table:formula="of:=IF([.D288]&gt;[.$G$7];[.$F$7];IF([.D288]&gt;[.$G$8];[.$F$8];IF([.D288]&gt;[.$G$9];[.$F$9];IF([.D288]&gt;[.$G$10];[.$F$10];IF([.D288]&gt;[.$G$11];[.$F$11];IF([.D288]&gt;[.$G$12];[.$F$12];IF([.D288]&gt;[.$G$13];[.$F$13];IF([.D288]&gt;[.$G$14];[.$F$14];IF([.D288]&gt;[.$G$15];[.$F$15];IF([.D288]&gt;[.$G$16];[.$F$16];IF([.D288]&gt;[.$G$17];[.$F$17];IF([.D28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miriy2</text:p>
          </table:table-cell>
          <table:table-cell office:value-type="float" office:value="24" calcext:value-type="float">
            <text:p>24</text:p>
          </table:table-cell>
          <table:table-cell table:formula="of:=[.B289]/30" office:value-type="percentage" office:value="0.8" calcext:value-type="percentage">
            <text:p>80.0%</text:p>
          </table:table-cell>
          <table:table-cell table:formula="of:=1+(0.75-1)/(0.6-1)*([.C289]-1)" office:value-type="percentage" office:value="0.875" calcext:value-type="percentage">
            <text:p>87.5%</text:p>
          </table:table-cell>
          <table:table-cell table:formula="of:=IF([.D289]&gt;[.$G$7];[.$F$7];IF([.D289]&gt;[.$G$8];[.$F$8];IF([.D289]&gt;[.$G$9];[.$F$9];IF([.D289]&gt;[.$G$10];[.$F$10];IF([.D289]&gt;[.$G$11];[.$F$11];IF([.D289]&gt;[.$G$12];[.$F$12];IF([.D289]&gt;[.$G$13];[.$F$13];IF([.D289]&gt;[.$G$14];[.$F$14];IF([.D289]&gt;[.$G$15];[.$F$15];IF([.D289]&gt;[.$G$16];[.$F$16];IF([.D289]&gt;[.$G$17];[.$F$17];IF([.D28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inghv2</text:p>
          </table:table-cell>
          <table:table-cell office:value-type="float" office:value="24" calcext:value-type="float">
            <text:p>24</text:p>
          </table:table-cell>
          <table:table-cell table:formula="of:=[.B290]/30" office:value-type="percentage" office:value="0.8" calcext:value-type="percentage">
            <text:p>80.0%</text:p>
          </table:table-cell>
          <table:table-cell table:formula="of:=1+(0.75-1)/(0.6-1)*([.C290]-1)" office:value-type="percentage" office:value="0.875" calcext:value-type="percentage">
            <text:p>87.5%</text:p>
          </table:table-cell>
          <table:table-cell table:formula="of:=IF([.D290]&gt;[.$G$7];[.$F$7];IF([.D290]&gt;[.$G$8];[.$F$8];IF([.D290]&gt;[.$G$9];[.$F$9];IF([.D290]&gt;[.$G$10];[.$F$10];IF([.D290]&gt;[.$G$11];[.$F$11];IF([.D290]&gt;[.$G$12];[.$F$12];IF([.D290]&gt;[.$G$13];[.$F$13];IF([.D290]&gt;[.$G$14];[.$F$14];IF([.D290]&gt;[.$G$15];[.$F$15];IF([.D290]&gt;[.$G$16];[.$F$16];IF([.D290]&gt;[.$G$17];[.$F$17];IF([.D29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anjs4</text:p>
          </table:table-cell>
          <table:table-cell office:value-type="float" office:value="24" calcext:value-type="float">
            <text:p>24</text:p>
          </table:table-cell>
          <table:table-cell table:formula="of:=[.B291]/30" office:value-type="percentage" office:value="0.8" calcext:value-type="percentage">
            <text:p>80.0%</text:p>
          </table:table-cell>
          <table:table-cell table:formula="of:=1+(0.75-1)/(0.6-1)*([.C291]-1)" office:value-type="percentage" office:value="0.875" calcext:value-type="percentage">
            <text:p>87.5%</text:p>
          </table:table-cell>
          <table:table-cell table:formula="of:=IF([.D291]&gt;[.$G$7];[.$F$7];IF([.D291]&gt;[.$G$8];[.$F$8];IF([.D291]&gt;[.$G$9];[.$F$9];IF([.D291]&gt;[.$G$10];[.$F$10];IF([.D291]&gt;[.$G$11];[.$F$11];IF([.D291]&gt;[.$G$12];[.$F$12];IF([.D291]&gt;[.$G$13];[.$F$13];IF([.D291]&gt;[.$G$14];[.$F$14];IF([.D291]&gt;[.$G$15];[.$F$15];IF([.D291]&gt;[.$G$16];[.$F$16];IF([.D291]&gt;[.$G$17];[.$F$17];IF([.D29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singh3</text:p>
          </table:table-cell>
          <table:table-cell office:value-type="float" office:value="24" calcext:value-type="float">
            <text:p>24</text:p>
          </table:table-cell>
          <table:table-cell table:formula="of:=[.B292]/30" office:value-type="percentage" office:value="0.8" calcext:value-type="percentage">
            <text:p>80.0%</text:p>
          </table:table-cell>
          <table:table-cell table:formula="of:=1+(0.75-1)/(0.6-1)*([.C292]-1)" office:value-type="percentage" office:value="0.875" calcext:value-type="percentage">
            <text:p>87.5%</text:p>
          </table:table-cell>
          <table:table-cell table:formula="of:=IF([.D292]&gt;[.$G$7];[.$F$7];IF([.D292]&gt;[.$G$8];[.$F$8];IF([.D292]&gt;[.$G$9];[.$F$9];IF([.D292]&gt;[.$G$10];[.$F$10];IF([.D292]&gt;[.$G$11];[.$F$11];IF([.D292]&gt;[.$G$12];[.$F$12];IF([.D292]&gt;[.$G$13];[.$F$13];IF([.D292]&gt;[.$G$14];[.$F$14];IF([.D292]&gt;[.$G$15];[.$F$15];IF([.D292]&gt;[.$G$16];[.$F$16];IF([.D292]&gt;[.$G$17];[.$F$17];IF([.D29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vgiec2</text:p>
          </table:table-cell>
          <table:table-cell office:value-type="float" office:value="24" calcext:value-type="float">
            <text:p>24</text:p>
          </table:table-cell>
          <table:table-cell table:formula="of:=[.B293]/30" office:value-type="percentage" office:value="0.8" calcext:value-type="percentage">
            <text:p>80.0%</text:p>
          </table:table-cell>
          <table:table-cell table:formula="of:=1+(0.75-1)/(0.6-1)*([.C293]-1)" office:value-type="percentage" office:value="0.875" calcext:value-type="percentage">
            <text:p>87.5%</text:p>
          </table:table-cell>
          <table:table-cell table:formula="of:=IF([.D293]&gt;[.$G$7];[.$F$7];IF([.D293]&gt;[.$G$8];[.$F$8];IF([.D293]&gt;[.$G$9];[.$F$9];IF([.D293]&gt;[.$G$10];[.$F$10];IF([.D293]&gt;[.$G$11];[.$F$11];IF([.D293]&gt;[.$G$12];[.$F$12];IF([.D293]&gt;[.$G$13];[.$F$13];IF([.D293]&gt;[.$G$14];[.$F$14];IF([.D293]&gt;[.$G$15];[.$F$15];IF([.D293]&gt;[.$G$16];[.$F$16];IF([.D293]&gt;[.$G$17];[.$F$17];IF([.D29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u13</text:p>
          </table:table-cell>
          <table:table-cell office:value-type="float" office:value="24" calcext:value-type="float">
            <text:p>24</text:p>
          </table:table-cell>
          <table:table-cell table:formula="of:=[.B294]/30" office:value-type="percentage" office:value="0.8" calcext:value-type="percentage">
            <text:p>80.0%</text:p>
          </table:table-cell>
          <table:table-cell table:formula="of:=1+(0.75-1)/(0.6-1)*([.C294]-1)" office:value-type="percentage" office:value="0.875" calcext:value-type="percentage">
            <text:p>87.5%</text:p>
          </table:table-cell>
          <table:table-cell table:formula="of:=IF([.D294]&gt;[.$G$7];[.$F$7];IF([.D294]&gt;[.$G$8];[.$F$8];IF([.D294]&gt;[.$G$9];[.$F$9];IF([.D294]&gt;[.$G$10];[.$F$10];IF([.D294]&gt;[.$G$11];[.$F$11];IF([.D294]&gt;[.$G$12];[.$F$12];IF([.D294]&gt;[.$G$13];[.$F$13];IF([.D294]&gt;[.$G$14];[.$F$14];IF([.D294]&gt;[.$G$15];[.$F$15];IF([.D294]&gt;[.$G$16];[.$F$16];IF([.D294]&gt;[.$G$17];[.$F$17];IF([.D29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uyuez2</text:p>
          </table:table-cell>
          <table:table-cell office:value-type="float" office:value="24" calcext:value-type="float">
            <text:p>24</text:p>
          </table:table-cell>
          <table:table-cell table:formula="of:=[.B295]/30" office:value-type="percentage" office:value="0.8" calcext:value-type="percentage">
            <text:p>80.0%</text:p>
          </table:table-cell>
          <table:table-cell table:formula="of:=1+(0.75-1)/(0.6-1)*([.C295]-1)" office:value-type="percentage" office:value="0.875" calcext:value-type="percentage">
            <text:p>87.5%</text:p>
          </table:table-cell>
          <table:table-cell table:formula="of:=IF([.D295]&gt;[.$G$7];[.$F$7];IF([.D295]&gt;[.$G$8];[.$F$8];IF([.D295]&gt;[.$G$9];[.$F$9];IF([.D295]&gt;[.$G$10];[.$F$10];IF([.D295]&gt;[.$G$11];[.$F$11];IF([.D295]&gt;[.$G$12];[.$F$12];IF([.D295]&gt;[.$G$13];[.$F$13];IF([.D295]&gt;[.$G$14];[.$F$14];IF([.D295]&gt;[.$G$15];[.$F$15];IF([.D295]&gt;[.$G$16];[.$F$16];IF([.D295]&gt;[.$G$17];[.$F$17];IF([.D29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cong2</text:p>
          </table:table-cell>
          <table:table-cell office:value-type="float" office:value="24" calcext:value-type="float">
            <text:p>24</text:p>
          </table:table-cell>
          <table:table-cell table:formula="of:=[.B296]/30" office:value-type="percentage" office:value="0.8" calcext:value-type="percentage">
            <text:p>80.0%</text:p>
          </table:table-cell>
          <table:table-cell table:formula="of:=1+(0.75-1)/(0.6-1)*([.C296]-1)" office:value-type="percentage" office:value="0.875" calcext:value-type="percentage">
            <text:p>87.5%</text:p>
          </table:table-cell>
          <table:table-cell table:formula="of:=IF([.D296]&gt;[.$G$7];[.$F$7];IF([.D296]&gt;[.$G$8];[.$F$8];IF([.D296]&gt;[.$G$9];[.$F$9];IF([.D296]&gt;[.$G$10];[.$F$10];IF([.D296]&gt;[.$G$11];[.$F$11];IF([.D296]&gt;[.$G$12];[.$F$12];IF([.D296]&gt;[.$G$13];[.$F$13];IF([.D296]&gt;[.$G$14];[.$F$14];IF([.D296]&gt;[.$G$15];[.$F$15];IF([.D296]&gt;[.$G$16];[.$F$16];IF([.D296]&gt;[.$G$17];[.$F$17];IF([.D29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m20</text:p>
          </table:table-cell>
          <table:table-cell office:value-type="float" office:value="24" calcext:value-type="float">
            <text:p>24</text:p>
          </table:table-cell>
          <table:table-cell table:formula="of:=[.B297]/30" office:value-type="percentage" office:value="0.8" calcext:value-type="percentage">
            <text:p>80.0%</text:p>
          </table:table-cell>
          <table:table-cell table:formula="of:=1+(0.75-1)/(0.6-1)*([.C297]-1)" office:value-type="percentage" office:value="0.875" calcext:value-type="percentage">
            <text:p>87.5%</text:p>
          </table:table-cell>
          <table:table-cell table:formula="of:=IF([.D297]&gt;[.$G$7];[.$F$7];IF([.D297]&gt;[.$G$8];[.$F$8];IF([.D297]&gt;[.$G$9];[.$F$9];IF([.D297]&gt;[.$G$10];[.$F$10];IF([.D297]&gt;[.$G$11];[.$F$11];IF([.D297]&gt;[.$G$12];[.$F$12];IF([.D297]&gt;[.$G$13];[.$F$13];IF([.D297]&gt;[.$G$14];[.$F$14];IF([.D297]&gt;[.$G$15];[.$F$15];IF([.D297]&gt;[.$G$16];[.$F$16];IF([.D297]&gt;[.$G$17];[.$F$17];IF([.D29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nsur2</text:p>
          </table:table-cell>
          <table:table-cell office:value-type="float" office:value="24" calcext:value-type="float">
            <text:p>24</text:p>
          </table:table-cell>
          <table:table-cell table:formula="of:=[.B298]/30" office:value-type="percentage" office:value="0.8" calcext:value-type="percentage">
            <text:p>80.0%</text:p>
          </table:table-cell>
          <table:table-cell table:formula="of:=1+(0.75-1)/(0.6-1)*([.C298]-1)" office:value-type="percentage" office:value="0.875" calcext:value-type="percentage">
            <text:p>87.5%</text:p>
          </table:table-cell>
          <table:table-cell table:formula="of:=IF([.D298]&gt;[.$G$7];[.$F$7];IF([.D298]&gt;[.$G$8];[.$F$8];IF([.D298]&gt;[.$G$9];[.$F$9];IF([.D298]&gt;[.$G$10];[.$F$10];IF([.D298]&gt;[.$G$11];[.$F$11];IF([.D298]&gt;[.$G$12];[.$F$12];IF([.D298]&gt;[.$G$13];[.$F$13];IF([.D298]&gt;[.$G$14];[.$F$14];IF([.D298]&gt;[.$G$15];[.$F$15];IF([.D298]&gt;[.$G$16];[.$F$16];IF([.D298]&gt;[.$G$17];[.$F$17];IF([.D298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hai2</text:p>
          </table:table-cell>
          <table:table-cell office:value-type="float" office:value="24" calcext:value-type="float">
            <text:p>24</text:p>
          </table:table-cell>
          <table:table-cell table:formula="of:=[.B299]/30" office:value-type="percentage" office:value="0.8" calcext:value-type="percentage">
            <text:p>80.0%</text:p>
          </table:table-cell>
          <table:table-cell table:formula="of:=1+(0.75-1)/(0.6-1)*([.C299]-1)" office:value-type="percentage" office:value="0.875" calcext:value-type="percentage">
            <text:p>87.5%</text:p>
          </table:table-cell>
          <table:table-cell table:formula="of:=IF([.D299]&gt;[.$G$7];[.$F$7];IF([.D299]&gt;[.$G$8];[.$F$8];IF([.D299]&gt;[.$G$9];[.$F$9];IF([.D299]&gt;[.$G$10];[.$F$10];IF([.D299]&gt;[.$G$11];[.$F$11];IF([.D299]&gt;[.$G$12];[.$F$12];IF([.D299]&gt;[.$G$13];[.$F$13];IF([.D299]&gt;[.$G$14];[.$F$14];IF([.D299]&gt;[.$G$15];[.$F$15];IF([.D299]&gt;[.$G$16];[.$F$16];IF([.D299]&gt;[.$G$17];[.$F$17];IF([.D299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chaff2</text:p>
          </table:table-cell>
          <table:table-cell office:value-type="float" office:value="24" calcext:value-type="float">
            <text:p>24</text:p>
          </table:table-cell>
          <table:table-cell table:formula="of:=[.B300]/30" office:value-type="percentage" office:value="0.8" calcext:value-type="percentage">
            <text:p>80.0%</text:p>
          </table:table-cell>
          <table:table-cell table:formula="of:=1+(0.75-1)/(0.6-1)*([.C300]-1)" office:value-type="percentage" office:value="0.875" calcext:value-type="percentage">
            <text:p>87.5%</text:p>
          </table:table-cell>
          <table:table-cell table:formula="of:=IF([.D300]&gt;[.$G$7];[.$F$7];IF([.D300]&gt;[.$G$8];[.$F$8];IF([.D300]&gt;[.$G$9];[.$F$9];IF([.D300]&gt;[.$G$10];[.$F$10];IF([.D300]&gt;[.$G$11];[.$F$11];IF([.D300]&gt;[.$G$12];[.$F$12];IF([.D300]&gt;[.$G$13];[.$F$13];IF([.D300]&gt;[.$G$14];[.$F$14];IF([.D300]&gt;[.$G$15];[.$F$15];IF([.D300]&gt;[.$G$16];[.$F$16];IF([.D300]&gt;[.$G$17];[.$F$17];IF([.D300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ebel2</text:p>
          </table:table-cell>
          <table:table-cell office:value-type="float" office:value="24" calcext:value-type="float">
            <text:p>24</text:p>
          </table:table-cell>
          <table:table-cell table:formula="of:=[.B301]/30" office:value-type="percentage" office:value="0.8" calcext:value-type="percentage">
            <text:p>80.0%</text:p>
          </table:table-cell>
          <table:table-cell table:formula="of:=1+(0.75-1)/(0.6-1)*([.C301]-1)" office:value-type="percentage" office:value="0.875" calcext:value-type="percentage">
            <text:p>87.5%</text:p>
          </table:table-cell>
          <table:table-cell table:formula="of:=IF([.D301]&gt;[.$G$7];[.$F$7];IF([.D301]&gt;[.$G$8];[.$F$8];IF([.D301]&gt;[.$G$9];[.$F$9];IF([.D301]&gt;[.$G$10];[.$F$10];IF([.D301]&gt;[.$G$11];[.$F$11];IF([.D301]&gt;[.$G$12];[.$F$12];IF([.D301]&gt;[.$G$13];[.$F$13];IF([.D301]&gt;[.$G$14];[.$F$14];IF([.D301]&gt;[.$G$15];[.$F$15];IF([.D301]&gt;[.$G$16];[.$F$16];IF([.D301]&gt;[.$G$17];[.$F$17];IF([.D301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yu64</text:p>
          </table:table-cell>
          <table:table-cell office:value-type="float" office:value="24" calcext:value-type="float">
            <text:p>24</text:p>
          </table:table-cell>
          <table:table-cell table:formula="of:=[.B302]/30" office:value-type="percentage" office:value="0.8" calcext:value-type="percentage">
            <text:p>80.0%</text:p>
          </table:table-cell>
          <table:table-cell table:formula="of:=1+(0.75-1)/(0.6-1)*([.C302]-1)" office:value-type="percentage" office:value="0.875" calcext:value-type="percentage">
            <text:p>87.5%</text:p>
          </table:table-cell>
          <table:table-cell table:formula="of:=IF([.D302]&gt;[.$G$7];[.$F$7];IF([.D302]&gt;[.$G$8];[.$F$8];IF([.D302]&gt;[.$G$9];[.$F$9];IF([.D302]&gt;[.$G$10];[.$F$10];IF([.D302]&gt;[.$G$11];[.$F$11];IF([.D302]&gt;[.$G$12];[.$F$12];IF([.D302]&gt;[.$G$13];[.$F$13];IF([.D302]&gt;[.$G$14];[.$F$14];IF([.D302]&gt;[.$G$15];[.$F$15];IF([.D302]&gt;[.$G$16];[.$F$16];IF([.D302]&gt;[.$G$17];[.$F$17];IF([.D302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zhan137</text:p>
          </table:table-cell>
          <table:table-cell office:value-type="float" office:value="24" calcext:value-type="float">
            <text:p>24</text:p>
          </table:table-cell>
          <table:table-cell table:formula="of:=[.B303]/30" office:value-type="percentage" office:value="0.8" calcext:value-type="percentage">
            <text:p>80.0%</text:p>
          </table:table-cell>
          <table:table-cell table:formula="of:=1+(0.75-1)/(0.6-1)*([.C303]-1)" office:value-type="percentage" office:value="0.875" calcext:value-type="percentage">
            <text:p>87.5%</text:p>
          </table:table-cell>
          <table:table-cell table:formula="of:=IF([.D303]&gt;[.$G$7];[.$F$7];IF([.D303]&gt;[.$G$8];[.$F$8];IF([.D303]&gt;[.$G$9];[.$F$9];IF([.D303]&gt;[.$G$10];[.$F$10];IF([.D303]&gt;[.$G$11];[.$F$11];IF([.D303]&gt;[.$G$12];[.$F$12];IF([.D303]&gt;[.$G$13];[.$F$13];IF([.D303]&gt;[.$G$14];[.$F$14];IF([.D303]&gt;[.$G$15];[.$F$15];IF([.D303]&gt;[.$G$16];[.$F$16];IF([.D303]&gt;[.$G$17];[.$F$17];IF([.D303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hai7</text:p>
          </table:table-cell>
          <table:table-cell office:value-type="float" office:value="24" calcext:value-type="float">
            <text:p>24</text:p>
          </table:table-cell>
          <table:table-cell table:formula="of:=[.B304]/30" office:value-type="percentage" office:value="0.8" calcext:value-type="percentage">
            <text:p>80.0%</text:p>
          </table:table-cell>
          <table:table-cell table:formula="of:=1+(0.75-1)/(0.6-1)*([.C304]-1)" office:value-type="percentage" office:value="0.875" calcext:value-type="percentage">
            <text:p>87.5%</text:p>
          </table:table-cell>
          <table:table-cell table:formula="of:=IF([.D304]&gt;[.$G$7];[.$F$7];IF([.D304]&gt;[.$G$8];[.$F$8];IF([.D304]&gt;[.$G$9];[.$F$9];IF([.D304]&gt;[.$G$10];[.$F$10];IF([.D304]&gt;[.$G$11];[.$F$11];IF([.D304]&gt;[.$G$12];[.$F$12];IF([.D304]&gt;[.$G$13];[.$F$13];IF([.D304]&gt;[.$G$14];[.$F$14];IF([.D304]&gt;[.$G$15];[.$F$15];IF([.D304]&gt;[.$G$16];[.$F$16];IF([.D304]&gt;[.$G$17];[.$F$17];IF([.D304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uan9</text:p>
          </table:table-cell>
          <table:table-cell office:value-type="float" office:value="24" calcext:value-type="float">
            <text:p>24</text:p>
          </table:table-cell>
          <table:table-cell table:formula="of:=[.B305]/30" office:value-type="percentage" office:value="0.8" calcext:value-type="percentage">
            <text:p>80.0%</text:p>
          </table:table-cell>
          <table:table-cell table:formula="of:=1+(0.75-1)/(0.6-1)*([.C305]-1)" office:value-type="percentage" office:value="0.875" calcext:value-type="percentage">
            <text:p>87.5%</text:p>
          </table:table-cell>
          <table:table-cell table:formula="of:=IF([.D305]&gt;[.$G$7];[.$F$7];IF([.D305]&gt;[.$G$8];[.$F$8];IF([.D305]&gt;[.$G$9];[.$F$9];IF([.D305]&gt;[.$G$10];[.$F$10];IF([.D305]&gt;[.$G$11];[.$F$11];IF([.D305]&gt;[.$G$12];[.$F$12];IF([.D305]&gt;[.$G$13];[.$F$13];IF([.D305]&gt;[.$G$14];[.$F$14];IF([.D305]&gt;[.$G$15];[.$F$15];IF([.D305]&gt;[.$G$16];[.$F$16];IF([.D305]&gt;[.$G$17];[.$F$17];IF([.D305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fengn2</text:p>
          </table:table-cell>
          <table:table-cell office:value-type="float" office:value="24" calcext:value-type="float">
            <text:p>24</text:p>
          </table:table-cell>
          <table:table-cell table:formula="of:=[.B306]/30" office:value-type="percentage" office:value="0.8" calcext:value-type="percentage">
            <text:p>80.0%</text:p>
          </table:table-cell>
          <table:table-cell table:formula="of:=1+(0.75-1)/(0.6-1)*([.C306]-1)" office:value-type="percentage" office:value="0.875" calcext:value-type="percentage">
            <text:p>87.5%</text:p>
          </table:table-cell>
          <table:table-cell table:formula="of:=IF([.D306]&gt;[.$G$7];[.$F$7];IF([.D306]&gt;[.$G$8];[.$F$8];IF([.D306]&gt;[.$G$9];[.$F$9];IF([.D306]&gt;[.$G$10];[.$F$10];IF([.D306]&gt;[.$G$11];[.$F$11];IF([.D306]&gt;[.$G$12];[.$F$12];IF([.D306]&gt;[.$G$13];[.$F$13];IF([.D306]&gt;[.$G$14];[.$F$14];IF([.D306]&gt;[.$G$15];[.$F$15];IF([.D306]&gt;[.$G$16];[.$F$16];IF([.D306]&gt;[.$G$17];[.$F$17];IF([.D306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sun33</text:p>
          </table:table-cell>
          <table:table-cell office:value-type="float" office:value="24" calcext:value-type="float">
            <text:p>24</text:p>
          </table:table-cell>
          <table:table-cell table:formula="of:=[.B307]/30" office:value-type="percentage" office:value="0.8" calcext:value-type="percentage">
            <text:p>80.0%</text:p>
          </table:table-cell>
          <table:table-cell table:formula="of:=1+(0.75-1)/(0.6-1)*([.C307]-1)" office:value-type="percentage" office:value="0.875" calcext:value-type="percentage">
            <text:p>87.5%</text:p>
          </table:table-cell>
          <table:table-cell table:formula="of:=IF([.D307]&gt;[.$G$7];[.$F$7];IF([.D307]&gt;[.$G$8];[.$F$8];IF([.D307]&gt;[.$G$9];[.$F$9];IF([.D307]&gt;[.$G$10];[.$F$10];IF([.D307]&gt;[.$G$11];[.$F$11];IF([.D307]&gt;[.$G$12];[.$F$12];IF([.D307]&gt;[.$G$13];[.$F$13];IF([.D307]&gt;[.$G$14];[.$F$14];IF([.D307]&gt;[.$G$15];[.$F$15];IF([.D307]&gt;[.$G$16];[.$F$16];IF([.D307]&gt;[.$G$17];[.$F$17];IF([.D307]&gt;[.$G$18];[.$F$18];[.$F$19]))))))))))))" office:value-type="string" office:string-value="B+" calcext:value-type="string">
            <text:p>B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ueva6</text:p>
          </table:table-cell>
          <table:table-cell office:value-type="float" office:value="23" calcext:value-type="float">
            <text:p>23</text:p>
          </table:table-cell>
          <table:table-cell table:formula="of:=[.B308]/30" office:value-type="percentage" office:value="0.766666666666667" calcext:value-type="percentage">
            <text:p>76.7%</text:p>
          </table:table-cell>
          <table:table-cell table:formula="of:=1+(0.75-1)/(0.6-1)*([.C308]-1)" office:value-type="percentage" office:value="0.854166666666667" calcext:value-type="percentage">
            <text:p>85.4%</text:p>
          </table:table-cell>
          <table:table-cell table:formula="of:=IF([.D308]&gt;[.$G$7];[.$F$7];IF([.D308]&gt;[.$G$8];[.$F$8];IF([.D308]&gt;[.$G$9];[.$F$9];IF([.D308]&gt;[.$G$10];[.$F$10];IF([.D308]&gt;[.$G$11];[.$F$11];IF([.D308]&gt;[.$G$12];[.$F$12];IF([.D308]&gt;[.$G$13];[.$F$13];IF([.D308]&gt;[.$G$14];[.$F$14];IF([.D308]&gt;[.$G$15];[.$F$15];IF([.D308]&gt;[.$G$16];[.$F$16];IF([.D308]&gt;[.$G$17];[.$F$17];IF([.D30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emken2</text:p>
          </table:table-cell>
          <table:table-cell office:value-type="float" office:value="23" calcext:value-type="float">
            <text:p>23</text:p>
          </table:table-cell>
          <table:table-cell table:formula="of:=[.B309]/30" office:value-type="percentage" office:value="0.766666666666667" calcext:value-type="percentage">
            <text:p>76.7%</text:p>
          </table:table-cell>
          <table:table-cell table:formula="of:=1+(0.75-1)/(0.6-1)*([.C309]-1)" office:value-type="percentage" office:value="0.854166666666667" calcext:value-type="percentage">
            <text:p>85.4%</text:p>
          </table:table-cell>
          <table:table-cell table:formula="of:=IF([.D309]&gt;[.$G$7];[.$F$7];IF([.D309]&gt;[.$G$8];[.$F$8];IF([.D309]&gt;[.$G$9];[.$F$9];IF([.D309]&gt;[.$G$10];[.$F$10];IF([.D309]&gt;[.$G$11];[.$F$11];IF([.D309]&gt;[.$G$12];[.$F$12];IF([.D309]&gt;[.$G$13];[.$F$13];IF([.D309]&gt;[.$G$14];[.$F$14];IF([.D309]&gt;[.$G$15];[.$F$15];IF([.D309]&gt;[.$G$16];[.$F$16];IF([.D309]&gt;[.$G$17];[.$F$17];IF([.D30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uynh9</text:p>
          </table:table-cell>
          <table:table-cell office:value-type="float" office:value="23" calcext:value-type="float">
            <text:p>23</text:p>
          </table:table-cell>
          <table:table-cell table:formula="of:=[.B310]/30" office:value-type="percentage" office:value="0.766666666666667" calcext:value-type="percentage">
            <text:p>76.7%</text:p>
          </table:table-cell>
          <table:table-cell table:formula="of:=1+(0.75-1)/(0.6-1)*([.C310]-1)" office:value-type="percentage" office:value="0.854166666666667" calcext:value-type="percentage">
            <text:p>85.4%</text:p>
          </table:table-cell>
          <table:table-cell table:formula="of:=IF([.D310]&gt;[.$G$7];[.$F$7];IF([.D310]&gt;[.$G$8];[.$F$8];IF([.D310]&gt;[.$G$9];[.$F$9];IF([.D310]&gt;[.$G$10];[.$F$10];IF([.D310]&gt;[.$G$11];[.$F$11];IF([.D310]&gt;[.$G$12];[.$F$12];IF([.D310]&gt;[.$G$13];[.$F$13];IF([.D310]&gt;[.$G$14];[.$F$14];IF([.D310]&gt;[.$G$15];[.$F$15];IF([.D310]&gt;[.$G$16];[.$F$16];IF([.D310]&gt;[.$G$17];[.$F$17];IF([.D31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4</text:p>
          </table:table-cell>
          <table:table-cell office:value-type="float" office:value="23" calcext:value-type="float">
            <text:p>23</text:p>
          </table:table-cell>
          <table:table-cell table:formula="of:=[.B311]/30" office:value-type="percentage" office:value="0.766666666666667" calcext:value-type="percentage">
            <text:p>76.7%</text:p>
          </table:table-cell>
          <table:table-cell table:formula="of:=1+(0.75-1)/(0.6-1)*([.C311]-1)" office:value-type="percentage" office:value="0.854166666666667" calcext:value-type="percentage">
            <text:p>85.4%</text:p>
          </table:table-cell>
          <table:table-cell table:formula="of:=IF([.D311]&gt;[.$G$7];[.$F$7];IF([.D311]&gt;[.$G$8];[.$F$8];IF([.D311]&gt;[.$G$9];[.$F$9];IF([.D311]&gt;[.$G$10];[.$F$10];IF([.D311]&gt;[.$G$11];[.$F$11];IF([.D311]&gt;[.$G$12];[.$F$12];IF([.D311]&gt;[.$G$13];[.$F$13];IF([.D311]&gt;[.$G$14];[.$F$14];IF([.D311]&gt;[.$G$15];[.$F$15];IF([.D311]&gt;[.$G$16];[.$F$16];IF([.D311]&gt;[.$G$17];[.$F$17];IF([.D31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ng17</text:p>
          </table:table-cell>
          <table:table-cell office:value-type="float" office:value="23" calcext:value-type="float">
            <text:p>23</text:p>
          </table:table-cell>
          <table:table-cell table:formula="of:=[.B312]/30" office:value-type="percentage" office:value="0.766666666666667" calcext:value-type="percentage">
            <text:p>76.7%</text:p>
          </table:table-cell>
          <table:table-cell table:formula="of:=1+(0.75-1)/(0.6-1)*([.C312]-1)" office:value-type="percentage" office:value="0.854166666666667" calcext:value-type="percentage">
            <text:p>85.4%</text:p>
          </table:table-cell>
          <table:table-cell table:formula="of:=IF([.D312]&gt;[.$G$7];[.$F$7];IF([.D312]&gt;[.$G$8];[.$F$8];IF([.D312]&gt;[.$G$9];[.$F$9];IF([.D312]&gt;[.$G$10];[.$F$10];IF([.D312]&gt;[.$G$11];[.$F$11];IF([.D312]&gt;[.$G$12];[.$F$12];IF([.D312]&gt;[.$G$13];[.$F$13];IF([.D312]&gt;[.$G$14];[.$F$14];IF([.D312]&gt;[.$G$15];[.$F$15];IF([.D312]&gt;[.$G$16];[.$F$16];IF([.D312]&gt;[.$G$17];[.$F$17];IF([.D31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yanoh2</text:p>
          </table:table-cell>
          <table:table-cell office:value-type="float" office:value="23" calcext:value-type="float">
            <text:p>23</text:p>
          </table:table-cell>
          <table:table-cell table:formula="of:=[.B313]/30" office:value-type="percentage" office:value="0.766666666666667" calcext:value-type="percentage">
            <text:p>76.7%</text:p>
          </table:table-cell>
          <table:table-cell table:formula="of:=1+(0.75-1)/(0.6-1)*([.C313]-1)" office:value-type="percentage" office:value="0.854166666666667" calcext:value-type="percentage">
            <text:p>85.4%</text:p>
          </table:table-cell>
          <table:table-cell table:formula="of:=IF([.D313]&gt;[.$G$7];[.$F$7];IF([.D313]&gt;[.$G$8];[.$F$8];IF([.D313]&gt;[.$G$9];[.$F$9];IF([.D313]&gt;[.$G$10];[.$F$10];IF([.D313]&gt;[.$G$11];[.$F$11];IF([.D313]&gt;[.$G$12];[.$F$12];IF([.D313]&gt;[.$G$13];[.$F$13];IF([.D313]&gt;[.$G$14];[.$F$14];IF([.D313]&gt;[.$G$15];[.$F$15];IF([.D313]&gt;[.$G$16];[.$F$16];IF([.D313]&gt;[.$G$17];[.$F$17];IF([.D31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bns2</text:p>
          </table:table-cell>
          <table:table-cell office:value-type="float" office:value="23" calcext:value-type="float">
            <text:p>23</text:p>
          </table:table-cell>
          <table:table-cell table:formula="of:=[.B314]/30" office:value-type="percentage" office:value="0.766666666666667" calcext:value-type="percentage">
            <text:p>76.7%</text:p>
          </table:table-cell>
          <table:table-cell table:formula="of:=1+(0.75-1)/(0.6-1)*([.C314]-1)" office:value-type="percentage" office:value="0.854166666666667" calcext:value-type="percentage">
            <text:p>85.4%</text:p>
          </table:table-cell>
          <table:table-cell table:formula="of:=IF([.D314]&gt;[.$G$7];[.$F$7];IF([.D314]&gt;[.$G$8];[.$F$8];IF([.D314]&gt;[.$G$9];[.$F$9];IF([.D314]&gt;[.$G$10];[.$F$10];IF([.D314]&gt;[.$G$11];[.$F$11];IF([.D314]&gt;[.$G$12];[.$F$12];IF([.D314]&gt;[.$G$13];[.$F$13];IF([.D314]&gt;[.$G$14];[.$F$14];IF([.D314]&gt;[.$G$15];[.$F$15];IF([.D314]&gt;[.$G$16];[.$F$16];IF([.D314]&gt;[.$G$17];[.$F$17];IF([.D31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u3</text:p>
          </table:table-cell>
          <table:table-cell office:value-type="float" office:value="23" calcext:value-type="float">
            <text:p>23</text:p>
          </table:table-cell>
          <table:table-cell table:formula="of:=[.B315]/30" office:value-type="percentage" office:value="0.766666666666667" calcext:value-type="percentage">
            <text:p>76.7%</text:p>
          </table:table-cell>
          <table:table-cell table:formula="of:=1+(0.75-1)/(0.6-1)*([.C315]-1)" office:value-type="percentage" office:value="0.854166666666667" calcext:value-type="percentage">
            <text:p>85.4%</text:p>
          </table:table-cell>
          <table:table-cell table:formula="of:=IF([.D315]&gt;[.$G$7];[.$F$7];IF([.D315]&gt;[.$G$8];[.$F$8];IF([.D315]&gt;[.$G$9];[.$F$9];IF([.D315]&gt;[.$G$10];[.$F$10];IF([.D315]&gt;[.$G$11];[.$F$11];IF([.D315]&gt;[.$G$12];[.$F$12];IF([.D315]&gt;[.$G$13];[.$F$13];IF([.D315]&gt;[.$G$14];[.$F$14];IF([.D315]&gt;[.$G$15];[.$F$15];IF([.D315]&gt;[.$G$16];[.$F$16];IF([.D315]&gt;[.$G$17];[.$F$17];IF([.D31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ung3</text:p>
          </table:table-cell>
          <table:table-cell office:value-type="float" office:value="23" calcext:value-type="float">
            <text:p>23</text:p>
          </table:table-cell>
          <table:table-cell table:formula="of:=[.B316]/30" office:value-type="percentage" office:value="0.766666666666667" calcext:value-type="percentage">
            <text:p>76.7%</text:p>
          </table:table-cell>
          <table:table-cell table:formula="of:=1+(0.75-1)/(0.6-1)*([.C316]-1)" office:value-type="percentage" office:value="0.854166666666667" calcext:value-type="percentage">
            <text:p>85.4%</text:p>
          </table:table-cell>
          <table:table-cell table:formula="of:=IF([.D316]&gt;[.$G$7];[.$F$7];IF([.D316]&gt;[.$G$8];[.$F$8];IF([.D316]&gt;[.$G$9];[.$F$9];IF([.D316]&gt;[.$G$10];[.$F$10];IF([.D316]&gt;[.$G$11];[.$F$11];IF([.D316]&gt;[.$G$12];[.$F$12];IF([.D316]&gt;[.$G$13];[.$F$13];IF([.D316]&gt;[.$G$14];[.$F$14];IF([.D316]&gt;[.$G$15];[.$F$15];IF([.D316]&gt;[.$G$16];[.$F$16];IF([.D316]&gt;[.$G$17];[.$F$17];IF([.D31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chwa2</text:p>
          </table:table-cell>
          <table:table-cell office:value-type="float" office:value="23" calcext:value-type="float">
            <text:p>23</text:p>
          </table:table-cell>
          <table:table-cell table:formula="of:=[.B317]/30" office:value-type="percentage" office:value="0.766666666666667" calcext:value-type="percentage">
            <text:p>76.7%</text:p>
          </table:table-cell>
          <table:table-cell table:formula="of:=1+(0.75-1)/(0.6-1)*([.C317]-1)" office:value-type="percentage" office:value="0.854166666666667" calcext:value-type="percentage">
            <text:p>85.4%</text:p>
          </table:table-cell>
          <table:table-cell table:formula="of:=IF([.D317]&gt;[.$G$7];[.$F$7];IF([.D317]&gt;[.$G$8];[.$F$8];IF([.D317]&gt;[.$G$9];[.$F$9];IF([.D317]&gt;[.$G$10];[.$F$10];IF([.D317]&gt;[.$G$11];[.$F$11];IF([.D317]&gt;[.$G$12];[.$F$12];IF([.D317]&gt;[.$G$13];[.$F$13];IF([.D317]&gt;[.$G$14];[.$F$14];IF([.D317]&gt;[.$G$15];[.$F$15];IF([.D317]&gt;[.$G$16];[.$F$16];IF([.D317]&gt;[.$G$17];[.$F$17];IF([.D31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ott2</text:p>
          </table:table-cell>
          <table:table-cell office:value-type="float" office:value="23" calcext:value-type="float">
            <text:p>23</text:p>
          </table:table-cell>
          <table:table-cell table:formula="of:=[.B318]/30" office:value-type="percentage" office:value="0.766666666666667" calcext:value-type="percentage">
            <text:p>76.7%</text:p>
          </table:table-cell>
          <table:table-cell table:formula="of:=1+(0.75-1)/(0.6-1)*([.C318]-1)" office:value-type="percentage" office:value="0.854166666666667" calcext:value-type="percentage">
            <text:p>85.4%</text:p>
          </table:table-cell>
          <table:table-cell table:formula="of:=IF([.D318]&gt;[.$G$7];[.$F$7];IF([.D318]&gt;[.$G$8];[.$F$8];IF([.D318]&gt;[.$G$9];[.$F$9];IF([.D318]&gt;[.$G$10];[.$F$10];IF([.D318]&gt;[.$G$11];[.$F$11];IF([.D318]&gt;[.$G$12];[.$F$12];IF([.D318]&gt;[.$G$13];[.$F$13];IF([.D318]&gt;[.$G$14];[.$F$14];IF([.D318]&gt;[.$G$15];[.$F$15];IF([.D318]&gt;[.$G$16];[.$F$16];IF([.D318]&gt;[.$G$17];[.$F$17];IF([.D31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oron7</text:p>
          </table:table-cell>
          <table:table-cell office:value-type="float" office:value="23" calcext:value-type="float">
            <text:p>23</text:p>
          </table:table-cell>
          <table:table-cell table:formula="of:=[.B319]/30" office:value-type="percentage" office:value="0.766666666666667" calcext:value-type="percentage">
            <text:p>76.7%</text:p>
          </table:table-cell>
          <table:table-cell table:formula="of:=1+(0.75-1)/(0.6-1)*([.C319]-1)" office:value-type="percentage" office:value="0.854166666666667" calcext:value-type="percentage">
            <text:p>85.4%</text:p>
          </table:table-cell>
          <table:table-cell table:formula="of:=IF([.D319]&gt;[.$G$7];[.$F$7];IF([.D319]&gt;[.$G$8];[.$F$8];IF([.D319]&gt;[.$G$9];[.$F$9];IF([.D319]&gt;[.$G$10];[.$F$10];IF([.D319]&gt;[.$G$11];[.$F$11];IF([.D319]&gt;[.$G$12];[.$F$12];IF([.D319]&gt;[.$G$13];[.$F$13];IF([.D319]&gt;[.$G$14];[.$F$14];IF([.D319]&gt;[.$G$15];[.$F$15];IF([.D319]&gt;[.$G$16];[.$F$16];IF([.D319]&gt;[.$G$17];[.$F$17];IF([.D31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an9</text:p>
          </table:table-cell>
          <table:table-cell office:value-type="float" office:value="23" calcext:value-type="float">
            <text:p>23</text:p>
          </table:table-cell>
          <table:table-cell table:formula="of:=[.B320]/30" office:value-type="percentage" office:value="0.766666666666667" calcext:value-type="percentage">
            <text:p>76.7%</text:p>
          </table:table-cell>
          <table:table-cell table:formula="of:=1+(0.75-1)/(0.6-1)*([.C320]-1)" office:value-type="percentage" office:value="0.854166666666667" calcext:value-type="percentage">
            <text:p>85.4%</text:p>
          </table:table-cell>
          <table:table-cell table:formula="of:=IF([.D320]&gt;[.$G$7];[.$F$7];IF([.D320]&gt;[.$G$8];[.$F$8];IF([.D320]&gt;[.$G$9];[.$F$9];IF([.D320]&gt;[.$G$10];[.$F$10];IF([.D320]&gt;[.$G$11];[.$F$11];IF([.D320]&gt;[.$G$12];[.$F$12];IF([.D320]&gt;[.$G$13];[.$F$13];IF([.D320]&gt;[.$G$14];[.$F$14];IF([.D320]&gt;[.$G$15];[.$F$15];IF([.D320]&gt;[.$G$16];[.$F$16];IF([.D320]&gt;[.$G$17];[.$F$17];IF([.D32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ye2</text:p>
          </table:table-cell>
          <table:table-cell office:value-type="float" office:value="23" calcext:value-type="float">
            <text:p>23</text:p>
          </table:table-cell>
          <table:table-cell table:formula="of:=[.B321]/30" office:value-type="percentage" office:value="0.766666666666667" calcext:value-type="percentage">
            <text:p>76.7%</text:p>
          </table:table-cell>
          <table:table-cell table:formula="of:=1+(0.75-1)/(0.6-1)*([.C321]-1)" office:value-type="percentage" office:value="0.854166666666667" calcext:value-type="percentage">
            <text:p>85.4%</text:p>
          </table:table-cell>
          <table:table-cell table:formula="of:=IF([.D321]&gt;[.$G$7];[.$F$7];IF([.D321]&gt;[.$G$8];[.$F$8];IF([.D321]&gt;[.$G$9];[.$F$9];IF([.D321]&gt;[.$G$10];[.$F$10];IF([.D321]&gt;[.$G$11];[.$F$11];IF([.D321]&gt;[.$G$12];[.$F$12];IF([.D321]&gt;[.$G$13];[.$F$13];IF([.D321]&gt;[.$G$14];[.$F$14];IF([.D321]&gt;[.$G$15];[.$F$15];IF([.D321]&gt;[.$G$16];[.$F$16];IF([.D321]&gt;[.$G$17];[.$F$17];IF([.D32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aters2</text:p>
          </table:table-cell>
          <table:table-cell office:value-type="float" office:value="23" calcext:value-type="float">
            <text:p>23</text:p>
          </table:table-cell>
          <table:table-cell table:formula="of:=[.B322]/30" office:value-type="percentage" office:value="0.766666666666667" calcext:value-type="percentage">
            <text:p>76.7%</text:p>
          </table:table-cell>
          <table:table-cell table:formula="of:=1+(0.75-1)/(0.6-1)*([.C322]-1)" office:value-type="percentage" office:value="0.854166666666667" calcext:value-type="percentage">
            <text:p>85.4%</text:p>
          </table:table-cell>
          <table:table-cell table:formula="of:=IF([.D322]&gt;[.$G$7];[.$F$7];IF([.D322]&gt;[.$G$8];[.$F$8];IF([.D322]&gt;[.$G$9];[.$F$9];IF([.D322]&gt;[.$G$10];[.$F$10];IF([.D322]&gt;[.$G$11];[.$F$11];IF([.D322]&gt;[.$G$12];[.$F$12];IF([.D322]&gt;[.$G$13];[.$F$13];IF([.D322]&gt;[.$G$14];[.$F$14];IF([.D322]&gt;[.$G$15];[.$F$15];IF([.D322]&gt;[.$G$16];[.$F$16];IF([.D322]&gt;[.$G$17];[.$F$17];IF([.D32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u37</text:p>
          </table:table-cell>
          <table:table-cell office:value-type="float" office:value="23" calcext:value-type="float">
            <text:p>23</text:p>
          </table:table-cell>
          <table:table-cell table:formula="of:=[.B323]/30" office:value-type="percentage" office:value="0.766666666666667" calcext:value-type="percentage">
            <text:p>76.7%</text:p>
          </table:table-cell>
          <table:table-cell table:formula="of:=1+(0.75-1)/(0.6-1)*([.C323]-1)" office:value-type="percentage" office:value="0.854166666666667" calcext:value-type="percentage">
            <text:p>85.4%</text:p>
          </table:table-cell>
          <table:table-cell table:formula="of:=IF([.D323]&gt;[.$G$7];[.$F$7];IF([.D323]&gt;[.$G$8];[.$F$8];IF([.D323]&gt;[.$G$9];[.$F$9];IF([.D323]&gt;[.$G$10];[.$F$10];IF([.D323]&gt;[.$G$11];[.$F$11];IF([.D323]&gt;[.$G$12];[.$F$12];IF([.D323]&gt;[.$G$13];[.$F$13];IF([.D323]&gt;[.$G$14];[.$F$14];IF([.D323]&gt;[.$G$15];[.$F$15];IF([.D323]&gt;[.$G$16];[.$F$16];IF([.D323]&gt;[.$G$17];[.$F$17];IF([.D32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lan2</text:p>
          </table:table-cell>
          <table:table-cell office:value-type="float" office:value="23" calcext:value-type="float">
            <text:p>23</text:p>
          </table:table-cell>
          <table:table-cell table:formula="of:=[.B324]/30" office:value-type="percentage" office:value="0.766666666666667" calcext:value-type="percentage">
            <text:p>76.7%</text:p>
          </table:table-cell>
          <table:table-cell table:formula="of:=1+(0.75-1)/(0.6-1)*([.C324]-1)" office:value-type="percentage" office:value="0.854166666666667" calcext:value-type="percentage">
            <text:p>85.4%</text:p>
          </table:table-cell>
          <table:table-cell table:formula="of:=IF([.D324]&gt;[.$G$7];[.$F$7];IF([.D324]&gt;[.$G$8];[.$F$8];IF([.D324]&gt;[.$G$9];[.$F$9];IF([.D324]&gt;[.$G$10];[.$F$10];IF([.D324]&gt;[.$G$11];[.$F$11];IF([.D324]&gt;[.$G$12];[.$F$12];IF([.D324]&gt;[.$G$13];[.$F$13];IF([.D324]&gt;[.$G$14];[.$F$14];IF([.D324]&gt;[.$G$15];[.$F$15];IF([.D324]&gt;[.$G$16];[.$F$16];IF([.D324]&gt;[.$G$17];[.$F$17];IF([.D32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haan2</text:p>
          </table:table-cell>
          <table:table-cell office:value-type="float" office:value="23" calcext:value-type="float">
            <text:p>23</text:p>
          </table:table-cell>
          <table:table-cell table:formula="of:=[.B325]/30" office:value-type="percentage" office:value="0.766666666666667" calcext:value-type="percentage">
            <text:p>76.7%</text:p>
          </table:table-cell>
          <table:table-cell table:formula="of:=1+(0.75-1)/(0.6-1)*([.C325]-1)" office:value-type="percentage" office:value="0.854166666666667" calcext:value-type="percentage">
            <text:p>85.4%</text:p>
          </table:table-cell>
          <table:table-cell table:formula="of:=IF([.D325]&gt;[.$G$7];[.$F$7];IF([.D325]&gt;[.$G$8];[.$F$8];IF([.D325]&gt;[.$G$9];[.$F$9];IF([.D325]&gt;[.$G$10];[.$F$10];IF([.D325]&gt;[.$G$11];[.$F$11];IF([.D325]&gt;[.$G$12];[.$F$12];IF([.D325]&gt;[.$G$13];[.$F$13];IF([.D325]&gt;[.$G$14];[.$F$14];IF([.D325]&gt;[.$G$15];[.$F$15];IF([.D325]&gt;[.$G$16];[.$F$16];IF([.D325]&gt;[.$G$17];[.$F$17];IF([.D32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ho2</text:p>
          </table:table-cell>
          <table:table-cell office:value-type="float" office:value="23" calcext:value-type="float">
            <text:p>23</text:p>
          </table:table-cell>
          <table:table-cell table:formula="of:=[.B326]/30" office:value-type="percentage" office:value="0.766666666666667" calcext:value-type="percentage">
            <text:p>76.7%</text:p>
          </table:table-cell>
          <table:table-cell table:formula="of:=1+(0.75-1)/(0.6-1)*([.C326]-1)" office:value-type="percentage" office:value="0.854166666666667" calcext:value-type="percentage">
            <text:p>85.4%</text:p>
          </table:table-cell>
          <table:table-cell table:formula="of:=IF([.D326]&gt;[.$G$7];[.$F$7];IF([.D326]&gt;[.$G$8];[.$F$8];IF([.D326]&gt;[.$G$9];[.$F$9];IF([.D326]&gt;[.$G$10];[.$F$10];IF([.D326]&gt;[.$G$11];[.$F$11];IF([.D326]&gt;[.$G$12];[.$F$12];IF([.D326]&gt;[.$G$13];[.$F$13];IF([.D326]&gt;[.$G$14];[.$F$14];IF([.D326]&gt;[.$G$15];[.$F$15];IF([.D326]&gt;[.$G$16];[.$F$16];IF([.D326]&gt;[.$G$17];[.$F$17];IF([.D32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ault2</text:p>
          </table:table-cell>
          <table:table-cell office:value-type="float" office:value="23" calcext:value-type="float">
            <text:p>23</text:p>
          </table:table-cell>
          <table:table-cell table:formula="of:=[.B327]/30" office:value-type="percentage" office:value="0.766666666666667" calcext:value-type="percentage">
            <text:p>76.7%</text:p>
          </table:table-cell>
          <table:table-cell table:formula="of:=1+(0.75-1)/(0.6-1)*([.C327]-1)" office:value-type="percentage" office:value="0.854166666666667" calcext:value-type="percentage">
            <text:p>85.4%</text:p>
          </table:table-cell>
          <table:table-cell table:formula="of:=IF([.D327]&gt;[.$G$7];[.$F$7];IF([.D327]&gt;[.$G$8];[.$F$8];IF([.D327]&gt;[.$G$9];[.$F$9];IF([.D327]&gt;[.$G$10];[.$F$10];IF([.D327]&gt;[.$G$11];[.$F$11];IF([.D327]&gt;[.$G$12];[.$F$12];IF([.D327]&gt;[.$G$13];[.$F$13];IF([.D327]&gt;[.$G$14];[.$F$14];IF([.D327]&gt;[.$G$15];[.$F$15];IF([.D327]&gt;[.$G$16];[.$F$16];IF([.D327]&gt;[.$G$17];[.$F$17];IF([.D32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agone2</text:p>
          </table:table-cell>
          <table:table-cell office:value-type="float" office:value="23" calcext:value-type="float">
            <text:p>23</text:p>
          </table:table-cell>
          <table:table-cell table:formula="of:=[.B328]/30" office:value-type="percentage" office:value="0.766666666666667" calcext:value-type="percentage">
            <text:p>76.7%</text:p>
          </table:table-cell>
          <table:table-cell table:formula="of:=1+(0.75-1)/(0.6-1)*([.C328]-1)" office:value-type="percentage" office:value="0.854166666666667" calcext:value-type="percentage">
            <text:p>85.4%</text:p>
          </table:table-cell>
          <table:table-cell table:formula="of:=IF([.D328]&gt;[.$G$7];[.$F$7];IF([.D328]&gt;[.$G$8];[.$F$8];IF([.D328]&gt;[.$G$9];[.$F$9];IF([.D328]&gt;[.$G$10];[.$F$10];IF([.D328]&gt;[.$G$11];[.$F$11];IF([.D328]&gt;[.$G$12];[.$F$12];IF([.D328]&gt;[.$G$13];[.$F$13];IF([.D328]&gt;[.$G$14];[.$F$14];IF([.D328]&gt;[.$G$15];[.$F$15];IF([.D328]&gt;[.$G$16];[.$F$16];IF([.D328]&gt;[.$G$17];[.$F$17];IF([.D32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yul3</text:p>
          </table:table-cell>
          <table:table-cell office:value-type="float" office:value="23" calcext:value-type="float">
            <text:p>23</text:p>
          </table:table-cell>
          <table:table-cell table:formula="of:=[.B329]/30" office:value-type="percentage" office:value="0.766666666666667" calcext:value-type="percentage">
            <text:p>76.7%</text:p>
          </table:table-cell>
          <table:table-cell table:formula="of:=1+(0.75-1)/(0.6-1)*([.C329]-1)" office:value-type="percentage" office:value="0.854166666666667" calcext:value-type="percentage">
            <text:p>85.4%</text:p>
          </table:table-cell>
          <table:table-cell table:formula="of:=IF([.D329]&gt;[.$G$7];[.$F$7];IF([.D329]&gt;[.$G$8];[.$F$8];IF([.D329]&gt;[.$G$9];[.$F$9];IF([.D329]&gt;[.$G$10];[.$F$10];IF([.D329]&gt;[.$G$11];[.$F$11];IF([.D329]&gt;[.$G$12];[.$F$12];IF([.D329]&gt;[.$G$13];[.$F$13];IF([.D329]&gt;[.$G$14];[.$F$14];IF([.D329]&gt;[.$G$15];[.$F$15];IF([.D329]&gt;[.$G$16];[.$F$16];IF([.D329]&gt;[.$G$17];[.$F$17];IF([.D32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wang11</text:p>
          </table:table-cell>
          <table:table-cell office:value-type="float" office:value="23" calcext:value-type="float">
            <text:p>23</text:p>
          </table:table-cell>
          <table:table-cell table:formula="of:=[.B330]/30" office:value-type="percentage" office:value="0.766666666666667" calcext:value-type="percentage">
            <text:p>76.7%</text:p>
          </table:table-cell>
          <table:table-cell table:formula="of:=1+(0.75-1)/(0.6-1)*([.C330]-1)" office:value-type="percentage" office:value="0.854166666666667" calcext:value-type="percentage">
            <text:p>85.4%</text:p>
          </table:table-cell>
          <table:table-cell table:formula="of:=IF([.D330]&gt;[.$G$7];[.$F$7];IF([.D330]&gt;[.$G$8];[.$F$8];IF([.D330]&gt;[.$G$9];[.$F$9];IF([.D330]&gt;[.$G$10];[.$F$10];IF([.D330]&gt;[.$G$11];[.$F$11];IF([.D330]&gt;[.$G$12];[.$F$12];IF([.D330]&gt;[.$G$13];[.$F$13];IF([.D330]&gt;[.$G$14];[.$F$14];IF([.D330]&gt;[.$G$15];[.$F$15];IF([.D330]&gt;[.$G$16];[.$F$16];IF([.D330]&gt;[.$G$17];[.$F$17];IF([.D33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eh20</text:p>
          </table:table-cell>
          <table:table-cell office:value-type="float" office:value="23" calcext:value-type="float">
            <text:p>23</text:p>
          </table:table-cell>
          <table:table-cell table:formula="of:=[.B331]/30" office:value-type="percentage" office:value="0.766666666666667" calcext:value-type="percentage">
            <text:p>76.7%</text:p>
          </table:table-cell>
          <table:table-cell table:formula="of:=1+(0.75-1)/(0.6-1)*([.C331]-1)" office:value-type="percentage" office:value="0.854166666666667" calcext:value-type="percentage">
            <text:p>85.4%</text:p>
          </table:table-cell>
          <table:table-cell table:formula="of:=IF([.D331]&gt;[.$G$7];[.$F$7];IF([.D331]&gt;[.$G$8];[.$F$8];IF([.D331]&gt;[.$G$9];[.$F$9];IF([.D331]&gt;[.$G$10];[.$F$10];IF([.D331]&gt;[.$G$11];[.$F$11];IF([.D331]&gt;[.$G$12];[.$F$12];IF([.D331]&gt;[.$G$13];[.$F$13];IF([.D331]&gt;[.$G$14];[.$F$14];IF([.D331]&gt;[.$G$15];[.$F$15];IF([.D331]&gt;[.$G$16];[.$F$16];IF([.D331]&gt;[.$G$17];[.$F$17];IF([.D33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g2</text:p>
          </table:table-cell>
          <table:table-cell office:value-type="float" office:value="23" calcext:value-type="float">
            <text:p>23</text:p>
          </table:table-cell>
          <table:table-cell table:formula="of:=[.B332]/30" office:value-type="percentage" office:value="0.766666666666667" calcext:value-type="percentage">
            <text:p>76.7%</text:p>
          </table:table-cell>
          <table:table-cell table:formula="of:=1+(0.75-1)/(0.6-1)*([.C332]-1)" office:value-type="percentage" office:value="0.854166666666667" calcext:value-type="percentage">
            <text:p>85.4%</text:p>
          </table:table-cell>
          <table:table-cell table:formula="of:=IF([.D332]&gt;[.$G$7];[.$F$7];IF([.D332]&gt;[.$G$8];[.$F$8];IF([.D332]&gt;[.$G$9];[.$F$9];IF([.D332]&gt;[.$G$10];[.$F$10];IF([.D332]&gt;[.$G$11];[.$F$11];IF([.D332]&gt;[.$G$12];[.$F$12];IF([.D332]&gt;[.$G$13];[.$F$13];IF([.D332]&gt;[.$G$14];[.$F$14];IF([.D332]&gt;[.$G$15];[.$F$15];IF([.D332]&gt;[.$G$16];[.$F$16];IF([.D332]&gt;[.$G$17];[.$F$17];IF([.D33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juare2</text:p>
          </table:table-cell>
          <table:table-cell office:value-type="float" office:value="23" calcext:value-type="float">
            <text:p>23</text:p>
          </table:table-cell>
          <table:table-cell table:formula="of:=[.B333]/30" office:value-type="percentage" office:value="0.766666666666667" calcext:value-type="percentage">
            <text:p>76.7%</text:p>
          </table:table-cell>
          <table:table-cell table:formula="of:=1+(0.75-1)/(0.6-1)*([.C333]-1)" office:value-type="percentage" office:value="0.854166666666667" calcext:value-type="percentage">
            <text:p>85.4%</text:p>
          </table:table-cell>
          <table:table-cell table:formula="of:=IF([.D333]&gt;[.$G$7];[.$F$7];IF([.D333]&gt;[.$G$8];[.$F$8];IF([.D333]&gt;[.$G$9];[.$F$9];IF([.D333]&gt;[.$G$10];[.$F$10];IF([.D333]&gt;[.$G$11];[.$F$11];IF([.D333]&gt;[.$G$12];[.$F$12];IF([.D333]&gt;[.$G$13];[.$F$13];IF([.D333]&gt;[.$G$14];[.$F$14];IF([.D333]&gt;[.$G$15];[.$F$15];IF([.D333]&gt;[.$G$16];[.$F$16];IF([.D333]&gt;[.$G$17];[.$F$17];IF([.D33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gmalik</text:p>
          </table:table-cell>
          <table:table-cell office:value-type="float" office:value="23" calcext:value-type="float">
            <text:p>23</text:p>
          </table:table-cell>
          <table:table-cell table:formula="of:=[.B334]/30" office:value-type="percentage" office:value="0.766666666666667" calcext:value-type="percentage">
            <text:p>76.7%</text:p>
          </table:table-cell>
          <table:table-cell table:formula="of:=1+(0.75-1)/(0.6-1)*([.C334]-1)" office:value-type="percentage" office:value="0.854166666666667" calcext:value-type="percentage">
            <text:p>85.4%</text:p>
          </table:table-cell>
          <table:table-cell table:formula="of:=IF([.D334]&gt;[.$G$7];[.$F$7];IF([.D334]&gt;[.$G$8];[.$F$8];IF([.D334]&gt;[.$G$9];[.$F$9];IF([.D334]&gt;[.$G$10];[.$F$10];IF([.D334]&gt;[.$G$11];[.$F$11];IF([.D334]&gt;[.$G$12];[.$F$12];IF([.D334]&gt;[.$G$13];[.$F$13];IF([.D334]&gt;[.$G$14];[.$F$14];IF([.D334]&gt;[.$G$15];[.$F$15];IF([.D334]&gt;[.$G$16];[.$F$16];IF([.D334]&gt;[.$G$17];[.$F$17];IF([.D33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kj3</text:p>
          </table:table-cell>
          <table:table-cell office:value-type="float" office:value="23" calcext:value-type="float">
            <text:p>23</text:p>
          </table:table-cell>
          <table:table-cell table:formula="of:=[.B335]/30" office:value-type="percentage" office:value="0.766666666666667" calcext:value-type="percentage">
            <text:p>76.7%</text:p>
          </table:table-cell>
          <table:table-cell table:formula="of:=1+(0.75-1)/(0.6-1)*([.C335]-1)" office:value-type="percentage" office:value="0.854166666666667" calcext:value-type="percentage">
            <text:p>85.4%</text:p>
          </table:table-cell>
          <table:table-cell table:formula="of:=IF([.D335]&gt;[.$G$7];[.$F$7];IF([.D335]&gt;[.$G$8];[.$F$8];IF([.D335]&gt;[.$G$9];[.$F$9];IF([.D335]&gt;[.$G$10];[.$F$10];IF([.D335]&gt;[.$G$11];[.$F$11];IF([.D335]&gt;[.$G$12];[.$F$12];IF([.D335]&gt;[.$G$13];[.$F$13];IF([.D335]&gt;[.$G$14];[.$F$14];IF([.D335]&gt;[.$G$15];[.$F$15];IF([.D335]&gt;[.$G$16];[.$F$16];IF([.D335]&gt;[.$G$17];[.$F$17];IF([.D33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i140</text:p>
          </table:table-cell>
          <table:table-cell office:value-type="float" office:value="23" calcext:value-type="float">
            <text:p>23</text:p>
          </table:table-cell>
          <table:table-cell table:formula="of:=[.B336]/30" office:value-type="percentage" office:value="0.766666666666667" calcext:value-type="percentage">
            <text:p>76.7%</text:p>
          </table:table-cell>
          <table:table-cell table:formula="of:=1+(0.75-1)/(0.6-1)*([.C336]-1)" office:value-type="percentage" office:value="0.854166666666667" calcext:value-type="percentage">
            <text:p>85.4%</text:p>
          </table:table-cell>
          <table:table-cell table:formula="of:=IF([.D336]&gt;[.$G$7];[.$F$7];IF([.D336]&gt;[.$G$8];[.$F$8];IF([.D336]&gt;[.$G$9];[.$F$9];IF([.D336]&gt;[.$G$10];[.$F$10];IF([.D336]&gt;[.$G$11];[.$F$11];IF([.D336]&gt;[.$G$12];[.$F$12];IF([.D336]&gt;[.$G$13];[.$F$13];IF([.D336]&gt;[.$G$14];[.$F$14];IF([.D336]&gt;[.$G$15];[.$F$15];IF([.D336]&gt;[.$G$16];[.$F$16];IF([.D336]&gt;[.$G$17];[.$F$17];IF([.D33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sage2</text:p>
          </table:table-cell>
          <table:table-cell office:value-type="float" office:value="23" calcext:value-type="float">
            <text:p>23</text:p>
          </table:table-cell>
          <table:table-cell table:formula="of:=[.B337]/30" office:value-type="percentage" office:value="0.766666666666667" calcext:value-type="percentage">
            <text:p>76.7%</text:p>
          </table:table-cell>
          <table:table-cell table:formula="of:=1+(0.75-1)/(0.6-1)*([.C337]-1)" office:value-type="percentage" office:value="0.854166666666667" calcext:value-type="percentage">
            <text:p>85.4%</text:p>
          </table:table-cell>
          <table:table-cell table:formula="of:=IF([.D337]&gt;[.$G$7];[.$F$7];IF([.D337]&gt;[.$G$8];[.$F$8];IF([.D337]&gt;[.$G$9];[.$F$9];IF([.D337]&gt;[.$G$10];[.$F$10];IF([.D337]&gt;[.$G$11];[.$F$11];IF([.D337]&gt;[.$G$12];[.$F$12];IF([.D337]&gt;[.$G$13];[.$F$13];IF([.D337]&gt;[.$G$14];[.$F$14];IF([.D337]&gt;[.$G$15];[.$F$15];IF([.D337]&gt;[.$G$16];[.$F$16];IF([.D337]&gt;[.$G$17];[.$F$17];IF([.D33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mcgui2</text:p>
          </table:table-cell>
          <table:table-cell office:value-type="float" office:value="23" calcext:value-type="float">
            <text:p>23</text:p>
          </table:table-cell>
          <table:table-cell table:formula="of:=[.B338]/30" office:value-type="percentage" office:value="0.766666666666667" calcext:value-type="percentage">
            <text:p>76.7%</text:p>
          </table:table-cell>
          <table:table-cell table:formula="of:=1+(0.75-1)/(0.6-1)*([.C338]-1)" office:value-type="percentage" office:value="0.854166666666667" calcext:value-type="percentage">
            <text:p>85.4%</text:p>
          </table:table-cell>
          <table:table-cell table:formula="of:=IF([.D338]&gt;[.$G$7];[.$F$7];IF([.D338]&gt;[.$G$8];[.$F$8];IF([.D338]&gt;[.$G$9];[.$F$9];IF([.D338]&gt;[.$G$10];[.$F$10];IF([.D338]&gt;[.$G$11];[.$F$11];IF([.D338]&gt;[.$G$12];[.$F$12];IF([.D338]&gt;[.$G$13];[.$F$13];IF([.D338]&gt;[.$G$14];[.$F$14];IF([.D338]&gt;[.$G$15];[.$F$15];IF([.D338]&gt;[.$G$16];[.$F$16];IF([.D338]&gt;[.$G$17];[.$F$17];IF([.D33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vnguyn2</text:p>
          </table:table-cell>
          <table:table-cell office:value-type="float" office:value="23" calcext:value-type="float">
            <text:p>23</text:p>
          </table:table-cell>
          <table:table-cell table:formula="of:=[.B339]/30" office:value-type="percentage" office:value="0.766666666666667" calcext:value-type="percentage">
            <text:p>76.7%</text:p>
          </table:table-cell>
          <table:table-cell table:formula="of:=1+(0.75-1)/(0.6-1)*([.C339]-1)" office:value-type="percentage" office:value="0.854166666666667" calcext:value-type="percentage">
            <text:p>85.4%</text:p>
          </table:table-cell>
          <table:table-cell table:formula="of:=IF([.D339]&gt;[.$G$7];[.$F$7];IF([.D339]&gt;[.$G$8];[.$F$8];IF([.D339]&gt;[.$G$9];[.$F$9];IF([.D339]&gt;[.$G$10];[.$F$10];IF([.D339]&gt;[.$G$11];[.$F$11];IF([.D339]&gt;[.$G$12];[.$F$12];IF([.D339]&gt;[.$G$13];[.$F$13];IF([.D339]&gt;[.$G$14];[.$F$14];IF([.D339]&gt;[.$G$15];[.$F$15];IF([.D339]&gt;[.$G$16];[.$F$16];IF([.D339]&gt;[.$G$17];[.$F$17];IF([.D33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dadev2</text:p>
          </table:table-cell>
          <table:table-cell office:value-type="float" office:value="23" calcext:value-type="float">
            <text:p>23</text:p>
          </table:table-cell>
          <table:table-cell table:formula="of:=[.B340]/30" office:value-type="percentage" office:value="0.766666666666667" calcext:value-type="percentage">
            <text:p>76.7%</text:p>
          </table:table-cell>
          <table:table-cell table:formula="of:=1+(0.75-1)/(0.6-1)*([.C340]-1)" office:value-type="percentage" office:value="0.854166666666667" calcext:value-type="percentage">
            <text:p>85.4%</text:p>
          </table:table-cell>
          <table:table-cell table:formula="of:=IF([.D340]&gt;[.$G$7];[.$F$7];IF([.D340]&gt;[.$G$8];[.$F$8];IF([.D340]&gt;[.$G$9];[.$F$9];IF([.D340]&gt;[.$G$10];[.$F$10];IF([.D340]&gt;[.$G$11];[.$F$11];IF([.D340]&gt;[.$G$12];[.$F$12];IF([.D340]&gt;[.$G$13];[.$F$13];IF([.D340]&gt;[.$G$14];[.$F$14];IF([.D340]&gt;[.$G$15];[.$F$15];IF([.D340]&gt;[.$G$16];[.$F$16];IF([.D340]&gt;[.$G$17];[.$F$17];IF([.D34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3</text:p>
          </table:table-cell>
          <table:table-cell office:value-type="float" office:value="23" calcext:value-type="float">
            <text:p>23</text:p>
          </table:table-cell>
          <table:table-cell table:formula="of:=[.B341]/30" office:value-type="percentage" office:value="0.766666666666667" calcext:value-type="percentage">
            <text:p>76.7%</text:p>
          </table:table-cell>
          <table:table-cell table:formula="of:=1+(0.75-1)/(0.6-1)*([.C341]-1)" office:value-type="percentage" office:value="0.854166666666667" calcext:value-type="percentage">
            <text:p>85.4%</text:p>
          </table:table-cell>
          <table:table-cell table:formula="of:=IF([.D341]&gt;[.$G$7];[.$F$7];IF([.D341]&gt;[.$G$8];[.$F$8];IF([.D341]&gt;[.$G$9];[.$F$9];IF([.D341]&gt;[.$G$10];[.$F$10];IF([.D341]&gt;[.$G$11];[.$F$11];IF([.D341]&gt;[.$G$12];[.$F$12];IF([.D341]&gt;[.$G$13];[.$F$13];IF([.D341]&gt;[.$G$14];[.$F$14];IF([.D341]&gt;[.$G$15];[.$F$15];IF([.D341]&gt;[.$G$16];[.$F$16];IF([.D341]&gt;[.$G$17];[.$F$17];IF([.D34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ang58</text:p>
          </table:table-cell>
          <table:table-cell office:value-type="float" office:value="23" calcext:value-type="float">
            <text:p>23</text:p>
          </table:table-cell>
          <table:table-cell table:formula="of:=[.B342]/30" office:value-type="percentage" office:value="0.766666666666667" calcext:value-type="percentage">
            <text:p>76.7%</text:p>
          </table:table-cell>
          <table:table-cell table:formula="of:=1+(0.75-1)/(0.6-1)*([.C342]-1)" office:value-type="percentage" office:value="0.854166666666667" calcext:value-type="percentage">
            <text:p>85.4%</text:p>
          </table:table-cell>
          <table:table-cell table:formula="of:=IF([.D342]&gt;[.$G$7];[.$F$7];IF([.D342]&gt;[.$G$8];[.$F$8];IF([.D342]&gt;[.$G$9];[.$F$9];IF([.D342]&gt;[.$G$10];[.$F$10];IF([.D342]&gt;[.$G$11];[.$F$11];IF([.D342]&gt;[.$G$12];[.$F$12];IF([.D342]&gt;[.$G$13];[.$F$13];IF([.D342]&gt;[.$G$14];[.$F$14];IF([.D342]&gt;[.$G$15];[.$F$15];IF([.D342]&gt;[.$G$16];[.$F$16];IF([.D342]&gt;[.$G$17];[.$F$17];IF([.D34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kha2</text:p>
          </table:table-cell>
          <table:table-cell office:value-type="float" office:value="23" calcext:value-type="float">
            <text:p>23</text:p>
          </table:table-cell>
          <table:table-cell table:formula="of:=[.B343]/30" office:value-type="percentage" office:value="0.766666666666667" calcext:value-type="percentage">
            <text:p>76.7%</text:p>
          </table:table-cell>
          <table:table-cell table:formula="of:=1+(0.75-1)/(0.6-1)*([.C343]-1)" office:value-type="percentage" office:value="0.854166666666667" calcext:value-type="percentage">
            <text:p>85.4%</text:p>
          </table:table-cell>
          <table:table-cell table:formula="of:=IF([.D343]&gt;[.$G$7];[.$F$7];IF([.D343]&gt;[.$G$8];[.$F$8];IF([.D343]&gt;[.$G$9];[.$F$9];IF([.D343]&gt;[.$G$10];[.$F$10];IF([.D343]&gt;[.$G$11];[.$F$11];IF([.D343]&gt;[.$G$12];[.$F$12];IF([.D343]&gt;[.$G$13];[.$F$13];IF([.D343]&gt;[.$G$14];[.$F$14];IF([.D343]&gt;[.$G$15];[.$F$15];IF([.D343]&gt;[.$G$16];[.$F$16];IF([.D343]&gt;[.$G$17];[.$F$17];IF([.D34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a2</text:p>
          </table:table-cell>
          <table:table-cell office:value-type="float" office:value="23" calcext:value-type="float">
            <text:p>23</text:p>
          </table:table-cell>
          <table:table-cell table:formula="of:=[.B344]/30" office:value-type="percentage" office:value="0.766666666666667" calcext:value-type="percentage">
            <text:p>76.7%</text:p>
          </table:table-cell>
          <table:table-cell table:formula="of:=1+(0.75-1)/(0.6-1)*([.C344]-1)" office:value-type="percentage" office:value="0.854166666666667" calcext:value-type="percentage">
            <text:p>85.4%</text:p>
          </table:table-cell>
          <table:table-cell table:formula="of:=IF([.D344]&gt;[.$G$7];[.$F$7];IF([.D344]&gt;[.$G$8];[.$F$8];IF([.D344]&gt;[.$G$9];[.$F$9];IF([.D344]&gt;[.$G$10];[.$F$10];IF([.D344]&gt;[.$G$11];[.$F$11];IF([.D344]&gt;[.$G$12];[.$F$12];IF([.D344]&gt;[.$G$13];[.$F$13];IF([.D344]&gt;[.$G$14];[.$F$14];IF([.D344]&gt;[.$G$15];[.$F$15];IF([.D344]&gt;[.$G$16];[.$F$16];IF([.D344]&gt;[.$G$17];[.$F$17];IF([.D34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owiec2</text:p>
          </table:table-cell>
          <table:table-cell office:value-type="float" office:value="23" calcext:value-type="float">
            <text:p>23</text:p>
          </table:table-cell>
          <table:table-cell table:formula="of:=[.B345]/30" office:value-type="percentage" office:value="0.766666666666667" calcext:value-type="percentage">
            <text:p>76.7%</text:p>
          </table:table-cell>
          <table:table-cell table:formula="of:=1+(0.75-1)/(0.6-1)*([.C345]-1)" office:value-type="percentage" office:value="0.854166666666667" calcext:value-type="percentage">
            <text:p>85.4%</text:p>
          </table:table-cell>
          <table:table-cell table:formula="of:=IF([.D345]&gt;[.$G$7];[.$F$7];IF([.D345]&gt;[.$G$8];[.$F$8];IF([.D345]&gt;[.$G$9];[.$F$9];IF([.D345]&gt;[.$G$10];[.$F$10];IF([.D345]&gt;[.$G$11];[.$F$11];IF([.D345]&gt;[.$G$12];[.$F$12];IF([.D345]&gt;[.$G$13];[.$F$13];IF([.D345]&gt;[.$G$14];[.$F$14];IF([.D345]&gt;[.$G$15];[.$F$15];IF([.D345]&gt;[.$G$16];[.$F$16];IF([.D345]&gt;[.$G$17];[.$F$17];IF([.D34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yira2</text:p>
          </table:table-cell>
          <table:table-cell office:value-type="float" office:value="23" calcext:value-type="float">
            <text:p>23</text:p>
          </table:table-cell>
          <table:table-cell table:formula="of:=[.B346]/30" office:value-type="percentage" office:value="0.766666666666667" calcext:value-type="percentage">
            <text:p>76.7%</text:p>
          </table:table-cell>
          <table:table-cell table:formula="of:=1+(0.75-1)/(0.6-1)*([.C346]-1)" office:value-type="percentage" office:value="0.854166666666667" calcext:value-type="percentage">
            <text:p>85.4%</text:p>
          </table:table-cell>
          <table:table-cell table:formula="of:=IF([.D346]&gt;[.$G$7];[.$F$7];IF([.D346]&gt;[.$G$8];[.$F$8];IF([.D346]&gt;[.$G$9];[.$F$9];IF([.D346]&gt;[.$G$10];[.$F$10];IF([.D346]&gt;[.$G$11];[.$F$11];IF([.D346]&gt;[.$G$12];[.$F$12];IF([.D346]&gt;[.$G$13];[.$F$13];IF([.D346]&gt;[.$G$14];[.$F$14];IF([.D346]&gt;[.$G$15];[.$F$15];IF([.D346]&gt;[.$G$16];[.$F$16];IF([.D346]&gt;[.$G$17];[.$F$17];IF([.D34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ogola2</text:p>
          </table:table-cell>
          <table:table-cell office:value-type="float" office:value="23" calcext:value-type="float">
            <text:p>23</text:p>
          </table:table-cell>
          <table:table-cell table:formula="of:=[.B347]/30" office:value-type="percentage" office:value="0.766666666666667" calcext:value-type="percentage">
            <text:p>76.7%</text:p>
          </table:table-cell>
          <table:table-cell table:formula="of:=1+(0.75-1)/(0.6-1)*([.C347]-1)" office:value-type="percentage" office:value="0.854166666666667" calcext:value-type="percentage">
            <text:p>85.4%</text:p>
          </table:table-cell>
          <table:table-cell table:formula="of:=IF([.D347]&gt;[.$G$7];[.$F$7];IF([.D347]&gt;[.$G$8];[.$F$8];IF([.D347]&gt;[.$G$9];[.$F$9];IF([.D347]&gt;[.$G$10];[.$F$10];IF([.D347]&gt;[.$G$11];[.$F$11];IF([.D347]&gt;[.$G$12];[.$F$12];IF([.D347]&gt;[.$G$13];[.$F$13];IF([.D347]&gt;[.$G$14];[.$F$14];IF([.D347]&gt;[.$G$15];[.$F$15];IF([.D347]&gt;[.$G$16];[.$F$16];IF([.D347]&gt;[.$G$17];[.$F$17];IF([.D34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edbal2</text:p>
          </table:table-cell>
          <table:table-cell office:value-type="float" office:value="23" calcext:value-type="float">
            <text:p>23</text:p>
          </table:table-cell>
          <table:table-cell table:formula="of:=[.B348]/30" office:value-type="percentage" office:value="0.766666666666667" calcext:value-type="percentage">
            <text:p>76.7%</text:p>
          </table:table-cell>
          <table:table-cell table:formula="of:=1+(0.75-1)/(0.6-1)*([.C348]-1)" office:value-type="percentage" office:value="0.854166666666667" calcext:value-type="percentage">
            <text:p>85.4%</text:p>
          </table:table-cell>
          <table:table-cell table:formula="of:=IF([.D348]&gt;[.$G$7];[.$F$7];IF([.D348]&gt;[.$G$8];[.$F$8];IF([.D348]&gt;[.$G$9];[.$F$9];IF([.D348]&gt;[.$G$10];[.$F$10];IF([.D348]&gt;[.$G$11];[.$F$11];IF([.D348]&gt;[.$G$12];[.$F$12];IF([.D348]&gt;[.$G$13];[.$F$13];IF([.D348]&gt;[.$G$14];[.$F$14];IF([.D348]&gt;[.$G$15];[.$F$15];IF([.D348]&gt;[.$G$16];[.$F$16];IF([.D348]&gt;[.$G$17];[.$F$17];IF([.D34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jaysw2</text:p>
          </table:table-cell>
          <table:table-cell office:value-type="float" office:value="23" calcext:value-type="float">
            <text:p>23</text:p>
          </table:table-cell>
          <table:table-cell table:formula="of:=[.B349]/30" office:value-type="percentage" office:value="0.766666666666667" calcext:value-type="percentage">
            <text:p>76.7%</text:p>
          </table:table-cell>
          <table:table-cell table:formula="of:=1+(0.75-1)/(0.6-1)*([.C349]-1)" office:value-type="percentage" office:value="0.854166666666667" calcext:value-type="percentage">
            <text:p>85.4%</text:p>
          </table:table-cell>
          <table:table-cell table:formula="of:=IF([.D349]&gt;[.$G$7];[.$F$7];IF([.D349]&gt;[.$G$8];[.$F$8];IF([.D349]&gt;[.$G$9];[.$F$9];IF([.D349]&gt;[.$G$10];[.$F$10];IF([.D349]&gt;[.$G$11];[.$F$11];IF([.D349]&gt;[.$G$12];[.$F$12];IF([.D349]&gt;[.$G$13];[.$F$13];IF([.D349]&gt;[.$G$14];[.$F$14];IF([.D349]&gt;[.$G$15];[.$F$15];IF([.D349]&gt;[.$G$16];[.$F$16];IF([.D349]&gt;[.$G$17];[.$F$17];IF([.D34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kasner2</text:p>
          </table:table-cell>
          <table:table-cell office:value-type="float" office:value="23" calcext:value-type="float">
            <text:p>23</text:p>
          </table:table-cell>
          <table:table-cell table:formula="of:=[.B350]/30" office:value-type="percentage" office:value="0.766666666666667" calcext:value-type="percentage">
            <text:p>76.7%</text:p>
          </table:table-cell>
          <table:table-cell table:formula="of:=1+(0.75-1)/(0.6-1)*([.C350]-1)" office:value-type="percentage" office:value="0.854166666666667" calcext:value-type="percentage">
            <text:p>85.4%</text:p>
          </table:table-cell>
          <table:table-cell table:formula="of:=IF([.D350]&gt;[.$G$7];[.$F$7];IF([.D350]&gt;[.$G$8];[.$F$8];IF([.D350]&gt;[.$G$9];[.$F$9];IF([.D350]&gt;[.$G$10];[.$F$10];IF([.D350]&gt;[.$G$11];[.$F$11];IF([.D350]&gt;[.$G$12];[.$F$12];IF([.D350]&gt;[.$G$13];[.$F$13];IF([.D350]&gt;[.$G$14];[.$F$14];IF([.D350]&gt;[.$G$15];[.$F$15];IF([.D350]&gt;[.$G$16];[.$F$16];IF([.D350]&gt;[.$G$17];[.$F$17];IF([.D35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erujo2</text:p>
          </table:table-cell>
          <table:table-cell office:value-type="float" office:value="23" calcext:value-type="float">
            <text:p>23</text:p>
          </table:table-cell>
          <table:table-cell table:formula="of:=[.B351]/30" office:value-type="percentage" office:value="0.766666666666667" calcext:value-type="percentage">
            <text:p>76.7%</text:p>
          </table:table-cell>
          <table:table-cell table:formula="of:=1+(0.75-1)/(0.6-1)*([.C351]-1)" office:value-type="percentage" office:value="0.854166666666667" calcext:value-type="percentage">
            <text:p>85.4%</text:p>
          </table:table-cell>
          <table:table-cell table:formula="of:=IF([.D351]&gt;[.$G$7];[.$F$7];IF([.D351]&gt;[.$G$8];[.$F$8];IF([.D351]&gt;[.$G$9];[.$F$9];IF([.D351]&gt;[.$G$10];[.$F$10];IF([.D351]&gt;[.$G$11];[.$F$11];IF([.D351]&gt;[.$G$12];[.$F$12];IF([.D351]&gt;[.$G$13];[.$F$13];IF([.D351]&gt;[.$G$14];[.$F$14];IF([.D351]&gt;[.$G$15];[.$F$15];IF([.D351]&gt;[.$G$16];[.$F$16];IF([.D351]&gt;[.$G$17];[.$F$17];IF([.D35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aaum2</text:p>
          </table:table-cell>
          <table:table-cell office:value-type="float" office:value="23" calcext:value-type="float">
            <text:p>23</text:p>
          </table:table-cell>
          <table:table-cell table:formula="of:=[.B352]/30" office:value-type="percentage" office:value="0.766666666666667" calcext:value-type="percentage">
            <text:p>76.7%</text:p>
          </table:table-cell>
          <table:table-cell table:formula="of:=1+(0.75-1)/(0.6-1)*([.C352]-1)" office:value-type="percentage" office:value="0.854166666666667" calcext:value-type="percentage">
            <text:p>85.4%</text:p>
          </table:table-cell>
          <table:table-cell table:formula="of:=IF([.D352]&gt;[.$G$7];[.$F$7];IF([.D352]&gt;[.$G$8];[.$F$8];IF([.D352]&gt;[.$G$9];[.$F$9];IF([.D352]&gt;[.$G$10];[.$F$10];IF([.D352]&gt;[.$G$11];[.$F$11];IF([.D352]&gt;[.$G$12];[.$F$12];IF([.D352]&gt;[.$G$13];[.$F$13];IF([.D352]&gt;[.$G$14];[.$F$14];IF([.D352]&gt;[.$G$15];[.$F$15];IF([.D352]&gt;[.$G$16];[.$F$16];IF([.D352]&gt;[.$G$17];[.$F$17];IF([.D35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nes2</text:p>
          </table:table-cell>
          <table:table-cell office:value-type="float" office:value="23" calcext:value-type="float">
            <text:p>23</text:p>
          </table:table-cell>
          <table:table-cell table:formula="of:=[.B353]/30" office:value-type="percentage" office:value="0.766666666666667" calcext:value-type="percentage">
            <text:p>76.7%</text:p>
          </table:table-cell>
          <table:table-cell table:formula="of:=1+(0.75-1)/(0.6-1)*([.C353]-1)" office:value-type="percentage" office:value="0.854166666666667" calcext:value-type="percentage">
            <text:p>85.4%</text:p>
          </table:table-cell>
          <table:table-cell table:formula="of:=IF([.D353]&gt;[.$G$7];[.$F$7];IF([.D353]&gt;[.$G$8];[.$F$8];IF([.D353]&gt;[.$G$9];[.$F$9];IF([.D353]&gt;[.$G$10];[.$F$10];IF([.D353]&gt;[.$G$11];[.$F$11];IF([.D353]&gt;[.$G$12];[.$F$12];IF([.D353]&gt;[.$G$13];[.$F$13];IF([.D353]&gt;[.$G$14];[.$F$14];IF([.D353]&gt;[.$G$15];[.$F$15];IF([.D353]&gt;[.$G$16];[.$F$16];IF([.D353]&gt;[.$G$17];[.$F$17];IF([.D35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jha6</text:p>
          </table:table-cell>
          <table:table-cell office:value-type="float" office:value="23" calcext:value-type="float">
            <text:p>23</text:p>
          </table:table-cell>
          <table:table-cell table:formula="of:=[.B354]/30" office:value-type="percentage" office:value="0.766666666666667" calcext:value-type="percentage">
            <text:p>76.7%</text:p>
          </table:table-cell>
          <table:table-cell table:formula="of:=1+(0.75-1)/(0.6-1)*([.C354]-1)" office:value-type="percentage" office:value="0.854166666666667" calcext:value-type="percentage">
            <text:p>85.4%</text:p>
          </table:table-cell>
          <table:table-cell table:formula="of:=IF([.D354]&gt;[.$G$7];[.$F$7];IF([.D354]&gt;[.$G$8];[.$F$8];IF([.D354]&gt;[.$G$9];[.$F$9];IF([.D354]&gt;[.$G$10];[.$F$10];IF([.D354]&gt;[.$G$11];[.$F$11];IF([.D354]&gt;[.$G$12];[.$F$12];IF([.D354]&gt;[.$G$13];[.$F$13];IF([.D354]&gt;[.$G$14];[.$F$14];IF([.D354]&gt;[.$G$15];[.$F$15];IF([.D354]&gt;[.$G$16];[.$F$16];IF([.D354]&gt;[.$G$17];[.$F$17];IF([.D35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ee56</text:p>
          </table:table-cell>
          <table:table-cell office:value-type="float" office:value="23" calcext:value-type="float">
            <text:p>23</text:p>
          </table:table-cell>
          <table:table-cell table:formula="of:=[.B355]/30" office:value-type="percentage" office:value="0.766666666666667" calcext:value-type="percentage">
            <text:p>76.7%</text:p>
          </table:table-cell>
          <table:table-cell table:formula="of:=1+(0.75-1)/(0.6-1)*([.C355]-1)" office:value-type="percentage" office:value="0.854166666666667" calcext:value-type="percentage">
            <text:p>85.4%</text:p>
          </table:table-cell>
          <table:table-cell table:formula="of:=IF([.D355]&gt;[.$G$7];[.$F$7];IF([.D355]&gt;[.$G$8];[.$F$8];IF([.D355]&gt;[.$G$9];[.$F$9];IF([.D355]&gt;[.$G$10];[.$F$10];IF([.D355]&gt;[.$G$11];[.$F$11];IF([.D355]&gt;[.$G$12];[.$F$12];IF([.D355]&gt;[.$G$13];[.$F$13];IF([.D355]&gt;[.$G$14];[.$F$14];IF([.D355]&gt;[.$G$15];[.$F$15];IF([.D355]&gt;[.$G$16];[.$F$16];IF([.D355]&gt;[.$G$17];[.$F$17];IF([.D35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w2</text:p>
          </table:table-cell>
          <table:table-cell office:value-type="float" office:value="23" calcext:value-type="float">
            <text:p>23</text:p>
          </table:table-cell>
          <table:table-cell table:formula="of:=[.B356]/30" office:value-type="percentage" office:value="0.766666666666667" calcext:value-type="percentage">
            <text:p>76.7%</text:p>
          </table:table-cell>
          <table:table-cell table:formula="of:=1+(0.75-1)/(0.6-1)*([.C356]-1)" office:value-type="percentage" office:value="0.854166666666667" calcext:value-type="percentage">
            <text:p>85.4%</text:p>
          </table:table-cell>
          <table:table-cell table:formula="of:=IF([.D356]&gt;[.$G$7];[.$F$7];IF([.D356]&gt;[.$G$8];[.$F$8];IF([.D356]&gt;[.$G$9];[.$F$9];IF([.D356]&gt;[.$G$10];[.$F$10];IF([.D356]&gt;[.$G$11];[.$F$11];IF([.D356]&gt;[.$G$12];[.$F$12];IF([.D356]&gt;[.$G$13];[.$F$13];IF([.D356]&gt;[.$G$14];[.$F$14];IF([.D356]&gt;[.$G$15];[.$F$15];IF([.D356]&gt;[.$G$16];[.$F$16];IF([.D356]&gt;[.$G$17];[.$F$17];IF([.D35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zang2</text:p>
          </table:table-cell>
          <table:table-cell office:value-type="float" office:value="23" calcext:value-type="float">
            <text:p>23</text:p>
          </table:table-cell>
          <table:table-cell table:formula="of:=[.B357]/30" office:value-type="percentage" office:value="0.766666666666667" calcext:value-type="percentage">
            <text:p>76.7%</text:p>
          </table:table-cell>
          <table:table-cell table:formula="of:=1+(0.75-1)/(0.6-1)*([.C357]-1)" office:value-type="percentage" office:value="0.854166666666667" calcext:value-type="percentage">
            <text:p>85.4%</text:p>
          </table:table-cell>
          <table:table-cell table:formula="of:=IF([.D357]&gt;[.$G$7];[.$F$7];IF([.D357]&gt;[.$G$8];[.$F$8];IF([.D357]&gt;[.$G$9];[.$F$9];IF([.D357]&gt;[.$G$10];[.$F$10];IF([.D357]&gt;[.$G$11];[.$F$11];IF([.D357]&gt;[.$G$12];[.$F$12];IF([.D357]&gt;[.$G$13];[.$F$13];IF([.D357]&gt;[.$G$14];[.$F$14];IF([.D357]&gt;[.$G$15];[.$F$15];IF([.D357]&gt;[.$G$16];[.$F$16];IF([.D357]&gt;[.$G$17];[.$F$17];IF([.D35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gerdes2</text:p>
          </table:table-cell>
          <table:table-cell office:value-type="float" office:value="23" calcext:value-type="float">
            <text:p>23</text:p>
          </table:table-cell>
          <table:table-cell table:formula="of:=[.B358]/30" office:value-type="percentage" office:value="0.766666666666667" calcext:value-type="percentage">
            <text:p>76.7%</text:p>
          </table:table-cell>
          <table:table-cell table:formula="of:=1+(0.75-1)/(0.6-1)*([.C358]-1)" office:value-type="percentage" office:value="0.854166666666667" calcext:value-type="percentage">
            <text:p>85.4%</text:p>
          </table:table-cell>
          <table:table-cell table:formula="of:=IF([.D358]&gt;[.$G$7];[.$F$7];IF([.D358]&gt;[.$G$8];[.$F$8];IF([.D358]&gt;[.$G$9];[.$F$9];IF([.D358]&gt;[.$G$10];[.$F$10];IF([.D358]&gt;[.$G$11];[.$F$11];IF([.D358]&gt;[.$G$12];[.$F$12];IF([.D358]&gt;[.$G$13];[.$F$13];IF([.D358]&gt;[.$G$14];[.$F$14];IF([.D358]&gt;[.$G$15];[.$F$15];IF([.D358]&gt;[.$G$16];[.$F$16];IF([.D358]&gt;[.$G$17];[.$F$17];IF([.D35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3</text:p>
          </table:table-cell>
          <table:table-cell office:value-type="float" office:value="23" calcext:value-type="float">
            <text:p>23</text:p>
          </table:table-cell>
          <table:table-cell table:formula="of:=[.B359]/30" office:value-type="percentage" office:value="0.766666666666667" calcext:value-type="percentage">
            <text:p>76.7%</text:p>
          </table:table-cell>
          <table:table-cell table:formula="of:=1+(0.75-1)/(0.6-1)*([.C359]-1)" office:value-type="percentage" office:value="0.854166666666667" calcext:value-type="percentage">
            <text:p>85.4%</text:p>
          </table:table-cell>
          <table:table-cell table:formula="of:=IF([.D359]&gt;[.$G$7];[.$F$7];IF([.D359]&gt;[.$G$8];[.$F$8];IF([.D359]&gt;[.$G$9];[.$F$9];IF([.D359]&gt;[.$G$10];[.$F$10];IF([.D359]&gt;[.$G$11];[.$F$11];IF([.D359]&gt;[.$G$12];[.$F$12];IF([.D359]&gt;[.$G$13];[.$F$13];IF([.D359]&gt;[.$G$14];[.$F$14];IF([.D359]&gt;[.$G$15];[.$F$15];IF([.D359]&gt;[.$G$16];[.$F$16];IF([.D359]&gt;[.$G$17];[.$F$17];IF([.D35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chow2</text:p>
          </table:table-cell>
          <table:table-cell office:value-type="float" office:value="23" calcext:value-type="float">
            <text:p>23</text:p>
          </table:table-cell>
          <table:table-cell table:formula="of:=[.B360]/30" office:value-type="percentage" office:value="0.766666666666667" calcext:value-type="percentage">
            <text:p>76.7%</text:p>
          </table:table-cell>
          <table:table-cell table:formula="of:=1+(0.75-1)/(0.6-1)*([.C360]-1)" office:value-type="percentage" office:value="0.854166666666667" calcext:value-type="percentage">
            <text:p>85.4%</text:p>
          </table:table-cell>
          <table:table-cell table:formula="of:=IF([.D360]&gt;[.$G$7];[.$F$7];IF([.D360]&gt;[.$G$8];[.$F$8];IF([.D360]&gt;[.$G$9];[.$F$9];IF([.D360]&gt;[.$G$10];[.$F$10];IF([.D360]&gt;[.$G$11];[.$F$11];IF([.D360]&gt;[.$G$12];[.$F$12];IF([.D360]&gt;[.$G$13];[.$F$13];IF([.D360]&gt;[.$G$14];[.$F$14];IF([.D360]&gt;[.$G$15];[.$F$15];IF([.D360]&gt;[.$G$16];[.$F$16];IF([.D360]&gt;[.$G$17];[.$F$17];IF([.D36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s5</text:p>
          </table:table-cell>
          <table:table-cell office:value-type="float" office:value="23" calcext:value-type="float">
            <text:p>23</text:p>
          </table:table-cell>
          <table:table-cell table:formula="of:=[.B361]/30" office:value-type="percentage" office:value="0.766666666666667" calcext:value-type="percentage">
            <text:p>76.7%</text:p>
          </table:table-cell>
          <table:table-cell table:formula="of:=1+(0.75-1)/(0.6-1)*([.C361]-1)" office:value-type="percentage" office:value="0.854166666666667" calcext:value-type="percentage">
            <text:p>85.4%</text:p>
          </table:table-cell>
          <table:table-cell table:formula="of:=IF([.D361]&gt;[.$G$7];[.$F$7];IF([.D361]&gt;[.$G$8];[.$F$8];IF([.D361]&gt;[.$G$9];[.$F$9];IF([.D361]&gt;[.$G$10];[.$F$10];IF([.D361]&gt;[.$G$11];[.$F$11];IF([.D361]&gt;[.$G$12];[.$F$12];IF([.D361]&gt;[.$G$13];[.$F$13];IF([.D361]&gt;[.$G$14];[.$F$14];IF([.D361]&gt;[.$G$15];[.$F$15];IF([.D361]&gt;[.$G$16];[.$F$16];IF([.D361]&gt;[.$G$17];[.$F$17];IF([.D36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uhan2</text:p>
          </table:table-cell>
          <table:table-cell office:value-type="float" office:value="23" calcext:value-type="float">
            <text:p>23</text:p>
          </table:table-cell>
          <table:table-cell table:formula="of:=[.B362]/30" office:value-type="percentage" office:value="0.766666666666667" calcext:value-type="percentage">
            <text:p>76.7%</text:p>
          </table:table-cell>
          <table:table-cell table:formula="of:=1+(0.75-1)/(0.6-1)*([.C362]-1)" office:value-type="percentage" office:value="0.854166666666667" calcext:value-type="percentage">
            <text:p>85.4%</text:p>
          </table:table-cell>
          <table:table-cell table:formula="of:=IF([.D362]&gt;[.$G$7];[.$F$7];IF([.D362]&gt;[.$G$8];[.$F$8];IF([.D362]&gt;[.$G$9];[.$F$9];IF([.D362]&gt;[.$G$10];[.$F$10];IF([.D362]&gt;[.$G$11];[.$F$11];IF([.D362]&gt;[.$G$12];[.$F$12];IF([.D362]&gt;[.$G$13];[.$F$13];IF([.D362]&gt;[.$G$14];[.$F$14];IF([.D362]&gt;[.$G$15];[.$F$15];IF([.D362]&gt;[.$G$16];[.$F$16];IF([.D362]&gt;[.$G$17];[.$F$17];IF([.D36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thal2</text:p>
          </table:table-cell>
          <table:table-cell office:value-type="float" office:value="23" calcext:value-type="float">
            <text:p>23</text:p>
          </table:table-cell>
          <table:table-cell table:formula="of:=[.B363]/30" office:value-type="percentage" office:value="0.766666666666667" calcext:value-type="percentage">
            <text:p>76.7%</text:p>
          </table:table-cell>
          <table:table-cell table:formula="of:=1+(0.75-1)/(0.6-1)*([.C363]-1)" office:value-type="percentage" office:value="0.854166666666667" calcext:value-type="percentage">
            <text:p>85.4%</text:p>
          </table:table-cell>
          <table:table-cell table:formula="of:=IF([.D363]&gt;[.$G$7];[.$F$7];IF([.D363]&gt;[.$G$8];[.$F$8];IF([.D363]&gt;[.$G$9];[.$F$9];IF([.D363]&gt;[.$G$10];[.$F$10];IF([.D363]&gt;[.$G$11];[.$F$11];IF([.D363]&gt;[.$G$12];[.$F$12];IF([.D363]&gt;[.$G$13];[.$F$13];IF([.D363]&gt;[.$G$14];[.$F$14];IF([.D363]&gt;[.$G$15];[.$F$15];IF([.D363]&gt;[.$G$16];[.$F$16];IF([.D363]&gt;[.$G$17];[.$F$17];IF([.D36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er2</text:p>
          </table:table-cell>
          <table:table-cell office:value-type="float" office:value="23" calcext:value-type="float">
            <text:p>23</text:p>
          </table:table-cell>
          <table:table-cell table:formula="of:=[.B364]/30" office:value-type="percentage" office:value="0.766666666666667" calcext:value-type="percentage">
            <text:p>76.7%</text:p>
          </table:table-cell>
          <table:table-cell table:formula="of:=1+(0.75-1)/(0.6-1)*([.C364]-1)" office:value-type="percentage" office:value="0.854166666666667" calcext:value-type="percentage">
            <text:p>85.4%</text:p>
          </table:table-cell>
          <table:table-cell table:formula="of:=IF([.D364]&gt;[.$G$7];[.$F$7];IF([.D364]&gt;[.$G$8];[.$F$8];IF([.D364]&gt;[.$G$9];[.$F$9];IF([.D364]&gt;[.$G$10];[.$F$10];IF([.D364]&gt;[.$G$11];[.$F$11];IF([.D364]&gt;[.$G$12];[.$F$12];IF([.D364]&gt;[.$G$13];[.$F$13];IF([.D364]&gt;[.$G$14];[.$F$14];IF([.D364]&gt;[.$G$15];[.$F$15];IF([.D364]&gt;[.$G$16];[.$F$16];IF([.D364]&gt;[.$G$17];[.$F$17];IF([.D36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cao11</text:p>
          </table:table-cell>
          <table:table-cell office:value-type="float" office:value="23" calcext:value-type="float">
            <text:p>23</text:p>
          </table:table-cell>
          <table:table-cell table:formula="of:=[.B365]/30" office:value-type="percentage" office:value="0.766666666666667" calcext:value-type="percentage">
            <text:p>76.7%</text:p>
          </table:table-cell>
          <table:table-cell table:formula="of:=1+(0.75-1)/(0.6-1)*([.C365]-1)" office:value-type="percentage" office:value="0.854166666666667" calcext:value-type="percentage">
            <text:p>85.4%</text:p>
          </table:table-cell>
          <table:table-cell table:formula="of:=IF([.D365]&gt;[.$G$7];[.$F$7];IF([.D365]&gt;[.$G$8];[.$F$8];IF([.D365]&gt;[.$G$9];[.$F$9];IF([.D365]&gt;[.$G$10];[.$F$10];IF([.D365]&gt;[.$G$11];[.$F$11];IF([.D365]&gt;[.$G$12];[.$F$12];IF([.D365]&gt;[.$G$13];[.$F$13];IF([.D365]&gt;[.$G$14];[.$F$14];IF([.D365]&gt;[.$G$15];[.$F$15];IF([.D365]&gt;[.$G$16];[.$F$16];IF([.D365]&gt;[.$G$17];[.$F$17];IF([.D36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nyil2</text:p>
          </table:table-cell>
          <table:table-cell office:value-type="float" office:value="23" calcext:value-type="float">
            <text:p>23</text:p>
          </table:table-cell>
          <table:table-cell table:formula="of:=[.B366]/30" office:value-type="percentage" office:value="0.766666666666667" calcext:value-type="percentage">
            <text:p>76.7%</text:p>
          </table:table-cell>
          <table:table-cell table:formula="of:=1+(0.75-1)/(0.6-1)*([.C366]-1)" office:value-type="percentage" office:value="0.854166666666667" calcext:value-type="percentage">
            <text:p>85.4%</text:p>
          </table:table-cell>
          <table:table-cell table:formula="of:=IF([.D366]&gt;[.$G$7];[.$F$7];IF([.D366]&gt;[.$G$8];[.$F$8];IF([.D366]&gt;[.$G$9];[.$F$9];IF([.D366]&gt;[.$G$10];[.$F$10];IF([.D366]&gt;[.$G$11];[.$F$11];IF([.D366]&gt;[.$G$12];[.$F$12];IF([.D366]&gt;[.$G$13];[.$F$13];IF([.D366]&gt;[.$G$14];[.$F$14];IF([.D366]&gt;[.$G$15];[.$F$15];IF([.D366]&gt;[.$G$16];[.$F$16];IF([.D366]&gt;[.$G$17];[.$F$17];IF([.D36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w5</text:p>
          </table:table-cell>
          <table:table-cell office:value-type="float" office:value="23" calcext:value-type="float">
            <text:p>23</text:p>
          </table:table-cell>
          <table:table-cell table:formula="of:=[.B367]/30" office:value-type="percentage" office:value="0.766666666666667" calcext:value-type="percentage">
            <text:p>76.7%</text:p>
          </table:table-cell>
          <table:table-cell table:formula="of:=1+(0.75-1)/(0.6-1)*([.C367]-1)" office:value-type="percentage" office:value="0.854166666666667" calcext:value-type="percentage">
            <text:p>85.4%</text:p>
          </table:table-cell>
          <table:table-cell table:formula="of:=IF([.D367]&gt;[.$G$7];[.$F$7];IF([.D367]&gt;[.$G$8];[.$F$8];IF([.D367]&gt;[.$G$9];[.$F$9];IF([.D367]&gt;[.$G$10];[.$F$10];IF([.D367]&gt;[.$G$11];[.$F$11];IF([.D367]&gt;[.$G$12];[.$F$12];IF([.D367]&gt;[.$G$13];[.$F$13];IF([.D367]&gt;[.$G$14];[.$F$14];IF([.D367]&gt;[.$G$15];[.$F$15];IF([.D367]&gt;[.$G$16];[.$F$16];IF([.D367]&gt;[.$G$17];[.$F$17];IF([.D36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y2</text:p>
          </table:table-cell>
          <table:table-cell office:value-type="float" office:value="23" calcext:value-type="float">
            <text:p>23</text:p>
          </table:table-cell>
          <table:table-cell table:formula="of:=[.B368]/30" office:value-type="percentage" office:value="0.766666666666667" calcext:value-type="percentage">
            <text:p>76.7%</text:p>
          </table:table-cell>
          <table:table-cell table:formula="of:=1+(0.75-1)/(0.6-1)*([.C368]-1)" office:value-type="percentage" office:value="0.854166666666667" calcext:value-type="percentage">
            <text:p>85.4%</text:p>
          </table:table-cell>
          <table:table-cell table:formula="of:=IF([.D368]&gt;[.$G$7];[.$F$7];IF([.D368]&gt;[.$G$8];[.$F$8];IF([.D368]&gt;[.$G$9];[.$F$9];IF([.D368]&gt;[.$G$10];[.$F$10];IF([.D368]&gt;[.$G$11];[.$F$11];IF([.D368]&gt;[.$G$12];[.$F$12];IF([.D368]&gt;[.$G$13];[.$F$13];IF([.D368]&gt;[.$G$14];[.$F$14];IF([.D368]&gt;[.$G$15];[.$F$15];IF([.D368]&gt;[.$G$16];[.$F$16];IF([.D368]&gt;[.$G$17];[.$F$17];IF([.D36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eung5</text:p>
          </table:table-cell>
          <table:table-cell office:value-type="float" office:value="23" calcext:value-type="float">
            <text:p>23</text:p>
          </table:table-cell>
          <table:table-cell table:formula="of:=[.B369]/30" office:value-type="percentage" office:value="0.766666666666667" calcext:value-type="percentage">
            <text:p>76.7%</text:p>
          </table:table-cell>
          <table:table-cell table:formula="of:=1+(0.75-1)/(0.6-1)*([.C369]-1)" office:value-type="percentage" office:value="0.854166666666667" calcext:value-type="percentage">
            <text:p>85.4%</text:p>
          </table:table-cell>
          <table:table-cell table:formula="of:=IF([.D369]&gt;[.$G$7];[.$F$7];IF([.D369]&gt;[.$G$8];[.$F$8];IF([.D369]&gt;[.$G$9];[.$F$9];IF([.D369]&gt;[.$G$10];[.$F$10];IF([.D369]&gt;[.$G$11];[.$F$11];IF([.D369]&gt;[.$G$12];[.$F$12];IF([.D369]&gt;[.$G$13];[.$F$13];IF([.D369]&gt;[.$G$14];[.$F$14];IF([.D369]&gt;[.$G$15];[.$F$15];IF([.D369]&gt;[.$G$16];[.$F$16];IF([.D369]&gt;[.$G$17];[.$F$17];IF([.D36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iu270</text:p>
          </table:table-cell>
          <table:table-cell office:value-type="float" office:value="23" calcext:value-type="float">
            <text:p>23</text:p>
          </table:table-cell>
          <table:table-cell table:formula="of:=[.B370]/30" office:value-type="percentage" office:value="0.766666666666667" calcext:value-type="percentage">
            <text:p>76.7%</text:p>
          </table:table-cell>
          <table:table-cell table:formula="of:=1+(0.75-1)/(0.6-1)*([.C370]-1)" office:value-type="percentage" office:value="0.854166666666667" calcext:value-type="percentage">
            <text:p>85.4%</text:p>
          </table:table-cell>
          <table:table-cell table:formula="of:=IF([.D370]&gt;[.$G$7];[.$F$7];IF([.D370]&gt;[.$G$8];[.$F$8];IF([.D370]&gt;[.$G$9];[.$F$9];IF([.D370]&gt;[.$G$10];[.$F$10];IF([.D370]&gt;[.$G$11];[.$F$11];IF([.D370]&gt;[.$G$12];[.$F$12];IF([.D370]&gt;[.$G$13];[.$F$13];IF([.D370]&gt;[.$G$14];[.$F$14];IF([.D370]&gt;[.$G$15];[.$F$15];IF([.D370]&gt;[.$G$16];[.$F$16];IF([.D370]&gt;[.$G$17];[.$F$17];IF([.D37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guo30</text:p>
          </table:table-cell>
          <table:table-cell office:value-type="float" office:value="23" calcext:value-type="float">
            <text:p>23</text:p>
          </table:table-cell>
          <table:table-cell table:formula="of:=[.B371]/30" office:value-type="percentage" office:value="0.766666666666667" calcext:value-type="percentage">
            <text:p>76.7%</text:p>
          </table:table-cell>
          <table:table-cell table:formula="of:=1+(0.75-1)/(0.6-1)*([.C371]-1)" office:value-type="percentage" office:value="0.854166666666667" calcext:value-type="percentage">
            <text:p>85.4%</text:p>
          </table:table-cell>
          <table:table-cell table:formula="of:=IF([.D371]&gt;[.$G$7];[.$F$7];IF([.D371]&gt;[.$G$8];[.$F$8];IF([.D371]&gt;[.$G$9];[.$F$9];IF([.D371]&gt;[.$G$10];[.$F$10];IF([.D371]&gt;[.$G$11];[.$F$11];IF([.D371]&gt;[.$G$12];[.$F$12];IF([.D371]&gt;[.$G$13];[.$F$13];IF([.D371]&gt;[.$G$14];[.$F$14];IF([.D371]&gt;[.$G$15];[.$F$15];IF([.D371]&gt;[.$G$16];[.$F$16];IF([.D371]&gt;[.$G$17];[.$F$17];IF([.D37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jiewu2</text:p>
          </table:table-cell>
          <table:table-cell office:value-type="float" office:value="23" calcext:value-type="float">
            <text:p>23</text:p>
          </table:table-cell>
          <table:table-cell table:formula="of:=[.B372]/30" office:value-type="percentage" office:value="0.766666666666667" calcext:value-type="percentage">
            <text:p>76.7%</text:p>
          </table:table-cell>
          <table:table-cell table:formula="of:=1+(0.75-1)/(0.6-1)*([.C372]-1)" office:value-type="percentage" office:value="0.854166666666667" calcext:value-type="percentage">
            <text:p>85.4%</text:p>
          </table:table-cell>
          <table:table-cell table:formula="of:=IF([.D372]&gt;[.$G$7];[.$F$7];IF([.D372]&gt;[.$G$8];[.$F$8];IF([.D372]&gt;[.$G$9];[.$F$9];IF([.D372]&gt;[.$G$10];[.$F$10];IF([.D372]&gt;[.$G$11];[.$F$11];IF([.D372]&gt;[.$G$12];[.$F$12];IF([.D372]&gt;[.$G$13];[.$F$13];IF([.D372]&gt;[.$G$14];[.$F$14];IF([.D372]&gt;[.$G$15];[.$F$15];IF([.D372]&gt;[.$G$16];[.$F$16];IF([.D372]&gt;[.$G$17];[.$F$17];IF([.D37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z10</text:p>
          </table:table-cell>
          <table:table-cell office:value-type="float" office:value="23" calcext:value-type="float">
            <text:p>23</text:p>
          </table:table-cell>
          <table:table-cell table:formula="of:=[.B373]/30" office:value-type="percentage" office:value="0.766666666666667" calcext:value-type="percentage">
            <text:p>76.7%</text:p>
          </table:table-cell>
          <table:table-cell table:formula="of:=1+(0.75-1)/(0.6-1)*([.C373]-1)" office:value-type="percentage" office:value="0.854166666666667" calcext:value-type="percentage">
            <text:p>85.4%</text:p>
          </table:table-cell>
          <table:table-cell table:formula="of:=IF([.D373]&gt;[.$G$7];[.$F$7];IF([.D373]&gt;[.$G$8];[.$F$8];IF([.D373]&gt;[.$G$9];[.$F$9];IF([.D373]&gt;[.$G$10];[.$F$10];IF([.D373]&gt;[.$G$11];[.$F$11];IF([.D373]&gt;[.$G$12];[.$F$12];IF([.D373]&gt;[.$G$13];[.$F$13];IF([.D373]&gt;[.$G$14];[.$F$14];IF([.D373]&gt;[.$G$15];[.$F$15];IF([.D373]&gt;[.$G$16];[.$F$16];IF([.D373]&gt;[.$G$17];[.$F$17];IF([.D37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h2</text:p>
          </table:table-cell>
          <table:table-cell office:value-type="float" office:value="22" calcext:value-type="float">
            <text:p>22</text:p>
          </table:table-cell>
          <table:table-cell table:formula="of:=[.B374]/30" office:value-type="percentage" office:value="0.733333333333333" calcext:value-type="percentage">
            <text:p>73.3%</text:p>
          </table:table-cell>
          <table:table-cell table:formula="of:=1+(0.75-1)/(0.6-1)*([.C374]-1)" office:value-type="percentage" office:value="0.833333333333333" calcext:value-type="percentage">
            <text:p>83.3%</text:p>
          </table:table-cell>
          <table:table-cell table:formula="of:=IF([.D374]&gt;[.$G$7];[.$F$7];IF([.D374]&gt;[.$G$8];[.$F$8];IF([.D374]&gt;[.$G$9];[.$F$9];IF([.D374]&gt;[.$G$10];[.$F$10];IF([.D374]&gt;[.$G$11];[.$F$11];IF([.D374]&gt;[.$G$12];[.$F$12];IF([.D374]&gt;[.$G$13];[.$F$13];IF([.D374]&gt;[.$G$14];[.$F$14];IF([.D374]&gt;[.$G$15];[.$F$15];IF([.D374]&gt;[.$G$16];[.$F$16];IF([.D374]&gt;[.$G$17];[.$F$17];IF([.D37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lgow2</text:p>
          </table:table-cell>
          <table:table-cell office:value-type="float" office:value="22" calcext:value-type="float">
            <text:p>22</text:p>
          </table:table-cell>
          <table:table-cell table:formula="of:=[.B375]/30" office:value-type="percentage" office:value="0.733333333333333" calcext:value-type="percentage">
            <text:p>73.3%</text:p>
          </table:table-cell>
          <table:table-cell table:formula="of:=1+(0.75-1)/(0.6-1)*([.C375]-1)" office:value-type="percentage" office:value="0.833333333333333" calcext:value-type="percentage">
            <text:p>83.3%</text:p>
          </table:table-cell>
          <table:table-cell table:formula="of:=IF([.D375]&gt;[.$G$7];[.$F$7];IF([.D375]&gt;[.$G$8];[.$F$8];IF([.D375]&gt;[.$G$9];[.$F$9];IF([.D375]&gt;[.$G$10];[.$F$10];IF([.D375]&gt;[.$G$11];[.$F$11];IF([.D375]&gt;[.$G$12];[.$F$12];IF([.D375]&gt;[.$G$13];[.$F$13];IF([.D375]&gt;[.$G$14];[.$F$14];IF([.D375]&gt;[.$G$15];[.$F$15];IF([.D375]&gt;[.$G$16];[.$F$16];IF([.D375]&gt;[.$G$17];[.$F$17];IF([.D37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maher2</text:p>
          </table:table-cell>
          <table:table-cell office:value-type="float" office:value="22" calcext:value-type="float">
            <text:p>22</text:p>
          </table:table-cell>
          <table:table-cell table:formula="of:=[.B376]/30" office:value-type="percentage" office:value="0.733333333333333" calcext:value-type="percentage">
            <text:p>73.3%</text:p>
          </table:table-cell>
          <table:table-cell table:formula="of:=1+(0.75-1)/(0.6-1)*([.C376]-1)" office:value-type="percentage" office:value="0.833333333333333" calcext:value-type="percentage">
            <text:p>83.3%</text:p>
          </table:table-cell>
          <table:table-cell table:formula="of:=IF([.D376]&gt;[.$G$7];[.$F$7];IF([.D376]&gt;[.$G$8];[.$F$8];IF([.D376]&gt;[.$G$9];[.$F$9];IF([.D376]&gt;[.$G$10];[.$F$10];IF([.D376]&gt;[.$G$11];[.$F$11];IF([.D376]&gt;[.$G$12];[.$F$12];IF([.D376]&gt;[.$G$13];[.$F$13];IF([.D376]&gt;[.$G$14];[.$F$14];IF([.D376]&gt;[.$G$15];[.$F$15];IF([.D376]&gt;[.$G$16];[.$F$16];IF([.D376]&gt;[.$G$17];[.$F$17];IF([.D37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ana2</text:p>
          </table:table-cell>
          <table:table-cell office:value-type="float" office:value="22" calcext:value-type="float">
            <text:p>22</text:p>
          </table:table-cell>
          <table:table-cell table:formula="of:=[.B377]/30" office:value-type="percentage" office:value="0.733333333333333" calcext:value-type="percentage">
            <text:p>73.3%</text:p>
          </table:table-cell>
          <table:table-cell table:formula="of:=1+(0.75-1)/(0.6-1)*([.C377]-1)" office:value-type="percentage" office:value="0.833333333333333" calcext:value-type="percentage">
            <text:p>83.3%</text:p>
          </table:table-cell>
          <table:table-cell table:formula="of:=IF([.D377]&gt;[.$G$7];[.$F$7];IF([.D377]&gt;[.$G$8];[.$F$8];IF([.D377]&gt;[.$G$9];[.$F$9];IF([.D377]&gt;[.$G$10];[.$F$10];IF([.D377]&gt;[.$G$11];[.$F$11];IF([.D377]&gt;[.$G$12];[.$F$12];IF([.D377]&gt;[.$G$13];[.$F$13];IF([.D377]&gt;[.$G$14];[.$F$14];IF([.D377]&gt;[.$G$15];[.$F$15];IF([.D377]&gt;[.$G$16];[.$F$16];IF([.D377]&gt;[.$G$17];[.$F$17];IF([.D37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ik2</text:p>
          </table:table-cell>
          <table:table-cell office:value-type="float" office:value="22" calcext:value-type="float">
            <text:p>22</text:p>
          </table:table-cell>
          <table:table-cell table:formula="of:=[.B378]/30" office:value-type="percentage" office:value="0.733333333333333" calcext:value-type="percentage">
            <text:p>73.3%</text:p>
          </table:table-cell>
          <table:table-cell table:formula="of:=1+(0.75-1)/(0.6-1)*([.C378]-1)" office:value-type="percentage" office:value="0.833333333333333" calcext:value-type="percentage">
            <text:p>83.3%</text:p>
          </table:table-cell>
          <table:table-cell table:formula="of:=IF([.D378]&gt;[.$G$7];[.$F$7];IF([.D378]&gt;[.$G$8];[.$F$8];IF([.D378]&gt;[.$G$9];[.$F$9];IF([.D378]&gt;[.$G$10];[.$F$10];IF([.D378]&gt;[.$G$11];[.$F$11];IF([.D378]&gt;[.$G$12];[.$F$12];IF([.D378]&gt;[.$G$13];[.$F$13];IF([.D378]&gt;[.$G$14];[.$F$14];IF([.D378]&gt;[.$G$15];[.$F$15];IF([.D378]&gt;[.$G$16];[.$F$16];IF([.D378]&gt;[.$G$17];[.$F$17];IF([.D37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ymut2</text:p>
          </table:table-cell>
          <table:table-cell office:value-type="float" office:value="22" calcext:value-type="float">
            <text:p>22</text:p>
          </table:table-cell>
          <table:table-cell table:formula="of:=[.B379]/30" office:value-type="percentage" office:value="0.733333333333333" calcext:value-type="percentage">
            <text:p>73.3%</text:p>
          </table:table-cell>
          <table:table-cell table:formula="of:=1+(0.75-1)/(0.6-1)*([.C379]-1)" office:value-type="percentage" office:value="0.833333333333333" calcext:value-type="percentage">
            <text:p>83.3%</text:p>
          </table:table-cell>
          <table:table-cell table:formula="of:=IF([.D379]&gt;[.$G$7];[.$F$7];IF([.D379]&gt;[.$G$8];[.$F$8];IF([.D379]&gt;[.$G$9];[.$F$9];IF([.D379]&gt;[.$G$10];[.$F$10];IF([.D379]&gt;[.$G$11];[.$F$11];IF([.D379]&gt;[.$G$12];[.$F$12];IF([.D379]&gt;[.$G$13];[.$F$13];IF([.D379]&gt;[.$G$14];[.$F$14];IF([.D379]&gt;[.$G$15];[.$F$15];IF([.D379]&gt;[.$G$16];[.$F$16];IF([.D379]&gt;[.$G$17];[.$F$17];IF([.D37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einbe2</text:p>
          </table:table-cell>
          <table:table-cell office:value-type="float" office:value="22" calcext:value-type="float">
            <text:p>22</text:p>
          </table:table-cell>
          <table:table-cell table:formula="of:=[.B380]/30" office:value-type="percentage" office:value="0.733333333333333" calcext:value-type="percentage">
            <text:p>73.3%</text:p>
          </table:table-cell>
          <table:table-cell table:formula="of:=1+(0.75-1)/(0.6-1)*([.C380]-1)" office:value-type="percentage" office:value="0.833333333333333" calcext:value-type="percentage">
            <text:p>83.3%</text:p>
          </table:table-cell>
          <table:table-cell table:formula="of:=IF([.D380]&gt;[.$G$7];[.$F$7];IF([.D380]&gt;[.$G$8];[.$F$8];IF([.D380]&gt;[.$G$9];[.$F$9];IF([.D380]&gt;[.$G$10];[.$F$10];IF([.D380]&gt;[.$G$11];[.$F$11];IF([.D380]&gt;[.$G$12];[.$F$12];IF([.D380]&gt;[.$G$13];[.$F$13];IF([.D380]&gt;[.$G$14];[.$F$14];IF([.D380]&gt;[.$G$15];[.$F$15];IF([.D380]&gt;[.$G$16];[.$F$16];IF([.D380]&gt;[.$G$17];[.$F$17];IF([.D38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li2</text:p>
          </table:table-cell>
          <table:table-cell office:value-type="float" office:value="22" calcext:value-type="float">
            <text:p>22</text:p>
          </table:table-cell>
          <table:table-cell table:formula="of:=[.B381]/30" office:value-type="percentage" office:value="0.733333333333333" calcext:value-type="percentage">
            <text:p>73.3%</text:p>
          </table:table-cell>
          <table:table-cell table:formula="of:=1+(0.75-1)/(0.6-1)*([.C381]-1)" office:value-type="percentage" office:value="0.833333333333333" calcext:value-type="percentage">
            <text:p>83.3%</text:p>
          </table:table-cell>
          <table:table-cell table:formula="of:=IF([.D381]&gt;[.$G$7];[.$F$7];IF([.D381]&gt;[.$G$8];[.$F$8];IF([.D381]&gt;[.$G$9];[.$F$9];IF([.D381]&gt;[.$G$10];[.$F$10];IF([.D381]&gt;[.$G$11];[.$F$11];IF([.D381]&gt;[.$G$12];[.$F$12];IF([.D381]&gt;[.$G$13];[.$F$13];IF([.D381]&gt;[.$G$14];[.$F$14];IF([.D381]&gt;[.$G$15];[.$F$15];IF([.D381]&gt;[.$G$16];[.$F$16];IF([.D381]&gt;[.$G$17];[.$F$17];IF([.D38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rozek2</text:p>
          </table:table-cell>
          <table:table-cell office:value-type="float" office:value="22" calcext:value-type="float">
            <text:p>22</text:p>
          </table:table-cell>
          <table:table-cell table:formula="of:=[.B382]/30" office:value-type="percentage" office:value="0.733333333333333" calcext:value-type="percentage">
            <text:p>73.3%</text:p>
          </table:table-cell>
          <table:table-cell table:formula="of:=1+(0.75-1)/(0.6-1)*([.C382]-1)" office:value-type="percentage" office:value="0.833333333333333" calcext:value-type="percentage">
            <text:p>83.3%</text:p>
          </table:table-cell>
          <table:table-cell table:formula="of:=IF([.D382]&gt;[.$G$7];[.$F$7];IF([.D382]&gt;[.$G$8];[.$F$8];IF([.D382]&gt;[.$G$9];[.$F$9];IF([.D382]&gt;[.$G$10];[.$F$10];IF([.D382]&gt;[.$G$11];[.$F$11];IF([.D382]&gt;[.$G$12];[.$F$12];IF([.D382]&gt;[.$G$13];[.$F$13];IF([.D382]&gt;[.$G$14];[.$F$14];IF([.D382]&gt;[.$G$15];[.$F$15];IF([.D382]&gt;[.$G$16];[.$F$16];IF([.D382]&gt;[.$G$17];[.$F$17];IF([.D38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acki2</text:p>
          </table:table-cell>
          <table:table-cell office:value-type="float" office:value="22" calcext:value-type="float">
            <text:p>22</text:p>
          </table:table-cell>
          <table:table-cell table:formula="of:=[.B383]/30" office:value-type="percentage" office:value="0.733333333333333" calcext:value-type="percentage">
            <text:p>73.3%</text:p>
          </table:table-cell>
          <table:table-cell table:formula="of:=1+(0.75-1)/(0.6-1)*([.C383]-1)" office:value-type="percentage" office:value="0.833333333333333" calcext:value-type="percentage">
            <text:p>83.3%</text:p>
          </table:table-cell>
          <table:table-cell table:formula="of:=IF([.D383]&gt;[.$G$7];[.$F$7];IF([.D383]&gt;[.$G$8];[.$F$8];IF([.D383]&gt;[.$G$9];[.$F$9];IF([.D383]&gt;[.$G$10];[.$F$10];IF([.D383]&gt;[.$G$11];[.$F$11];IF([.D383]&gt;[.$G$12];[.$F$12];IF([.D383]&gt;[.$G$13];[.$F$13];IF([.D383]&gt;[.$G$14];[.$F$14];IF([.D383]&gt;[.$G$15];[.$F$15];IF([.D383]&gt;[.$G$16];[.$F$16];IF([.D383]&gt;[.$G$17];[.$F$17];IF([.D38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uder2</text:p>
          </table:table-cell>
          <table:table-cell office:value-type="float" office:value="22" calcext:value-type="float">
            <text:p>22</text:p>
          </table:table-cell>
          <table:table-cell table:formula="of:=[.B384]/30" office:value-type="percentage" office:value="0.733333333333333" calcext:value-type="percentage">
            <text:p>73.3%</text:p>
          </table:table-cell>
          <table:table-cell table:formula="of:=1+(0.75-1)/(0.6-1)*([.C384]-1)" office:value-type="percentage" office:value="0.833333333333333" calcext:value-type="percentage">
            <text:p>83.3%</text:p>
          </table:table-cell>
          <table:table-cell table:formula="of:=IF([.D384]&gt;[.$G$7];[.$F$7];IF([.D384]&gt;[.$G$8];[.$F$8];IF([.D384]&gt;[.$G$9];[.$F$9];IF([.D384]&gt;[.$G$10];[.$F$10];IF([.D384]&gt;[.$G$11];[.$F$11];IF([.D384]&gt;[.$G$12];[.$F$12];IF([.D384]&gt;[.$G$13];[.$F$13];IF([.D384]&gt;[.$G$14];[.$F$14];IF([.D384]&gt;[.$G$15];[.$F$15];IF([.D384]&gt;[.$G$16];[.$F$16];IF([.D384]&gt;[.$G$17];[.$F$17];IF([.D38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vva2</text:p>
          </table:table-cell>
          <table:table-cell office:value-type="float" office:value="22" calcext:value-type="float">
            <text:p>22</text:p>
          </table:table-cell>
          <table:table-cell table:formula="of:=[.B385]/30" office:value-type="percentage" office:value="0.733333333333333" calcext:value-type="percentage">
            <text:p>73.3%</text:p>
          </table:table-cell>
          <table:table-cell table:formula="of:=1+(0.75-1)/(0.6-1)*([.C385]-1)" office:value-type="percentage" office:value="0.833333333333333" calcext:value-type="percentage">
            <text:p>83.3%</text:p>
          </table:table-cell>
          <table:table-cell table:formula="of:=IF([.D385]&gt;[.$G$7];[.$F$7];IF([.D385]&gt;[.$G$8];[.$F$8];IF([.D385]&gt;[.$G$9];[.$F$9];IF([.D385]&gt;[.$G$10];[.$F$10];IF([.D385]&gt;[.$G$11];[.$F$11];IF([.D385]&gt;[.$G$12];[.$F$12];IF([.D385]&gt;[.$G$13];[.$F$13];IF([.D385]&gt;[.$G$14];[.$F$14];IF([.D385]&gt;[.$G$15];[.$F$15];IF([.D385]&gt;[.$G$16];[.$F$16];IF([.D385]&gt;[.$G$17];[.$F$17];IF([.D38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er2</text:p>
          </table:table-cell>
          <table:table-cell office:value-type="float" office:value="22" calcext:value-type="float">
            <text:p>22</text:p>
          </table:table-cell>
          <table:table-cell table:formula="of:=[.B386]/30" office:value-type="percentage" office:value="0.733333333333333" calcext:value-type="percentage">
            <text:p>73.3%</text:p>
          </table:table-cell>
          <table:table-cell table:formula="of:=1+(0.75-1)/(0.6-1)*([.C386]-1)" office:value-type="percentage" office:value="0.833333333333333" calcext:value-type="percentage">
            <text:p>83.3%</text:p>
          </table:table-cell>
          <table:table-cell table:formula="of:=IF([.D386]&gt;[.$G$7];[.$F$7];IF([.D386]&gt;[.$G$8];[.$F$8];IF([.D386]&gt;[.$G$9];[.$F$9];IF([.D386]&gt;[.$G$10];[.$F$10];IF([.D386]&gt;[.$G$11];[.$F$11];IF([.D386]&gt;[.$G$12];[.$F$12];IF([.D386]&gt;[.$G$13];[.$F$13];IF([.D386]&gt;[.$G$14];[.$F$14];IF([.D386]&gt;[.$G$15];[.$F$15];IF([.D386]&gt;[.$G$16];[.$F$16];IF([.D386]&gt;[.$G$17];[.$F$17];IF([.D38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lant2</text:p>
          </table:table-cell>
          <table:table-cell office:value-type="float" office:value="22" calcext:value-type="float">
            <text:p>22</text:p>
          </table:table-cell>
          <table:table-cell table:formula="of:=[.B387]/30" office:value-type="percentage" office:value="0.733333333333333" calcext:value-type="percentage">
            <text:p>73.3%</text:p>
          </table:table-cell>
          <table:table-cell table:formula="of:=1+(0.75-1)/(0.6-1)*([.C387]-1)" office:value-type="percentage" office:value="0.833333333333333" calcext:value-type="percentage">
            <text:p>83.3%</text:p>
          </table:table-cell>
          <table:table-cell table:formula="of:=IF([.D387]&gt;[.$G$7];[.$F$7];IF([.D387]&gt;[.$G$8];[.$F$8];IF([.D387]&gt;[.$G$9];[.$F$9];IF([.D387]&gt;[.$G$10];[.$F$10];IF([.D387]&gt;[.$G$11];[.$F$11];IF([.D387]&gt;[.$G$12];[.$F$12];IF([.D387]&gt;[.$G$13];[.$F$13];IF([.D387]&gt;[.$G$14];[.$F$14];IF([.D387]&gt;[.$G$15];[.$F$15];IF([.D387]&gt;[.$G$16];[.$F$16];IF([.D387]&gt;[.$G$17];[.$F$17];IF([.D38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jinj2</text:p>
          </table:table-cell>
          <table:table-cell office:value-type="float" office:value="22" calcext:value-type="float">
            <text:p>22</text:p>
          </table:table-cell>
          <table:table-cell table:formula="of:=[.B388]/30" office:value-type="percentage" office:value="0.733333333333333" calcext:value-type="percentage">
            <text:p>73.3%</text:p>
          </table:table-cell>
          <table:table-cell table:formula="of:=1+(0.75-1)/(0.6-1)*([.C388]-1)" office:value-type="percentage" office:value="0.833333333333333" calcext:value-type="percentage">
            <text:p>83.3%</text:p>
          </table:table-cell>
          <table:table-cell table:formula="of:=IF([.D388]&gt;[.$G$7];[.$F$7];IF([.D388]&gt;[.$G$8];[.$F$8];IF([.D388]&gt;[.$G$9];[.$F$9];IF([.D388]&gt;[.$G$10];[.$F$10];IF([.D388]&gt;[.$G$11];[.$F$11];IF([.D388]&gt;[.$G$12];[.$F$12];IF([.D388]&gt;[.$G$13];[.$F$13];IF([.D388]&gt;[.$G$14];[.$F$14];IF([.D388]&gt;[.$G$15];[.$F$15];IF([.D388]&gt;[.$G$16];[.$F$16];IF([.D388]&gt;[.$G$17];[.$F$17];IF([.D38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yaa2</text:p>
          </table:table-cell>
          <table:table-cell office:value-type="float" office:value="22" calcext:value-type="float">
            <text:p>22</text:p>
          </table:table-cell>
          <table:table-cell table:formula="of:=[.B389]/30" office:value-type="percentage" office:value="0.733333333333333" calcext:value-type="percentage">
            <text:p>73.3%</text:p>
          </table:table-cell>
          <table:table-cell table:formula="of:=1+(0.75-1)/(0.6-1)*([.C389]-1)" office:value-type="percentage" office:value="0.833333333333333" calcext:value-type="percentage">
            <text:p>83.3%</text:p>
          </table:table-cell>
          <table:table-cell table:formula="of:=IF([.D389]&gt;[.$G$7];[.$F$7];IF([.D389]&gt;[.$G$8];[.$F$8];IF([.D389]&gt;[.$G$9];[.$F$9];IF([.D389]&gt;[.$G$10];[.$F$10];IF([.D389]&gt;[.$G$11];[.$F$11];IF([.D389]&gt;[.$G$12];[.$F$12];IF([.D389]&gt;[.$G$13];[.$F$13];IF([.D389]&gt;[.$G$14];[.$F$14];IF([.D389]&gt;[.$G$15];[.$F$15];IF([.D389]&gt;[.$G$16];[.$F$16];IF([.D389]&gt;[.$G$17];[.$F$17];IF([.D38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manc2</text:p>
          </table:table-cell>
          <table:table-cell office:value-type="float" office:value="22" calcext:value-type="float">
            <text:p>22</text:p>
          </table:table-cell>
          <table:table-cell table:formula="of:=[.B390]/30" office:value-type="percentage" office:value="0.733333333333333" calcext:value-type="percentage">
            <text:p>73.3%</text:p>
          </table:table-cell>
          <table:table-cell table:formula="of:=1+(0.75-1)/(0.6-1)*([.C390]-1)" office:value-type="percentage" office:value="0.833333333333333" calcext:value-type="percentage">
            <text:p>83.3%</text:p>
          </table:table-cell>
          <table:table-cell table:formula="of:=IF([.D390]&gt;[.$G$7];[.$F$7];IF([.D390]&gt;[.$G$8];[.$F$8];IF([.D390]&gt;[.$G$9];[.$F$9];IF([.D390]&gt;[.$G$10];[.$F$10];IF([.D390]&gt;[.$G$11];[.$F$11];IF([.D390]&gt;[.$G$12];[.$F$12];IF([.D390]&gt;[.$G$13];[.$F$13];IF([.D390]&gt;[.$G$14];[.$F$14];IF([.D390]&gt;[.$G$15];[.$F$15];IF([.D390]&gt;[.$G$16];[.$F$16];IF([.D390]&gt;[.$G$17];[.$F$17];IF([.D39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mero2</text:p>
          </table:table-cell>
          <table:table-cell office:value-type="float" office:value="22" calcext:value-type="float">
            <text:p>22</text:p>
          </table:table-cell>
          <table:table-cell table:formula="of:=[.B391]/30" office:value-type="percentage" office:value="0.733333333333333" calcext:value-type="percentage">
            <text:p>73.3%</text:p>
          </table:table-cell>
          <table:table-cell table:formula="of:=1+(0.75-1)/(0.6-1)*([.C391]-1)" office:value-type="percentage" office:value="0.833333333333333" calcext:value-type="percentage">
            <text:p>83.3%</text:p>
          </table:table-cell>
          <table:table-cell table:formula="of:=IF([.D391]&gt;[.$G$7];[.$F$7];IF([.D391]&gt;[.$G$8];[.$F$8];IF([.D391]&gt;[.$G$9];[.$F$9];IF([.D391]&gt;[.$G$10];[.$F$10];IF([.D391]&gt;[.$G$11];[.$F$11];IF([.D391]&gt;[.$G$12];[.$F$12];IF([.D391]&gt;[.$G$13];[.$F$13];IF([.D391]&gt;[.$G$14];[.$F$14];IF([.D391]&gt;[.$G$15];[.$F$15];IF([.D391]&gt;[.$G$16];[.$F$16];IF([.D391]&gt;[.$G$17];[.$F$17];IF([.D39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nelso3</text:p>
          </table:table-cell>
          <table:table-cell office:value-type="float" office:value="22" calcext:value-type="float">
            <text:p>22</text:p>
          </table:table-cell>
          <table:table-cell table:formula="of:=[.B392]/30" office:value-type="percentage" office:value="0.733333333333333" calcext:value-type="percentage">
            <text:p>73.3%</text:p>
          </table:table-cell>
          <table:table-cell table:formula="of:=1+(0.75-1)/(0.6-1)*([.C392]-1)" office:value-type="percentage" office:value="0.833333333333333" calcext:value-type="percentage">
            <text:p>83.3%</text:p>
          </table:table-cell>
          <table:table-cell table:formula="of:=IF([.D392]&gt;[.$G$7];[.$F$7];IF([.D392]&gt;[.$G$8];[.$F$8];IF([.D392]&gt;[.$G$9];[.$F$9];IF([.D392]&gt;[.$G$10];[.$F$10];IF([.D392]&gt;[.$G$11];[.$F$11];IF([.D392]&gt;[.$G$12];[.$F$12];IF([.D392]&gt;[.$G$13];[.$F$13];IF([.D392]&gt;[.$G$14];[.$F$14];IF([.D392]&gt;[.$G$15];[.$F$15];IF([.D392]&gt;[.$G$16];[.$F$16];IF([.D392]&gt;[.$G$17];[.$F$17];IF([.D39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kes2</text:p>
          </table:table-cell>
          <table:table-cell office:value-type="float" office:value="22" calcext:value-type="float">
            <text:p>22</text:p>
          </table:table-cell>
          <table:table-cell table:formula="of:=[.B393]/30" office:value-type="percentage" office:value="0.733333333333333" calcext:value-type="percentage">
            <text:p>73.3%</text:p>
          </table:table-cell>
          <table:table-cell table:formula="of:=1+(0.75-1)/(0.6-1)*([.C393]-1)" office:value-type="percentage" office:value="0.833333333333333" calcext:value-type="percentage">
            <text:p>83.3%</text:p>
          </table:table-cell>
          <table:table-cell table:formula="of:=IF([.D393]&gt;[.$G$7];[.$F$7];IF([.D393]&gt;[.$G$8];[.$F$8];IF([.D393]&gt;[.$G$9];[.$F$9];IF([.D393]&gt;[.$G$10];[.$F$10];IF([.D393]&gt;[.$G$11];[.$F$11];IF([.D393]&gt;[.$G$12];[.$F$12];IF([.D393]&gt;[.$G$13];[.$F$13];IF([.D393]&gt;[.$G$14];[.$F$14];IF([.D393]&gt;[.$G$15];[.$F$15];IF([.D393]&gt;[.$G$16];[.$F$16];IF([.D393]&gt;[.$G$17];[.$F$17];IF([.D39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han2</text:p>
          </table:table-cell>
          <table:table-cell office:value-type="float" office:value="22" calcext:value-type="float">
            <text:p>22</text:p>
          </table:table-cell>
          <table:table-cell table:formula="of:=[.B394]/30" office:value-type="percentage" office:value="0.733333333333333" calcext:value-type="percentage">
            <text:p>73.3%</text:p>
          </table:table-cell>
          <table:table-cell table:formula="of:=1+(0.75-1)/(0.6-1)*([.C394]-1)" office:value-type="percentage" office:value="0.833333333333333" calcext:value-type="percentage">
            <text:p>83.3%</text:p>
          </table:table-cell>
          <table:table-cell table:formula="of:=IF([.D394]&gt;[.$G$7];[.$F$7];IF([.D394]&gt;[.$G$8];[.$F$8];IF([.D394]&gt;[.$G$9];[.$F$9];IF([.D394]&gt;[.$G$10];[.$F$10];IF([.D394]&gt;[.$G$11];[.$F$11];IF([.D394]&gt;[.$G$12];[.$F$12];IF([.D394]&gt;[.$G$13];[.$F$13];IF([.D394]&gt;[.$G$14];[.$F$14];IF([.D394]&gt;[.$G$15];[.$F$15];IF([.D394]&gt;[.$G$16];[.$F$16];IF([.D394]&gt;[.$G$17];[.$F$17];IF([.D39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ciaa2</text:p>
          </table:table-cell>
          <table:table-cell office:value-type="float" office:value="22" calcext:value-type="float">
            <text:p>22</text:p>
          </table:table-cell>
          <table:table-cell table:formula="of:=[.B395]/30" office:value-type="percentage" office:value="0.733333333333333" calcext:value-type="percentage">
            <text:p>73.3%</text:p>
          </table:table-cell>
          <table:table-cell table:formula="of:=1+(0.75-1)/(0.6-1)*([.C395]-1)" office:value-type="percentage" office:value="0.833333333333333" calcext:value-type="percentage">
            <text:p>83.3%</text:p>
          </table:table-cell>
          <table:table-cell table:formula="of:=IF([.D395]&gt;[.$G$7];[.$F$7];IF([.D395]&gt;[.$G$8];[.$F$8];IF([.D395]&gt;[.$G$9];[.$F$9];IF([.D395]&gt;[.$G$10];[.$F$10];IF([.D395]&gt;[.$G$11];[.$F$11];IF([.D395]&gt;[.$G$12];[.$F$12];IF([.D395]&gt;[.$G$13];[.$F$13];IF([.D395]&gt;[.$G$14];[.$F$14];IF([.D395]&gt;[.$G$15];[.$F$15];IF([.D395]&gt;[.$G$16];[.$F$16];IF([.D395]&gt;[.$G$17];[.$F$17];IF([.D39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im14</text:p>
          </table:table-cell>
          <table:table-cell office:value-type="float" office:value="22" calcext:value-type="float">
            <text:p>22</text:p>
          </table:table-cell>
          <table:table-cell table:formula="of:=[.B396]/30" office:value-type="percentage" office:value="0.733333333333333" calcext:value-type="percentage">
            <text:p>73.3%</text:p>
          </table:table-cell>
          <table:table-cell table:formula="of:=1+(0.75-1)/(0.6-1)*([.C396]-1)" office:value-type="percentage" office:value="0.833333333333333" calcext:value-type="percentage">
            <text:p>83.3%</text:p>
          </table:table-cell>
          <table:table-cell table:formula="of:=IF([.D396]&gt;[.$G$7];[.$F$7];IF([.D396]&gt;[.$G$8];[.$F$8];IF([.D396]&gt;[.$G$9];[.$F$9];IF([.D396]&gt;[.$G$10];[.$F$10];IF([.D396]&gt;[.$G$11];[.$F$11];IF([.D396]&gt;[.$G$12];[.$F$12];IF([.D396]&gt;[.$G$13];[.$F$13];IF([.D396]&gt;[.$G$14];[.$F$14];IF([.D396]&gt;[.$G$15];[.$F$15];IF([.D396]&gt;[.$G$16];[.$F$16];IF([.D396]&gt;[.$G$17];[.$F$17];IF([.D39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obrc2</text:p>
          </table:table-cell>
          <table:table-cell office:value-type="float" office:value="22" calcext:value-type="float">
            <text:p>22</text:p>
          </table:table-cell>
          <table:table-cell table:formula="of:=[.B397]/30" office:value-type="percentage" office:value="0.733333333333333" calcext:value-type="percentage">
            <text:p>73.3%</text:p>
          </table:table-cell>
          <table:table-cell table:formula="of:=1+(0.75-1)/(0.6-1)*([.C397]-1)" office:value-type="percentage" office:value="0.833333333333333" calcext:value-type="percentage">
            <text:p>83.3%</text:p>
          </table:table-cell>
          <table:table-cell table:formula="of:=IF([.D397]&gt;[.$G$7];[.$F$7];IF([.D397]&gt;[.$G$8];[.$F$8];IF([.D397]&gt;[.$G$9];[.$F$9];IF([.D397]&gt;[.$G$10];[.$F$10];IF([.D397]&gt;[.$G$11];[.$F$11];IF([.D397]&gt;[.$G$12];[.$F$12];IF([.D397]&gt;[.$G$13];[.$F$13];IF([.D397]&gt;[.$G$14];[.$F$14];IF([.D397]&gt;[.$G$15];[.$F$15];IF([.D397]&gt;[.$G$16];[.$F$16];IF([.D397]&gt;[.$G$17];[.$F$17];IF([.D39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oni3</text:p>
          </table:table-cell>
          <table:table-cell office:value-type="float" office:value="22" calcext:value-type="float">
            <text:p>22</text:p>
          </table:table-cell>
          <table:table-cell table:formula="of:=[.B398]/30" office:value-type="percentage" office:value="0.733333333333333" calcext:value-type="percentage">
            <text:p>73.3%</text:p>
          </table:table-cell>
          <table:table-cell table:formula="of:=1+(0.75-1)/(0.6-1)*([.C398]-1)" office:value-type="percentage" office:value="0.833333333333333" calcext:value-type="percentage">
            <text:p>83.3%</text:p>
          </table:table-cell>
          <table:table-cell table:formula="of:=IF([.D398]&gt;[.$G$7];[.$F$7];IF([.D398]&gt;[.$G$8];[.$F$8];IF([.D398]&gt;[.$G$9];[.$F$9];IF([.D398]&gt;[.$G$10];[.$F$10];IF([.D398]&gt;[.$G$11];[.$F$11];IF([.D398]&gt;[.$G$12];[.$F$12];IF([.D398]&gt;[.$G$13];[.$F$13];IF([.D398]&gt;[.$G$14];[.$F$14];IF([.D398]&gt;[.$G$15];[.$F$15];IF([.D398]&gt;[.$G$16];[.$F$16];IF([.D398]&gt;[.$G$17];[.$F$17];IF([.D39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ayuan3</text:p>
          </table:table-cell>
          <table:table-cell office:value-type="float" office:value="22" calcext:value-type="float">
            <text:p>22</text:p>
          </table:table-cell>
          <table:table-cell table:formula="of:=[.B399]/30" office:value-type="percentage" office:value="0.733333333333333" calcext:value-type="percentage">
            <text:p>73.3%</text:p>
          </table:table-cell>
          <table:table-cell table:formula="of:=1+(0.75-1)/(0.6-1)*([.C399]-1)" office:value-type="percentage" office:value="0.833333333333333" calcext:value-type="percentage">
            <text:p>83.3%</text:p>
          </table:table-cell>
          <table:table-cell table:formula="of:=IF([.D399]&gt;[.$G$7];[.$F$7];IF([.D399]&gt;[.$G$8];[.$F$8];IF([.D399]&gt;[.$G$9];[.$F$9];IF([.D399]&gt;[.$G$10];[.$F$10];IF([.D399]&gt;[.$G$11];[.$F$11];IF([.D399]&gt;[.$G$12];[.$F$12];IF([.D399]&gt;[.$G$13];[.$F$13];IF([.D399]&gt;[.$G$14];[.$F$14];IF([.D399]&gt;[.$G$15];[.$F$15];IF([.D399]&gt;[.$G$16];[.$F$16];IF([.D399]&gt;[.$G$17];[.$F$17];IF([.D39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2</text:p>
          </table:table-cell>
          <table:table-cell office:value-type="float" office:value="22" calcext:value-type="float">
            <text:p>22</text:p>
          </table:table-cell>
          <table:table-cell table:formula="of:=[.B400]/30" office:value-type="percentage" office:value="0.733333333333333" calcext:value-type="percentage">
            <text:p>73.3%</text:p>
          </table:table-cell>
          <table:table-cell table:formula="of:=1+(0.75-1)/(0.6-1)*([.C400]-1)" office:value-type="percentage" office:value="0.833333333333333" calcext:value-type="percentage">
            <text:p>83.3%</text:p>
          </table:table-cell>
          <table:table-cell table:formula="of:=IF([.D400]&gt;[.$G$7];[.$F$7];IF([.D400]&gt;[.$G$8];[.$F$8];IF([.D400]&gt;[.$G$9];[.$F$9];IF([.D400]&gt;[.$G$10];[.$F$10];IF([.D400]&gt;[.$G$11];[.$F$11];IF([.D400]&gt;[.$G$12];[.$F$12];IF([.D400]&gt;[.$G$13];[.$F$13];IF([.D400]&gt;[.$G$14];[.$F$14];IF([.D400]&gt;[.$G$15];[.$F$15];IF([.D400]&gt;[.$G$16];[.$F$16];IF([.D400]&gt;[.$G$17];[.$F$17];IF([.D40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amare2</text:p>
          </table:table-cell>
          <table:table-cell office:value-type="float" office:value="22" calcext:value-type="float">
            <text:p>22</text:p>
          </table:table-cell>
          <table:table-cell table:formula="of:=[.B401]/30" office:value-type="percentage" office:value="0.733333333333333" calcext:value-type="percentage">
            <text:p>73.3%</text:p>
          </table:table-cell>
          <table:table-cell table:formula="of:=1+(0.75-1)/(0.6-1)*([.C401]-1)" office:value-type="percentage" office:value="0.833333333333333" calcext:value-type="percentage">
            <text:p>83.3%</text:p>
          </table:table-cell>
          <table:table-cell table:formula="of:=IF([.D401]&gt;[.$G$7];[.$F$7];IF([.D401]&gt;[.$G$8];[.$F$8];IF([.D401]&gt;[.$G$9];[.$F$9];IF([.D401]&gt;[.$G$10];[.$F$10];IF([.D401]&gt;[.$G$11];[.$F$11];IF([.D401]&gt;[.$G$12];[.$F$12];IF([.D401]&gt;[.$G$13];[.$F$13];IF([.D401]&gt;[.$G$14];[.$F$14];IF([.D401]&gt;[.$G$15];[.$F$15];IF([.D401]&gt;[.$G$16];[.$F$16];IF([.D401]&gt;[.$G$17];[.$F$17];IF([.D40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ehne2</text:p>
          </table:table-cell>
          <table:table-cell office:value-type="float" office:value="22" calcext:value-type="float">
            <text:p>22</text:p>
          </table:table-cell>
          <table:table-cell table:formula="of:=[.B402]/30" office:value-type="percentage" office:value="0.733333333333333" calcext:value-type="percentage">
            <text:p>73.3%</text:p>
          </table:table-cell>
          <table:table-cell table:formula="of:=1+(0.75-1)/(0.6-1)*([.C402]-1)" office:value-type="percentage" office:value="0.833333333333333" calcext:value-type="percentage">
            <text:p>83.3%</text:p>
          </table:table-cell>
          <table:table-cell table:formula="of:=IF([.D402]&gt;[.$G$7];[.$F$7];IF([.D402]&gt;[.$G$8];[.$F$8];IF([.D402]&gt;[.$G$9];[.$F$9];IF([.D402]&gt;[.$G$10];[.$F$10];IF([.D402]&gt;[.$G$11];[.$F$11];IF([.D402]&gt;[.$G$12];[.$F$12];IF([.D402]&gt;[.$G$13];[.$F$13];IF([.D402]&gt;[.$G$14];[.$F$14];IF([.D402]&gt;[.$G$15];[.$F$15];IF([.D402]&gt;[.$G$16];[.$F$16];IF([.D402]&gt;[.$G$17];[.$F$17];IF([.D40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sca2</text:p>
          </table:table-cell>
          <table:table-cell office:value-type="float" office:value="22" calcext:value-type="float">
            <text:p>22</text:p>
          </table:table-cell>
          <table:table-cell table:formula="of:=[.B403]/30" office:value-type="percentage" office:value="0.733333333333333" calcext:value-type="percentage">
            <text:p>73.3%</text:p>
          </table:table-cell>
          <table:table-cell table:formula="of:=1+(0.75-1)/(0.6-1)*([.C403]-1)" office:value-type="percentage" office:value="0.833333333333333" calcext:value-type="percentage">
            <text:p>83.3%</text:p>
          </table:table-cell>
          <table:table-cell table:formula="of:=IF([.D403]&gt;[.$G$7];[.$F$7];IF([.D403]&gt;[.$G$8];[.$F$8];IF([.D403]&gt;[.$G$9];[.$F$9];IF([.D403]&gt;[.$G$10];[.$F$10];IF([.D403]&gt;[.$G$11];[.$F$11];IF([.D403]&gt;[.$G$12];[.$F$12];IF([.D403]&gt;[.$G$13];[.$F$13];IF([.D403]&gt;[.$G$14];[.$F$14];IF([.D403]&gt;[.$G$15];[.$F$15];IF([.D403]&gt;[.$G$16];[.$F$16];IF([.D403]&gt;[.$G$17];[.$F$17];IF([.D40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g3</text:p>
          </table:table-cell>
          <table:table-cell office:value-type="float" office:value="22" calcext:value-type="float">
            <text:p>22</text:p>
          </table:table-cell>
          <table:table-cell table:formula="of:=[.B404]/30" office:value-type="percentage" office:value="0.733333333333333" calcext:value-type="percentage">
            <text:p>73.3%</text:p>
          </table:table-cell>
          <table:table-cell table:formula="of:=1+(0.75-1)/(0.6-1)*([.C404]-1)" office:value-type="percentage" office:value="0.833333333333333" calcext:value-type="percentage">
            <text:p>83.3%</text:p>
          </table:table-cell>
          <table:table-cell table:formula="of:=IF([.D404]&gt;[.$G$7];[.$F$7];IF([.D404]&gt;[.$G$8];[.$F$8];IF([.D404]&gt;[.$G$9];[.$F$9];IF([.D404]&gt;[.$G$10];[.$F$10];IF([.D404]&gt;[.$G$11];[.$F$11];IF([.D404]&gt;[.$G$12];[.$F$12];IF([.D404]&gt;[.$G$13];[.$F$13];IF([.D404]&gt;[.$G$14];[.$F$14];IF([.D404]&gt;[.$G$15];[.$F$15];IF([.D404]&gt;[.$G$16];[.$F$16];IF([.D404]&gt;[.$G$17];[.$F$17];IF([.D40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16</text:p>
          </table:table-cell>
          <table:table-cell office:value-type="float" office:value="22" calcext:value-type="float">
            <text:p>22</text:p>
          </table:table-cell>
          <table:table-cell table:formula="of:=[.B405]/30" office:value-type="percentage" office:value="0.733333333333333" calcext:value-type="percentage">
            <text:p>73.3%</text:p>
          </table:table-cell>
          <table:table-cell table:formula="of:=1+(0.75-1)/(0.6-1)*([.C405]-1)" office:value-type="percentage" office:value="0.833333333333333" calcext:value-type="percentage">
            <text:p>83.3%</text:p>
          </table:table-cell>
          <table:table-cell table:formula="of:=IF([.D405]&gt;[.$G$7];[.$F$7];IF([.D405]&gt;[.$G$8];[.$F$8];IF([.D405]&gt;[.$G$9];[.$F$9];IF([.D405]&gt;[.$G$10];[.$F$10];IF([.D405]&gt;[.$G$11];[.$F$11];IF([.D405]&gt;[.$G$12];[.$F$12];IF([.D405]&gt;[.$G$13];[.$F$13];IF([.D405]&gt;[.$G$14];[.$F$14];IF([.D405]&gt;[.$G$15];[.$F$15];IF([.D405]&gt;[.$G$16];[.$F$16];IF([.D405]&gt;[.$G$17];[.$F$17];IF([.D40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evers2</text:p>
          </table:table-cell>
          <table:table-cell office:value-type="float" office:value="22" calcext:value-type="float">
            <text:p>22</text:p>
          </table:table-cell>
          <table:table-cell table:formula="of:=[.B406]/30" office:value-type="percentage" office:value="0.733333333333333" calcext:value-type="percentage">
            <text:p>73.3%</text:p>
          </table:table-cell>
          <table:table-cell table:formula="of:=1+(0.75-1)/(0.6-1)*([.C406]-1)" office:value-type="percentage" office:value="0.833333333333333" calcext:value-type="percentage">
            <text:p>83.3%</text:p>
          </table:table-cell>
          <table:table-cell table:formula="of:=IF([.D406]&gt;[.$G$7];[.$F$7];IF([.D406]&gt;[.$G$8];[.$F$8];IF([.D406]&gt;[.$G$9];[.$F$9];IF([.D406]&gt;[.$G$10];[.$F$10];IF([.D406]&gt;[.$G$11];[.$F$11];IF([.D406]&gt;[.$G$12];[.$F$12];IF([.D406]&gt;[.$G$13];[.$F$13];IF([.D406]&gt;[.$G$14];[.$F$14];IF([.D406]&gt;[.$G$15];[.$F$15];IF([.D406]&gt;[.$G$16];[.$F$16];IF([.D406]&gt;[.$G$17];[.$F$17];IF([.D40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schmd2</text:p>
          </table:table-cell>
          <table:table-cell office:value-type="float" office:value="22" calcext:value-type="float">
            <text:p>22</text:p>
          </table:table-cell>
          <table:table-cell table:formula="of:=[.B407]/30" office:value-type="percentage" office:value="0.733333333333333" calcext:value-type="percentage">
            <text:p>73.3%</text:p>
          </table:table-cell>
          <table:table-cell table:formula="of:=1+(0.75-1)/(0.6-1)*([.C407]-1)" office:value-type="percentage" office:value="0.833333333333333" calcext:value-type="percentage">
            <text:p>83.3%</text:p>
          </table:table-cell>
          <table:table-cell table:formula="of:=IF([.D407]&gt;[.$G$7];[.$F$7];IF([.D407]&gt;[.$G$8];[.$F$8];IF([.D407]&gt;[.$G$9];[.$F$9];IF([.D407]&gt;[.$G$10];[.$F$10];IF([.D407]&gt;[.$G$11];[.$F$11];IF([.D407]&gt;[.$G$12];[.$F$12];IF([.D407]&gt;[.$G$13];[.$F$13];IF([.D407]&gt;[.$G$14];[.$F$14];IF([.D407]&gt;[.$G$15];[.$F$15];IF([.D407]&gt;[.$G$16];[.$F$16];IF([.D407]&gt;[.$G$17];[.$F$17];IF([.D40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art2</text:p>
          </table:table-cell>
          <table:table-cell office:value-type="float" office:value="22" calcext:value-type="float">
            <text:p>22</text:p>
          </table:table-cell>
          <table:table-cell table:formula="of:=[.B408]/30" office:value-type="percentage" office:value="0.733333333333333" calcext:value-type="percentage">
            <text:p>73.3%</text:p>
          </table:table-cell>
          <table:table-cell table:formula="of:=1+(0.75-1)/(0.6-1)*([.C408]-1)" office:value-type="percentage" office:value="0.833333333333333" calcext:value-type="percentage">
            <text:p>83.3%</text:p>
          </table:table-cell>
          <table:table-cell table:formula="of:=IF([.D408]&gt;[.$G$7];[.$F$7];IF([.D408]&gt;[.$G$8];[.$F$8];IF([.D408]&gt;[.$G$9];[.$F$9];IF([.D408]&gt;[.$G$10];[.$F$10];IF([.D408]&gt;[.$G$11];[.$F$11];IF([.D408]&gt;[.$G$12];[.$F$12];IF([.D408]&gt;[.$G$13];[.$F$13];IF([.D408]&gt;[.$G$14];[.$F$14];IF([.D408]&gt;[.$G$15];[.$F$15];IF([.D408]&gt;[.$G$16];[.$F$16];IF([.D408]&gt;[.$G$17];[.$F$17];IF([.D40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gk2</text:p>
          </table:table-cell>
          <table:table-cell office:value-type="float" office:value="22" calcext:value-type="float">
            <text:p>22</text:p>
          </table:table-cell>
          <table:table-cell table:formula="of:=[.B409]/30" office:value-type="percentage" office:value="0.733333333333333" calcext:value-type="percentage">
            <text:p>73.3%</text:p>
          </table:table-cell>
          <table:table-cell table:formula="of:=1+(0.75-1)/(0.6-1)*([.C409]-1)" office:value-type="percentage" office:value="0.833333333333333" calcext:value-type="percentage">
            <text:p>83.3%</text:p>
          </table:table-cell>
          <table:table-cell table:formula="of:=IF([.D409]&gt;[.$G$7];[.$F$7];IF([.D409]&gt;[.$G$8];[.$F$8];IF([.D409]&gt;[.$G$9];[.$F$9];IF([.D409]&gt;[.$G$10];[.$F$10];IF([.D409]&gt;[.$G$11];[.$F$11];IF([.D409]&gt;[.$G$12];[.$F$12];IF([.D409]&gt;[.$G$13];[.$F$13];IF([.D409]&gt;[.$G$14];[.$F$14];IF([.D409]&gt;[.$G$15];[.$F$15];IF([.D409]&gt;[.$G$16];[.$F$16];IF([.D409]&gt;[.$G$17];[.$F$17];IF([.D40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eevp2</text:p>
          </table:table-cell>
          <table:table-cell office:value-type="float" office:value="22" calcext:value-type="float">
            <text:p>22</text:p>
          </table:table-cell>
          <table:table-cell table:formula="of:=[.B410]/30" office:value-type="percentage" office:value="0.733333333333333" calcext:value-type="percentage">
            <text:p>73.3%</text:p>
          </table:table-cell>
          <table:table-cell table:formula="of:=1+(0.75-1)/(0.6-1)*([.C410]-1)" office:value-type="percentage" office:value="0.833333333333333" calcext:value-type="percentage">
            <text:p>83.3%</text:p>
          </table:table-cell>
          <table:table-cell table:formula="of:=IF([.D410]&gt;[.$G$7];[.$F$7];IF([.D410]&gt;[.$G$8];[.$F$8];IF([.D410]&gt;[.$G$9];[.$F$9];IF([.D410]&gt;[.$G$10];[.$F$10];IF([.D410]&gt;[.$G$11];[.$F$11];IF([.D410]&gt;[.$G$12];[.$F$12];IF([.D410]&gt;[.$G$13];[.$F$13];IF([.D410]&gt;[.$G$14];[.$F$14];IF([.D410]&gt;[.$G$15];[.$F$15];IF([.D410]&gt;[.$G$16];[.$F$16];IF([.D410]&gt;[.$G$17];[.$F$17];IF([.D41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rbs2</text:p>
          </table:table-cell>
          <table:table-cell office:value-type="float" office:value="22" calcext:value-type="float">
            <text:p>22</text:p>
          </table:table-cell>
          <table:table-cell table:formula="of:=[.B411]/30" office:value-type="percentage" office:value="0.733333333333333" calcext:value-type="percentage">
            <text:p>73.3%</text:p>
          </table:table-cell>
          <table:table-cell table:formula="of:=1+(0.75-1)/(0.6-1)*([.C411]-1)" office:value-type="percentage" office:value="0.833333333333333" calcext:value-type="percentage">
            <text:p>83.3%</text:p>
          </table:table-cell>
          <table:table-cell table:formula="of:=IF([.D411]&gt;[.$G$7];[.$F$7];IF([.D411]&gt;[.$G$8];[.$F$8];IF([.D411]&gt;[.$G$9];[.$F$9];IF([.D411]&gt;[.$G$10];[.$F$10];IF([.D411]&gt;[.$G$11];[.$F$11];IF([.D411]&gt;[.$G$12];[.$F$12];IF([.D411]&gt;[.$G$13];[.$F$13];IF([.D411]&gt;[.$G$14];[.$F$14];IF([.D411]&gt;[.$G$15];[.$F$15];IF([.D411]&gt;[.$G$16];[.$F$16];IF([.D411]&gt;[.$G$17];[.$F$17];IF([.D41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ndm2</text:p>
          </table:table-cell>
          <table:table-cell office:value-type="float" office:value="22" calcext:value-type="float">
            <text:p>22</text:p>
          </table:table-cell>
          <table:table-cell table:formula="of:=[.B412]/30" office:value-type="percentage" office:value="0.733333333333333" calcext:value-type="percentage">
            <text:p>73.3%</text:p>
          </table:table-cell>
          <table:table-cell table:formula="of:=1+(0.75-1)/(0.6-1)*([.C412]-1)" office:value-type="percentage" office:value="0.833333333333333" calcext:value-type="percentage">
            <text:p>83.3%</text:p>
          </table:table-cell>
          <table:table-cell table:formula="of:=IF([.D412]&gt;[.$G$7];[.$F$7];IF([.D412]&gt;[.$G$8];[.$F$8];IF([.D412]&gt;[.$G$9];[.$F$9];IF([.D412]&gt;[.$G$10];[.$F$10];IF([.D412]&gt;[.$G$11];[.$F$11];IF([.D412]&gt;[.$G$12];[.$F$12];IF([.D412]&gt;[.$G$13];[.$F$13];IF([.D412]&gt;[.$G$14];[.$F$14];IF([.D412]&gt;[.$G$15];[.$F$15];IF([.D412]&gt;[.$G$16];[.$F$16];IF([.D412]&gt;[.$G$17];[.$F$17];IF([.D41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am2</text:p>
          </table:table-cell>
          <table:table-cell office:value-type="float" office:value="22" calcext:value-type="float">
            <text:p>22</text:p>
          </table:table-cell>
          <table:table-cell table:formula="of:=[.B413]/30" office:value-type="percentage" office:value="0.733333333333333" calcext:value-type="percentage">
            <text:p>73.3%</text:p>
          </table:table-cell>
          <table:table-cell table:formula="of:=1+(0.75-1)/(0.6-1)*([.C413]-1)" office:value-type="percentage" office:value="0.833333333333333" calcext:value-type="percentage">
            <text:p>83.3%</text:p>
          </table:table-cell>
          <table:table-cell table:formula="of:=IF([.D413]&gt;[.$G$7];[.$F$7];IF([.D413]&gt;[.$G$8];[.$F$8];IF([.D413]&gt;[.$G$9];[.$F$9];IF([.D413]&gt;[.$G$10];[.$F$10];IF([.D413]&gt;[.$G$11];[.$F$11];IF([.D413]&gt;[.$G$12];[.$F$12];IF([.D413]&gt;[.$G$13];[.$F$13];IF([.D413]&gt;[.$G$14];[.$F$14];IF([.D413]&gt;[.$G$15];[.$F$15];IF([.D413]&gt;[.$G$16];[.$F$16];IF([.D413]&gt;[.$G$17];[.$F$17];IF([.D41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rwan3</text:p>
          </table:table-cell>
          <table:table-cell office:value-type="float" office:value="22" calcext:value-type="float">
            <text:p>22</text:p>
          </table:table-cell>
          <table:table-cell table:formula="of:=[.B414]/30" office:value-type="percentage" office:value="0.733333333333333" calcext:value-type="percentage">
            <text:p>73.3%</text:p>
          </table:table-cell>
          <table:table-cell table:formula="of:=1+(0.75-1)/(0.6-1)*([.C414]-1)" office:value-type="percentage" office:value="0.833333333333333" calcext:value-type="percentage">
            <text:p>83.3%</text:p>
          </table:table-cell>
          <table:table-cell table:formula="of:=IF([.D414]&gt;[.$G$7];[.$F$7];IF([.D414]&gt;[.$G$8];[.$F$8];IF([.D414]&gt;[.$G$9];[.$F$9];IF([.D414]&gt;[.$G$10];[.$F$10];IF([.D414]&gt;[.$G$11];[.$F$11];IF([.D414]&gt;[.$G$12];[.$F$12];IF([.D414]&gt;[.$G$13];[.$F$13];IF([.D414]&gt;[.$G$14];[.$F$14];IF([.D414]&gt;[.$G$15];[.$F$15];IF([.D414]&gt;[.$G$16];[.$F$16];IF([.D414]&gt;[.$G$17];[.$F$17];IF([.D41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dil6</text:p>
          </table:table-cell>
          <table:table-cell office:value-type="float" office:value="22" calcext:value-type="float">
            <text:p>22</text:p>
          </table:table-cell>
          <table:table-cell table:formula="of:=[.B415]/30" office:value-type="percentage" office:value="0.733333333333333" calcext:value-type="percentage">
            <text:p>73.3%</text:p>
          </table:table-cell>
          <table:table-cell table:formula="of:=1+(0.75-1)/(0.6-1)*([.C415]-1)" office:value-type="percentage" office:value="0.833333333333333" calcext:value-type="percentage">
            <text:p>83.3%</text:p>
          </table:table-cell>
          <table:table-cell table:formula="of:=IF([.D415]&gt;[.$G$7];[.$F$7];IF([.D415]&gt;[.$G$8];[.$F$8];IF([.D415]&gt;[.$G$9];[.$F$9];IF([.D415]&gt;[.$G$10];[.$F$10];IF([.D415]&gt;[.$G$11];[.$F$11];IF([.D415]&gt;[.$G$12];[.$F$12];IF([.D415]&gt;[.$G$13];[.$F$13];IF([.D415]&gt;[.$G$14];[.$F$14];IF([.D415]&gt;[.$G$15];[.$F$15];IF([.D415]&gt;[.$G$16];[.$F$16];IF([.D415]&gt;[.$G$17];[.$F$17];IF([.D41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chris2</text:p>
          </table:table-cell>
          <table:table-cell office:value-type="float" office:value="22" calcext:value-type="float">
            <text:p>22</text:p>
          </table:table-cell>
          <table:table-cell table:formula="of:=[.B416]/30" office:value-type="percentage" office:value="0.733333333333333" calcext:value-type="percentage">
            <text:p>73.3%</text:p>
          </table:table-cell>
          <table:table-cell table:formula="of:=1+(0.75-1)/(0.6-1)*([.C416]-1)" office:value-type="percentage" office:value="0.833333333333333" calcext:value-type="percentage">
            <text:p>83.3%</text:p>
          </table:table-cell>
          <table:table-cell table:formula="of:=IF([.D416]&gt;[.$G$7];[.$F$7];IF([.D416]&gt;[.$G$8];[.$F$8];IF([.D416]&gt;[.$G$9];[.$F$9];IF([.D416]&gt;[.$G$10];[.$F$10];IF([.D416]&gt;[.$G$11];[.$F$11];IF([.D416]&gt;[.$G$12];[.$F$12];IF([.D416]&gt;[.$G$13];[.$F$13];IF([.D416]&gt;[.$G$14];[.$F$14];IF([.D416]&gt;[.$G$15];[.$F$15];IF([.D416]&gt;[.$G$16];[.$F$16];IF([.D416]&gt;[.$G$17];[.$F$17];IF([.D41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4</text:p>
          </table:table-cell>
          <table:table-cell office:value-type="float" office:value="22" calcext:value-type="float">
            <text:p>22</text:p>
          </table:table-cell>
          <table:table-cell table:formula="of:=[.B417]/30" office:value-type="percentage" office:value="0.733333333333333" calcext:value-type="percentage">
            <text:p>73.3%</text:p>
          </table:table-cell>
          <table:table-cell table:formula="of:=1+(0.75-1)/(0.6-1)*([.C417]-1)" office:value-type="percentage" office:value="0.833333333333333" calcext:value-type="percentage">
            <text:p>83.3%</text:p>
          </table:table-cell>
          <table:table-cell table:formula="of:=IF([.D417]&gt;[.$G$7];[.$F$7];IF([.D417]&gt;[.$G$8];[.$F$8];IF([.D417]&gt;[.$G$9];[.$F$9];IF([.D417]&gt;[.$G$10];[.$F$10];IF([.D417]&gt;[.$G$11];[.$F$11];IF([.D417]&gt;[.$G$12];[.$F$12];IF([.D417]&gt;[.$G$13];[.$F$13];IF([.D417]&gt;[.$G$14];[.$F$14];IF([.D417]&gt;[.$G$15];[.$F$15];IF([.D417]&gt;[.$G$16];[.$F$16];IF([.D417]&gt;[.$G$17];[.$F$17];IF([.D41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ee3</text:p>
          </table:table-cell>
          <table:table-cell office:value-type="float" office:value="22" calcext:value-type="float">
            <text:p>22</text:p>
          </table:table-cell>
          <table:table-cell table:formula="of:=[.B418]/30" office:value-type="percentage" office:value="0.733333333333333" calcext:value-type="percentage">
            <text:p>73.3%</text:p>
          </table:table-cell>
          <table:table-cell table:formula="of:=1+(0.75-1)/(0.6-1)*([.C418]-1)" office:value-type="percentage" office:value="0.833333333333333" calcext:value-type="percentage">
            <text:p>83.3%</text:p>
          </table:table-cell>
          <table:table-cell table:formula="of:=IF([.D418]&gt;[.$G$7];[.$F$7];IF([.D418]&gt;[.$G$8];[.$F$8];IF([.D418]&gt;[.$G$9];[.$F$9];IF([.D418]&gt;[.$G$10];[.$F$10];IF([.D418]&gt;[.$G$11];[.$F$11];IF([.D418]&gt;[.$G$12];[.$F$12];IF([.D418]&gt;[.$G$13];[.$F$13];IF([.D418]&gt;[.$G$14];[.$F$14];IF([.D418]&gt;[.$G$15];[.$F$15];IF([.D418]&gt;[.$G$16];[.$F$16];IF([.D418]&gt;[.$G$17];[.$F$17];IF([.D41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mmle2</text:p>
          </table:table-cell>
          <table:table-cell office:value-type="float" office:value="22" calcext:value-type="float">
            <text:p>22</text:p>
          </table:table-cell>
          <table:table-cell table:formula="of:=[.B419]/30" office:value-type="percentage" office:value="0.733333333333333" calcext:value-type="percentage">
            <text:p>73.3%</text:p>
          </table:table-cell>
          <table:table-cell table:formula="of:=1+(0.75-1)/(0.6-1)*([.C419]-1)" office:value-type="percentage" office:value="0.833333333333333" calcext:value-type="percentage">
            <text:p>83.3%</text:p>
          </table:table-cell>
          <table:table-cell table:formula="of:=IF([.D419]&gt;[.$G$7];[.$F$7];IF([.D419]&gt;[.$G$8];[.$F$8];IF([.D419]&gt;[.$G$9];[.$F$9];IF([.D419]&gt;[.$G$10];[.$F$10];IF([.D419]&gt;[.$G$11];[.$F$11];IF([.D419]&gt;[.$G$12];[.$F$12];IF([.D419]&gt;[.$G$13];[.$F$13];IF([.D419]&gt;[.$G$14];[.$F$14];IF([.D419]&gt;[.$G$15];[.$F$15];IF([.D419]&gt;[.$G$16];[.$F$16];IF([.D419]&gt;[.$G$17];[.$F$17];IF([.D419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in2</text:p>
          </table:table-cell>
          <table:table-cell office:value-type="float" office:value="22" calcext:value-type="float">
            <text:p>22</text:p>
          </table:table-cell>
          <table:table-cell table:formula="of:=[.B420]/30" office:value-type="percentage" office:value="0.733333333333333" calcext:value-type="percentage">
            <text:p>73.3%</text:p>
          </table:table-cell>
          <table:table-cell table:formula="of:=1+(0.75-1)/(0.6-1)*([.C420]-1)" office:value-type="percentage" office:value="0.833333333333333" calcext:value-type="percentage">
            <text:p>83.3%</text:p>
          </table:table-cell>
          <table:table-cell table:formula="of:=IF([.D420]&gt;[.$G$7];[.$F$7];IF([.D420]&gt;[.$G$8];[.$F$8];IF([.D420]&gt;[.$G$9];[.$F$9];IF([.D420]&gt;[.$G$10];[.$F$10];IF([.D420]&gt;[.$G$11];[.$F$11];IF([.D420]&gt;[.$G$12];[.$F$12];IF([.D420]&gt;[.$G$13];[.$F$13];IF([.D420]&gt;[.$G$14];[.$F$14];IF([.D420]&gt;[.$G$15];[.$F$15];IF([.D420]&gt;[.$G$16];[.$F$16];IF([.D420]&gt;[.$G$17];[.$F$17];IF([.D420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kp2</text:p>
          </table:table-cell>
          <table:table-cell office:value-type="float" office:value="22" calcext:value-type="float">
            <text:p>22</text:p>
          </table:table-cell>
          <table:table-cell table:formula="of:=[.B421]/30" office:value-type="percentage" office:value="0.733333333333333" calcext:value-type="percentage">
            <text:p>73.3%</text:p>
          </table:table-cell>
          <table:table-cell table:formula="of:=1+(0.75-1)/(0.6-1)*([.C421]-1)" office:value-type="percentage" office:value="0.833333333333333" calcext:value-type="percentage">
            <text:p>83.3%</text:p>
          </table:table-cell>
          <table:table-cell table:formula="of:=IF([.D421]&gt;[.$G$7];[.$F$7];IF([.D421]&gt;[.$G$8];[.$F$8];IF([.D421]&gt;[.$G$9];[.$F$9];IF([.D421]&gt;[.$G$10];[.$F$10];IF([.D421]&gt;[.$G$11];[.$F$11];IF([.D421]&gt;[.$G$12];[.$F$12];IF([.D421]&gt;[.$G$13];[.$F$13];IF([.D421]&gt;[.$G$14];[.$F$14];IF([.D421]&gt;[.$G$15];[.$F$15];IF([.D421]&gt;[.$G$16];[.$F$16];IF([.D421]&gt;[.$G$17];[.$F$17];IF([.D421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tell2</text:p>
          </table:table-cell>
          <table:table-cell office:value-type="float" office:value="22" calcext:value-type="float">
            <text:p>22</text:p>
          </table:table-cell>
          <table:table-cell table:formula="of:=[.B422]/30" office:value-type="percentage" office:value="0.733333333333333" calcext:value-type="percentage">
            <text:p>73.3%</text:p>
          </table:table-cell>
          <table:table-cell table:formula="of:=1+(0.75-1)/(0.6-1)*([.C422]-1)" office:value-type="percentage" office:value="0.833333333333333" calcext:value-type="percentage">
            <text:p>83.3%</text:p>
          </table:table-cell>
          <table:table-cell table:formula="of:=IF([.D422]&gt;[.$G$7];[.$F$7];IF([.D422]&gt;[.$G$8];[.$F$8];IF([.D422]&gt;[.$G$9];[.$F$9];IF([.D422]&gt;[.$G$10];[.$F$10];IF([.D422]&gt;[.$G$11];[.$F$11];IF([.D422]&gt;[.$G$12];[.$F$12];IF([.D422]&gt;[.$G$13];[.$F$13];IF([.D422]&gt;[.$G$14];[.$F$14];IF([.D422]&gt;[.$G$15];[.$F$15];IF([.D422]&gt;[.$G$16];[.$F$16];IF([.D422]&gt;[.$G$17];[.$F$17];IF([.D422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malik2</text:p>
          </table:table-cell>
          <table:table-cell office:value-type="float" office:value="22" calcext:value-type="float">
            <text:p>22</text:p>
          </table:table-cell>
          <table:table-cell table:formula="of:=[.B423]/30" office:value-type="percentage" office:value="0.733333333333333" calcext:value-type="percentage">
            <text:p>73.3%</text:p>
          </table:table-cell>
          <table:table-cell table:formula="of:=1+(0.75-1)/(0.6-1)*([.C423]-1)" office:value-type="percentage" office:value="0.833333333333333" calcext:value-type="percentage">
            <text:p>83.3%</text:p>
          </table:table-cell>
          <table:table-cell table:formula="of:=IF([.D423]&gt;[.$G$7];[.$F$7];IF([.D423]&gt;[.$G$8];[.$F$8];IF([.D423]&gt;[.$G$9];[.$F$9];IF([.D423]&gt;[.$G$10];[.$F$10];IF([.D423]&gt;[.$G$11];[.$F$11];IF([.D423]&gt;[.$G$12];[.$F$12];IF([.D423]&gt;[.$G$13];[.$F$13];IF([.D423]&gt;[.$G$14];[.$F$14];IF([.D423]&gt;[.$G$15];[.$F$15];IF([.D423]&gt;[.$G$16];[.$F$16];IF([.D423]&gt;[.$G$17];[.$F$17];IF([.D423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2</text:p>
          </table:table-cell>
          <table:table-cell office:value-type="float" office:value="22" calcext:value-type="float">
            <text:p>22</text:p>
          </table:table-cell>
          <table:table-cell table:formula="of:=[.B424]/30" office:value-type="percentage" office:value="0.733333333333333" calcext:value-type="percentage">
            <text:p>73.3%</text:p>
          </table:table-cell>
          <table:table-cell table:formula="of:=1+(0.75-1)/(0.6-1)*([.C424]-1)" office:value-type="percentage" office:value="0.833333333333333" calcext:value-type="percentage">
            <text:p>83.3%</text:p>
          </table:table-cell>
          <table:table-cell table:formula="of:=IF([.D424]&gt;[.$G$7];[.$F$7];IF([.D424]&gt;[.$G$8];[.$F$8];IF([.D424]&gt;[.$G$9];[.$F$9];IF([.D424]&gt;[.$G$10];[.$F$10];IF([.D424]&gt;[.$G$11];[.$F$11];IF([.D424]&gt;[.$G$12];[.$F$12];IF([.D424]&gt;[.$G$13];[.$F$13];IF([.D424]&gt;[.$G$14];[.$F$14];IF([.D424]&gt;[.$G$15];[.$F$15];IF([.D424]&gt;[.$G$16];[.$F$16];IF([.D424]&gt;[.$G$17];[.$F$17];IF([.D424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uyewu2</text:p>
          </table:table-cell>
          <table:table-cell office:value-type="float" office:value="22" calcext:value-type="float">
            <text:p>22</text:p>
          </table:table-cell>
          <table:table-cell table:formula="of:=[.B425]/30" office:value-type="percentage" office:value="0.733333333333333" calcext:value-type="percentage">
            <text:p>73.3%</text:p>
          </table:table-cell>
          <table:table-cell table:formula="of:=1+(0.75-1)/(0.6-1)*([.C425]-1)" office:value-type="percentage" office:value="0.833333333333333" calcext:value-type="percentage">
            <text:p>83.3%</text:p>
          </table:table-cell>
          <table:table-cell table:formula="of:=IF([.D425]&gt;[.$G$7];[.$F$7];IF([.D425]&gt;[.$G$8];[.$F$8];IF([.D425]&gt;[.$G$9];[.$F$9];IF([.D425]&gt;[.$G$10];[.$F$10];IF([.D425]&gt;[.$G$11];[.$F$11];IF([.D425]&gt;[.$G$12];[.$F$12];IF([.D425]&gt;[.$G$13];[.$F$13];IF([.D425]&gt;[.$G$14];[.$F$14];IF([.D425]&gt;[.$G$15];[.$F$15];IF([.D425]&gt;[.$G$16];[.$F$16];IF([.D425]&gt;[.$G$17];[.$F$17];IF([.D425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jeong12</text:p>
          </table:table-cell>
          <table:table-cell office:value-type="float" office:value="22" calcext:value-type="float">
            <text:p>22</text:p>
          </table:table-cell>
          <table:table-cell table:formula="of:=[.B426]/30" office:value-type="percentage" office:value="0.733333333333333" calcext:value-type="percentage">
            <text:p>73.3%</text:p>
          </table:table-cell>
          <table:table-cell table:formula="of:=1+(0.75-1)/(0.6-1)*([.C426]-1)" office:value-type="percentage" office:value="0.833333333333333" calcext:value-type="percentage">
            <text:p>83.3%</text:p>
          </table:table-cell>
          <table:table-cell table:formula="of:=IF([.D426]&gt;[.$G$7];[.$F$7];IF([.D426]&gt;[.$G$8];[.$F$8];IF([.D426]&gt;[.$G$9];[.$F$9];IF([.D426]&gt;[.$G$10];[.$F$10];IF([.D426]&gt;[.$G$11];[.$F$11];IF([.D426]&gt;[.$G$12];[.$F$12];IF([.D426]&gt;[.$G$13];[.$F$13];IF([.D426]&gt;[.$G$14];[.$F$14];IF([.D426]&gt;[.$G$15];[.$F$15];IF([.D426]&gt;[.$G$16];[.$F$16];IF([.D426]&gt;[.$G$17];[.$F$17];IF([.D426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ee272</text:p>
          </table:table-cell>
          <table:table-cell office:value-type="float" office:value="22" calcext:value-type="float">
            <text:p>22</text:p>
          </table:table-cell>
          <table:table-cell table:formula="of:=[.B427]/30" office:value-type="percentage" office:value="0.733333333333333" calcext:value-type="percentage">
            <text:p>73.3%</text:p>
          </table:table-cell>
          <table:table-cell table:formula="of:=1+(0.75-1)/(0.6-1)*([.C427]-1)" office:value-type="percentage" office:value="0.833333333333333" calcext:value-type="percentage">
            <text:p>83.3%</text:p>
          </table:table-cell>
          <table:table-cell table:formula="of:=IF([.D427]&gt;[.$G$7];[.$F$7];IF([.D427]&gt;[.$G$8];[.$F$8];IF([.D427]&gt;[.$G$9];[.$F$9];IF([.D427]&gt;[.$G$10];[.$F$10];IF([.D427]&gt;[.$G$11];[.$F$11];IF([.D427]&gt;[.$G$12];[.$F$12];IF([.D427]&gt;[.$G$13];[.$F$13];IF([.D427]&gt;[.$G$14];[.$F$14];IF([.D427]&gt;[.$G$15];[.$F$15];IF([.D427]&gt;[.$G$16];[.$F$16];IF([.D427]&gt;[.$G$17];[.$F$17];IF([.D427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wang498</text:p>
          </table:table-cell>
          <table:table-cell office:value-type="float" office:value="22" calcext:value-type="float">
            <text:p>22</text:p>
          </table:table-cell>
          <table:table-cell table:formula="of:=[.B428]/30" office:value-type="percentage" office:value="0.733333333333333" calcext:value-type="percentage">
            <text:p>73.3%</text:p>
          </table:table-cell>
          <table:table-cell table:formula="of:=1+(0.75-1)/(0.6-1)*([.C428]-1)" office:value-type="percentage" office:value="0.833333333333333" calcext:value-type="percentage">
            <text:p>83.3%</text:p>
          </table:table-cell>
          <table:table-cell table:formula="of:=IF([.D428]&gt;[.$G$7];[.$F$7];IF([.D428]&gt;[.$G$8];[.$F$8];IF([.D428]&gt;[.$G$9];[.$F$9];IF([.D428]&gt;[.$G$10];[.$F$10];IF([.D428]&gt;[.$G$11];[.$F$11];IF([.D428]&gt;[.$G$12];[.$F$12];IF([.D428]&gt;[.$G$13];[.$F$13];IF([.D428]&gt;[.$G$14];[.$F$14];IF([.D428]&gt;[.$G$15];[.$F$15];IF([.D428]&gt;[.$G$16];[.$F$16];IF([.D428]&gt;[.$G$17];[.$F$17];IF([.D428]&gt;[.$G$18];[.$F$18];[.$F$19])))))))))))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nair2</text:p>
          </table:table-cell>
          <table:table-cell office:value-type="float" office:value="21" calcext:value-type="float">
            <text:p>21</text:p>
          </table:table-cell>
          <table:table-cell table:formula="of:=[.B429]/30" office:value-type="percentage" office:value="0.7" calcext:value-type="percentage">
            <text:p>70.0%</text:p>
          </table:table-cell>
          <table:table-cell table:formula="of:=1+(0.75-1)/(0.6-1)*([.C429]-1)" office:value-type="percentage" office:value="0.8125" calcext:value-type="percentage">
            <text:p>81.3%</text:p>
          </table:table-cell>
          <table:table-cell table:formula="of:=IF([.D429]&gt;[.$G$7];[.$F$7];IF([.D429]&gt;[.$G$8];[.$F$8];IF([.D429]&gt;[.$G$9];[.$F$9];IF([.D429]&gt;[.$G$10];[.$F$10];IF([.D429]&gt;[.$G$11];[.$F$11];IF([.D429]&gt;[.$G$12];[.$F$12];IF([.D429]&gt;[.$G$13];[.$F$13];IF([.D429]&gt;[.$G$14];[.$F$14];IF([.D429]&gt;[.$G$15];[.$F$15];IF([.D429]&gt;[.$G$16];[.$F$16];IF([.D429]&gt;[.$G$17];[.$F$17];IF([.D42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h4</text:p>
          </table:table-cell>
          <table:table-cell office:value-type="float" office:value="21" calcext:value-type="float">
            <text:p>21</text:p>
          </table:table-cell>
          <table:table-cell table:formula="of:=[.B430]/30" office:value-type="percentage" office:value="0.7" calcext:value-type="percentage">
            <text:p>70.0%</text:p>
          </table:table-cell>
          <table:table-cell table:formula="of:=1+(0.75-1)/(0.6-1)*([.C430]-1)" office:value-type="percentage" office:value="0.8125" calcext:value-type="percentage">
            <text:p>81.3%</text:p>
          </table:table-cell>
          <table:table-cell table:formula="of:=IF([.D430]&gt;[.$G$7];[.$F$7];IF([.D430]&gt;[.$G$8];[.$F$8];IF([.D430]&gt;[.$G$9];[.$F$9];IF([.D430]&gt;[.$G$10];[.$F$10];IF([.D430]&gt;[.$G$11];[.$F$11];IF([.D430]&gt;[.$G$12];[.$F$12];IF([.D430]&gt;[.$G$13];[.$F$13];IF([.D430]&gt;[.$G$14];[.$F$14];IF([.D430]&gt;[.$G$15];[.$F$15];IF([.D430]&gt;[.$G$16];[.$F$16];IF([.D430]&gt;[.$G$17];[.$F$17];IF([.D43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ynaj2</text:p>
          </table:table-cell>
          <table:table-cell office:value-type="float" office:value="21" calcext:value-type="float">
            <text:p>21</text:p>
          </table:table-cell>
          <table:table-cell table:formula="of:=[.B431]/30" office:value-type="percentage" office:value="0.7" calcext:value-type="percentage">
            <text:p>70.0%</text:p>
          </table:table-cell>
          <table:table-cell table:formula="of:=1+(0.75-1)/(0.6-1)*([.C431]-1)" office:value-type="percentage" office:value="0.8125" calcext:value-type="percentage">
            <text:p>81.3%</text:p>
          </table:table-cell>
          <table:table-cell table:formula="of:=IF([.D431]&gt;[.$G$7];[.$F$7];IF([.D431]&gt;[.$G$8];[.$F$8];IF([.D431]&gt;[.$G$9];[.$F$9];IF([.D431]&gt;[.$G$10];[.$F$10];IF([.D431]&gt;[.$G$11];[.$F$11];IF([.D431]&gt;[.$G$12];[.$F$12];IF([.D431]&gt;[.$G$13];[.$F$13];IF([.D431]&gt;[.$G$14];[.$F$14];IF([.D431]&gt;[.$G$15];[.$F$15];IF([.D431]&gt;[.$G$16];[.$F$16];IF([.D431]&gt;[.$G$17];[.$F$17];IF([.D43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fredy2</text:p>
          </table:table-cell>
          <table:table-cell office:value-type="float" office:value="21" calcext:value-type="float">
            <text:p>21</text:p>
          </table:table-cell>
          <table:table-cell table:formula="of:=[.B432]/30" office:value-type="percentage" office:value="0.7" calcext:value-type="percentage">
            <text:p>70.0%</text:p>
          </table:table-cell>
          <table:table-cell table:formula="of:=1+(0.75-1)/(0.6-1)*([.C432]-1)" office:value-type="percentage" office:value="0.8125" calcext:value-type="percentage">
            <text:p>81.3%</text:p>
          </table:table-cell>
          <table:table-cell table:formula="of:=IF([.D432]&gt;[.$G$7];[.$F$7];IF([.D432]&gt;[.$G$8];[.$F$8];IF([.D432]&gt;[.$G$9];[.$F$9];IF([.D432]&gt;[.$G$10];[.$F$10];IF([.D432]&gt;[.$G$11];[.$F$11];IF([.D432]&gt;[.$G$12];[.$F$12];IF([.D432]&gt;[.$G$13];[.$F$13];IF([.D432]&gt;[.$G$14];[.$F$14];IF([.D432]&gt;[.$G$15];[.$F$15];IF([.D432]&gt;[.$G$16];[.$F$16];IF([.D432]&gt;[.$G$17];[.$F$17];IF([.D43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ch2</text:p>
          </table:table-cell>
          <table:table-cell office:value-type="float" office:value="21" calcext:value-type="float">
            <text:p>21</text:p>
          </table:table-cell>
          <table:table-cell table:formula="of:=[.B433]/30" office:value-type="percentage" office:value="0.7" calcext:value-type="percentage">
            <text:p>70.0%</text:p>
          </table:table-cell>
          <table:table-cell table:formula="of:=1+(0.75-1)/(0.6-1)*([.C433]-1)" office:value-type="percentage" office:value="0.8125" calcext:value-type="percentage">
            <text:p>81.3%</text:p>
          </table:table-cell>
          <table:table-cell table:formula="of:=IF([.D433]&gt;[.$G$7];[.$F$7];IF([.D433]&gt;[.$G$8];[.$F$8];IF([.D433]&gt;[.$G$9];[.$F$9];IF([.D433]&gt;[.$G$10];[.$F$10];IF([.D433]&gt;[.$G$11];[.$F$11];IF([.D433]&gt;[.$G$12];[.$F$12];IF([.D433]&gt;[.$G$13];[.$F$13];IF([.D433]&gt;[.$G$14];[.$F$14];IF([.D433]&gt;[.$G$15];[.$F$15];IF([.D433]&gt;[.$G$16];[.$F$16];IF([.D433]&gt;[.$G$17];[.$F$17];IF([.D43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w2</text:p>
          </table:table-cell>
          <table:table-cell office:value-type="float" office:value="21" calcext:value-type="float">
            <text:p>21</text:p>
          </table:table-cell>
          <table:table-cell table:formula="of:=[.B434]/30" office:value-type="percentage" office:value="0.7" calcext:value-type="percentage">
            <text:p>70.0%</text:p>
          </table:table-cell>
          <table:table-cell table:formula="of:=1+(0.75-1)/(0.6-1)*([.C434]-1)" office:value-type="percentage" office:value="0.8125" calcext:value-type="percentage">
            <text:p>81.3%</text:p>
          </table:table-cell>
          <table:table-cell table:formula="of:=IF([.D434]&gt;[.$G$7];[.$F$7];IF([.D434]&gt;[.$G$8];[.$F$8];IF([.D434]&gt;[.$G$9];[.$F$9];IF([.D434]&gt;[.$G$10];[.$F$10];IF([.D434]&gt;[.$G$11];[.$F$11];IF([.D434]&gt;[.$G$12];[.$F$12];IF([.D434]&gt;[.$G$13];[.$F$13];IF([.D434]&gt;[.$G$14];[.$F$14];IF([.D434]&gt;[.$G$15];[.$F$15];IF([.D434]&gt;[.$G$16];[.$F$16];IF([.D434]&gt;[.$G$17];[.$F$17];IF([.D43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hafe2</text:p>
          </table:table-cell>
          <table:table-cell office:value-type="float" office:value="21" calcext:value-type="float">
            <text:p>21</text:p>
          </table:table-cell>
          <table:table-cell table:formula="of:=[.B435]/30" office:value-type="percentage" office:value="0.7" calcext:value-type="percentage">
            <text:p>70.0%</text:p>
          </table:table-cell>
          <table:table-cell table:formula="of:=1+(0.75-1)/(0.6-1)*([.C435]-1)" office:value-type="percentage" office:value="0.8125" calcext:value-type="percentage">
            <text:p>81.3%</text:p>
          </table:table-cell>
          <table:table-cell table:formula="of:=IF([.D435]&gt;[.$G$7];[.$F$7];IF([.D435]&gt;[.$G$8];[.$F$8];IF([.D435]&gt;[.$G$9];[.$F$9];IF([.D435]&gt;[.$G$10];[.$F$10];IF([.D435]&gt;[.$G$11];[.$F$11];IF([.D435]&gt;[.$G$12];[.$F$12];IF([.D435]&gt;[.$G$13];[.$F$13];IF([.D435]&gt;[.$G$14];[.$F$14];IF([.D435]&gt;[.$G$15];[.$F$15];IF([.D435]&gt;[.$G$16];[.$F$16];IF([.D435]&gt;[.$G$17];[.$F$17];IF([.D43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ehu2</text:p>
          </table:table-cell>
          <table:table-cell office:value-type="float" office:value="21" calcext:value-type="float">
            <text:p>21</text:p>
          </table:table-cell>
          <table:table-cell table:formula="of:=[.B436]/30" office:value-type="percentage" office:value="0.7" calcext:value-type="percentage">
            <text:p>70.0%</text:p>
          </table:table-cell>
          <table:table-cell table:formula="of:=1+(0.75-1)/(0.6-1)*([.C436]-1)" office:value-type="percentage" office:value="0.8125" calcext:value-type="percentage">
            <text:p>81.3%</text:p>
          </table:table-cell>
          <table:table-cell table:formula="of:=IF([.D436]&gt;[.$G$7];[.$F$7];IF([.D436]&gt;[.$G$8];[.$F$8];IF([.D436]&gt;[.$G$9];[.$F$9];IF([.D436]&gt;[.$G$10];[.$F$10];IF([.D436]&gt;[.$G$11];[.$F$11];IF([.D436]&gt;[.$G$12];[.$F$12];IF([.D436]&gt;[.$G$13];[.$F$13];IF([.D436]&gt;[.$G$14];[.$F$14];IF([.D436]&gt;[.$G$15];[.$F$15];IF([.D436]&gt;[.$G$16];[.$F$16];IF([.D436]&gt;[.$G$17];[.$F$17];IF([.D436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zhu2</text:p>
          </table:table-cell>
          <table:table-cell office:value-type="float" office:value="21" calcext:value-type="float">
            <text:p>21</text:p>
          </table:table-cell>
          <table:table-cell table:formula="of:=[.B437]/30" office:value-type="percentage" office:value="0.7" calcext:value-type="percentage">
            <text:p>70.0%</text:p>
          </table:table-cell>
          <table:table-cell table:formula="of:=1+(0.75-1)/(0.6-1)*([.C437]-1)" office:value-type="percentage" office:value="0.8125" calcext:value-type="percentage">
            <text:p>81.3%</text:p>
          </table:table-cell>
          <table:table-cell table:formula="of:=IF([.D437]&gt;[.$G$7];[.$F$7];IF([.D437]&gt;[.$G$8];[.$F$8];IF([.D437]&gt;[.$G$9];[.$F$9];IF([.D437]&gt;[.$G$10];[.$F$10];IF([.D437]&gt;[.$G$11];[.$F$11];IF([.D437]&gt;[.$G$12];[.$F$12];IF([.D437]&gt;[.$G$13];[.$F$13];IF([.D437]&gt;[.$G$14];[.$F$14];IF([.D437]&gt;[.$G$15];[.$F$15];IF([.D437]&gt;[.$G$16];[.$F$16];IF([.D437]&gt;[.$G$17];[.$F$17];IF([.D437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2</text:p>
          </table:table-cell>
          <table:table-cell office:value-type="float" office:value="21" calcext:value-type="float">
            <text:p>21</text:p>
          </table:table-cell>
          <table:table-cell table:formula="of:=[.B438]/30" office:value-type="percentage" office:value="0.7" calcext:value-type="percentage">
            <text:p>70.0%</text:p>
          </table:table-cell>
          <table:table-cell table:formula="of:=1+(0.75-1)/(0.6-1)*([.C438]-1)" office:value-type="percentage" office:value="0.8125" calcext:value-type="percentage">
            <text:p>81.3%</text:p>
          </table:table-cell>
          <table:table-cell table:formula="of:=IF([.D438]&gt;[.$G$7];[.$F$7];IF([.D438]&gt;[.$G$8];[.$F$8];IF([.D438]&gt;[.$G$9];[.$F$9];IF([.D438]&gt;[.$G$10];[.$F$10];IF([.D438]&gt;[.$G$11];[.$F$11];IF([.D438]&gt;[.$G$12];[.$F$12];IF([.D438]&gt;[.$G$13];[.$F$13];IF([.D438]&gt;[.$G$14];[.$F$14];IF([.D438]&gt;[.$G$15];[.$F$15];IF([.D438]&gt;[.$G$16];[.$F$16];IF([.D438]&gt;[.$G$17];[.$F$17];IF([.D438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zeev2</text:p>
          </table:table-cell>
          <table:table-cell office:value-type="float" office:value="21" calcext:value-type="float">
            <text:p>21</text:p>
          </table:table-cell>
          <table:table-cell table:formula="of:=[.B439]/30" office:value-type="percentage" office:value="0.7" calcext:value-type="percentage">
            <text:p>70.0%</text:p>
          </table:table-cell>
          <table:table-cell table:formula="of:=1+(0.75-1)/(0.6-1)*([.C439]-1)" office:value-type="percentage" office:value="0.8125" calcext:value-type="percentage">
            <text:p>81.3%</text:p>
          </table:table-cell>
          <table:table-cell table:formula="of:=IF([.D439]&gt;[.$G$7];[.$F$7];IF([.D439]&gt;[.$G$8];[.$F$8];IF([.D439]&gt;[.$G$9];[.$F$9];IF([.D439]&gt;[.$G$10];[.$F$10];IF([.D439]&gt;[.$G$11];[.$F$11];IF([.D439]&gt;[.$G$12];[.$F$12];IF([.D439]&gt;[.$G$13];[.$F$13];IF([.D439]&gt;[.$G$14];[.$F$14];IF([.D439]&gt;[.$G$15];[.$F$15];IF([.D439]&gt;[.$G$16];[.$F$16];IF([.D439]&gt;[.$G$17];[.$F$17];IF([.D43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lung2</text:p>
          </table:table-cell>
          <table:table-cell office:value-type="float" office:value="21" calcext:value-type="float">
            <text:p>21</text:p>
          </table:table-cell>
          <table:table-cell table:formula="of:=[.B440]/30" office:value-type="percentage" office:value="0.7" calcext:value-type="percentage">
            <text:p>70.0%</text:p>
          </table:table-cell>
          <table:table-cell table:formula="of:=1+(0.75-1)/(0.6-1)*([.C440]-1)" office:value-type="percentage" office:value="0.8125" calcext:value-type="percentage">
            <text:p>81.3%</text:p>
          </table:table-cell>
          <table:table-cell table:formula="of:=IF([.D440]&gt;[.$G$7];[.$F$7];IF([.D440]&gt;[.$G$8];[.$F$8];IF([.D440]&gt;[.$G$9];[.$F$9];IF([.D440]&gt;[.$G$10];[.$F$10];IF([.D440]&gt;[.$G$11];[.$F$11];IF([.D440]&gt;[.$G$12];[.$F$12];IF([.D440]&gt;[.$G$13];[.$F$13];IF([.D440]&gt;[.$G$14];[.$F$14];IF([.D440]&gt;[.$G$15];[.$F$15];IF([.D440]&gt;[.$G$16];[.$F$16];IF([.D440]&gt;[.$G$17];[.$F$17];IF([.D44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ken2</text:p>
          </table:table-cell>
          <table:table-cell office:value-type="float" office:value="21" calcext:value-type="float">
            <text:p>21</text:p>
          </table:table-cell>
          <table:table-cell table:formula="of:=[.B441]/30" office:value-type="percentage" office:value="0.7" calcext:value-type="percentage">
            <text:p>70.0%</text:p>
          </table:table-cell>
          <table:table-cell table:formula="of:=1+(0.75-1)/(0.6-1)*([.C441]-1)" office:value-type="percentage" office:value="0.8125" calcext:value-type="percentage">
            <text:p>81.3%</text:p>
          </table:table-cell>
          <table:table-cell table:formula="of:=IF([.D441]&gt;[.$G$7];[.$F$7];IF([.D441]&gt;[.$G$8];[.$F$8];IF([.D441]&gt;[.$G$9];[.$F$9];IF([.D441]&gt;[.$G$10];[.$F$10];IF([.D441]&gt;[.$G$11];[.$F$11];IF([.D441]&gt;[.$G$12];[.$F$12];IF([.D441]&gt;[.$G$13];[.$F$13];IF([.D441]&gt;[.$G$14];[.$F$14];IF([.D441]&gt;[.$G$15];[.$F$15];IF([.D441]&gt;[.$G$16];[.$F$16];IF([.D441]&gt;[.$G$17];[.$F$17];IF([.D44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3</text:p>
          </table:table-cell>
          <table:table-cell office:value-type="float" office:value="21" calcext:value-type="float">
            <text:p>21</text:p>
          </table:table-cell>
          <table:table-cell table:formula="of:=[.B442]/30" office:value-type="percentage" office:value="0.7" calcext:value-type="percentage">
            <text:p>70.0%</text:p>
          </table:table-cell>
          <table:table-cell table:formula="of:=1+(0.75-1)/(0.6-1)*([.C442]-1)" office:value-type="percentage" office:value="0.8125" calcext:value-type="percentage">
            <text:p>81.3%</text:p>
          </table:table-cell>
          <table:table-cell table:formula="of:=IF([.D442]&gt;[.$G$7];[.$F$7];IF([.D442]&gt;[.$G$8];[.$F$8];IF([.D442]&gt;[.$G$9];[.$F$9];IF([.D442]&gt;[.$G$10];[.$F$10];IF([.D442]&gt;[.$G$11];[.$F$11];IF([.D442]&gt;[.$G$12];[.$F$12];IF([.D442]&gt;[.$G$13];[.$F$13];IF([.D442]&gt;[.$G$14];[.$F$14];IF([.D442]&gt;[.$G$15];[.$F$15];IF([.D442]&gt;[.$G$16];[.$F$16];IF([.D442]&gt;[.$G$17];[.$F$17];IF([.D44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narie2</text:p>
          </table:table-cell>
          <table:table-cell office:value-type="float" office:value="21" calcext:value-type="float">
            <text:p>21</text:p>
          </table:table-cell>
          <table:table-cell table:formula="of:=[.B443]/30" office:value-type="percentage" office:value="0.7" calcext:value-type="percentage">
            <text:p>70.0%</text:p>
          </table:table-cell>
          <table:table-cell table:formula="of:=1+(0.75-1)/(0.6-1)*([.C443]-1)" office:value-type="percentage" office:value="0.8125" calcext:value-type="percentage">
            <text:p>81.3%</text:p>
          </table:table-cell>
          <table:table-cell table:formula="of:=IF([.D443]&gt;[.$G$7];[.$F$7];IF([.D443]&gt;[.$G$8];[.$F$8];IF([.D443]&gt;[.$G$9];[.$F$9];IF([.D443]&gt;[.$G$10];[.$F$10];IF([.D443]&gt;[.$G$11];[.$F$11];IF([.D443]&gt;[.$G$12];[.$F$12];IF([.D443]&gt;[.$G$13];[.$F$13];IF([.D443]&gt;[.$G$14];[.$F$14];IF([.D443]&gt;[.$G$15];[.$F$15];IF([.D443]&gt;[.$G$16];[.$F$16];IF([.D443]&gt;[.$G$17];[.$F$17];IF([.D44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ghan2</text:p>
          </table:table-cell>
          <table:table-cell office:value-type="float" office:value="21" calcext:value-type="float">
            <text:p>21</text:p>
          </table:table-cell>
          <table:table-cell table:formula="of:=[.B444]/30" office:value-type="percentage" office:value="0.7" calcext:value-type="percentage">
            <text:p>70.0%</text:p>
          </table:table-cell>
          <table:table-cell table:formula="of:=1+(0.75-1)/(0.6-1)*([.C444]-1)" office:value-type="percentage" office:value="0.8125" calcext:value-type="percentage">
            <text:p>81.3%</text:p>
          </table:table-cell>
          <table:table-cell table:formula="of:=IF([.D444]&gt;[.$G$7];[.$F$7];IF([.D444]&gt;[.$G$8];[.$F$8];IF([.D444]&gt;[.$G$9];[.$F$9];IF([.D444]&gt;[.$G$10];[.$F$10];IF([.D444]&gt;[.$G$11];[.$F$11];IF([.D444]&gt;[.$G$12];[.$F$12];IF([.D444]&gt;[.$G$13];[.$F$13];IF([.D444]&gt;[.$G$14];[.$F$14];IF([.D444]&gt;[.$G$15];[.$F$15];IF([.D444]&gt;[.$G$16];[.$F$16];IF([.D444]&gt;[.$G$17];[.$F$17];IF([.D44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brown2</text:p>
          </table:table-cell>
          <table:table-cell office:value-type="float" office:value="21" calcext:value-type="float">
            <text:p>21</text:p>
          </table:table-cell>
          <table:table-cell table:formula="of:=[.B445]/30" office:value-type="percentage" office:value="0.7" calcext:value-type="percentage">
            <text:p>70.0%</text:p>
          </table:table-cell>
          <table:table-cell table:formula="of:=1+(0.75-1)/(0.6-1)*([.C445]-1)" office:value-type="percentage" office:value="0.8125" calcext:value-type="percentage">
            <text:p>81.3%</text:p>
          </table:table-cell>
          <table:table-cell table:formula="of:=IF([.D445]&gt;[.$G$7];[.$F$7];IF([.D445]&gt;[.$G$8];[.$F$8];IF([.D445]&gt;[.$G$9];[.$F$9];IF([.D445]&gt;[.$G$10];[.$F$10];IF([.D445]&gt;[.$G$11];[.$F$11];IF([.D445]&gt;[.$G$12];[.$F$12];IF([.D445]&gt;[.$G$13];[.$F$13];IF([.D445]&gt;[.$G$14];[.$F$14];IF([.D445]&gt;[.$G$15];[.$F$15];IF([.D445]&gt;[.$G$16];[.$F$16];IF([.D445]&gt;[.$G$17];[.$F$17];IF([.D44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dihok2</text:p>
          </table:table-cell>
          <table:table-cell office:value-type="float" office:value="21" calcext:value-type="float">
            <text:p>21</text:p>
          </table:table-cell>
          <table:table-cell table:formula="of:=[.B446]/30" office:value-type="percentage" office:value="0.7" calcext:value-type="percentage">
            <text:p>70.0%</text:p>
          </table:table-cell>
          <table:table-cell table:formula="of:=1+(0.75-1)/(0.6-1)*([.C446]-1)" office:value-type="percentage" office:value="0.8125" calcext:value-type="percentage">
            <text:p>81.3%</text:p>
          </table:table-cell>
          <table:table-cell table:formula="of:=IF([.D446]&gt;[.$G$7];[.$F$7];IF([.D446]&gt;[.$G$8];[.$F$8];IF([.D446]&gt;[.$G$9];[.$F$9];IF([.D446]&gt;[.$G$10];[.$F$10];IF([.D446]&gt;[.$G$11];[.$F$11];IF([.D446]&gt;[.$G$12];[.$F$12];IF([.D446]&gt;[.$G$13];[.$F$13];IF([.D446]&gt;[.$G$14];[.$F$14];IF([.D446]&gt;[.$G$15];[.$F$15];IF([.D446]&gt;[.$G$16];[.$F$16];IF([.D446]&gt;[.$G$17];[.$F$17];IF([.D446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ethke2</text:p>
          </table:table-cell>
          <table:table-cell office:value-type="float" office:value="21" calcext:value-type="float">
            <text:p>21</text:p>
          </table:table-cell>
          <table:table-cell table:formula="of:=[.B447]/30" office:value-type="percentage" office:value="0.7" calcext:value-type="percentage">
            <text:p>70.0%</text:p>
          </table:table-cell>
          <table:table-cell table:formula="of:=1+(0.75-1)/(0.6-1)*([.C447]-1)" office:value-type="percentage" office:value="0.8125" calcext:value-type="percentage">
            <text:p>81.3%</text:p>
          </table:table-cell>
          <table:table-cell table:formula="of:=IF([.D447]&gt;[.$G$7];[.$F$7];IF([.D447]&gt;[.$G$8];[.$F$8];IF([.D447]&gt;[.$G$9];[.$F$9];IF([.D447]&gt;[.$G$10];[.$F$10];IF([.D447]&gt;[.$G$11];[.$F$11];IF([.D447]&gt;[.$G$12];[.$F$12];IF([.D447]&gt;[.$G$13];[.$F$13];IF([.D447]&gt;[.$G$14];[.$F$14];IF([.D447]&gt;[.$G$15];[.$F$15];IF([.D447]&gt;[.$G$16];[.$F$16];IF([.D447]&gt;[.$G$17];[.$F$17];IF([.D447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oding3</text:p>
          </table:table-cell>
          <table:table-cell office:value-type="float" office:value="21" calcext:value-type="float">
            <text:p>21</text:p>
          </table:table-cell>
          <table:table-cell table:formula="of:=[.B448]/30" office:value-type="percentage" office:value="0.7" calcext:value-type="percentage">
            <text:p>70.0%</text:p>
          </table:table-cell>
          <table:table-cell table:formula="of:=1+(0.75-1)/(0.6-1)*([.C448]-1)" office:value-type="percentage" office:value="0.8125" calcext:value-type="percentage">
            <text:p>81.3%</text:p>
          </table:table-cell>
          <table:table-cell table:formula="of:=IF([.D448]&gt;[.$G$7];[.$F$7];IF([.D448]&gt;[.$G$8];[.$F$8];IF([.D448]&gt;[.$G$9];[.$F$9];IF([.D448]&gt;[.$G$10];[.$F$10];IF([.D448]&gt;[.$G$11];[.$F$11];IF([.D448]&gt;[.$G$12];[.$F$12];IF([.D448]&gt;[.$G$13];[.$F$13];IF([.D448]&gt;[.$G$14];[.$F$14];IF([.D448]&gt;[.$G$15];[.$F$15];IF([.D448]&gt;[.$G$16];[.$F$16];IF([.D448]&gt;[.$G$17];[.$F$17];IF([.D448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kim162</text:p>
          </table:table-cell>
          <table:table-cell office:value-type="float" office:value="21" calcext:value-type="float">
            <text:p>21</text:p>
          </table:table-cell>
          <table:table-cell table:formula="of:=[.B449]/30" office:value-type="percentage" office:value="0.7" calcext:value-type="percentage">
            <text:p>70.0%</text:p>
          </table:table-cell>
          <table:table-cell table:formula="of:=1+(0.75-1)/(0.6-1)*([.C449]-1)" office:value-type="percentage" office:value="0.8125" calcext:value-type="percentage">
            <text:p>81.3%</text:p>
          </table:table-cell>
          <table:table-cell table:formula="of:=IF([.D449]&gt;[.$G$7];[.$F$7];IF([.D449]&gt;[.$G$8];[.$F$8];IF([.D449]&gt;[.$G$9];[.$F$9];IF([.D449]&gt;[.$G$10];[.$F$10];IF([.D449]&gt;[.$G$11];[.$F$11];IF([.D449]&gt;[.$G$12];[.$F$12];IF([.D449]&gt;[.$G$13];[.$F$13];IF([.D449]&gt;[.$G$14];[.$F$14];IF([.D449]&gt;[.$G$15];[.$F$15];IF([.D449]&gt;[.$G$16];[.$F$16];IF([.D449]&gt;[.$G$17];[.$F$17];IF([.D44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chen283</text:p>
          </table:table-cell>
          <table:table-cell office:value-type="float" office:value="21" calcext:value-type="float">
            <text:p>21</text:p>
          </table:table-cell>
          <table:table-cell table:formula="of:=[.B450]/30" office:value-type="percentage" office:value="0.7" calcext:value-type="percentage">
            <text:p>70.0%</text:p>
          </table:table-cell>
          <table:table-cell table:formula="of:=1+(0.75-1)/(0.6-1)*([.C450]-1)" office:value-type="percentage" office:value="0.8125" calcext:value-type="percentage">
            <text:p>81.3%</text:p>
          </table:table-cell>
          <table:table-cell table:formula="of:=IF([.D450]&gt;[.$G$7];[.$F$7];IF([.D450]&gt;[.$G$8];[.$F$8];IF([.D450]&gt;[.$G$9];[.$F$9];IF([.D450]&gt;[.$G$10];[.$F$10];IF([.D450]&gt;[.$G$11];[.$F$11];IF([.D450]&gt;[.$G$12];[.$F$12];IF([.D450]&gt;[.$G$13];[.$F$13];IF([.D450]&gt;[.$G$14];[.$F$14];IF([.D450]&gt;[.$G$15];[.$F$15];IF([.D450]&gt;[.$G$16];[.$F$16];IF([.D450]&gt;[.$G$17];[.$F$17];IF([.D45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dtabak2</text:p>
          </table:table-cell>
          <table:table-cell office:value-type="float" office:value="21" calcext:value-type="float">
            <text:p>21</text:p>
          </table:table-cell>
          <table:table-cell table:formula="of:=[.B451]/30" office:value-type="percentage" office:value="0.7" calcext:value-type="percentage">
            <text:p>70.0%</text:p>
          </table:table-cell>
          <table:table-cell table:formula="of:=1+(0.75-1)/(0.6-1)*([.C451]-1)" office:value-type="percentage" office:value="0.8125" calcext:value-type="percentage">
            <text:p>81.3%</text:p>
          </table:table-cell>
          <table:table-cell table:formula="of:=IF([.D451]&gt;[.$G$7];[.$F$7];IF([.D451]&gt;[.$G$8];[.$F$8];IF([.D451]&gt;[.$G$9];[.$F$9];IF([.D451]&gt;[.$G$10];[.$F$10];IF([.D451]&gt;[.$G$11];[.$F$11];IF([.D451]&gt;[.$G$12];[.$F$12];IF([.D451]&gt;[.$G$13];[.$F$13];IF([.D451]&gt;[.$G$14];[.$F$14];IF([.D451]&gt;[.$G$15];[.$F$15];IF([.D451]&gt;[.$G$16];[.$F$16];IF([.D451]&gt;[.$G$17];[.$F$17];IF([.D45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duan6</text:p>
          </table:table-cell>
          <table:table-cell office:value-type="float" office:value="21" calcext:value-type="float">
            <text:p>21</text:p>
          </table:table-cell>
          <table:table-cell table:formula="of:=[.B452]/30" office:value-type="percentage" office:value="0.7" calcext:value-type="percentage">
            <text:p>70.0%</text:p>
          </table:table-cell>
          <table:table-cell table:formula="of:=1+(0.75-1)/(0.6-1)*([.C452]-1)" office:value-type="percentage" office:value="0.8125" calcext:value-type="percentage">
            <text:p>81.3%</text:p>
          </table:table-cell>
          <table:table-cell table:formula="of:=IF([.D452]&gt;[.$G$7];[.$F$7];IF([.D452]&gt;[.$G$8];[.$F$8];IF([.D452]&gt;[.$G$9];[.$F$9];IF([.D452]&gt;[.$G$10];[.$F$10];IF([.D452]&gt;[.$G$11];[.$F$11];IF([.D452]&gt;[.$G$12];[.$F$12];IF([.D452]&gt;[.$G$13];[.$F$13];IF([.D452]&gt;[.$G$14];[.$F$14];IF([.D452]&gt;[.$G$15];[.$F$15];IF([.D452]&gt;[.$G$16];[.$F$16];IF([.D452]&gt;[.$G$17];[.$F$17];IF([.D45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fanh2</text:p>
          </table:table-cell>
          <table:table-cell office:value-type="float" office:value="21" calcext:value-type="float">
            <text:p>21</text:p>
          </table:table-cell>
          <table:table-cell table:formula="of:=[.B453]/30" office:value-type="percentage" office:value="0.7" calcext:value-type="percentage">
            <text:p>70.0%</text:p>
          </table:table-cell>
          <table:table-cell table:formula="of:=1+(0.75-1)/(0.6-1)*([.C453]-1)" office:value-type="percentage" office:value="0.8125" calcext:value-type="percentage">
            <text:p>81.3%</text:p>
          </table:table-cell>
          <table:table-cell table:formula="of:=IF([.D453]&gt;[.$G$7];[.$F$7];IF([.D453]&gt;[.$G$8];[.$F$8];IF([.D453]&gt;[.$G$9];[.$F$9];IF([.D453]&gt;[.$G$10];[.$F$10];IF([.D453]&gt;[.$G$11];[.$F$11];IF([.D453]&gt;[.$G$12];[.$F$12];IF([.D453]&gt;[.$G$13];[.$F$13];IF([.D453]&gt;[.$G$14];[.$F$14];IF([.D453]&gt;[.$G$15];[.$F$15];IF([.D453]&gt;[.$G$16];[.$F$16];IF([.D453]&gt;[.$G$17];[.$F$17];IF([.D45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iang50</text:p>
          </table:table-cell>
          <table:table-cell office:value-type="float" office:value="21" calcext:value-type="float">
            <text:p>21</text:p>
          </table:table-cell>
          <table:table-cell table:formula="of:=[.B454]/30" office:value-type="percentage" office:value="0.7" calcext:value-type="percentage">
            <text:p>70.0%</text:p>
          </table:table-cell>
          <table:table-cell table:formula="of:=1+(0.75-1)/(0.6-1)*([.C454]-1)" office:value-type="percentage" office:value="0.8125" calcext:value-type="percentage">
            <text:p>81.3%</text:p>
          </table:table-cell>
          <table:table-cell table:formula="of:=IF([.D454]&gt;[.$G$7];[.$F$7];IF([.D454]&gt;[.$G$8];[.$F$8];IF([.D454]&gt;[.$G$9];[.$F$9];IF([.D454]&gt;[.$G$10];[.$F$10];IF([.D454]&gt;[.$G$11];[.$F$11];IF([.D454]&gt;[.$G$12];[.$F$12];IF([.D454]&gt;[.$G$13];[.$F$13];IF([.D454]&gt;[.$G$14];[.$F$14];IF([.D454]&gt;[.$G$15];[.$F$15];IF([.D454]&gt;[.$G$16];[.$F$16];IF([.D454]&gt;[.$G$17];[.$F$17];IF([.D45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dimnd2</text:p>
          </table:table-cell>
          <table:table-cell office:value-type="float" office:value="21" calcext:value-type="float">
            <text:p>21</text:p>
          </table:table-cell>
          <table:table-cell table:formula="of:=[.B455]/30" office:value-type="percentage" office:value="0.7" calcext:value-type="percentage">
            <text:p>70.0%</text:p>
          </table:table-cell>
          <table:table-cell table:formula="of:=1+(0.75-1)/(0.6-1)*([.C455]-1)" office:value-type="percentage" office:value="0.8125" calcext:value-type="percentage">
            <text:p>81.3%</text:p>
          </table:table-cell>
          <table:table-cell table:formula="of:=IF([.D455]&gt;[.$G$7];[.$F$7];IF([.D455]&gt;[.$G$8];[.$F$8];IF([.D455]&gt;[.$G$9];[.$F$9];IF([.D455]&gt;[.$G$10];[.$F$10];IF([.D455]&gt;[.$G$11];[.$F$11];IF([.D455]&gt;[.$G$12];[.$F$12];IF([.D455]&gt;[.$G$13];[.$F$13];IF([.D455]&gt;[.$G$14];[.$F$14];IF([.D455]&gt;[.$G$15];[.$F$15];IF([.D455]&gt;[.$G$16];[.$F$16];IF([.D455]&gt;[.$G$17];[.$F$17];IF([.D45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lam2</text:p>
          </table:table-cell>
          <table:table-cell office:value-type="float" office:value="21" calcext:value-type="float">
            <text:p>21</text:p>
          </table:table-cell>
          <table:table-cell table:formula="of:=[.B456]/30" office:value-type="percentage" office:value="0.7" calcext:value-type="percentage">
            <text:p>70.0%</text:p>
          </table:table-cell>
          <table:table-cell table:formula="of:=1+(0.75-1)/(0.6-1)*([.C456]-1)" office:value-type="percentage" office:value="0.8125" calcext:value-type="percentage">
            <text:p>81.3%</text:p>
          </table:table-cell>
          <table:table-cell table:formula="of:=IF([.D456]&gt;[.$G$7];[.$F$7];IF([.D456]&gt;[.$G$8];[.$F$8];IF([.D456]&gt;[.$G$9];[.$F$9];IF([.D456]&gt;[.$G$10];[.$F$10];IF([.D456]&gt;[.$G$11];[.$F$11];IF([.D456]&gt;[.$G$12];[.$F$12];IF([.D456]&gt;[.$G$13];[.$F$13];IF([.D456]&gt;[.$G$14];[.$F$14];IF([.D456]&gt;[.$G$15];[.$F$15];IF([.D456]&gt;[.$G$16];[.$F$16];IF([.D456]&gt;[.$G$17];[.$F$17];IF([.D456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lsk2</text:p>
          </table:table-cell>
          <table:table-cell office:value-type="float" office:value="21" calcext:value-type="float">
            <text:p>21</text:p>
          </table:table-cell>
          <table:table-cell table:formula="of:=[.B457]/30" office:value-type="percentage" office:value="0.7" calcext:value-type="percentage">
            <text:p>70.0%</text:p>
          </table:table-cell>
          <table:table-cell table:formula="of:=1+(0.75-1)/(0.6-1)*([.C457]-1)" office:value-type="percentage" office:value="0.8125" calcext:value-type="percentage">
            <text:p>81.3%</text:p>
          </table:table-cell>
          <table:table-cell table:formula="of:=IF([.D457]&gt;[.$G$7];[.$F$7];IF([.D457]&gt;[.$G$8];[.$F$8];IF([.D457]&gt;[.$G$9];[.$F$9];IF([.D457]&gt;[.$G$10];[.$F$10];IF([.D457]&gt;[.$G$11];[.$F$11];IF([.D457]&gt;[.$G$12];[.$F$12];IF([.D457]&gt;[.$G$13];[.$F$13];IF([.D457]&gt;[.$G$14];[.$F$14];IF([.D457]&gt;[.$G$15];[.$F$15];IF([.D457]&gt;[.$G$16];[.$F$16];IF([.D457]&gt;[.$G$17];[.$F$17];IF([.D457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eong11</text:p>
          </table:table-cell>
          <table:table-cell office:value-type="float" office:value="21" calcext:value-type="float">
            <text:p>21</text:p>
          </table:table-cell>
          <table:table-cell table:formula="of:=[.B458]/30" office:value-type="percentage" office:value="0.7" calcext:value-type="percentage">
            <text:p>70.0%</text:p>
          </table:table-cell>
          <table:table-cell table:formula="of:=1+(0.75-1)/(0.6-1)*([.C458]-1)" office:value-type="percentage" office:value="0.8125" calcext:value-type="percentage">
            <text:p>81.3%</text:p>
          </table:table-cell>
          <table:table-cell table:formula="of:=IF([.D458]&gt;[.$G$7];[.$F$7];IF([.D458]&gt;[.$G$8];[.$F$8];IF([.D458]&gt;[.$G$9];[.$F$9];IF([.D458]&gt;[.$G$10];[.$F$10];IF([.D458]&gt;[.$G$11];[.$F$11];IF([.D458]&gt;[.$G$12];[.$F$12];IF([.D458]&gt;[.$G$13];[.$F$13];IF([.D458]&gt;[.$G$14];[.$F$14];IF([.D458]&gt;[.$G$15];[.$F$15];IF([.D458]&gt;[.$G$16];[.$F$16];IF([.D458]&gt;[.$G$17];[.$F$17];IF([.D458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aniga2</text:p>
          </table:table-cell>
          <table:table-cell office:value-type="float" office:value="21" calcext:value-type="float">
            <text:p>21</text:p>
          </table:table-cell>
          <table:table-cell table:formula="of:=[.B459]/30" office:value-type="percentage" office:value="0.7" calcext:value-type="percentage">
            <text:p>70.0%</text:p>
          </table:table-cell>
          <table:table-cell table:formula="of:=1+(0.75-1)/(0.6-1)*([.C459]-1)" office:value-type="percentage" office:value="0.8125" calcext:value-type="percentage">
            <text:p>81.3%</text:p>
          </table:table-cell>
          <table:table-cell table:formula="of:=IF([.D459]&gt;[.$G$7];[.$F$7];IF([.D459]&gt;[.$G$8];[.$F$8];IF([.D459]&gt;[.$G$9];[.$F$9];IF([.D459]&gt;[.$G$10];[.$F$10];IF([.D459]&gt;[.$G$11];[.$F$11];IF([.D459]&gt;[.$G$12];[.$F$12];IF([.D459]&gt;[.$G$13];[.$F$13];IF([.D459]&gt;[.$G$14];[.$F$14];IF([.D459]&gt;[.$G$15];[.$F$15];IF([.D459]&gt;[.$G$16];[.$F$16];IF([.D459]&gt;[.$G$17];[.$F$17];IF([.D45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ftis2</text:p>
          </table:table-cell>
          <table:table-cell office:value-type="float" office:value="21" calcext:value-type="float">
            <text:p>21</text:p>
          </table:table-cell>
          <table:table-cell table:formula="of:=[.B460]/30" office:value-type="percentage" office:value="0.7" calcext:value-type="percentage">
            <text:p>70.0%</text:p>
          </table:table-cell>
          <table:table-cell table:formula="of:=1+(0.75-1)/(0.6-1)*([.C460]-1)" office:value-type="percentage" office:value="0.8125" calcext:value-type="percentage">
            <text:p>81.3%</text:p>
          </table:table-cell>
          <table:table-cell table:formula="of:=IF([.D460]&gt;[.$G$7];[.$F$7];IF([.D460]&gt;[.$G$8];[.$F$8];IF([.D460]&gt;[.$G$9];[.$F$9];IF([.D460]&gt;[.$G$10];[.$F$10];IF([.D460]&gt;[.$G$11];[.$F$11];IF([.D460]&gt;[.$G$12];[.$F$12];IF([.D460]&gt;[.$G$13];[.$F$13];IF([.D460]&gt;[.$G$14];[.$F$14];IF([.D460]&gt;[.$G$15];[.$F$15];IF([.D460]&gt;[.$G$16];[.$F$16];IF([.D460]&gt;[.$G$17];[.$F$17];IF([.D46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king2</text:p>
          </table:table-cell>
          <table:table-cell office:value-type="float" office:value="21" calcext:value-type="float">
            <text:p>21</text:p>
          </table:table-cell>
          <table:table-cell table:formula="of:=[.B461]/30" office:value-type="percentage" office:value="0.7" calcext:value-type="percentage">
            <text:p>70.0%</text:p>
          </table:table-cell>
          <table:table-cell table:formula="of:=1+(0.75-1)/(0.6-1)*([.C461]-1)" office:value-type="percentage" office:value="0.8125" calcext:value-type="percentage">
            <text:p>81.3%</text:p>
          </table:table-cell>
          <table:table-cell table:formula="of:=IF([.D461]&gt;[.$G$7];[.$F$7];IF([.D461]&gt;[.$G$8];[.$F$8];IF([.D461]&gt;[.$G$9];[.$F$9];IF([.D461]&gt;[.$G$10];[.$F$10];IF([.D461]&gt;[.$G$11];[.$F$11];IF([.D461]&gt;[.$G$12];[.$F$12];IF([.D461]&gt;[.$G$13];[.$F$13];IF([.D461]&gt;[.$G$14];[.$F$14];IF([.D461]&gt;[.$G$15];[.$F$15];IF([.D461]&gt;[.$G$16];[.$F$16];IF([.D461]&gt;[.$G$17];[.$F$17];IF([.D46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hayes2</text:p>
          </table:table-cell>
          <table:table-cell office:value-type="float" office:value="21" calcext:value-type="float">
            <text:p>21</text:p>
          </table:table-cell>
          <table:table-cell table:formula="of:=[.B462]/30" office:value-type="percentage" office:value="0.7" calcext:value-type="percentage">
            <text:p>70.0%</text:p>
          </table:table-cell>
          <table:table-cell table:formula="of:=1+(0.75-1)/(0.6-1)*([.C462]-1)" office:value-type="percentage" office:value="0.8125" calcext:value-type="percentage">
            <text:p>81.3%</text:p>
          </table:table-cell>
          <table:table-cell table:formula="of:=IF([.D462]&gt;[.$G$7];[.$F$7];IF([.D462]&gt;[.$G$8];[.$F$8];IF([.D462]&gt;[.$G$9];[.$F$9];IF([.D462]&gt;[.$G$10];[.$F$10];IF([.D462]&gt;[.$G$11];[.$F$11];IF([.D462]&gt;[.$G$12];[.$F$12];IF([.D462]&gt;[.$G$13];[.$F$13];IF([.D462]&gt;[.$G$14];[.$F$14];IF([.D462]&gt;[.$G$15];[.$F$15];IF([.D462]&gt;[.$G$16];[.$F$16];IF([.D462]&gt;[.$G$17];[.$F$17];IF([.D46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erick2</text:p>
          </table:table-cell>
          <table:table-cell office:value-type="float" office:value="21" calcext:value-type="float">
            <text:p>21</text:p>
          </table:table-cell>
          <table:table-cell table:formula="of:=[.B463]/30" office:value-type="percentage" office:value="0.7" calcext:value-type="percentage">
            <text:p>70.0%</text:p>
          </table:table-cell>
          <table:table-cell table:formula="of:=1+(0.75-1)/(0.6-1)*([.C463]-1)" office:value-type="percentage" office:value="0.8125" calcext:value-type="percentage">
            <text:p>81.3%</text:p>
          </table:table-cell>
          <table:table-cell table:formula="of:=IF([.D463]&gt;[.$G$7];[.$F$7];IF([.D463]&gt;[.$G$8];[.$F$8];IF([.D463]&gt;[.$G$9];[.$F$9];IF([.D463]&gt;[.$G$10];[.$F$10];IF([.D463]&gt;[.$G$11];[.$F$11];IF([.D463]&gt;[.$G$12];[.$F$12];IF([.D463]&gt;[.$G$13];[.$F$13];IF([.D463]&gt;[.$G$14];[.$F$14];IF([.D463]&gt;[.$G$15];[.$F$15];IF([.D463]&gt;[.$G$16];[.$F$16];IF([.D463]&gt;[.$G$17];[.$F$17];IF([.D46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ziura2</text:p>
          </table:table-cell>
          <table:table-cell office:value-type="float" office:value="21" calcext:value-type="float">
            <text:p>21</text:p>
          </table:table-cell>
          <table:table-cell table:formula="of:=[.B464]/30" office:value-type="percentage" office:value="0.7" calcext:value-type="percentage">
            <text:p>70.0%</text:p>
          </table:table-cell>
          <table:table-cell table:formula="of:=1+(0.75-1)/(0.6-1)*([.C464]-1)" office:value-type="percentage" office:value="0.8125" calcext:value-type="percentage">
            <text:p>81.3%</text:p>
          </table:table-cell>
          <table:table-cell table:formula="of:=IF([.D464]&gt;[.$G$7];[.$F$7];IF([.D464]&gt;[.$G$8];[.$F$8];IF([.D464]&gt;[.$G$9];[.$F$9];IF([.D464]&gt;[.$G$10];[.$F$10];IF([.D464]&gt;[.$G$11];[.$F$11];IF([.D464]&gt;[.$G$12];[.$F$12];IF([.D464]&gt;[.$G$13];[.$F$13];IF([.D464]&gt;[.$G$14];[.$F$14];IF([.D464]&gt;[.$G$15];[.$F$15];IF([.D464]&gt;[.$G$16];[.$F$16];IF([.D464]&gt;[.$G$17];[.$F$17];IF([.D46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imber2</text:p>
          </table:table-cell>
          <table:table-cell office:value-type="float" office:value="21" calcext:value-type="float">
            <text:p>21</text:p>
          </table:table-cell>
          <table:table-cell table:formula="of:=[.B465]/30" office:value-type="percentage" office:value="0.7" calcext:value-type="percentage">
            <text:p>70.0%</text:p>
          </table:table-cell>
          <table:table-cell table:formula="of:=1+(0.75-1)/(0.6-1)*([.C465]-1)" office:value-type="percentage" office:value="0.8125" calcext:value-type="percentage">
            <text:p>81.3%</text:p>
          </table:table-cell>
          <table:table-cell table:formula="of:=IF([.D465]&gt;[.$G$7];[.$F$7];IF([.D465]&gt;[.$G$8];[.$F$8];IF([.D465]&gt;[.$G$9];[.$F$9];IF([.D465]&gt;[.$G$10];[.$F$10];IF([.D465]&gt;[.$G$11];[.$F$11];IF([.D465]&gt;[.$G$12];[.$F$12];IF([.D465]&gt;[.$G$13];[.$F$13];IF([.D465]&gt;[.$G$14];[.$F$14];IF([.D465]&gt;[.$G$15];[.$F$15];IF([.D465]&gt;[.$G$16];[.$F$16];IF([.D465]&gt;[.$G$17];[.$F$17];IF([.D46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b2</text:p>
          </table:table-cell>
          <table:table-cell office:value-type="float" office:value="21" calcext:value-type="float">
            <text:p>21</text:p>
          </table:table-cell>
          <table:table-cell table:formula="of:=[.B466]/30" office:value-type="percentage" office:value="0.7" calcext:value-type="percentage">
            <text:p>70.0%</text:p>
          </table:table-cell>
          <table:table-cell table:formula="of:=1+(0.75-1)/(0.6-1)*([.C466]-1)" office:value-type="percentage" office:value="0.8125" calcext:value-type="percentage">
            <text:p>81.3%</text:p>
          </table:table-cell>
          <table:table-cell table:formula="of:=IF([.D466]&gt;[.$G$7];[.$F$7];IF([.D466]&gt;[.$G$8];[.$F$8];IF([.D466]&gt;[.$G$9];[.$F$9];IF([.D466]&gt;[.$G$10];[.$F$10];IF([.D466]&gt;[.$G$11];[.$F$11];IF([.D466]&gt;[.$G$12];[.$F$12];IF([.D466]&gt;[.$G$13];[.$F$13];IF([.D466]&gt;[.$G$14];[.$F$14];IF([.D466]&gt;[.$G$15];[.$F$15];IF([.D466]&gt;[.$G$16];[.$F$16];IF([.D466]&gt;[.$G$17];[.$F$17];IF([.D466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4</text:p>
          </table:table-cell>
          <table:table-cell office:value-type="float" office:value="21" calcext:value-type="float">
            <text:p>21</text:p>
          </table:table-cell>
          <table:table-cell table:formula="of:=[.B467]/30" office:value-type="percentage" office:value="0.7" calcext:value-type="percentage">
            <text:p>70.0%</text:p>
          </table:table-cell>
          <table:table-cell table:formula="of:=1+(0.75-1)/(0.6-1)*([.C467]-1)" office:value-type="percentage" office:value="0.8125" calcext:value-type="percentage">
            <text:p>81.3%</text:p>
          </table:table-cell>
          <table:table-cell table:formula="of:=IF([.D467]&gt;[.$G$7];[.$F$7];IF([.D467]&gt;[.$G$8];[.$F$8];IF([.D467]&gt;[.$G$9];[.$F$9];IF([.D467]&gt;[.$G$10];[.$F$10];IF([.D467]&gt;[.$G$11];[.$F$11];IF([.D467]&gt;[.$G$12];[.$F$12];IF([.D467]&gt;[.$G$13];[.$F$13];IF([.D467]&gt;[.$G$14];[.$F$14];IF([.D467]&gt;[.$G$15];[.$F$15];IF([.D467]&gt;[.$G$16];[.$F$16];IF([.D467]&gt;[.$G$17];[.$F$17];IF([.D467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jiang13</text:p>
          </table:table-cell>
          <table:table-cell office:value-type="float" office:value="21" calcext:value-type="float">
            <text:p>21</text:p>
          </table:table-cell>
          <table:table-cell table:formula="of:=[.B468]/30" office:value-type="percentage" office:value="0.7" calcext:value-type="percentage">
            <text:p>70.0%</text:p>
          </table:table-cell>
          <table:table-cell table:formula="of:=1+(0.75-1)/(0.6-1)*([.C468]-1)" office:value-type="percentage" office:value="0.8125" calcext:value-type="percentage">
            <text:p>81.3%</text:p>
          </table:table-cell>
          <table:table-cell table:formula="of:=IF([.D468]&gt;[.$G$7];[.$F$7];IF([.D468]&gt;[.$G$8];[.$F$8];IF([.D468]&gt;[.$G$9];[.$F$9];IF([.D468]&gt;[.$G$10];[.$F$10];IF([.D468]&gt;[.$G$11];[.$F$11];IF([.D468]&gt;[.$G$12];[.$F$12];IF([.D468]&gt;[.$G$13];[.$F$13];IF([.D468]&gt;[.$G$14];[.$F$14];IF([.D468]&gt;[.$G$15];[.$F$15];IF([.D468]&gt;[.$G$16];[.$F$16];IF([.D468]&gt;[.$G$17];[.$F$17];IF([.D468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kasner2</text:p>
          </table:table-cell>
          <table:table-cell office:value-type="float" office:value="21" calcext:value-type="float">
            <text:p>21</text:p>
          </table:table-cell>
          <table:table-cell table:formula="of:=[.B469]/30" office:value-type="percentage" office:value="0.7" calcext:value-type="percentage">
            <text:p>70.0%</text:p>
          </table:table-cell>
          <table:table-cell table:formula="of:=1+(0.75-1)/(0.6-1)*([.C469]-1)" office:value-type="percentage" office:value="0.8125" calcext:value-type="percentage">
            <text:p>81.3%</text:p>
          </table:table-cell>
          <table:table-cell table:formula="of:=IF([.D469]&gt;[.$G$7];[.$F$7];IF([.D469]&gt;[.$G$8];[.$F$8];IF([.D469]&gt;[.$G$9];[.$F$9];IF([.D469]&gt;[.$G$10];[.$F$10];IF([.D469]&gt;[.$G$11];[.$F$11];IF([.D469]&gt;[.$G$12];[.$F$12];IF([.D469]&gt;[.$G$13];[.$F$13];IF([.D469]&gt;[.$G$14];[.$F$14];IF([.D469]&gt;[.$G$15];[.$F$15];IF([.D469]&gt;[.$G$16];[.$F$16];IF([.D469]&gt;[.$G$17];[.$F$17];IF([.D46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w3</text:p>
          </table:table-cell>
          <table:table-cell office:value-type="float" office:value="21" calcext:value-type="float">
            <text:p>21</text:p>
          </table:table-cell>
          <table:table-cell table:formula="of:=[.B470]/30" office:value-type="percentage" office:value="0.7" calcext:value-type="percentage">
            <text:p>70.0%</text:p>
          </table:table-cell>
          <table:table-cell table:formula="of:=1+(0.75-1)/(0.6-1)*([.C470]-1)" office:value-type="percentage" office:value="0.8125" calcext:value-type="percentage">
            <text:p>81.3%</text:p>
          </table:table-cell>
          <table:table-cell table:formula="of:=IF([.D470]&gt;[.$G$7];[.$F$7];IF([.D470]&gt;[.$G$8];[.$F$8];IF([.D470]&gt;[.$G$9];[.$F$9];IF([.D470]&gt;[.$G$10];[.$F$10];IF([.D470]&gt;[.$G$11];[.$F$11];IF([.D470]&gt;[.$G$12];[.$F$12];IF([.D470]&gt;[.$G$13];[.$F$13];IF([.D470]&gt;[.$G$14];[.$F$14];IF([.D470]&gt;[.$G$15];[.$F$15];IF([.D470]&gt;[.$G$16];[.$F$16];IF([.D470]&gt;[.$G$17];[.$F$17];IF([.D47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odong2</text:p>
          </table:table-cell>
          <table:table-cell office:value-type="float" office:value="21" calcext:value-type="float">
            <text:p>21</text:p>
          </table:table-cell>
          <table:table-cell table:formula="of:=[.B471]/30" office:value-type="percentage" office:value="0.7" calcext:value-type="percentage">
            <text:p>70.0%</text:p>
          </table:table-cell>
          <table:table-cell table:formula="of:=1+(0.75-1)/(0.6-1)*([.C471]-1)" office:value-type="percentage" office:value="0.8125" calcext:value-type="percentage">
            <text:p>81.3%</text:p>
          </table:table-cell>
          <table:table-cell table:formula="of:=IF([.D471]&gt;[.$G$7];[.$F$7];IF([.D471]&gt;[.$G$8];[.$F$8];IF([.D471]&gt;[.$G$9];[.$F$9];IF([.D471]&gt;[.$G$10];[.$F$10];IF([.D471]&gt;[.$G$11];[.$F$11];IF([.D471]&gt;[.$G$12];[.$F$12];IF([.D471]&gt;[.$G$13];[.$F$13];IF([.D471]&gt;[.$G$14];[.$F$14];IF([.D471]&gt;[.$G$15];[.$F$15];IF([.D471]&gt;[.$G$16];[.$F$16];IF([.D471]&gt;[.$G$17];[.$F$17];IF([.D47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en6</text:p>
          </table:table-cell>
          <table:table-cell office:value-type="float" office:value="21" calcext:value-type="float">
            <text:p>21</text:p>
          </table:table-cell>
          <table:table-cell table:formula="of:=[.B472]/30" office:value-type="percentage" office:value="0.7" calcext:value-type="percentage">
            <text:p>70.0%</text:p>
          </table:table-cell>
          <table:table-cell table:formula="of:=1+(0.75-1)/(0.6-1)*([.C472]-1)" office:value-type="percentage" office:value="0.8125" calcext:value-type="percentage">
            <text:p>81.3%</text:p>
          </table:table-cell>
          <table:table-cell table:formula="of:=IF([.D472]&gt;[.$G$7];[.$F$7];IF([.D472]&gt;[.$G$8];[.$F$8];IF([.D472]&gt;[.$G$9];[.$F$9];IF([.D472]&gt;[.$G$10];[.$F$10];IF([.D472]&gt;[.$G$11];[.$F$11];IF([.D472]&gt;[.$G$12];[.$F$12];IF([.D472]&gt;[.$G$13];[.$F$13];IF([.D472]&gt;[.$G$14];[.$F$14];IF([.D472]&gt;[.$G$15];[.$F$15];IF([.D472]&gt;[.$G$16];[.$F$16];IF([.D472]&gt;[.$G$17];[.$F$17];IF([.D47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udtke2</text:p>
          </table:table-cell>
          <table:table-cell office:value-type="float" office:value="21" calcext:value-type="float">
            <text:p>21</text:p>
          </table:table-cell>
          <table:table-cell table:formula="of:=[.B473]/30" office:value-type="percentage" office:value="0.7" calcext:value-type="percentage">
            <text:p>70.0%</text:p>
          </table:table-cell>
          <table:table-cell table:formula="of:=1+(0.75-1)/(0.6-1)*([.C473]-1)" office:value-type="percentage" office:value="0.8125" calcext:value-type="percentage">
            <text:p>81.3%</text:p>
          </table:table-cell>
          <table:table-cell table:formula="of:=IF([.D473]&gt;[.$G$7];[.$F$7];IF([.D473]&gt;[.$G$8];[.$F$8];IF([.D473]&gt;[.$G$9];[.$F$9];IF([.D473]&gt;[.$G$10];[.$F$10];IF([.D473]&gt;[.$G$11];[.$F$11];IF([.D473]&gt;[.$G$12];[.$F$12];IF([.D473]&gt;[.$G$13];[.$F$13];IF([.D473]&gt;[.$G$14];[.$F$14];IF([.D473]&gt;[.$G$15];[.$F$15];IF([.D473]&gt;[.$G$16];[.$F$16];IF([.D473]&gt;[.$G$17];[.$F$17];IF([.D47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onrt2</text:p>
          </table:table-cell>
          <table:table-cell office:value-type="float" office:value="21" calcext:value-type="float">
            <text:p>21</text:p>
          </table:table-cell>
          <table:table-cell table:formula="of:=[.B474]/30" office:value-type="percentage" office:value="0.7" calcext:value-type="percentage">
            <text:p>70.0%</text:p>
          </table:table-cell>
          <table:table-cell table:formula="of:=1+(0.75-1)/(0.6-1)*([.C474]-1)" office:value-type="percentage" office:value="0.8125" calcext:value-type="percentage">
            <text:p>81.3%</text:p>
          </table:table-cell>
          <table:table-cell table:formula="of:=IF([.D474]&gt;[.$G$7];[.$F$7];IF([.D474]&gt;[.$G$8];[.$F$8];IF([.D474]&gt;[.$G$9];[.$F$9];IF([.D474]&gt;[.$G$10];[.$F$10];IF([.D474]&gt;[.$G$11];[.$F$11];IF([.D474]&gt;[.$G$12];[.$F$12];IF([.D474]&gt;[.$G$13];[.$F$13];IF([.D474]&gt;[.$G$14];[.$F$14];IF([.D474]&gt;[.$G$15];[.$F$15];IF([.D474]&gt;[.$G$16];[.$F$16];IF([.D474]&gt;[.$G$17];[.$F$17];IF([.D47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gin2</text:p>
          </table:table-cell>
          <table:table-cell office:value-type="float" office:value="21" calcext:value-type="float">
            <text:p>21</text:p>
          </table:table-cell>
          <table:table-cell table:formula="of:=[.B475]/30" office:value-type="percentage" office:value="0.7" calcext:value-type="percentage">
            <text:p>70.0%</text:p>
          </table:table-cell>
          <table:table-cell table:formula="of:=1+(0.75-1)/(0.6-1)*([.C475]-1)" office:value-type="percentage" office:value="0.8125" calcext:value-type="percentage">
            <text:p>81.3%</text:p>
          </table:table-cell>
          <table:table-cell table:formula="of:=IF([.D475]&gt;[.$G$7];[.$F$7];IF([.D475]&gt;[.$G$8];[.$F$8];IF([.D475]&gt;[.$G$9];[.$F$9];IF([.D475]&gt;[.$G$10];[.$F$10];IF([.D475]&gt;[.$G$11];[.$F$11];IF([.D475]&gt;[.$G$12];[.$F$12];IF([.D475]&gt;[.$G$13];[.$F$13];IF([.D475]&gt;[.$G$14];[.$F$14];IF([.D475]&gt;[.$G$15];[.$F$15];IF([.D475]&gt;[.$G$16];[.$F$16];IF([.D475]&gt;[.$G$17];[.$F$17];IF([.D47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adis2</text:p>
          </table:table-cell>
          <table:table-cell office:value-type="float" office:value="21" calcext:value-type="float">
            <text:p>21</text:p>
          </table:table-cell>
          <table:table-cell table:formula="of:=[.B476]/30" office:value-type="percentage" office:value="0.7" calcext:value-type="percentage">
            <text:p>70.0%</text:p>
          </table:table-cell>
          <table:table-cell table:formula="of:=1+(0.75-1)/(0.6-1)*([.C476]-1)" office:value-type="percentage" office:value="0.8125" calcext:value-type="percentage">
            <text:p>81.3%</text:p>
          </table:table-cell>
          <table:table-cell table:formula="of:=IF([.D476]&gt;[.$G$7];[.$F$7];IF([.D476]&gt;[.$G$8];[.$F$8];IF([.D476]&gt;[.$G$9];[.$F$9];IF([.D476]&gt;[.$G$10];[.$F$10];IF([.D476]&gt;[.$G$11];[.$F$11];IF([.D476]&gt;[.$G$12];[.$F$12];IF([.D476]&gt;[.$G$13];[.$F$13];IF([.D476]&gt;[.$G$14];[.$F$14];IF([.D476]&gt;[.$G$15];[.$F$15];IF([.D476]&gt;[.$G$16];[.$F$16];IF([.D476]&gt;[.$G$17];[.$F$17];IF([.D476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aggar2</text:p>
          </table:table-cell>
          <table:table-cell office:value-type="float" office:value="21" calcext:value-type="float">
            <text:p>21</text:p>
          </table:table-cell>
          <table:table-cell table:formula="of:=[.B477]/30" office:value-type="percentage" office:value="0.7" calcext:value-type="percentage">
            <text:p>70.0%</text:p>
          </table:table-cell>
          <table:table-cell table:formula="of:=1+(0.75-1)/(0.6-1)*([.C477]-1)" office:value-type="percentage" office:value="0.8125" calcext:value-type="percentage">
            <text:p>81.3%</text:p>
          </table:table-cell>
          <table:table-cell table:formula="of:=IF([.D477]&gt;[.$G$7];[.$F$7];IF([.D477]&gt;[.$G$8];[.$F$8];IF([.D477]&gt;[.$G$9];[.$F$9];IF([.D477]&gt;[.$G$10];[.$F$10];IF([.D477]&gt;[.$G$11];[.$F$11];IF([.D477]&gt;[.$G$12];[.$F$12];IF([.D477]&gt;[.$G$13];[.$F$13];IF([.D477]&gt;[.$G$14];[.$F$14];IF([.D477]&gt;[.$G$15];[.$F$15];IF([.D477]&gt;[.$G$16];[.$F$16];IF([.D477]&gt;[.$G$17];[.$F$17];IF([.D477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han267</text:p>
          </table:table-cell>
          <table:table-cell office:value-type="float" office:value="21" calcext:value-type="float">
            <text:p>21</text:p>
          </table:table-cell>
          <table:table-cell table:formula="of:=[.B478]/30" office:value-type="percentage" office:value="0.7" calcext:value-type="percentage">
            <text:p>70.0%</text:p>
          </table:table-cell>
          <table:table-cell table:formula="of:=1+(0.75-1)/(0.6-1)*([.C478]-1)" office:value-type="percentage" office:value="0.8125" calcext:value-type="percentage">
            <text:p>81.3%</text:p>
          </table:table-cell>
          <table:table-cell table:formula="of:=IF([.D478]&gt;[.$G$7];[.$F$7];IF([.D478]&gt;[.$G$8];[.$F$8];IF([.D478]&gt;[.$G$9];[.$F$9];IF([.D478]&gt;[.$G$10];[.$F$10];IF([.D478]&gt;[.$G$11];[.$F$11];IF([.D478]&gt;[.$G$12];[.$F$12];IF([.D478]&gt;[.$G$13];[.$F$13];IF([.D478]&gt;[.$G$14];[.$F$14];IF([.D478]&gt;[.$G$15];[.$F$15];IF([.D478]&gt;[.$G$16];[.$F$16];IF([.D478]&gt;[.$G$17];[.$F$17];IF([.D478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qazi2</text:p>
          </table:table-cell>
          <table:table-cell office:value-type="float" office:value="21" calcext:value-type="float">
            <text:p>21</text:p>
          </table:table-cell>
          <table:table-cell table:formula="of:=[.B479]/30" office:value-type="percentage" office:value="0.7" calcext:value-type="percentage">
            <text:p>70.0%</text:p>
          </table:table-cell>
          <table:table-cell table:formula="of:=1+(0.75-1)/(0.6-1)*([.C479]-1)" office:value-type="percentage" office:value="0.8125" calcext:value-type="percentage">
            <text:p>81.3%</text:p>
          </table:table-cell>
          <table:table-cell table:formula="of:=IF([.D479]&gt;[.$G$7];[.$F$7];IF([.D479]&gt;[.$G$8];[.$F$8];IF([.D479]&gt;[.$G$9];[.$F$9];IF([.D479]&gt;[.$G$10];[.$F$10];IF([.D479]&gt;[.$G$11];[.$F$11];IF([.D479]&gt;[.$G$12];[.$F$12];IF([.D479]&gt;[.$G$13];[.$F$13];IF([.D479]&gt;[.$G$14];[.$F$14];IF([.D479]&gt;[.$G$15];[.$F$15];IF([.D479]&gt;[.$G$16];[.$F$16];IF([.D479]&gt;[.$G$17];[.$F$17];IF([.D479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mel3</text:p>
          </table:table-cell>
          <table:table-cell office:value-type="float" office:value="21" calcext:value-type="float">
            <text:p>21</text:p>
          </table:table-cell>
          <table:table-cell table:formula="of:=[.B480]/30" office:value-type="percentage" office:value="0.7" calcext:value-type="percentage">
            <text:p>70.0%</text:p>
          </table:table-cell>
          <table:table-cell table:formula="of:=1+(0.75-1)/(0.6-1)*([.C480]-1)" office:value-type="percentage" office:value="0.8125" calcext:value-type="percentage">
            <text:p>81.3%</text:p>
          </table:table-cell>
          <table:table-cell table:formula="of:=IF([.D480]&gt;[.$G$7];[.$F$7];IF([.D480]&gt;[.$G$8];[.$F$8];IF([.D480]&gt;[.$G$9];[.$F$9];IF([.D480]&gt;[.$G$10];[.$F$10];IF([.D480]&gt;[.$G$11];[.$F$11];IF([.D480]&gt;[.$G$12];[.$F$12];IF([.D480]&gt;[.$G$13];[.$F$13];IF([.D480]&gt;[.$G$14];[.$F$14];IF([.D480]&gt;[.$G$15];[.$F$15];IF([.D480]&gt;[.$G$16];[.$F$16];IF([.D480]&gt;[.$G$17];[.$F$17];IF([.D480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arvai2</text:p>
          </table:table-cell>
          <table:table-cell office:value-type="float" office:value="21" calcext:value-type="float">
            <text:p>21</text:p>
          </table:table-cell>
          <table:table-cell table:formula="of:=[.B481]/30" office:value-type="percentage" office:value="0.7" calcext:value-type="percentage">
            <text:p>70.0%</text:p>
          </table:table-cell>
          <table:table-cell table:formula="of:=1+(0.75-1)/(0.6-1)*([.C481]-1)" office:value-type="percentage" office:value="0.8125" calcext:value-type="percentage">
            <text:p>81.3%</text:p>
          </table:table-cell>
          <table:table-cell table:formula="of:=IF([.D481]&gt;[.$G$7];[.$F$7];IF([.D481]&gt;[.$G$8];[.$F$8];IF([.D481]&gt;[.$G$9];[.$F$9];IF([.D481]&gt;[.$G$10];[.$F$10];IF([.D481]&gt;[.$G$11];[.$F$11];IF([.D481]&gt;[.$G$12];[.$F$12];IF([.D481]&gt;[.$G$13];[.$F$13];IF([.D481]&gt;[.$G$14];[.$F$14];IF([.D481]&gt;[.$G$15];[.$F$15];IF([.D481]&gt;[.$G$16];[.$F$16];IF([.D481]&gt;[.$G$17];[.$F$17];IF([.D481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ia10</text:p>
          </table:table-cell>
          <table:table-cell office:value-type="float" office:value="21" calcext:value-type="float">
            <text:p>21</text:p>
          </table:table-cell>
          <table:table-cell table:formula="of:=[.B482]/30" office:value-type="percentage" office:value="0.7" calcext:value-type="percentage">
            <text:p>70.0%</text:p>
          </table:table-cell>
          <table:table-cell table:formula="of:=1+(0.75-1)/(0.6-1)*([.C482]-1)" office:value-type="percentage" office:value="0.8125" calcext:value-type="percentage">
            <text:p>81.3%</text:p>
          </table:table-cell>
          <table:table-cell table:formula="of:=IF([.D482]&gt;[.$G$7];[.$F$7];IF([.D482]&gt;[.$G$8];[.$F$8];IF([.D482]&gt;[.$G$9];[.$F$9];IF([.D482]&gt;[.$G$10];[.$F$10];IF([.D482]&gt;[.$G$11];[.$F$11];IF([.D482]&gt;[.$G$12];[.$F$12];IF([.D482]&gt;[.$G$13];[.$F$13];IF([.D482]&gt;[.$G$14];[.$F$14];IF([.D482]&gt;[.$G$15];[.$F$15];IF([.D482]&gt;[.$G$16];[.$F$16];IF([.D482]&gt;[.$G$17];[.$F$17];IF([.D482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im259</text:p>
          </table:table-cell>
          <table:table-cell office:value-type="float" office:value="21" calcext:value-type="float">
            <text:p>21</text:p>
          </table:table-cell>
          <table:table-cell table:formula="of:=[.B483]/30" office:value-type="percentage" office:value="0.7" calcext:value-type="percentage">
            <text:p>70.0%</text:p>
          </table:table-cell>
          <table:table-cell table:formula="of:=1+(0.75-1)/(0.6-1)*([.C483]-1)" office:value-type="percentage" office:value="0.8125" calcext:value-type="percentage">
            <text:p>81.3%</text:p>
          </table:table-cell>
          <table:table-cell table:formula="of:=IF([.D483]&gt;[.$G$7];[.$F$7];IF([.D483]&gt;[.$G$8];[.$F$8];IF([.D483]&gt;[.$G$9];[.$F$9];IF([.D483]&gt;[.$G$10];[.$F$10];IF([.D483]&gt;[.$G$11];[.$F$11];IF([.D483]&gt;[.$G$12];[.$F$12];IF([.D483]&gt;[.$G$13];[.$F$13];IF([.D483]&gt;[.$G$14];[.$F$14];IF([.D483]&gt;[.$G$15];[.$F$15];IF([.D483]&gt;[.$G$16];[.$F$16];IF([.D483]&gt;[.$G$17];[.$F$17];IF([.D483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yangc2</text:p>
          </table:table-cell>
          <table:table-cell office:value-type="float" office:value="21" calcext:value-type="float">
            <text:p>21</text:p>
          </table:table-cell>
          <table:table-cell table:formula="of:=[.B484]/30" office:value-type="percentage" office:value="0.7" calcext:value-type="percentage">
            <text:p>70.0%</text:p>
          </table:table-cell>
          <table:table-cell table:formula="of:=1+(0.75-1)/(0.6-1)*([.C484]-1)" office:value-type="percentage" office:value="0.8125" calcext:value-type="percentage">
            <text:p>81.3%</text:p>
          </table:table-cell>
          <table:table-cell table:formula="of:=IF([.D484]&gt;[.$G$7];[.$F$7];IF([.D484]&gt;[.$G$8];[.$F$8];IF([.D484]&gt;[.$G$9];[.$F$9];IF([.D484]&gt;[.$G$10];[.$F$10];IF([.D484]&gt;[.$G$11];[.$F$11];IF([.D484]&gt;[.$G$12];[.$F$12];IF([.D484]&gt;[.$G$13];[.$F$13];IF([.D484]&gt;[.$G$14];[.$F$14];IF([.D484]&gt;[.$G$15];[.$F$15];IF([.D484]&gt;[.$G$16];[.$F$16];IF([.D484]&gt;[.$G$17];[.$F$17];IF([.D484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hangw2</text:p>
          </table:table-cell>
          <table:table-cell office:value-type="float" office:value="21" calcext:value-type="float">
            <text:p>21</text:p>
          </table:table-cell>
          <table:table-cell table:formula="of:=[.B485]/30" office:value-type="percentage" office:value="0.7" calcext:value-type="percentage">
            <text:p>70.0%</text:p>
          </table:table-cell>
          <table:table-cell table:formula="of:=1+(0.75-1)/(0.6-1)*([.C485]-1)" office:value-type="percentage" office:value="0.8125" calcext:value-type="percentage">
            <text:p>81.3%</text:p>
          </table:table-cell>
          <table:table-cell table:formula="of:=IF([.D485]&gt;[.$G$7];[.$F$7];IF([.D485]&gt;[.$G$8];[.$F$8];IF([.D485]&gt;[.$G$9];[.$F$9];IF([.D485]&gt;[.$G$10];[.$F$10];IF([.D485]&gt;[.$G$11];[.$F$11];IF([.D485]&gt;[.$G$12];[.$F$12];IF([.D485]&gt;[.$G$13];[.$F$13];IF([.D485]&gt;[.$G$14];[.$F$14];IF([.D485]&gt;[.$G$15];[.$F$15];IF([.D485]&gt;[.$G$16];[.$F$16];IF([.D485]&gt;[.$G$17];[.$F$17];IF([.D485]&gt;[.$G$18];[.$F$18];[.$F$19]))))))))))))" office:value-type="string" office:string-value="B-" calcext:value-type="string">
            <text:p>B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hig2</text:p>
          </table:table-cell>
          <table:table-cell office:value-type="float" office:value="20" calcext:value-type="float">
            <text:p>20</text:p>
          </table:table-cell>
          <table:table-cell table:formula="of:=[.B486]/30" office:value-type="percentage" office:value="0.666666666666667" calcext:value-type="percentage">
            <text:p>66.7%</text:p>
          </table:table-cell>
          <table:table-cell table:formula="of:=1+(0.75-1)/(0.6-1)*([.C486]-1)" office:value-type="percentage" office:value="0.791666666666667" calcext:value-type="percentage">
            <text:p>79.2%</text:p>
          </table:table-cell>
          <table:table-cell table:formula="of:=IF([.D486]&gt;[.$G$7];[.$F$7];IF([.D486]&gt;[.$G$8];[.$F$8];IF([.D486]&gt;[.$G$9];[.$F$9];IF([.D486]&gt;[.$G$10];[.$F$10];IF([.D486]&gt;[.$G$11];[.$F$11];IF([.D486]&gt;[.$G$12];[.$F$12];IF([.D486]&gt;[.$G$13];[.$F$13];IF([.D486]&gt;[.$G$14];[.$F$14];IF([.D486]&gt;[.$G$15];[.$F$15];IF([.D486]&gt;[.$G$16];[.$F$16];IF([.D486]&gt;[.$G$17];[.$F$17];IF([.D48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garci6</text:p>
          </table:table-cell>
          <table:table-cell office:value-type="float" office:value="20" calcext:value-type="float">
            <text:p>20</text:p>
          </table:table-cell>
          <table:table-cell table:formula="of:=[.B487]/30" office:value-type="percentage" office:value="0.666666666666667" calcext:value-type="percentage">
            <text:p>66.7%</text:p>
          </table:table-cell>
          <table:table-cell table:formula="of:=1+(0.75-1)/(0.6-1)*([.C487]-1)" office:value-type="percentage" office:value="0.791666666666667" calcext:value-type="percentage">
            <text:p>79.2%</text:p>
          </table:table-cell>
          <table:table-cell table:formula="of:=IF([.D487]&gt;[.$G$7];[.$F$7];IF([.D487]&gt;[.$G$8];[.$F$8];IF([.D487]&gt;[.$G$9];[.$F$9];IF([.D487]&gt;[.$G$10];[.$F$10];IF([.D487]&gt;[.$G$11];[.$F$11];IF([.D487]&gt;[.$G$12];[.$F$12];IF([.D487]&gt;[.$G$13];[.$F$13];IF([.D487]&gt;[.$G$14];[.$F$14];IF([.D487]&gt;[.$G$15];[.$F$15];IF([.D487]&gt;[.$G$16];[.$F$16];IF([.D487]&gt;[.$G$17];[.$F$17];IF([.D48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irr2</text:p>
          </table:table-cell>
          <table:table-cell office:value-type="float" office:value="20" calcext:value-type="float">
            <text:p>20</text:p>
          </table:table-cell>
          <table:table-cell table:formula="of:=[.B488]/30" office:value-type="percentage" office:value="0.666666666666667" calcext:value-type="percentage">
            <text:p>66.7%</text:p>
          </table:table-cell>
          <table:table-cell table:formula="of:=1+(0.75-1)/(0.6-1)*([.C488]-1)" office:value-type="percentage" office:value="0.791666666666667" calcext:value-type="percentage">
            <text:p>79.2%</text:p>
          </table:table-cell>
          <table:table-cell table:formula="of:=IF([.D488]&gt;[.$G$7];[.$F$7];IF([.D488]&gt;[.$G$8];[.$F$8];IF([.D488]&gt;[.$G$9];[.$F$9];IF([.D488]&gt;[.$G$10];[.$F$10];IF([.D488]&gt;[.$G$11];[.$F$11];IF([.D488]&gt;[.$G$12];[.$F$12];IF([.D488]&gt;[.$G$13];[.$F$13];IF([.D488]&gt;[.$G$14];[.$F$14];IF([.D488]&gt;[.$G$15];[.$F$15];IF([.D488]&gt;[.$G$16];[.$F$16];IF([.D488]&gt;[.$G$17];[.$F$17];IF([.D48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shayr3</text:p>
          </table:table-cell>
          <table:table-cell office:value-type="float" office:value="20" calcext:value-type="float">
            <text:p>20</text:p>
          </table:table-cell>
          <table:table-cell table:formula="of:=[.B489]/30" office:value-type="percentage" office:value="0.666666666666667" calcext:value-type="percentage">
            <text:p>66.7%</text:p>
          </table:table-cell>
          <table:table-cell table:formula="of:=1+(0.75-1)/(0.6-1)*([.C489]-1)" office:value-type="percentage" office:value="0.791666666666667" calcext:value-type="percentage">
            <text:p>79.2%</text:p>
          </table:table-cell>
          <table:table-cell table:formula="of:=IF([.D489]&gt;[.$G$7];[.$F$7];IF([.D489]&gt;[.$G$8];[.$F$8];IF([.D489]&gt;[.$G$9];[.$F$9];IF([.D489]&gt;[.$G$10];[.$F$10];IF([.D489]&gt;[.$G$11];[.$F$11];IF([.D489]&gt;[.$G$12];[.$F$12];IF([.D489]&gt;[.$G$13];[.$F$13];IF([.D489]&gt;[.$G$14];[.$F$14];IF([.D489]&gt;[.$G$15];[.$F$15];IF([.D489]&gt;[.$G$16];[.$F$16];IF([.D489]&gt;[.$G$17];[.$F$17];IF([.D48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chris2</text:p>
          </table:table-cell>
          <table:table-cell office:value-type="float" office:value="20" calcext:value-type="float">
            <text:p>20</text:p>
          </table:table-cell>
          <table:table-cell table:formula="of:=[.B490]/30" office:value-type="percentage" office:value="0.666666666666667" calcext:value-type="percentage">
            <text:p>66.7%</text:p>
          </table:table-cell>
          <table:table-cell table:formula="of:=1+(0.75-1)/(0.6-1)*([.C490]-1)" office:value-type="percentage" office:value="0.791666666666667" calcext:value-type="percentage">
            <text:p>79.2%</text:p>
          </table:table-cell>
          <table:table-cell table:formula="of:=IF([.D490]&gt;[.$G$7];[.$F$7];IF([.D490]&gt;[.$G$8];[.$F$8];IF([.D490]&gt;[.$G$9];[.$F$9];IF([.D490]&gt;[.$G$10];[.$F$10];IF([.D490]&gt;[.$G$11];[.$F$11];IF([.D490]&gt;[.$G$12];[.$F$12];IF([.D490]&gt;[.$G$13];[.$F$13];IF([.D490]&gt;[.$G$14];[.$F$14];IF([.D490]&gt;[.$G$15];[.$F$15];IF([.D490]&gt;[.$G$16];[.$F$16];IF([.D490]&gt;[.$G$17];[.$F$17];IF([.D49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eng5</text:p>
          </table:table-cell>
          <table:table-cell office:value-type="float" office:value="20" calcext:value-type="float">
            <text:p>20</text:p>
          </table:table-cell>
          <table:table-cell table:formula="of:=[.B491]/30" office:value-type="percentage" office:value="0.666666666666667" calcext:value-type="percentage">
            <text:p>66.7%</text:p>
          </table:table-cell>
          <table:table-cell table:formula="of:=1+(0.75-1)/(0.6-1)*([.C491]-1)" office:value-type="percentage" office:value="0.791666666666667" calcext:value-type="percentage">
            <text:p>79.2%</text:p>
          </table:table-cell>
          <table:table-cell table:formula="of:=IF([.D491]&gt;[.$G$7];[.$F$7];IF([.D491]&gt;[.$G$8];[.$F$8];IF([.D491]&gt;[.$G$9];[.$F$9];IF([.D491]&gt;[.$G$10];[.$F$10];IF([.D491]&gt;[.$G$11];[.$F$11];IF([.D491]&gt;[.$G$12];[.$F$12];IF([.D491]&gt;[.$G$13];[.$F$13];IF([.D491]&gt;[.$G$14];[.$F$14];IF([.D491]&gt;[.$G$15];[.$F$15];IF([.D491]&gt;[.$G$16];[.$F$16];IF([.D491]&gt;[.$G$17];[.$F$17];IF([.D49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leyg2</text:p>
          </table:table-cell>
          <table:table-cell office:value-type="float" office:value="20" calcext:value-type="float">
            <text:p>20</text:p>
          </table:table-cell>
          <table:table-cell table:formula="of:=[.B492]/30" office:value-type="percentage" office:value="0.666666666666667" calcext:value-type="percentage">
            <text:p>66.7%</text:p>
          </table:table-cell>
          <table:table-cell table:formula="of:=1+(0.75-1)/(0.6-1)*([.C492]-1)" office:value-type="percentage" office:value="0.791666666666667" calcext:value-type="percentage">
            <text:p>79.2%</text:p>
          </table:table-cell>
          <table:table-cell table:formula="of:=IF([.D492]&gt;[.$G$7];[.$F$7];IF([.D492]&gt;[.$G$8];[.$F$8];IF([.D492]&gt;[.$G$9];[.$F$9];IF([.D492]&gt;[.$G$10];[.$F$10];IF([.D492]&gt;[.$G$11];[.$F$11];IF([.D492]&gt;[.$G$12];[.$F$12];IF([.D492]&gt;[.$G$13];[.$F$13];IF([.D492]&gt;[.$G$14];[.$F$14];IF([.D492]&gt;[.$G$15];[.$F$15];IF([.D492]&gt;[.$G$16];[.$F$16];IF([.D492]&gt;[.$G$17];[.$F$17];IF([.D49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rai2</text:p>
          </table:table-cell>
          <table:table-cell office:value-type="float" office:value="20" calcext:value-type="float">
            <text:p>20</text:p>
          </table:table-cell>
          <table:table-cell table:formula="of:=[.B493]/30" office:value-type="percentage" office:value="0.666666666666667" calcext:value-type="percentage">
            <text:p>66.7%</text:p>
          </table:table-cell>
          <table:table-cell table:formula="of:=1+(0.75-1)/(0.6-1)*([.C493]-1)" office:value-type="percentage" office:value="0.791666666666667" calcext:value-type="percentage">
            <text:p>79.2%</text:p>
          </table:table-cell>
          <table:table-cell table:formula="of:=IF([.D493]&gt;[.$G$7];[.$F$7];IF([.D493]&gt;[.$G$8];[.$F$8];IF([.D493]&gt;[.$G$9];[.$F$9];IF([.D493]&gt;[.$G$10];[.$F$10];IF([.D493]&gt;[.$G$11];[.$F$11];IF([.D493]&gt;[.$G$12];[.$F$12];IF([.D493]&gt;[.$G$13];[.$F$13];IF([.D493]&gt;[.$G$14];[.$F$14];IF([.D493]&gt;[.$G$15];[.$F$15];IF([.D493]&gt;[.$G$16];[.$F$16];IF([.D493]&gt;[.$G$17];[.$F$17];IF([.D49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bell2</text:p>
          </table:table-cell>
          <table:table-cell office:value-type="float" office:value="20" calcext:value-type="float">
            <text:p>20</text:p>
          </table:table-cell>
          <table:table-cell table:formula="of:=[.B494]/30" office:value-type="percentage" office:value="0.666666666666667" calcext:value-type="percentage">
            <text:p>66.7%</text:p>
          </table:table-cell>
          <table:table-cell table:formula="of:=1+(0.75-1)/(0.6-1)*([.C494]-1)" office:value-type="percentage" office:value="0.791666666666667" calcext:value-type="percentage">
            <text:p>79.2%</text:p>
          </table:table-cell>
          <table:table-cell table:formula="of:=IF([.D494]&gt;[.$G$7];[.$F$7];IF([.D494]&gt;[.$G$8];[.$F$8];IF([.D494]&gt;[.$G$9];[.$F$9];IF([.D494]&gt;[.$G$10];[.$F$10];IF([.D494]&gt;[.$G$11];[.$F$11];IF([.D494]&gt;[.$G$12];[.$F$12];IF([.D494]&gt;[.$G$13];[.$F$13];IF([.D494]&gt;[.$G$14];[.$F$14];IF([.D494]&gt;[.$G$15];[.$F$15];IF([.D494]&gt;[.$G$16];[.$F$16];IF([.D494]&gt;[.$G$17];[.$F$17];IF([.D49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ymohan2</text:p>
          </table:table-cell>
          <table:table-cell office:value-type="float" office:value="20" calcext:value-type="float">
            <text:p>20</text:p>
          </table:table-cell>
          <table:table-cell table:formula="of:=[.B495]/30" office:value-type="percentage" office:value="0.666666666666667" calcext:value-type="percentage">
            <text:p>66.7%</text:p>
          </table:table-cell>
          <table:table-cell table:formula="of:=1+(0.75-1)/(0.6-1)*([.C495]-1)" office:value-type="percentage" office:value="0.791666666666667" calcext:value-type="percentage">
            <text:p>79.2%</text:p>
          </table:table-cell>
          <table:table-cell table:formula="of:=IF([.D495]&gt;[.$G$7];[.$F$7];IF([.D495]&gt;[.$G$8];[.$F$8];IF([.D495]&gt;[.$G$9];[.$F$9];IF([.D495]&gt;[.$G$10];[.$F$10];IF([.D495]&gt;[.$G$11];[.$F$11];IF([.D495]&gt;[.$G$12];[.$F$12];IF([.D495]&gt;[.$G$13];[.$F$13];IF([.D495]&gt;[.$G$14];[.$F$14];IF([.D495]&gt;[.$G$15];[.$F$15];IF([.D495]&gt;[.$G$16];[.$F$16];IF([.D495]&gt;[.$G$17];[.$F$17];IF([.D49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vbek2</text:p>
          </table:table-cell>
          <table:table-cell office:value-type="float" office:value="20" calcext:value-type="float">
            <text:p>20</text:p>
          </table:table-cell>
          <table:table-cell table:formula="of:=[.B496]/30" office:value-type="percentage" office:value="0.666666666666667" calcext:value-type="percentage">
            <text:p>66.7%</text:p>
          </table:table-cell>
          <table:table-cell table:formula="of:=1+(0.75-1)/(0.6-1)*([.C496]-1)" office:value-type="percentage" office:value="0.791666666666667" calcext:value-type="percentage">
            <text:p>79.2%</text:p>
          </table:table-cell>
          <table:table-cell table:formula="of:=IF([.D496]&gt;[.$G$7];[.$F$7];IF([.D496]&gt;[.$G$8];[.$F$8];IF([.D496]&gt;[.$G$9];[.$F$9];IF([.D496]&gt;[.$G$10];[.$F$10];IF([.D496]&gt;[.$G$11];[.$F$11];IF([.D496]&gt;[.$G$12];[.$F$12];IF([.D496]&gt;[.$G$13];[.$F$13];IF([.D496]&gt;[.$G$14];[.$F$14];IF([.D496]&gt;[.$G$15];[.$F$15];IF([.D496]&gt;[.$G$16];[.$F$16];IF([.D496]&gt;[.$G$17];[.$F$17];IF([.D49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vorak2</text:p>
          </table:table-cell>
          <table:table-cell office:value-type="float" office:value="20" calcext:value-type="float">
            <text:p>20</text:p>
          </table:table-cell>
          <table:table-cell table:formula="of:=[.B497]/30" office:value-type="percentage" office:value="0.666666666666667" calcext:value-type="percentage">
            <text:p>66.7%</text:p>
          </table:table-cell>
          <table:table-cell table:formula="of:=1+(0.75-1)/(0.6-1)*([.C497]-1)" office:value-type="percentage" office:value="0.791666666666667" calcext:value-type="percentage">
            <text:p>79.2%</text:p>
          </table:table-cell>
          <table:table-cell table:formula="of:=IF([.D497]&gt;[.$G$7];[.$F$7];IF([.D497]&gt;[.$G$8];[.$F$8];IF([.D497]&gt;[.$G$9];[.$F$9];IF([.D497]&gt;[.$G$10];[.$F$10];IF([.D497]&gt;[.$G$11];[.$F$11];IF([.D497]&gt;[.$G$12];[.$F$12];IF([.D497]&gt;[.$G$13];[.$F$13];IF([.D497]&gt;[.$G$14];[.$F$14];IF([.D497]&gt;[.$G$15];[.$F$15];IF([.D497]&gt;[.$G$16];[.$F$16];IF([.D497]&gt;[.$G$17];[.$F$17];IF([.D49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arath3</text:p>
          </table:table-cell>
          <table:table-cell office:value-type="float" office:value="20" calcext:value-type="float">
            <text:p>20</text:p>
          </table:table-cell>
          <table:table-cell table:formula="of:=[.B498]/30" office:value-type="percentage" office:value="0.666666666666667" calcext:value-type="percentage">
            <text:p>66.7%</text:p>
          </table:table-cell>
          <table:table-cell table:formula="of:=1+(0.75-1)/(0.6-1)*([.C498]-1)" office:value-type="percentage" office:value="0.791666666666667" calcext:value-type="percentage">
            <text:p>79.2%</text:p>
          </table:table-cell>
          <table:table-cell table:formula="of:=IF([.D498]&gt;[.$G$7];[.$F$7];IF([.D498]&gt;[.$G$8];[.$F$8];IF([.D498]&gt;[.$G$9];[.$F$9];IF([.D498]&gt;[.$G$10];[.$F$10];IF([.D498]&gt;[.$G$11];[.$F$11];IF([.D498]&gt;[.$G$12];[.$F$12];IF([.D498]&gt;[.$G$13];[.$F$13];IF([.D498]&gt;[.$G$14];[.$F$14];IF([.D498]&gt;[.$G$15];[.$F$15];IF([.D498]&gt;[.$G$16];[.$F$16];IF([.D498]&gt;[.$G$17];[.$F$17];IF([.D49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kim111</text:p>
          </table:table-cell>
          <table:table-cell office:value-type="float" office:value="20" calcext:value-type="float">
            <text:p>20</text:p>
          </table:table-cell>
          <table:table-cell table:formula="of:=[.B499]/30" office:value-type="percentage" office:value="0.666666666666667" calcext:value-type="percentage">
            <text:p>66.7%</text:p>
          </table:table-cell>
          <table:table-cell table:formula="of:=1+(0.75-1)/(0.6-1)*([.C499]-1)" office:value-type="percentage" office:value="0.791666666666667" calcext:value-type="percentage">
            <text:p>79.2%</text:p>
          </table:table-cell>
          <table:table-cell table:formula="of:=IF([.D499]&gt;[.$G$7];[.$F$7];IF([.D499]&gt;[.$G$8];[.$F$8];IF([.D499]&gt;[.$G$9];[.$F$9];IF([.D499]&gt;[.$G$10];[.$F$10];IF([.D499]&gt;[.$G$11];[.$F$11];IF([.D499]&gt;[.$G$12];[.$F$12];IF([.D499]&gt;[.$G$13];[.$F$13];IF([.D499]&gt;[.$G$14];[.$F$14];IF([.D499]&gt;[.$G$15];[.$F$15];IF([.D499]&gt;[.$G$16];[.$F$16];IF([.D499]&gt;[.$G$17];[.$F$17];IF([.D49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orton2</text:p>
          </table:table-cell>
          <table:table-cell office:value-type="float" office:value="20" calcext:value-type="float">
            <text:p>20</text:p>
          </table:table-cell>
          <table:table-cell table:formula="of:=[.B500]/30" office:value-type="percentage" office:value="0.666666666666667" calcext:value-type="percentage">
            <text:p>66.7%</text:p>
          </table:table-cell>
          <table:table-cell table:formula="of:=1+(0.75-1)/(0.6-1)*([.C500]-1)" office:value-type="percentage" office:value="0.791666666666667" calcext:value-type="percentage">
            <text:p>79.2%</text:p>
          </table:table-cell>
          <table:table-cell table:formula="of:=IF([.D500]&gt;[.$G$7];[.$F$7];IF([.D500]&gt;[.$G$8];[.$F$8];IF([.D500]&gt;[.$G$9];[.$F$9];IF([.D500]&gt;[.$G$10];[.$F$10];IF([.D500]&gt;[.$G$11];[.$F$11];IF([.D500]&gt;[.$G$12];[.$F$12];IF([.D500]&gt;[.$G$13];[.$F$13];IF([.D500]&gt;[.$G$14];[.$F$14];IF([.D500]&gt;[.$G$15];[.$F$15];IF([.D500]&gt;[.$G$16];[.$F$16];IF([.D500]&gt;[.$G$17];[.$F$17];IF([.D50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ja2</text:p>
          </table:table-cell>
          <table:table-cell office:value-type="float" office:value="20" calcext:value-type="float">
            <text:p>20</text:p>
          </table:table-cell>
          <table:table-cell table:formula="of:=[.B501]/30" office:value-type="percentage" office:value="0.666666666666667" calcext:value-type="percentage">
            <text:p>66.7%</text:p>
          </table:table-cell>
          <table:table-cell table:formula="of:=1+(0.75-1)/(0.6-1)*([.C501]-1)" office:value-type="percentage" office:value="0.791666666666667" calcext:value-type="percentage">
            <text:p>79.2%</text:p>
          </table:table-cell>
          <table:table-cell table:formula="of:=IF([.D501]&gt;[.$G$7];[.$F$7];IF([.D501]&gt;[.$G$8];[.$F$8];IF([.D501]&gt;[.$G$9];[.$F$9];IF([.D501]&gt;[.$G$10];[.$F$10];IF([.D501]&gt;[.$G$11];[.$F$11];IF([.D501]&gt;[.$G$12];[.$F$12];IF([.D501]&gt;[.$G$13];[.$F$13];IF([.D501]&gt;[.$G$14];[.$F$14];IF([.D501]&gt;[.$G$15];[.$F$15];IF([.D501]&gt;[.$G$16];[.$F$16];IF([.D501]&gt;[.$G$17];[.$F$17];IF([.D50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szews2</text:p>
          </table:table-cell>
          <table:table-cell office:value-type="float" office:value="20" calcext:value-type="float">
            <text:p>20</text:p>
          </table:table-cell>
          <table:table-cell table:formula="of:=[.B502]/30" office:value-type="percentage" office:value="0.666666666666667" calcext:value-type="percentage">
            <text:p>66.7%</text:p>
          </table:table-cell>
          <table:table-cell table:formula="of:=1+(0.75-1)/(0.6-1)*([.C502]-1)" office:value-type="percentage" office:value="0.791666666666667" calcext:value-type="percentage">
            <text:p>79.2%</text:p>
          </table:table-cell>
          <table:table-cell table:formula="of:=IF([.D502]&gt;[.$G$7];[.$F$7];IF([.D502]&gt;[.$G$8];[.$F$8];IF([.D502]&gt;[.$G$9];[.$F$9];IF([.D502]&gt;[.$G$10];[.$F$10];IF([.D502]&gt;[.$G$11];[.$F$11];IF([.D502]&gt;[.$G$12];[.$F$12];IF([.D502]&gt;[.$G$13];[.$F$13];IF([.D502]&gt;[.$G$14];[.$F$14];IF([.D502]&gt;[.$G$15];[.$F$15];IF([.D502]&gt;[.$G$16];[.$F$16];IF([.D502]&gt;[.$G$17];[.$F$17];IF([.D50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jmullr2</text:p>
          </table:table-cell>
          <table:table-cell office:value-type="float" office:value="20" calcext:value-type="float">
            <text:p>20</text:p>
          </table:table-cell>
          <table:table-cell table:formula="of:=[.B503]/30" office:value-type="percentage" office:value="0.666666666666667" calcext:value-type="percentage">
            <text:p>66.7%</text:p>
          </table:table-cell>
          <table:table-cell table:formula="of:=1+(0.75-1)/(0.6-1)*([.C503]-1)" office:value-type="percentage" office:value="0.791666666666667" calcext:value-type="percentage">
            <text:p>79.2%</text:p>
          </table:table-cell>
          <table:table-cell table:formula="of:=IF([.D503]&gt;[.$G$7];[.$F$7];IF([.D503]&gt;[.$G$8];[.$F$8];IF([.D503]&gt;[.$G$9];[.$F$9];IF([.D503]&gt;[.$G$10];[.$F$10];IF([.D503]&gt;[.$G$11];[.$F$11];IF([.D503]&gt;[.$G$12];[.$F$12];IF([.D503]&gt;[.$G$13];[.$F$13];IF([.D503]&gt;[.$G$14];[.$F$14];IF([.D503]&gt;[.$G$15];[.$F$15];IF([.D503]&gt;[.$G$16];[.$F$16];IF([.D503]&gt;[.$G$17];[.$F$17];IF([.D50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3</text:p>
          </table:table-cell>
          <table:table-cell office:value-type="float" office:value="20" calcext:value-type="float">
            <text:p>20</text:p>
          </table:table-cell>
          <table:table-cell table:formula="of:=[.B504]/30" office:value-type="percentage" office:value="0.666666666666667" calcext:value-type="percentage">
            <text:p>66.7%</text:p>
          </table:table-cell>
          <table:table-cell table:formula="of:=1+(0.75-1)/(0.6-1)*([.C504]-1)" office:value-type="percentage" office:value="0.791666666666667" calcext:value-type="percentage">
            <text:p>79.2%</text:p>
          </table:table-cell>
          <table:table-cell table:formula="of:=IF([.D504]&gt;[.$G$7];[.$F$7];IF([.D504]&gt;[.$G$8];[.$F$8];IF([.D504]&gt;[.$G$9];[.$F$9];IF([.D504]&gt;[.$G$10];[.$F$10];IF([.D504]&gt;[.$G$11];[.$F$11];IF([.D504]&gt;[.$G$12];[.$F$12];IF([.D504]&gt;[.$G$13];[.$F$13];IF([.D504]&gt;[.$G$14];[.$F$14];IF([.D504]&gt;[.$G$15];[.$F$15];IF([.D504]&gt;[.$G$16];[.$F$16];IF([.D504]&gt;[.$G$17];[.$F$17];IF([.D50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amar2</text:p>
          </table:table-cell>
          <table:table-cell office:value-type="float" office:value="20" calcext:value-type="float">
            <text:p>20</text:p>
          </table:table-cell>
          <table:table-cell table:formula="of:=[.B505]/30" office:value-type="percentage" office:value="0.666666666666667" calcext:value-type="percentage">
            <text:p>66.7%</text:p>
          </table:table-cell>
          <table:table-cell table:formula="of:=1+(0.75-1)/(0.6-1)*([.C505]-1)" office:value-type="percentage" office:value="0.791666666666667" calcext:value-type="percentage">
            <text:p>79.2%</text:p>
          </table:table-cell>
          <table:table-cell table:formula="of:=IF([.D505]&gt;[.$G$7];[.$F$7];IF([.D505]&gt;[.$G$8];[.$F$8];IF([.D505]&gt;[.$G$9];[.$F$9];IF([.D505]&gt;[.$G$10];[.$F$10];IF([.D505]&gt;[.$G$11];[.$F$11];IF([.D505]&gt;[.$G$12];[.$F$12];IF([.D505]&gt;[.$G$13];[.$F$13];IF([.D505]&gt;[.$G$14];[.$F$14];IF([.D505]&gt;[.$G$15];[.$F$15];IF([.D505]&gt;[.$G$16];[.$F$16];IF([.D505]&gt;[.$G$17];[.$F$17];IF([.D50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mat2</text:p>
          </table:table-cell>
          <table:table-cell office:value-type="float" office:value="20" calcext:value-type="float">
            <text:p>20</text:p>
          </table:table-cell>
          <table:table-cell table:formula="of:=[.B506]/30" office:value-type="percentage" office:value="0.666666666666667" calcext:value-type="percentage">
            <text:p>66.7%</text:p>
          </table:table-cell>
          <table:table-cell table:formula="of:=1+(0.75-1)/(0.6-1)*([.C506]-1)" office:value-type="percentage" office:value="0.791666666666667" calcext:value-type="percentage">
            <text:p>79.2%</text:p>
          </table:table-cell>
          <table:table-cell table:formula="of:=IF([.D506]&gt;[.$G$7];[.$F$7];IF([.D506]&gt;[.$G$8];[.$F$8];IF([.D506]&gt;[.$G$9];[.$F$9];IF([.D506]&gt;[.$G$10];[.$F$10];IF([.D506]&gt;[.$G$11];[.$F$11];IF([.D506]&gt;[.$G$12];[.$F$12];IF([.D506]&gt;[.$G$13];[.$F$13];IF([.D506]&gt;[.$G$14];[.$F$14];IF([.D506]&gt;[.$G$15];[.$F$15];IF([.D506]&gt;[.$G$16];[.$F$16];IF([.D506]&gt;[.$G$17];[.$F$17];IF([.D50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genep2</text:p>
          </table:table-cell>
          <table:table-cell office:value-type="float" office:value="20" calcext:value-type="float">
            <text:p>20</text:p>
          </table:table-cell>
          <table:table-cell table:formula="of:=[.B507]/30" office:value-type="percentage" office:value="0.666666666666667" calcext:value-type="percentage">
            <text:p>66.7%</text:p>
          </table:table-cell>
          <table:table-cell table:formula="of:=1+(0.75-1)/(0.6-1)*([.C507]-1)" office:value-type="percentage" office:value="0.791666666666667" calcext:value-type="percentage">
            <text:p>79.2%</text:p>
          </table:table-cell>
          <table:table-cell table:formula="of:=IF([.D507]&gt;[.$G$7];[.$F$7];IF([.D507]&gt;[.$G$8];[.$F$8];IF([.D507]&gt;[.$G$9];[.$F$9];IF([.D507]&gt;[.$G$10];[.$F$10];IF([.D507]&gt;[.$G$11];[.$F$11];IF([.D507]&gt;[.$G$12];[.$F$12];IF([.D507]&gt;[.$G$13];[.$F$13];IF([.D507]&gt;[.$G$14];[.$F$14];IF([.D507]&gt;[.$G$15];[.$F$15];IF([.D507]&gt;[.$G$16];[.$F$16];IF([.D507]&gt;[.$G$17];[.$F$17];IF([.D50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mel2</text:p>
          </table:table-cell>
          <table:table-cell office:value-type="float" office:value="20" calcext:value-type="float">
            <text:p>20</text:p>
          </table:table-cell>
          <table:table-cell table:formula="of:=[.B508]/30" office:value-type="percentage" office:value="0.666666666666667" calcext:value-type="percentage">
            <text:p>66.7%</text:p>
          </table:table-cell>
          <table:table-cell table:formula="of:=1+(0.75-1)/(0.6-1)*([.C508]-1)" office:value-type="percentage" office:value="0.791666666666667" calcext:value-type="percentage">
            <text:p>79.2%</text:p>
          </table:table-cell>
          <table:table-cell table:formula="of:=IF([.D508]&gt;[.$G$7];[.$F$7];IF([.D508]&gt;[.$G$8];[.$F$8];IF([.D508]&gt;[.$G$9];[.$F$9];IF([.D508]&gt;[.$G$10];[.$F$10];IF([.D508]&gt;[.$G$11];[.$F$11];IF([.D508]&gt;[.$G$12];[.$F$12];IF([.D508]&gt;[.$G$13];[.$F$13];IF([.D508]&gt;[.$G$14];[.$F$14];IF([.D508]&gt;[.$G$15];[.$F$15];IF([.D508]&gt;[.$G$16];[.$F$16];IF([.D508]&gt;[.$G$17];[.$F$17];IF([.D50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rsn2</text:p>
          </table:table-cell>
          <table:table-cell office:value-type="float" office:value="20" calcext:value-type="float">
            <text:p>20</text:p>
          </table:table-cell>
          <table:table-cell table:formula="of:=[.B509]/30" office:value-type="percentage" office:value="0.666666666666667" calcext:value-type="percentage">
            <text:p>66.7%</text:p>
          </table:table-cell>
          <table:table-cell table:formula="of:=1+(0.75-1)/(0.6-1)*([.C509]-1)" office:value-type="percentage" office:value="0.791666666666667" calcext:value-type="percentage">
            <text:p>79.2%</text:p>
          </table:table-cell>
          <table:table-cell table:formula="of:=IF([.D509]&gt;[.$G$7];[.$F$7];IF([.D509]&gt;[.$G$8];[.$F$8];IF([.D509]&gt;[.$G$9];[.$F$9];IF([.D509]&gt;[.$G$10];[.$F$10];IF([.D509]&gt;[.$G$11];[.$F$11];IF([.D509]&gt;[.$G$12];[.$F$12];IF([.D509]&gt;[.$G$13];[.$F$13];IF([.D509]&gt;[.$G$14];[.$F$14];IF([.D509]&gt;[.$G$15];[.$F$15];IF([.D509]&gt;[.$G$16];[.$F$16];IF([.D509]&gt;[.$G$17];[.$F$17];IF([.D50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uan7</text:p>
          </table:table-cell>
          <table:table-cell office:value-type="float" office:value="20" calcext:value-type="float">
            <text:p>20</text:p>
          </table:table-cell>
          <table:table-cell table:formula="of:=[.B510]/30" office:value-type="percentage" office:value="0.666666666666667" calcext:value-type="percentage">
            <text:p>66.7%</text:p>
          </table:table-cell>
          <table:table-cell table:formula="of:=1+(0.75-1)/(0.6-1)*([.C510]-1)" office:value-type="percentage" office:value="0.791666666666667" calcext:value-type="percentage">
            <text:p>79.2%</text:p>
          </table:table-cell>
          <table:table-cell table:formula="of:=IF([.D510]&gt;[.$G$7];[.$F$7];IF([.D510]&gt;[.$G$8];[.$F$8];IF([.D510]&gt;[.$G$9];[.$F$9];IF([.D510]&gt;[.$G$10];[.$F$10];IF([.D510]&gt;[.$G$11];[.$F$11];IF([.D510]&gt;[.$G$12];[.$F$12];IF([.D510]&gt;[.$G$13];[.$F$13];IF([.D510]&gt;[.$G$14];[.$F$14];IF([.D510]&gt;[.$G$15];[.$F$15];IF([.D510]&gt;[.$G$16];[.$F$16];IF([.D510]&gt;[.$G$17];[.$F$17];IF([.D51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sbllh2</text:p>
          </table:table-cell>
          <table:table-cell office:value-type="float" office:value="20" calcext:value-type="float">
            <text:p>20</text:p>
          </table:table-cell>
          <table:table-cell table:formula="of:=[.B511]/30" office:value-type="percentage" office:value="0.666666666666667" calcext:value-type="percentage">
            <text:p>66.7%</text:p>
          </table:table-cell>
          <table:table-cell table:formula="of:=1+(0.75-1)/(0.6-1)*([.C511]-1)" office:value-type="percentage" office:value="0.791666666666667" calcext:value-type="percentage">
            <text:p>79.2%</text:p>
          </table:table-cell>
          <table:table-cell table:formula="of:=IF([.D511]&gt;[.$G$7];[.$F$7];IF([.D511]&gt;[.$G$8];[.$F$8];IF([.D511]&gt;[.$G$9];[.$F$9];IF([.D511]&gt;[.$G$10];[.$F$10];IF([.D511]&gt;[.$G$11];[.$F$11];IF([.D511]&gt;[.$G$12];[.$F$12];IF([.D511]&gt;[.$G$13];[.$F$13];IF([.D511]&gt;[.$G$14];[.$F$14];IF([.D511]&gt;[.$G$15];[.$F$15];IF([.D511]&gt;[.$G$16];[.$F$16];IF([.D511]&gt;[.$G$17];[.$F$17];IF([.D51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rema2</text:p>
          </table:table-cell>
          <table:table-cell office:value-type="float" office:value="20" calcext:value-type="float">
            <text:p>20</text:p>
          </table:table-cell>
          <table:table-cell table:formula="of:=[.B512]/30" office:value-type="percentage" office:value="0.666666666666667" calcext:value-type="percentage">
            <text:p>66.7%</text:p>
          </table:table-cell>
          <table:table-cell table:formula="of:=1+(0.75-1)/(0.6-1)*([.C512]-1)" office:value-type="percentage" office:value="0.791666666666667" calcext:value-type="percentage">
            <text:p>79.2%</text:p>
          </table:table-cell>
          <table:table-cell table:formula="of:=IF([.D512]&gt;[.$G$7];[.$F$7];IF([.D512]&gt;[.$G$8];[.$F$8];IF([.D512]&gt;[.$G$9];[.$F$9];IF([.D512]&gt;[.$G$10];[.$F$10];IF([.D512]&gt;[.$G$11];[.$F$11];IF([.D512]&gt;[.$G$12];[.$F$12];IF([.D512]&gt;[.$G$13];[.$F$13];IF([.D512]&gt;[.$G$14];[.$F$14];IF([.D512]&gt;[.$G$15];[.$F$15];IF([.D512]&gt;[.$G$16];[.$F$16];IF([.D512]&gt;[.$G$17];[.$F$17];IF([.D51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am2</text:p>
          </table:table-cell>
          <table:table-cell office:value-type="float" office:value="20" calcext:value-type="float">
            <text:p>20</text:p>
          </table:table-cell>
          <table:table-cell table:formula="of:=[.B513]/30" office:value-type="percentage" office:value="0.666666666666667" calcext:value-type="percentage">
            <text:p>66.7%</text:p>
          </table:table-cell>
          <table:table-cell table:formula="of:=1+(0.75-1)/(0.6-1)*([.C513]-1)" office:value-type="percentage" office:value="0.791666666666667" calcext:value-type="percentage">
            <text:p>79.2%</text:p>
          </table:table-cell>
          <table:table-cell table:formula="of:=IF([.D513]&gt;[.$G$7];[.$F$7];IF([.D513]&gt;[.$G$8];[.$F$8];IF([.D513]&gt;[.$G$9];[.$F$9];IF([.D513]&gt;[.$G$10];[.$F$10];IF([.D513]&gt;[.$G$11];[.$F$11];IF([.D513]&gt;[.$G$12];[.$F$12];IF([.D513]&gt;[.$G$13];[.$F$13];IF([.D513]&gt;[.$G$14];[.$F$14];IF([.D513]&gt;[.$G$15];[.$F$15];IF([.D513]&gt;[.$G$16];[.$F$16];IF([.D513]&gt;[.$G$17];[.$F$17];IF([.D51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mc2</text:p>
          </table:table-cell>
          <table:table-cell office:value-type="float" office:value="20" calcext:value-type="float">
            <text:p>20</text:p>
          </table:table-cell>
          <table:table-cell table:formula="of:=[.B514]/30" office:value-type="percentage" office:value="0.666666666666667" calcext:value-type="percentage">
            <text:p>66.7%</text:p>
          </table:table-cell>
          <table:table-cell table:formula="of:=1+(0.75-1)/(0.6-1)*([.C514]-1)" office:value-type="percentage" office:value="0.791666666666667" calcext:value-type="percentage">
            <text:p>79.2%</text:p>
          </table:table-cell>
          <table:table-cell table:formula="of:=IF([.D514]&gt;[.$G$7];[.$F$7];IF([.D514]&gt;[.$G$8];[.$F$8];IF([.D514]&gt;[.$G$9];[.$F$9];IF([.D514]&gt;[.$G$10];[.$F$10];IF([.D514]&gt;[.$G$11];[.$F$11];IF([.D514]&gt;[.$G$12];[.$F$12];IF([.D514]&gt;[.$G$13];[.$F$13];IF([.D514]&gt;[.$G$14];[.$F$14];IF([.D514]&gt;[.$G$15];[.$F$15];IF([.D514]&gt;[.$G$16];[.$F$16];IF([.D514]&gt;[.$G$17];[.$F$17];IF([.D51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baek11</text:p>
          </table:table-cell>
          <table:table-cell office:value-type="float" office:value="20" calcext:value-type="float">
            <text:p>20</text:p>
          </table:table-cell>
          <table:table-cell table:formula="of:=[.B515]/30" office:value-type="percentage" office:value="0.666666666666667" calcext:value-type="percentage">
            <text:p>66.7%</text:p>
          </table:table-cell>
          <table:table-cell table:formula="of:=1+(0.75-1)/(0.6-1)*([.C515]-1)" office:value-type="percentage" office:value="0.791666666666667" calcext:value-type="percentage">
            <text:p>79.2%</text:p>
          </table:table-cell>
          <table:table-cell table:formula="of:=IF([.D515]&gt;[.$G$7];[.$F$7];IF([.D515]&gt;[.$G$8];[.$F$8];IF([.D515]&gt;[.$G$9];[.$F$9];IF([.D515]&gt;[.$G$10];[.$F$10];IF([.D515]&gt;[.$G$11];[.$F$11];IF([.D515]&gt;[.$G$12];[.$F$12];IF([.D515]&gt;[.$G$13];[.$F$13];IF([.D515]&gt;[.$G$14];[.$F$14];IF([.D515]&gt;[.$G$15];[.$F$15];IF([.D515]&gt;[.$G$16];[.$F$16];IF([.D515]&gt;[.$G$17];[.$F$17];IF([.D51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bh2</text:p>
          </table:table-cell>
          <table:table-cell office:value-type="float" office:value="20" calcext:value-type="float">
            <text:p>20</text:p>
          </table:table-cell>
          <table:table-cell table:formula="of:=[.B516]/30" office:value-type="percentage" office:value="0.666666666666667" calcext:value-type="percentage">
            <text:p>66.7%</text:p>
          </table:table-cell>
          <table:table-cell table:formula="of:=1+(0.75-1)/(0.6-1)*([.C516]-1)" office:value-type="percentage" office:value="0.791666666666667" calcext:value-type="percentage">
            <text:p>79.2%</text:p>
          </table:table-cell>
          <table:table-cell table:formula="of:=IF([.D516]&gt;[.$G$7];[.$F$7];IF([.D516]&gt;[.$G$8];[.$F$8];IF([.D516]&gt;[.$G$9];[.$F$9];IF([.D516]&gt;[.$G$10];[.$F$10];IF([.D516]&gt;[.$G$11];[.$F$11];IF([.D516]&gt;[.$G$12];[.$F$12];IF([.D516]&gt;[.$G$13];[.$F$13];IF([.D516]&gt;[.$G$14];[.$F$14];IF([.D516]&gt;[.$G$15];[.$F$15];IF([.D516]&gt;[.$G$16];[.$F$16];IF([.D516]&gt;[.$G$17];[.$F$17];IF([.D51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bens2</text:p>
          </table:table-cell>
          <table:table-cell office:value-type="float" office:value="20" calcext:value-type="float">
            <text:p>20</text:p>
          </table:table-cell>
          <table:table-cell table:formula="of:=[.B517]/30" office:value-type="percentage" office:value="0.666666666666667" calcext:value-type="percentage">
            <text:p>66.7%</text:p>
          </table:table-cell>
          <table:table-cell table:formula="of:=1+(0.75-1)/(0.6-1)*([.C517]-1)" office:value-type="percentage" office:value="0.791666666666667" calcext:value-type="percentage">
            <text:p>79.2%</text:p>
          </table:table-cell>
          <table:table-cell table:formula="of:=IF([.D517]&gt;[.$G$7];[.$F$7];IF([.D517]&gt;[.$G$8];[.$F$8];IF([.D517]&gt;[.$G$9];[.$F$9];IF([.D517]&gt;[.$G$10];[.$F$10];IF([.D517]&gt;[.$G$11];[.$F$11];IF([.D517]&gt;[.$G$12];[.$F$12];IF([.D517]&gt;[.$G$13];[.$F$13];IF([.D517]&gt;[.$G$14];[.$F$14];IF([.D517]&gt;[.$G$15];[.$F$15];IF([.D517]&gt;[.$G$16];[.$F$16];IF([.D517]&gt;[.$G$17];[.$F$17];IF([.D51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hardi9</text:p>
          </table:table-cell>
          <table:table-cell office:value-type="float" office:value="20" calcext:value-type="float">
            <text:p>20</text:p>
          </table:table-cell>
          <table:table-cell table:formula="of:=[.B518]/30" office:value-type="percentage" office:value="0.666666666666667" calcext:value-type="percentage">
            <text:p>66.7%</text:p>
          </table:table-cell>
          <table:table-cell table:formula="of:=1+(0.75-1)/(0.6-1)*([.C518]-1)" office:value-type="percentage" office:value="0.791666666666667" calcext:value-type="percentage">
            <text:p>79.2%</text:p>
          </table:table-cell>
          <table:table-cell table:formula="of:=IF([.D518]&gt;[.$G$7];[.$F$7];IF([.D518]&gt;[.$G$8];[.$F$8];IF([.D518]&gt;[.$G$9];[.$F$9];IF([.D518]&gt;[.$G$10];[.$F$10];IF([.D518]&gt;[.$G$11];[.$F$11];IF([.D518]&gt;[.$G$12];[.$F$12];IF([.D518]&gt;[.$G$13];[.$F$13];IF([.D518]&gt;[.$G$14];[.$F$14];IF([.D518]&gt;[.$G$15];[.$F$15];IF([.D518]&gt;[.$G$16];[.$F$16];IF([.D518]&gt;[.$G$17];[.$F$17];IF([.D51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peter2</text:p>
          </table:table-cell>
          <table:table-cell office:value-type="float" office:value="20" calcext:value-type="float">
            <text:p>20</text:p>
          </table:table-cell>
          <table:table-cell table:formula="of:=[.B519]/30" office:value-type="percentage" office:value="0.666666666666667" calcext:value-type="percentage">
            <text:p>66.7%</text:p>
          </table:table-cell>
          <table:table-cell table:formula="of:=1+(0.75-1)/(0.6-1)*([.C519]-1)" office:value-type="percentage" office:value="0.791666666666667" calcext:value-type="percentage">
            <text:p>79.2%</text:p>
          </table:table-cell>
          <table:table-cell table:formula="of:=IF([.D519]&gt;[.$G$7];[.$F$7];IF([.D519]&gt;[.$G$8];[.$F$8];IF([.D519]&gt;[.$G$9];[.$F$9];IF([.D519]&gt;[.$G$10];[.$F$10];IF([.D519]&gt;[.$G$11];[.$F$11];IF([.D519]&gt;[.$G$12];[.$F$12];IF([.D519]&gt;[.$G$13];[.$F$13];IF([.D519]&gt;[.$G$14];[.$F$14];IF([.D519]&gt;[.$G$15];[.$F$15];IF([.D519]&gt;[.$G$16];[.$F$16];IF([.D519]&gt;[.$G$17];[.$F$17];IF([.D51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elia2</text:p>
          </table:table-cell>
          <table:table-cell office:value-type="float" office:value="20" calcext:value-type="float">
            <text:p>20</text:p>
          </table:table-cell>
          <table:table-cell table:formula="of:=[.B520]/30" office:value-type="percentage" office:value="0.666666666666667" calcext:value-type="percentage">
            <text:p>66.7%</text:p>
          </table:table-cell>
          <table:table-cell table:formula="of:=1+(0.75-1)/(0.6-1)*([.C520]-1)" office:value-type="percentage" office:value="0.791666666666667" calcext:value-type="percentage">
            <text:p>79.2%</text:p>
          </table:table-cell>
          <table:table-cell table:formula="of:=IF([.D520]&gt;[.$G$7];[.$F$7];IF([.D520]&gt;[.$G$8];[.$F$8];IF([.D520]&gt;[.$G$9];[.$F$9];IF([.D520]&gt;[.$G$10];[.$F$10];IF([.D520]&gt;[.$G$11];[.$F$11];IF([.D520]&gt;[.$G$12];[.$F$12];IF([.D520]&gt;[.$G$13];[.$F$13];IF([.D520]&gt;[.$G$14];[.$F$14];IF([.D520]&gt;[.$G$15];[.$F$15];IF([.D520]&gt;[.$G$16];[.$F$16];IF([.D520]&gt;[.$G$17];[.$F$17];IF([.D52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lker2</text:p>
          </table:table-cell>
          <table:table-cell office:value-type="float" office:value="20" calcext:value-type="float">
            <text:p>20</text:p>
          </table:table-cell>
          <table:table-cell table:formula="of:=[.B521]/30" office:value-type="percentage" office:value="0.666666666666667" calcext:value-type="percentage">
            <text:p>66.7%</text:p>
          </table:table-cell>
          <table:table-cell table:formula="of:=1+(0.75-1)/(0.6-1)*([.C521]-1)" office:value-type="percentage" office:value="0.791666666666667" calcext:value-type="percentage">
            <text:p>79.2%</text:p>
          </table:table-cell>
          <table:table-cell table:formula="of:=IF([.D521]&gt;[.$G$7];[.$F$7];IF([.D521]&gt;[.$G$8];[.$F$8];IF([.D521]&gt;[.$G$9];[.$F$9];IF([.D521]&gt;[.$G$10];[.$F$10];IF([.D521]&gt;[.$G$11];[.$F$11];IF([.D521]&gt;[.$G$12];[.$F$12];IF([.D521]&gt;[.$G$13];[.$F$13];IF([.D521]&gt;[.$G$14];[.$F$14];IF([.D521]&gt;[.$G$15];[.$F$15];IF([.D521]&gt;[.$G$16];[.$F$16];IF([.D521]&gt;[.$G$17];[.$F$17];IF([.D52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hin74</text:p>
          </table:table-cell>
          <table:table-cell office:value-type="float" office:value="20" calcext:value-type="float">
            <text:p>20</text:p>
          </table:table-cell>
          <table:table-cell table:formula="of:=[.B522]/30" office:value-type="percentage" office:value="0.666666666666667" calcext:value-type="percentage">
            <text:p>66.7%</text:p>
          </table:table-cell>
          <table:table-cell table:formula="of:=1+(0.75-1)/(0.6-1)*([.C522]-1)" office:value-type="percentage" office:value="0.791666666666667" calcext:value-type="percentage">
            <text:p>79.2%</text:p>
          </table:table-cell>
          <table:table-cell table:formula="of:=IF([.D522]&gt;[.$G$7];[.$F$7];IF([.D522]&gt;[.$G$8];[.$F$8];IF([.D522]&gt;[.$G$9];[.$F$9];IF([.D522]&gt;[.$G$10];[.$F$10];IF([.D522]&gt;[.$G$11];[.$F$11];IF([.D522]&gt;[.$G$12];[.$F$12];IF([.D522]&gt;[.$G$13];[.$F$13];IF([.D522]&gt;[.$G$14];[.$F$14];IF([.D522]&gt;[.$G$15];[.$F$15];IF([.D522]&gt;[.$G$16];[.$F$16];IF([.D522]&gt;[.$G$17];[.$F$17];IF([.D52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alhot3</text:p>
          </table:table-cell>
          <table:table-cell office:value-type="float" office:value="20" calcext:value-type="float">
            <text:p>20</text:p>
          </table:table-cell>
          <table:table-cell table:formula="of:=[.B523]/30" office:value-type="percentage" office:value="0.666666666666667" calcext:value-type="percentage">
            <text:p>66.7%</text:p>
          </table:table-cell>
          <table:table-cell table:formula="of:=1+(0.75-1)/(0.6-1)*([.C523]-1)" office:value-type="percentage" office:value="0.791666666666667" calcext:value-type="percentage">
            <text:p>79.2%</text:p>
          </table:table-cell>
          <table:table-cell table:formula="of:=IF([.D523]&gt;[.$G$7];[.$F$7];IF([.D523]&gt;[.$G$8];[.$F$8];IF([.D523]&gt;[.$G$9];[.$F$9];IF([.D523]&gt;[.$G$10];[.$F$10];IF([.D523]&gt;[.$G$11];[.$F$11];IF([.D523]&gt;[.$G$12];[.$F$12];IF([.D523]&gt;[.$G$13];[.$F$13];IF([.D523]&gt;[.$G$14];[.$F$14];IF([.D523]&gt;[.$G$15];[.$F$15];IF([.D523]&gt;[.$G$16];[.$F$16];IF([.D523]&gt;[.$G$17];[.$F$17];IF([.D52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th2</text:p>
          </table:table-cell>
          <table:table-cell office:value-type="float" office:value="20" calcext:value-type="float">
            <text:p>20</text:p>
          </table:table-cell>
          <table:table-cell table:formula="of:=[.B524]/30" office:value-type="percentage" office:value="0.666666666666667" calcext:value-type="percentage">
            <text:p>66.7%</text:p>
          </table:table-cell>
          <table:table-cell table:formula="of:=1+(0.75-1)/(0.6-1)*([.C524]-1)" office:value-type="percentage" office:value="0.791666666666667" calcext:value-type="percentage">
            <text:p>79.2%</text:p>
          </table:table-cell>
          <table:table-cell table:formula="of:=IF([.D524]&gt;[.$G$7];[.$F$7];IF([.D524]&gt;[.$G$8];[.$F$8];IF([.D524]&gt;[.$G$9];[.$F$9];IF([.D524]&gt;[.$G$10];[.$F$10];IF([.D524]&gt;[.$G$11];[.$F$11];IF([.D524]&gt;[.$G$12];[.$F$12];IF([.D524]&gt;[.$G$13];[.$F$13];IF([.D524]&gt;[.$G$14];[.$F$14];IF([.D524]&gt;[.$G$15];[.$F$15];IF([.D524]&gt;[.$G$16];[.$F$16];IF([.D524]&gt;[.$G$17];[.$F$17];IF([.D52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kong12</text:p>
          </table:table-cell>
          <table:table-cell office:value-type="float" office:value="20" calcext:value-type="float">
            <text:p>20</text:p>
          </table:table-cell>
          <table:table-cell table:formula="of:=[.B525]/30" office:value-type="percentage" office:value="0.666666666666667" calcext:value-type="percentage">
            <text:p>66.7%</text:p>
          </table:table-cell>
          <table:table-cell table:formula="of:=1+(0.75-1)/(0.6-1)*([.C525]-1)" office:value-type="percentage" office:value="0.791666666666667" calcext:value-type="percentage">
            <text:p>79.2%</text:p>
          </table:table-cell>
          <table:table-cell table:formula="of:=IF([.D525]&gt;[.$G$7];[.$F$7];IF([.D525]&gt;[.$G$8];[.$F$8];IF([.D525]&gt;[.$G$9];[.$F$9];IF([.D525]&gt;[.$G$10];[.$F$10];IF([.D525]&gt;[.$G$11];[.$F$11];IF([.D525]&gt;[.$G$12];[.$F$12];IF([.D525]&gt;[.$G$13];[.$F$13];IF([.D525]&gt;[.$G$14];[.$F$14];IF([.D525]&gt;[.$G$15];[.$F$15];IF([.D525]&gt;[.$G$16];[.$F$16];IF([.D525]&gt;[.$G$17];[.$F$17];IF([.D52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sher2</text:p>
          </table:table-cell>
          <table:table-cell office:value-type="float" office:value="20" calcext:value-type="float">
            <text:p>20</text:p>
          </table:table-cell>
          <table:table-cell table:formula="of:=[.B526]/30" office:value-type="percentage" office:value="0.666666666666667" calcext:value-type="percentage">
            <text:p>66.7%</text:p>
          </table:table-cell>
          <table:table-cell table:formula="of:=1+(0.75-1)/(0.6-1)*([.C526]-1)" office:value-type="percentage" office:value="0.791666666666667" calcext:value-type="percentage">
            <text:p>79.2%</text:p>
          </table:table-cell>
          <table:table-cell table:formula="of:=IF([.D526]&gt;[.$G$7];[.$F$7];IF([.D526]&gt;[.$G$8];[.$F$8];IF([.D526]&gt;[.$G$9];[.$F$9];IF([.D526]&gt;[.$G$10];[.$F$10];IF([.D526]&gt;[.$G$11];[.$F$11];IF([.D526]&gt;[.$G$12];[.$F$12];IF([.D526]&gt;[.$G$13];[.$F$13];IF([.D526]&gt;[.$G$14];[.$F$14];IF([.D526]&gt;[.$G$15];[.$F$15];IF([.D526]&gt;[.$G$16];[.$F$16];IF([.D526]&gt;[.$G$17];[.$F$17];IF([.D52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s2</text:p>
          </table:table-cell>
          <table:table-cell office:value-type="float" office:value="20" calcext:value-type="float">
            <text:p>20</text:p>
          </table:table-cell>
          <table:table-cell table:formula="of:=[.B527]/30" office:value-type="percentage" office:value="0.666666666666667" calcext:value-type="percentage">
            <text:p>66.7%</text:p>
          </table:table-cell>
          <table:table-cell table:formula="of:=1+(0.75-1)/(0.6-1)*([.C527]-1)" office:value-type="percentage" office:value="0.791666666666667" calcext:value-type="percentage">
            <text:p>79.2%</text:p>
          </table:table-cell>
          <table:table-cell table:formula="of:=IF([.D527]&gt;[.$G$7];[.$F$7];IF([.D527]&gt;[.$G$8];[.$F$8];IF([.D527]&gt;[.$G$9];[.$F$9];IF([.D527]&gt;[.$G$10];[.$F$10];IF([.D527]&gt;[.$G$11];[.$F$11];IF([.D527]&gt;[.$G$12];[.$F$12];IF([.D527]&gt;[.$G$13];[.$F$13];IF([.D527]&gt;[.$G$14];[.$F$14];IF([.D527]&gt;[.$G$15];[.$F$15];IF([.D527]&gt;[.$G$16];[.$F$16];IF([.D527]&gt;[.$G$17];[.$F$17];IF([.D52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h2</text:p>
          </table:table-cell>
          <table:table-cell office:value-type="float" office:value="20" calcext:value-type="float">
            <text:p>20</text:p>
          </table:table-cell>
          <table:table-cell table:formula="of:=[.B528]/30" office:value-type="percentage" office:value="0.666666666666667" calcext:value-type="percentage">
            <text:p>66.7%</text:p>
          </table:table-cell>
          <table:table-cell table:formula="of:=1+(0.75-1)/(0.6-1)*([.C528]-1)" office:value-type="percentage" office:value="0.791666666666667" calcext:value-type="percentage">
            <text:p>79.2%</text:p>
          </table:table-cell>
          <table:table-cell table:formula="of:=IF([.D528]&gt;[.$G$7];[.$F$7];IF([.D528]&gt;[.$G$8];[.$F$8];IF([.D528]&gt;[.$G$9];[.$F$9];IF([.D528]&gt;[.$G$10];[.$F$10];IF([.D528]&gt;[.$G$11];[.$F$11];IF([.D528]&gt;[.$G$12];[.$F$12];IF([.D528]&gt;[.$G$13];[.$F$13];IF([.D528]&gt;[.$G$14];[.$F$14];IF([.D528]&gt;[.$G$15];[.$F$15];IF([.D528]&gt;[.$G$16];[.$F$16];IF([.D528]&gt;[.$G$17];[.$F$17];IF([.D52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ee219</text:p>
          </table:table-cell>
          <table:table-cell office:value-type="float" office:value="18" calcext:value-type="float">
            <text:p>18</text:p>
          </table:table-cell>
          <table:table-cell table:formula="of:=2/3" office:value-type="percentage" office:value="0.666666666666667" calcext:value-type="percentage">
            <text:p>66.7%</text:p>
          </table:table-cell>
          <table:table-cell table:formula="of:=1+(0.75-1)/(0.6-1)*([.C529]-1)" office:value-type="percentage" office:value="0.791666666666667" calcext:value-type="percentage">
            <text:p>79.2%</text:p>
          </table:table-cell>
          <table:table-cell table:formula="of:=IF([.D529]&gt;[.$G$7];[.$F$7];IF([.D529]&gt;[.$G$8];[.$F$8];IF([.D529]&gt;[.$G$9];[.$F$9];IF([.D529]&gt;[.$G$10];[.$F$10];IF([.D529]&gt;[.$G$11];[.$F$11];IF([.D529]&gt;[.$G$12];[.$F$12];IF([.D529]&gt;[.$G$13];[.$F$13];IF([.D529]&gt;[.$G$14];[.$F$14];IF([.D529]&gt;[.$G$15];[.$F$15];IF([.D529]&gt;[.$G$16];[.$F$16];IF([.D529]&gt;[.$G$17];[.$F$17];IF([.D52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ebers2</text:p>
          </table:table-cell>
          <table:table-cell office:value-type="float" office:value="20" calcext:value-type="float">
            <text:p>20</text:p>
          </table:table-cell>
          <table:table-cell table:formula="of:=[.B530]/30" office:value-type="percentage" office:value="0.666666666666667" calcext:value-type="percentage">
            <text:p>66.7%</text:p>
          </table:table-cell>
          <table:table-cell table:formula="of:=1+(0.75-1)/(0.6-1)*([.C530]-1)" office:value-type="percentage" office:value="0.791666666666667" calcext:value-type="percentage">
            <text:p>79.2%</text:p>
          </table:table-cell>
          <table:table-cell table:formula="of:=IF([.D530]&gt;[.$G$7];[.$F$7];IF([.D530]&gt;[.$G$8];[.$F$8];IF([.D530]&gt;[.$G$9];[.$F$9];IF([.D530]&gt;[.$G$10];[.$F$10];IF([.D530]&gt;[.$G$11];[.$F$11];IF([.D530]&gt;[.$G$12];[.$F$12];IF([.D530]&gt;[.$G$13];[.$F$13];IF([.D530]&gt;[.$G$14];[.$F$14];IF([.D530]&gt;[.$G$15];[.$F$15];IF([.D530]&gt;[.$G$16];[.$F$16];IF([.D530]&gt;[.$G$17];[.$F$17];IF([.D53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ltgen3</text:p>
          </table:table-cell>
          <table:table-cell office:value-type="float" office:value="20" calcext:value-type="float">
            <text:p>20</text:p>
          </table:table-cell>
          <table:table-cell table:formula="of:=[.B531]/30" office:value-type="percentage" office:value="0.666666666666667" calcext:value-type="percentage">
            <text:p>66.7%</text:p>
          </table:table-cell>
          <table:table-cell table:formula="of:=1+(0.75-1)/(0.6-1)*([.C531]-1)" office:value-type="percentage" office:value="0.791666666666667" calcext:value-type="percentage">
            <text:p>79.2%</text:p>
          </table:table-cell>
          <table:table-cell table:formula="of:=IF([.D531]&gt;[.$G$7];[.$F$7];IF([.D531]&gt;[.$G$8];[.$F$8];IF([.D531]&gt;[.$G$9];[.$F$9];IF([.D531]&gt;[.$G$10];[.$F$10];IF([.D531]&gt;[.$G$11];[.$F$11];IF([.D531]&gt;[.$G$12];[.$F$12];IF([.D531]&gt;[.$G$13];[.$F$13];IF([.D531]&gt;[.$G$14];[.$F$14];IF([.D531]&gt;[.$G$15];[.$F$15];IF([.D531]&gt;[.$G$16];[.$F$16];IF([.D531]&gt;[.$G$17];[.$F$17];IF([.D53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oyeg2</text:p>
          </table:table-cell>
          <table:table-cell office:value-type="float" office:value="20" calcext:value-type="float">
            <text:p>20</text:p>
          </table:table-cell>
          <table:table-cell table:formula="of:=[.B532]/30" office:value-type="percentage" office:value="0.666666666666667" calcext:value-type="percentage">
            <text:p>66.7%</text:p>
          </table:table-cell>
          <table:table-cell table:formula="of:=1+(0.75-1)/(0.6-1)*([.C532]-1)" office:value-type="percentage" office:value="0.791666666666667" calcext:value-type="percentage">
            <text:p>79.2%</text:p>
          </table:table-cell>
          <table:table-cell table:formula="of:=IF([.D532]&gt;[.$G$7];[.$F$7];IF([.D532]&gt;[.$G$8];[.$F$8];IF([.D532]&gt;[.$G$9];[.$F$9];IF([.D532]&gt;[.$G$10];[.$F$10];IF([.D532]&gt;[.$G$11];[.$F$11];IF([.D532]&gt;[.$G$12];[.$F$12];IF([.D532]&gt;[.$G$13];[.$F$13];IF([.D532]&gt;[.$G$14];[.$F$14];IF([.D532]&gt;[.$G$15];[.$F$15];IF([.D532]&gt;[.$G$16];[.$F$16];IF([.D532]&gt;[.$G$17];[.$F$17];IF([.D53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ggie2</text:p>
          </table:table-cell>
          <table:table-cell office:value-type="float" office:value="20" calcext:value-type="float">
            <text:p>20</text:p>
          </table:table-cell>
          <table:table-cell table:formula="of:=[.B533]/30" office:value-type="percentage" office:value="0.666666666666667" calcext:value-type="percentage">
            <text:p>66.7%</text:p>
          </table:table-cell>
          <table:table-cell table:formula="of:=1+(0.75-1)/(0.6-1)*([.C533]-1)" office:value-type="percentage" office:value="0.791666666666667" calcext:value-type="percentage">
            <text:p>79.2%</text:p>
          </table:table-cell>
          <table:table-cell table:formula="of:=IF([.D533]&gt;[.$G$7];[.$F$7];IF([.D533]&gt;[.$G$8];[.$F$8];IF([.D533]&gt;[.$G$9];[.$F$9];IF([.D533]&gt;[.$G$10];[.$F$10];IF([.D533]&gt;[.$G$11];[.$F$11];IF([.D533]&gt;[.$G$12];[.$F$12];IF([.D533]&gt;[.$G$13];[.$F$13];IF([.D533]&gt;[.$G$14];[.$F$14];IF([.D533]&gt;[.$G$15];[.$F$15];IF([.D533]&gt;[.$G$16];[.$F$16];IF([.D533]&gt;[.$G$17];[.$F$17];IF([.D53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gohma2</text:p>
          </table:table-cell>
          <table:table-cell office:value-type="float" office:value="20" calcext:value-type="float">
            <text:p>20</text:p>
          </table:table-cell>
          <table:table-cell table:formula="of:=[.B534]/30" office:value-type="percentage" office:value="0.666666666666667" calcext:value-type="percentage">
            <text:p>66.7%</text:p>
          </table:table-cell>
          <table:table-cell table:formula="of:=1+(0.75-1)/(0.6-1)*([.C534]-1)" office:value-type="percentage" office:value="0.791666666666667" calcext:value-type="percentage">
            <text:p>79.2%</text:p>
          </table:table-cell>
          <table:table-cell table:formula="of:=IF([.D534]&gt;[.$G$7];[.$F$7];IF([.D534]&gt;[.$G$8];[.$F$8];IF([.D534]&gt;[.$G$9];[.$F$9];IF([.D534]&gt;[.$G$10];[.$F$10];IF([.D534]&gt;[.$G$11];[.$F$11];IF([.D534]&gt;[.$G$12];[.$F$12];IF([.D534]&gt;[.$G$13];[.$F$13];IF([.D534]&gt;[.$G$14];[.$F$14];IF([.D534]&gt;[.$G$15];[.$F$15];IF([.D534]&gt;[.$G$16];[.$F$16];IF([.D534]&gt;[.$G$17];[.$F$17];IF([.D53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jie2</text:p>
          </table:table-cell>
          <table:table-cell office:value-type="float" office:value="20" calcext:value-type="float">
            <text:p>20</text:p>
          </table:table-cell>
          <table:table-cell table:formula="of:=[.B535]/30" office:value-type="percentage" office:value="0.666666666666667" calcext:value-type="percentage">
            <text:p>66.7%</text:p>
          </table:table-cell>
          <table:table-cell table:formula="of:=1+(0.75-1)/(0.6-1)*([.C535]-1)" office:value-type="percentage" office:value="0.791666666666667" calcext:value-type="percentage">
            <text:p>79.2%</text:p>
          </table:table-cell>
          <table:table-cell table:formula="of:=IF([.D535]&gt;[.$G$7];[.$F$7];IF([.D535]&gt;[.$G$8];[.$F$8];IF([.D535]&gt;[.$G$9];[.$F$9];IF([.D535]&gt;[.$G$10];[.$F$10];IF([.D535]&gt;[.$G$11];[.$F$11];IF([.D535]&gt;[.$G$12];[.$F$12];IF([.D535]&gt;[.$G$13];[.$F$13];IF([.D535]&gt;[.$G$14];[.$F$14];IF([.D535]&gt;[.$G$15];[.$F$15];IF([.D535]&gt;[.$G$16];[.$F$16];IF([.D535]&gt;[.$G$17];[.$F$17];IF([.D53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impf2</text:p>
          </table:table-cell>
          <table:table-cell office:value-type="float" office:value="20" calcext:value-type="float">
            <text:p>20</text:p>
          </table:table-cell>
          <table:table-cell table:formula="of:=[.B536]/30" office:value-type="percentage" office:value="0.666666666666667" calcext:value-type="percentage">
            <text:p>66.7%</text:p>
          </table:table-cell>
          <table:table-cell table:formula="of:=1+(0.75-1)/(0.6-1)*([.C536]-1)" office:value-type="percentage" office:value="0.791666666666667" calcext:value-type="percentage">
            <text:p>79.2%</text:p>
          </table:table-cell>
          <table:table-cell table:formula="of:=IF([.D536]&gt;[.$G$7];[.$F$7];IF([.D536]&gt;[.$G$8];[.$F$8];IF([.D536]&gt;[.$G$9];[.$F$9];IF([.D536]&gt;[.$G$10];[.$F$10];IF([.D536]&gt;[.$G$11];[.$F$11];IF([.D536]&gt;[.$G$12];[.$F$12];IF([.D536]&gt;[.$G$13];[.$F$13];IF([.D536]&gt;[.$G$14];[.$F$14];IF([.D536]&gt;[.$G$15];[.$F$15];IF([.D536]&gt;[.$G$16];[.$F$16];IF([.D536]&gt;[.$G$17];[.$F$17];IF([.D53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miles2</text:p>
          </table:table-cell>
          <table:table-cell office:value-type="float" office:value="20" calcext:value-type="float">
            <text:p>20</text:p>
          </table:table-cell>
          <table:table-cell table:formula="of:=[.B537]/30" office:value-type="percentage" office:value="0.666666666666667" calcext:value-type="percentage">
            <text:p>66.7%</text:p>
          </table:table-cell>
          <table:table-cell table:formula="of:=1+(0.75-1)/(0.6-1)*([.C537]-1)" office:value-type="percentage" office:value="0.791666666666667" calcext:value-type="percentage">
            <text:p>79.2%</text:p>
          </table:table-cell>
          <table:table-cell table:formula="of:=IF([.D537]&gt;[.$G$7];[.$F$7];IF([.D537]&gt;[.$G$8];[.$F$8];IF([.D537]&gt;[.$G$9];[.$F$9];IF([.D537]&gt;[.$G$10];[.$F$10];IF([.D537]&gt;[.$G$11];[.$F$11];IF([.D537]&gt;[.$G$12];[.$F$12];IF([.D537]&gt;[.$G$13];[.$F$13];IF([.D537]&gt;[.$G$14];[.$F$14];IF([.D537]&gt;[.$G$15];[.$F$15];IF([.D537]&gt;[.$G$16];[.$F$16];IF([.D537]&gt;[.$G$17];[.$F$17];IF([.D53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hitog2</text:p>
          </table:table-cell>
          <table:table-cell office:value-type="float" office:value="20" calcext:value-type="float">
            <text:p>20</text:p>
          </table:table-cell>
          <table:table-cell table:formula="of:=[.B538]/30" office:value-type="percentage" office:value="0.666666666666667" calcext:value-type="percentage">
            <text:p>66.7%</text:p>
          </table:table-cell>
          <table:table-cell table:formula="of:=1+(0.75-1)/(0.6-1)*([.C538]-1)" office:value-type="percentage" office:value="0.791666666666667" calcext:value-type="percentage">
            <text:p>79.2%</text:p>
          </table:table-cell>
          <table:table-cell table:formula="of:=IF([.D538]&gt;[.$G$7];[.$F$7];IF([.D538]&gt;[.$G$8];[.$F$8];IF([.D538]&gt;[.$G$9];[.$F$9];IF([.D538]&gt;[.$G$10];[.$F$10];IF([.D538]&gt;[.$G$11];[.$F$11];IF([.D538]&gt;[.$G$12];[.$F$12];IF([.D538]&gt;[.$G$13];[.$F$13];IF([.D538]&gt;[.$G$14];[.$F$14];IF([.D538]&gt;[.$G$15];[.$F$15];IF([.D538]&gt;[.$G$16];[.$F$16];IF([.D538]&gt;[.$G$17];[.$F$17];IF([.D53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o22</text:p>
          </table:table-cell>
          <table:table-cell office:value-type="float" office:value="20" calcext:value-type="float">
            <text:p>20</text:p>
          </table:table-cell>
          <table:table-cell table:formula="of:=[.B539]/30" office:value-type="percentage" office:value="0.666666666666667" calcext:value-type="percentage">
            <text:p>66.7%</text:p>
          </table:table-cell>
          <table:table-cell table:formula="of:=1+(0.75-1)/(0.6-1)*([.C539]-1)" office:value-type="percentage" office:value="0.791666666666667" calcext:value-type="percentage">
            <text:p>79.2%</text:p>
          </table:table-cell>
          <table:table-cell table:formula="of:=IF([.D539]&gt;[.$G$7];[.$F$7];IF([.D539]&gt;[.$G$8];[.$F$8];IF([.D539]&gt;[.$G$9];[.$F$9];IF([.D539]&gt;[.$G$10];[.$F$10];IF([.D539]&gt;[.$G$11];[.$F$11];IF([.D539]&gt;[.$G$12];[.$F$12];IF([.D539]&gt;[.$G$13];[.$F$13];IF([.D539]&gt;[.$G$14];[.$F$14];IF([.D539]&gt;[.$G$15];[.$F$15];IF([.D539]&gt;[.$G$16];[.$F$16];IF([.D539]&gt;[.$G$17];[.$F$17];IF([.D53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coker2</text:p>
          </table:table-cell>
          <table:table-cell office:value-type="float" office:value="20" calcext:value-type="float">
            <text:p>20</text:p>
          </table:table-cell>
          <table:table-cell table:formula="of:=[.B540]/30" office:value-type="percentage" office:value="0.666666666666667" calcext:value-type="percentage">
            <text:p>66.7%</text:p>
          </table:table-cell>
          <table:table-cell table:formula="of:=1+(0.75-1)/(0.6-1)*([.C540]-1)" office:value-type="percentage" office:value="0.791666666666667" calcext:value-type="percentage">
            <text:p>79.2%</text:p>
          </table:table-cell>
          <table:table-cell table:formula="of:=IF([.D540]&gt;[.$G$7];[.$F$7];IF([.D540]&gt;[.$G$8];[.$F$8];IF([.D540]&gt;[.$G$9];[.$F$9];IF([.D540]&gt;[.$G$10];[.$F$10];IF([.D540]&gt;[.$G$11];[.$F$11];IF([.D540]&gt;[.$G$12];[.$F$12];IF([.D540]&gt;[.$G$13];[.$F$13];IF([.D540]&gt;[.$G$14];[.$F$14];IF([.D540]&gt;[.$G$15];[.$F$15];IF([.D540]&gt;[.$G$16];[.$F$16];IF([.D540]&gt;[.$G$17];[.$F$17];IF([.D54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zrcrt2</text:p>
          </table:table-cell>
          <table:table-cell office:value-type="float" office:value="20" calcext:value-type="float">
            <text:p>20</text:p>
          </table:table-cell>
          <table:table-cell table:formula="of:=[.B541]/30" office:value-type="percentage" office:value="0.666666666666667" calcext:value-type="percentage">
            <text:p>66.7%</text:p>
          </table:table-cell>
          <table:table-cell table:formula="of:=1+(0.75-1)/(0.6-1)*([.C541]-1)" office:value-type="percentage" office:value="0.791666666666667" calcext:value-type="percentage">
            <text:p>79.2%</text:p>
          </table:table-cell>
          <table:table-cell table:formula="of:=IF([.D541]&gt;[.$G$7];[.$F$7];IF([.D541]&gt;[.$G$8];[.$F$8];IF([.D541]&gt;[.$G$9];[.$F$9];IF([.D541]&gt;[.$G$10];[.$F$10];IF([.D541]&gt;[.$G$11];[.$F$11];IF([.D541]&gt;[.$G$12];[.$F$12];IF([.D541]&gt;[.$G$13];[.$F$13];IF([.D541]&gt;[.$G$14];[.$F$14];IF([.D541]&gt;[.$G$15];[.$F$15];IF([.D541]&gt;[.$G$16];[.$F$16];IF([.D541]&gt;[.$G$17];[.$F$17];IF([.D54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shed2</text:p>
          </table:table-cell>
          <table:table-cell office:value-type="float" office:value="20" calcext:value-type="float">
            <text:p>20</text:p>
          </table:table-cell>
          <table:table-cell table:formula="of:=[.B542]/30" office:value-type="percentage" office:value="0.666666666666667" calcext:value-type="percentage">
            <text:p>66.7%</text:p>
          </table:table-cell>
          <table:table-cell table:formula="of:=1+(0.75-1)/(0.6-1)*([.C542]-1)" office:value-type="percentage" office:value="0.791666666666667" calcext:value-type="percentage">
            <text:p>79.2%</text:p>
          </table:table-cell>
          <table:table-cell table:formula="of:=IF([.D542]&gt;[.$G$7];[.$F$7];IF([.D542]&gt;[.$G$8];[.$F$8];IF([.D542]&gt;[.$G$9];[.$F$9];IF([.D542]&gt;[.$G$10];[.$F$10];IF([.D542]&gt;[.$G$11];[.$F$11];IF([.D542]&gt;[.$G$12];[.$F$12];IF([.D542]&gt;[.$G$13];[.$F$13];IF([.D542]&gt;[.$G$14];[.$F$14];IF([.D542]&gt;[.$G$15];[.$F$15];IF([.D542]&gt;[.$G$16];[.$F$16];IF([.D542]&gt;[.$G$17];[.$F$17];IF([.D54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call2</text:p>
          </table:table-cell>
          <table:table-cell office:value-type="float" office:value="20" calcext:value-type="float">
            <text:p>20</text:p>
          </table:table-cell>
          <table:table-cell table:formula="of:=[.B543]/30" office:value-type="percentage" office:value="0.666666666666667" calcext:value-type="percentage">
            <text:p>66.7%</text:p>
          </table:table-cell>
          <table:table-cell table:formula="of:=1+(0.75-1)/(0.6-1)*([.C543]-1)" office:value-type="percentage" office:value="0.791666666666667" calcext:value-type="percentage">
            <text:p>79.2%</text:p>
          </table:table-cell>
          <table:table-cell table:formula="of:=IF([.D543]&gt;[.$G$7];[.$F$7];IF([.D543]&gt;[.$G$8];[.$F$8];IF([.D543]&gt;[.$G$9];[.$F$9];IF([.D543]&gt;[.$G$10];[.$F$10];IF([.D543]&gt;[.$G$11];[.$F$11];IF([.D543]&gt;[.$G$12];[.$F$12];IF([.D543]&gt;[.$G$13];[.$F$13];IF([.D543]&gt;[.$G$14];[.$F$14];IF([.D543]&gt;[.$G$15];[.$F$15];IF([.D543]&gt;[.$G$16];[.$F$16];IF([.D543]&gt;[.$G$17];[.$F$17];IF([.D54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baek3</text:p>
          </table:table-cell>
          <table:table-cell office:value-type="float" office:value="20" calcext:value-type="float">
            <text:p>20</text:p>
          </table:table-cell>
          <table:table-cell table:formula="of:=[.B544]/30" office:value-type="percentage" office:value="0.666666666666667" calcext:value-type="percentage">
            <text:p>66.7%</text:p>
          </table:table-cell>
          <table:table-cell table:formula="of:=1+(0.75-1)/(0.6-1)*([.C544]-1)" office:value-type="percentage" office:value="0.791666666666667" calcext:value-type="percentage">
            <text:p>79.2%</text:p>
          </table:table-cell>
          <table:table-cell table:formula="of:=IF([.D544]&gt;[.$G$7];[.$F$7];IF([.D544]&gt;[.$G$8];[.$F$8];IF([.D544]&gt;[.$G$9];[.$F$9];IF([.D544]&gt;[.$G$10];[.$F$10];IF([.D544]&gt;[.$G$11];[.$F$11];IF([.D544]&gt;[.$G$12];[.$F$12];IF([.D544]&gt;[.$G$13];[.$F$13];IF([.D544]&gt;[.$G$14];[.$F$14];IF([.D544]&gt;[.$G$15];[.$F$15];IF([.D544]&gt;[.$G$16];[.$F$16];IF([.D544]&gt;[.$G$17];[.$F$17];IF([.D54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lendo2</text:p>
          </table:table-cell>
          <table:table-cell office:value-type="float" office:value="20" calcext:value-type="float">
            <text:p>20</text:p>
          </table:table-cell>
          <table:table-cell table:formula="of:=[.B545]/30" office:value-type="percentage" office:value="0.666666666666667" calcext:value-type="percentage">
            <text:p>66.7%</text:p>
          </table:table-cell>
          <table:table-cell table:formula="of:=1+(0.75-1)/(0.6-1)*([.C545]-1)" office:value-type="percentage" office:value="0.791666666666667" calcext:value-type="percentage">
            <text:p>79.2%</text:p>
          </table:table-cell>
          <table:table-cell table:formula="of:=IF([.D545]&gt;[.$G$7];[.$F$7];IF([.D545]&gt;[.$G$8];[.$F$8];IF([.D545]&gt;[.$G$9];[.$F$9];IF([.D545]&gt;[.$G$10];[.$F$10];IF([.D545]&gt;[.$G$11];[.$F$11];IF([.D545]&gt;[.$G$12];[.$F$12];IF([.D545]&gt;[.$G$13];[.$F$13];IF([.D545]&gt;[.$G$14];[.$F$14];IF([.D545]&gt;[.$G$15];[.$F$15];IF([.D545]&gt;[.$G$16];[.$F$16];IF([.D545]&gt;[.$G$17];[.$F$17];IF([.D54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i158</text:p>
          </table:table-cell>
          <table:table-cell office:value-type="float" office:value="20" calcext:value-type="float">
            <text:p>20</text:p>
          </table:table-cell>
          <table:table-cell table:formula="of:=[.B546]/30" office:value-type="percentage" office:value="0.666666666666667" calcext:value-type="percentage">
            <text:p>66.7%</text:p>
          </table:table-cell>
          <table:table-cell table:formula="of:=1+(0.75-1)/(0.6-1)*([.C546]-1)" office:value-type="percentage" office:value="0.791666666666667" calcext:value-type="percentage">
            <text:p>79.2%</text:p>
          </table:table-cell>
          <table:table-cell table:formula="of:=IF([.D546]&gt;[.$G$7];[.$F$7];IF([.D546]&gt;[.$G$8];[.$F$8];IF([.D546]&gt;[.$G$9];[.$F$9];IF([.D546]&gt;[.$G$10];[.$F$10];IF([.D546]&gt;[.$G$11];[.$F$11];IF([.D546]&gt;[.$G$12];[.$F$12];IF([.D546]&gt;[.$G$13];[.$F$13];IF([.D546]&gt;[.$G$14];[.$F$14];IF([.D546]&gt;[.$G$15];[.$F$15];IF([.D546]&gt;[.$G$16];[.$F$16];IF([.D546]&gt;[.$G$17];[.$F$17];IF([.D54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mengh2</text:p>
          </table:table-cell>
          <table:table-cell office:value-type="float" office:value="20" calcext:value-type="float">
            <text:p>20</text:p>
          </table:table-cell>
          <table:table-cell table:formula="of:=[.B547]/30" office:value-type="percentage" office:value="0.666666666666667" calcext:value-type="percentage">
            <text:p>66.7%</text:p>
          </table:table-cell>
          <table:table-cell table:formula="of:=1+(0.75-1)/(0.6-1)*([.C547]-1)" office:value-type="percentage" office:value="0.791666666666667" calcext:value-type="percentage">
            <text:p>79.2%</text:p>
          </table:table-cell>
          <table:table-cell table:formula="of:=IF([.D547]&gt;[.$G$7];[.$F$7];IF([.D547]&gt;[.$G$8];[.$F$8];IF([.D547]&gt;[.$G$9];[.$F$9];IF([.D547]&gt;[.$G$10];[.$F$10];IF([.D547]&gt;[.$G$11];[.$F$11];IF([.D547]&gt;[.$G$12];[.$F$12];IF([.D547]&gt;[.$G$13];[.$F$13];IF([.D547]&gt;[.$G$14];[.$F$14];IF([.D547]&gt;[.$G$15];[.$F$15];IF([.D547]&gt;[.$G$16];[.$F$16];IF([.D547]&gt;[.$G$17];[.$F$17];IF([.D54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an9</text:p>
          </table:table-cell>
          <table:table-cell office:value-type="float" office:value="20" calcext:value-type="float">
            <text:p>20</text:p>
          </table:table-cell>
          <table:table-cell table:formula="of:=[.B548]/30" office:value-type="percentage" office:value="0.666666666666667" calcext:value-type="percentage">
            <text:p>66.7%</text:p>
          </table:table-cell>
          <table:table-cell table:formula="of:=1+(0.75-1)/(0.6-1)*([.C548]-1)" office:value-type="percentage" office:value="0.791666666666667" calcext:value-type="percentage">
            <text:p>79.2%</text:p>
          </table:table-cell>
          <table:table-cell table:formula="of:=IF([.D548]&gt;[.$G$7];[.$F$7];IF([.D548]&gt;[.$G$8];[.$F$8];IF([.D548]&gt;[.$G$9];[.$F$9];IF([.D548]&gt;[.$G$10];[.$F$10];IF([.D548]&gt;[.$G$11];[.$F$11];IF([.D548]&gt;[.$G$12];[.$F$12];IF([.D548]&gt;[.$G$13];[.$F$13];IF([.D548]&gt;[.$G$14];[.$F$14];IF([.D548]&gt;[.$G$15];[.$F$15];IF([.D548]&gt;[.$G$16];[.$F$16];IF([.D548]&gt;[.$G$17];[.$F$17];IF([.D54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qiye2</text:p>
          </table:table-cell>
          <table:table-cell office:value-type="float" office:value="20" calcext:value-type="float">
            <text:p>20</text:p>
          </table:table-cell>
          <table:table-cell table:formula="of:=[.B549]/30" office:value-type="percentage" office:value="0.666666666666667" calcext:value-type="percentage">
            <text:p>66.7%</text:p>
          </table:table-cell>
          <table:table-cell table:formula="of:=1+(0.75-1)/(0.6-1)*([.C549]-1)" office:value-type="percentage" office:value="0.791666666666667" calcext:value-type="percentage">
            <text:p>79.2%</text:p>
          </table:table-cell>
          <table:table-cell table:formula="of:=IF([.D549]&gt;[.$G$7];[.$F$7];IF([.D549]&gt;[.$G$8];[.$F$8];IF([.D549]&gt;[.$G$9];[.$F$9];IF([.D549]&gt;[.$G$10];[.$F$10];IF([.D549]&gt;[.$G$11];[.$F$11];IF([.D549]&gt;[.$G$12];[.$F$12];IF([.D549]&gt;[.$G$13];[.$F$13];IF([.D549]&gt;[.$G$14];[.$F$14];IF([.D549]&gt;[.$G$15];[.$F$15];IF([.D549]&gt;[.$G$16];[.$F$16];IF([.D549]&gt;[.$G$17];[.$F$17];IF([.D54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yala30</text:p>
          </table:table-cell>
          <table:table-cell office:value-type="float" office:value="19" calcext:value-type="float">
            <text:p>19</text:p>
          </table:table-cell>
          <table:table-cell table:formula="of:=[.B550]/30" office:value-type="percentage" office:value="0.633333333333333" calcext:value-type="percentage">
            <text:p>63.3%</text:p>
          </table:table-cell>
          <table:table-cell table:formula="of:=1+(0.75-1)/(0.6-1)*([.C550]-1)" office:value-type="percentage" office:value="0.770833333333333" calcext:value-type="percentage">
            <text:p>77.1%</text:p>
          </table:table-cell>
          <table:table-cell table:formula="of:=IF([.D550]&gt;[.$G$7];[.$F$7];IF([.D550]&gt;[.$G$8];[.$F$8];IF([.D550]&gt;[.$G$9];[.$F$9];IF([.D550]&gt;[.$G$10];[.$F$10];IF([.D550]&gt;[.$G$11];[.$F$11];IF([.D550]&gt;[.$G$12];[.$F$12];IF([.D550]&gt;[.$G$13];[.$F$13];IF([.D550]&gt;[.$G$14];[.$F$14];IF([.D550]&gt;[.$G$15];[.$F$15];IF([.D550]&gt;[.$G$16];[.$F$16];IF([.D550]&gt;[.$G$17];[.$F$17];IF([.D55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en38</text:p>
          </table:table-cell>
          <table:table-cell office:value-type="float" office:value="19" calcext:value-type="float">
            <text:p>19</text:p>
          </table:table-cell>
          <table:table-cell table:formula="of:=[.B551]/30" office:value-type="percentage" office:value="0.633333333333333" calcext:value-type="percentage">
            <text:p>63.3%</text:p>
          </table:table-cell>
          <table:table-cell table:formula="of:=1+(0.75-1)/(0.6-1)*([.C551]-1)" office:value-type="percentage" office:value="0.770833333333333" calcext:value-type="percentage">
            <text:p>77.1%</text:p>
          </table:table-cell>
          <table:table-cell table:formula="of:=IF([.D551]&gt;[.$G$7];[.$F$7];IF([.D551]&gt;[.$G$8];[.$F$8];IF([.D551]&gt;[.$G$9];[.$F$9];IF([.D551]&gt;[.$G$10];[.$F$10];IF([.D551]&gt;[.$G$11];[.$F$11];IF([.D551]&gt;[.$G$12];[.$F$12];IF([.D551]&gt;[.$G$13];[.$F$13];IF([.D551]&gt;[.$G$14];[.$F$14];IF([.D551]&gt;[.$G$15];[.$F$15];IF([.D551]&gt;[.$G$16];[.$F$16];IF([.D551]&gt;[.$G$17];[.$F$17];IF([.D55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pt4</text:p>
          </table:table-cell>
          <table:table-cell office:value-type="float" office:value="19" calcext:value-type="float">
            <text:p>19</text:p>
          </table:table-cell>
          <table:table-cell table:formula="of:=[.B552]/30" office:value-type="percentage" office:value="0.633333333333333" calcext:value-type="percentage">
            <text:p>63.3%</text:p>
          </table:table-cell>
          <table:table-cell table:formula="of:=1+(0.75-1)/(0.6-1)*([.C552]-1)" office:value-type="percentage" office:value="0.770833333333333" calcext:value-type="percentage">
            <text:p>77.1%</text:p>
          </table:table-cell>
          <table:table-cell table:formula="of:=IF([.D552]&gt;[.$G$7];[.$F$7];IF([.D552]&gt;[.$G$8];[.$F$8];IF([.D552]&gt;[.$G$9];[.$F$9];IF([.D552]&gt;[.$G$10];[.$F$10];IF([.D552]&gt;[.$G$11];[.$F$11];IF([.D552]&gt;[.$G$12];[.$F$12];IF([.D552]&gt;[.$G$13];[.$F$13];IF([.D552]&gt;[.$G$14];[.$F$14];IF([.D552]&gt;[.$G$15];[.$F$15];IF([.D552]&gt;[.$G$16];[.$F$16];IF([.D552]&gt;[.$G$17];[.$F$17];IF([.D55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irak2</text:p>
          </table:table-cell>
          <table:table-cell office:value-type="float" office:value="19" calcext:value-type="float">
            <text:p>19</text:p>
          </table:table-cell>
          <table:table-cell table:formula="of:=[.B553]/30" office:value-type="percentage" office:value="0.633333333333333" calcext:value-type="percentage">
            <text:p>63.3%</text:p>
          </table:table-cell>
          <table:table-cell table:formula="of:=1+(0.75-1)/(0.6-1)*([.C553]-1)" office:value-type="percentage" office:value="0.770833333333333" calcext:value-type="percentage">
            <text:p>77.1%</text:p>
          </table:table-cell>
          <table:table-cell table:formula="of:=IF([.D553]&gt;[.$G$7];[.$F$7];IF([.D553]&gt;[.$G$8];[.$F$8];IF([.D553]&gt;[.$G$9];[.$F$9];IF([.D553]&gt;[.$G$10];[.$F$10];IF([.D553]&gt;[.$G$11];[.$F$11];IF([.D553]&gt;[.$G$12];[.$F$12];IF([.D553]&gt;[.$G$13];[.$F$13];IF([.D553]&gt;[.$G$14];[.$F$14];IF([.D553]&gt;[.$G$15];[.$F$15];IF([.D553]&gt;[.$G$16];[.$F$16];IF([.D553]&gt;[.$G$17];[.$F$17];IF([.D55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2</text:p>
          </table:table-cell>
          <table:table-cell office:value-type="float" office:value="19" calcext:value-type="float">
            <text:p>19</text:p>
          </table:table-cell>
          <table:table-cell table:formula="of:=[.B554]/30" office:value-type="percentage" office:value="0.633333333333333" calcext:value-type="percentage">
            <text:p>63.3%</text:p>
          </table:table-cell>
          <table:table-cell table:formula="of:=1+(0.75-1)/(0.6-1)*([.C554]-1)" office:value-type="percentage" office:value="0.770833333333333" calcext:value-type="percentage">
            <text:p>77.1%</text:p>
          </table:table-cell>
          <table:table-cell table:formula="of:=IF([.D554]&gt;[.$G$7];[.$F$7];IF([.D554]&gt;[.$G$8];[.$F$8];IF([.D554]&gt;[.$G$9];[.$F$9];IF([.D554]&gt;[.$G$10];[.$F$10];IF([.D554]&gt;[.$G$11];[.$F$11];IF([.D554]&gt;[.$G$12];[.$F$12];IF([.D554]&gt;[.$G$13];[.$F$13];IF([.D554]&gt;[.$G$14];[.$F$14];IF([.D554]&gt;[.$G$15];[.$F$15];IF([.D554]&gt;[.$G$16];[.$F$16];IF([.D554]&gt;[.$G$17];[.$F$17];IF([.D55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is6</text:p>
          </table:table-cell>
          <table:table-cell office:value-type="float" office:value="19" calcext:value-type="float">
            <text:p>19</text:p>
          </table:table-cell>
          <table:table-cell table:formula="of:=[.B555]/30" office:value-type="percentage" office:value="0.633333333333333" calcext:value-type="percentage">
            <text:p>63.3%</text:p>
          </table:table-cell>
          <table:table-cell table:formula="of:=1+(0.75-1)/(0.6-1)*([.C555]-1)" office:value-type="percentage" office:value="0.770833333333333" calcext:value-type="percentage">
            <text:p>77.1%</text:p>
          </table:table-cell>
          <table:table-cell table:formula="of:=IF([.D555]&gt;[.$G$7];[.$F$7];IF([.D555]&gt;[.$G$8];[.$F$8];IF([.D555]&gt;[.$G$9];[.$F$9];IF([.D555]&gt;[.$G$10];[.$F$10];IF([.D555]&gt;[.$G$11];[.$F$11];IF([.D555]&gt;[.$G$12];[.$F$12];IF([.D555]&gt;[.$G$13];[.$F$13];IF([.D555]&gt;[.$G$14];[.$F$14];IF([.D555]&gt;[.$G$15];[.$F$15];IF([.D555]&gt;[.$G$16];[.$F$16];IF([.D555]&gt;[.$G$17];[.$F$17];IF([.D55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anl2</text:p>
          </table:table-cell>
          <table:table-cell office:value-type="float" office:value="19" calcext:value-type="float">
            <text:p>19</text:p>
          </table:table-cell>
          <table:table-cell table:formula="of:=[.B556]/30" office:value-type="percentage" office:value="0.633333333333333" calcext:value-type="percentage">
            <text:p>63.3%</text:p>
          </table:table-cell>
          <table:table-cell table:formula="of:=1+(0.75-1)/(0.6-1)*([.C556]-1)" office:value-type="percentage" office:value="0.770833333333333" calcext:value-type="percentage">
            <text:p>77.1%</text:p>
          </table:table-cell>
          <table:table-cell table:formula="of:=IF([.D556]&gt;[.$G$7];[.$F$7];IF([.D556]&gt;[.$G$8];[.$F$8];IF([.D556]&gt;[.$G$9];[.$F$9];IF([.D556]&gt;[.$G$10];[.$F$10];IF([.D556]&gt;[.$G$11];[.$F$11];IF([.D556]&gt;[.$G$12];[.$F$12];IF([.D556]&gt;[.$G$13];[.$F$13];IF([.D556]&gt;[.$G$14];[.$F$14];IF([.D556]&gt;[.$G$15];[.$F$15];IF([.D556]&gt;[.$G$16];[.$F$16];IF([.D556]&gt;[.$G$17];[.$F$17];IF([.D55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hlen2</text:p>
          </table:table-cell>
          <table:table-cell office:value-type="float" office:value="19" calcext:value-type="float">
            <text:p>19</text:p>
          </table:table-cell>
          <table:table-cell table:formula="of:=[.B557]/30" office:value-type="percentage" office:value="0.633333333333333" calcext:value-type="percentage">
            <text:p>63.3%</text:p>
          </table:table-cell>
          <table:table-cell table:formula="of:=1+(0.75-1)/(0.6-1)*([.C557]-1)" office:value-type="percentage" office:value="0.770833333333333" calcext:value-type="percentage">
            <text:p>77.1%</text:p>
          </table:table-cell>
          <table:table-cell table:formula="of:=IF([.D557]&gt;[.$G$7];[.$F$7];IF([.D557]&gt;[.$G$8];[.$F$8];IF([.D557]&gt;[.$G$9];[.$F$9];IF([.D557]&gt;[.$G$10];[.$F$10];IF([.D557]&gt;[.$G$11];[.$F$11];IF([.D557]&gt;[.$G$12];[.$F$12];IF([.D557]&gt;[.$G$13];[.$F$13];IF([.D557]&gt;[.$G$14];[.$F$14];IF([.D557]&gt;[.$G$15];[.$F$15];IF([.D557]&gt;[.$G$16];[.$F$16];IF([.D557]&gt;[.$G$17];[.$F$17];IF([.D55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lee5</text:p>
          </table:table-cell>
          <table:table-cell office:value-type="float" office:value="19" calcext:value-type="float">
            <text:p>19</text:p>
          </table:table-cell>
          <table:table-cell table:formula="of:=[.B558]/30" office:value-type="percentage" office:value="0.633333333333333" calcext:value-type="percentage">
            <text:p>63.3%</text:p>
          </table:table-cell>
          <table:table-cell table:formula="of:=1+(0.75-1)/(0.6-1)*([.C558]-1)" office:value-type="percentage" office:value="0.770833333333333" calcext:value-type="percentage">
            <text:p>77.1%</text:p>
          </table:table-cell>
          <table:table-cell table:formula="of:=IF([.D558]&gt;[.$G$7];[.$F$7];IF([.D558]&gt;[.$G$8];[.$F$8];IF([.D558]&gt;[.$G$9];[.$F$9];IF([.D558]&gt;[.$G$10];[.$F$10];IF([.D558]&gt;[.$G$11];[.$F$11];IF([.D558]&gt;[.$G$12];[.$F$12];IF([.D558]&gt;[.$G$13];[.$F$13];IF([.D558]&gt;[.$G$14];[.$F$14];IF([.D558]&gt;[.$G$15];[.$F$15];IF([.D558]&gt;[.$G$16];[.$F$16];IF([.D558]&gt;[.$G$17];[.$F$17];IF([.D55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fulto2</text:p>
          </table:table-cell>
          <table:table-cell office:value-type="float" office:value="19" calcext:value-type="float">
            <text:p>19</text:p>
          </table:table-cell>
          <table:table-cell table:formula="of:=[.B559]/30" office:value-type="percentage" office:value="0.633333333333333" calcext:value-type="percentage">
            <text:p>63.3%</text:p>
          </table:table-cell>
          <table:table-cell table:formula="of:=1+(0.75-1)/(0.6-1)*([.C559]-1)" office:value-type="percentage" office:value="0.770833333333333" calcext:value-type="percentage">
            <text:p>77.1%</text:p>
          </table:table-cell>
          <table:table-cell table:formula="of:=IF([.D559]&gt;[.$G$7];[.$F$7];IF([.D559]&gt;[.$G$8];[.$F$8];IF([.D559]&gt;[.$G$9];[.$F$9];IF([.D559]&gt;[.$G$10];[.$F$10];IF([.D559]&gt;[.$G$11];[.$F$11];IF([.D559]&gt;[.$G$12];[.$F$12];IF([.D559]&gt;[.$G$13];[.$F$13];IF([.D559]&gt;[.$G$14];[.$F$14];IF([.D559]&gt;[.$G$15];[.$F$15];IF([.D559]&gt;[.$G$16];[.$F$16];IF([.D559]&gt;[.$G$17];[.$F$17];IF([.D55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hen40</text:p>
          </table:table-cell>
          <table:table-cell office:value-type="float" office:value="19" calcext:value-type="float">
            <text:p>19</text:p>
          </table:table-cell>
          <table:table-cell table:formula="of:=[.B560]/30" office:value-type="percentage" office:value="0.633333333333333" calcext:value-type="percentage">
            <text:p>63.3%</text:p>
          </table:table-cell>
          <table:table-cell table:formula="of:=1+(0.75-1)/(0.6-1)*([.C560]-1)" office:value-type="percentage" office:value="0.770833333333333" calcext:value-type="percentage">
            <text:p>77.1%</text:p>
          </table:table-cell>
          <table:table-cell table:formula="of:=IF([.D560]&gt;[.$G$7];[.$F$7];IF([.D560]&gt;[.$G$8];[.$F$8];IF([.D560]&gt;[.$G$9];[.$F$9];IF([.D560]&gt;[.$G$10];[.$F$10];IF([.D560]&gt;[.$G$11];[.$F$11];IF([.D560]&gt;[.$G$12];[.$F$12];IF([.D560]&gt;[.$G$13];[.$F$13];IF([.D560]&gt;[.$G$14];[.$F$14];IF([.D560]&gt;[.$G$15];[.$F$15];IF([.D560]&gt;[.$G$16];[.$F$16];IF([.D560]&gt;[.$G$17];[.$F$17];IF([.D56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skat2</text:p>
          </table:table-cell>
          <table:table-cell office:value-type="float" office:value="19" calcext:value-type="float">
            <text:p>19</text:p>
          </table:table-cell>
          <table:table-cell table:formula="of:=[.B561]/30" office:value-type="percentage" office:value="0.633333333333333" calcext:value-type="percentage">
            <text:p>63.3%</text:p>
          </table:table-cell>
          <table:table-cell table:formula="of:=1+(0.75-1)/(0.6-1)*([.C561]-1)" office:value-type="percentage" office:value="0.770833333333333" calcext:value-type="percentage">
            <text:p>77.1%</text:p>
          </table:table-cell>
          <table:table-cell table:formula="of:=IF([.D561]&gt;[.$G$7];[.$F$7];IF([.D561]&gt;[.$G$8];[.$F$8];IF([.D561]&gt;[.$G$9];[.$F$9];IF([.D561]&gt;[.$G$10];[.$F$10];IF([.D561]&gt;[.$G$11];[.$F$11];IF([.D561]&gt;[.$G$12];[.$F$12];IF([.D561]&gt;[.$G$13];[.$F$13];IF([.D561]&gt;[.$G$14];[.$F$14];IF([.D561]&gt;[.$G$15];[.$F$15];IF([.D561]&gt;[.$G$16];[.$F$16];IF([.D561]&gt;[.$G$17];[.$F$17];IF([.D56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han2</text:p>
          </table:table-cell>
          <table:table-cell office:value-type="float" office:value="19" calcext:value-type="float">
            <text:p>19</text:p>
          </table:table-cell>
          <table:table-cell table:formula="of:=[.B562]/30" office:value-type="percentage" office:value="0.633333333333333" calcext:value-type="percentage">
            <text:p>63.3%</text:p>
          </table:table-cell>
          <table:table-cell table:formula="of:=1+(0.75-1)/(0.6-1)*([.C562]-1)" office:value-type="percentage" office:value="0.770833333333333" calcext:value-type="percentage">
            <text:p>77.1%</text:p>
          </table:table-cell>
          <table:table-cell table:formula="of:=IF([.D562]&gt;[.$G$7];[.$F$7];IF([.D562]&gt;[.$G$8];[.$F$8];IF([.D562]&gt;[.$G$9];[.$F$9];IF([.D562]&gt;[.$G$10];[.$F$10];IF([.D562]&gt;[.$G$11];[.$F$11];IF([.D562]&gt;[.$G$12];[.$F$12];IF([.D562]&gt;[.$G$13];[.$F$13];IF([.D562]&gt;[.$G$14];[.$F$14];IF([.D562]&gt;[.$G$15];[.$F$15];IF([.D562]&gt;[.$G$16];[.$F$16];IF([.D562]&gt;[.$G$17];[.$F$17];IF([.D56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iu156</text:p>
          </table:table-cell>
          <table:table-cell office:value-type="float" office:value="19" calcext:value-type="float">
            <text:p>19</text:p>
          </table:table-cell>
          <table:table-cell table:formula="of:=[.B563]/30" office:value-type="percentage" office:value="0.633333333333333" calcext:value-type="percentage">
            <text:p>63.3%</text:p>
          </table:table-cell>
          <table:table-cell table:formula="of:=1+(0.75-1)/(0.6-1)*([.C563]-1)" office:value-type="percentage" office:value="0.770833333333333" calcext:value-type="percentage">
            <text:p>77.1%</text:p>
          </table:table-cell>
          <table:table-cell table:formula="of:=IF([.D563]&gt;[.$G$7];[.$F$7];IF([.D563]&gt;[.$G$8];[.$F$8];IF([.D563]&gt;[.$G$9];[.$F$9];IF([.D563]&gt;[.$G$10];[.$F$10];IF([.D563]&gt;[.$G$11];[.$F$11];IF([.D563]&gt;[.$G$12];[.$F$12];IF([.D563]&gt;[.$G$13];[.$F$13];IF([.D563]&gt;[.$G$14];[.$F$14];IF([.D563]&gt;[.$G$15];[.$F$15];IF([.D563]&gt;[.$G$16];[.$F$16];IF([.D563]&gt;[.$G$17];[.$F$17];IF([.D56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tjames2</text:p>
          </table:table-cell>
          <table:table-cell office:value-type="float" office:value="19" calcext:value-type="float">
            <text:p>19</text:p>
          </table:table-cell>
          <table:table-cell table:formula="of:=[.B564]/30" office:value-type="percentage" office:value="0.633333333333333" calcext:value-type="percentage">
            <text:p>63.3%</text:p>
          </table:table-cell>
          <table:table-cell table:formula="of:=1+(0.75-1)/(0.6-1)*([.C564]-1)" office:value-type="percentage" office:value="0.770833333333333" calcext:value-type="percentage">
            <text:p>77.1%</text:p>
          </table:table-cell>
          <table:table-cell table:formula="of:=IF([.D564]&gt;[.$G$7];[.$F$7];IF([.D564]&gt;[.$G$8];[.$F$8];IF([.D564]&gt;[.$G$9];[.$F$9];IF([.D564]&gt;[.$G$10];[.$F$10];IF([.D564]&gt;[.$G$11];[.$F$11];IF([.D564]&gt;[.$G$12];[.$F$12];IF([.D564]&gt;[.$G$13];[.$F$13];IF([.D564]&gt;[.$G$14];[.$F$14];IF([.D564]&gt;[.$G$15];[.$F$15];IF([.D564]&gt;[.$G$16];[.$F$16];IF([.D564]&gt;[.$G$17];[.$F$17];IF([.D56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aenz4</text:p>
          </table:table-cell>
          <table:table-cell office:value-type="float" office:value="19" calcext:value-type="float">
            <text:p>19</text:p>
          </table:table-cell>
          <table:table-cell table:formula="of:=[.B565]/30" office:value-type="percentage" office:value="0.633333333333333" calcext:value-type="percentage">
            <text:p>63.3%</text:p>
          </table:table-cell>
          <table:table-cell table:formula="of:=1+(0.75-1)/(0.6-1)*([.C565]-1)" office:value-type="percentage" office:value="0.770833333333333" calcext:value-type="percentage">
            <text:p>77.1%</text:p>
          </table:table-cell>
          <table:table-cell table:formula="of:=IF([.D565]&gt;[.$G$7];[.$F$7];IF([.D565]&gt;[.$G$8];[.$F$8];IF([.D565]&gt;[.$G$9];[.$F$9];IF([.D565]&gt;[.$G$10];[.$F$10];IF([.D565]&gt;[.$G$11];[.$F$11];IF([.D565]&gt;[.$G$12];[.$F$12];IF([.D565]&gt;[.$G$13];[.$F$13];IF([.D565]&gt;[.$G$14];[.$F$14];IF([.D565]&gt;[.$G$15];[.$F$15];IF([.D565]&gt;[.$G$16];[.$F$16];IF([.D565]&gt;[.$G$17];[.$F$17];IF([.D56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gyam2</text:p>
          </table:table-cell>
          <table:table-cell office:value-type="float" office:value="19" calcext:value-type="float">
            <text:p>19</text:p>
          </table:table-cell>
          <table:table-cell table:formula="of:=[.B566]/30" office:value-type="percentage" office:value="0.633333333333333" calcext:value-type="percentage">
            <text:p>63.3%</text:p>
          </table:table-cell>
          <table:table-cell table:formula="of:=1+(0.75-1)/(0.6-1)*([.C566]-1)" office:value-type="percentage" office:value="0.770833333333333" calcext:value-type="percentage">
            <text:p>77.1%</text:p>
          </table:table-cell>
          <table:table-cell table:formula="of:=IF([.D566]&gt;[.$G$7];[.$F$7];IF([.D566]&gt;[.$G$8];[.$F$8];IF([.D566]&gt;[.$G$9];[.$F$9];IF([.D566]&gt;[.$G$10];[.$F$10];IF([.D566]&gt;[.$G$11];[.$F$11];IF([.D566]&gt;[.$G$12];[.$F$12];IF([.D566]&gt;[.$G$13];[.$F$13];IF([.D566]&gt;[.$G$14];[.$F$14];IF([.D566]&gt;[.$G$15];[.$F$15];IF([.D566]&gt;[.$G$16];[.$F$16];IF([.D566]&gt;[.$G$17];[.$F$17];IF([.D56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oy20</text:p>
          </table:table-cell>
          <table:table-cell office:value-type="float" office:value="19" calcext:value-type="float">
            <text:p>19</text:p>
          </table:table-cell>
          <table:table-cell table:formula="of:=[.B567]/30" office:value-type="percentage" office:value="0.633333333333333" calcext:value-type="percentage">
            <text:p>63.3%</text:p>
          </table:table-cell>
          <table:table-cell table:formula="of:=1+(0.75-1)/(0.6-1)*([.C567]-1)" office:value-type="percentage" office:value="0.770833333333333" calcext:value-type="percentage">
            <text:p>77.1%</text:p>
          </table:table-cell>
          <table:table-cell table:formula="of:=IF([.D567]&gt;[.$G$7];[.$F$7];IF([.D567]&gt;[.$G$8];[.$F$8];IF([.D567]&gt;[.$G$9];[.$F$9];IF([.D567]&gt;[.$G$10];[.$F$10];IF([.D567]&gt;[.$G$11];[.$F$11];IF([.D567]&gt;[.$G$12];[.$F$12];IF([.D567]&gt;[.$G$13];[.$F$13];IF([.D567]&gt;[.$G$14];[.$F$14];IF([.D567]&gt;[.$G$15];[.$F$15];IF([.D567]&gt;[.$G$16];[.$F$16];IF([.D567]&gt;[.$G$17];[.$F$17];IF([.D56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n173</text:p>
          </table:table-cell>
          <table:table-cell office:value-type="float" office:value="19" calcext:value-type="float">
            <text:p>19</text:p>
          </table:table-cell>
          <table:table-cell table:formula="of:=[.B568]/30" office:value-type="percentage" office:value="0.633333333333333" calcext:value-type="percentage">
            <text:p>63.3%</text:p>
          </table:table-cell>
          <table:table-cell table:formula="of:=1+(0.75-1)/(0.6-1)*([.C568]-1)" office:value-type="percentage" office:value="0.770833333333333" calcext:value-type="percentage">
            <text:p>77.1%</text:p>
          </table:table-cell>
          <table:table-cell table:formula="of:=IF([.D568]&gt;[.$G$7];[.$F$7];IF([.D568]&gt;[.$G$8];[.$F$8];IF([.D568]&gt;[.$G$9];[.$F$9];IF([.D568]&gt;[.$G$10];[.$F$10];IF([.D568]&gt;[.$G$11];[.$F$11];IF([.D568]&gt;[.$G$12];[.$F$12];IF([.D568]&gt;[.$G$13];[.$F$13];IF([.D568]&gt;[.$G$14];[.$F$14];IF([.D568]&gt;[.$G$15];[.$F$15];IF([.D568]&gt;[.$G$16];[.$F$16];IF([.D568]&gt;[.$G$17];[.$F$17];IF([.D56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acn2</text:p>
          </table:table-cell>
          <table:table-cell office:value-type="float" office:value="19" calcext:value-type="float">
            <text:p>19</text:p>
          </table:table-cell>
          <table:table-cell table:formula="of:=[.B569]/30" office:value-type="percentage" office:value="0.633333333333333" calcext:value-type="percentage">
            <text:p>63.3%</text:p>
          </table:table-cell>
          <table:table-cell table:formula="of:=1+(0.75-1)/(0.6-1)*([.C569]-1)" office:value-type="percentage" office:value="0.770833333333333" calcext:value-type="percentage">
            <text:p>77.1%</text:p>
          </table:table-cell>
          <table:table-cell table:formula="of:=IF([.D569]&gt;[.$G$7];[.$F$7];IF([.D569]&gt;[.$G$8];[.$F$8];IF([.D569]&gt;[.$G$9];[.$F$9];IF([.D569]&gt;[.$G$10];[.$F$10];IF([.D569]&gt;[.$G$11];[.$F$11];IF([.D569]&gt;[.$G$12];[.$F$12];IF([.D569]&gt;[.$G$13];[.$F$13];IF([.D569]&gt;[.$G$14];[.$F$14];IF([.D569]&gt;[.$G$15];[.$F$15];IF([.D569]&gt;[.$G$16];[.$F$16];IF([.D569]&gt;[.$G$17];[.$F$17];IF([.D569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hula2</text:p>
          </table:table-cell>
          <table:table-cell office:value-type="float" office:value="19" calcext:value-type="float">
            <text:p>19</text:p>
          </table:table-cell>
          <table:table-cell table:formula="of:=[.B570]/30" office:value-type="percentage" office:value="0.633333333333333" calcext:value-type="percentage">
            <text:p>63.3%</text:p>
          </table:table-cell>
          <table:table-cell table:formula="of:=1+(0.75-1)/(0.6-1)*([.C570]-1)" office:value-type="percentage" office:value="0.770833333333333" calcext:value-type="percentage">
            <text:p>77.1%</text:p>
          </table:table-cell>
          <table:table-cell table:formula="of:=IF([.D570]&gt;[.$G$7];[.$F$7];IF([.D570]&gt;[.$G$8];[.$F$8];IF([.D570]&gt;[.$G$9];[.$F$9];IF([.D570]&gt;[.$G$10];[.$F$10];IF([.D570]&gt;[.$G$11];[.$F$11];IF([.D570]&gt;[.$G$12];[.$F$12];IF([.D570]&gt;[.$G$13];[.$F$13];IF([.D570]&gt;[.$G$14];[.$F$14];IF([.D570]&gt;[.$G$15];[.$F$15];IF([.D570]&gt;[.$G$16];[.$F$16];IF([.D570]&gt;[.$G$17];[.$F$17];IF([.D570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ayapr2</text:p>
          </table:table-cell>
          <table:table-cell office:value-type="float" office:value="19" calcext:value-type="float">
            <text:p>19</text:p>
          </table:table-cell>
          <table:table-cell table:formula="of:=[.B571]/30" office:value-type="percentage" office:value="0.633333333333333" calcext:value-type="percentage">
            <text:p>63.3%</text:p>
          </table:table-cell>
          <table:table-cell table:formula="of:=1+(0.75-1)/(0.6-1)*([.C571]-1)" office:value-type="percentage" office:value="0.770833333333333" calcext:value-type="percentage">
            <text:p>77.1%</text:p>
          </table:table-cell>
          <table:table-cell table:formula="of:=IF([.D571]&gt;[.$G$7];[.$F$7];IF([.D571]&gt;[.$G$8];[.$F$8];IF([.D571]&gt;[.$G$9];[.$F$9];IF([.D571]&gt;[.$G$10];[.$F$10];IF([.D571]&gt;[.$G$11];[.$F$11];IF([.D571]&gt;[.$G$12];[.$F$12];IF([.D571]&gt;[.$G$13];[.$F$13];IF([.D571]&gt;[.$G$14];[.$F$14];IF([.D571]&gt;[.$G$15];[.$F$15];IF([.D571]&gt;[.$G$16];[.$F$16];IF([.D571]&gt;[.$G$17];[.$F$17];IF([.D571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kruege2</text:p>
          </table:table-cell>
          <table:table-cell office:value-type="float" office:value="19" calcext:value-type="float">
            <text:p>19</text:p>
          </table:table-cell>
          <table:table-cell table:formula="of:=[.B572]/30" office:value-type="percentage" office:value="0.633333333333333" calcext:value-type="percentage">
            <text:p>63.3%</text:p>
          </table:table-cell>
          <table:table-cell table:formula="of:=1+(0.75-1)/(0.6-1)*([.C572]-1)" office:value-type="percentage" office:value="0.770833333333333" calcext:value-type="percentage">
            <text:p>77.1%</text:p>
          </table:table-cell>
          <table:table-cell table:formula="of:=IF([.D572]&gt;[.$G$7];[.$F$7];IF([.D572]&gt;[.$G$8];[.$F$8];IF([.D572]&gt;[.$G$9];[.$F$9];IF([.D572]&gt;[.$G$10];[.$F$10];IF([.D572]&gt;[.$G$11];[.$F$11];IF([.D572]&gt;[.$G$12];[.$F$12];IF([.D572]&gt;[.$G$13];[.$F$13];IF([.D572]&gt;[.$G$14];[.$F$14];IF([.D572]&gt;[.$G$15];[.$F$15];IF([.D572]&gt;[.$G$16];[.$F$16];IF([.D572]&gt;[.$G$17];[.$F$17];IF([.D572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moore2</text:p>
          </table:table-cell>
          <table:table-cell office:value-type="float" office:value="19" calcext:value-type="float">
            <text:p>19</text:p>
          </table:table-cell>
          <table:table-cell table:formula="of:=[.B573]/30" office:value-type="percentage" office:value="0.633333333333333" calcext:value-type="percentage">
            <text:p>63.3%</text:p>
          </table:table-cell>
          <table:table-cell table:formula="of:=1+(0.75-1)/(0.6-1)*([.C573]-1)" office:value-type="percentage" office:value="0.770833333333333" calcext:value-type="percentage">
            <text:p>77.1%</text:p>
          </table:table-cell>
          <table:table-cell table:formula="of:=IF([.D573]&gt;[.$G$7];[.$F$7];IF([.D573]&gt;[.$G$8];[.$F$8];IF([.D573]&gt;[.$G$9];[.$F$9];IF([.D573]&gt;[.$G$10];[.$F$10];IF([.D573]&gt;[.$G$11];[.$F$11];IF([.D573]&gt;[.$G$12];[.$F$12];IF([.D573]&gt;[.$G$13];[.$F$13];IF([.D573]&gt;[.$G$14];[.$F$14];IF([.D573]&gt;[.$G$15];[.$F$15];IF([.D573]&gt;[.$G$16];[.$F$16];IF([.D573]&gt;[.$G$17];[.$F$17];IF([.D573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i152</text:p>
          </table:table-cell>
          <table:table-cell office:value-type="float" office:value="19" calcext:value-type="float">
            <text:p>19</text:p>
          </table:table-cell>
          <table:table-cell table:formula="of:=[.B574]/30" office:value-type="percentage" office:value="0.633333333333333" calcext:value-type="percentage">
            <text:p>63.3%</text:p>
          </table:table-cell>
          <table:table-cell table:formula="of:=1+(0.75-1)/(0.6-1)*([.C574]-1)" office:value-type="percentage" office:value="0.770833333333333" calcext:value-type="percentage">
            <text:p>77.1%</text:p>
          </table:table-cell>
          <table:table-cell table:formula="of:=IF([.D574]&gt;[.$G$7];[.$F$7];IF([.D574]&gt;[.$G$8];[.$F$8];IF([.D574]&gt;[.$G$9];[.$F$9];IF([.D574]&gt;[.$G$10];[.$F$10];IF([.D574]&gt;[.$G$11];[.$F$11];IF([.D574]&gt;[.$G$12];[.$F$12];IF([.D574]&gt;[.$G$13];[.$F$13];IF([.D574]&gt;[.$G$14];[.$F$14];IF([.D574]&gt;[.$G$15];[.$F$15];IF([.D574]&gt;[.$G$16];[.$F$16];IF([.D574]&gt;[.$G$17];[.$F$17];IF([.D574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njiew2</text:p>
          </table:table-cell>
          <table:table-cell office:value-type="float" office:value="19" calcext:value-type="float">
            <text:p>19</text:p>
          </table:table-cell>
          <table:table-cell table:formula="of:=[.B575]/30" office:value-type="percentage" office:value="0.633333333333333" calcext:value-type="percentage">
            <text:p>63.3%</text:p>
          </table:table-cell>
          <table:table-cell table:formula="of:=1+(0.75-1)/(0.6-1)*([.C575]-1)" office:value-type="percentage" office:value="0.770833333333333" calcext:value-type="percentage">
            <text:p>77.1%</text:p>
          </table:table-cell>
          <table:table-cell table:formula="of:=IF([.D575]&gt;[.$G$7];[.$F$7];IF([.D575]&gt;[.$G$8];[.$F$8];IF([.D575]&gt;[.$G$9];[.$F$9];IF([.D575]&gt;[.$G$10];[.$F$10];IF([.D575]&gt;[.$G$11];[.$F$11];IF([.D575]&gt;[.$G$12];[.$F$12];IF([.D575]&gt;[.$G$13];[.$F$13];IF([.D575]&gt;[.$G$14];[.$F$14];IF([.D575]&gt;[.$G$15];[.$F$15];IF([.D575]&gt;[.$G$16];[.$F$16];IF([.D575]&gt;[.$G$17];[.$F$17];IF([.D575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zhan253</text:p>
          </table:table-cell>
          <table:table-cell office:value-type="float" office:value="19" calcext:value-type="float">
            <text:p>19</text:p>
          </table:table-cell>
          <table:table-cell table:formula="of:=[.B576]/30" office:value-type="percentage" office:value="0.633333333333333" calcext:value-type="percentage">
            <text:p>63.3%</text:p>
          </table:table-cell>
          <table:table-cell table:formula="of:=1+(0.75-1)/(0.6-1)*([.C576]-1)" office:value-type="percentage" office:value="0.770833333333333" calcext:value-type="percentage">
            <text:p>77.1%</text:p>
          </table:table-cell>
          <table:table-cell table:formula="of:=IF([.D576]&gt;[.$G$7];[.$F$7];IF([.D576]&gt;[.$G$8];[.$F$8];IF([.D576]&gt;[.$G$9];[.$F$9];IF([.D576]&gt;[.$G$10];[.$F$10];IF([.D576]&gt;[.$G$11];[.$F$11];IF([.D576]&gt;[.$G$12];[.$F$12];IF([.D576]&gt;[.$G$13];[.$F$13];IF([.D576]&gt;[.$G$14];[.$F$14];IF([.D576]&gt;[.$G$15];[.$F$15];IF([.D576]&gt;[.$G$16];[.$F$16];IF([.D576]&gt;[.$G$17];[.$F$17];IF([.D576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chary3</text:p>
          </table:table-cell>
          <table:table-cell office:value-type="float" office:value="19" calcext:value-type="float">
            <text:p>19</text:p>
          </table:table-cell>
          <table:table-cell table:formula="of:=[.B577]/30" office:value-type="percentage" office:value="0.633333333333333" calcext:value-type="percentage">
            <text:p>63.3%</text:p>
          </table:table-cell>
          <table:table-cell table:formula="of:=1+(0.75-1)/(0.6-1)*([.C577]-1)" office:value-type="percentage" office:value="0.770833333333333" calcext:value-type="percentage">
            <text:p>77.1%</text:p>
          </table:table-cell>
          <table:table-cell table:formula="of:=IF([.D577]&gt;[.$G$7];[.$F$7];IF([.D577]&gt;[.$G$8];[.$F$8];IF([.D577]&gt;[.$G$9];[.$F$9];IF([.D577]&gt;[.$G$10];[.$F$10];IF([.D577]&gt;[.$G$11];[.$F$11];IF([.D577]&gt;[.$G$12];[.$F$12];IF([.D577]&gt;[.$G$13];[.$F$13];IF([.D577]&gt;[.$G$14];[.$F$14];IF([.D577]&gt;[.$G$15];[.$F$15];IF([.D577]&gt;[.$G$16];[.$F$16];IF([.D577]&gt;[.$G$17];[.$F$17];IF([.D577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wong2</text:p>
          </table:table-cell>
          <table:table-cell office:value-type="float" office:value="19" calcext:value-type="float">
            <text:p>19</text:p>
          </table:table-cell>
          <table:table-cell table:formula="of:=[.B578]/30" office:value-type="percentage" office:value="0.633333333333333" calcext:value-type="percentage">
            <text:p>63.3%</text:p>
          </table:table-cell>
          <table:table-cell table:formula="of:=1+(0.75-1)/(0.6-1)*([.C578]-1)" office:value-type="percentage" office:value="0.770833333333333" calcext:value-type="percentage">
            <text:p>77.1%</text:p>
          </table:table-cell>
          <table:table-cell table:formula="of:=IF([.D578]&gt;[.$G$7];[.$F$7];IF([.D578]&gt;[.$G$8];[.$F$8];IF([.D578]&gt;[.$G$9];[.$F$9];IF([.D578]&gt;[.$G$10];[.$F$10];IF([.D578]&gt;[.$G$11];[.$F$11];IF([.D578]&gt;[.$G$12];[.$F$12];IF([.D578]&gt;[.$G$13];[.$F$13];IF([.D578]&gt;[.$G$14];[.$F$14];IF([.D578]&gt;[.$G$15];[.$F$15];IF([.D578]&gt;[.$G$16];[.$F$16];IF([.D578]&gt;[.$G$17];[.$F$17];IF([.D578]&gt;[.$G$18];[.$F$18];[.$F$19]))))))))))))" office:value-type="string" office:string-value="C+" calcext:value-type="string">
            <text:p>C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onofr2</text:p>
          </table:table-cell>
          <table:table-cell office:value-type="float" office:value="18" calcext:value-type="float">
            <text:p>18</text:p>
          </table:table-cell>
          <table:table-cell table:formula="of:=[.B579]/30" office:value-type="percentage" office:value="0.6" calcext:value-type="percentage">
            <text:p>60.0%</text:p>
          </table:table-cell>
          <table:table-cell table:formula="of:=1+(0.75-1)/(0.6-1)*([.C579]-1)" office:value-type="percentage" office:value="0.75" calcext:value-type="percentage">
            <text:p>75.0%</text:p>
          </table:table-cell>
          <table:table-cell table:formula="of:=IF([.D579]&gt;[.$G$7];[.$F$7];IF([.D579]&gt;[.$G$8];[.$F$8];IF([.D579]&gt;[.$G$9];[.$F$9];IF([.D579]&gt;[.$G$10];[.$F$10];IF([.D579]&gt;[.$G$11];[.$F$11];IF([.D579]&gt;[.$G$12];[.$F$12];IF([.D579]&gt;[.$G$13];[.$F$13];IF([.D579]&gt;[.$G$14];[.$F$14];IF([.D579]&gt;[.$G$15];[.$F$15];IF([.D579]&gt;[.$G$16];[.$F$16];IF([.D579]&gt;[.$G$17];[.$F$17];IF([.D579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8</text:p>
          </table:table-cell>
          <table:table-cell office:value-type="float" office:value="18" calcext:value-type="float">
            <text:p>18</text:p>
          </table:table-cell>
          <table:table-cell table:formula="of:=[.B580]/30" office:value-type="percentage" office:value="0.6" calcext:value-type="percentage">
            <text:p>60.0%</text:p>
          </table:table-cell>
          <table:table-cell table:formula="of:=1+(0.75-1)/(0.6-1)*([.C580]-1)" office:value-type="percentage" office:value="0.75" calcext:value-type="percentage">
            <text:p>75.0%</text:p>
          </table:table-cell>
          <table:table-cell table:formula="of:=IF([.D580]&gt;[.$G$7];[.$F$7];IF([.D580]&gt;[.$G$8];[.$F$8];IF([.D580]&gt;[.$G$9];[.$F$9];IF([.D580]&gt;[.$G$10];[.$F$10];IF([.D580]&gt;[.$G$11];[.$F$11];IF([.D580]&gt;[.$G$12];[.$F$12];IF([.D580]&gt;[.$G$13];[.$F$13];IF([.D580]&gt;[.$G$14];[.$F$14];IF([.D580]&gt;[.$G$15];[.$F$15];IF([.D580]&gt;[.$G$16];[.$F$16];IF([.D580]&gt;[.$G$17];[.$F$17];IF([.D580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veitch2</text:p>
          </table:table-cell>
          <table:table-cell office:value-type="float" office:value="18" calcext:value-type="float">
            <text:p>18</text:p>
          </table:table-cell>
          <table:table-cell table:formula="of:=[.B581]/30" office:value-type="percentage" office:value="0.6" calcext:value-type="percentage">
            <text:p>60.0%</text:p>
          </table:table-cell>
          <table:table-cell table:formula="of:=1+(0.75-1)/(0.6-1)*([.C581]-1)" office:value-type="percentage" office:value="0.75" calcext:value-type="percentage">
            <text:p>75.0%</text:p>
          </table:table-cell>
          <table:table-cell table:formula="of:=IF([.D581]&gt;[.$G$7];[.$F$7];IF([.D581]&gt;[.$G$8];[.$F$8];IF([.D581]&gt;[.$G$9];[.$F$9];IF([.D581]&gt;[.$G$10];[.$F$10];IF([.D581]&gt;[.$G$11];[.$F$11];IF([.D581]&gt;[.$G$12];[.$F$12];IF([.D581]&gt;[.$G$13];[.$F$13];IF([.D581]&gt;[.$G$14];[.$F$14];IF([.D581]&gt;[.$G$15];[.$F$15];IF([.D581]&gt;[.$G$16];[.$F$16];IF([.D581]&gt;[.$G$17];[.$F$17];IF([.D581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n313</text:p>
          </table:table-cell>
          <table:table-cell office:value-type="float" office:value="18" calcext:value-type="float">
            <text:p>18</text:p>
          </table:table-cell>
          <table:table-cell table:formula="of:=[.B582]/30" office:value-type="percentage" office:value="0.6" calcext:value-type="percentage">
            <text:p>60.0%</text:p>
          </table:table-cell>
          <table:table-cell table:formula="of:=1+(0.75-1)/(0.6-1)*([.C582]-1)" office:value-type="percentage" office:value="0.75" calcext:value-type="percentage">
            <text:p>75.0%</text:p>
          </table:table-cell>
          <table:table-cell table:formula="of:=IF([.D582]&gt;[.$G$7];[.$F$7];IF([.D582]&gt;[.$G$8];[.$F$8];IF([.D582]&gt;[.$G$9];[.$F$9];IF([.D582]&gt;[.$G$10];[.$F$10];IF([.D582]&gt;[.$G$11];[.$F$11];IF([.D582]&gt;[.$G$12];[.$F$12];IF([.D582]&gt;[.$G$13];[.$F$13];IF([.D582]&gt;[.$G$14];[.$F$14];IF([.D582]&gt;[.$G$15];[.$F$15];IF([.D582]&gt;[.$G$16];[.$F$16];IF([.D582]&gt;[.$G$17];[.$F$17];IF([.D582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elval2</text:p>
          </table:table-cell>
          <table:table-cell office:value-type="float" office:value="18" calcext:value-type="float">
            <text:p>18</text:p>
          </table:table-cell>
          <table:table-cell table:formula="of:=[.B583]/30" office:value-type="percentage" office:value="0.6" calcext:value-type="percentage">
            <text:p>60.0%</text:p>
          </table:table-cell>
          <table:table-cell table:formula="of:=1+(0.75-1)/(0.6-1)*([.C583]-1)" office:value-type="percentage" office:value="0.75" calcext:value-type="percentage">
            <text:p>75.0%</text:p>
          </table:table-cell>
          <table:table-cell table:formula="of:=IF([.D583]&gt;[.$G$7];[.$F$7];IF([.D583]&gt;[.$G$8];[.$F$8];IF([.D583]&gt;[.$G$9];[.$F$9];IF([.D583]&gt;[.$G$10];[.$F$10];IF([.D583]&gt;[.$G$11];[.$F$11];IF([.D583]&gt;[.$G$12];[.$F$12];IF([.D583]&gt;[.$G$13];[.$F$13];IF([.D583]&gt;[.$G$14];[.$F$14];IF([.D583]&gt;[.$G$15];[.$F$15];IF([.D583]&gt;[.$G$16];[.$F$16];IF([.D583]&gt;[.$G$17];[.$F$17];IF([.D583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rdena2</text:p>
          </table:table-cell>
          <table:table-cell office:value-type="float" office:value="18" calcext:value-type="float">
            <text:p>18</text:p>
          </table:table-cell>
          <table:table-cell table:formula="of:=[.B584]/30" office:value-type="percentage" office:value="0.6" calcext:value-type="percentage">
            <text:p>60.0%</text:p>
          </table:table-cell>
          <table:table-cell table:formula="of:=1+(0.75-1)/(0.6-1)*([.C584]-1)" office:value-type="percentage" office:value="0.75" calcext:value-type="percentage">
            <text:p>75.0%</text:p>
          </table:table-cell>
          <table:table-cell table:formula="of:=IF([.D584]&gt;[.$G$7];[.$F$7];IF([.D584]&gt;[.$G$8];[.$F$8];IF([.D584]&gt;[.$G$9];[.$F$9];IF([.D584]&gt;[.$G$10];[.$F$10];IF([.D584]&gt;[.$G$11];[.$F$11];IF([.D584]&gt;[.$G$12];[.$F$12];IF([.D584]&gt;[.$G$13];[.$F$13];IF([.D584]&gt;[.$G$14];[.$F$14];IF([.D584]&gt;[.$G$15];[.$F$15];IF([.D584]&gt;[.$G$16];[.$F$16];IF([.D584]&gt;[.$G$17];[.$F$17];IF([.D584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ddelk2</text:p>
          </table:table-cell>
          <table:table-cell office:value-type="float" office:value="18" calcext:value-type="float">
            <text:p>18</text:p>
          </table:table-cell>
          <table:table-cell table:formula="of:=[.B585]/30" office:value-type="percentage" office:value="0.6" calcext:value-type="percentage">
            <text:p>60.0%</text:p>
          </table:table-cell>
          <table:table-cell table:formula="of:=1+(0.75-1)/(0.6-1)*([.C585]-1)" office:value-type="percentage" office:value="0.75" calcext:value-type="percentage">
            <text:p>75.0%</text:p>
          </table:table-cell>
          <table:table-cell table:formula="of:=IF([.D585]&gt;[.$G$7];[.$F$7];IF([.D585]&gt;[.$G$8];[.$F$8];IF([.D585]&gt;[.$G$9];[.$F$9];IF([.D585]&gt;[.$G$10];[.$F$10];IF([.D585]&gt;[.$G$11];[.$F$11];IF([.D585]&gt;[.$G$12];[.$F$12];IF([.D585]&gt;[.$G$13];[.$F$13];IF([.D585]&gt;[.$G$14];[.$F$14];IF([.D585]&gt;[.$G$15];[.$F$15];IF([.D585]&gt;[.$G$16];[.$F$16];IF([.D585]&gt;[.$G$17];[.$F$17];IF([.D585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nndzs2</text:p>
          </table:table-cell>
          <table:table-cell office:value-type="float" office:value="18" calcext:value-type="float">
            <text:p>18</text:p>
          </table:table-cell>
          <table:table-cell table:formula="of:=[.B586]/30" office:value-type="percentage" office:value="0.6" calcext:value-type="percentage">
            <text:p>60.0%</text:p>
          </table:table-cell>
          <table:table-cell table:formula="of:=1+(0.75-1)/(0.6-1)*([.C586]-1)" office:value-type="percentage" office:value="0.75" calcext:value-type="percentage">
            <text:p>75.0%</text:p>
          </table:table-cell>
          <table:table-cell table:formula="of:=IF([.D586]&gt;[.$G$7];[.$F$7];IF([.D586]&gt;[.$G$8];[.$F$8];IF([.D586]&gt;[.$G$9];[.$F$9];IF([.D586]&gt;[.$G$10];[.$F$10];IF([.D586]&gt;[.$G$11];[.$F$11];IF([.D586]&gt;[.$G$12];[.$F$12];IF([.D586]&gt;[.$G$13];[.$F$13];IF([.D586]&gt;[.$G$14];[.$F$14];IF([.D586]&gt;[.$G$15];[.$F$15];IF([.D586]&gt;[.$G$16];[.$F$16];IF([.D586]&gt;[.$G$17];[.$F$17];IF([.D586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pfist2</text:p>
          </table:table-cell>
          <table:table-cell office:value-type="float" office:value="18" calcext:value-type="float">
            <text:p>18</text:p>
          </table:table-cell>
          <table:table-cell table:formula="of:=[.B587]/30" office:value-type="percentage" office:value="0.6" calcext:value-type="percentage">
            <text:p>60.0%</text:p>
          </table:table-cell>
          <table:table-cell table:formula="of:=1+(0.75-1)/(0.6-1)*([.C587]-1)" office:value-type="percentage" office:value="0.75" calcext:value-type="percentage">
            <text:p>75.0%</text:p>
          </table:table-cell>
          <table:table-cell table:formula="of:=IF([.D587]&gt;[.$G$7];[.$F$7];IF([.D587]&gt;[.$G$8];[.$F$8];IF([.D587]&gt;[.$G$9];[.$F$9];IF([.D587]&gt;[.$G$10];[.$F$10];IF([.D587]&gt;[.$G$11];[.$F$11];IF([.D587]&gt;[.$G$12];[.$F$12];IF([.D587]&gt;[.$G$13];[.$F$13];IF([.D587]&gt;[.$G$14];[.$F$14];IF([.D587]&gt;[.$G$15];[.$F$15];IF([.D587]&gt;[.$G$16];[.$F$16];IF([.D587]&gt;[.$G$17];[.$F$17];IF([.D587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li5</text:p>
          </table:table-cell>
          <table:table-cell office:value-type="float" office:value="18" calcext:value-type="float">
            <text:p>18</text:p>
          </table:table-cell>
          <table:table-cell table:formula="of:=[.B588]/30" office:value-type="percentage" office:value="0.6" calcext:value-type="percentage">
            <text:p>60.0%</text:p>
          </table:table-cell>
          <table:table-cell table:formula="of:=1+(0.75-1)/(0.6-1)*([.C588]-1)" office:value-type="percentage" office:value="0.75" calcext:value-type="percentage">
            <text:p>75.0%</text:p>
          </table:table-cell>
          <table:table-cell table:formula="of:=IF([.D588]&gt;[.$G$7];[.$F$7];IF([.D588]&gt;[.$G$8];[.$F$8];IF([.D588]&gt;[.$G$9];[.$F$9];IF([.D588]&gt;[.$G$10];[.$F$10];IF([.D588]&gt;[.$G$11];[.$F$11];IF([.D588]&gt;[.$G$12];[.$F$12];IF([.D588]&gt;[.$G$13];[.$F$13];IF([.D588]&gt;[.$G$14];[.$F$14];IF([.D588]&gt;[.$G$15];[.$F$15];IF([.D588]&gt;[.$G$16];[.$F$16];IF([.D588]&gt;[.$G$17];[.$F$17];IF([.D588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yira2</text:p>
          </table:table-cell>
          <table:table-cell office:value-type="float" office:value="18" calcext:value-type="float">
            <text:p>18</text:p>
          </table:table-cell>
          <table:table-cell table:formula="of:=[.B589]/30" office:value-type="percentage" office:value="0.6" calcext:value-type="percentage">
            <text:p>60.0%</text:p>
          </table:table-cell>
          <table:table-cell table:formula="of:=1+(0.75-1)/(0.6-1)*([.C589]-1)" office:value-type="percentage" office:value="0.75" calcext:value-type="percentage">
            <text:p>75.0%</text:p>
          </table:table-cell>
          <table:table-cell table:formula="of:=IF([.D589]&gt;[.$G$7];[.$F$7];IF([.D589]&gt;[.$G$8];[.$F$8];IF([.D589]&gt;[.$G$9];[.$F$9];IF([.D589]&gt;[.$G$10];[.$F$10];IF([.D589]&gt;[.$G$11];[.$F$11];IF([.D589]&gt;[.$G$12];[.$F$12];IF([.D589]&gt;[.$G$13];[.$F$13];IF([.D589]&gt;[.$G$14];[.$F$14];IF([.D589]&gt;[.$G$15];[.$F$15];IF([.D589]&gt;[.$G$16];[.$F$16];IF([.D589]&gt;[.$G$17];[.$F$17];IF([.D589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bido2</text:p>
          </table:table-cell>
          <table:table-cell office:value-type="float" office:value="18" calcext:value-type="float">
            <text:p>18</text:p>
          </table:table-cell>
          <table:table-cell table:formula="of:=[.B590]/30" office:value-type="percentage" office:value="0.6" calcext:value-type="percentage">
            <text:p>60.0%</text:p>
          </table:table-cell>
          <table:table-cell table:formula="of:=1+(0.75-1)/(0.6-1)*([.C590]-1)" office:value-type="percentage" office:value="0.75" calcext:value-type="percentage">
            <text:p>75.0%</text:p>
          </table:table-cell>
          <table:table-cell table:formula="of:=IF([.D590]&gt;[.$G$7];[.$F$7];IF([.D590]&gt;[.$G$8];[.$F$8];IF([.D590]&gt;[.$G$9];[.$F$9];IF([.D590]&gt;[.$G$10];[.$F$10];IF([.D590]&gt;[.$G$11];[.$F$11];IF([.D590]&gt;[.$G$12];[.$F$12];IF([.D590]&gt;[.$G$13];[.$F$13];IF([.D590]&gt;[.$G$14];[.$F$14];IF([.D590]&gt;[.$G$15];[.$F$15];IF([.D590]&gt;[.$G$16];[.$F$16];IF([.D590]&gt;[.$G$17];[.$F$17];IF([.D590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dsimns2</text:p>
          </table:table-cell>
          <table:table-cell office:value-type="float" office:value="18" calcext:value-type="float">
            <text:p>18</text:p>
          </table:table-cell>
          <table:table-cell table:formula="of:=[.B591]/30" office:value-type="percentage" office:value="0.6" calcext:value-type="percentage">
            <text:p>60.0%</text:p>
          </table:table-cell>
          <table:table-cell table:formula="of:=1+(0.75-1)/(0.6-1)*([.C591]-1)" office:value-type="percentage" office:value="0.75" calcext:value-type="percentage">
            <text:p>75.0%</text:p>
          </table:table-cell>
          <table:table-cell table:formula="of:=IF([.D591]&gt;[.$G$7];[.$F$7];IF([.D591]&gt;[.$G$8];[.$F$8];IF([.D591]&gt;[.$G$9];[.$F$9];IF([.D591]&gt;[.$G$10];[.$F$10];IF([.D591]&gt;[.$G$11];[.$F$11];IF([.D591]&gt;[.$G$12];[.$F$12];IF([.D591]&gt;[.$G$13];[.$F$13];IF([.D591]&gt;[.$G$14];[.$F$14];IF([.D591]&gt;[.$G$15];[.$F$15];IF([.D591]&gt;[.$G$16];[.$F$16];IF([.D591]&gt;[.$G$17];[.$F$17];IF([.D591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fuli2</text:p>
          </table:table-cell>
          <table:table-cell office:value-type="float" office:value="18" calcext:value-type="float">
            <text:p>18</text:p>
          </table:table-cell>
          <table:table-cell table:formula="of:=[.B592]/30" office:value-type="percentage" office:value="0.6" calcext:value-type="percentage">
            <text:p>60.0%</text:p>
          </table:table-cell>
          <table:table-cell table:formula="of:=1+(0.75-1)/(0.6-1)*([.C592]-1)" office:value-type="percentage" office:value="0.75" calcext:value-type="percentage">
            <text:p>75.0%</text:p>
          </table:table-cell>
          <table:table-cell table:formula="of:=IF([.D592]&gt;[.$G$7];[.$F$7];IF([.D592]&gt;[.$G$8];[.$F$8];IF([.D592]&gt;[.$G$9];[.$F$9];IF([.D592]&gt;[.$G$10];[.$F$10];IF([.D592]&gt;[.$G$11];[.$F$11];IF([.D592]&gt;[.$G$12];[.$F$12];IF([.D592]&gt;[.$G$13];[.$F$13];IF([.D592]&gt;[.$G$14];[.$F$14];IF([.D592]&gt;[.$G$15];[.$F$15];IF([.D592]&gt;[.$G$16];[.$F$16];IF([.D592]&gt;[.$G$17];[.$F$17];IF([.D592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orga29</text:p>
          </table:table-cell>
          <table:table-cell office:value-type="float" office:value="18" calcext:value-type="float">
            <text:p>18</text:p>
          </table:table-cell>
          <table:table-cell table:formula="of:=[.B593]/30" office:value-type="percentage" office:value="0.6" calcext:value-type="percentage">
            <text:p>60.0%</text:p>
          </table:table-cell>
          <table:table-cell table:formula="of:=1+(0.75-1)/(0.6-1)*([.C593]-1)" office:value-type="percentage" office:value="0.75" calcext:value-type="percentage">
            <text:p>75.0%</text:p>
          </table:table-cell>
          <table:table-cell table:formula="of:=IF([.D593]&gt;[.$G$7];[.$F$7];IF([.D593]&gt;[.$G$8];[.$F$8];IF([.D593]&gt;[.$G$9];[.$F$9];IF([.D593]&gt;[.$G$10];[.$F$10];IF([.D593]&gt;[.$G$11];[.$F$11];IF([.D593]&gt;[.$G$12];[.$F$12];IF([.D593]&gt;[.$G$13];[.$F$13];IF([.D593]&gt;[.$G$14];[.$F$14];IF([.D593]&gt;[.$G$15];[.$F$15];IF([.D593]&gt;[.$G$16];[.$F$16];IF([.D593]&gt;[.$G$17];[.$F$17];IF([.D593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qnguye2</text:p>
          </table:table-cell>
          <table:table-cell office:value-type="float" office:value="18" calcext:value-type="float">
            <text:p>18</text:p>
          </table:table-cell>
          <table:table-cell table:formula="of:=[.B594]/30" office:value-type="percentage" office:value="0.6" calcext:value-type="percentage">
            <text:p>60.0%</text:p>
          </table:table-cell>
          <table:table-cell table:formula="of:=1+(0.75-1)/(0.6-1)*([.C594]-1)" office:value-type="percentage" office:value="0.75" calcext:value-type="percentage">
            <text:p>75.0%</text:p>
          </table:table-cell>
          <table:table-cell table:formula="of:=IF([.D594]&gt;[.$G$7];[.$F$7];IF([.D594]&gt;[.$G$8];[.$F$8];IF([.D594]&gt;[.$G$9];[.$F$9];IF([.D594]&gt;[.$G$10];[.$F$10];IF([.D594]&gt;[.$G$11];[.$F$11];IF([.D594]&gt;[.$G$12];[.$F$12];IF([.D594]&gt;[.$G$13];[.$F$13];IF([.D594]&gt;[.$G$14];[.$F$14];IF([.D594]&gt;[.$G$15];[.$F$15];IF([.D594]&gt;[.$G$16];[.$F$16];IF([.D594]&gt;[.$G$17];[.$F$17];IF([.D594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vd2</text:p>
          </table:table-cell>
          <table:table-cell office:value-type="float" office:value="18" calcext:value-type="float">
            <text:p>18</text:p>
          </table:table-cell>
          <table:table-cell table:formula="of:=[.B595]/30" office:value-type="percentage" office:value="0.6" calcext:value-type="percentage">
            <text:p>60.0%</text:p>
          </table:table-cell>
          <table:table-cell table:formula="of:=1+(0.75-1)/(0.6-1)*([.C595]-1)" office:value-type="percentage" office:value="0.75" calcext:value-type="percentage">
            <text:p>75.0%</text:p>
          </table:table-cell>
          <table:table-cell table:formula="of:=IF([.D595]&gt;[.$G$7];[.$F$7];IF([.D595]&gt;[.$G$8];[.$F$8];IF([.D595]&gt;[.$G$9];[.$F$9];IF([.D595]&gt;[.$G$10];[.$F$10];IF([.D595]&gt;[.$G$11];[.$F$11];IF([.D595]&gt;[.$G$12];[.$F$12];IF([.D595]&gt;[.$G$13];[.$F$13];IF([.D595]&gt;[.$G$14];[.$F$14];IF([.D595]&gt;[.$G$15];[.$F$15];IF([.D595]&gt;[.$G$16];[.$F$16];IF([.D595]&gt;[.$G$17];[.$F$17];IF([.D595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anxue2</text:p>
          </table:table-cell>
          <table:table-cell office:value-type="float" office:value="18" calcext:value-type="float">
            <text:p>18</text:p>
          </table:table-cell>
          <table:table-cell table:formula="of:=[.B596]/30" office:value-type="percentage" office:value="0.6" calcext:value-type="percentage">
            <text:p>60.0%</text:p>
          </table:table-cell>
          <table:table-cell table:formula="of:=1+(0.75-1)/(0.6-1)*([.C596]-1)" office:value-type="percentage" office:value="0.75" calcext:value-type="percentage">
            <text:p>75.0%</text:p>
          </table:table-cell>
          <table:table-cell table:formula="of:=IF([.D596]&gt;[.$G$7];[.$F$7];IF([.D596]&gt;[.$G$8];[.$F$8];IF([.D596]&gt;[.$G$9];[.$F$9];IF([.D596]&gt;[.$G$10];[.$F$10];IF([.D596]&gt;[.$G$11];[.$F$11];IF([.D596]&gt;[.$G$12];[.$F$12];IF([.D596]&gt;[.$G$13];[.$F$13];IF([.D596]&gt;[.$G$14];[.$F$14];IF([.D596]&gt;[.$G$15];[.$F$15];IF([.D596]&gt;[.$G$16];[.$F$16];IF([.D596]&gt;[.$G$17];[.$F$17];IF([.D596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garci2</text:p>
          </table:table-cell>
          <table:table-cell office:value-type="float" office:value="18" calcext:value-type="float">
            <text:p>18</text:p>
          </table:table-cell>
          <table:table-cell table:formula="of:=[.B597]/30" office:value-type="percentage" office:value="0.6" calcext:value-type="percentage">
            <text:p>60.0%</text:p>
          </table:table-cell>
          <table:table-cell table:formula="of:=1+(0.75-1)/(0.6-1)*([.C597]-1)" office:value-type="percentage" office:value="0.75" calcext:value-type="percentage">
            <text:p>75.0%</text:p>
          </table:table-cell>
          <table:table-cell table:formula="of:=IF([.D597]&gt;[.$G$7];[.$F$7];IF([.D597]&gt;[.$G$8];[.$F$8];IF([.D597]&gt;[.$G$9];[.$F$9];IF([.D597]&gt;[.$G$10];[.$F$10];IF([.D597]&gt;[.$G$11];[.$F$11];IF([.D597]&gt;[.$G$12];[.$F$12];IF([.D597]&gt;[.$G$13];[.$F$13];IF([.D597]&gt;[.$G$14];[.$F$14];IF([.D597]&gt;[.$G$15];[.$F$15];IF([.D597]&gt;[.$G$16];[.$F$16];IF([.D597]&gt;[.$G$17];[.$F$17];IF([.D597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shir2</text:p>
          </table:table-cell>
          <table:table-cell office:value-type="float" office:value="18" calcext:value-type="float">
            <text:p>18</text:p>
          </table:table-cell>
          <table:table-cell table:formula="of:=[.B598]/30" office:value-type="percentage" office:value="0.6" calcext:value-type="percentage">
            <text:p>60.0%</text:p>
          </table:table-cell>
          <table:table-cell table:formula="of:=1+(0.75-1)/(0.6-1)*([.C598]-1)" office:value-type="percentage" office:value="0.75" calcext:value-type="percentage">
            <text:p>75.0%</text:p>
          </table:table-cell>
          <table:table-cell table:formula="of:=IF([.D598]&gt;[.$G$7];[.$F$7];IF([.D598]&gt;[.$G$8];[.$F$8];IF([.D598]&gt;[.$G$9];[.$F$9];IF([.D598]&gt;[.$G$10];[.$F$10];IF([.D598]&gt;[.$G$11];[.$F$11];IF([.D598]&gt;[.$G$12];[.$F$12];IF([.D598]&gt;[.$G$13];[.$F$13];IF([.D598]&gt;[.$G$14];[.$F$14];IF([.D598]&gt;[.$G$15];[.$F$15];IF([.D598]&gt;[.$G$16];[.$F$16];IF([.D598]&gt;[.$G$17];[.$F$17];IF([.D598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odrgz6</text:p>
          </table:table-cell>
          <table:table-cell office:value-type="float" office:value="18" calcext:value-type="float">
            <text:p>18</text:p>
          </table:table-cell>
          <table:table-cell table:formula="of:=[.B599]/30" office:value-type="percentage" office:value="0.6" calcext:value-type="percentage">
            <text:p>60.0%</text:p>
          </table:table-cell>
          <table:table-cell table:formula="of:=1+(0.75-1)/(0.6-1)*([.C599]-1)" office:value-type="percentage" office:value="0.75" calcext:value-type="percentage">
            <text:p>75.0%</text:p>
          </table:table-cell>
          <table:table-cell table:formula="of:=IF([.D599]&gt;[.$G$7];[.$F$7];IF([.D599]&gt;[.$G$8];[.$F$8];IF([.D599]&gt;[.$G$9];[.$F$9];IF([.D599]&gt;[.$G$10];[.$F$10];IF([.D599]&gt;[.$G$11];[.$F$11];IF([.D599]&gt;[.$G$12];[.$F$12];IF([.D599]&gt;[.$G$13];[.$F$13];IF([.D599]&gt;[.$G$14];[.$F$14];IF([.D599]&gt;[.$G$15];[.$F$15];IF([.D599]&gt;[.$G$16];[.$F$16];IF([.D599]&gt;[.$G$17];[.$F$17];IF([.D599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sun2</text:p>
          </table:table-cell>
          <table:table-cell office:value-type="float" office:value="18" calcext:value-type="float">
            <text:p>18</text:p>
          </table:table-cell>
          <table:table-cell table:formula="of:=[.B600]/30" office:value-type="percentage" office:value="0.6" calcext:value-type="percentage">
            <text:p>60.0%</text:p>
          </table:table-cell>
          <table:table-cell table:formula="of:=1+(0.75-1)/(0.6-1)*([.C600]-1)" office:value-type="percentage" office:value="0.75" calcext:value-type="percentage">
            <text:p>75.0%</text:p>
          </table:table-cell>
          <table:table-cell table:formula="of:=IF([.D600]&gt;[.$G$7];[.$F$7];IF([.D600]&gt;[.$G$8];[.$F$8];IF([.D600]&gt;[.$G$9];[.$F$9];IF([.D600]&gt;[.$G$10];[.$F$10];IF([.D600]&gt;[.$G$11];[.$F$11];IF([.D600]&gt;[.$G$12];[.$F$12];IF([.D600]&gt;[.$G$13];[.$F$13];IF([.D600]&gt;[.$G$14];[.$F$14];IF([.D600]&gt;[.$G$15];[.$F$15];IF([.D600]&gt;[.$G$16];[.$F$16];IF([.D600]&gt;[.$G$17];[.$F$17];IF([.D600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nyili5</text:p>
          </table:table-cell>
          <table:table-cell office:value-type="float" office:value="18" calcext:value-type="float">
            <text:p>18</text:p>
          </table:table-cell>
          <table:table-cell table:formula="of:=[.B601]/30" office:value-type="percentage" office:value="0.6" calcext:value-type="percentage">
            <text:p>60.0%</text:p>
          </table:table-cell>
          <table:table-cell table:formula="of:=1+(0.75-1)/(0.6-1)*([.C601]-1)" office:value-type="percentage" office:value="0.75" calcext:value-type="percentage">
            <text:p>75.0%</text:p>
          </table:table-cell>
          <table:table-cell table:formula="of:=IF([.D601]&gt;[.$G$7];[.$F$7];IF([.D601]&gt;[.$G$8];[.$F$8];IF([.D601]&gt;[.$G$9];[.$F$9];IF([.D601]&gt;[.$G$10];[.$F$10];IF([.D601]&gt;[.$G$11];[.$F$11];IF([.D601]&gt;[.$G$12];[.$F$12];IF([.D601]&gt;[.$G$13];[.$F$13];IF([.D601]&gt;[.$G$14];[.$F$14];IF([.D601]&gt;[.$G$15];[.$F$15];IF([.D601]&gt;[.$G$16];[.$F$16];IF([.D601]&gt;[.$G$17];[.$F$17];IF([.D601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wu67</text:p>
          </table:table-cell>
          <table:table-cell office:value-type="float" office:value="18" calcext:value-type="float">
            <text:p>18</text:p>
          </table:table-cell>
          <table:table-cell table:formula="of:=[.B602]/30" office:value-type="percentage" office:value="0.6" calcext:value-type="percentage">
            <text:p>60.0%</text:p>
          </table:table-cell>
          <table:table-cell table:formula="of:=1+(0.75-1)/(0.6-1)*([.C602]-1)" office:value-type="percentage" office:value="0.75" calcext:value-type="percentage">
            <text:p>75.0%</text:p>
          </table:table-cell>
          <table:table-cell table:formula="of:=IF([.D602]&gt;[.$G$7];[.$F$7];IF([.D602]&gt;[.$G$8];[.$F$8];IF([.D602]&gt;[.$G$9];[.$F$9];IF([.D602]&gt;[.$G$10];[.$F$10];IF([.D602]&gt;[.$G$11];[.$F$11];IF([.D602]&gt;[.$G$12];[.$F$12];IF([.D602]&gt;[.$G$13];[.$F$13];IF([.D602]&gt;[.$G$14];[.$F$14];IF([.D602]&gt;[.$G$15];[.$F$15];IF([.D602]&gt;[.$G$16];[.$F$16];IF([.D602]&gt;[.$G$17];[.$F$17];IF([.D602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fanl4</text:p>
          </table:table-cell>
          <table:table-cell office:value-type="float" office:value="18" calcext:value-type="float">
            <text:p>18</text:p>
          </table:table-cell>
          <table:table-cell table:formula="of:=[.B603]/30" office:value-type="percentage" office:value="0.6" calcext:value-type="percentage">
            <text:p>60.0%</text:p>
          </table:table-cell>
          <table:table-cell table:formula="of:=1+(0.75-1)/(0.6-1)*([.C603]-1)" office:value-type="percentage" office:value="0.75" calcext:value-type="percentage">
            <text:p>75.0%</text:p>
          </table:table-cell>
          <table:table-cell table:formula="of:=IF([.D603]&gt;[.$G$7];[.$F$7];IF([.D603]&gt;[.$G$8];[.$F$8];IF([.D603]&gt;[.$G$9];[.$F$9];IF([.D603]&gt;[.$G$10];[.$F$10];IF([.D603]&gt;[.$G$11];[.$F$11];IF([.D603]&gt;[.$G$12];[.$F$12];IF([.D603]&gt;[.$G$13];[.$F$13];IF([.D603]&gt;[.$G$14];[.$F$14];IF([.D603]&gt;[.$G$15];[.$F$15];IF([.D603]&gt;[.$G$16];[.$F$16];IF([.D603]&gt;[.$G$17];[.$F$17];IF([.D603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moon11</text:p>
          </table:table-cell>
          <table:table-cell office:value-type="float" office:value="18" calcext:value-type="float">
            <text:p>18</text:p>
          </table:table-cell>
          <table:table-cell table:formula="of:=[.B604]/30" office:value-type="percentage" office:value="0.6" calcext:value-type="percentage">
            <text:p>60.0%</text:p>
          </table:table-cell>
          <table:table-cell table:formula="of:=1+(0.75-1)/(0.6-1)*([.C604]-1)" office:value-type="percentage" office:value="0.75" calcext:value-type="percentage">
            <text:p>75.0%</text:p>
          </table:table-cell>
          <table:table-cell table:formula="of:=IF([.D604]&gt;[.$G$7];[.$F$7];IF([.D604]&gt;[.$G$8];[.$F$8];IF([.D604]&gt;[.$G$9];[.$F$9];IF([.D604]&gt;[.$G$10];[.$F$10];IF([.D604]&gt;[.$G$11];[.$F$11];IF([.D604]&gt;[.$G$12];[.$F$12];IF([.D604]&gt;[.$G$13];[.$F$13];IF([.D604]&gt;[.$G$14];[.$F$14];IF([.D604]&gt;[.$G$15];[.$F$15];IF([.D604]&gt;[.$G$16];[.$F$16];IF([.D604]&gt;[.$G$17];[.$F$17];IF([.D604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njool2</text:p>
          </table:table-cell>
          <table:table-cell office:value-type="float" office:value="18" calcext:value-type="float">
            <text:p>18</text:p>
          </table:table-cell>
          <table:table-cell table:formula="of:=[.B605]/30" office:value-type="percentage" office:value="0.6" calcext:value-type="percentage">
            <text:p>60.0%</text:p>
          </table:table-cell>
          <table:table-cell table:formula="of:=1+(0.75-1)/(0.6-1)*([.C605]-1)" office:value-type="percentage" office:value="0.75" calcext:value-type="percentage">
            <text:p>75.0%</text:p>
          </table:table-cell>
          <table:table-cell table:formula="of:=IF([.D605]&gt;[.$G$7];[.$F$7];IF([.D605]&gt;[.$G$8];[.$F$8];IF([.D605]&gt;[.$G$9];[.$F$9];IF([.D605]&gt;[.$G$10];[.$F$10];IF([.D605]&gt;[.$G$11];[.$F$11];IF([.D605]&gt;[.$G$12];[.$F$12];IF([.D605]&gt;[.$G$13];[.$F$13];IF([.D605]&gt;[.$G$14];[.$F$14];IF([.D605]&gt;[.$G$15];[.$F$15];IF([.D605]&gt;[.$G$16];[.$F$16];IF([.D605]&gt;[.$G$17];[.$F$17];IF([.D605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l5</text:p>
          </table:table-cell>
          <table:table-cell office:value-type="float" office:value="18" calcext:value-type="float">
            <text:p>18</text:p>
          </table:table-cell>
          <table:table-cell table:formula="of:=[.B606]/30" office:value-type="percentage" office:value="0.6" calcext:value-type="percentage">
            <text:p>60.0%</text:p>
          </table:table-cell>
          <table:table-cell table:formula="of:=1+(0.75-1)/(0.6-1)*([.C606]-1)" office:value-type="percentage" office:value="0.75" calcext:value-type="percentage">
            <text:p>75.0%</text:p>
          </table:table-cell>
          <table:table-cell table:formula="of:=IF([.D606]&gt;[.$G$7];[.$F$7];IF([.D606]&gt;[.$G$8];[.$F$8];IF([.D606]&gt;[.$G$9];[.$F$9];IF([.D606]&gt;[.$G$10];[.$F$10];IF([.D606]&gt;[.$G$11];[.$F$11];IF([.D606]&gt;[.$G$12];[.$F$12];IF([.D606]&gt;[.$G$13];[.$F$13];IF([.D606]&gt;[.$G$14];[.$F$14];IF([.D606]&gt;[.$G$15];[.$F$15];IF([.D606]&gt;[.$G$16];[.$F$16];IF([.D606]&gt;[.$G$17];[.$F$17];IF([.D606]&gt;[.$G$18];[.$F$18];[.$F$19])))))))))))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s3</text:p>
          </table:table-cell>
          <table:table-cell office:value-type="float" office:value="17" calcext:value-type="float">
            <text:p>17</text:p>
          </table:table-cell>
          <table:table-cell table:formula="of:=[.B607]/30" office:value-type="percentage" office:value="0.566666666666667" calcext:value-type="percentage">
            <text:p>56.7%</text:p>
          </table:table-cell>
          <table:table-cell table:formula="of:=1+(0.75-1)/(0.6-1)*([.C607]-1)" office:value-type="percentage" office:value="0.729166666666667" calcext:value-type="percentage">
            <text:p>72.9%</text:p>
          </table:table-cell>
          <table:table-cell table:formula="of:=IF([.D607]&gt;[.$G$7];[.$F$7];IF([.D607]&gt;[.$G$8];[.$F$8];IF([.D607]&gt;[.$G$9];[.$F$9];IF([.D607]&gt;[.$G$10];[.$F$10];IF([.D607]&gt;[.$G$11];[.$F$11];IF([.D607]&gt;[.$G$12];[.$F$12];IF([.D607]&gt;[.$G$13];[.$F$13];IF([.D607]&gt;[.$G$14];[.$F$14];IF([.D607]&gt;[.$G$15];[.$F$15];IF([.D607]&gt;[.$G$16];[.$F$16];IF([.D607]&gt;[.$G$17];[.$F$17];IF([.D607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nsz2</text:p>
          </table:table-cell>
          <table:table-cell office:value-type="float" office:value="17" calcext:value-type="float">
            <text:p>17</text:p>
          </table:table-cell>
          <table:table-cell table:formula="of:=[.B608]/30" office:value-type="percentage" office:value="0.566666666666667" calcext:value-type="percentage">
            <text:p>56.7%</text:p>
          </table:table-cell>
          <table:table-cell table:formula="of:=1+(0.75-1)/(0.6-1)*([.C608]-1)" office:value-type="percentage" office:value="0.729166666666667" calcext:value-type="percentage">
            <text:p>72.9%</text:p>
          </table:table-cell>
          <table:table-cell table:formula="of:=IF([.D608]&gt;[.$G$7];[.$F$7];IF([.D608]&gt;[.$G$8];[.$F$8];IF([.D608]&gt;[.$G$9];[.$F$9];IF([.D608]&gt;[.$G$10];[.$F$10];IF([.D608]&gt;[.$G$11];[.$F$11];IF([.D608]&gt;[.$G$12];[.$F$12];IF([.D608]&gt;[.$G$13];[.$F$13];IF([.D608]&gt;[.$G$14];[.$F$14];IF([.D608]&gt;[.$G$15];[.$F$15];IF([.D608]&gt;[.$G$16];[.$F$16];IF([.D608]&gt;[.$G$17];[.$F$17];IF([.D608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uger2</text:p>
          </table:table-cell>
          <table:table-cell office:value-type="float" office:value="17" calcext:value-type="float">
            <text:p>17</text:p>
          </table:table-cell>
          <table:table-cell table:formula="of:=[.B609]/30" office:value-type="percentage" office:value="0.566666666666667" calcext:value-type="percentage">
            <text:p>56.7%</text:p>
          </table:table-cell>
          <table:table-cell table:formula="of:=1+(0.75-1)/(0.6-1)*([.C609]-1)" office:value-type="percentage" office:value="0.729166666666667" calcext:value-type="percentage">
            <text:p>72.9%</text:p>
          </table:table-cell>
          <table:table-cell table:formula="of:=IF([.D609]&gt;[.$G$7];[.$F$7];IF([.D609]&gt;[.$G$8];[.$F$8];IF([.D609]&gt;[.$G$9];[.$F$9];IF([.D609]&gt;[.$G$10];[.$F$10];IF([.D609]&gt;[.$G$11];[.$F$11];IF([.D609]&gt;[.$G$12];[.$F$12];IF([.D609]&gt;[.$G$13];[.$F$13];IF([.D609]&gt;[.$G$14];[.$F$14];IF([.D609]&gt;[.$G$15];[.$F$15];IF([.D609]&gt;[.$G$16];[.$F$16];IF([.D609]&gt;[.$G$17];[.$F$17];IF([.D609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skis2</text:p>
          </table:table-cell>
          <table:table-cell office:value-type="float" office:value="17" calcext:value-type="float">
            <text:p>17</text:p>
          </table:table-cell>
          <table:table-cell table:formula="of:=[.B610]/30" office:value-type="percentage" office:value="0.566666666666667" calcext:value-type="percentage">
            <text:p>56.7%</text:p>
          </table:table-cell>
          <table:table-cell table:formula="of:=1+(0.75-1)/(0.6-1)*([.C610]-1)" office:value-type="percentage" office:value="0.729166666666667" calcext:value-type="percentage">
            <text:p>72.9%</text:p>
          </table:table-cell>
          <table:table-cell table:formula="of:=IF([.D610]&gt;[.$G$7];[.$F$7];IF([.D610]&gt;[.$G$8];[.$F$8];IF([.D610]&gt;[.$G$9];[.$F$9];IF([.D610]&gt;[.$G$10];[.$F$10];IF([.D610]&gt;[.$G$11];[.$F$11];IF([.D610]&gt;[.$G$12];[.$F$12];IF([.D610]&gt;[.$G$13];[.$F$13];IF([.D610]&gt;[.$G$14];[.$F$14];IF([.D610]&gt;[.$G$15];[.$F$15];IF([.D610]&gt;[.$G$16];[.$F$16];IF([.D610]&gt;[.$G$17];[.$F$17];IF([.D610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204</text:p>
          </table:table-cell>
          <table:table-cell office:value-type="float" office:value="17" calcext:value-type="float">
            <text:p>17</text:p>
          </table:table-cell>
          <table:table-cell table:formula="of:=[.B611]/30" office:value-type="percentage" office:value="0.566666666666667" calcext:value-type="percentage">
            <text:p>56.7%</text:p>
          </table:table-cell>
          <table:table-cell table:formula="of:=1+(0.75-1)/(0.6-1)*([.C611]-1)" office:value-type="percentage" office:value="0.729166666666667" calcext:value-type="percentage">
            <text:p>72.9%</text:p>
          </table:table-cell>
          <table:table-cell table:formula="of:=IF([.D611]&gt;[.$G$7];[.$F$7];IF([.D611]&gt;[.$G$8];[.$F$8];IF([.D611]&gt;[.$G$9];[.$F$9];IF([.D611]&gt;[.$G$10];[.$F$10];IF([.D611]&gt;[.$G$11];[.$F$11];IF([.D611]&gt;[.$G$12];[.$F$12];IF([.D611]&gt;[.$G$13];[.$F$13];IF([.D611]&gt;[.$G$14];[.$F$14];IF([.D611]&gt;[.$G$15];[.$F$15];IF([.D611]&gt;[.$G$16];[.$F$16];IF([.D611]&gt;[.$G$17];[.$F$17];IF([.D611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atsu5</text:p>
          </table:table-cell>
          <table:table-cell office:value-type="float" office:value="17" calcext:value-type="float">
            <text:p>17</text:p>
          </table:table-cell>
          <table:table-cell table:formula="of:=[.B612]/30" office:value-type="percentage" office:value="0.566666666666667" calcext:value-type="percentage">
            <text:p>56.7%</text:p>
          </table:table-cell>
          <table:table-cell table:formula="of:=1+(0.75-1)/(0.6-1)*([.C612]-1)" office:value-type="percentage" office:value="0.729166666666667" calcext:value-type="percentage">
            <text:p>72.9%</text:p>
          </table:table-cell>
          <table:table-cell table:formula="of:=IF([.D612]&gt;[.$G$7];[.$F$7];IF([.D612]&gt;[.$G$8];[.$F$8];IF([.D612]&gt;[.$G$9];[.$F$9];IF([.D612]&gt;[.$G$10];[.$F$10];IF([.D612]&gt;[.$G$11];[.$F$11];IF([.D612]&gt;[.$G$12];[.$F$12];IF([.D612]&gt;[.$G$13];[.$F$13];IF([.D612]&gt;[.$G$14];[.$F$14];IF([.D612]&gt;[.$G$15];[.$F$15];IF([.D612]&gt;[.$G$16];[.$F$16];IF([.D612]&gt;[.$G$17];[.$F$17];IF([.D612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0</text:p>
          </table:table-cell>
          <table:table-cell office:value-type="float" office:value="17" calcext:value-type="float">
            <text:p>17</text:p>
          </table:table-cell>
          <table:table-cell table:formula="of:=[.B613]/30" office:value-type="percentage" office:value="0.566666666666667" calcext:value-type="percentage">
            <text:p>56.7%</text:p>
          </table:table-cell>
          <table:table-cell table:formula="of:=1+(0.75-1)/(0.6-1)*([.C613]-1)" office:value-type="percentage" office:value="0.729166666666667" calcext:value-type="percentage">
            <text:p>72.9%</text:p>
          </table:table-cell>
          <table:table-cell table:formula="of:=IF([.D613]&gt;[.$G$7];[.$F$7];IF([.D613]&gt;[.$G$8];[.$F$8];IF([.D613]&gt;[.$G$9];[.$F$9];IF([.D613]&gt;[.$G$10];[.$F$10];IF([.D613]&gt;[.$G$11];[.$F$11];IF([.D613]&gt;[.$G$12];[.$F$12];IF([.D613]&gt;[.$G$13];[.$F$13];IF([.D613]&gt;[.$G$14];[.$F$14];IF([.D613]&gt;[.$G$15];[.$F$15];IF([.D613]&gt;[.$G$16];[.$F$16];IF([.D613]&gt;[.$G$17];[.$F$17];IF([.D613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enas2</text:p>
          </table:table-cell>
          <table:table-cell office:value-type="float" office:value="17" calcext:value-type="float">
            <text:p>17</text:p>
          </table:table-cell>
          <table:table-cell table:formula="of:=[.B614]/30" office:value-type="percentage" office:value="0.566666666666667" calcext:value-type="percentage">
            <text:p>56.7%</text:p>
          </table:table-cell>
          <table:table-cell table:formula="of:=1+(0.75-1)/(0.6-1)*([.C614]-1)" office:value-type="percentage" office:value="0.729166666666667" calcext:value-type="percentage">
            <text:p>72.9%</text:p>
          </table:table-cell>
          <table:table-cell table:formula="of:=IF([.D614]&gt;[.$G$7];[.$F$7];IF([.D614]&gt;[.$G$8];[.$F$8];IF([.D614]&gt;[.$G$9];[.$F$9];IF([.D614]&gt;[.$G$10];[.$F$10];IF([.D614]&gt;[.$G$11];[.$F$11];IF([.D614]&gt;[.$G$12];[.$F$12];IF([.D614]&gt;[.$G$13];[.$F$13];IF([.D614]&gt;[.$G$14];[.$F$14];IF([.D614]&gt;[.$G$15];[.$F$15];IF([.D614]&gt;[.$G$16];[.$F$16];IF([.D614]&gt;[.$G$17];[.$F$17];IF([.D614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cpilat2</text:p>
          </table:table-cell>
          <table:table-cell office:value-type="float" office:value="17" calcext:value-type="float">
            <text:p>17</text:p>
          </table:table-cell>
          <table:table-cell table:formula="of:=[.B615]/30" office:value-type="percentage" office:value="0.566666666666667" calcext:value-type="percentage">
            <text:p>56.7%</text:p>
          </table:table-cell>
          <table:table-cell table:formula="of:=1+(0.75-1)/(0.6-1)*([.C615]-1)" office:value-type="percentage" office:value="0.729166666666667" calcext:value-type="percentage">
            <text:p>72.9%</text:p>
          </table:table-cell>
          <table:table-cell table:formula="of:=IF([.D615]&gt;[.$G$7];[.$F$7];IF([.D615]&gt;[.$G$8];[.$F$8];IF([.D615]&gt;[.$G$9];[.$F$9];IF([.D615]&gt;[.$G$10];[.$F$10];IF([.D615]&gt;[.$G$11];[.$F$11];IF([.D615]&gt;[.$G$12];[.$F$12];IF([.D615]&gt;[.$G$13];[.$F$13];IF([.D615]&gt;[.$G$14];[.$F$14];IF([.D615]&gt;[.$G$15];[.$F$15];IF([.D615]&gt;[.$G$16];[.$F$16];IF([.D615]&gt;[.$G$17];[.$F$17];IF([.D615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wllms4</text:p>
          </table:table-cell>
          <table:table-cell office:value-type="float" office:value="17" calcext:value-type="float">
            <text:p>17</text:p>
          </table:table-cell>
          <table:table-cell table:formula="of:=[.B616]/30" office:value-type="percentage" office:value="0.566666666666667" calcext:value-type="percentage">
            <text:p>56.7%</text:p>
          </table:table-cell>
          <table:table-cell table:formula="of:=1+(0.75-1)/(0.6-1)*([.C616]-1)" office:value-type="percentage" office:value="0.729166666666667" calcext:value-type="percentage">
            <text:p>72.9%</text:p>
          </table:table-cell>
          <table:table-cell table:formula="of:=IF([.D616]&gt;[.$G$7];[.$F$7];IF([.D616]&gt;[.$G$8];[.$F$8];IF([.D616]&gt;[.$G$9];[.$F$9];IF([.D616]&gt;[.$G$10];[.$F$10];IF([.D616]&gt;[.$G$11];[.$F$11];IF([.D616]&gt;[.$G$12];[.$F$12];IF([.D616]&gt;[.$G$13];[.$F$13];IF([.D616]&gt;[.$G$14];[.$F$14];IF([.D616]&gt;[.$G$15];[.$F$15];IF([.D616]&gt;[.$G$16];[.$F$16];IF([.D616]&gt;[.$G$17];[.$F$17];IF([.D616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chida2</text:p>
          </table:table-cell>
          <table:table-cell office:value-type="float" office:value="17" calcext:value-type="float">
            <text:p>17</text:p>
          </table:table-cell>
          <table:table-cell table:formula="of:=[.B617]/30" office:value-type="percentage" office:value="0.566666666666667" calcext:value-type="percentage">
            <text:p>56.7%</text:p>
          </table:table-cell>
          <table:table-cell table:formula="of:=1+(0.75-1)/(0.6-1)*([.C617]-1)" office:value-type="percentage" office:value="0.729166666666667" calcext:value-type="percentage">
            <text:p>72.9%</text:p>
          </table:table-cell>
          <table:table-cell table:formula="of:=IF([.D617]&gt;[.$G$7];[.$F$7];IF([.D617]&gt;[.$G$8];[.$F$8];IF([.D617]&gt;[.$G$9];[.$F$9];IF([.D617]&gt;[.$G$10];[.$F$10];IF([.D617]&gt;[.$G$11];[.$F$11];IF([.D617]&gt;[.$G$12];[.$F$12];IF([.D617]&gt;[.$G$13];[.$F$13];IF([.D617]&gt;[.$G$14];[.$F$14];IF([.D617]&gt;[.$G$15];[.$F$15];IF([.D617]&gt;[.$G$16];[.$F$16];IF([.D617]&gt;[.$G$17];[.$F$17];IF([.D617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awson3</text:p>
          </table:table-cell>
          <table:table-cell office:value-type="float" office:value="17" calcext:value-type="float">
            <text:p>17</text:p>
          </table:table-cell>
          <table:table-cell table:formula="of:=[.B618]/30" office:value-type="percentage" office:value="0.566666666666667" calcext:value-type="percentage">
            <text:p>56.7%</text:p>
          </table:table-cell>
          <table:table-cell table:formula="of:=1+(0.75-1)/(0.6-1)*([.C618]-1)" office:value-type="percentage" office:value="0.729166666666667" calcext:value-type="percentage">
            <text:p>72.9%</text:p>
          </table:table-cell>
          <table:table-cell table:formula="of:=IF([.D618]&gt;[.$G$7];[.$F$7];IF([.D618]&gt;[.$G$8];[.$F$8];IF([.D618]&gt;[.$G$9];[.$F$9];IF([.D618]&gt;[.$G$10];[.$F$10];IF([.D618]&gt;[.$G$11];[.$F$11];IF([.D618]&gt;[.$G$12];[.$F$12];IF([.D618]&gt;[.$G$13];[.$F$13];IF([.D618]&gt;[.$G$14];[.$F$14];IF([.D618]&gt;[.$G$15];[.$F$15];IF([.D618]&gt;[.$G$16];[.$F$16];IF([.D618]&gt;[.$G$17];[.$F$17];IF([.D618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ille3</text:p>
          </table:table-cell>
          <table:table-cell office:value-type="float" office:value="17" calcext:value-type="float">
            <text:p>17</text:p>
          </table:table-cell>
          <table:table-cell table:formula="of:=[.B619]/30" office:value-type="percentage" office:value="0.566666666666667" calcext:value-type="percentage">
            <text:p>56.7%</text:p>
          </table:table-cell>
          <table:table-cell table:formula="of:=1+(0.75-1)/(0.6-1)*([.C619]-1)" office:value-type="percentage" office:value="0.729166666666667" calcext:value-type="percentage">
            <text:p>72.9%</text:p>
          </table:table-cell>
          <table:table-cell table:formula="of:=IF([.D619]&gt;[.$G$7];[.$F$7];IF([.D619]&gt;[.$G$8];[.$F$8];IF([.D619]&gt;[.$G$9];[.$F$9];IF([.D619]&gt;[.$G$10];[.$F$10];IF([.D619]&gt;[.$G$11];[.$F$11];IF([.D619]&gt;[.$G$12];[.$F$12];IF([.D619]&gt;[.$G$13];[.$F$13];IF([.D619]&gt;[.$G$14];[.$F$14];IF([.D619]&gt;[.$G$15];[.$F$15];IF([.D619]&gt;[.$G$16];[.$F$16];IF([.D619]&gt;[.$G$17];[.$F$17];IF([.D619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bruck2</text:p>
          </table:table-cell>
          <table:table-cell office:value-type="float" office:value="17" calcext:value-type="float">
            <text:p>17</text:p>
          </table:table-cell>
          <table:table-cell table:formula="of:=[.B620]/30" office:value-type="percentage" office:value="0.566666666666667" calcext:value-type="percentage">
            <text:p>56.7%</text:p>
          </table:table-cell>
          <table:table-cell table:formula="of:=1+(0.75-1)/(0.6-1)*([.C620]-1)" office:value-type="percentage" office:value="0.729166666666667" calcext:value-type="percentage">
            <text:p>72.9%</text:p>
          </table:table-cell>
          <table:table-cell table:formula="of:=IF([.D620]&gt;[.$G$7];[.$F$7];IF([.D620]&gt;[.$G$8];[.$F$8];IF([.D620]&gt;[.$G$9];[.$F$9];IF([.D620]&gt;[.$G$10];[.$F$10];IF([.D620]&gt;[.$G$11];[.$F$11];IF([.D620]&gt;[.$G$12];[.$F$12];IF([.D620]&gt;[.$G$13];[.$F$13];IF([.D620]&gt;[.$G$14];[.$F$14];IF([.D620]&gt;[.$G$15];[.$F$15];IF([.D620]&gt;[.$G$16];[.$F$16];IF([.D620]&gt;[.$G$17];[.$F$17];IF([.D620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3</text:p>
          </table:table-cell>
          <table:table-cell office:value-type="float" office:value="17" calcext:value-type="float">
            <text:p>17</text:p>
          </table:table-cell>
          <table:table-cell table:formula="of:=[.B621]/30" office:value-type="percentage" office:value="0.566666666666667" calcext:value-type="percentage">
            <text:p>56.7%</text:p>
          </table:table-cell>
          <table:table-cell table:formula="of:=1+(0.75-1)/(0.6-1)*([.C621]-1)" office:value-type="percentage" office:value="0.729166666666667" calcext:value-type="percentage">
            <text:p>72.9%</text:p>
          </table:table-cell>
          <table:table-cell table:formula="of:=IF([.D621]&gt;[.$G$7];[.$F$7];IF([.D621]&gt;[.$G$8];[.$F$8];IF([.D621]&gt;[.$G$9];[.$F$9];IF([.D621]&gt;[.$G$10];[.$F$10];IF([.D621]&gt;[.$G$11];[.$F$11];IF([.D621]&gt;[.$G$12];[.$F$12];IF([.D621]&gt;[.$G$13];[.$F$13];IF([.D621]&gt;[.$G$14];[.$F$14];IF([.D621]&gt;[.$G$15];[.$F$15];IF([.D621]&gt;[.$G$16];[.$F$16];IF([.D621]&gt;[.$G$17];[.$F$17];IF([.D621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kim7</text:p>
          </table:table-cell>
          <table:table-cell office:value-type="float" office:value="17" calcext:value-type="float">
            <text:p>17</text:p>
          </table:table-cell>
          <table:table-cell table:formula="of:=[.B622]/30" office:value-type="percentage" office:value="0.566666666666667" calcext:value-type="percentage">
            <text:p>56.7%</text:p>
          </table:table-cell>
          <table:table-cell table:formula="of:=1+(0.75-1)/(0.6-1)*([.C622]-1)" office:value-type="percentage" office:value="0.729166666666667" calcext:value-type="percentage">
            <text:p>72.9%</text:p>
          </table:table-cell>
          <table:table-cell table:formula="of:=IF([.D622]&gt;[.$G$7];[.$F$7];IF([.D622]&gt;[.$G$8];[.$F$8];IF([.D622]&gt;[.$G$9];[.$F$9];IF([.D622]&gt;[.$G$10];[.$F$10];IF([.D622]&gt;[.$G$11];[.$F$11];IF([.D622]&gt;[.$G$12];[.$F$12];IF([.D622]&gt;[.$G$13];[.$F$13];IF([.D622]&gt;[.$G$14];[.$F$14];IF([.D622]&gt;[.$G$15];[.$F$15];IF([.D622]&gt;[.$G$16];[.$F$16];IF([.D622]&gt;[.$G$17];[.$F$17];IF([.D622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arrow2</text:p>
          </table:table-cell>
          <table:table-cell office:value-type="float" office:value="17" calcext:value-type="float">
            <text:p>17</text:p>
          </table:table-cell>
          <table:table-cell table:formula="of:=[.B623]/30" office:value-type="percentage" office:value="0.566666666666667" calcext:value-type="percentage">
            <text:p>56.7%</text:p>
          </table:table-cell>
          <table:table-cell table:formula="of:=1+(0.75-1)/(0.6-1)*([.C623]-1)" office:value-type="percentage" office:value="0.729166666666667" calcext:value-type="percentage">
            <text:p>72.9%</text:p>
          </table:table-cell>
          <table:table-cell table:formula="of:=IF([.D623]&gt;[.$G$7];[.$F$7];IF([.D623]&gt;[.$G$8];[.$F$8];IF([.D623]&gt;[.$G$9];[.$F$9];IF([.D623]&gt;[.$G$10];[.$F$10];IF([.D623]&gt;[.$G$11];[.$F$11];IF([.D623]&gt;[.$G$12];[.$F$12];IF([.D623]&gt;[.$G$13];[.$F$13];IF([.D623]&gt;[.$G$14];[.$F$14];IF([.D623]&gt;[.$G$15];[.$F$15];IF([.D623]&gt;[.$G$16];[.$F$16];IF([.D623]&gt;[.$G$17];[.$F$17];IF([.D623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urtis2</text:p>
          </table:table-cell>
          <table:table-cell office:value-type="float" office:value="17" calcext:value-type="float">
            <text:p>17</text:p>
          </table:table-cell>
          <table:table-cell table:formula="of:=[.B624]/30" office:value-type="percentage" office:value="0.566666666666667" calcext:value-type="percentage">
            <text:p>56.7%</text:p>
          </table:table-cell>
          <table:table-cell table:formula="of:=1+(0.75-1)/(0.6-1)*([.C624]-1)" office:value-type="percentage" office:value="0.729166666666667" calcext:value-type="percentage">
            <text:p>72.9%</text:p>
          </table:table-cell>
          <table:table-cell table:formula="of:=IF([.D624]&gt;[.$G$7];[.$F$7];IF([.D624]&gt;[.$G$8];[.$F$8];IF([.D624]&gt;[.$G$9];[.$F$9];IF([.D624]&gt;[.$G$10];[.$F$10];IF([.D624]&gt;[.$G$11];[.$F$11];IF([.D624]&gt;[.$G$12];[.$F$12];IF([.D624]&gt;[.$G$13];[.$F$13];IF([.D624]&gt;[.$G$14];[.$F$14];IF([.D624]&gt;[.$G$15];[.$F$15];IF([.D624]&gt;[.$G$16];[.$F$16];IF([.D624]&gt;[.$G$17];[.$F$17];IF([.D624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ohm2</text:p>
          </table:table-cell>
          <table:table-cell office:value-type="float" office:value="16" calcext:value-type="float">
            <text:p>16</text:p>
          </table:table-cell>
          <table:table-cell table:formula="of:=[.B625]/30" office:value-type="percentage" office:value="0.533333333333333" calcext:value-type="percentage">
            <text:p>53.3%</text:p>
          </table:table-cell>
          <table:table-cell table:formula="of:=1+(0.75-1)/(0.6-1)*([.C625]-1)" office:value-type="percentage" office:value="0.708333333333333" calcext:value-type="percentage">
            <text:p>70.8%</text:p>
          </table:table-cell>
          <table:table-cell table:formula="of:=IF([.D625]&gt;[.$G$7];[.$F$7];IF([.D625]&gt;[.$G$8];[.$F$8];IF([.D625]&gt;[.$G$9];[.$F$9];IF([.D625]&gt;[.$G$10];[.$F$10];IF([.D625]&gt;[.$G$11];[.$F$11];IF([.D625]&gt;[.$G$12];[.$F$12];IF([.D625]&gt;[.$G$13];[.$F$13];IF([.D625]&gt;[.$G$14];[.$F$14];IF([.D625]&gt;[.$G$15];[.$F$15];IF([.D625]&gt;[.$G$16];[.$F$16];IF([.D625]&gt;[.$G$17];[.$F$17];IF([.D625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yan2</text:p>
          </table:table-cell>
          <table:table-cell office:value-type="float" office:value="16" calcext:value-type="float">
            <text:p>16</text:p>
          </table:table-cell>
          <table:table-cell table:formula="of:=[.B626]/30" office:value-type="percentage" office:value="0.533333333333333" calcext:value-type="percentage">
            <text:p>53.3%</text:p>
          </table:table-cell>
          <table:table-cell table:formula="of:=1+(0.75-1)/(0.6-1)*([.C626]-1)" office:value-type="percentage" office:value="0.708333333333333" calcext:value-type="percentage">
            <text:p>70.8%</text:p>
          </table:table-cell>
          <table:table-cell table:formula="of:=IF([.D626]&gt;[.$G$7];[.$F$7];IF([.D626]&gt;[.$G$8];[.$F$8];IF([.D626]&gt;[.$G$9];[.$F$9];IF([.D626]&gt;[.$G$10];[.$F$10];IF([.D626]&gt;[.$G$11];[.$F$11];IF([.D626]&gt;[.$G$12];[.$F$12];IF([.D626]&gt;[.$G$13];[.$F$13];IF([.D626]&gt;[.$G$14];[.$F$14];IF([.D626]&gt;[.$G$15];[.$F$15];IF([.D626]&gt;[.$G$16];[.$F$16];IF([.D626]&gt;[.$G$17];[.$F$17];IF([.D626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jes3</text:p>
          </table:table-cell>
          <table:table-cell office:value-type="float" office:value="16" calcext:value-type="float">
            <text:p>16</text:p>
          </table:table-cell>
          <table:table-cell table:formula="of:=[.B627]/30" office:value-type="percentage" office:value="0.533333333333333" calcext:value-type="percentage">
            <text:p>53.3%</text:p>
          </table:table-cell>
          <table:table-cell table:formula="of:=1+(0.75-1)/(0.6-1)*([.C627]-1)" office:value-type="percentage" office:value="0.708333333333333" calcext:value-type="percentage">
            <text:p>70.8%</text:p>
          </table:table-cell>
          <table:table-cell table:formula="of:=IF([.D627]&gt;[.$G$7];[.$F$7];IF([.D627]&gt;[.$G$8];[.$F$8];IF([.D627]&gt;[.$G$9];[.$F$9];IF([.D627]&gt;[.$G$10];[.$F$10];IF([.D627]&gt;[.$G$11];[.$F$11];IF([.D627]&gt;[.$G$12];[.$F$12];IF([.D627]&gt;[.$G$13];[.$F$13];IF([.D627]&gt;[.$G$14];[.$F$14];IF([.D627]&gt;[.$G$15];[.$F$15];IF([.D627]&gt;[.$G$16];[.$F$16];IF([.D627]&gt;[.$G$17];[.$F$17];IF([.D627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kliwa2</text:p>
          </table:table-cell>
          <table:table-cell office:value-type="float" office:value="16" calcext:value-type="float">
            <text:p>16</text:p>
          </table:table-cell>
          <table:table-cell table:formula="of:=[.B628]/30" office:value-type="percentage" office:value="0.533333333333333" calcext:value-type="percentage">
            <text:p>53.3%</text:p>
          </table:table-cell>
          <table:table-cell table:formula="of:=1+(0.75-1)/(0.6-1)*([.C628]-1)" office:value-type="percentage" office:value="0.708333333333333" calcext:value-type="percentage">
            <text:p>70.8%</text:p>
          </table:table-cell>
          <table:table-cell table:formula="of:=IF([.D628]&gt;[.$G$7];[.$F$7];IF([.D628]&gt;[.$G$8];[.$F$8];IF([.D628]&gt;[.$G$9];[.$F$9];IF([.D628]&gt;[.$G$10];[.$F$10];IF([.D628]&gt;[.$G$11];[.$F$11];IF([.D628]&gt;[.$G$12];[.$F$12];IF([.D628]&gt;[.$G$13];[.$F$13];IF([.D628]&gt;[.$G$14];[.$F$14];IF([.D628]&gt;[.$G$15];[.$F$15];IF([.D628]&gt;[.$G$16];[.$F$16];IF([.D628]&gt;[.$G$17];[.$F$17];IF([.D628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chung2</text:p>
          </table:table-cell>
          <table:table-cell office:value-type="float" office:value="16" calcext:value-type="float">
            <text:p>16</text:p>
          </table:table-cell>
          <table:table-cell table:formula="of:=[.B629]/30" office:value-type="percentage" office:value="0.533333333333333" calcext:value-type="percentage">
            <text:p>53.3%</text:p>
          </table:table-cell>
          <table:table-cell table:formula="of:=1+(0.75-1)/(0.6-1)*([.C629]-1)" office:value-type="percentage" office:value="0.708333333333333" calcext:value-type="percentage">
            <text:p>70.8%</text:p>
          </table:table-cell>
          <table:table-cell table:formula="of:=IF([.D629]&gt;[.$G$7];[.$F$7];IF([.D629]&gt;[.$G$8];[.$F$8];IF([.D629]&gt;[.$G$9];[.$F$9];IF([.D629]&gt;[.$G$10];[.$F$10];IF([.D629]&gt;[.$G$11];[.$F$11];IF([.D629]&gt;[.$G$12];[.$F$12];IF([.D629]&gt;[.$G$13];[.$F$13];IF([.D629]&gt;[.$G$14];[.$F$14];IF([.D629]&gt;[.$G$15];[.$F$15];IF([.D629]&gt;[.$G$16];[.$F$16];IF([.D629]&gt;[.$G$17];[.$F$17];IF([.D629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w4</text:p>
          </table:table-cell>
          <table:table-cell office:value-type="float" office:value="16" calcext:value-type="float">
            <text:p>16</text:p>
          </table:table-cell>
          <table:table-cell table:formula="of:=[.B630]/30" office:value-type="percentage" office:value="0.533333333333333" calcext:value-type="percentage">
            <text:p>53.3%</text:p>
          </table:table-cell>
          <table:table-cell table:formula="of:=1+(0.75-1)/(0.6-1)*([.C630]-1)" office:value-type="percentage" office:value="0.708333333333333" calcext:value-type="percentage">
            <text:p>70.8%</text:p>
          </table:table-cell>
          <table:table-cell table:formula="of:=IF([.D630]&gt;[.$G$7];[.$F$7];IF([.D630]&gt;[.$G$8];[.$F$8];IF([.D630]&gt;[.$G$9];[.$F$9];IF([.D630]&gt;[.$G$10];[.$F$10];IF([.D630]&gt;[.$G$11];[.$F$11];IF([.D630]&gt;[.$G$12];[.$F$12];IF([.D630]&gt;[.$G$13];[.$F$13];IF([.D630]&gt;[.$G$14];[.$F$14];IF([.D630]&gt;[.$G$15];[.$F$15];IF([.D630]&gt;[.$G$16];[.$F$16];IF([.D630]&gt;[.$G$17];[.$F$17];IF([.D630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ehoc2</text:p>
          </table:table-cell>
          <table:table-cell office:value-type="float" office:value="16" calcext:value-type="float">
            <text:p>16</text:p>
          </table:table-cell>
          <table:table-cell table:formula="of:=[.B631]/30" office:value-type="percentage" office:value="0.533333333333333" calcext:value-type="percentage">
            <text:p>53.3%</text:p>
          </table:table-cell>
          <table:table-cell table:formula="of:=1+(0.75-1)/(0.6-1)*([.C631]-1)" office:value-type="percentage" office:value="0.708333333333333" calcext:value-type="percentage">
            <text:p>70.8%</text:p>
          </table:table-cell>
          <table:table-cell table:formula="of:=IF([.D631]&gt;[.$G$7];[.$F$7];IF([.D631]&gt;[.$G$8];[.$F$8];IF([.D631]&gt;[.$G$9];[.$F$9];IF([.D631]&gt;[.$G$10];[.$F$10];IF([.D631]&gt;[.$G$11];[.$F$11];IF([.D631]&gt;[.$G$12];[.$F$12];IF([.D631]&gt;[.$G$13];[.$F$13];IF([.D631]&gt;[.$G$14];[.$F$14];IF([.D631]&gt;[.$G$15];[.$F$15];IF([.D631]&gt;[.$G$16];[.$F$16];IF([.D631]&gt;[.$G$17];[.$F$17];IF([.D631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mende5</text:p>
          </table:table-cell>
          <table:table-cell office:value-type="float" office:value="16" calcext:value-type="float">
            <text:p>16</text:p>
          </table:table-cell>
          <table:table-cell table:formula="of:=[.B632]/30" office:value-type="percentage" office:value="0.533333333333333" calcext:value-type="percentage">
            <text:p>53.3%</text:p>
          </table:table-cell>
          <table:table-cell table:formula="of:=1+(0.75-1)/(0.6-1)*([.C632]-1)" office:value-type="percentage" office:value="0.708333333333333" calcext:value-type="percentage">
            <text:p>70.8%</text:p>
          </table:table-cell>
          <table:table-cell table:formula="of:=IF([.D632]&gt;[.$G$7];[.$F$7];IF([.D632]&gt;[.$G$8];[.$F$8];IF([.D632]&gt;[.$G$9];[.$F$9];IF([.D632]&gt;[.$G$10];[.$F$10];IF([.D632]&gt;[.$G$11];[.$F$11];IF([.D632]&gt;[.$G$12];[.$F$12];IF([.D632]&gt;[.$G$13];[.$F$13];IF([.D632]&gt;[.$G$14];[.$F$14];IF([.D632]&gt;[.$G$15];[.$F$15];IF([.D632]&gt;[.$G$16];[.$F$16];IF([.D632]&gt;[.$G$17];[.$F$17];IF([.D632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w2</text:p>
          </table:table-cell>
          <table:table-cell office:value-type="float" office:value="16" calcext:value-type="float">
            <text:p>16</text:p>
          </table:table-cell>
          <table:table-cell table:formula="of:=[.B633]/30" office:value-type="percentage" office:value="0.533333333333333" calcext:value-type="percentage">
            <text:p>53.3%</text:p>
          </table:table-cell>
          <table:table-cell table:formula="of:=1+(0.75-1)/(0.6-1)*([.C633]-1)" office:value-type="percentage" office:value="0.708333333333333" calcext:value-type="percentage">
            <text:p>70.8%</text:p>
          </table:table-cell>
          <table:table-cell table:formula="of:=IF([.D633]&gt;[.$G$7];[.$F$7];IF([.D633]&gt;[.$G$8];[.$F$8];IF([.D633]&gt;[.$G$9];[.$F$9];IF([.D633]&gt;[.$G$10];[.$F$10];IF([.D633]&gt;[.$G$11];[.$F$11];IF([.D633]&gt;[.$G$12];[.$F$12];IF([.D633]&gt;[.$G$13];[.$F$13];IF([.D633]&gt;[.$G$14];[.$F$14];IF([.D633]&gt;[.$G$15];[.$F$15];IF([.D633]&gt;[.$G$16];[.$F$16];IF([.D633]&gt;[.$G$17];[.$F$17];IF([.D633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k7</text:p>
          </table:table-cell>
          <table:table-cell office:value-type="float" office:value="16" calcext:value-type="float">
            <text:p>16</text:p>
          </table:table-cell>
          <table:table-cell table:formula="of:=[.B634]/30" office:value-type="percentage" office:value="0.533333333333333" calcext:value-type="percentage">
            <text:p>53.3%</text:p>
          </table:table-cell>
          <table:table-cell table:formula="of:=1+(0.75-1)/(0.6-1)*([.C634]-1)" office:value-type="percentage" office:value="0.708333333333333" calcext:value-type="percentage">
            <text:p>70.8%</text:p>
          </table:table-cell>
          <table:table-cell table:formula="of:=IF([.D634]&gt;[.$G$7];[.$F$7];IF([.D634]&gt;[.$G$8];[.$F$8];IF([.D634]&gt;[.$G$9];[.$F$9];IF([.D634]&gt;[.$G$10];[.$F$10];IF([.D634]&gt;[.$G$11];[.$F$11];IF([.D634]&gt;[.$G$12];[.$F$12];IF([.D634]&gt;[.$G$13];[.$F$13];IF([.D634]&gt;[.$G$14];[.$F$14];IF([.D634]&gt;[.$G$15];[.$F$15];IF([.D634]&gt;[.$G$16];[.$F$16];IF([.D634]&gt;[.$G$17];[.$F$17];IF([.D634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erna38</text:p>
          </table:table-cell>
          <table:table-cell office:value-type="float" office:value="16" calcext:value-type="float">
            <text:p>16</text:p>
          </table:table-cell>
          <table:table-cell table:formula="of:=[.B635]/30" office:value-type="percentage" office:value="0.533333333333333" calcext:value-type="percentage">
            <text:p>53.3%</text:p>
          </table:table-cell>
          <table:table-cell table:formula="of:=1+(0.75-1)/(0.6-1)*([.C635]-1)" office:value-type="percentage" office:value="0.708333333333333" calcext:value-type="percentage">
            <text:p>70.8%</text:p>
          </table:table-cell>
          <table:table-cell table:formula="of:=IF([.D635]&gt;[.$G$7];[.$F$7];IF([.D635]&gt;[.$G$8];[.$F$8];IF([.D635]&gt;[.$G$9];[.$F$9];IF([.D635]&gt;[.$G$10];[.$F$10];IF([.D635]&gt;[.$G$11];[.$F$11];IF([.D635]&gt;[.$G$12];[.$F$12];IF([.D635]&gt;[.$G$13];[.$F$13];IF([.D635]&gt;[.$G$14];[.$F$14];IF([.D635]&gt;[.$G$15];[.$F$15];IF([.D635]&gt;[.$G$16];[.$F$16];IF([.D635]&gt;[.$G$17];[.$F$17];IF([.D635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m4</text:p>
          </table:table-cell>
          <table:table-cell office:value-type="float" office:value="16" calcext:value-type="float">
            <text:p>16</text:p>
          </table:table-cell>
          <table:table-cell table:formula="of:=[.B636]/30" office:value-type="percentage" office:value="0.533333333333333" calcext:value-type="percentage">
            <text:p>53.3%</text:p>
          </table:table-cell>
          <table:table-cell table:formula="of:=1+(0.75-1)/(0.6-1)*([.C636]-1)" office:value-type="percentage" office:value="0.708333333333333" calcext:value-type="percentage">
            <text:p>70.8%</text:p>
          </table:table-cell>
          <table:table-cell table:formula="of:=IF([.D636]&gt;[.$G$7];[.$F$7];IF([.D636]&gt;[.$G$8];[.$F$8];IF([.D636]&gt;[.$G$9];[.$F$9];IF([.D636]&gt;[.$G$10];[.$F$10];IF([.D636]&gt;[.$G$11];[.$F$11];IF([.D636]&gt;[.$G$12];[.$F$12];IF([.D636]&gt;[.$G$13];[.$F$13];IF([.D636]&gt;[.$G$14];[.$F$14];IF([.D636]&gt;[.$G$15];[.$F$15];IF([.D636]&gt;[.$G$16];[.$F$16];IF([.D636]&gt;[.$G$17];[.$F$17];IF([.D636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hp2</text:p>
          </table:table-cell>
          <table:table-cell office:value-type="float" office:value="16" calcext:value-type="float">
            <text:p>16</text:p>
          </table:table-cell>
          <table:table-cell table:formula="of:=[.B637]/30" office:value-type="percentage" office:value="0.533333333333333" calcext:value-type="percentage">
            <text:p>53.3%</text:p>
          </table:table-cell>
          <table:table-cell table:formula="of:=1+(0.75-1)/(0.6-1)*([.C637]-1)" office:value-type="percentage" office:value="0.708333333333333" calcext:value-type="percentage">
            <text:p>70.8%</text:p>
          </table:table-cell>
          <table:table-cell table:formula="of:=IF([.D637]&gt;[.$G$7];[.$F$7];IF([.D637]&gt;[.$G$8];[.$F$8];IF([.D637]&gt;[.$G$9];[.$F$9];IF([.D637]&gt;[.$G$10];[.$F$10];IF([.D637]&gt;[.$G$11];[.$F$11];IF([.D637]&gt;[.$G$12];[.$F$12];IF([.D637]&gt;[.$G$13];[.$F$13];IF([.D637]&gt;[.$G$14];[.$F$14];IF([.D637]&gt;[.$G$15];[.$F$15];IF([.D637]&gt;[.$G$16];[.$F$16];IF([.D637]&gt;[.$G$17];[.$F$17];IF([.D637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hang16</text:p>
          </table:table-cell>
          <table:table-cell office:value-type="float" office:value="16" calcext:value-type="float">
            <text:p>16</text:p>
          </table:table-cell>
          <table:table-cell table:formula="of:=[.B638]/30" office:value-type="percentage" office:value="0.533333333333333" calcext:value-type="percentage">
            <text:p>53.3%</text:p>
          </table:table-cell>
          <table:table-cell table:formula="of:=1+(0.75-1)/(0.6-1)*([.C638]-1)" office:value-type="percentage" office:value="0.708333333333333" calcext:value-type="percentage">
            <text:p>70.8%</text:p>
          </table:table-cell>
          <table:table-cell table:formula="of:=IF([.D638]&gt;[.$G$7];[.$F$7];IF([.D638]&gt;[.$G$8];[.$F$8];IF([.D638]&gt;[.$G$9];[.$F$9];IF([.D638]&gt;[.$G$10];[.$F$10];IF([.D638]&gt;[.$G$11];[.$F$11];IF([.D638]&gt;[.$G$12];[.$F$12];IF([.D638]&gt;[.$G$13];[.$F$13];IF([.D638]&gt;[.$G$14];[.$F$14];IF([.D638]&gt;[.$G$15];[.$F$15];IF([.D638]&gt;[.$G$16];[.$F$16];IF([.D638]&gt;[.$G$17];[.$F$17];IF([.D638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g2</text:p>
          </table:table-cell>
          <table:table-cell office:value-type="float" office:value="16" calcext:value-type="float">
            <text:p>16</text:p>
          </table:table-cell>
          <table:table-cell table:formula="of:=[.B639]/30" office:value-type="percentage" office:value="0.533333333333333" calcext:value-type="percentage">
            <text:p>53.3%</text:p>
          </table:table-cell>
          <table:table-cell table:formula="of:=1+(0.75-1)/(0.6-1)*([.C639]-1)" office:value-type="percentage" office:value="0.708333333333333" calcext:value-type="percentage">
            <text:p>70.8%</text:p>
          </table:table-cell>
          <table:table-cell table:formula="of:=IF([.D639]&gt;[.$G$7];[.$F$7];IF([.D639]&gt;[.$G$8];[.$F$8];IF([.D639]&gt;[.$G$9];[.$F$9];IF([.D639]&gt;[.$G$10];[.$F$10];IF([.D639]&gt;[.$G$11];[.$F$11];IF([.D639]&gt;[.$G$12];[.$F$12];IF([.D639]&gt;[.$G$13];[.$F$13];IF([.D639]&gt;[.$G$14];[.$F$14];IF([.D639]&gt;[.$G$15];[.$F$15];IF([.D639]&gt;[.$G$16];[.$F$16];IF([.D639]&gt;[.$G$17];[.$F$17];IF([.D639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kman2</text:p>
          </table:table-cell>
          <table:table-cell office:value-type="float" office:value="16" calcext:value-type="float">
            <text:p>16</text:p>
          </table:table-cell>
          <table:table-cell table:formula="of:=[.B640]/30" office:value-type="percentage" office:value="0.533333333333333" calcext:value-type="percentage">
            <text:p>53.3%</text:p>
          </table:table-cell>
          <table:table-cell table:formula="of:=1+(0.75-1)/(0.6-1)*([.C640]-1)" office:value-type="percentage" office:value="0.708333333333333" calcext:value-type="percentage">
            <text:p>70.8%</text:p>
          </table:table-cell>
          <table:table-cell table:formula="of:=IF([.D640]&gt;[.$G$7];[.$F$7];IF([.D640]&gt;[.$G$8];[.$F$8];IF([.D640]&gt;[.$G$9];[.$F$9];IF([.D640]&gt;[.$G$10];[.$F$10];IF([.D640]&gt;[.$G$11];[.$F$11];IF([.D640]&gt;[.$G$12];[.$F$12];IF([.D640]&gt;[.$G$13];[.$F$13];IF([.D640]&gt;[.$G$14];[.$F$14];IF([.D640]&gt;[.$G$15];[.$F$15];IF([.D640]&gt;[.$G$16];[.$F$16];IF([.D640]&gt;[.$G$17];[.$F$17];IF([.D640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tran2</text:p>
          </table:table-cell>
          <table:table-cell office:value-type="float" office:value="16" calcext:value-type="float">
            <text:p>16</text:p>
          </table:table-cell>
          <table:table-cell table:formula="of:=[.B641]/30" office:value-type="percentage" office:value="0.533333333333333" calcext:value-type="percentage">
            <text:p>53.3%</text:p>
          </table:table-cell>
          <table:table-cell table:formula="of:=1+(0.75-1)/(0.6-1)*([.C641]-1)" office:value-type="percentage" office:value="0.708333333333333" calcext:value-type="percentage">
            <text:p>70.8%</text:p>
          </table:table-cell>
          <table:table-cell table:formula="of:=IF([.D641]&gt;[.$G$7];[.$F$7];IF([.D641]&gt;[.$G$8];[.$F$8];IF([.D641]&gt;[.$G$9];[.$F$9];IF([.D641]&gt;[.$G$10];[.$F$10];IF([.D641]&gt;[.$G$11];[.$F$11];IF([.D641]&gt;[.$G$12];[.$F$12];IF([.D641]&gt;[.$G$13];[.$F$13];IF([.D641]&gt;[.$G$14];[.$F$14];IF([.D641]&gt;[.$G$15];[.$F$15];IF([.D641]&gt;[.$G$16];[.$F$16];IF([.D641]&gt;[.$G$17];[.$F$17];IF([.D641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uppes2</text:p>
          </table:table-cell>
          <table:table-cell office:value-type="float" office:value="16" calcext:value-type="float">
            <text:p>16</text:p>
          </table:table-cell>
          <table:table-cell table:formula="of:=[.B642]/30" office:value-type="percentage" office:value="0.533333333333333" calcext:value-type="percentage">
            <text:p>53.3%</text:p>
          </table:table-cell>
          <table:table-cell table:formula="of:=1+(0.75-1)/(0.6-1)*([.C642]-1)" office:value-type="percentage" office:value="0.708333333333333" calcext:value-type="percentage">
            <text:p>70.8%</text:p>
          </table:table-cell>
          <table:table-cell table:formula="of:=IF([.D642]&gt;[.$G$7];[.$F$7];IF([.D642]&gt;[.$G$8];[.$F$8];IF([.D642]&gt;[.$G$9];[.$F$9];IF([.D642]&gt;[.$G$10];[.$F$10];IF([.D642]&gt;[.$G$11];[.$F$11];IF([.D642]&gt;[.$G$12];[.$F$12];IF([.D642]&gt;[.$G$13];[.$F$13];IF([.D642]&gt;[.$G$14];[.$F$14];IF([.D642]&gt;[.$G$15];[.$F$15];IF([.D642]&gt;[.$G$16];[.$F$16];IF([.D642]&gt;[.$G$17];[.$F$17];IF([.D642]&gt;[.$G$18];[.$F$18];[.$F$19]))))))))))))" office:value-type="string" office:string-value="C-" calcext:value-type="string">
            <text:p>C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eal3</text:p>
          </table:table-cell>
          <table:table-cell office:value-type="float" office:value="15" calcext:value-type="float">
            <text:p>15</text:p>
          </table:table-cell>
          <table:table-cell table:formula="of:=[.B643]/30" office:value-type="percentage" office:value="0.5" calcext:value-type="percentage">
            <text:p>50.0%</text:p>
          </table:table-cell>
          <table:table-cell table:formula="of:=1+(0.75-1)/(0.6-1)*([.C643]-1)" office:value-type="percentage" office:value="0.6875" calcext:value-type="percentage">
            <text:p>68.8%</text:p>
          </table:table-cell>
          <table:table-cell table:formula="of:=IF([.D643]&gt;[.$G$7];[.$F$7];IF([.D643]&gt;[.$G$8];[.$F$8];IF([.D643]&gt;[.$G$9];[.$F$9];IF([.D643]&gt;[.$G$10];[.$F$10];IF([.D643]&gt;[.$G$11];[.$F$11];IF([.D643]&gt;[.$G$12];[.$F$12];IF([.D643]&gt;[.$G$13];[.$F$13];IF([.D643]&gt;[.$G$14];[.$F$14];IF([.D643]&gt;[.$G$15];[.$F$15];IF([.D643]&gt;[.$G$16];[.$F$16];IF([.D643]&gt;[.$G$17];[.$F$17];IF([.D643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zica2</text:p>
          </table:table-cell>
          <table:table-cell office:value-type="float" office:value="15" calcext:value-type="float">
            <text:p>15</text:p>
          </table:table-cell>
          <table:table-cell table:formula="of:=[.B644]/30" office:value-type="percentage" office:value="0.5" calcext:value-type="percentage">
            <text:p>50.0%</text:p>
          </table:table-cell>
          <table:table-cell table:formula="of:=1+(0.75-1)/(0.6-1)*([.C644]-1)" office:value-type="percentage" office:value="0.6875" calcext:value-type="percentage">
            <text:p>68.8%</text:p>
          </table:table-cell>
          <table:table-cell table:formula="of:=IF([.D644]&gt;[.$G$7];[.$F$7];IF([.D644]&gt;[.$G$8];[.$F$8];IF([.D644]&gt;[.$G$9];[.$F$9];IF([.D644]&gt;[.$G$10];[.$F$10];IF([.D644]&gt;[.$G$11];[.$F$11];IF([.D644]&gt;[.$G$12];[.$F$12];IF([.D644]&gt;[.$G$13];[.$F$13];IF([.D644]&gt;[.$G$14];[.$F$14];IF([.D644]&gt;[.$G$15];[.$F$15];IF([.D644]&gt;[.$G$16];[.$F$16];IF([.D644]&gt;[.$G$17];[.$F$17];IF([.D644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delr2</text:p>
          </table:table-cell>
          <table:table-cell office:value-type="float" office:value="15" calcext:value-type="float">
            <text:p>15</text:p>
          </table:table-cell>
          <table:table-cell table:formula="of:=[.B645]/30" office:value-type="percentage" office:value="0.5" calcext:value-type="percentage">
            <text:p>50.0%</text:p>
          </table:table-cell>
          <table:table-cell table:formula="of:=1+(0.75-1)/(0.6-1)*([.C645]-1)" office:value-type="percentage" office:value="0.6875" calcext:value-type="percentage">
            <text:p>68.8%</text:p>
          </table:table-cell>
          <table:table-cell table:formula="of:=IF([.D645]&gt;[.$G$7];[.$F$7];IF([.D645]&gt;[.$G$8];[.$F$8];IF([.D645]&gt;[.$G$9];[.$F$9];IF([.D645]&gt;[.$G$10];[.$F$10];IF([.D645]&gt;[.$G$11];[.$F$11];IF([.D645]&gt;[.$G$12];[.$F$12];IF([.D645]&gt;[.$G$13];[.$F$13];IF([.D645]&gt;[.$G$14];[.$F$14];IF([.D645]&gt;[.$G$15];[.$F$15];IF([.D645]&gt;[.$G$16];[.$F$16];IF([.D645]&gt;[.$G$17];[.$F$17];IF([.D645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tr2</text:p>
          </table:table-cell>
          <table:table-cell office:value-type="float" office:value="15" calcext:value-type="float">
            <text:p>15</text:p>
          </table:table-cell>
          <table:table-cell table:formula="of:=[.B646]/30" office:value-type="percentage" office:value="0.5" calcext:value-type="percentage">
            <text:p>50.0%</text:p>
          </table:table-cell>
          <table:table-cell table:formula="of:=1+(0.75-1)/(0.6-1)*([.C646]-1)" office:value-type="percentage" office:value="0.6875" calcext:value-type="percentage">
            <text:p>68.8%</text:p>
          </table:table-cell>
          <table:table-cell table:formula="of:=IF([.D646]&gt;[.$G$7];[.$F$7];IF([.D646]&gt;[.$G$8];[.$F$8];IF([.D646]&gt;[.$G$9];[.$F$9];IF([.D646]&gt;[.$G$10];[.$F$10];IF([.D646]&gt;[.$G$11];[.$F$11];IF([.D646]&gt;[.$G$12];[.$F$12];IF([.D646]&gt;[.$G$13];[.$F$13];IF([.D646]&gt;[.$G$14];[.$F$14];IF([.D646]&gt;[.$G$15];[.$F$15];IF([.D646]&gt;[.$G$16];[.$F$16];IF([.D646]&gt;[.$G$17];[.$F$17];IF([.D646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igue28</text:p>
          </table:table-cell>
          <table:table-cell office:value-type="float" office:value="15" calcext:value-type="float">
            <text:p>15</text:p>
          </table:table-cell>
          <table:table-cell table:formula="of:=[.B647]/30" office:value-type="percentage" office:value="0.5" calcext:value-type="percentage">
            <text:p>50.0%</text:p>
          </table:table-cell>
          <table:table-cell table:formula="of:=1+(0.75-1)/(0.6-1)*([.C647]-1)" office:value-type="percentage" office:value="0.6875" calcext:value-type="percentage">
            <text:p>68.8%</text:p>
          </table:table-cell>
          <table:table-cell table:formula="of:=IF([.D647]&gt;[.$G$7];[.$F$7];IF([.D647]&gt;[.$G$8];[.$F$8];IF([.D647]&gt;[.$G$9];[.$F$9];IF([.D647]&gt;[.$G$10];[.$F$10];IF([.D647]&gt;[.$G$11];[.$F$11];IF([.D647]&gt;[.$G$12];[.$F$12];IF([.D647]&gt;[.$G$13];[.$F$13];IF([.D647]&gt;[.$G$14];[.$F$14];IF([.D647]&gt;[.$G$15];[.$F$15];IF([.D647]&gt;[.$G$16];[.$F$16];IF([.D647]&gt;[.$G$17];[.$F$17];IF([.D647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oore42</text:p>
          </table:table-cell>
          <table:table-cell office:value-type="float" office:value="15" calcext:value-type="float">
            <text:p>15</text:p>
          </table:table-cell>
          <table:table-cell table:formula="of:=[.B648]/30" office:value-type="percentage" office:value="0.5" calcext:value-type="percentage">
            <text:p>50.0%</text:p>
          </table:table-cell>
          <table:table-cell table:formula="of:=1+(0.75-1)/(0.6-1)*([.C648]-1)" office:value-type="percentage" office:value="0.6875" calcext:value-type="percentage">
            <text:p>68.8%</text:p>
          </table:table-cell>
          <table:table-cell table:formula="of:=IF([.D648]&gt;[.$G$7];[.$F$7];IF([.D648]&gt;[.$G$8];[.$F$8];IF([.D648]&gt;[.$G$9];[.$F$9];IF([.D648]&gt;[.$G$10];[.$F$10];IF([.D648]&gt;[.$G$11];[.$F$11];IF([.D648]&gt;[.$G$12];[.$F$12];IF([.D648]&gt;[.$G$13];[.$F$13];IF([.D648]&gt;[.$G$14];[.$F$14];IF([.D648]&gt;[.$G$15];[.$F$15];IF([.D648]&gt;[.$G$16];[.$F$16];IF([.D648]&gt;[.$G$17];[.$F$17];IF([.D648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fu2</text:p>
          </table:table-cell>
          <table:table-cell office:value-type="float" office:value="15" calcext:value-type="float">
            <text:p>15</text:p>
          </table:table-cell>
          <table:table-cell table:formula="of:=[.B649]/30" office:value-type="percentage" office:value="0.5" calcext:value-type="percentage">
            <text:p>50.0%</text:p>
          </table:table-cell>
          <table:table-cell table:formula="of:=1+(0.75-1)/(0.6-1)*([.C649]-1)" office:value-type="percentage" office:value="0.6875" calcext:value-type="percentage">
            <text:p>68.8%</text:p>
          </table:table-cell>
          <table:table-cell table:formula="of:=IF([.D649]&gt;[.$G$7];[.$F$7];IF([.D649]&gt;[.$G$8];[.$F$8];IF([.D649]&gt;[.$G$9];[.$F$9];IF([.D649]&gt;[.$G$10];[.$F$10];IF([.D649]&gt;[.$G$11];[.$F$11];IF([.D649]&gt;[.$G$12];[.$F$12];IF([.D649]&gt;[.$G$13];[.$F$13];IF([.D649]&gt;[.$G$14];[.$F$14];IF([.D649]&gt;[.$G$15];[.$F$15];IF([.D649]&gt;[.$G$16];[.$F$16];IF([.D649]&gt;[.$G$17];[.$F$17];IF([.D649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thorp2</text:p>
          </table:table-cell>
          <table:table-cell office:value-type="float" office:value="15" calcext:value-type="float">
            <text:p>15</text:p>
          </table:table-cell>
          <table:table-cell table:formula="of:=[.B650]/30" office:value-type="percentage" office:value="0.5" calcext:value-type="percentage">
            <text:p>50.0%</text:p>
          </table:table-cell>
          <table:table-cell table:formula="of:=1+(0.75-1)/(0.6-1)*([.C650]-1)" office:value-type="percentage" office:value="0.6875" calcext:value-type="percentage">
            <text:p>68.8%</text:p>
          </table:table-cell>
          <table:table-cell table:formula="of:=IF([.D650]&gt;[.$G$7];[.$F$7];IF([.D650]&gt;[.$G$8];[.$F$8];IF([.D650]&gt;[.$G$9];[.$F$9];IF([.D650]&gt;[.$G$10];[.$F$10];IF([.D650]&gt;[.$G$11];[.$F$11];IF([.D650]&gt;[.$G$12];[.$F$12];IF([.D650]&gt;[.$G$13];[.$F$13];IF([.D650]&gt;[.$G$14];[.$F$14];IF([.D650]&gt;[.$G$15];[.$F$15];IF([.D650]&gt;[.$G$16];[.$F$16];IF([.D650]&gt;[.$G$17];[.$F$17];IF([.D650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ting2</text:p>
          </table:table-cell>
          <table:table-cell office:value-type="float" office:value="15" calcext:value-type="float">
            <text:p>15</text:p>
          </table:table-cell>
          <table:table-cell table:formula="of:=[.B651]/30" office:value-type="percentage" office:value="0.5" calcext:value-type="percentage">
            <text:p>50.0%</text:p>
          </table:table-cell>
          <table:table-cell table:formula="of:=1+(0.75-1)/(0.6-1)*([.C651]-1)" office:value-type="percentage" office:value="0.6875" calcext:value-type="percentage">
            <text:p>68.8%</text:p>
          </table:table-cell>
          <table:table-cell table:formula="of:=IF([.D651]&gt;[.$G$7];[.$F$7];IF([.D651]&gt;[.$G$8];[.$F$8];IF([.D651]&gt;[.$G$9];[.$F$9];IF([.D651]&gt;[.$G$10];[.$F$10];IF([.D651]&gt;[.$G$11];[.$F$11];IF([.D651]&gt;[.$G$12];[.$F$12];IF([.D651]&gt;[.$G$13];[.$F$13];IF([.D651]&gt;[.$G$14];[.$F$14];IF([.D651]&gt;[.$G$15];[.$F$15];IF([.D651]&gt;[.$G$16];[.$F$16];IF([.D651]&gt;[.$G$17];[.$F$17];IF([.D651]&gt;[.$G$18];[.$F$18];[.$F$19]))))))))))))" office:value-type="string" office:string-value="D+" calcext:value-type="string">
            <text:p>D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lcay2</text:p>
          </table:table-cell>
          <table:table-cell office:value-type="float" office:value="14" calcext:value-type="float">
            <text:p>14</text:p>
          </table:table-cell>
          <table:table-cell table:formula="of:=[.B652]/30" office:value-type="percentage" office:value="0.466666666666667" calcext:value-type="percentage">
            <text:p>46.7%</text:p>
          </table:table-cell>
          <table:table-cell table:formula="of:=1+(0.75-1)/(0.6-1)*([.C652]-1)" office:value-type="percentage" office:value="0.666666666666667" calcext:value-type="percentage">
            <text:p>66.7%</text:p>
          </table:table-cell>
          <table:table-cell table:formula="of:=IF([.D652]&gt;[.$G$7];[.$F$7];IF([.D652]&gt;[.$G$8];[.$F$8];IF([.D652]&gt;[.$G$9];[.$F$9];IF([.D652]&gt;[.$G$10];[.$F$10];IF([.D652]&gt;[.$G$11];[.$F$11];IF([.D652]&gt;[.$G$12];[.$F$12];IF([.D652]&gt;[.$G$13];[.$F$13];IF([.D652]&gt;[.$G$14];[.$F$14];IF([.D652]&gt;[.$G$15];[.$F$15];IF([.D652]&gt;[.$G$16];[.$F$16];IF([.D652]&gt;[.$G$17];[.$F$17];IF([.D652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riley3</text:p>
          </table:table-cell>
          <table:table-cell office:value-type="float" office:value="14" calcext:value-type="float">
            <text:p>14</text:p>
          </table:table-cell>
          <table:table-cell table:formula="of:=[.B653]/30" office:value-type="percentage" office:value="0.466666666666667" calcext:value-type="percentage">
            <text:p>46.7%</text:p>
          </table:table-cell>
          <table:table-cell table:formula="of:=1+(0.75-1)/(0.6-1)*([.C653]-1)" office:value-type="percentage" office:value="0.666666666666667" calcext:value-type="percentage">
            <text:p>66.7%</text:p>
          </table:table-cell>
          <table:table-cell table:formula="of:=IF([.D653]&gt;[.$G$7];[.$F$7];IF([.D653]&gt;[.$G$8];[.$F$8];IF([.D653]&gt;[.$G$9];[.$F$9];IF([.D653]&gt;[.$G$10];[.$F$10];IF([.D653]&gt;[.$G$11];[.$F$11];IF([.D653]&gt;[.$G$12];[.$F$12];IF([.D653]&gt;[.$G$13];[.$F$13];IF([.D653]&gt;[.$G$14];[.$F$14];IF([.D653]&gt;[.$G$15];[.$F$15];IF([.D653]&gt;[.$G$16];[.$F$16];IF([.D653]&gt;[.$G$17];[.$F$17];IF([.D653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gates2</text:p>
          </table:table-cell>
          <table:table-cell office:value-type="float" office:value="14" calcext:value-type="float">
            <text:p>14</text:p>
          </table:table-cell>
          <table:table-cell table:formula="of:=[.B654]/30" office:value-type="percentage" office:value="0.466666666666667" calcext:value-type="percentage">
            <text:p>46.7%</text:p>
          </table:table-cell>
          <table:table-cell table:formula="of:=1+(0.75-1)/(0.6-1)*([.C654]-1)" office:value-type="percentage" office:value="0.666666666666667" calcext:value-type="percentage">
            <text:p>66.7%</text:p>
          </table:table-cell>
          <table:table-cell table:formula="of:=IF([.D654]&gt;[.$G$7];[.$F$7];IF([.D654]&gt;[.$G$8];[.$F$8];IF([.D654]&gt;[.$G$9];[.$F$9];IF([.D654]&gt;[.$G$10];[.$F$10];IF([.D654]&gt;[.$G$11];[.$F$11];IF([.D654]&gt;[.$G$12];[.$F$12];IF([.D654]&gt;[.$G$13];[.$F$13];IF([.D654]&gt;[.$G$14];[.$F$14];IF([.D654]&gt;[.$G$15];[.$F$15];IF([.D654]&gt;[.$G$16];[.$F$16];IF([.D654]&gt;[.$G$17];[.$F$17];IF([.D654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nsik2</text:p>
          </table:table-cell>
          <table:table-cell office:value-type="float" office:value="14" calcext:value-type="float">
            <text:p>14</text:p>
          </table:table-cell>
          <table:table-cell table:formula="of:=[.B655]/30" office:value-type="percentage" office:value="0.466666666666667" calcext:value-type="percentage">
            <text:p>46.7%</text:p>
          </table:table-cell>
          <table:table-cell table:formula="of:=1+(0.75-1)/(0.6-1)*([.C655]-1)" office:value-type="percentage" office:value="0.666666666666667" calcext:value-type="percentage">
            <text:p>66.7%</text:p>
          </table:table-cell>
          <table:table-cell table:formula="of:=IF([.D655]&gt;[.$G$7];[.$F$7];IF([.D655]&gt;[.$G$8];[.$F$8];IF([.D655]&gt;[.$G$9];[.$F$9];IF([.D655]&gt;[.$G$10];[.$F$10];IF([.D655]&gt;[.$G$11];[.$F$11];IF([.D655]&gt;[.$G$12];[.$F$12];IF([.D655]&gt;[.$G$13];[.$F$13];IF([.D655]&gt;[.$G$14];[.$F$14];IF([.D655]&gt;[.$G$15];[.$F$15];IF([.D655]&gt;[.$G$16];[.$F$16];IF([.D655]&gt;[.$G$17];[.$F$17];IF([.D655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d2</text:p>
          </table:table-cell>
          <table:table-cell office:value-type="float" office:value="14" calcext:value-type="float">
            <text:p>14</text:p>
          </table:table-cell>
          <table:table-cell table:formula="of:=[.B656]/30" office:value-type="percentage" office:value="0.466666666666667" calcext:value-type="percentage">
            <text:p>46.7%</text:p>
          </table:table-cell>
          <table:table-cell table:formula="of:=1+(0.75-1)/(0.6-1)*([.C656]-1)" office:value-type="percentage" office:value="0.666666666666667" calcext:value-type="percentage">
            <text:p>66.7%</text:p>
          </table:table-cell>
          <table:table-cell table:formula="of:=IF([.D656]&gt;[.$G$7];[.$F$7];IF([.D656]&gt;[.$G$8];[.$F$8];IF([.D656]&gt;[.$G$9];[.$F$9];IF([.D656]&gt;[.$G$10];[.$F$10];IF([.D656]&gt;[.$G$11];[.$F$11];IF([.D656]&gt;[.$G$12];[.$F$12];IF([.D656]&gt;[.$G$13];[.$F$13];IF([.D656]&gt;[.$G$14];[.$F$14];IF([.D656]&gt;[.$G$15];[.$F$15];IF([.D656]&gt;[.$G$16];[.$F$16];IF([.D656]&gt;[.$G$17];[.$F$17];IF([.D656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hyyr2</text:p>
          </table:table-cell>
          <table:table-cell office:value-type="float" office:value="14" calcext:value-type="float">
            <text:p>14</text:p>
          </table:table-cell>
          <table:table-cell table:formula="of:=[.B657]/30" office:value-type="percentage" office:value="0.466666666666667" calcext:value-type="percentage">
            <text:p>46.7%</text:p>
          </table:table-cell>
          <table:table-cell table:formula="of:=1+(0.75-1)/(0.6-1)*([.C657]-1)" office:value-type="percentage" office:value="0.666666666666667" calcext:value-type="percentage">
            <text:p>66.7%</text:p>
          </table:table-cell>
          <table:table-cell table:formula="of:=IF([.D657]&gt;[.$G$7];[.$F$7];IF([.D657]&gt;[.$G$8];[.$F$8];IF([.D657]&gt;[.$G$9];[.$F$9];IF([.D657]&gt;[.$G$10];[.$F$10];IF([.D657]&gt;[.$G$11];[.$F$11];IF([.D657]&gt;[.$G$12];[.$F$12];IF([.D657]&gt;[.$G$13];[.$F$13];IF([.D657]&gt;[.$G$14];[.$F$14];IF([.D657]&gt;[.$G$15];[.$F$15];IF([.D657]&gt;[.$G$16];[.$F$16];IF([.D657]&gt;[.$G$17];[.$F$17];IF([.D657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dykr2</text:p>
          </table:table-cell>
          <table:table-cell office:value-type="float" office:value="14" calcext:value-type="float">
            <text:p>14</text:p>
          </table:table-cell>
          <table:table-cell table:formula="of:=[.B658]/30" office:value-type="percentage" office:value="0.466666666666667" calcext:value-type="percentage">
            <text:p>46.7%</text:p>
          </table:table-cell>
          <table:table-cell table:formula="of:=1+(0.75-1)/(0.6-1)*([.C658]-1)" office:value-type="percentage" office:value="0.666666666666667" calcext:value-type="percentage">
            <text:p>66.7%</text:p>
          </table:table-cell>
          <table:table-cell table:formula="of:=IF([.D658]&gt;[.$G$7];[.$F$7];IF([.D658]&gt;[.$G$8];[.$F$8];IF([.D658]&gt;[.$G$9];[.$F$9];IF([.D658]&gt;[.$G$10];[.$F$10];IF([.D658]&gt;[.$G$11];[.$F$11];IF([.D658]&gt;[.$G$12];[.$F$12];IF([.D658]&gt;[.$G$13];[.$F$13];IF([.D658]&gt;[.$G$14];[.$F$14];IF([.D658]&gt;[.$G$15];[.$F$15];IF([.D658]&gt;[.$G$16];[.$F$16];IF([.D658]&gt;[.$G$17];[.$F$17];IF([.D658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orma2</text:p>
          </table:table-cell>
          <table:table-cell office:value-type="float" office:value="14" calcext:value-type="float">
            <text:p>14</text:p>
          </table:table-cell>
          <table:table-cell table:formula="of:=[.B659]/30" office:value-type="percentage" office:value="0.466666666666667" calcext:value-type="percentage">
            <text:p>46.7%</text:p>
          </table:table-cell>
          <table:table-cell table:formula="of:=1+(0.75-1)/(0.6-1)*([.C659]-1)" office:value-type="percentage" office:value="0.666666666666667" calcext:value-type="percentage">
            <text:p>66.7%</text:p>
          </table:table-cell>
          <table:table-cell table:formula="of:=IF([.D659]&gt;[.$G$7];[.$F$7];IF([.D659]&gt;[.$G$8];[.$F$8];IF([.D659]&gt;[.$G$9];[.$F$9];IF([.D659]&gt;[.$G$10];[.$F$10];IF([.D659]&gt;[.$G$11];[.$F$11];IF([.D659]&gt;[.$G$12];[.$F$12];IF([.D659]&gt;[.$G$13];[.$F$13];IF([.D659]&gt;[.$G$14];[.$F$14];IF([.D659]&gt;[.$G$15];[.$F$15];IF([.D659]&gt;[.$G$16];[.$F$16];IF([.D659]&gt;[.$G$17];[.$F$17];IF([.D659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s3</text:p>
          </table:table-cell>
          <table:table-cell office:value-type="float" office:value="14" calcext:value-type="float">
            <text:p>14</text:p>
          </table:table-cell>
          <table:table-cell table:formula="of:=[.B660]/30" office:value-type="percentage" office:value="0.466666666666667" calcext:value-type="percentage">
            <text:p>46.7%</text:p>
          </table:table-cell>
          <table:table-cell table:formula="of:=1+(0.75-1)/(0.6-1)*([.C660]-1)" office:value-type="percentage" office:value="0.666666666666667" calcext:value-type="percentage">
            <text:p>66.7%</text:p>
          </table:table-cell>
          <table:table-cell table:formula="of:=IF([.D660]&gt;[.$G$7];[.$F$7];IF([.D660]&gt;[.$G$8];[.$F$8];IF([.D660]&gt;[.$G$9];[.$F$9];IF([.D660]&gt;[.$G$10];[.$F$10];IF([.D660]&gt;[.$G$11];[.$F$11];IF([.D660]&gt;[.$G$12];[.$F$12];IF([.D660]&gt;[.$G$13];[.$F$13];IF([.D660]&gt;[.$G$14];[.$F$14];IF([.D660]&gt;[.$G$15];[.$F$15];IF([.D660]&gt;[.$G$16];[.$F$16];IF([.D660]&gt;[.$G$17];[.$F$17];IF([.D660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zauce2</text:p>
          </table:table-cell>
          <table:table-cell office:value-type="float" office:value="14" calcext:value-type="float">
            <text:p>14</text:p>
          </table:table-cell>
          <table:table-cell table:formula="of:=[.B661]/30" office:value-type="percentage" office:value="0.466666666666667" calcext:value-type="percentage">
            <text:p>46.7%</text:p>
          </table:table-cell>
          <table:table-cell table:formula="of:=1+(0.75-1)/(0.6-1)*([.C661]-1)" office:value-type="percentage" office:value="0.666666666666667" calcext:value-type="percentage">
            <text:p>66.7%</text:p>
          </table:table-cell>
          <table:table-cell table:formula="of:=IF([.D661]&gt;[.$G$7];[.$F$7];IF([.D661]&gt;[.$G$8];[.$F$8];IF([.D661]&gt;[.$G$9];[.$F$9];IF([.D661]&gt;[.$G$10];[.$F$10];IF([.D661]&gt;[.$G$11];[.$F$11];IF([.D661]&gt;[.$G$12];[.$F$12];IF([.D661]&gt;[.$G$13];[.$F$13];IF([.D661]&gt;[.$G$14];[.$F$14];IF([.D661]&gt;[.$G$15];[.$F$15];IF([.D661]&gt;[.$G$16];[.$F$16];IF([.D661]&gt;[.$G$17];[.$F$17];IF([.D661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m492</text:p>
          </table:table-cell>
          <table:table-cell office:value-type="float" office:value="14" calcext:value-type="float">
            <text:p>14</text:p>
          </table:table-cell>
          <table:table-cell table:formula="of:=[.B662]/30" office:value-type="percentage" office:value="0.466666666666667" calcext:value-type="percentage">
            <text:p>46.7%</text:p>
          </table:table-cell>
          <table:table-cell table:formula="of:=1+(0.75-1)/(0.6-1)*([.C662]-1)" office:value-type="percentage" office:value="0.666666666666667" calcext:value-type="percentage">
            <text:p>66.7%</text:p>
          </table:table-cell>
          <table:table-cell table:formula="of:=IF([.D662]&gt;[.$G$7];[.$F$7];IF([.D662]&gt;[.$G$8];[.$F$8];IF([.D662]&gt;[.$G$9];[.$F$9];IF([.D662]&gt;[.$G$10];[.$F$10];IF([.D662]&gt;[.$G$11];[.$F$11];IF([.D662]&gt;[.$G$12];[.$F$12];IF([.D662]&gt;[.$G$13];[.$F$13];IF([.D662]&gt;[.$G$14];[.$F$14];IF([.D662]&gt;[.$G$15];[.$F$15];IF([.D662]&gt;[.$G$16];[.$F$16];IF([.D662]&gt;[.$G$17];[.$F$17];IF([.D662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oczyn2</text:p>
          </table:table-cell>
          <table:table-cell office:value-type="float" office:value="14" calcext:value-type="float">
            <text:p>14</text:p>
          </table:table-cell>
          <table:table-cell table:formula="of:=[.B663]/30" office:value-type="percentage" office:value="0.466666666666667" calcext:value-type="percentage">
            <text:p>46.7%</text:p>
          </table:table-cell>
          <table:table-cell table:formula="of:=1+(0.75-1)/(0.6-1)*([.C663]-1)" office:value-type="percentage" office:value="0.666666666666667" calcext:value-type="percentage">
            <text:p>66.7%</text:p>
          </table:table-cell>
          <table:table-cell table:formula="of:=IF([.D663]&gt;[.$G$7];[.$F$7];IF([.D663]&gt;[.$G$8];[.$F$8];IF([.D663]&gt;[.$G$9];[.$F$9];IF([.D663]&gt;[.$G$10];[.$F$10];IF([.D663]&gt;[.$G$11];[.$F$11];IF([.D663]&gt;[.$G$12];[.$F$12];IF([.D663]&gt;[.$G$13];[.$F$13];IF([.D663]&gt;[.$G$14];[.$F$14];IF([.D663]&gt;[.$G$15];[.$F$15];IF([.D663]&gt;[.$G$16];[.$F$16];IF([.D663]&gt;[.$G$17];[.$F$17];IF([.D663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aulo2</text:p>
          </table:table-cell>
          <table:table-cell office:value-type="float" office:value="14" calcext:value-type="float">
            <text:p>14</text:p>
          </table:table-cell>
          <table:table-cell table:formula="of:=[.B664]/30" office:value-type="percentage" office:value="0.466666666666667" calcext:value-type="percentage">
            <text:p>46.7%</text:p>
          </table:table-cell>
          <table:table-cell table:formula="of:=1+(0.75-1)/(0.6-1)*([.C664]-1)" office:value-type="percentage" office:value="0.666666666666667" calcext:value-type="percentage">
            <text:p>66.7%</text:p>
          </table:table-cell>
          <table:table-cell table:formula="of:=IF([.D664]&gt;[.$G$7];[.$F$7];IF([.D664]&gt;[.$G$8];[.$F$8];IF([.D664]&gt;[.$G$9];[.$F$9];IF([.D664]&gt;[.$G$10];[.$F$10];IF([.D664]&gt;[.$G$11];[.$F$11];IF([.D664]&gt;[.$G$12];[.$F$12];IF([.D664]&gt;[.$G$13];[.$F$13];IF([.D664]&gt;[.$G$14];[.$F$14];IF([.D664]&gt;[.$G$15];[.$F$15];IF([.D664]&gt;[.$G$16];[.$F$16];IF([.D664]&gt;[.$G$17];[.$F$17];IF([.D664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songl2</text:p>
          </table:table-cell>
          <table:table-cell office:value-type="float" office:value="14" calcext:value-type="float">
            <text:p>14</text:p>
          </table:table-cell>
          <table:table-cell table:formula="of:=[.B665]/30" office:value-type="percentage" office:value="0.466666666666667" calcext:value-type="percentage">
            <text:p>46.7%</text:p>
          </table:table-cell>
          <table:table-cell table:formula="of:=1+(0.75-1)/(0.6-1)*([.C665]-1)" office:value-type="percentage" office:value="0.666666666666667" calcext:value-type="percentage">
            <text:p>66.7%</text:p>
          </table:table-cell>
          <table:table-cell table:formula="of:=IF([.D665]&gt;[.$G$7];[.$F$7];IF([.D665]&gt;[.$G$8];[.$F$8];IF([.D665]&gt;[.$G$9];[.$F$9];IF([.D665]&gt;[.$G$10];[.$F$10];IF([.D665]&gt;[.$G$11];[.$F$11];IF([.D665]&gt;[.$G$12];[.$F$12];IF([.D665]&gt;[.$G$13];[.$F$13];IF([.D665]&gt;[.$G$14];[.$F$14];IF([.D665]&gt;[.$G$15];[.$F$15];IF([.D665]&gt;[.$G$16];[.$F$16];IF([.D665]&gt;[.$G$17];[.$F$17];IF([.D665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666]/30" office:value-type="percentage" office:value="0.466666666666667" calcext:value-type="percentage">
            <text:p>46.7%</text:p>
          </table:table-cell>
          <table:table-cell table:formula="of:=1+(0.75-1)/(0.6-1)*([.C666]-1)" office:value-type="percentage" office:value="0.666666666666667" calcext:value-type="percentage">
            <text:p>66.7%</text:p>
          </table:table-cell>
          <table:table-cell table:formula="of:=IF([.D666]&gt;[.$G$7];[.$F$7];IF([.D666]&gt;[.$G$8];[.$F$8];IF([.D666]&gt;[.$G$9];[.$F$9];IF([.D666]&gt;[.$G$10];[.$F$10];IF([.D666]&gt;[.$G$11];[.$F$11];IF([.D666]&gt;[.$G$12];[.$F$12];IF([.D666]&gt;[.$G$13];[.$F$13];IF([.D666]&gt;[.$G$14];[.$F$14];IF([.D666]&gt;[.$G$15];[.$F$15];IF([.D666]&gt;[.$G$16];[.$F$16];IF([.D666]&gt;[.$G$17];[.$F$17];IF([.D666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lmaz9</text:p>
          </table:table-cell>
          <table:table-cell office:value-type="float" office:value="13" calcext:value-type="float">
            <text:p>13</text:p>
          </table:table-cell>
          <table:table-cell table:formula="of:=[.B667]/30" office:value-type="percentage" office:value="0.433333333333333" calcext:value-type="percentage">
            <text:p>43.3%</text:p>
          </table:table-cell>
          <table:table-cell table:formula="of:=1+(0.75-1)/(0.6-1)*([.C667]-1)" office:value-type="percentage" office:value="0.645833333333333" calcext:value-type="percentage">
            <text:p>64.6%</text:p>
          </table:table-cell>
          <table:table-cell table:formula="of:=IF([.D667]&gt;[.$G$7];[.$F$7];IF([.D667]&gt;[.$G$8];[.$F$8];IF([.D667]&gt;[.$G$9];[.$F$9];IF([.D667]&gt;[.$G$10];[.$F$10];IF([.D667]&gt;[.$G$11];[.$F$11];IF([.D667]&gt;[.$G$12];[.$F$12];IF([.D667]&gt;[.$G$13];[.$F$13];IF([.D667]&gt;[.$G$14];[.$F$14];IF([.D667]&gt;[.$G$15];[.$F$15];IF([.D667]&gt;[.$G$16];[.$F$16];IF([.D667]&gt;[.$G$17];[.$F$17];IF([.D667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zymu2</text:p>
          </table:table-cell>
          <table:table-cell office:value-type="float" office:value="13" calcext:value-type="float">
            <text:p>13</text:p>
          </table:table-cell>
          <table:table-cell table:formula="of:=[.B668]/30" office:value-type="percentage" office:value="0.433333333333333" calcext:value-type="percentage">
            <text:p>43.3%</text:p>
          </table:table-cell>
          <table:table-cell table:formula="of:=1+(0.75-1)/(0.6-1)*([.C668]-1)" office:value-type="percentage" office:value="0.645833333333333" calcext:value-type="percentage">
            <text:p>64.6%</text:p>
          </table:table-cell>
          <table:table-cell table:formula="of:=IF([.D668]&gt;[.$G$7];[.$F$7];IF([.D668]&gt;[.$G$8];[.$F$8];IF([.D668]&gt;[.$G$9];[.$F$9];IF([.D668]&gt;[.$G$10];[.$F$10];IF([.D668]&gt;[.$G$11];[.$F$11];IF([.D668]&gt;[.$G$12];[.$F$12];IF([.D668]&gt;[.$G$13];[.$F$13];IF([.D668]&gt;[.$G$14];[.$F$14];IF([.D668]&gt;[.$G$15];[.$F$15];IF([.D668]&gt;[.$G$16];[.$F$16];IF([.D668]&gt;[.$G$17];[.$F$17];IF([.D668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kuv2</text:p>
          </table:table-cell>
          <table:table-cell office:value-type="float" office:value="13" calcext:value-type="float">
            <text:p>13</text:p>
          </table:table-cell>
          <table:table-cell table:formula="of:=[.B669]/30" office:value-type="percentage" office:value="0.433333333333333" calcext:value-type="percentage">
            <text:p>43.3%</text:p>
          </table:table-cell>
          <table:table-cell table:formula="of:=1+(0.75-1)/(0.6-1)*([.C669]-1)" office:value-type="percentage" office:value="0.645833333333333" calcext:value-type="percentage">
            <text:p>64.6%</text:p>
          </table:table-cell>
          <table:table-cell table:formula="of:=IF([.D669]&gt;[.$G$7];[.$F$7];IF([.D669]&gt;[.$G$8];[.$F$8];IF([.D669]&gt;[.$G$9];[.$F$9];IF([.D669]&gt;[.$G$10];[.$F$10];IF([.D669]&gt;[.$G$11];[.$F$11];IF([.D669]&gt;[.$G$12];[.$F$12];IF([.D669]&gt;[.$G$13];[.$F$13];IF([.D669]&gt;[.$G$14];[.$F$14];IF([.D669]&gt;[.$G$15];[.$F$15];IF([.D669]&gt;[.$G$16];[.$F$16];IF([.D669]&gt;[.$G$17];[.$F$17];IF([.D669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ngh2</text:p>
          </table:table-cell>
          <table:table-cell office:value-type="float" office:value="13" calcext:value-type="float">
            <text:p>13</text:p>
          </table:table-cell>
          <table:table-cell table:formula="of:=[.B670]/30" office:value-type="percentage" office:value="0.433333333333333" calcext:value-type="percentage">
            <text:p>43.3%</text:p>
          </table:table-cell>
          <table:table-cell table:formula="of:=1+(0.75-1)/(0.6-1)*([.C670]-1)" office:value-type="percentage" office:value="0.645833333333333" calcext:value-type="percentage">
            <text:p>64.6%</text:p>
          </table:table-cell>
          <table:table-cell table:formula="of:=IF([.D670]&gt;[.$G$7];[.$F$7];IF([.D670]&gt;[.$G$8];[.$F$8];IF([.D670]&gt;[.$G$9];[.$F$9];IF([.D670]&gt;[.$G$10];[.$F$10];IF([.D670]&gt;[.$G$11];[.$F$11];IF([.D670]&gt;[.$G$12];[.$F$12];IF([.D670]&gt;[.$G$13];[.$F$13];IF([.D670]&gt;[.$G$14];[.$F$14];IF([.D670]&gt;[.$G$15];[.$F$15];IF([.D670]&gt;[.$G$16];[.$F$16];IF([.D670]&gt;[.$G$17];[.$F$17];IF([.D670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ske2</text:p>
          </table:table-cell>
          <table:table-cell office:value-type="float" office:value="13" calcext:value-type="float">
            <text:p>13</text:p>
          </table:table-cell>
          <table:table-cell table:formula="of:=[.B671]/30" office:value-type="percentage" office:value="0.433333333333333" calcext:value-type="percentage">
            <text:p>43.3%</text:p>
          </table:table-cell>
          <table:table-cell table:formula="of:=1+(0.75-1)/(0.6-1)*([.C671]-1)" office:value-type="percentage" office:value="0.645833333333333" calcext:value-type="percentage">
            <text:p>64.6%</text:p>
          </table:table-cell>
          <table:table-cell table:formula="of:=IF([.D671]&gt;[.$G$7];[.$F$7];IF([.D671]&gt;[.$G$8];[.$F$8];IF([.D671]&gt;[.$G$9];[.$F$9];IF([.D671]&gt;[.$G$10];[.$F$10];IF([.D671]&gt;[.$G$11];[.$F$11];IF([.D671]&gt;[.$G$12];[.$F$12];IF([.D671]&gt;[.$G$13];[.$F$13];IF([.D671]&gt;[.$G$14];[.$F$14];IF([.D671]&gt;[.$G$15];[.$F$15];IF([.D671]&gt;[.$G$16];[.$F$16];IF([.D671]&gt;[.$G$17];[.$F$17];IF([.D671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tz2</text:p>
          </table:table-cell>
          <table:table-cell office:value-type="float" office:value="13" calcext:value-type="float">
            <text:p>13</text:p>
          </table:table-cell>
          <table:table-cell table:formula="of:=[.B672]/30" office:value-type="percentage" office:value="0.433333333333333" calcext:value-type="percentage">
            <text:p>43.3%</text:p>
          </table:table-cell>
          <table:table-cell table:formula="of:=1+(0.75-1)/(0.6-1)*([.C672]-1)" office:value-type="percentage" office:value="0.645833333333333" calcext:value-type="percentage">
            <text:p>64.6%</text:p>
          </table:table-cell>
          <table:table-cell table:formula="of:=IF([.D672]&gt;[.$G$7];[.$F$7];IF([.D672]&gt;[.$G$8];[.$F$8];IF([.D672]&gt;[.$G$9];[.$F$9];IF([.D672]&gt;[.$G$10];[.$F$10];IF([.D672]&gt;[.$G$11];[.$F$11];IF([.D672]&gt;[.$G$12];[.$F$12];IF([.D672]&gt;[.$G$13];[.$F$13];IF([.D672]&gt;[.$G$14];[.$F$14];IF([.D672]&gt;[.$G$15];[.$F$15];IF([.D672]&gt;[.$G$16];[.$F$16];IF([.D672]&gt;[.$G$17];[.$F$17];IF([.D672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ti2</text:p>
          </table:table-cell>
          <table:table-cell office:value-type="float" office:value="13" calcext:value-type="float">
            <text:p>13</text:p>
          </table:table-cell>
          <table:table-cell table:formula="of:=[.B673]/30" office:value-type="percentage" office:value="0.433333333333333" calcext:value-type="percentage">
            <text:p>43.3%</text:p>
          </table:table-cell>
          <table:table-cell table:formula="of:=1+(0.75-1)/(0.6-1)*([.C673]-1)" office:value-type="percentage" office:value="0.645833333333333" calcext:value-type="percentage">
            <text:p>64.6%</text:p>
          </table:table-cell>
          <table:table-cell table:formula="of:=IF([.D673]&gt;[.$G$7];[.$F$7];IF([.D673]&gt;[.$G$8];[.$F$8];IF([.D673]&gt;[.$G$9];[.$F$9];IF([.D673]&gt;[.$G$10];[.$F$10];IF([.D673]&gt;[.$G$11];[.$F$11];IF([.D673]&gt;[.$G$12];[.$F$12];IF([.D673]&gt;[.$G$13];[.$F$13];IF([.D673]&gt;[.$G$14];[.$F$14];IF([.D673]&gt;[.$G$15];[.$F$15];IF([.D673]&gt;[.$G$16];[.$F$16];IF([.D673]&gt;[.$G$17];[.$F$17];IF([.D673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zhagui2</text:p>
          </table:table-cell>
          <table:table-cell office:value-type="float" office:value="13" calcext:value-type="float">
            <text:p>13</text:p>
          </table:table-cell>
          <table:table-cell table:formula="of:=[.B674]/30" office:value-type="percentage" office:value="0.433333333333333" calcext:value-type="percentage">
            <text:p>43.3%</text:p>
          </table:table-cell>
          <table:table-cell table:formula="of:=1+(0.75-1)/(0.6-1)*([.C674]-1)" office:value-type="percentage" office:value="0.645833333333333" calcext:value-type="percentage">
            <text:p>64.6%</text:p>
          </table:table-cell>
          <table:table-cell table:formula="of:=IF([.D674]&gt;[.$G$7];[.$F$7];IF([.D674]&gt;[.$G$8];[.$F$8];IF([.D674]&gt;[.$G$9];[.$F$9];IF([.D674]&gt;[.$G$10];[.$F$10];IF([.D674]&gt;[.$G$11];[.$F$11];IF([.D674]&gt;[.$G$12];[.$F$12];IF([.D674]&gt;[.$G$13];[.$F$13];IF([.D674]&gt;[.$G$14];[.$F$14];IF([.D674]&gt;[.$G$15];[.$F$15];IF([.D674]&gt;[.$G$16];[.$F$16];IF([.D674]&gt;[.$G$17];[.$F$17];IF([.D674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da2</text:p>
          </table:table-cell>
          <table:table-cell office:value-type="float" office:value="13" calcext:value-type="float">
            <text:p>13</text:p>
          </table:table-cell>
          <table:table-cell table:formula="of:=[.B675]/30" office:value-type="percentage" office:value="0.433333333333333" calcext:value-type="percentage">
            <text:p>43.3%</text:p>
          </table:table-cell>
          <table:table-cell table:formula="of:=1+(0.75-1)/(0.6-1)*([.C675]-1)" office:value-type="percentage" office:value="0.645833333333333" calcext:value-type="percentage">
            <text:p>64.6%</text:p>
          </table:table-cell>
          <table:table-cell table:formula="of:=IF([.D675]&gt;[.$G$7];[.$F$7];IF([.D675]&gt;[.$G$8];[.$F$8];IF([.D675]&gt;[.$G$9];[.$F$9];IF([.D675]&gt;[.$G$10];[.$F$10];IF([.D675]&gt;[.$G$11];[.$F$11];IF([.D675]&gt;[.$G$12];[.$F$12];IF([.D675]&gt;[.$G$13];[.$F$13];IF([.D675]&gt;[.$G$14];[.$F$14];IF([.D675]&gt;[.$G$15];[.$F$15];IF([.D675]&gt;[.$G$16];[.$F$16];IF([.D675]&gt;[.$G$17];[.$F$17];IF([.D675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ladi2</text:p>
          </table:table-cell>
          <table:table-cell office:value-type="float" office:value="13" calcext:value-type="float">
            <text:p>13</text:p>
          </table:table-cell>
          <table:table-cell table:formula="of:=[.B676]/30" office:value-type="percentage" office:value="0.433333333333333" calcext:value-type="percentage">
            <text:p>43.3%</text:p>
          </table:table-cell>
          <table:table-cell table:formula="of:=1+(0.75-1)/(0.6-1)*([.C676]-1)" office:value-type="percentage" office:value="0.645833333333333" calcext:value-type="percentage">
            <text:p>64.6%</text:p>
          </table:table-cell>
          <table:table-cell table:formula="of:=IF([.D676]&gt;[.$G$7];[.$F$7];IF([.D676]&gt;[.$G$8];[.$F$8];IF([.D676]&gt;[.$G$9];[.$F$9];IF([.D676]&gt;[.$G$10];[.$F$10];IF([.D676]&gt;[.$G$11];[.$F$11];IF([.D676]&gt;[.$G$12];[.$F$12];IF([.D676]&gt;[.$G$13];[.$F$13];IF([.D676]&gt;[.$G$14];[.$F$14];IF([.D676]&gt;[.$G$15];[.$F$15];IF([.D676]&gt;[.$G$16];[.$F$16];IF([.D676]&gt;[.$G$17];[.$F$17];IF([.D676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dov2</text:p>
          </table:table-cell>
          <table:table-cell office:value-type="float" office:value="13" calcext:value-type="float">
            <text:p>13</text:p>
          </table:table-cell>
          <table:table-cell table:formula="of:=[.B677]/30" office:value-type="percentage" office:value="0.433333333333333" calcext:value-type="percentage">
            <text:p>43.3%</text:p>
          </table:table-cell>
          <table:table-cell table:formula="of:=1+(0.75-1)/(0.6-1)*([.C677]-1)" office:value-type="percentage" office:value="0.645833333333333" calcext:value-type="percentage">
            <text:p>64.6%</text:p>
          </table:table-cell>
          <table:table-cell table:formula="of:=IF([.D677]&gt;[.$G$7];[.$F$7];IF([.D677]&gt;[.$G$8];[.$F$8];IF([.D677]&gt;[.$G$9];[.$F$9];IF([.D677]&gt;[.$G$10];[.$F$10];IF([.D677]&gt;[.$G$11];[.$F$11];IF([.D677]&gt;[.$G$12];[.$F$12];IF([.D677]&gt;[.$G$13];[.$F$13];IF([.D677]&gt;[.$G$14];[.$F$14];IF([.D677]&gt;[.$G$15];[.$F$15];IF([.D677]&gt;[.$G$16];[.$F$16];IF([.D677]&gt;[.$G$17];[.$F$17];IF([.D677]&gt;[.$G$18];[.$F$18];[.$F$19])))))))))))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an70</text:p>
          </table:table-cell>
          <table:table-cell office:value-type="float" office:value="12" calcext:value-type="float">
            <text:p>12</text:p>
          </table:table-cell>
          <table:table-cell table:formula="of:=[.B678]/30" office:value-type="percentage" office:value="0.4" calcext:value-type="percentage">
            <text:p>40.0%</text:p>
          </table:table-cell>
          <table:table-cell table:formula="of:=1+(0.75-1)/(0.6-1)*([.C678]-1)" office:value-type="percentage" office:value="0.625" calcext:value-type="percentage">
            <text:p>62.5%</text:p>
          </table:table-cell>
          <table:table-cell table:formula="of:=IF([.D678]&gt;[.$G$7];[.$F$7];IF([.D678]&gt;[.$G$8];[.$F$8];IF([.D678]&gt;[.$G$9];[.$F$9];IF([.D678]&gt;[.$G$10];[.$F$10];IF([.D678]&gt;[.$G$11];[.$F$11];IF([.D678]&gt;[.$G$12];[.$F$12];IF([.D678]&gt;[.$G$13];[.$F$13];IF([.D678]&gt;[.$G$14];[.$F$14];IF([.D678]&gt;[.$G$15];[.$F$15];IF([.D678]&gt;[.$G$16];[.$F$16];IF([.D678]&gt;[.$G$17];[.$F$17];IF([.D678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modi3</text:p>
          </table:table-cell>
          <table:table-cell office:value-type="float" office:value="11" calcext:value-type="float">
            <text:p>11</text:p>
          </table:table-cell>
          <table:table-cell table:formula="of:=[.B679]/30" office:value-type="percentage" office:value="0.366666666666667" calcext:value-type="percentage">
            <text:p>36.7%</text:p>
          </table:table-cell>
          <table:table-cell table:formula="of:=1+(0.75-1)/(0.6-1)*([.C679]-1)" office:value-type="percentage" office:value="0.604166666666667" calcext:value-type="percentage">
            <text:p>60.4%</text:p>
          </table:table-cell>
          <table:table-cell table:formula="of:=IF([.D679]&gt;[.$G$7];[.$F$7];IF([.D679]&gt;[.$G$8];[.$F$8];IF([.D679]&gt;[.$G$9];[.$F$9];IF([.D679]&gt;[.$G$10];[.$F$10];IF([.D679]&gt;[.$G$11];[.$F$11];IF([.D679]&gt;[.$G$12];[.$F$12];IF([.D679]&gt;[.$G$13];[.$F$13];IF([.D679]&gt;[.$G$14];[.$F$14];IF([.D679]&gt;[.$G$15];[.$F$15];IF([.D679]&gt;[.$G$16];[.$F$16];IF([.D679]&gt;[.$G$17];[.$F$17];IF([.D679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asan33</text:p>
          </table:table-cell>
          <table:table-cell office:value-type="float" office:value="11" calcext:value-type="float">
            <text:p>11</text:p>
          </table:table-cell>
          <table:table-cell table:formula="of:=[.B680]/30" office:value-type="percentage" office:value="0.366666666666667" calcext:value-type="percentage">
            <text:p>36.7%</text:p>
          </table:table-cell>
          <table:table-cell table:formula="of:=1+(0.75-1)/(0.6-1)*([.C680]-1)" office:value-type="percentage" office:value="0.604166666666667" calcext:value-type="percentage">
            <text:p>60.4%</text:p>
          </table:table-cell>
          <table:table-cell table:formula="of:=IF([.D680]&gt;[.$G$7];[.$F$7];IF([.D680]&gt;[.$G$8];[.$F$8];IF([.D680]&gt;[.$G$9];[.$F$9];IF([.D680]&gt;[.$G$10];[.$F$10];IF([.D680]&gt;[.$G$11];[.$F$11];IF([.D680]&gt;[.$G$12];[.$F$12];IF([.D680]&gt;[.$G$13];[.$F$13];IF([.D680]&gt;[.$G$14];[.$F$14];IF([.D680]&gt;[.$G$15];[.$F$15];IF([.D680]&gt;[.$G$16];[.$F$16];IF([.D680]&gt;[.$G$17];[.$F$17];IF([.D680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onzls2</text:p>
          </table:table-cell>
          <table:table-cell office:value-type="float" office:value="11" calcext:value-type="float">
            <text:p>11</text:p>
          </table:table-cell>
          <table:table-cell table:formula="of:=[.B681]/30" office:value-type="percentage" office:value="0.366666666666667" calcext:value-type="percentage">
            <text:p>36.7%</text:p>
          </table:table-cell>
          <table:table-cell table:formula="of:=1+(0.75-1)/(0.6-1)*([.C681]-1)" office:value-type="percentage" office:value="0.604166666666667" calcext:value-type="percentage">
            <text:p>60.4%</text:p>
          </table:table-cell>
          <table:table-cell table:formula="of:=IF([.D681]&gt;[.$G$7];[.$F$7];IF([.D681]&gt;[.$G$8];[.$F$8];IF([.D681]&gt;[.$G$9];[.$F$9];IF([.D681]&gt;[.$G$10];[.$F$10];IF([.D681]&gt;[.$G$11];[.$F$11];IF([.D681]&gt;[.$G$12];[.$F$12];IF([.D681]&gt;[.$G$13];[.$F$13];IF([.D681]&gt;[.$G$14];[.$F$14];IF([.D681]&gt;[.$G$15];[.$F$15];IF([.D681]&gt;[.$G$16];[.$F$16];IF([.D681]&gt;[.$G$17];[.$F$17];IF([.D681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mir20</text:p>
          </table:table-cell>
          <table:table-cell office:value-type="float" office:value="11" calcext:value-type="float">
            <text:p>11</text:p>
          </table:table-cell>
          <table:table-cell table:formula="of:=[.B682]/30" office:value-type="percentage" office:value="0.366666666666667" calcext:value-type="percentage">
            <text:p>36.7%</text:p>
          </table:table-cell>
          <table:table-cell table:formula="of:=1+(0.75-1)/(0.6-1)*([.C682]-1)" office:value-type="percentage" office:value="0.604166666666667" calcext:value-type="percentage">
            <text:p>60.4%</text:p>
          </table:table-cell>
          <table:table-cell table:formula="of:=IF([.D682]&gt;[.$G$7];[.$F$7];IF([.D682]&gt;[.$G$8];[.$F$8];IF([.D682]&gt;[.$G$9];[.$F$9];IF([.D682]&gt;[.$G$10];[.$F$10];IF([.D682]&gt;[.$G$11];[.$F$11];IF([.D682]&gt;[.$G$12];[.$F$12];IF([.D682]&gt;[.$G$13];[.$F$13];IF([.D682]&gt;[.$G$14];[.$F$14];IF([.D682]&gt;[.$G$15];[.$F$15];IF([.D682]&gt;[.$G$16];[.$F$16];IF([.D682]&gt;[.$G$17];[.$F$17];IF([.D682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mzlr2</text:p>
          </table:table-cell>
          <table:table-cell office:value-type="float" office:value="11" calcext:value-type="float">
            <text:p>11</text:p>
          </table:table-cell>
          <table:table-cell table:formula="of:=[.B683]/30" office:value-type="percentage" office:value="0.366666666666667" calcext:value-type="percentage">
            <text:p>36.7%</text:p>
          </table:table-cell>
          <table:table-cell table:formula="of:=1+(0.75-1)/(0.6-1)*([.C683]-1)" office:value-type="percentage" office:value="0.604166666666667" calcext:value-type="percentage">
            <text:p>60.4%</text:p>
          </table:table-cell>
          <table:table-cell table:formula="of:=IF([.D683]&gt;[.$G$7];[.$F$7];IF([.D683]&gt;[.$G$8];[.$F$8];IF([.D683]&gt;[.$G$9];[.$F$9];IF([.D683]&gt;[.$G$10];[.$F$10];IF([.D683]&gt;[.$G$11];[.$F$11];IF([.D683]&gt;[.$G$12];[.$F$12];IF([.D683]&gt;[.$G$13];[.$F$13];IF([.D683]&gt;[.$G$14];[.$F$14];IF([.D683]&gt;[.$G$15];[.$F$15];IF([.D683]&gt;[.$G$16];[.$F$16];IF([.D683]&gt;[.$G$17];[.$F$17];IF([.D683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kamat2</text:p>
          </table:table-cell>
          <table:table-cell office:value-type="float" office:value="11" calcext:value-type="float">
            <text:p>11</text:p>
          </table:table-cell>
          <table:table-cell table:formula="of:=[.B684]/30" office:value-type="percentage" office:value="0.366666666666667" calcext:value-type="percentage">
            <text:p>36.7%</text:p>
          </table:table-cell>
          <table:table-cell table:formula="of:=1+(0.75-1)/(0.6-1)*([.C684]-1)" office:value-type="percentage" office:value="0.604166666666667" calcext:value-type="percentage">
            <text:p>60.4%</text:p>
          </table:table-cell>
          <table:table-cell table:formula="of:=IF([.D684]&gt;[.$G$7];[.$F$7];IF([.D684]&gt;[.$G$8];[.$F$8];IF([.D684]&gt;[.$G$9];[.$F$9];IF([.D684]&gt;[.$G$10];[.$F$10];IF([.D684]&gt;[.$G$11];[.$F$11];IF([.D684]&gt;[.$G$12];[.$F$12];IF([.D684]&gt;[.$G$13];[.$F$13];IF([.D684]&gt;[.$G$14];[.$F$14];IF([.D684]&gt;[.$G$15];[.$F$15];IF([.D684]&gt;[.$G$16];[.$F$16];IF([.D684]&gt;[.$G$17];[.$F$17];IF([.D684]&gt;[.$G$18];[.$F$18];[.$F$19]))))))))))))" office:value-type="string" office:string-value="D-" calcext:value-type="string">
            <text:p>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opo2</text:p>
          </table:table-cell>
          <table:table-cell office:value-type="float" office:value="10" calcext:value-type="float">
            <text:p>10</text:p>
          </table:table-cell>
          <table:table-cell table:formula="of:=[.B685]/30" office:value-type="percentage" office:value="0.333333333333333" calcext:value-type="percentage">
            <text:p>33.3%</text:p>
          </table:table-cell>
          <table:table-cell table:formula="of:=1+(0.75-1)/(0.6-1)*([.C685]-1)" office:value-type="percentage" office:value="0.583333333333333" calcext:value-type="percentage">
            <text:p>58.3%</text:p>
          </table:table-cell>
          <table:table-cell table:formula="of:=IF([.D685]&gt;[.$G$7];[.$F$7];IF([.D685]&gt;[.$G$8];[.$F$8];IF([.D685]&gt;[.$G$9];[.$F$9];IF([.D685]&gt;[.$G$10];[.$F$10];IF([.D685]&gt;[.$G$11];[.$F$11];IF([.D685]&gt;[.$G$12];[.$F$12];IF([.D685]&gt;[.$G$13];[.$F$13];IF([.D685]&gt;[.$G$14];[.$F$14];IF([.D685]&gt;[.$G$15];[.$F$15];IF([.D685]&gt;[.$G$16];[.$F$16];IF([.D685]&gt;[.$G$17];[.$F$17];IF([.D685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arri6</text:p>
          </table:table-cell>
          <table:table-cell office:value-type="float" office:value="10" calcext:value-type="float">
            <text:p>10</text:p>
          </table:table-cell>
          <table:table-cell table:formula="of:=[.B686]/30" office:value-type="percentage" office:value="0.333333333333333" calcext:value-type="percentage">
            <text:p>33.3%</text:p>
          </table:table-cell>
          <table:table-cell table:formula="of:=1+(0.75-1)/(0.6-1)*([.C686]-1)" office:value-type="percentage" office:value="0.583333333333333" calcext:value-type="percentage">
            <text:p>58.3%</text:p>
          </table:table-cell>
          <table:table-cell table:formula="of:=IF([.D686]&gt;[.$G$7];[.$F$7];IF([.D686]&gt;[.$G$8];[.$F$8];IF([.D686]&gt;[.$G$9];[.$F$9];IF([.D686]&gt;[.$G$10];[.$F$10];IF([.D686]&gt;[.$G$11];[.$F$11];IF([.D686]&gt;[.$G$12];[.$F$12];IF([.D686]&gt;[.$G$13];[.$F$13];IF([.D686]&gt;[.$G$14];[.$F$14];IF([.D686]&gt;[.$G$15];[.$F$15];IF([.D686]&gt;[.$G$16];[.$F$16];IF([.D686]&gt;[.$G$17];[.$F$17];IF([.D686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aguil2</text:p>
          </table:table-cell>
          <table:table-cell office:value-type="float" office:value="10" calcext:value-type="float">
            <text:p>10</text:p>
          </table:table-cell>
          <table:table-cell table:formula="of:=[.B687]/30" office:value-type="percentage" office:value="0.333333333333333" calcext:value-type="percentage">
            <text:p>33.3%</text:p>
          </table:table-cell>
          <table:table-cell table:formula="of:=1+(0.75-1)/(0.6-1)*([.C687]-1)" office:value-type="percentage" office:value="0.583333333333333" calcext:value-type="percentage">
            <text:p>58.3%</text:p>
          </table:table-cell>
          <table:table-cell table:formula="of:=IF([.D687]&gt;[.$G$7];[.$F$7];IF([.D687]&gt;[.$G$8];[.$F$8];IF([.D687]&gt;[.$G$9];[.$F$9];IF([.D687]&gt;[.$G$10];[.$F$10];IF([.D687]&gt;[.$G$11];[.$F$11];IF([.D687]&gt;[.$G$12];[.$F$12];IF([.D687]&gt;[.$G$13];[.$F$13];IF([.D687]&gt;[.$G$14];[.$F$14];IF([.D687]&gt;[.$G$15];[.$F$15];IF([.D687]&gt;[.$G$16];[.$F$16];IF([.D687]&gt;[.$G$17];[.$F$17];IF([.D687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mirz4</text:p>
          </table:table-cell>
          <table:table-cell office:value-type="float" office:value="10" calcext:value-type="float">
            <text:p>10</text:p>
          </table:table-cell>
          <table:table-cell table:formula="of:=[.B688]/30" office:value-type="percentage" office:value="0.333333333333333" calcext:value-type="percentage">
            <text:p>33.3%</text:p>
          </table:table-cell>
          <table:table-cell table:formula="of:=1+(0.75-1)/(0.6-1)*([.C688]-1)" office:value-type="percentage" office:value="0.583333333333333" calcext:value-type="percentage">
            <text:p>58.3%</text:p>
          </table:table-cell>
          <table:table-cell table:formula="of:=IF([.D688]&gt;[.$G$7];[.$F$7];IF([.D688]&gt;[.$G$8];[.$F$8];IF([.D688]&gt;[.$G$9];[.$F$9];IF([.D688]&gt;[.$G$10];[.$F$10];IF([.D688]&gt;[.$G$11];[.$F$11];IF([.D688]&gt;[.$G$12];[.$F$12];IF([.D688]&gt;[.$G$13];[.$F$13];IF([.D688]&gt;[.$G$14];[.$F$14];IF([.D688]&gt;[.$G$15];[.$F$15];IF([.D688]&gt;[.$G$16];[.$F$16];IF([.D688]&gt;[.$G$17];[.$F$17];IF([.D688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pp2</text:p>
          </table:table-cell>
          <table:table-cell office:value-type="float" office:value="10" calcext:value-type="float">
            <text:p>10</text:p>
          </table:table-cell>
          <table:table-cell table:formula="of:=[.B689]/30" office:value-type="percentage" office:value="0.333333333333333" calcext:value-type="percentage">
            <text:p>33.3%</text:p>
          </table:table-cell>
          <table:table-cell table:formula="of:=1+(0.75-1)/(0.6-1)*([.C689]-1)" office:value-type="percentage" office:value="0.583333333333333" calcext:value-type="percentage">
            <text:p>58.3%</text:p>
          </table:table-cell>
          <table:table-cell table:formula="of:=IF([.D689]&gt;[.$G$7];[.$F$7];IF([.D689]&gt;[.$G$8];[.$F$8];IF([.D689]&gt;[.$G$9];[.$F$9];IF([.D689]&gt;[.$G$10];[.$F$10];IF([.D689]&gt;[.$G$11];[.$F$11];IF([.D689]&gt;[.$G$12];[.$F$12];IF([.D689]&gt;[.$G$13];[.$F$13];IF([.D689]&gt;[.$G$14];[.$F$14];IF([.D689]&gt;[.$G$15];[.$F$15];IF([.D689]&gt;[.$G$16];[.$F$16];IF([.D689]&gt;[.$G$17];[.$F$17];IF([.D689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fsc2</text:p>
          </table:table-cell>
          <table:table-cell office:value-type="float" office:value="9" calcext:value-type="float">
            <text:p>9</text:p>
          </table:table-cell>
          <table:table-cell table:formula="of:=[.B690]/30" office:value-type="percentage" office:value="0.3" calcext:value-type="percentage">
            <text:p>30.0%</text:p>
          </table:table-cell>
          <table:table-cell table:formula="of:=1+(0.75-1)/(0.6-1)*([.C690]-1)" office:value-type="percentage" office:value="0.5625" calcext:value-type="percentage">
            <text:p>56.3%</text:p>
          </table:table-cell>
          <table:table-cell table:formula="of:=IF([.D690]&gt;[.$G$7];[.$F$7];IF([.D690]&gt;[.$G$8];[.$F$8];IF([.D690]&gt;[.$G$9];[.$F$9];IF([.D690]&gt;[.$G$10];[.$F$10];IF([.D690]&gt;[.$G$11];[.$F$11];IF([.D690]&gt;[.$G$12];[.$F$12];IF([.D690]&gt;[.$G$13];[.$F$13];IF([.D690]&gt;[.$G$14];[.$F$14];IF([.D690]&gt;[.$G$15];[.$F$15];IF([.D690]&gt;[.$G$16];[.$F$16];IF([.D690]&gt;[.$G$17];[.$F$17];IF([.D690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m3</text:p>
          </table:table-cell>
          <table:table-cell office:value-type="float" office:value="9" calcext:value-type="float">
            <text:p>9</text:p>
          </table:table-cell>
          <table:table-cell table:formula="of:=[.B691]/30" office:value-type="percentage" office:value="0.3" calcext:value-type="percentage">
            <text:p>30.0%</text:p>
          </table:table-cell>
          <table:table-cell table:formula="of:=1+(0.75-1)/(0.6-1)*([.C691]-1)" office:value-type="percentage" office:value="0.5625" calcext:value-type="percentage">
            <text:p>56.3%</text:p>
          </table:table-cell>
          <table:table-cell table:formula="of:=IF([.D691]&gt;[.$G$7];[.$F$7];IF([.D691]&gt;[.$G$8];[.$F$8];IF([.D691]&gt;[.$G$9];[.$F$9];IF([.D691]&gt;[.$G$10];[.$F$10];IF([.D691]&gt;[.$G$11];[.$F$11];IF([.D691]&gt;[.$G$12];[.$F$12];IF([.D691]&gt;[.$G$13];[.$F$13];IF([.D691]&gt;[.$G$14];[.$F$14];IF([.D691]&gt;[.$G$15];[.$F$15];IF([.D691]&gt;[.$G$16];[.$F$16];IF([.D691]&gt;[.$G$17];[.$F$17];IF([.D691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ujari2</text:p>
          </table:table-cell>
          <table:table-cell office:value-type="float" office:value="9" calcext:value-type="float">
            <text:p>9</text:p>
          </table:table-cell>
          <table:table-cell table:formula="of:=[.B692]/30" office:value-type="percentage" office:value="0.3" calcext:value-type="percentage">
            <text:p>30.0%</text:p>
          </table:table-cell>
          <table:table-cell table:formula="of:=1+(0.75-1)/(0.6-1)*([.C692]-1)" office:value-type="percentage" office:value="0.5625" calcext:value-type="percentage">
            <text:p>56.3%</text:p>
          </table:table-cell>
          <table:table-cell table:formula="of:=IF([.D692]&gt;[.$G$7];[.$F$7];IF([.D692]&gt;[.$G$8];[.$F$8];IF([.D692]&gt;[.$G$9];[.$F$9];IF([.D692]&gt;[.$G$10];[.$F$10];IF([.D692]&gt;[.$G$11];[.$F$11];IF([.D692]&gt;[.$G$12];[.$F$12];IF([.D692]&gt;[.$G$13];[.$F$13];IF([.D692]&gt;[.$G$14];[.$F$14];IF([.D692]&gt;[.$G$15];[.$F$15];IF([.D692]&gt;[.$G$16];[.$F$16];IF([.D692]&gt;[.$G$17];[.$F$17];IF([.D692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garwa4</text:p>
          </table:table-cell>
          <table:table-cell office:value-type="float" office:value="9" calcext:value-type="float">
            <text:p>9</text:p>
          </table:table-cell>
          <table:table-cell table:formula="of:=[.B693]/30" office:value-type="percentage" office:value="0.3" calcext:value-type="percentage">
            <text:p>30.0%</text:p>
          </table:table-cell>
          <table:table-cell table:formula="of:=1+(0.75-1)/(0.6-1)*([.C693]-1)" office:value-type="percentage" office:value="0.5625" calcext:value-type="percentage">
            <text:p>56.3%</text:p>
          </table:table-cell>
          <table:table-cell table:formula="of:=IF([.D693]&gt;[.$G$7];[.$F$7];IF([.D693]&gt;[.$G$8];[.$F$8];IF([.D693]&gt;[.$G$9];[.$F$9];IF([.D693]&gt;[.$G$10];[.$F$10];IF([.D693]&gt;[.$G$11];[.$F$11];IF([.D693]&gt;[.$G$12];[.$F$12];IF([.D693]&gt;[.$G$13];[.$F$13];IF([.D693]&gt;[.$G$14];[.$F$14];IF([.D693]&gt;[.$G$15];[.$F$15];IF([.D693]&gt;[.$G$16];[.$F$16];IF([.D693]&gt;[.$G$17];[.$F$17];IF([.D693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uzman3</text:p>
          </table:table-cell>
          <table:table-cell office:value-type="float" office:value="9" calcext:value-type="float">
            <text:p>9</text:p>
          </table:table-cell>
          <table:table-cell table:formula="of:=[.B694]/30" office:value-type="percentage" office:value="0.3" calcext:value-type="percentage">
            <text:p>30.0%</text:p>
          </table:table-cell>
          <table:table-cell table:formula="of:=1+(0.75-1)/(0.6-1)*([.C694]-1)" office:value-type="percentage" office:value="0.5625" calcext:value-type="percentage">
            <text:p>56.3%</text:p>
          </table:table-cell>
          <table:table-cell table:formula="of:=IF([.D694]&gt;[.$G$7];[.$F$7];IF([.D694]&gt;[.$G$8];[.$F$8];IF([.D694]&gt;[.$G$9];[.$F$9];IF([.D694]&gt;[.$G$10];[.$F$10];IF([.D694]&gt;[.$G$11];[.$F$11];IF([.D694]&gt;[.$G$12];[.$F$12];IF([.D694]&gt;[.$G$13];[.$F$13];IF([.D694]&gt;[.$G$14];[.$F$14];IF([.D694]&gt;[.$G$15];[.$F$15];IF([.D694]&gt;[.$G$16];[.$F$16];IF([.D694]&gt;[.$G$17];[.$F$17];IF([.D694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ersey2</text:p>
          </table:table-cell>
          <table:table-cell office:value-type="float" office:value="8" calcext:value-type="float">
            <text:p>8</text:p>
          </table:table-cell>
          <table:table-cell table:formula="of:=[.B695]/30" office:value-type="percentage" office:value="0.266666666666667" calcext:value-type="percentage">
            <text:p>26.7%</text:p>
          </table:table-cell>
          <table:table-cell table:formula="of:=1+(0.75-1)/(0.6-1)*([.C695]-1)" office:value-type="percentage" office:value="0.541666666666667" calcext:value-type="percentage">
            <text:p>54.2%</text:p>
          </table:table-cell>
          <table:table-cell table:formula="of:=IF([.D695]&gt;[.$G$7];[.$F$7];IF([.D695]&gt;[.$G$8];[.$F$8];IF([.D695]&gt;[.$G$9];[.$F$9];IF([.D695]&gt;[.$G$10];[.$F$10];IF([.D695]&gt;[.$G$11];[.$F$11];IF([.D695]&gt;[.$G$12];[.$F$12];IF([.D695]&gt;[.$G$13];[.$F$13];IF([.D695]&gt;[.$G$14];[.$F$14];IF([.D695]&gt;[.$G$15];[.$F$15];IF([.D695]&gt;[.$G$16];[.$F$16];IF([.D695]&gt;[.$G$17];[.$F$17];IF([.D695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hoi9</text:p>
          </table:table-cell>
          <table:table-cell office:value-type="float" office:value="8" calcext:value-type="float">
            <text:p>8</text:p>
          </table:table-cell>
          <table:table-cell table:formula="of:=[.B696]/30" office:value-type="percentage" office:value="0.266666666666667" calcext:value-type="percentage">
            <text:p>26.7%</text:p>
          </table:table-cell>
          <table:table-cell table:formula="of:=1+(0.75-1)/(0.6-1)*([.C696]-1)" office:value-type="percentage" office:value="0.541666666666667" calcext:value-type="percentage">
            <text:p>54.2%</text:p>
          </table:table-cell>
          <table:table-cell table:formula="of:=IF([.D696]&gt;[.$G$7];[.$F$7];IF([.D696]&gt;[.$G$8];[.$F$8];IF([.D696]&gt;[.$G$9];[.$F$9];IF([.D696]&gt;[.$G$10];[.$F$10];IF([.D696]&gt;[.$G$11];[.$F$11];IF([.D696]&gt;[.$G$12];[.$F$12];IF([.D696]&gt;[.$G$13];[.$F$13];IF([.D696]&gt;[.$G$14];[.$F$14];IF([.D696]&gt;[.$G$15];[.$F$15];IF([.D696]&gt;[.$G$16];[.$F$16];IF([.D696]&gt;[.$G$17];[.$F$17];IF([.D696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rook8</text:p>
          </table:table-cell>
          <table:table-cell office:value-type="float" office:value="6" calcext:value-type="float">
            <text:p>6</text:p>
          </table:table-cell>
          <table:table-cell table:formula="of:=[.B697]/30" office:value-type="percentage" office:value="0.2" calcext:value-type="percentage">
            <text:p>20.0%</text:p>
          </table:table-cell>
          <table:table-cell table:formula="of:=1+(0.75-1)/(0.6-1)*([.C697]-1)" office:value-type="percentage" office:value="0.5" calcext:value-type="percentage">
            <text:p>50.0%</text:p>
          </table:table-cell>
          <table:table-cell table:formula="of:=IF([.D697]&gt;[.$G$7];[.$F$7];IF([.D697]&gt;[.$G$8];[.$F$8];IF([.D697]&gt;[.$G$9];[.$F$9];IF([.D697]&gt;[.$G$10];[.$F$10];IF([.D697]&gt;[.$G$11];[.$F$11];IF([.D697]&gt;[.$G$12];[.$F$12];IF([.D697]&gt;[.$G$13];[.$F$13];IF([.D697]&gt;[.$G$14];[.$F$14];IF([.D697]&gt;[.$G$15];[.$F$15];IF([.D697]&gt;[.$G$16];[.$F$16];IF([.D697]&gt;[.$G$17];[.$F$17];IF([.D697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oung2</text:p>
          </table:table-cell>
          <table:table-cell office:value-type="float" office:value="5" calcext:value-type="float">
            <text:p>5</text:p>
          </table:table-cell>
          <table:table-cell table:formula="of:=[.B698]/30" office:value-type="percentage" office:value="0.166666666666667" calcext:value-type="percentage">
            <text:p>16.7%</text:p>
          </table:table-cell>
          <table:table-cell table:formula="of:=1+(0.75-1)/(0.6-1)*([.C698]-1)" office:value-type="percentage" office:value="0.479166666666667" calcext:value-type="percentage">
            <text:p>47.9%</text:p>
          </table:table-cell>
          <table:table-cell table:formula="of:=IF([.D698]&gt;[.$G$7];[.$F$7];IF([.D698]&gt;[.$G$8];[.$F$8];IF([.D698]&gt;[.$G$9];[.$F$9];IF([.D698]&gt;[.$G$10];[.$F$10];IF([.D698]&gt;[.$G$11];[.$F$11];IF([.D698]&gt;[.$G$12];[.$F$12];IF([.D698]&gt;[.$G$13];[.$F$13];IF([.D698]&gt;[.$G$14];[.$F$14];IF([.D698]&gt;[.$G$15];[.$F$15];IF([.D698]&gt;[.$G$16];[.$F$16];IF([.D698]&gt;[.$G$17];[.$F$17];IF([.D698]&gt;[.$G$18];[.$F$18];[.$F$19])))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 table:number-rows-repeated="104787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gradebook.A1:gradebook.C1048576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5:11:06.799896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23:30.042892881</dc:date>
    <meta:editing-duration>P1DT48M28S</meta:editing-duration>
    <meta:editing-cycles>8</meta:editing-cycles>
    <meta:generator>LibreOffice/5.1.5.2$Linux_X86_64 LibreOffice_project/10m0$Build-2</meta:generator>
    <meta:document-statistic meta:table-count="1" meta:cell-count="35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svg:stroke-color="#003f90" draw:fill="solid" draw:fill-color="#ffffff"/>
      <style:text-properties fo:font-family="'Avenir Next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" chart:origin="0" chart:reverse-direction="false" text:line-break="false" loext:try-staggering-first="false" chart:link-data-style-to-source="tru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5" style:family="chart" style:data-style-name="N10">
      <style:chart-properties chart:display-label="true" chart:tick-marks-major-inner="false" chart:tick-marks-major-outer="fals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6" style:family="chart">
      <style:graphic-properties svg:stroke-color="#87ddec"/>
    </style:style>
    <style:style style:name="ch7" style:family="chart" style:data-style-name="N1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00d8ff" draw:fill-color="#00d8ff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a6efe3" draw:fill-color="#a6efe3"/>
      <style:text-properties fo:font-size="10pt" style:font-size-asian="10pt" style:font-size-complex="10pt"/>
    </style:style>
    <style:style style:name="ch9" style:family="chart">
      <style:graphic-properties draw:stroke="solid" svg:stroke-color="#003f9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scatter" chart:style-name="ch1">
        <chart:legend svg:x="1.105cm" svg:y="4.13cm" style:legend-expansion="custom" chartooo:width="1.887cm" chartooo:height="1.244cm" style:legend-expansion-aspect-ratio="1.51688102893891" chart:style-name="ch2"/>
        <chart:plot-area chart:style-name="ch3" table:cell-range-address="gradebook.A1:gradebook.A698 gradebook.C1:gradebook.D698" chart:data-source-has-labels="both" svg:x="0.254cm" svg:y="0.127cm" svg:width="12.193cm" svg:height="6.097cm">
          <chartooo:coordinate-region svg:x="1.057cm" svg:y="0.37cm" svg:width="10.875cm" svg:height="5.12cm"/>
          <chart:axis chart:dimension="x" chart:name="primary-x" chart:style-name="ch4" chartooo:axis-type="auto">
            <chart:categories table:cell-range-address="gradebook.A1:gradebook.A6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debook.D1:gradebook.D698" loext:label-string="curved" chart:class="chart:scatter">
            <chart:data-point chart:repeated="698"/>
          </chart:series>
          <chart:series chart:style-name="ch8" chart:values-cell-range-address="gradebook.C1:gradebook.C698" loext:label-string="raw" chart:class="chart:scatter">
            <chart:data-point chart:repeated="6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d</text:p>
              </table:table-cell>
              <table:table-cell office:value-type="string">
                <text:p>raw</text:p>
              </table:table-cell>
            </table:table-row>
          </table:table-header-rows>
          <table:table-rows>
            <table:table-row>
              <table:table-cell office:value-type="string">
                <text:p>akawar2</text:p>
                <draw:g>
                  <svg:desc>gradebook.A1:gradebook.A698</svg:desc>
                </draw:g>
              </table:table-cell>
              <table:table-cell office:value-type="float" office:value="1">
                <text:p>1</text:p>
                <draw:g>
                  <svg:desc>gradebook.D1:gradebook.D698</svg:desc>
                </draw:g>
              </table:table-cell>
              <table:table-cell office:value-type="float" office:value="1">
                <text:p>1</text:p>
                <draw:g>
                  <svg:desc>gradebook.C1:gradebook.C698</svg:desc>
                </draw:g>
              </table:table-cell>
            </table:table-row>
            <table:table-row>
              <table:table-cell office:value-type="string">
                <text:p>bkim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lee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gal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xiao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ahs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effld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vek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fung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ingzh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hwina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atsacha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balwall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czhng108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dideng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chang6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eyiw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l14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zhng120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jlyang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jsteck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litaiz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mamoody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merhod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phuen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duan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tlawr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umany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urjosd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wang249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yifeix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yuw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afsha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anil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bdh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conanlh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czhao4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dchen48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aoyang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engzhi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zhou3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ivanf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grigus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ieming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roble2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z14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ehan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eng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irklin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lee14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mcarro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mpappa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s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matsuya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msarvai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pcudzi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qlu1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rossbac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aegne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chen13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mahes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z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tdphelp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varadk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wcd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wcwang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xshen2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yimengq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yzhong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zipengy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zjin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legg2</text:p>
              </table:table-cell>
              <table:table-cell office:value-type="float" office:value="0.951923076923077">
                <text:p>0.951923076923077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achasn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dama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jing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rnav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hliu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jarm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anwang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liu208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grasty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hruv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ea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aol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f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xu5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amesp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du11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ohnhb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tstahl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vargh9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ashow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elli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kost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nelli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ush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ijianw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afrie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garc67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kbrown3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orishm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osanto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engyu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epowll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soni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wg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qzhong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hihao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k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wu68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evoni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ianwei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m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hoff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nt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wsj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xcao1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ycheng5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yipeiy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adcock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w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htiem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jkim1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ndil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cmerte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huiy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inkws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lcrum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migus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cjlipi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finni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stamp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va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e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eperl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broto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havar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ihunyu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jleuc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pgrah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brusic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feng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mwhite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ldamia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egarid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ingxi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inxing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jfabi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lkshm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ls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tcarr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w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arth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eiwen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rpatel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bp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ds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egnwttr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uilang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cheng1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hh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hong6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jm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narang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oham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all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ivianh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olmert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xipuha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xl1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izhuw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jin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wei2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zaniche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zhouqi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armst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kendzi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njan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shedge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shuert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tnguy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erutti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mcnich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ologn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pbail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rianc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orymoy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ehyu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t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weili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jgnzlz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min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utle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delac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eadam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ehone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g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ara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nzlzpt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akhan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qu6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zhng12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chath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ng5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gud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h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ayer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ee74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ozie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ribich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szydl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undai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ylee1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alensk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aroll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lxing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beng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docon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jmille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achsi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aiknav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fafar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im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mandh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obidi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hennel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proct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qdm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f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lenaj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redm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stimac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zabl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ahmad7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bu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irpack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j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erb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xukan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aox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chen22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eyum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hidou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hiweiw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ixuan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liao15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x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zhan15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dismrt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iuorio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macka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rrush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wang51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chan1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jone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op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anasim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avidws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lin18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bilger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kisly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osav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hu1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vliu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dc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evere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iawan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iaxu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mrath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ahn15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eswai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goenka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kim10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pikul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ingru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motz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mutha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dgilbe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eilc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jd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kb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tc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aulwb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ichma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alonso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au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ekbot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morale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rmiriy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singhv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yanjs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asingh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evgiec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gu1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huyuez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icon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lam20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ansur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cha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schaf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verebel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xyu6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xzhan13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chai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guan9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ifeng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zsun3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cueva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hemke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huynh9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w4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wang1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yanoh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alabn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ryu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tung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aschw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bott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coron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pan9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ray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water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xu3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djal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asha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lho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nault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pagon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angyul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hwang11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yeh2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ibg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ajuar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gmalik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kj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li14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rsag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tmcgui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vnguy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kadadev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luc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lyang58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eckh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j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rowiec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tyir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gogol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iedba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jays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kasner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perujo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raaum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hine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jha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lee5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w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zang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qgerde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robert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rtcho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as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iluh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ontha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yer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wcao11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xinyi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xw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iy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leung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liu27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guo3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ujiewu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z1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eh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elgow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hmah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iman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pai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rymu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weinb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bli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mroze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udacki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apud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havv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onf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plan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anjinj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ivya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romanc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romero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emnelso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erike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farhan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garcia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ikim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acobrc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antoni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iayuan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kcamar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koehn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arisc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jg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l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sever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nsschmd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parpar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pg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rajeevp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rerb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eandm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inam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kirwan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padil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pchri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ta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alee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kimml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rein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vkp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attell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fmali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xuyewu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jeong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lee2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wang4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anai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jh4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laynaj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lfredy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pach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w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chaf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hehu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zhu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w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enzeev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rlu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oke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k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nari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ongha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vbrow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gadiho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gbethk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aoding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kim16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chen28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dtaba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duan6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ifanh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liang50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mdimnd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khlam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atels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jeong11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laniga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lofti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mki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phaye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nderic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dziura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limbe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ajb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as4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jiang1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kasne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mw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uodo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wen6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wudtk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chonrt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elgi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imadi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agga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han267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mqazi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teimel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vsarvai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xxia10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ykim259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yuyangc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zihangw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bhi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jgarci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kir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kshayr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pchri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peng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shley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urai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wbel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ymoha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avbek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dvorak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harath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kim111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norto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ej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iszew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jmull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y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decama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mmat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ugenep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fromme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andrs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guan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ssbll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iforem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ivanam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amesmc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baek11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b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eben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hardi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jpet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meli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olk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shin74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malhot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t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kong1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lash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t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b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lee21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reber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oeltgen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osoye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pruggi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gohm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uiji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chimpf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dmile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ehito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hao2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icok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lzrcrt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rashed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wcal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wbaek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wolendo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xli158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imeng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yan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ziqiy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ayala3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chen38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gupt4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abirak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d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ellis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rianl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dahle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ddlee5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eafulto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gchen4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hanskat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isha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jliu15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ktjames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msaenz4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pragyam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rroy2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chen17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parac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tahula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udayapr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wkruege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wrmoore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xli15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yanjiew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yzhan25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zachary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zrwong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donofr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r8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bveitch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hen313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ddelval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derdena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iddelk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rnndzs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mpfist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hanli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insyira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abido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dsimns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ifuli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morga2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qnguye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vd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uanxue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mdgarci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kshir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rodrgz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xsun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xinyili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xwu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ifanl4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moon1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unjool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l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js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llensz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ruger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belski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ho204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matsu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p10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fatena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jcpilat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kawllms4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kuchida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mdawson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mhille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rfbruck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sav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skkim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tbarrow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zcurti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bohm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any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arajes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bakliwa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bjchung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cmw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daehoc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hmende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ikw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jk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mferna38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mjm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parthp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pchang1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robertg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seckm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tltr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tsuppes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dleal3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uzica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delr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jasontr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figue28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moore4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vfu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nthorp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witting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balcay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bsriley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emgates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eunsik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jrd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kathyyr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kodykr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agorma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js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zauce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skim4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sroczyn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vonaulo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yisongl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aalmaz9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aszymu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balkuv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chengh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guske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ertz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ut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zhagu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panda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sallad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sradov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han70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amodi3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hasan33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dgonzls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hramir20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sonmzlr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vrkamat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damopo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cbarri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jaaguil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rramirz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thapp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alifsc2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jrm3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pujari2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garwa4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xguzman3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hersey2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tchoi9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ebrook8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eyoung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700" chart:origin="0" chart:reverse-direction="false" text:line-break="false" loext:try-staggering-first="false" chart:link-data-style-to-source="tru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4" style:family="chart" style:data-style-name="N10">
      <style:chart-properties chart:display-label="true" chart:tick-marks-major-inner="false" chart:tick-marks-major-outer="false" chart:logarithmic="false" chart:minimum="0.6" chart:maximum="1" chart:origin="0" chart:interval-major="0.1" chart:interval-minor-divisor="4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5" style:family="chart">
      <style:graphic-properties svg:stroke-color="#87ddec"/>
    </style:style>
    <style:style style:name="ch6" style:family="chart" style:data-style-name="N1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00d8ff" draw:fill-color="#00d8ff"/>
      <style:text-properties fo:font-size="10pt" style:font-size-asian="10pt" style:font-size-complex="10pt"/>
    </style:style>
    <style:style style:name="ch7" style:family="chart">
      <style:graphic-properties draw:stroke="solid" svg:stroke-color="#003f90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scatter" chart:style-name="ch1">
        <chart:plot-area chart:style-name="ch2" table:cell-range-address="gradebook.A1:gradebook.A698 gradebook.D1:gradebook.D698" chart:data-source-has-labels="column" svg:x="0.254cm" svg:y="0.127cm" svg:width="12.193cm" svg:height="6.097cm">
          <chartooo:coordinate-region svg:x="1.057cm" svg:y="0.37cm" svg:width="10.875cm" svg:height="5.12cm"/>
          <chart:axis chart:dimension="x" chart:name="primary-x" chart:style-name="ch3" chartooo:axis-type="auto">
            <chart:categories table:cell-range-address="gradebook.A1:gradebook.A6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debook.D1:gradebook.D698" chart:class="chart:scatter">
            <chart:data-point chart:repeated="6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kawar2</text:p>
                <draw:g>
                  <svg:desc>gradebook.A1:gradebook.A698</svg:desc>
                </draw:g>
              </table:table-cell>
              <table:table-cell office:value-type="float" office:value="1">
                <text:p>1</text:p>
                <draw:g>
                  <svg:desc>gradebook.D1:gradebook.D698</svg:desc>
                </draw:g>
              </table:table-cell>
            </table:table-row>
            <table:table-row>
              <table:table-cell office:value-type="string">
                <text:p>bkim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lee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gale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xiao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ahs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effld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vek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fung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ingzhe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hwina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atsacha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balwall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czhng1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dideng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chang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eyiw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l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zhng1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jlyang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jsteck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litaiz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mamoody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merhod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phuen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duan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tlawr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umany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urjosd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wang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yifeix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yuw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afsha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anil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bdh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conanlh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czhao4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dchen48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aoyang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engzhi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zhou3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ivanf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grigus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ieming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roble2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z14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ehan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eng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irklin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lee14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mcarro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mpappa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s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matsuya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msarvai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pcudzi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qlu1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rossbac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aegne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chen13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mahes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z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tdphelp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varadk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wcd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wcwang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xshen2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yimengq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yzhong1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zipengy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zjin1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legg2</text:p>
              </table:table-cell>
              <table:table-cell office:value-type="float" office:value="0.951923076923077">
                <text:p>0.951923076923077</text:p>
              </table:table-cell>
            </table:table-row>
            <table:table-row>
              <table:table-cell office:value-type="string">
                <text:p>achasn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dama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jing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rnav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bhliu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bjarm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canwang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cliu20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dgrasty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dhruv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ea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aol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f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xu5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amesp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du1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ohnhb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tstahl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vargh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ashow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elli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kost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nelli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ush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lijianw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afrie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garc6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kbrown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orishm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osanto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engyu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epowll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soni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wg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qzhong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hihao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k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wu6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evoni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ianwei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m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vhoff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vnt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wsj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xcao1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ycheng5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yipeiy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zadcock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zw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htiem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jkim1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ndil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cmerte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huiy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inkws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lcrum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migus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cjlipi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finni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stamp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va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e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eperl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broto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havar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ihunyu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jleuc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pgrah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brusic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feng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mwhite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ldamia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egarid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ingxi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inxing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jfabi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lkshm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ls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tcarr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w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arth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eiwen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rpatel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bp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ds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egnwttr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uilang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cheng1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hh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hong6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jm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narang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oham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all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ivianh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olmert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xipuha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xl1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izhuw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jin4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wei2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zaniche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zhouqi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armst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kendzi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njan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shedge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shuert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tnguy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erutti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mcnich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ologn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pbail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rianc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corymoy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ehyu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t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weili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jgnzlz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min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utle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delac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eadam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ehone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g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gara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gnzlzpt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akhan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qu6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zhng12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ichath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ang5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gud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h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ayer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ee74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ozie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ribich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szydl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undai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ylee1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kalensk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karoll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lxing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beng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docon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jmille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achsi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aiknav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fafar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im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mandh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obidi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phennel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pproct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qdm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rf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elenaj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redm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stimac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zabl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ahmad7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bu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irpack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j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werb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xukan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yaox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ychen22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eyum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hidou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hiweiw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ixuan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liao15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x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zhan15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dismrt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iuorio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macka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rrush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wang5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chan1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jone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op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anasim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avidws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lin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bilger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kisly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gosav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hhu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hvliu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dc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evere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iawan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iaxu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mrath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ahn1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eswai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goenka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kim10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pikul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lingru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mmotz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mmutha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dgilbe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eilc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jd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kb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tc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paulwb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pichma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alonso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au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ekbot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morale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rmiriy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singhv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yanjs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asingh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evgiec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gu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huyuez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icon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lam2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mansur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tcha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tschaf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verebel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xyu6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xzhan1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chai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guan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ifeng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zsun3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cueva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hemke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huynh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w4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wang1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yanoh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alabn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ryu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tung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aschw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bott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coron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pan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ray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water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xu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djal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asha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lho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nault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pagon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angyul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hwang11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yeh2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ibg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ajuar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gmalik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kj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li14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rsag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tmcgui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vnguy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kadadev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luc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lyang5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eckh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j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rowiec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tyir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gogol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iedba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jays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kasner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perujo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raaum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hine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jha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lee5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w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zang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qgerde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robert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rtcho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as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iluh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ontha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yer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wcao11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xinyi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xw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iy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leung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liu27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guo3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ujiewu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z1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eh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elgow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hmah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iman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pai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rymu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weinb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bli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mroze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udacki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apud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havv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onf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plan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njinj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ivya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romanc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romero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mnelso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rike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arhan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arcia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kim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cobrc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ntoni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iayuan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camar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oehn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arisc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jg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l1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sever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sschmd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arpar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g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ajeevp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erb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andm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inam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kirwan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padil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pchri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ta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alee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kimml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rein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vkp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attell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fmali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xuyewu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jeong1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lee27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wang49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anai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jh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laynaj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lfredy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pach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rw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chaf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hehu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zhu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w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benzeev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brlu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coke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k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nari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ongha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vbrow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gadiho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gbethk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haoding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hkim16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chen28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dtaba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duan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ifanh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liang5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mdimnd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khlam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atels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jeong1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laniga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lofti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mki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phaye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nderic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pdziura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plimbe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ajb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as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jiang1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kasne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mw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uodo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wen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wudtk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chonrt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elgi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imadi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kagga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khan26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mqazi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teimel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vsarvai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xxia1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ykim25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yuyangc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zihangw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bhi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jgarci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kir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kshayr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pchri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peng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shley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urai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wbel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ymoha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avbek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dvorak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harath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kim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norto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ej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iszew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jmull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y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decama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emmat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eugenep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fromme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andrs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guan7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ssbll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iforem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ivanam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amesmc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baek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b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eben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hardi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jpet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meli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olk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shin7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kmalhot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kt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kong1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lash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t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mb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mlee2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nreber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oeltgen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osoye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pruggi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rgohm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ruiji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chimpf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dmile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ehito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hao2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icok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lzrcrt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rashed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wcal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wbaek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wolendo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xli158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yimeng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yyan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ziqiy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ayala3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chen38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gupt4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abirak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d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ellis6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rianl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dahle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ddlee5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eafulto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gchen4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hanskat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isha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jliu156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ktjames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msaenz4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pragyam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rroy2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chen17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parac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tahula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udayapr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wkruege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wrmoore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xli15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yanjiew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yzhan25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zachary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zrwong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donofr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bveitch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hen3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delval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erdena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ddelk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rnndzs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gmpfist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hanli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insyira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abido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dsimns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ifuli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morga2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qnguye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vd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anxue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mdgarci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pakshir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rodrgz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xsun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xinyili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xwu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ifanl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moon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unjool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zl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js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llensz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ruger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belski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ho204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matsu5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p10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fatena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jcpilat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kawllms4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kuchida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mdawson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mhille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rfbruck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sav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skkim7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tbarrow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zcurti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bohm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any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arajes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bakliwa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bjchung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cmw4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daehoc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hmende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ikw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jk7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mferna38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mjm4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parthp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pchang1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robertg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seckm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tltr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tsuppes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dleal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euzica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fidelr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jasontr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mfigue2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mmoore4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svfu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tnthorp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witting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abalcay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sriley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mgates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unsik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rd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athyyr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odykr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agorma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js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zauce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kim4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roczyn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onaulo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isongl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almaz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aszymu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balkuv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chengh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guske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ertz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ut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zhagu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panda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sallad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sradov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han7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amodi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ahasan3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dgonzls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hramir20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sonmzlr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vrkamat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adamopo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cbarri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jaaguil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rramirz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thapp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alifsc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jrm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spujari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vagarwa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xguzman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hersey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tchoi9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ebrook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eyoung2</text:p>
              </table:table-cell>
              <table:table-cell office:value-type="float" office:value="0.479166666666667">
                <text:p>0.479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